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1" style:family="table-column">
      <style:table-column-properties fo:break-before="auto" style:column-width="0.744cm"/>
    </style:style>
    <style:style style:name="co32" style:family="table-column">
      <style:table-column-properties fo:break-before="auto" style:column-width="1.074cm"/>
    </style:style>
    <style:style style:name="co33" style:family="table-column">
      <style:table-column-properties fo:break-before="auto" style:column-width="3.78cm"/>
    </style:style>
    <style:style style:name="co34" style:family="table-column">
      <style:table-column-properties fo:break-before="auto" style:column-width="2.221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2.002cm"/>
    </style:style>
    <style:style style:name="co37" style:family="table-column">
      <style:table-column-properties fo:break-before="auto" style:column-width="2.194cm"/>
    </style:style>
    <style:style style:name="co38" style:family="table-column">
      <style:table-column-properties fo:break-before="auto" style:column-width="1.319cm"/>
    </style:style>
    <style:style style:name="co39" style:family="table-column">
      <style:table-column-properties fo:break-before="auto" style:column-width="1.168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665cm"/>
    </style:style>
    <style:style style:name="co42" style:family="table-column">
      <style:table-column-properties fo:break-before="auto" style:column-width="1.416cm"/>
    </style:style>
    <style:style style:name="co43" style:family="table-column">
      <style:table-column-properties fo:break-before="auto" style:column-width="2.223cm"/>
    </style:style>
    <style:style style:name="co44" style:family="table-column">
      <style:table-column-properties fo:break-before="auto" style:column-width="2.004cm"/>
    </style:style>
    <style:style style:name="co53" style:family="table-column">
      <style:table-column-properties fo:break-before="auto" style:column-width="1.647cm"/>
    </style:style>
    <style:style style:name="co54" style:family="table-column">
      <style:table-column-properties fo:break-before="auto" style:column-width="1.046cm"/>
    </style:style>
    <style:style style:name="co55" style:family="table-column">
      <style:table-column-properties fo:break-before="auto" style:column-width="2.113cm"/>
    </style:style>
    <style:style style:name="co22" style:family="table-column">
      <style:table-column-properties fo:break-before="auto" style:column-width="1.538cm"/>
    </style:style>
    <style:style style:name="co56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457cm"/>
    </style:style>
    <style:style style:name="co57" style:family="table-column">
      <style:table-column-properties fo:break-before="auto" style:column-width="1.348cm"/>
    </style:style>
    <style:style style:name="co20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1.812cm"/>
    </style:style>
    <style:style style:name="co59" style:family="table-column">
      <style:table-column-properties fo:break-before="auto" style:column-width="2.085cm"/>
    </style:style>
    <style:style style:name="co60" style:family="table-column">
      <style:table-column-properties fo:break-before="auto" style:column-width="2.515cm"/>
    </style:style>
    <style:style style:name="co61" style:family="table-column">
      <style:table-column-properties fo:break-before="auto" style:column-width="3.808cm"/>
    </style:style>
    <style:style style:name="co62" style:family="table-column">
      <style:table-column-properties fo:break-before="auto" style:column-width="2.568cm"/>
    </style:style>
    <style:style style:name="co24" style:family="table-column">
      <style:table-column-properties fo:break-before="auto" style:column-width="1.976cm"/>
    </style:style>
    <style:style style:name="co45" style:family="table-column">
      <style:table-column-properties fo:break-before="auto" style:column-width="2.614cm"/>
    </style:style>
    <style:style style:name="co46" style:family="table-column">
      <style:table-column-properties fo:break-before="auto" style:column-width="0.79cm"/>
    </style:style>
    <style:style style:name="co47" style:family="table-column">
      <style:table-column-properties fo:break-before="auto" style:column-width="16.651cm"/>
    </style:style>
    <style:style style:name="co48" style:family="table-column">
      <style:table-column-properties fo:break-before="auto" style:column-width="2.683cm"/>
    </style:style>
    <style:style style:name="co49" style:family="table-column">
      <style:table-column-properties fo:break-before="auto" style:column-width="3.503cm"/>
    </style:style>
    <style:style style:name="co50" style:family="table-column">
      <style:table-column-properties fo:break-before="auto" style:column-width="0.882cm"/>
    </style:style>
    <style:style style:name="co51" style:family="table-column">
      <style:table-column-properties fo:break-before="auto" style:column-width="0.974cm"/>
    </style:style>
    <style:style style:name="co18" style:family="table-column">
      <style:table-column-properties fo:break-before="auto" style:column-width="1.429cm"/>
    </style:style>
    <style:style style:name="co52" style:family="table-column">
      <style:table-column-properties fo:break-before="auto" style:column-width="7.969cm"/>
    </style:style>
    <style:style style:name="co64" style:family="table-column">
      <style:table-column-properties fo:break-before="auto" style:column-width="2.214cm"/>
    </style:style>
    <style:style style:name="co65" style:family="table-column">
      <style:table-column-properties fo:break-before="auto" style:column-width="3.616cm"/>
    </style:style>
    <style:style style:name="co66" style:family="table-column">
      <style:table-column-properties fo:break-before="auto" style:column-width="3.207cm"/>
    </style:style>
    <style:style style:name="co67" style:family="table-column">
      <style:table-column-properties fo:break-before="auto" style:column-width="1.402cm"/>
    </style:style>
    <style:style style:name="co68" style:family="table-column">
      <style:table-column-properties fo:break-before="auto" style:column-width="5.667cm"/>
    </style:style>
    <style:style style:name="co69" style:family="table-column">
      <style:table-column-properties fo:break-before="auto" style:column-width="1.483cm"/>
    </style:style>
    <style:style style:name="co70" style:family="table-column">
      <style:table-column-properties fo:break-before="auto" style:column-width="1.676cm"/>
    </style:style>
    <style:style style:name="co71" style:family="table-column">
      <style:table-column-properties fo:break-before="auto" style:column-width="1.401cm"/>
    </style:style>
    <style:style style:name="co72" style:family="table-column">
      <style:table-column-properties fo:break-before="auto" style:column-width="1.621cm"/>
    </style:style>
    <style:style style:name="co73" style:family="table-column">
      <style:table-column-properties fo:break-before="auto" style:column-width="1.61cm"/>
    </style:style>
    <style:style style:name="co74" style:family="table-column">
      <style:table-column-properties fo:break-before="auto" style:column-width="1.155cm"/>
    </style:style>
    <style:style style:name="co75" style:family="table-column">
      <style:table-column-properties fo:break-before="auto" style:column-width="1.101cm"/>
    </style:style>
    <style:style style:name="co76" style:family="table-column">
      <style:table-column-properties fo:break-before="auto" style:column-width="1.265cm"/>
    </style:style>
    <style:style style:name="co77" style:family="table-column">
      <style:table-column-properties fo:break-before="auto" style:column-width="1.129cm"/>
    </style:style>
    <style:style style:name="co78" style:family="table-column">
      <style:table-column-properties fo:break-before="auto" style:column-width="1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0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 style:data-style-name="N3">
      <style:text-properties style:font-name="Verdana1" fo:font-weight="bold" style:font-weight-asian="bold" style:font-weight-complex="bold"/>
    </style:style>
    <style:style style:name="ce23" style:family="table-cell" style:parent-style-name="Default" style:data-style-name="N3">
      <style:text-properties style:font-name="Verdana1"/>
    </style:style>
    <style:style style:name="ce24" style:family="table-cell" style:parent-style-name="Default" style:data-style-name="N3">
      <style:text-properties style:font-name="Verdana1" fo:font-weight="normal" style:font-weight-asian="normal" style:font-weight-complex="normal"/>
    </style:style>
    <style:style style:name="ce25" style:family="table-cell" style:parent-style-name="Default" style:data-style-name="N3">
      <style:table-cell-properties fo:border="none"/>
      <style:text-properties style:font-name="Verdana1"/>
    </style:style>
    <style:style style:name="ce26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style:font-name="Verdana1" fo:font-weight="bold" style:font-weight-asian="bold" style:font-weight-complex="bold"/>
    </style:style>
    <style:style style:name="ce27" style:family="table-cell" style:parent-style-name="Default" style:data-style-name="N108">
      <style:text-properties style:font-name="Verdana1" fo:font-weight="bold" style:font-weight-asian="bold" style:font-weight-complex="bold"/>
    </style:style>
    <style:style style:name="ce28" style:family="table-cell" style:parent-style-name="Default" style:data-style-name="N108">
      <style:text-properties style:font-name="Verdana1"/>
    </style:style>
    <style:style style:name="ce29" style:family="table-cell" style:parent-style-name="Default" style:data-style-name="N108">
      <style:text-properties style:font-name="Verdana1" fo:font-weight="normal" style:font-weight-asian="normal" style:font-weight-complex="normal"/>
    </style:style>
    <style:style style:name="ce30" style:family="table-cell" style:parent-style-name="Default" style:data-style-name="N108">
      <style:table-cell-properties fo:border="none"/>
      <style:text-properties style:font-name="Verdana1"/>
    </style:style>
    <style:style style:name="ce3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font-name="Verdana1" fo:font-weight="bold" style:font-weight-asian="bold" style:font-weight-complex="bold"/>
    </style:style>
    <style:style style:name="ce32" style:family="table-cell" style:parent-style-name="Default" style:data-style-name="N4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Verdana1" fo:font-weight="bold" style:font-weight-asian="bold" style:font-weight-complex="bold"/>
    </style:style>
    <style:style style:name="ce33" style:family="table-cell" style:parent-style-name="Default" style:data-style-name="N4">
      <style:table-cell-properties fo:border-bottom="none" fo:border-left="0.002cm solid #000000" fo:border-right="0.002cm solid #000000" fo:border-top="none"/>
      <style:text-properties style:font-name="Verdana1" fo:font-weight="bold" style:font-weight-asian="bold" style:font-weight-complex="bold"/>
    </style:style>
    <style:style style:name="ce34" style:family="table-cell" style:parent-style-name="Default" style:data-style-name="N3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Verdana1" fo:font-weight="bold" style:font-weight-asian="bold" style:font-weight-complex="bold"/>
    </style:style>
    <style:style style:name="ce35" style:family="table-cell" style:parent-style-name="Default" style:data-style-name="N3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Verdana1" fo:font-weight="bold" style:font-weight-asian="bold" style:font-weight-complex="bold"/>
    </style:style>
    <style:style style:name="ce36" style:family="table-cell" style:parent-style-name="Default" style:data-style-name="N3">
      <style:table-cell-properties fo:border-bottom="none" fo:border-left="0.002cm solid #000000" fo:border-right="none" fo:border-top="none"/>
      <style:text-properties style:font-name="Verdana1" fo:font-weight="bold" style:font-weight-asian="bold" style:font-weight-complex="bold"/>
    </style:style>
    <style:style style:name="ce37" style:family="table-cell" style:parent-style-name="Default" style:data-style-name="N3">
      <style:table-cell-properties fo:border-bottom="none" fo:border-left="0.002cm solid #000000" fo:border-right="none" fo:border-top="none"/>
      <style:text-properties style:font-name="Verdana1" fo:font-weight="normal" style:font-weight-asian="normal" style:font-weight-complex="normal"/>
    </style:style>
    <style:style style:name="ce38" style:family="table-cell" style:parent-style-name="Default" style:data-style-name="N108">
      <style:table-cell-properties fo:border-bottom="none" fo:border-left="none" fo:border-right="0.002cm solid #000000" fo:border-top="none"/>
      <style:text-properties style:font-name="Verdana1" fo:font-weight="bold" style:font-weight-asian="bold" style:font-weight-complex="bold"/>
    </style:style>
    <style:style style:name="ce39" style:family="table-cell" style:parent-style-name="Default" style:data-style-name="N3">
      <style:table-cell-properties fo:border-bottom="none" fo:border-left="none" fo:border-right="0.002cm solid #000000" fo:border-top="none"/>
      <style:text-properties style:font-name="Verdana1" fo:font-weight="bold" style:font-weight-asian="bold" style:font-weight-complex="bold"/>
    </style:style>
    <style:style style:name="ce40" style:family="table-cell" style:parent-style-name="Default" style:data-style-name="N3">
      <style:table-cell-properties fo:border-bottom="none" fo:border-left="none" fo:border-right="0.002cm solid #000000" fo:border-top="none"/>
      <style:text-properties style:font-name="Verdana1"/>
    </style:style>
    <style:style style:name="ce41" style:family="table-cell" style:parent-style-name="Default" style:data-style-name="N108">
      <style:table-cell-properties fo:border-bottom="none" fo:border-left="none" fo:border-right="0.002cm solid #000000" fo:border-top="none"/>
      <style:text-properties style:font-name="Verdana1"/>
    </style:style>
    <style:style style:name="ce42" style:family="table-cell" style:parent-style-name="Default" style:data-style-name="N3">
      <style:table-cell-properties fo:border-bottom="none" fo:border-left="0.002cm solid #000000" fo:border-right="none" fo:border-top="none"/>
      <style:text-properties style:font-name="Verdana1"/>
    </style:style>
    <style:style style:name="ce4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45" style:family="table-cell" style:parent-style-name="Default">
      <style:table-cell-properties fo:border-bottom="none" fo:border-left="0.002cm solid #000000" fo:border-right="none" fo:border-top="none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 style:data-style-name="N3">
      <style:table-cell-properties fo:border="none"/>
      <style:text-properties style:font-name="Verdana1"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0.002cm solid #000000" fo:border-top="none"/>
    </style:style>
    <style:style style:name="ce49" style:family="table-cell" style:parent-style-name="Default" style:data-style-name="N3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3">
      <style:table-cell-properties fo:border-bottom="none" fo:border-left="0.002cm solid #000000" fo:border-right="0.002cm solid #000000" fo:border-top="none"/>
      <style:text-properties style:font-name="Verdana1"/>
    </style:style>
    <style:style style:name="ce51" style:family="table-cell" style:parent-style-name="Default" style:data-style-name="N3">
      <style:table-cell-properties fo:border-bottom="none" fo:border-left="0.002cm solid #000000" fo:border-right="0.002cm solid #000000" fo:border-top="none"/>
      <style:text-properties style:font-name="Verdana1" fo:font-weight="normal" style:font-weight-asian="normal" style:font-weight-complex="normal"/>
    </style:style>
    <style:style style:name="ce52" style:family="table-cell" style:parent-style-name="Default" style:data-style-name="N3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Verdana1" fo:font-weight="bold" style:font-weight-asian="bold" style:font-weight-complex="bold"/>
    </style:style>
    <style:style style:name="ce53" style:family="table-cell" style:parent-style-name="Default">
      <style:table-cell-properties fo:border-bottom="none" fo:border-left="0.002cm solid #000000" fo:border-right="none" fo:border-top="none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="none"/>
      <style:text-properties fo:font-weight="normal" style:font-weight-asian="normal" style:font-weight-complex="normal"/>
      <style:map style:condition="is-true-formula([$Workers.$AD$4]&gt;[$Workers.$AG$4])" style:apply-style-name="Better" style:base-cell-address="Workers.AB7"/>
      <style:map style:condition="is-true-formula([$Workers.$AD$4]&lt;[$Workers.$AG$4])" style:apply-style-name="Worse" style:base-cell-address="Workers.AB7"/>
    </style:style>
    <style:style style:name="ce55" style:family="table-cell" style:parent-style-name="Default" style:data-style-name="N3"/>
    <style:style style:name="ce56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  <style:map style:condition="is-true-formula([$Workers.$AD$4]&gt;[$Workers.$AG$4])" style:apply-style-name="Better" style:base-cell-address="Workers.AB7"/>
      <style:map style:condition="is-true-formula([$Workers.$AD$4]&lt;[$Workers.$AG$4])" style:apply-style-name="Worse" style:base-cell-address="Workers.AB7"/>
    </style:style>
    <style:style style:name="ce57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59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font-name="Verdana1" fo:font-weight="bold" style:font-weight-asian="bold" style:font-weight-complex="bold"/>
    </style:style>
    <style:style style:name="ce60" style:family="table-cell" style:parent-style-name="Default">
      <style:table-cell-properties fo:border="none"/>
      <style:text-properties fo:font-weight="normal" style:font-weight-asian="normal" style:font-weight-complex="normal"/>
      <style:map style:condition="is-true-formula([$Workers.$AG$4]&gt;[$Workers.$AD$4])" style:apply-style-name="Better" style:base-cell-address="Workers.AE7"/>
      <style:map style:condition="is-true-formula([$Workers.$AG$4]&lt;[$Workers.$AD$4])" style:apply-style-name="Worse" style:base-cell-address="Workers.AE7"/>
    </style:style>
    <style:style style:name="ce61" style:family="table-cell" style:parent-style-name="Default" style:data-style-name="N3">
      <style:table-cell-properties fo:border="none"/>
    </style:style>
    <style:style style:name="ce62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  <style:map style:condition="is-true-formula([$Workers.$AG$4]&gt;[$Workers.$AD$4])" style:apply-style-name="Better" style:base-cell-address="Workers.AE7"/>
      <style:map style:condition="is-true-formula([$Workers.$AG$4]&lt;[$Workers.$AD$4])" style:apply-style-name="Worse" style:base-cell-address="Workers.AE7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 style:data-style-name="N108">
      <style:text-properties fo:font-weight="bold" style:font-weight-asian="bold" style:font-weight-complex="bold"/>
    </style:style>
    <style:style style:name="ce65" style:family="table-cell" style:parent-style-name="Default" style:data-style-name="N108"/>
    <style:style style:name="ce66" style:family="table-cell" style:parent-style-name="Default" style:data-style-name="N41"/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/>
      <style:paragraph-properties fo:margin-left="0cm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ext-properties style:font-name="Verdana1" fo:font-size="10pt" style:font-size-asian="10pt" style:font-size-complex="10pt"/>
    </style:style>
    <style:style style:name="ce70" style:family="table-cell" style:parent-style-name="Default">
      <style:text-properties style:font-name="Verdana1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ext-properties style:font-name="Verdana1" fo:font-size="10pt" style:font-name-asian="DejaVu Sans" style:font-size-asian="10pt" style:font-name-complex="DejaVu Sans" style:font-size-complex="10pt"/>
    </style:style>
    <style:style style:name="ce74" style:family="table-cell" style:parent-style-name="Default">
      <style:table-cell-properties style:text-align-source="value-type" style:repeat-content="false"/>
      <style:paragraph-properties fo:margin-left="0cm"/>
      <style:text-properties style:font-name="Verdana1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fo:language="en" fo:country="US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style:font-name="Verdana1" fo:font-size="10pt" fo:font-weight="normal" style:font-size-asian="10pt" style:font-weight-asian="normal" style:font-size-complex="10pt" style:font-weight-complex="normal"/>
      <style:map style:condition="cell-content()&gt;0" style:apply-style-name="DeltaPositive" style:base-cell-address="Gear.R12"/>
      <style:map style:condition="cell-content()&lt;=0" style:apply-style-name="DeltaNegative" style:base-cell-address="Gear.R12"/>
    </style:style>
    <style:style style:name="ce81" style:family="table-cell" style:parent-style-name="Default">
      <style:map style:condition="cell-content()&gt;0" style:apply-style-name="DeltaPositive" style:base-cell-address="Gear.R12"/>
      <style:map style:condition="cell-content()&lt;=0" style:apply-style-name="DeltaNegative" style:base-cell-address="Gear.R12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1" fo:font-size="10pt" style:font-size-asian="10pt" style:font-size-complex="10pt"/>
      <style:map style:condition="cell-content()&gt;0" style:apply-style-name="DeltaPositive" style:base-cell-address="Gear.R12"/>
      <style:map style:condition="cell-content()&lt;=0" style:apply-style-name="DeltaNegative" style:base-cell-address="Gear.R12"/>
    </style:style>
    <style:style style:name="ce83" style:family="table-cell" style:parent-style-name="Default">
      <style:text-properties style:font-name="Verdana1" fo:font-size="10pt" style:font-size-asian="10pt" style:font-size-complex="10pt"/>
      <style:map style:condition="cell-content()&gt;0" style:apply-style-name="DeltaPositive" style:base-cell-address="Gear.R12"/>
      <style:map style:condition="cell-content()&lt;=0" style:apply-style-name="DeltaNegative" style:base-cell-address="Gear.R12"/>
    </style:style>
    <style:style style:name="ce84" style:family="table-cell" style:parent-style-name="Default">
      <style:text-properties style:font-name="Verdana1" fo:font-size="10pt" fo:font-weight="bold" style:font-size-asian="10pt" style:font-weight-asian="bold" style:font-size-complex="10pt" style:font-weight-complex="bold"/>
      <style:map style:condition="cell-content()&gt;0" style:apply-style-name="DeltaPositive" style:base-cell-address="Gear.R12"/>
      <style:map style:condition="cell-content()&lt;=0" style:apply-style-name="DeltaNegative" style:base-cell-address="Gear.R12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ear" table:style-name="ta1" table:print="false">
        <office:forms form:automatic-focus="false" form:apply-design-mode="false"/>
        <table:table-column table:style-name="co64" table:visibility="collapse" table:default-cell-style-name="ce68"/>
        <table:table-column table:style-name="co65" table:default-cell-style-name="ce71"/>
        <table:table-column table:style-name="co66" table:default-cell-style-name="ce69"/>
        <table:table-column table:style-name="co67" table:default-cell-style-name="ce69"/>
        <table:table-column table:style-name="co68" table:default-cell-style-name="ce69"/>
        <table:table-column table:style-name="co16" table:default-cell-style-name="ce71"/>
        <table:table-column table:style-name="co69" table:default-cell-style-name="ce71"/>
        <table:table-column table:style-name="co70" table:default-cell-style-name="ce71"/>
        <table:table-column table:style-name="co71" table:default-cell-style-name="ce69"/>
        <table:table-column table:style-name="co22" table:number-columns-repeated="2" table:default-cell-style-name="ce69"/>
        <table:table-column table:style-name="co72" table:default-cell-style-name="ce71"/>
        <table:table-column table:style-name="co24" table:default-cell-style-name="ce69"/>
        <table:table-column table:style-name="co73" table:default-cell-style-name="ce69"/>
        <table:table-column table:style-name="co74" table:default-cell-style-name="ce71"/>
        <table:table-column table:style-name="co75" table:default-cell-style-name="ce72"/>
        <table:table-column table:style-name="co76" table:default-cell-style-name="ce72"/>
        <table:table-column table:style-name="co77" table:default-cell-style-name="ce72"/>
        <table:table-column table:style-name="co74" table:default-cell-style-name="ce72"/>
        <table:table-column table:style-name="co18" table:default-cell-style-name="ce82"/>
        <table:table-column table:style-name="co75" table:default-cell-style-name="ce82"/>
        <table:table-column table:style-name="co77" table:default-cell-style-name="ce82"/>
        <table:table-column table:style-name="co75" table:default-cell-style-name="ce82"/>
        <table:table-column table:style-name="co72" table:default-cell-style-name="ce83"/>
        <table:table-column table:style-name="co78" table:number-columns-repeated="3" table:default-cell-style-name="ce83"/>
        <table:table-column table:style-name="co78" table:default-cell-style-name="ce77"/>
        <table:table-column table:style-name="co20" table:number-columns-repeated="2" table:default-cell-style-name="Default"/>
        <table:table-column table:style-name="co20" table:number-columns-repeated="986" table:default-cell-style-name="ce69"/>
        <table:table-column table:style-name="co20" table:number-columns-repeated="8" table:default-cell-style-name="Default"/>
        <table:table-row table:style-name="ro1">
          <table:table-cell table:formula="of:=IF([.P1]=&quot;&quot;;&quot;&quot;;[.C1])" office:value-type="string" office:string-value="Type">
            <text:p>Type</text:p>
          </table:table-cell>
          <table:table-cell table:style-name="ce3" office:value-type="string">
            <text:p>Shop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Lv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Atk</text:p>
          </table:table-cell>
          <table:table-cell table:style-name="ce3" office:value-type="string">
            <text:p>Def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Cri</text:p>
          </table:table-cell>
          <table:table-cell table:style-name="ce3" office:value-type="string">
            <text:p>Pun</text:p>
          </table:table-cell>
          <table:table-cell table:style-name="ce3" office:value-type="string">
            <text:p>Ste</text:p>
          </table:table-cell>
          <table:table-cell table:style-name="ce3" office:value-type="string">
            <text:p>CPS</text:p>
          </table:table-cell>
          <table:table-cell table:style-name="ce3" office:value-type="string">
            <text:p>Cash</text:p>
          </table:table-cell>
          <table:table-cell table:style-name="ce3" office:value-type="string">
            <text:p>SK$</text:p>
          </table:table-cell>
          <table:table-cell table:style-name="ce3" office:value-type="string">
            <text:p>G</text:p>
          </table:table-cell>
          <table:table-cell table:style-name="ce75" office:value-type="string">
            <text:p>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C</text:p>
          </table:table-cell>
          <table:table-cell table:style-name="ce3" office:value-type="string">
            <text:p>P</text:p>
          </table:table-cell>
          <table:table-cell table:style-name="ce3" office:value-type="string">
            <text:p>S</text:p>
          </table:table-cell>
          <table:table-cell table:style-name="ce3" office:value-type="string">
            <text:p>CPS</text:p>
          </table:table-cell>
          <table:table-cell table:style-name="ce3" table:number-columns-repeated="3"/>
          <table:table-cell table:style-name="ce3" office:value-type="string">
            <text:p>Color</text:p>
          </table:table-cell>
          <table:table-cell table:style-name="ce3" table:number-columns-repeated="996"/>
        </table:table-row>
        <table:table-row table:style-name="ro2">
          <table:table-cell table:formula="of:=IF([.P2]=&quot;&quot;;&quot;&quot;;[.C2])">
            <text:p/>
          </table:table-cell>
          <table:table-cell table:style-name="ce68" table:formula="of:=VLOOKUP([.$C2];listweapon;COLUMN();0)" office:value-type="string" office:string-value="Halloween">
            <text:p>Halloween</text:p>
          </table:table-cell>
          <table:table-cell office:value-type="string">
            <text:p>Weapon Light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2];listweapon;COLUMN();0)" office:value-type="string" office:string-value="Slingshot Mark 15">
            <text:p>Slingshot Mark 15</text:p>
          </table:table-cell>
          <table:table-cell table:formula="of:=VLOOKUP([.$C2];listweapon;COLUMN();0)" office:value-type="float" office:value="88">
            <text:p>88</text:p>
          </table:table-cell>
          <table:table-cell table:formula="of:=VLOOKUP([.$C2];listweapon;COLUMN();0)" office:value-type="float" office:value="16">
            <text:p>16</text:p>
          </table:table-cell>
          <table:table-cell table:formula="of:=IF(OR([.F2]=&quot;&quot;;[.G2]=&quot;&quot;);&quot;&quot;;[.F2]+[.G2])" office:value-type="float" office:value="104">
            <text:p>104</text:p>
          </table:table-cell>
          <table:table-cell table:style-name="ce68" table:formula="of:=VLOOKUP([.$C2];listweapon;COLUMN();0)" office:value-type="float" office:value="30">
            <text:p>30</text:p>
          </table:table-cell>
          <table:table-cell table:style-name="ce68" table:formula="of:=VLOOKUP([.$C2];listweapon;COLUMN();0)" office:value-type="float" office:value="2">
            <text:p>2</text:p>
          </table:table-cell>
          <table:table-cell table:style-name="ce68" table:formula="of:=VLOOKUP([.$C2];listweapon;COLUMN();0)" office:value-type="float" office:value="14">
            <text:p>14</text:p>
          </table:table-cell>
          <table:table-cell table:style-name="ce68" table:formula="of:=VLOOKUP([.$C2];listweapon;COLUMN();0)" office:value-type="float" office:value="46">
            <text:p>46</text:p>
          </table:table-cell>
          <table:table-cell table:style-name="ce68" table:formula="of:=VLOOKUP([.$C2];listweapon;COLUMN();0)" office:value-type="float" office:value="0">
            <text:p/>
          </table:table-cell>
          <table:table-cell table:style-name="ce68" table:formula="of:=VLOOKUP([.$C2];listweapon;COLUMN();0)" office:value-type="float" office:value="0">
            <text:p/>
          </table:table-cell>
          <table:table-cell table:style-name="ce68" table:formula="of:=VLOOKUP([.$C2];listweapon;COLUMN();0)" office:value-type="float" office:value="33">
            <text:p>33</text:p>
          </table:table-cell>
          <table:table-cell table:style-name="ce76"/>
          <table:table-cell office:value-type="string">
            <text:p>-</text:p>
          </table:table-cell>
          <table:table-cell table:style-name="ce80" table:formula="of:=IF([.F2]=&quot;&quot;;&quot;&quot;;[.F2]-VLOOKUP([.$C2];currentgear;COLUMN()-18+4;0))" office:value-type="float" office:value="0">
            <text:p>0</text:p>
          </table:table-cell>
          <table:table-cell table:style-name="ce80" table:formula="of:=IF([.G2]=&quot;&quot;;&quot;&quot;;[.G2]-VLOOKUP([.$C2];currentgear;COLUMN()-18+4;0))" office:value-type="float" office:value="0">
            <text:p>0</text:p>
          </table:table-cell>
          <table:table-cell table:style-name="ce80" table:formula="of:=IF([.H2]=&quot;&quot;;&quot;&quot;;[.H2]-VLOOKUP([.$C2];currentgear;COLUMN()-18+4;0))" office:value-type="float" office:value="0">
            <text:p>0</text:p>
          </table:table-cell>
          <table:table-cell table:style-name="ce80" table:formula="of:=IF([.I2]=&quot;&quot;;&quot;&quot;;[.I2]-VLOOKUP([.$C2];currentgear;COLUMN()-18+4;0))" office:value-type="float" office:value="0">
            <text:p>0</text:p>
          </table:table-cell>
          <table:table-cell table:style-name="ce80" table:formula="of:=IF([.J2]=&quot;&quot;;&quot;&quot;;[.J2]-VLOOKUP([.$C2];currentgear;COLUMN()-18+4;0))" office:value-type="float" office:value="0">
            <text:p>0</text:p>
          </table:table-cell>
          <table:table-cell table:style-name="ce80" table:formula="of:=IF([.K2]=&quot;&quot;;&quot;&quot;;[.K2]-VLOOKUP([.$C2];currentgear;COLUMN()-18+4;0))" office:value-type="float" office:value="0">
            <text:p>0</text:p>
          </table:table-cell>
          <table:table-cell table:style-name="ce80" table:formula="of:=IF([.L2]=&quot;&quot;;&quot;&quot;;[.L2]-VLOOKUP([.$C2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3]=&quot;&quot;;&quot;&quot;;[.C3])">
            <text:p/>
          </table:table-cell>
          <table:table-cell table:style-name="ce68" table:formula="of:=VLOOKUP([.$C3];listweapon;COLUMN();0)" office:value-type="string" office:string-value="Drops">
            <text:p>Drops</text:p>
          </table:table-cell>
          <table:table-cell office:value-type="string">
            <text:p>Weapon Heavy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3];listweapon;COLUMN();0)" office:value-type="string" office:string-value="Katana">
            <text:p>Katana</text:p>
          </table:table-cell>
          <table:table-cell table:formula="of:=VLOOKUP([.$C3];listweapon;COLUMN();0)" office:value-type="float" office:value="76">
            <text:p>76</text:p>
          </table:table-cell>
          <table:table-cell table:formula="of:=VLOOKUP([.$C3];listweapon;COLUMN();0)" office:value-type="float" office:value="33">
            <text:p>33</text:p>
          </table:table-cell>
          <table:table-cell table:formula="of:=IF(OR([.F3]=&quot;&quot;;[.G3]=&quot;&quot;);&quot;&quot;;[.F3]+[.G3])" office:value-type="float" office:value="109">
            <text:p>109</text:p>
          </table:table-cell>
          <table:table-cell table:style-name="ce68" table:formula="of:=VLOOKUP([.$C3];listweapon;COLUMN();0)" office:value-type="float" office:value="18">
            <text:p>18</text:p>
          </table:table-cell>
          <table:table-cell table:style-name="ce68" table:formula="of:=VLOOKUP([.$C3];listweapon;COLUMN();0)" office:value-type="float" office:value="11">
            <text:p>11</text:p>
          </table:table-cell>
          <table:table-cell table:style-name="ce68" table:formula="of:=VLOOKUP([.$C3];listweapon;COLUMN();0)" office:value-type="float" office:value="17">
            <text:p>17</text:p>
          </table:table-cell>
          <table:table-cell table:style-name="ce68" table:formula="of:=VLOOKUP([.$C3];listweapon;COLUMN();0)" office:value-type="float" office:value="46">
            <text:p>46</text:p>
          </table:table-cell>
          <table:table-cell table:style-name="ce68" table:formula="of:=VLOOKUP([.$C3];listweapon;COLUMN();0)" office:value-type="float" office:value="0">
            <text:p>0</text:p>
          </table:table-cell>
          <table:table-cell table:style-name="ce68" table:formula="of:=VLOOKUP([.$C3];listweapon;COLUMN();0)" office:value-type="float" office:value="0">
            <text:p>0</text:p>
          </table:table-cell>
          <table:table-cell table:style-name="ce68" table:formula="of:=VLOOKUP([.$C3];listweapon;COLUMN();0)" office:value-type="float" office:value="0">
            <text:p/>
          </table:table-cell>
          <table:table-cell/>
          <table:table-cell office:value-type="string">
            <text:p>-</text:p>
          </table:table-cell>
          <table:table-cell table:style-name="ce80" table:formula="of:=IF([.F3]=&quot;&quot;;&quot;&quot;;[.F3]-VLOOKUP([.$C3];currentgear;COLUMN()-18+4;0))" office:value-type="float" office:value="0">
            <text:p>0</text:p>
          </table:table-cell>
          <table:table-cell table:style-name="ce80" table:formula="of:=IF([.G3]=&quot;&quot;;&quot;&quot;;[.G3]-VLOOKUP([.$C3];currentgear;COLUMN()-18+4;0))" office:value-type="float" office:value="0">
            <text:p>0</text:p>
          </table:table-cell>
          <table:table-cell table:style-name="ce80" table:formula="of:=IF([.H3]=&quot;&quot;;&quot;&quot;;[.H3]-VLOOKUP([.$C3];currentgear;COLUMN()-18+4;0))" office:value-type="float" office:value="0">
            <text:p>0</text:p>
          </table:table-cell>
          <table:table-cell table:style-name="ce80" table:formula="of:=IF([.I3]=&quot;&quot;;&quot;&quot;;[.I3]-VLOOKUP([.$C3];currentgear;COLUMN()-18+4;0))" office:value-type="float" office:value="0">
            <text:p>0</text:p>
          </table:table-cell>
          <table:table-cell table:style-name="ce80" table:formula="of:=IF([.J3]=&quot;&quot;;&quot;&quot;;[.J3]-VLOOKUP([.$C3];currentgear;COLUMN()-18+4;0))" office:value-type="float" office:value="0">
            <text:p>0</text:p>
          </table:table-cell>
          <table:table-cell table:style-name="ce80" table:formula="of:=IF([.K3]=&quot;&quot;;&quot;&quot;;[.K3]-VLOOKUP([.$C3];currentgear;COLUMN()-18+4;0))" office:value-type="float" office:value="0">
            <text:p>0</text:p>
          </table:table-cell>
          <table:table-cell table:style-name="ce80" table:formula="of:=IF([.L3]=&quot;&quot;;&quot;&quot;;[.L3]-VLOOKUP([.$C3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4]=&quot;&quot;;&quot;&quot;;[.C4])">
            <text:p/>
          </table:table-cell>
          <table:table-cell table:style-name="ce68" table:formula="of:=VLOOKUP([.$C4];listweapon;COLUMN();0)" office:value-type="string" office:string-value="Halloween">
            <text:p>Halloween</text:p>
          </table:table-cell>
          <table:table-cell office:value-type="string">
            <text:p>Weapon Special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4];listweapon;COLUMN();0)" office:value-type="string" office:string-value="Lumina Pumpkin Blast">
            <text:p>Lumina Pumpkin Blast</text:p>
          </table:table-cell>
          <table:table-cell table:formula="of:=VLOOKUP([.$C4];listweapon;COLUMN();0)" office:value-type="float" office:value="89">
            <text:p>89</text:p>
          </table:table-cell>
          <table:table-cell table:formula="of:=VLOOKUP([.$C4];listweapon;COLUMN();0)" office:value-type="float" office:value="16">
            <text:p>16</text:p>
          </table:table-cell>
          <table:table-cell table:formula="of:=IF(OR([.F4]=&quot;&quot;;[.G4]=&quot;&quot;);&quot;&quot;;[.F4]+[.G4])" office:value-type="float" office:value="105">
            <text:p>105</text:p>
          </table:table-cell>
          <table:table-cell table:style-name="ce68" table:formula="of:=VLOOKUP([.$C4];listweapon;COLUMN();0)" office:value-type="float" office:value="30">
            <text:p>30</text:p>
          </table:table-cell>
          <table:table-cell table:style-name="ce68" table:formula="of:=VLOOKUP([.$C4];listweapon;COLUMN();0)" office:value-type="float" office:value="3">
            <text:p>3</text:p>
          </table:table-cell>
          <table:table-cell table:style-name="ce68" table:formula="of:=VLOOKUP([.$C4];listweapon;COLUMN();0)" office:value-type="float" office:value="12">
            <text:p>12</text:p>
          </table:table-cell>
          <table:table-cell table:style-name="ce68" table:formula="of:=VLOOKUP([.$C4];listweapon;COLUMN();0)" office:value-type="float" office:value="45">
            <text:p>45</text:p>
          </table:table-cell>
          <table:table-cell table:style-name="ce68" table:formula="of:=VLOOKUP([.$C4];listweapon;COLUMN();0)" office:value-type="float" office:value="0">
            <text:p/>
          </table:table-cell>
          <table:table-cell table:style-name="ce68" table:formula="of:=VLOOKUP([.$C4];listweapon;COLUMN();0)" office:value-type="float" office:value="0">
            <text:p/>
          </table:table-cell>
          <table:table-cell table:style-name="ce68" table:formula="of:=VLOOKUP([.$C4];listweapon;COLUMN();0)" office:value-type="float" office:value="31">
            <text:p>31</text:p>
          </table:table-cell>
          <table:table-cell/>
          <table:table-cell office:value-type="string">
            <text:p>-</text:p>
          </table:table-cell>
          <table:table-cell table:style-name="ce80" table:formula="of:=IF([.F4]=&quot;&quot;;&quot;&quot;;[.F4]-VLOOKUP([.$C4];currentgear;COLUMN()-18+4;0))" office:value-type="float" office:value="0">
            <text:p>0</text:p>
          </table:table-cell>
          <table:table-cell table:style-name="ce80" table:formula="of:=IF([.G4]=&quot;&quot;;&quot;&quot;;[.G4]-VLOOKUP([.$C4];currentgear;COLUMN()-18+4;0))" office:value-type="float" office:value="0">
            <text:p>0</text:p>
          </table:table-cell>
          <table:table-cell table:style-name="ce80" table:formula="of:=IF([.H4]=&quot;&quot;;&quot;&quot;;[.H4]-VLOOKUP([.$C4];currentgear;COLUMN()-18+4;0))" office:value-type="float" office:value="0">
            <text:p>0</text:p>
          </table:table-cell>
          <table:table-cell table:style-name="ce80" table:formula="of:=IF([.I4]=&quot;&quot;;&quot;&quot;;[.I4]-VLOOKUP([.$C4];currentgear;COLUMN()-18+4;0))" office:value-type="float" office:value="0">
            <text:p>0</text:p>
          </table:table-cell>
          <table:table-cell table:style-name="ce80" table:formula="of:=IF([.J4]=&quot;&quot;;&quot;&quot;;[.J4]-VLOOKUP([.$C4];currentgear;COLUMN()-18+4;0))" office:value-type="float" office:value="0">
            <text:p>0</text:p>
          </table:table-cell>
          <table:table-cell table:style-name="ce80" table:formula="of:=IF([.K4]=&quot;&quot;;&quot;&quot;;[.K4]-VLOOKUP([.$C4];currentgear;COLUMN()-18+4;0))" office:value-type="float" office:value="0">
            <text:p>0</text:p>
          </table:table-cell>
          <table:table-cell table:style-name="ce80" table:formula="of:=IF([.L4]=&quot;&quot;;&quot;&quot;;[.L4]-VLOOKUP([.$C4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5]=&quot;&quot;;&quot;&quot;;[.C5])">
            <text:p/>
          </table:table-cell>
          <table:table-cell table:style-name="ce68" table:formula="of:=VLOOKUP([.$C5];listweapon;COLUMN();0)" office:value-type="string" office:string-value="Marketplace">
            <text:p>Marketplace</text:p>
          </table:table-cell>
          <table:table-cell office:value-type="string">
            <text:p>Armor Upper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5];listweapon;COLUMN();0)" office:value-type="string" office:string-value="Aramid-R Vest">
            <text:p>Aramid-R Vest</text:p>
          </table:table-cell>
          <table:table-cell table:formula="of:=VLOOKUP([.$C5];listweapon;COLUMN();0)" office:value-type="float" office:value="21">
            <text:p>21</text:p>
          </table:table-cell>
          <table:table-cell table:formula="of:=VLOOKUP([.$C5];listweapon;COLUMN();0)" office:value-type="float" office:value="62">
            <text:p>62</text:p>
          </table:table-cell>
          <table:table-cell table:formula="of:=IF(OR([.F5]=&quot;&quot;;[.G5]=&quot;&quot;);&quot;&quot;;[.F5]+[.G5])" office:value-type="float" office:value="83">
            <text:p>83</text:p>
          </table:table-cell>
          <table:table-cell table:style-name="ce68" table:formula="of:=VLOOKUP([.$C5];listweapon;COLUMN();0)" office:value-type="float" office:value="11">
            <text:p>11</text:p>
          </table:table-cell>
          <table:table-cell table:style-name="ce68" table:formula="of:=VLOOKUP([.$C5];listweapon;COLUMN();0)" office:value-type="float" office:value="3">
            <text:p>3</text:p>
          </table:table-cell>
          <table:table-cell table:style-name="ce68" table:formula="of:=VLOOKUP([.$C5];listweapon;COLUMN();0)" office:value-type="float" office:value="13">
            <text:p>13</text:p>
          </table:table-cell>
          <table:table-cell table:style-name="ce68" table:formula="of:=VLOOKUP([.$C5];listweapon;COLUMN();0)" office:value-type="float" office:value="27">
            <text:p>27</text:p>
          </table:table-cell>
          <table:table-cell table:style-name="ce68" table:formula="of:=VLOOKUP([.$C5];listweapon;COLUMN();0)" office:value-type="float" office:value="22800">
            <text:p>22.800</text:p>
          </table:table-cell>
          <table:table-cell table:style-name="ce68" table:formula="of:=VLOOKUP([.$C5];listweapon;COLUMN();0)" office:value-type="float" office:value="0">
            <text:p/>
          </table:table-cell>
          <table:table-cell table:style-name="ce68" table:formula="of:=VLOOKUP([.$C5];listweapon;COLUMN();0)" office:value-type="float" office:value="0">
            <text:p/>
          </table:table-cell>
          <table:table-cell/>
          <table:table-cell office:value-type="string">
            <text:p>-</text:p>
          </table:table-cell>
          <table:table-cell table:style-name="ce80" table:formula="of:=IF([.F5]=&quot;&quot;;&quot;&quot;;[.F5]-VLOOKUP([.$C5];currentgear;COLUMN()-18+4;0))" office:value-type="float" office:value="0">
            <text:p>0</text:p>
          </table:table-cell>
          <table:table-cell table:style-name="ce80" table:formula="of:=IF([.G5]=&quot;&quot;;&quot;&quot;;[.G5]-VLOOKUP([.$C5];currentgear;COLUMN()-18+4;0))" office:value-type="float" office:value="0">
            <text:p>0</text:p>
          </table:table-cell>
          <table:table-cell table:style-name="ce80" table:formula="of:=IF([.H5]=&quot;&quot;;&quot;&quot;;[.H5]-VLOOKUP([.$C5];currentgear;COLUMN()-18+4;0))" office:value-type="float" office:value="0">
            <text:p>0</text:p>
          </table:table-cell>
          <table:table-cell table:style-name="ce80" table:formula="of:=IF([.I5]=&quot;&quot;;&quot;&quot;;[.I5]-VLOOKUP([.$C5];currentgear;COLUMN()-18+4;0))" office:value-type="float" office:value="0">
            <text:p>0</text:p>
          </table:table-cell>
          <table:table-cell table:style-name="ce80" table:formula="of:=IF([.J5]=&quot;&quot;;&quot;&quot;;[.J5]-VLOOKUP([.$C5];currentgear;COLUMN()-18+4;0))" office:value-type="float" office:value="0">
            <text:p>0</text:p>
          </table:table-cell>
          <table:table-cell table:style-name="ce80" table:formula="of:=IF([.K5]=&quot;&quot;;&quot;&quot;;[.K5]-VLOOKUP([.$C5];currentgear;COLUMN()-18+4;0))" office:value-type="float" office:value="0">
            <text:p>0</text:p>
          </table:table-cell>
          <table:table-cell table:style-name="ce80" table:formula="of:=IF([.L5]=&quot;&quot;;&quot;&quot;;[.L5]-VLOOKUP([.$C5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6]=&quot;&quot;;&quot;&quot;;[.C6])">
            <text:p/>
          </table:table-cell>
          <table:table-cell table:style-name="ce68" table:formula="of:=VLOOKUP([.$C6];listweapon;COLUMN();0)" office:value-type="string" office:string-value="Badlands">
            <text:p>Badlands</text:p>
          </table:table-cell>
          <table:table-cell office:value-type="string">
            <text:p>Armor Lower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6];listweapon;COLUMN();0)" office:value-type="string" office:string-value="Dead End Belt Buckle">
            <text:p>Dead End Belt Buckle</text:p>
          </table:table-cell>
          <table:table-cell table:formula="of:=VLOOKUP([.$C6];listweapon;COLUMN();0)" office:value-type="float" office:value="18">
            <text:p>18</text:p>
          </table:table-cell>
          <table:table-cell table:formula="of:=VLOOKUP([.$C6];listweapon;COLUMN();0)" office:value-type="float" office:value="61">
            <text:p>61</text:p>
          </table:table-cell>
          <table:table-cell table:formula="of:=IF(OR([.F6]=&quot;&quot;;[.G6]=&quot;&quot;);&quot;&quot;;[.F6]+[.G6])" office:value-type="float" office:value="79">
            <text:p>79</text:p>
          </table:table-cell>
          <table:table-cell table:style-name="ce68" table:formula="of:=VLOOKUP([.$C6];listweapon;COLUMN();0)" office:value-type="float" office:value="4">
            <text:p>4</text:p>
          </table:table-cell>
          <table:table-cell table:style-name="ce68" table:formula="of:=VLOOKUP([.$C6];listweapon;COLUMN();0)" office:value-type="float" office:value="16">
            <text:p>16</text:p>
          </table:table-cell>
          <table:table-cell table:style-name="ce68" table:formula="of:=VLOOKUP([.$C6];listweapon;COLUMN();0)" office:value-type="float" office:value="13">
            <text:p>13</text:p>
          </table:table-cell>
          <table:table-cell table:style-name="ce68" table:formula="of:=VLOOKUP([.$C6];listweapon;COLUMN();0)" office:value-type="float" office:value="33">
            <text:p>33</text:p>
          </table:table-cell>
          <table:table-cell table:style-name="ce68" table:formula="of:=VLOOKUP([.$C6];listweapon;COLUMN();0)" office:value-type="float" office:value="19400">
            <text:p>19.400</text:p>
          </table:table-cell>
          <table:table-cell table:style-name="ce68" table:formula="of:=VLOOKUP([.$C6];listweapon;COLUMN();0)" office:value-type="float" office:value="775">
            <text:p>775</text:p>
          </table:table-cell>
          <table:table-cell table:style-name="ce68" table:formula="of:=VLOOKUP([.$C6];listweapon;COLUMN();0)" office:value-type="float" office:value="0">
            <text:p/>
          </table:table-cell>
          <table:table-cell/>
          <table:table-cell office:value-type="string">
            <text:p>-</text:p>
          </table:table-cell>
          <table:table-cell table:style-name="ce80" table:formula="of:=IF([.F6]=&quot;&quot;;&quot;&quot;;[.F6]-VLOOKUP([.$C6];currentgear;COLUMN()-18+4;0))" office:value-type="float" office:value="0">
            <text:p>0</text:p>
          </table:table-cell>
          <table:table-cell table:style-name="ce80" table:formula="of:=IF([.G6]=&quot;&quot;;&quot;&quot;;[.G6]-VLOOKUP([.$C6];currentgear;COLUMN()-18+4;0))" office:value-type="float" office:value="0">
            <text:p>0</text:p>
          </table:table-cell>
          <table:table-cell table:style-name="ce80" table:formula="of:=IF([.H6]=&quot;&quot;;&quot;&quot;;[.H6]-VLOOKUP([.$C6];currentgear;COLUMN()-18+4;0))" office:value-type="float" office:value="0">
            <text:p>0</text:p>
          </table:table-cell>
          <table:table-cell table:style-name="ce80" table:formula="of:=IF([.I6]=&quot;&quot;;&quot;&quot;;[.I6]-VLOOKUP([.$C6];currentgear;COLUMN()-18+4;0))" office:value-type="float" office:value="0">
            <text:p>0</text:p>
          </table:table-cell>
          <table:table-cell table:style-name="ce80" table:formula="of:=IF([.J6]=&quot;&quot;;&quot;&quot;;[.J6]-VLOOKUP([.$C6];currentgear;COLUMN()-18+4;0))" office:value-type="float" office:value="0">
            <text:p>0</text:p>
          </table:table-cell>
          <table:table-cell table:style-name="ce80" table:formula="of:=IF([.K6]=&quot;&quot;;&quot;&quot;;[.K6]-VLOOKUP([.$C6];currentgear;COLUMN()-18+4;0))" office:value-type="float" office:value="0">
            <text:p>0</text:p>
          </table:table-cell>
          <table:table-cell table:style-name="ce80" table:formula="of:=IF([.L6]=&quot;&quot;;&quot;&quot;;[.L6]-VLOOKUP([.$C6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7]=&quot;&quot;;&quot;&quot;;[.C7])">
            <text:p/>
          </table:table-cell>
          <table:table-cell table:style-name="ce68" table:formula="of:=VLOOKUP([.$C7];listweapon;COLUMN();0)" office:value-type="string" office:string-value="Dead End">
            <text:p>Dead End</text:p>
          </table:table-cell>
          <table:table-cell office:value-type="string">
            <text:p>Armor Head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7];listweapon;COLUMN();0)" office:value-type="string" office:string-value="Unholy Hockey Mask">
            <text:p>Unholy Hockey Mask</text:p>
          </table:table-cell>
          <table:table-cell table:formula="of:=VLOOKUP([.$C7];listweapon;COLUMN();0)" office:value-type="float" office:value="21">
            <text:p>21</text:p>
          </table:table-cell>
          <table:table-cell table:formula="of:=VLOOKUP([.$C7];listweapon;COLUMN();0)" office:value-type="float" office:value="72">
            <text:p>72</text:p>
          </table:table-cell>
          <table:table-cell table:formula="of:=IF(OR([.F7]=&quot;&quot;;[.G7]=&quot;&quot;);&quot;&quot;;[.F7]+[.G7])" office:value-type="float" office:value="93">
            <text:p>93</text:p>
          </table:table-cell>
          <table:table-cell table:style-name="ce68" table:formula="of:=VLOOKUP([.$C7];listweapon;COLUMN();0)" office:value-type="float" office:value="19">
            <text:p>19</text:p>
          </table:table-cell>
          <table:table-cell table:style-name="ce68" table:formula="of:=VLOOKUP([.$C7];listweapon;COLUMN();0)" office:value-type="float" office:value="6">
            <text:p>6</text:p>
          </table:table-cell>
          <table:table-cell table:style-name="ce68" table:formula="of:=VLOOKUP([.$C7];listweapon;COLUMN();0)" office:value-type="float" office:value="13">
            <text:p>13</text:p>
          </table:table-cell>
          <table:table-cell table:style-name="ce68" table:formula="of:=VLOOKUP([.$C7];listweapon;COLUMN();0)" office:value-type="float" office:value="38">
            <text:p>38</text:p>
          </table:table-cell>
          <table:table-cell table:style-name="ce68" table:formula="of:=VLOOKUP([.$C7];listweapon;COLUMN();0)" office:value-type="float" office:value="0">
            <text:p/>
          </table:table-cell>
          <table:table-cell table:style-name="ce68" table:formula="of:=VLOOKUP([.$C7];listweapon;COLUMN();0)" office:value-type="float" office:value="800">
            <text:p>800</text:p>
          </table:table-cell>
          <table:table-cell table:style-name="ce68" table:formula="of:=VLOOKUP([.$C7];listweapon;COLUMN();0)" office:value-type="float" office:value="8">
            <text:p>8</text:p>
          </table:table-cell>
          <table:table-cell/>
          <table:table-cell office:value-type="string">
            <text:p>-</text:p>
          </table:table-cell>
          <table:table-cell table:style-name="ce80" table:formula="of:=IF([.F7]=&quot;&quot;;&quot;&quot;;[.F7]-VLOOKUP([.$C7];currentgear;COLUMN()-18+4;0))" office:value-type="float" office:value="0">
            <text:p>0</text:p>
          </table:table-cell>
          <table:table-cell table:style-name="ce80" table:formula="of:=IF([.G7]=&quot;&quot;;&quot;&quot;;[.G7]-VLOOKUP([.$C7];currentgear;COLUMN()-18+4;0))" office:value-type="float" office:value="0">
            <text:p>0</text:p>
          </table:table-cell>
          <table:table-cell table:style-name="ce80" table:formula="of:=IF([.H7]=&quot;&quot;;&quot;&quot;;[.H7]-VLOOKUP([.$C7];currentgear;COLUMN()-18+4;0))" office:value-type="float" office:value="0">
            <text:p>0</text:p>
          </table:table-cell>
          <table:table-cell table:style-name="ce80" table:formula="of:=IF([.I7]=&quot;&quot;;&quot;&quot;;[.I7]-VLOOKUP([.$C7];currentgear;COLUMN()-18+4;0))" office:value-type="float" office:value="0">
            <text:p>0</text:p>
          </table:table-cell>
          <table:table-cell table:style-name="ce80" table:formula="of:=IF([.J7]=&quot;&quot;;&quot;&quot;;[.J7]-VLOOKUP([.$C7];currentgear;COLUMN()-18+4;0))" office:value-type="float" office:value="0">
            <text:p>0</text:p>
          </table:table-cell>
          <table:table-cell table:style-name="ce80" table:formula="of:=IF([.K7]=&quot;&quot;;&quot;&quot;;[.K7]-VLOOKUP([.$C7];currentgear;COLUMN()-18+4;0))" office:value-type="float" office:value="0">
            <text:p>0</text:p>
          </table:table-cell>
          <table:table-cell table:style-name="ce80" table:formula="of:=IF([.L7]=&quot;&quot;;&quot;&quot;;[.L7]-VLOOKUP([.$C7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8]=&quot;&quot;;&quot;&quot;;[.C8])">
            <text:p/>
          </table:table-cell>
          <table:table-cell table:style-name="ce68" table:formula="of:=VLOOKUP([.$C8];listweapon;COLUMN();0)" office:value-type="string" office:string-value="Neon Strip">
            <text:p>Neon Strip</text:p>
          </table:table-cell>
          <table:table-cell office:value-type="string">
            <text:p>Vehicle Ground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8];listweapon;COLUMN();0)" office:value-type="string" office:string-value="Rambler     ">
            <text:p>Rambler <text:s text:c="4"/></text:p>
          </table:table-cell>
          <table:table-cell table:formula="of:=VLOOKUP([.$C8];listweapon;COLUMN();0)" office:value-type="float" office:value="67">
            <text:p>67</text:p>
          </table:table-cell>
          <table:table-cell table:formula="of:=VLOOKUP([.$C8];listweapon;COLUMN();0)" office:value-type="float" office:value="61">
            <text:p>61</text:p>
          </table:table-cell>
          <table:table-cell table:formula="of:=IF(OR([.F8]=&quot;&quot;;[.G8]=&quot;&quot;);&quot;&quot;;[.F8]+[.G8])" office:value-type="float" office:value="128">
            <text:p>128</text:p>
          </table:table-cell>
          <table:table-cell table:style-name="ce68" table:formula="of:=VLOOKUP([.$C8];listweapon;COLUMN();0)" office:value-type="float" office:value="15">
            <text:p>15</text:p>
          </table:table-cell>
          <table:table-cell table:style-name="ce68" table:formula="of:=VLOOKUP([.$C8];listweapon;COLUMN();0)" office:value-type="float" office:value="10">
            <text:p>10</text:p>
          </table:table-cell>
          <table:table-cell table:style-name="ce68" table:formula="of:=VLOOKUP([.$C8];listweapon;COLUMN();0)" office:value-type="float" office:value="12">
            <text:p>12</text:p>
          </table:table-cell>
          <table:table-cell table:style-name="ce68" table:formula="of:=VLOOKUP([.$C8];listweapon;COLUMN();0)" office:value-type="float" office:value="37">
            <text:p>37</text:p>
          </table:table-cell>
          <table:table-cell table:style-name="ce68" table:formula="of:=VLOOKUP([.$C8];listweapon;COLUMN();0)" office:value-type="float" office:value="88000">
            <text:p>88.000</text:p>
          </table:table-cell>
          <table:table-cell table:style-name="ce68" table:formula="of:=VLOOKUP([.$C8];listweapon;COLUMN();0)" office:value-type="float" office:value="0">
            <text:p/>
          </table:table-cell>
          <table:table-cell table:style-name="ce68" table:formula="of:=VLOOKUP([.$C8];listweapon;COLUMN();0)" office:value-type="float" office:value="0">
            <text:p/>
          </table:table-cell>
          <table:table-cell/>
          <table:table-cell office:value-type="string">
            <text:p>-</text:p>
          </table:table-cell>
          <table:table-cell table:style-name="ce80" table:formula="of:=IF([.F8]=&quot;&quot;;&quot;&quot;;[.F8]-VLOOKUP([.$C8];currentgear;COLUMN()-18+4;0))" office:value-type="float" office:value="0">
            <text:p>0</text:p>
          </table:table-cell>
          <table:table-cell table:style-name="ce80" table:formula="of:=IF([.G8]=&quot;&quot;;&quot;&quot;;[.G8]-VLOOKUP([.$C8];currentgear;COLUMN()-18+4;0))" office:value-type="float" office:value="0">
            <text:p>0</text:p>
          </table:table-cell>
          <table:table-cell table:style-name="ce80" table:formula="of:=IF([.H8]=&quot;&quot;;&quot;&quot;;[.H8]-VLOOKUP([.$C8];currentgear;COLUMN()-18+4;0))" office:value-type="float" office:value="0">
            <text:p>0</text:p>
          </table:table-cell>
          <table:table-cell table:style-name="ce80" table:formula="of:=IF([.I8]=&quot;&quot;;&quot;&quot;;[.I8]-VLOOKUP([.$C8];currentgear;COLUMN()-18+4;0))" office:value-type="float" office:value="0">
            <text:p>0</text:p>
          </table:table-cell>
          <table:table-cell table:style-name="ce80" table:formula="of:=IF([.J8]=&quot;&quot;;&quot;&quot;;[.J8]-VLOOKUP([.$C8];currentgear;COLUMN()-18+4;0))" office:value-type="float" office:value="0">
            <text:p>0</text:p>
          </table:table-cell>
          <table:table-cell table:style-name="ce80" table:formula="of:=IF([.K8]=&quot;&quot;;&quot;&quot;;[.K8]-VLOOKUP([.$C8];currentgear;COLUMN()-18+4;0))" office:value-type="float" office:value="0">
            <text:p>0</text:p>
          </table:table-cell>
          <table:table-cell table:style-name="ce80" table:formula="of:=IF([.L8]=&quot;&quot;;&quot;&quot;;[.L8]-VLOOKUP([.$C8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9]=&quot;&quot;;&quot;&quot;;[.C9])">
            <text:p/>
          </table:table-cell>
          <table:table-cell table:style-name="ce68" table:formula="of:=VLOOKUP([.$C9];listweapon;COLUMN();0)" office:value-type="string" office:string-value="Badlands">
            <text:p>Badlands</text:p>
          </table:table-cell>
          <table:table-cell office:value-type="string">
            <text:p>Vehicle Water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9];listweapon;COLUMN();0)" office:value-type="string" office:string-value="River Paddle Boat">
            <text:p>River Paddle Boat</text:p>
          </table:table-cell>
          <table:table-cell table:formula="of:=VLOOKUP([.$C9];listweapon;COLUMN();0)" office:value-type="float" office:value="57">
            <text:p>57</text:p>
          </table:table-cell>
          <table:table-cell table:formula="of:=VLOOKUP([.$C9];listweapon;COLUMN();0)" office:value-type="float" office:value="69">
            <text:p>69</text:p>
          </table:table-cell>
          <table:table-cell table:formula="of:=IF(OR([.F9]=&quot;&quot;;[.G9]=&quot;&quot;);&quot;&quot;;[.F9]+[.G9])" office:value-type="float" office:value="126">
            <text:p>126</text:p>
          </table:table-cell>
          <table:table-cell table:style-name="ce68" table:formula="of:=VLOOKUP([.$C9];listweapon;COLUMN();0)" office:value-type="float" office:value="6">
            <text:p>6</text:p>
          </table:table-cell>
          <table:table-cell table:style-name="ce68" table:formula="of:=VLOOKUP([.$C9];listweapon;COLUMN();0)" office:value-type="float" office:value="11">
            <text:p>11</text:p>
          </table:table-cell>
          <table:table-cell table:style-name="ce68" table:formula="of:=VLOOKUP([.$C9];listweapon;COLUMN();0)" office:value-type="float" office:value="17">
            <text:p>17</text:p>
          </table:table-cell>
          <table:table-cell table:style-name="ce68" table:formula="of:=VLOOKUP([.$C9];listweapon;COLUMN();0)" office:value-type="float" office:value="34">
            <text:p>34</text:p>
          </table:table-cell>
          <table:table-cell table:style-name="ce68" table:formula="of:=VLOOKUP([.$C9];listweapon;COLUMN();0)" office:value-type="float" office:value="29250">
            <text:p>29.250</text:p>
          </table:table-cell>
          <table:table-cell table:style-name="ce68" table:formula="of:=VLOOKUP([.$C9];listweapon;COLUMN();0)" office:value-type="float" office:value="1150">
            <text:p>1.150</text:p>
          </table:table-cell>
          <table:table-cell table:style-name="ce68" table:formula="of:=VLOOKUP([.$C9];listweapon;COLUMN();0)" office:value-type="float" office:value="0">
            <text:p/>
          </table:table-cell>
          <table:table-cell/>
          <table:table-cell office:value-type="string">
            <text:p>-</text:p>
          </table:table-cell>
          <table:table-cell table:style-name="ce80" table:formula="of:=IF([.F9]=&quot;&quot;;&quot;&quot;;[.F9]-VLOOKUP([.$C9];currentgear;COLUMN()-18+4;0))" office:value-type="float" office:value="0">
            <text:p>0</text:p>
          </table:table-cell>
          <table:table-cell table:style-name="ce80" table:formula="of:=IF([.G9]=&quot;&quot;;&quot;&quot;;[.G9]-VLOOKUP([.$C9];currentgear;COLUMN()-18+4;0))" office:value-type="float" office:value="0">
            <text:p>0</text:p>
          </table:table-cell>
          <table:table-cell table:style-name="ce80" table:formula="of:=IF([.H9]=&quot;&quot;;&quot;&quot;;[.H9]-VLOOKUP([.$C9];currentgear;COLUMN()-18+4;0))" office:value-type="float" office:value="0">
            <text:p>0</text:p>
          </table:table-cell>
          <table:table-cell table:style-name="ce80" table:formula="of:=IF([.I9]=&quot;&quot;;&quot;&quot;;[.I9]-VLOOKUP([.$C9];currentgear;COLUMN()-18+4;0))" office:value-type="float" office:value="0">
            <text:p>0</text:p>
          </table:table-cell>
          <table:table-cell table:style-name="ce80" table:formula="of:=IF([.J9]=&quot;&quot;;&quot;&quot;;[.J9]-VLOOKUP([.$C9];currentgear;COLUMN()-18+4;0))" office:value-type="float" office:value="0">
            <text:p>0</text:p>
          </table:table-cell>
          <table:table-cell table:style-name="ce80" table:formula="of:=IF([.K9]=&quot;&quot;;&quot;&quot;;[.K9]-VLOOKUP([.$C9];currentgear;COLUMN()-18+4;0))" office:value-type="float" office:value="0">
            <text:p>0</text:p>
          </table:table-cell>
          <table:table-cell table:style-name="ce80" table:formula="of:=IF([.L9]=&quot;&quot;;&quot;&quot;;[.L9]-VLOOKUP([.$C9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10]=&quot;&quot;;&quot;&quot;;[.C10])">
            <text:p/>
          </table:table-cell>
          <table:table-cell table:style-name="ce68" table:formula="of:=VLOOKUP([.$C10];listweapon;COLUMN();0)" office:value-type="string" office:string-value="Marketplace">
            <text:p>Marketplace</text:p>
          </table:table-cell>
          <table:table-cell office:value-type="string">
            <text:p>Vehicle Air</text:p>
          </table:table-cell>
          <table:table-cell table:formula="of:=level" office:value-type="float" office:value="50">
            <text:p>50</text:p>
          </table:table-cell>
          <table:table-cell table:style-name="ce68" table:formula="of:=VLOOKUP([.$C10];listweapon;COLUMN();0)" office:value-type="string" office:string-value="T4 Breeze">
            <text:p>T4 Breeze</text:p>
          </table:table-cell>
          <table:table-cell table:formula="of:=VLOOKUP([.$C10];listweapon;COLUMN();0)" office:value-type="float" office:value="65">
            <text:p>65</text:p>
          </table:table-cell>
          <table:table-cell table:formula="of:=VLOOKUP([.$C10];listweapon;COLUMN();0)" office:value-type="float" office:value="63">
            <text:p>63</text:p>
          </table:table-cell>
          <table:table-cell table:formula="of:=IF(OR([.F10]=&quot;&quot;;[.G10]=&quot;&quot;);&quot;&quot;;[.F10]+[.G10])" office:value-type="float" office:value="128">
            <text:p>128</text:p>
          </table:table-cell>
          <table:table-cell table:style-name="ce68" table:formula="of:=VLOOKUP([.$C10];listweapon;COLUMN();0)" office:value-type="float" office:value="7">
            <text:p>7</text:p>
          </table:table-cell>
          <table:table-cell table:style-name="ce68" table:formula="of:=VLOOKUP([.$C10];listweapon;COLUMN();0)" office:value-type="float" office:value="16">
            <text:p>16</text:p>
          </table:table-cell>
          <table:table-cell table:style-name="ce68" table:formula="of:=VLOOKUP([.$C10];listweapon;COLUMN();0)" office:value-type="float" office:value="14">
            <text:p>14</text:p>
          </table:table-cell>
          <table:table-cell table:style-name="ce68" table:formula="of:=VLOOKUP([.$C10];listweapon;COLUMN();0)" office:value-type="float" office:value="37">
            <text:p>37</text:p>
          </table:table-cell>
          <table:table-cell table:style-name="ce68" table:formula="of:=VLOOKUP([.$C10];listweapon;COLUMN();0)" office:value-type="float" office:value="50250">
            <text:p>50.250</text:p>
          </table:table-cell>
          <table:table-cell table:style-name="ce68" table:formula="of:=VLOOKUP([.$C10];listweapon;COLUMN();0)" office:value-type="float" office:value="0">
            <text:p/>
          </table:table-cell>
          <table:table-cell table:style-name="ce68" table:formula="of:=VLOOKUP([.$C10];listweapon;COLUMN();0)" office:value-type="float" office:value="0">
            <text:p/>
          </table:table-cell>
          <table:table-cell/>
          <table:table-cell office:value-type="string">
            <text:p>-</text:p>
          </table:table-cell>
          <table:table-cell table:style-name="ce80" table:formula="of:=IF([.F10]=&quot;&quot;;&quot;&quot;;[.F10]-VLOOKUP([.$C10];currentgear;COLUMN()-18+4;0))" office:value-type="float" office:value="0">
            <text:p>0</text:p>
          </table:table-cell>
          <table:table-cell table:style-name="ce80" table:formula="of:=IF([.G10]=&quot;&quot;;&quot;&quot;;[.G10]-VLOOKUP([.$C10];currentgear;COLUMN()-18+4;0))" office:value-type="float" office:value="0">
            <text:p>0</text:p>
          </table:table-cell>
          <table:table-cell table:style-name="ce80" table:formula="of:=IF([.H10]=&quot;&quot;;&quot;&quot;;[.H10]-VLOOKUP([.$C10];currentgear;COLUMN()-18+4;0))" office:value-type="float" office:value="0">
            <text:p>0</text:p>
          </table:table-cell>
          <table:table-cell table:style-name="ce80" table:formula="of:=IF([.I10]=&quot;&quot;;&quot;&quot;;[.I10]-VLOOKUP([.$C10];currentgear;COLUMN()-18+4;0))" office:value-type="float" office:value="0">
            <text:p>0</text:p>
          </table:table-cell>
          <table:table-cell table:style-name="ce80" table:formula="of:=IF([.J10]=&quot;&quot;;&quot;&quot;;[.J10]-VLOOKUP([.$C10];currentgear;COLUMN()-18+4;0))" office:value-type="float" office:value="0">
            <text:p>0</text:p>
          </table:table-cell>
          <table:table-cell table:style-name="ce80" table:formula="of:=IF([.K10]=&quot;&quot;;&quot;&quot;;[.K10]-VLOOKUP([.$C10];currentgear;COLUMN()-18+4;0))" office:value-type="float" office:value="0">
            <text:p>0</text:p>
          </table:table-cell>
          <table:table-cell table:style-name="ce80" table:formula="of:=IF([.L10]=&quot;&quot;;&quot;&quot;;[.L10]-VLOOKUP([.$C10];currentgear;COLUMN()-18+4;0)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[.P11]=&quot;&quot;;&quot;&quot;;[.C11])">
            <text:p/>
          </table:table-cell>
          <table:table-cell table:style-name="ce70"/>
          <table:table-cell table:style-name="ce70"/>
          <table:table-cell table:style-name="ce70" table:formula="of:=level" office:value-type="float" office:value="50">
            <text:p>50</text:p>
          </table:table-cell>
          <table:table-cell table:style-name="ce70" office:value-type="string">
            <text:p>Total</text:p>
          </table:table-cell>
          <table:table-cell table:style-name="ce70" table:formula="of:=SUM([.F2:.F10])" office:value-type="float" office:value="502">
            <text:p>502</text:p>
          </table:table-cell>
          <table:table-cell table:style-name="ce70" table:formula="of:=SUM([.G2:.G10])" office:value-type="float" office:value="453">
            <text:p>453</text:p>
          </table:table-cell>
          <table:table-cell table:style-name="ce70" table:formula="of:=IF(OR([.F11]=&quot;&quot;;[.G11]=&quot;&quot;);&quot;&quot;;[.F11]+[.G11])" office:value-type="float" office:value="955">
            <text:p>955</text:p>
          </table:table-cell>
          <table:table-cell table:style-name="ce70" table:formula="of:=SUM([.I2:.I10])" office:value-type="float" office:value="140">
            <text:p>140</text:p>
          </table:table-cell>
          <table:table-cell table:style-name="ce70" table:formula="of:=SUM([.J2:.J10])" office:value-type="float" office:value="78">
            <text:p>78</text:p>
          </table:table-cell>
          <table:table-cell table:style-name="ce70" table:formula="of:=SUM([.K2:.K10])" office:value-type="float" office:value="125">
            <text:p>125</text:p>
          </table:table-cell>
          <table:table-cell table:style-name="ce74" table:formula="of:=IF(OR([.I11]=&quot;&quot;;[.K11]=&quot;&quot;;[.K11]=&quot;&quot;);&quot;&quot;;SUM([.I11:.K11]))" office:value-type="float" office:value="343">
            <text:p>343</text:p>
          </table:table-cell>
          <table:table-cell table:style-name="ce70" table:formula="of:=SUM([.M2:.M10])" office:value-type="float" office:value="209700">
            <text:p>209.700</text:p>
          </table:table-cell>
          <table:table-cell table:style-name="ce70" table:formula="of:=SUM([.N2:.N10])" office:value-type="float" office:value="2725">
            <text:p>2.725</text:p>
          </table:table-cell>
          <table:table-cell table:style-name="ce70" table:formula="of:=SUM([.O2:.O10])" office:value-type="float" office:value="72">
            <text:p>72</text:p>
          </table:table-cell>
          <table:table-cell/>
          <table:table-cell office:value-type="string">
            <text:p>-</text:p>
          </table:table-cell>
          <table:table-cell table:style-name="ce80" table:formula="of:=SUM([.R2:.R10])" office:value-type="float" office:value="0">
            <text:p>0</text:p>
          </table:table-cell>
          <table:table-cell table:style-name="ce80" table:formula="of:=SUM([.S2:.S10])" office:value-type="float" office:value="0">
            <text:p>0</text:p>
          </table:table-cell>
          <table:table-cell table:style-name="ce80" table:formula="of:=IF(OR([.R11]=&quot;&quot;;[.S11]=&quot;&quot;);&quot;&quot;;[.R11]+[.S11])" office:value-type="float" office:value="0">
            <text:p>0</text:p>
          </table:table-cell>
          <table:table-cell table:style-name="ce80" table:formula="of:=SUM([.U2:.U10])" office:value-type="float" office:value="0">
            <text:p>0</text:p>
          </table:table-cell>
          <table:table-cell table:style-name="ce80" table:formula="of:=SUM([.V2:.V10])" office:value-type="float" office:value="0">
            <text:p>0</text:p>
          </table:table-cell>
          <table:table-cell table:style-name="ce80" table:formula="of:=SUM([.W2:.W10])" office:value-type="float" office:value="0">
            <text:p>0</text:p>
          </table:table-cell>
          <table:table-cell table:style-name="ce80" table:formula="of:=IF(OR([.U11]=&quot;&quot;;[.W11]=&quot;&quot;;[.W11]=&quot;&quot;);&quot;&quot;;SUM([.U11:.W11]))" office:value-type="float" office:value="0">
            <text:p>0</text:p>
          </table:table-cell>
          <table:table-cell table:style-name="ce84" table:number-columns-repeated="3"/>
          <table:table-cell table:style-name="ce72"/>
          <table:table-cell table:style-name="ce3" table:number-columns-repeated="2"/>
          <table:table-cell table:style-name="ce70" table:number-columns-repeated="986"/>
          <table:table-cell table:style-name="ce3" table:number-columns-repeated="8"/>
        </table:table-row>
        <table:table-row table:style-name="ro2">
          <table:table-cell table:formula="of:=IF([.P12]=&quot;&quot;;&quot;&quot;;[.C12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0"/>
          <table:table-cell table:style-name="ce71" office:value-type="string">
            <text:p>Slingshot Mark 7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table:formula="of:=IF(OR([.F12]=&quot;&quot;;[.G12]=&quot;&quot;);&quot;&quot;;[.F12]+[.G12])" office:value-type="float" office:value="44">
            <text:p>44</text:p>
          </table:table-cell>
          <table:table-cell table:style-name="ce70"/>
          <table:table-cell table:style-name="ce70"/>
          <table:table-cell table:style-name="ce70"/>
          <table:table-cell table:style-name="ce68" table:formula="of:=IF(OR([.I12]=&quot;&quot;;[.K12]=&quot;&quot;;[.K12]=&quot;&quot;);&quot;&quot;;SUM([.I12:.K12]))">
            <text:p/>
          </table:table-cell>
          <table:table-cell table:style-name="ce68"/>
          <table:table-cell table:style-name="ce70"/>
          <table:table-cell table:style-name="ce68" office:value-type="float" office:value="22">
            <text:p>22</text:p>
          </table:table-cell>
          <table:table-cell/>
          <table:table-cell table:style-name="ce70"/>
          <table:table-cell table:style-name="ce80" table:formula="of:=IF([.F12]=&quot;&quot;;&quot;&quot;;[.F12]-VLOOKUP([.$C12];currentgear;COLUMN()-18+4;0))" office:value-type="float" office:value="-51">
            <text:p>-51</text:p>
          </table:table-cell>
          <table:table-cell table:style-name="ce80" table:formula="of:=IF([.G12]=&quot;&quot;;&quot;&quot;;[.G12]-VLOOKUP([.$C12];currentgear;COLUMN()-18+4;0))" office:value-type="float" office:value="-9">
            <text:p>-9</text:p>
          </table:table-cell>
          <table:table-cell table:style-name="ce80" table:formula="of:=IF([.H12]=&quot;&quot;;&quot;&quot;;[.H12]-VLOOKUP([.$C12];currentgear;COLUMN()-18+4;0))" office:value-type="float" office:value="-60">
            <text:p>-60</text:p>
          </table:table-cell>
          <table:table-cell table:style-name="ce80" table:formula="of:=IF([.I12]=&quot;&quot;;&quot;&quot;;[.I12]-VLOOKUP([.$C12];currentgear;COLUMN()-18+4;0))">
            <text:p/>
          </table:table-cell>
          <table:table-cell table:style-name="ce80" table:formula="of:=IF([.J12]=&quot;&quot;;&quot;&quot;;[.J12]-VLOOKUP([.$C12];currentgear;COLUMN()-18+4;0))">
            <text:p/>
          </table:table-cell>
          <table:table-cell table:style-name="ce80" table:formula="of:=IF([.K12]=&quot;&quot;;&quot;&quot;;[.K12]-VLOOKUP([.$C12];currentgear;COLUMN()-18+4;0))">
            <text:p/>
          </table:table-cell>
          <table:table-cell table:style-name="ce80" table:formula="of:=IF([.L12]=&quot;&quot;;&quot;&quot;;[.L12]-VLOOKUP([.$C12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13]=&quot;&quot;;&quot;&quot;;[.C13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0"/>
          <table:table-cell table:style-name="ce71" office:value-type="string">
            <text:p>Ash Stake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IF(OR([.F13]=&quot;&quot;;[.G13]=&quot;&quot;);&quot;&quot;;[.F13]+[.G13])" office:value-type="float" office:value="35">
            <text:p>35</text:p>
          </table:table-cell>
          <table:table-cell table:style-name="ce70"/>
          <table:table-cell table:style-name="ce70"/>
          <table:table-cell table:style-name="ce70"/>
          <table:table-cell table:style-name="ce68" table:formula="of:=IF(OR([.I13]=&quot;&quot;;[.K13]=&quot;&quot;;[.K13]=&quot;&quot;);&quot;&quot;;SUM([.I13:.K13]))">
            <text:p/>
          </table:table-cell>
          <table:table-cell table:style-name="ce68" office:value-type="float" office:value="13800">
            <text:p>13.800</text:p>
          </table:table-cell>
          <table:table-cell table:style-name="ce70"/>
          <table:table-cell table:style-name="ce68"/>
          <table:table-cell/>
          <table:table-cell table:style-name="ce70"/>
          <table:table-cell table:style-name="ce80" table:formula="of:=IF([.F13]=&quot;&quot;;&quot;&quot;;[.F13]-VLOOKUP([.$C13];currentgear;COLUMN()-18+4;0))" office:value-type="float" office:value="-64">
            <text:p>-64</text:p>
          </table:table-cell>
          <table:table-cell table:style-name="ce80" table:formula="of:=IF([.G13]=&quot;&quot;;&quot;&quot;;[.G13]-VLOOKUP([.$C13];currentgear;COLUMN()-18+4;0))" office:value-type="float" office:value="-5">
            <text:p>-5</text:p>
          </table:table-cell>
          <table:table-cell table:style-name="ce80" table:formula="of:=IF([.H13]=&quot;&quot;;&quot;&quot;;[.H13]-VLOOKUP([.$C13];currentgear;COLUMN()-18+4;0))" office:value-type="float" office:value="-69">
            <text:p>-69</text:p>
          </table:table-cell>
          <table:table-cell table:style-name="ce80" table:formula="of:=IF([.I13]=&quot;&quot;;&quot;&quot;;[.I13]-VLOOKUP([.$C13];currentgear;COLUMN()-18+4;0))">
            <text:p/>
          </table:table-cell>
          <table:table-cell table:style-name="ce80" table:formula="of:=IF([.J13]=&quot;&quot;;&quot;&quot;;[.J13]-VLOOKUP([.$C13];currentgear;COLUMN()-18+4;0))">
            <text:p/>
          </table:table-cell>
          <table:table-cell table:style-name="ce80" table:formula="of:=IF([.K13]=&quot;&quot;;&quot;&quot;;[.K13]-VLOOKUP([.$C13];currentgear;COLUMN()-18+4;0))">
            <text:p/>
          </table:table-cell>
          <table:table-cell table:style-name="ce80" table:formula="of:=IF([.L13]=&quot;&quot;;&quot;&quot;;[.L13]-VLOOKUP([.$C13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14]=&quot;&quot;;&quot;&quot;;[.C14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1"/>
          <table:table-cell table:style-name="ce71" office:value-type="string">
            <text:p>Slingshot Mark 13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table:formula="of:=IF(OR([.F14]=&quot;&quot;;[.G14]=&quot;&quot;);&quot;&quot;;[.F14]+[.G14])" office:value-type="float" office:value="87">
            <text:p>87</text:p>
          </table:table-cell>
          <table:table-cell table:style-name="ce71"/>
          <table:table-cell table:style-name="ce71"/>
          <table:table-cell table:style-name="ce71"/>
          <table:table-cell table:style-name="ce68" table:formula="of:=IF(OR([.I14]=&quot;&quot;;[.K14]=&quot;&quot;;[.K14]=&quot;&quot;);&quot;&quot;;SUM([.I14:.K14]))">
            <text:p/>
          </table:table-cell>
          <table:table-cell table:style-name="ce68"/>
          <table:table-cell table:style-name="ce70"/>
          <table:table-cell table:style-name="ce68" office:value-type="float" office:value="40">
            <text:p>40</text:p>
          </table:table-cell>
          <table:table-cell/>
          <table:table-cell table:style-name="ce70"/>
          <table:table-cell table:style-name="ce80" table:formula="of:=IF([.F14]=&quot;&quot;;&quot;&quot;;[.F14]-VLOOKUP([.$C14];currentgear;COLUMN()-18+4;0))" office:value-type="float" office:value="-14">
            <text:p>-14</text:p>
          </table:table-cell>
          <table:table-cell table:style-name="ce80" table:formula="of:=IF([.G14]=&quot;&quot;;&quot;&quot;;[.G14]-VLOOKUP([.$C14];currentgear;COLUMN()-18+4;0))" office:value-type="float" office:value="-3">
            <text:p>-3</text:p>
          </table:table-cell>
          <table:table-cell table:style-name="ce80" table:formula="of:=IF([.H14]=&quot;&quot;;&quot;&quot;;[.H14]-VLOOKUP([.$C14];currentgear;COLUMN()-18+4;0))" office:value-type="float" office:value="-17">
            <text:p>-17</text:p>
          </table:table-cell>
          <table:table-cell table:style-name="ce80" table:formula="of:=IF([.I14]=&quot;&quot;;&quot;&quot;;[.I14]-VLOOKUP([.$C14];currentgear;COLUMN()-18+4;0))">
            <text:p/>
          </table:table-cell>
          <table:table-cell table:style-name="ce80" table:formula="of:=IF([.J14]=&quot;&quot;;&quot;&quot;;[.J14]-VLOOKUP([.$C14];currentgear;COLUMN()-18+4;0))">
            <text:p/>
          </table:table-cell>
          <table:table-cell table:style-name="ce80" table:formula="of:=IF([.K14]=&quot;&quot;;&quot;&quot;;[.K14]-VLOOKUP([.$C14];currentgear;COLUMN()-18+4;0))">
            <text:p/>
          </table:table-cell>
          <table:table-cell table:style-name="ce80" table:formula="of:=IF([.L14]=&quot;&quot;;&quot;&quot;;[.L14]-VLOOKUP([.$C14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15]=&quot;&quot;;&quot;&quot;;[.C15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1"/>
          <table:table-cell table:style-name="ce71" office:value-type="string">
            <text:p>Oak Stake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formula="of:=IF(OR([.F15]=&quot;&quot;;[.G15]=&quot;&quot;);&quot;&quot;;[.F15]+[.G15])" office:value-type="float" office:value="63">
            <text:p>63</text:p>
          </table:table-cell>
          <table:table-cell table:style-name="ce71" office:value-type="float" office:value="6">
            <text:p>6</text:p>
          </table:table-cell>
          <table:table-cell table:style-name="ce71" office:value-type="float" office:value="16">
            <text:p>16</text:p>
          </table:table-cell>
          <table:table-cell table:style-name="ce71" office:value-type="float" office:value="1">
            <text:p>1</text:p>
          </table:table-cell>
          <table:table-cell table:style-name="ce68" table:formula="of:=IF(OR([.I15]=&quot;&quot;;[.K15]=&quot;&quot;;[.K15]=&quot;&quot;);&quot;&quot;;SUM([.I15:.K15]))" office:value-type="float" office:value="23">
            <text:p>23</text:p>
          </table:table-cell>
          <table:table-cell table:style-name="ce68" office:value-type="float" office:value="26600">
            <text:p>26.600</text:p>
          </table:table-cell>
          <table:table-cell table:style-name="ce70"/>
          <table:table-cell table:style-name="ce68"/>
          <table:table-cell/>
          <table:table-cell table:style-name="ce70"/>
          <table:table-cell table:style-name="ce80" table:formula="of:=IF([.F15]=&quot;&quot;;&quot;&quot;;[.F15]-VLOOKUP([.$C15];currentgear;COLUMN()-18+4;0))" office:value-type="float" office:value="-45">
            <text:p>-45</text:p>
          </table:table-cell>
          <table:table-cell table:style-name="ce80" table:formula="of:=IF([.G15]=&quot;&quot;;&quot;&quot;;[.G15]-VLOOKUP([.$C15];currentgear;COLUMN()-18+4;0))" office:value-type="float" office:value="4">
            <text:p>4</text:p>
          </table:table-cell>
          <table:table-cell table:style-name="ce80" table:formula="of:=IF([.H15]=&quot;&quot;;&quot;&quot;;[.H15]-VLOOKUP([.$C15];currentgear;COLUMN()-18+4;0))" office:value-type="float" office:value="-41">
            <text:p>-41</text:p>
          </table:table-cell>
          <table:table-cell table:style-name="ce80" table:formula="of:=IF([.I15]=&quot;&quot;;&quot;&quot;;[.I15]-VLOOKUP([.$C15];currentgear;COLUMN()-18+4;0))" office:value-type="float" office:value="-24">
            <text:p>-24</text:p>
          </table:table-cell>
          <table:table-cell table:style-name="ce80" table:formula="of:=IF([.J15]=&quot;&quot;;&quot;&quot;;[.J15]-VLOOKUP([.$C15];currentgear;COLUMN()-18+4;0))" office:value-type="float" office:value="14">
            <text:p>14</text:p>
          </table:table-cell>
          <table:table-cell table:style-name="ce80" table:formula="of:=IF([.K15]=&quot;&quot;;&quot;&quot;;[.K15]-VLOOKUP([.$C15];currentgear;COLUMN()-18+4;0))" office:value-type="float" office:value="-13">
            <text:p>-13</text:p>
          </table:table-cell>
          <table:table-cell table:style-name="ce80" table:formula="of:=IF([.L15]=&quot;&quot;;&quot;&quot;;[.L15]-VLOOKUP([.$C15];currentgear;COLUMN()-18+4;0))" office:value-type="float" office:value="-23">
            <text:p>-23</text:p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16]=&quot;&quot;;&quot;&quot;;[.C16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1"/>
          <table:table-cell table:style-name="ce71" office:value-type="string">
            <text:p>Slingshot Mark 14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table:formula="of:=IF(OR([.F16]=&quot;&quot;;[.G16]=&quot;&quot;);&quot;&quot;;[.F16]+[.G16])" office:value-type="float" office:value="95">
            <text:p>95</text:p>
          </table:table-cell>
          <table:table-cell table:style-name="ce71" office:value-type="float" office:value="26">
            <text:p>26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12">
            <text:p>12</text:p>
          </table:table-cell>
          <table:table-cell table:style-name="ce68" table:formula="of:=IF(OR([.I16]=&quot;&quot;;[.K16]=&quot;&quot;;[.K16]=&quot;&quot;);&quot;&quot;;SUM([.I16:.K16]))" office:value-type="float" office:value="39">
            <text:p>39</text:p>
          </table:table-cell>
          <table:table-cell table:style-name="ce68"/>
          <table:table-cell table:style-name="ce70"/>
          <table:table-cell table:style-name="ce68" office:value-type="float" office:value="45">
            <text:p>45</text:p>
          </table:table-cell>
          <table:table-cell/>
          <table:table-cell table:style-name="ce70"/>
          <table:table-cell table:style-name="ce80" table:formula="of:=IF([.F16]=&quot;&quot;;&quot;&quot;;[.F16]-VLOOKUP([.$C16];currentgear;COLUMN()-18+4;0))" office:value-type="float" office:value="-7">
            <text:p>-7</text:p>
          </table:table-cell>
          <table:table-cell table:style-name="ce80" table:formula="of:=IF([.G16]=&quot;&quot;;&quot;&quot;;[.G16]-VLOOKUP([.$C16];currentgear;COLUMN()-18+4;0))" office:value-type="float" office:value="-2">
            <text:p>-2</text:p>
          </table:table-cell>
          <table:table-cell table:style-name="ce80" table:formula="of:=IF([.H16]=&quot;&quot;;&quot;&quot;;[.H16]-VLOOKUP([.$C16];currentgear;COLUMN()-18+4;0))" office:value-type="float" office:value="-9">
            <text:p>-9</text:p>
          </table:table-cell>
          <table:table-cell table:style-name="ce80" table:formula="of:=IF([.I16]=&quot;&quot;;&quot;&quot;;[.I16]-VLOOKUP([.$C16];currentgear;COLUMN()-18+4;0))" office:value-type="float" office:value="-4">
            <text:p>-4</text:p>
          </table:table-cell>
          <table:table-cell table:style-name="ce80" table:formula="of:=IF([.J16]=&quot;&quot;;&quot;&quot;;[.J16]-VLOOKUP([.$C16];currentgear;COLUMN()-18+4;0))" office:value-type="float" office:value="-1">
            <text:p>-1</text:p>
          </table:table-cell>
          <table:table-cell table:style-name="ce80" table:formula="of:=IF([.K16]=&quot;&quot;;&quot;&quot;;[.K16]-VLOOKUP([.$C16];currentgear;COLUMN()-18+4;0))" office:value-type="float" office:value="-2">
            <text:p>-2</text:p>
          </table:table-cell>
          <table:table-cell table:style-name="ce80" table:formula="of:=IF([.L16]=&quot;&quot;;&quot;&quot;;[.L16]-VLOOKUP([.$C16];currentgear;COLUMN()-18+4;0))" office:value-type="float" office:value="-7">
            <text:p>-7</text:p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17]=&quot;&quot;;&quot;&quot;;[.C17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1"/>
          <table:table-cell table:style-name="ce71" office:value-type="string">
            <text:p>Larch Stake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table:formula="of:=IF(OR([.F17]=&quot;&quot;;[.G17]=&quot;&quot;);&quot;&quot;;[.F17]+[.G17])" office:value-type="float" office:value="76">
            <text:p>76</text:p>
          </table:table-cell>
          <table:table-cell table:style-name="ce71" office:value-type="float" office:value="6">
            <text:p>6</text:p>
          </table:table-cell>
          <table:table-cell table:style-name="ce71" office:value-type="float" office:value="18">
            <text:p>18</text:p>
          </table:table-cell>
          <table:table-cell table:style-name="ce71" office:value-type="float" office:value="1">
            <text:p>1</text:p>
          </table:table-cell>
          <table:table-cell table:style-name="ce68" table:formula="of:=IF(OR([.I17]=&quot;&quot;;[.K17]=&quot;&quot;;[.K17]=&quot;&quot;);&quot;&quot;;SUM([.I17:.K17]))" office:value-type="float" office:value="25">
            <text:p>25</text:p>
          </table:table-cell>
          <table:table-cell table:style-name="ce68" office:value-type="float" office:value="30500">
            <text:p>30.500</text:p>
          </table:table-cell>
          <table:table-cell table:style-name="ce70"/>
          <table:table-cell table:style-name="ce68"/>
          <table:table-cell/>
          <table:table-cell table:style-name="ce70"/>
          <table:table-cell table:style-name="ce80" table:formula="of:=IF([.F17]=&quot;&quot;;&quot;&quot;;[.F17]-VLOOKUP([.$C17];currentgear;COLUMN()-18+4;0))" office:value-type="float" office:value="-36">
            <text:p>-36</text:p>
          </table:table-cell>
          <table:table-cell table:style-name="ce80" table:formula="of:=IF([.G17]=&quot;&quot;;&quot;&quot;;[.G17]-VLOOKUP([.$C17];currentgear;COLUMN()-18+4;0))" office:value-type="float" office:value="8">
            <text:p>8</text:p>
          </table:table-cell>
          <table:table-cell table:style-name="ce80" table:formula="of:=IF([.H17]=&quot;&quot;;&quot;&quot;;[.H17]-VLOOKUP([.$C17];currentgear;COLUMN()-18+4;0))" office:value-type="float" office:value="-28">
            <text:p>-28</text:p>
          </table:table-cell>
          <table:table-cell table:style-name="ce80" table:formula="of:=IF([.I17]=&quot;&quot;;&quot;&quot;;[.I17]-VLOOKUP([.$C17];currentgear;COLUMN()-18+4;0))" office:value-type="float" office:value="-24">
            <text:p>-24</text:p>
          </table:table-cell>
          <table:table-cell table:style-name="ce80" table:formula="of:=IF([.J17]=&quot;&quot;;&quot;&quot;;[.J17]-VLOOKUP([.$C17];currentgear;COLUMN()-18+4;0))" office:value-type="float" office:value="16">
            <text:p>16</text:p>
          </table:table-cell>
          <table:table-cell table:style-name="ce80" table:formula="of:=IF([.K17]=&quot;&quot;;&quot;&quot;;[.K17]-VLOOKUP([.$C17];currentgear;COLUMN()-18+4;0))" office:value-type="float" office:value="-13">
            <text:p>-13</text:p>
          </table:table-cell>
          <table:table-cell table:style-name="ce80" table:formula="of:=IF([.L17]=&quot;&quot;;&quot;&quot;;[.L17]-VLOOKUP([.$C17];currentgear;COLUMN()-18+4;0))" office:value-type="float" office:value="-21">
            <text:p>-21</text:p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18]=&quot;&quot;;&quot;&quot;;[.C18])" office:value-type="string" office:string-value="Weapon Light">
            <text:p>Weapon Light</text:p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1"/>
          <table:table-cell table:style-name="ce71" office:value-type="string">
            <text:p>Slingshot Mark 15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formula="of:=IF(OR([.F18]=&quot;&quot;;[.G18]=&quot;&quot;);&quot;&quot;;[.F18]+[.G18])" office:value-type="float" office:value="104">
            <text:p>104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2">
            <text:p>2</text:p>
          </table:table-cell>
          <table:table-cell table:style-name="ce71" office:value-type="float" office:value="14">
            <text:p>14</text:p>
          </table:table-cell>
          <table:table-cell table:style-name="ce68" table:formula="of:=IF(OR([.I18]=&quot;&quot;;[.K18]=&quot;&quot;;[.K18]=&quot;&quot;);&quot;&quot;;SUM([.I18:.K18]))" office:value-type="float" office:value="46">
            <text:p>46</text:p>
          </table:table-cell>
          <table:table-cell table:style-name="ce68"/>
          <table:table-cell table:style-name="ce70"/>
          <table:table-cell table:style-name="ce68" office:value-type="float" office:value="33">
            <text:p>33</text:p>
          </table:table-cell>
          <table:table-cell office:value-type="string">
            <text:p>x</text:p>
          </table:table-cell>
          <table:table-cell table:style-name="ce70"/>
          <table:table-cell table:style-name="ce80" table:formula="of:=IF([.F18]=&quot;&quot;;&quot;&quot;;[.F18]-VLOOKUP([.$C18];currentgear;COLUMN()-18+4;0))" office:value-type="float" office:value="0">
            <text:p>0</text:p>
          </table:table-cell>
          <table:table-cell table:style-name="ce80" table:formula="of:=IF([.G18]=&quot;&quot;;&quot;&quot;;[.G18]-VLOOKUP([.$C18];currentgear;COLUMN()-18+4;0))" office:value-type="float" office:value="0">
            <text:p>0</text:p>
          </table:table-cell>
          <table:table-cell table:style-name="ce80" table:formula="of:=IF([.H18]=&quot;&quot;;&quot;&quot;;[.H18]-VLOOKUP([.$C18];currentgear;COLUMN()-18+4;0))" office:value-type="float" office:value="0">
            <text:p>0</text:p>
          </table:table-cell>
          <table:table-cell table:style-name="ce80" table:formula="of:=IF([.I18]=&quot;&quot;;&quot;&quot;;[.I18]-VLOOKUP([.$C18];currentgear;COLUMN()-18+4;0))" office:value-type="float" office:value="0">
            <text:p>0</text:p>
          </table:table-cell>
          <table:table-cell table:style-name="ce80" table:formula="of:=IF([.J18]=&quot;&quot;;&quot;&quot;;[.J18]-VLOOKUP([.$C18];currentgear;COLUMN()-18+4;0))" office:value-type="float" office:value="0">
            <text:p>0</text:p>
          </table:table-cell>
          <table:table-cell table:style-name="ce80" table:formula="of:=IF([.K18]=&quot;&quot;;&quot;&quot;;[.K18]-VLOOKUP([.$C18];currentgear;COLUMN()-18+4;0))" office:value-type="float" office:value="0">
            <text:p>0</text:p>
          </table:table-cell>
          <table:table-cell table:style-name="ce80" table:formula="of:=IF([.L18]=&quot;&quot;;&quot;&quot;;[.L18]-VLOOKUP([.$C18];currentgear;COLUMN()-18+4;0))" office:value-type="float" office:value="0">
            <text:p>0</text:p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19]=&quot;&quot;;&quot;&quot;;[.C19])">
            <text:p/>
          </table:table-cell>
          <table:table-cell office:value-type="string">
            <text:p>Halloween</text:p>
          </table:table-cell>
          <table:table-cell office:value-type="string">
            <text:p>Weapon Light</text:p>
          </table:table-cell>
          <table:table-cell table:style-name="ce71"/>
          <table:table-cell table:style-name="ce71" office:value-type="string">
            <text:p>Redwood Stake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table:formula="of:=IF(OR([.F19]=&quot;&quot;;[.G19]=&quot;&quot;);&quot;&quot;;[.F19]+[.G19])" office:value-type="float" office:value="83">
            <text:p>83</text:p>
          </table:table-cell>
          <table:table-cell table:style-name="ce71" office:value-type="float" office:value="7">
            <text:p>7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1">
            <text:p>1</text:p>
          </table:table-cell>
          <table:table-cell table:style-name="ce68" table:formula="of:=IF(OR([.I19]=&quot;&quot;;[.K19]=&quot;&quot;;[.K19]=&quot;&quot;);&quot;&quot;;SUM([.I19:.K19]))" office:value-type="float" office:value="28">
            <text:p>28</text:p>
          </table:table-cell>
          <table:table-cell table:style-name="ce68" office:value-type="float" office:value="22820">
            <text:p>22.820</text:p>
          </table:table-cell>
          <table:table-cell table:style-name="ce70"/>
          <table:table-cell table:style-name="ce68"/>
          <table:table-cell/>
          <table:table-cell table:style-name="ce70"/>
          <table:table-cell table:style-name="ce80" table:formula="of:=IF([.F19]=&quot;&quot;;&quot;&quot;;[.F19]-VLOOKUP([.$C19];currentgear;COLUMN()-18+4;0))" office:value-type="float" office:value="-31">
            <text:p>-31</text:p>
          </table:table-cell>
          <table:table-cell table:style-name="ce80" table:formula="of:=IF([.G19]=&quot;&quot;;&quot;&quot;;[.G19]-VLOOKUP([.$C19];currentgear;COLUMN()-18+4;0))" office:value-type="float" office:value="10">
            <text:p>10</text:p>
          </table:table-cell>
          <table:table-cell table:style-name="ce80" table:formula="of:=IF([.H19]=&quot;&quot;;&quot;&quot;;[.H19]-VLOOKUP([.$C19];currentgear;COLUMN()-18+4;0))" office:value-type="float" office:value="-21">
            <text:p>-21</text:p>
          </table:table-cell>
          <table:table-cell table:style-name="ce80" table:formula="of:=IF([.I19]=&quot;&quot;;&quot;&quot;;[.I19]-VLOOKUP([.$C19];currentgear;COLUMN()-18+4;0))" office:value-type="float" office:value="-23">
            <text:p>-23</text:p>
          </table:table-cell>
          <table:table-cell table:style-name="ce80" table:formula="of:=IF([.J19]=&quot;&quot;;&quot;&quot;;[.J19]-VLOOKUP([.$C19];currentgear;COLUMN()-18+4;0))" office:value-type="float" office:value="18">
            <text:p>18</text:p>
          </table:table-cell>
          <table:table-cell table:style-name="ce80" table:formula="of:=IF([.K19]=&quot;&quot;;&quot;&quot;;[.K19]-VLOOKUP([.$C19];currentgear;COLUMN()-18+4;0))" office:value-type="float" office:value="-13">
            <text:p>-13</text:p>
          </table:table-cell>
          <table:table-cell table:style-name="ce80" table:formula="of:=IF([.L19]=&quot;&quot;;&quot;&quot;;[.L19]-VLOOKUP([.$C19];currentgear;COLUMN()-18+4;0))" office:value-type="float" office:value="-18">
            <text:p>-18</text:p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20]=&quot;&quot;;&quot;&quot;;[.C20])">
            <text:p/>
          </table:table-cell>
          <table:table-cell office:value-type="string">
            <text:p>Halloween</text:p>
          </table:table-cell>
          <table:table-cell office:value-type="string">
            <text:p>Weapon Heavy</text:p>
          </table:table-cell>
          <table:table-cell table:style-name="ce71"/>
          <table:table-cell table:style-name="ce71" office:value-type="string">
            <text:p>Scary Axe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formula="of:=IF(OR([.F20]=&quot;&quot;;[.G20]=&quot;&quot;);&quot;&quot;;[.F20]+[.G20])" office:value-type="float" office:value="41">
            <text:p>41</text:p>
          </table:table-cell>
          <table:table-cell table:style-name="ce71"/>
          <table:table-cell table:style-name="ce71"/>
          <table:table-cell table:style-name="ce71"/>
          <table:table-cell table:style-name="ce68" table:formula="of:=IF(OR([.I20]=&quot;&quot;;[.K20]=&quot;&quot;;[.K20]=&quot;&quot;);&quot;&quot;;SUM([.I20:.K20]))">
            <text:p/>
          </table:table-cell>
          <table:table-cell table:style-name="ce68"/>
          <table:table-cell table:style-name="ce70"/>
          <table:table-cell table:style-name="ce68" office:value-type="float" office:value="22">
            <text:p>22</text:p>
          </table:table-cell>
          <table:table-cell/>
          <table:table-cell table:style-name="ce70"/>
          <table:table-cell table:style-name="ce80" table:formula="of:=IF([.F20]=&quot;&quot;;&quot;&quot;;[.F20]-VLOOKUP([.$C20];currentgear;COLUMN()-18+4;0))" office:value-type="float" office:value="-43">
            <text:p>-43</text:p>
          </table:table-cell>
          <table:table-cell table:style-name="ce80" table:formula="of:=IF([.G20]=&quot;&quot;;&quot;&quot;;[.G20]-VLOOKUP([.$C20];currentgear;COLUMN()-18+4;0))" office:value-type="float" office:value="-25">
            <text:p>-25</text:p>
          </table:table-cell>
          <table:table-cell table:style-name="ce80" table:formula="of:=IF([.H20]=&quot;&quot;;&quot;&quot;;[.H20]-VLOOKUP([.$C20];currentgear;COLUMN()-18+4;0))" office:value-type="float" office:value="-68">
            <text:p>-68</text:p>
          </table:table-cell>
          <table:table-cell table:style-name="ce80" table:formula="of:=IF([.I20]=&quot;&quot;;&quot;&quot;;[.I20]-VLOOKUP([.$C20];currentgear;COLUMN()-18+4;0))">
            <text:p/>
          </table:table-cell>
          <table:table-cell table:style-name="ce80" table:formula="of:=IF([.J20]=&quot;&quot;;&quot;&quot;;[.J20]-VLOOKUP([.$C20];currentgear;COLUMN()-18+4;0))">
            <text:p/>
          </table:table-cell>
          <table:table-cell table:style-name="ce80" table:formula="of:=IF([.K20]=&quot;&quot;;&quot;&quot;;[.K20]-VLOOKUP([.$C20];currentgear;COLUMN()-18+4;0))">
            <text:p/>
          </table:table-cell>
          <table:table-cell table:style-name="ce80" table:formula="of:=IF([.L20]=&quot;&quot;;&quot;&quot;;[.L20]-VLOOKUP([.$C20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21]=&quot;&quot;;&quot;&quot;;[.C21])">
            <text:p/>
          </table:table-cell>
          <table:table-cell office:value-type="string">
            <text:p>Halloween</text:p>
          </table:table-cell>
          <table:table-cell office:value-type="string">
            <text:p>Weapon Heavy</text:p>
          </table:table-cell>
          <table:table-cell table:style-name="ce71"/>
          <table:table-cell table:style-name="ce71" office:value-type="string">
            <text:p>Titanium Axe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table:formula="of:=IF(OR([.F21]=&quot;&quot;;[.G21]=&quot;&quot;);&quot;&quot;;[.F21]+[.G21])" office:value-type="float" office:value="83">
            <text:p>83</text:p>
          </table:table-cell>
          <table:table-cell table:style-name="ce71"/>
          <table:table-cell table:style-name="ce71"/>
          <table:table-cell table:style-name="ce71"/>
          <table:table-cell table:style-name="ce68" table:formula="of:=IF(OR([.I21]=&quot;&quot;;[.K21]=&quot;&quot;;[.K21]=&quot;&quot;);&quot;&quot;;SUM([.I21:.K21]))">
            <text:p/>
          </table:table-cell>
          <table:table-cell table:style-name="ce68"/>
          <table:table-cell table:style-name="ce70"/>
          <table:table-cell table:style-name="ce68" office:value-type="float" office:value="40">
            <text:p>40</text:p>
          </table:table-cell>
          <table:table-cell/>
          <table:table-cell table:style-name="ce70"/>
          <table:table-cell table:style-name="ce80" table:formula="of:=IF([.F21]=&quot;&quot;;&quot;&quot;;[.F21]-VLOOKUP([.$C21];currentgear;COLUMN()-18+4;0))" office:value-type="float" office:value="-10">
            <text:p>-10</text:p>
          </table:table-cell>
          <table:table-cell table:style-name="ce80" table:formula="of:=IF([.G21]=&quot;&quot;;&quot;&quot;;[.G21]-VLOOKUP([.$C21];currentgear;COLUMN()-18+4;0))" office:value-type="float" office:value="-16">
            <text:p>-16</text:p>
          </table:table-cell>
          <table:table-cell table:style-name="ce80" table:formula="of:=IF([.H21]=&quot;&quot;;&quot;&quot;;[.H21]-VLOOKUP([.$C21];currentgear;COLUMN()-18+4;0))" office:value-type="float" office:value="-26">
            <text:p>-26</text:p>
          </table:table-cell>
          <table:table-cell table:style-name="ce80" table:formula="of:=IF([.I21]=&quot;&quot;;&quot;&quot;;[.I21]-VLOOKUP([.$C21];currentgear;COLUMN()-18+4;0))">
            <text:p/>
          </table:table-cell>
          <table:table-cell table:style-name="ce80" table:formula="of:=IF([.J21]=&quot;&quot;;&quot;&quot;;[.J21]-VLOOKUP([.$C21];currentgear;COLUMN()-18+4;0))">
            <text:p/>
          </table:table-cell>
          <table:table-cell table:style-name="ce80" table:formula="of:=IF([.K21]=&quot;&quot;;&quot;&quot;;[.K21]-VLOOKUP([.$C21];currentgear;COLUMN()-18+4;0))">
            <text:p/>
          </table:table-cell>
          <table:table-cell table:style-name="ce80" table:formula="of:=IF([.L21]=&quot;&quot;;&quot;&quot;;[.L21]-VLOOKUP([.$C21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22]=&quot;&quot;;&quot;&quot;;[.C22])">
            <text:p/>
          </table:table-cell>
          <table:table-cell office:value-type="string">
            <text:p>Halloween</text:p>
          </table:table-cell>
          <table:table-cell office:value-type="string">
            <text:p>Weapon Heavy</text:p>
          </table:table-cell>
          <table:table-cell table:style-name="ce71"/>
          <table:table-cell table:style-name="ce71" office:value-type="string">
            <text:p>Killer Axe</text:p>
          </table:table-cell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  <table:table-cell table:formula="of:=IF(OR([.F22]=&quot;&quot;;[.G22]=&quot;&quot;);&quot;&quot;;[.F22]+[.G22])" office:value-type="float" office:value="91">
            <text:p>91</text:p>
          </table:table-cell>
          <table:table-cell table:style-name="ce71"/>
          <table:table-cell table:style-name="ce71"/>
          <table:table-cell table:style-name="ce71"/>
          <table:table-cell table:style-name="ce68" table:formula="of:=IF(OR([.I22]=&quot;&quot;;[.K22]=&quot;&quot;;[.K22]=&quot;&quot;);&quot;&quot;;SUM([.I22:.K22]))">
            <text:p/>
          </table:table-cell>
          <table:table-cell table:style-name="ce68"/>
          <table:table-cell table:style-name="ce70"/>
          <table:table-cell table:style-name="ce68" office:value-type="float" office:value="45">
            <text:p>45</text:p>
          </table:table-cell>
          <table:table-cell/>
          <table:table-cell table:style-name="ce70"/>
          <table:table-cell table:style-name="ce80" table:formula="of:=IF([.F22]=&quot;&quot;;&quot;&quot;;[.F22]-VLOOKUP([.$C22];currentgear;COLUMN()-18+4;0))" office:value-type="float" office:value="-3">
            <text:p>-3</text:p>
          </table:table-cell>
          <table:table-cell table:style-name="ce80" table:formula="of:=IF([.G22]=&quot;&quot;;&quot;&quot;;[.G22]-VLOOKUP([.$C22];currentgear;COLUMN()-18+4;0))" office:value-type="float" office:value="-15">
            <text:p>-15</text:p>
          </table:table-cell>
          <table:table-cell table:style-name="ce80" table:formula="of:=IF([.H22]=&quot;&quot;;&quot;&quot;;[.H22]-VLOOKUP([.$C22];currentgear;COLUMN()-18+4;0))" office:value-type="float" office:value="-18">
            <text:p>-18</text:p>
          </table:table-cell>
          <table:table-cell table:style-name="ce80" table:formula="of:=IF([.I22]=&quot;&quot;;&quot;&quot;;[.I22]-VLOOKUP([.$C22];currentgear;COLUMN()-18+4;0))">
            <text:p/>
          </table:table-cell>
          <table:table-cell table:style-name="ce80" table:formula="of:=IF([.J22]=&quot;&quot;;&quot;&quot;;[.J22]-VLOOKUP([.$C22];currentgear;COLUMN()-18+4;0))">
            <text:p/>
          </table:table-cell>
          <table:table-cell table:style-name="ce80" table:formula="of:=IF([.K22]=&quot;&quot;;&quot;&quot;;[.K22]-VLOOKUP([.$C22];currentgear;COLUMN()-18+4;0))">
            <text:p/>
          </table:table-cell>
          <table:table-cell table:style-name="ce80" table:formula="of:=IF([.L22]=&quot;&quot;;&quot;&quot;;[.L22]-VLOOKUP([.$C22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23]=&quot;&quot;;&quot;&quot;;[.C23])">
            <text:p/>
          </table:table-cell>
          <table:table-cell office:value-type="string">
            <text:p>Halloween</text:p>
          </table:table-cell>
          <table:table-cell office:value-type="string">
            <text:p>Weapon Special</text:p>
          </table:table-cell>
          <table:table-cell table:style-name="ce71"/>
          <table:table-cell office:value-type="string">
            <text:p>Organic Pumpkin Bomb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formula="of:=IF(OR([.F23]=&quot;&quot;;[.G23]=&quot;&quot;);&quot;&quot;;[.F23]+[.G23])" office:value-type="float" office:value="40">
            <text:p>40</text:p>
          </table:table-cell>
          <table:table-cell table:style-name="ce71"/>
          <table:table-cell table:style-name="ce71"/>
          <table:table-cell table:style-name="ce71"/>
          <table:table-cell table:style-name="ce68" table:formula="of:=IF(OR([.I23]=&quot;&quot;;[.K23]=&quot;&quot;;[.K23]=&quot;&quot;);&quot;&quot;;SUM([.I23:.K23]))">
            <text:p/>
          </table:table-cell>
          <table:table-cell table:style-name="ce68"/>
          <table:table-cell table:style-name="ce70"/>
          <table:table-cell table:style-name="ce68" office:value-type="float" office:value="20">
            <text:p>20</text:p>
          </table:table-cell>
          <table:table-cell/>
          <table:table-cell table:style-name="ce70"/>
          <table:table-cell table:style-name="ce80" table:formula="of:=IF([.F23]=&quot;&quot;;&quot;&quot;;[.F23]-VLOOKUP([.$C23];currentgear;COLUMN()-18+4;0))" office:value-type="float" office:value="-55">
            <text:p>-55</text:p>
          </table:table-cell>
          <table:table-cell table:style-name="ce80" table:formula="of:=IF([.G23]=&quot;&quot;;&quot;&quot;;[.G23]-VLOOKUP([.$C23];currentgear;COLUMN()-18+4;0))" office:value-type="float" office:value="-10">
            <text:p>-10</text:p>
          </table:table-cell>
          <table:table-cell table:style-name="ce80" table:formula="of:=IF([.H23]=&quot;&quot;;&quot;&quot;;[.H23]-VLOOKUP([.$C23];currentgear;COLUMN()-18+4;0))" office:value-type="float" office:value="-65">
            <text:p>-65</text:p>
          </table:table-cell>
          <table:table-cell table:style-name="ce80" table:formula="of:=IF([.I23]=&quot;&quot;;&quot;&quot;;[.I23]-VLOOKUP([.$C23];currentgear;COLUMN()-18+4;0))">
            <text:p/>
          </table:table-cell>
          <table:table-cell table:style-name="ce80" table:formula="of:=IF([.J23]=&quot;&quot;;&quot;&quot;;[.J23]-VLOOKUP([.$C23];currentgear;COLUMN()-18+4;0))">
            <text:p/>
          </table:table-cell>
          <table:table-cell table:style-name="ce80" table:formula="of:=IF([.K23]=&quot;&quot;;&quot;&quot;;[.K23]-VLOOKUP([.$C23];currentgear;COLUMN()-18+4;0))">
            <text:p/>
          </table:table-cell>
          <table:table-cell table:style-name="ce80" table:formula="of:=IF([.L23]=&quot;&quot;;&quot;&quot;;[.L23]-VLOOKUP([.$C23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24]=&quot;&quot;;&quot;&quot;;[.C24])">
            <text:p/>
          </table:table-cell>
          <table:table-cell office:value-type="string">
            <text:p>Halloween</text:p>
          </table:table-cell>
          <table:table-cell office:value-type="string">
            <text:p>Weapon Special</text:p>
          </table:table-cell>
          <table:table-cell/>
          <table:table-cell office:value-type="string">
            <text:p>Kakai Pumpkin Smash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table:formula="of:=IF(OR([.F24]=&quot;&quot;;[.G24]=&quot;&quot;);&quot;&quot;;[.F24]+[.G24])"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68" table:formula="of:=IF(OR([.I24]=&quot;&quot;;[.K24]=&quot;&quot;;[.K24]=&quot;&quot;);&quot;&quot;;SUM([.I24:.K24]))" office:value-type="float" office:value="30">
            <text:p>30</text:p>
          </table:table-cell>
          <table:table-cell table:style-name="ce68"/>
          <table:table-cell/>
          <table:table-cell table:style-name="ce68" office:value-type="float" office:value="35">
            <text:p>35</text:p>
          </table:table-cell>
          <table:table-cell/>
          <table:table-cell table:style-name="ce79"/>
          <table:table-cell table:style-name="ce80" table:formula="of:=IF([.F24]=&quot;&quot;;&quot;&quot;;[.F24]-VLOOKUP([.$C24];currentgear;COLUMN()-18+4;0))" office:value-type="float" office:value="-28">
            <text:p>-28</text:p>
          </table:table-cell>
          <table:table-cell table:style-name="ce80" table:formula="of:=IF([.G24]=&quot;&quot;;&quot;&quot;;[.G24]-VLOOKUP([.$C24];currentgear;COLUMN()-18+4;0))" office:value-type="float" office:value="-5">
            <text:p>-5</text:p>
          </table:table-cell>
          <table:table-cell table:style-name="ce80" table:formula="of:=IF([.H24]=&quot;&quot;;&quot;&quot;;[.H24]-VLOOKUP([.$C24];currentgear;COLUMN()-18+4;0))" office:value-type="float" office:value="-33">
            <text:p>-33</text:p>
          </table:table-cell>
          <table:table-cell table:style-name="ce80" table:formula="of:=IF([.I24]=&quot;&quot;;&quot;&quot;;[.I24]-VLOOKUP([.$C24];currentgear;COLUMN()-18+4;0))" office:value-type="float" office:value="-10">
            <text:p>-10</text:p>
          </table:table-cell>
          <table:table-cell table:style-name="ce80" table:formula="of:=IF([.J24]=&quot;&quot;;&quot;&quot;;[.J24]-VLOOKUP([.$C24];currentgear;COLUMN()-18+4;0))" office:value-type="float" office:value="-1">
            <text:p>-1</text:p>
          </table:table-cell>
          <table:table-cell table:style-name="ce80" table:formula="of:=IF([.K24]=&quot;&quot;;&quot;&quot;;[.K24]-VLOOKUP([.$C24];currentgear;COLUMN()-18+4;0))" office:value-type="float" office:value="-4">
            <text:p>-4</text:p>
          </table:table-cell>
          <table:table-cell table:style-name="ce80" table:formula="of:=IF([.L24]=&quot;&quot;;&quot;&quot;;[.L24]-VLOOKUP([.$C24];currentgear;COLUMN()-18+4;0))" office:value-type="float" office:value="-15">
            <text:p>-1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]=&quot;&quot;;&quot;&quot;;[.C25])">
            <text:p/>
          </table:table-cell>
          <table:table-cell office:value-type="string">
            <text:p>Halloween</text:p>
          </table:table-cell>
          <table:table-cell office:value-type="string">
            <text:p>Weapon Special</text:p>
          </table:table-cell>
          <table:table-cell/>
          <table:table-cell office:value-type="string">
            <text:p>Kakai Pumpkin Blast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table:formula="of:=IF(OR([.F25]=&quot;&quot;;[.G25]=&quot;&quot;);&quot;&quot;;[.F25]+[.G25])"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68" table:formula="of:=IF(OR([.I25]=&quot;&quot;;[.K25]=&quot;&quot;;[.K25]=&quot;&quot;);&quot;&quot;;SUM([.I25:.K25]))" office:value-type="float" office:value="35">
            <text:p>35</text:p>
          </table:table-cell>
          <table:table-cell table:style-name="ce68"/>
          <table:table-cell/>
          <table:table-cell table:style-name="ce68" office:value-type="float" office:value="40">
            <text:p>40</text:p>
          </table:table-cell>
          <table:table-cell/>
          <table:table-cell table:style-name="ce79"/>
          <table:table-cell table:style-name="ce80" table:formula="of:=IF([.F25]=&quot;&quot;;&quot;&quot;;[.F25]-VLOOKUP([.$C25];currentgear;COLUMN()-18+4;0))" office:value-type="float" office:value="-21">
            <text:p>-21</text:p>
          </table:table-cell>
          <table:table-cell table:style-name="ce80" table:formula="of:=IF([.G25]=&quot;&quot;;&quot;&quot;;[.G25]-VLOOKUP([.$C25];currentgear;COLUMN()-18+4;0))" office:value-type="float" office:value="-4">
            <text:p>-4</text:p>
          </table:table-cell>
          <table:table-cell table:style-name="ce80" table:formula="of:=IF([.H25]=&quot;&quot;;&quot;&quot;;[.H25]-VLOOKUP([.$C25];currentgear;COLUMN()-18+4;0))" office:value-type="float" office:value="-25">
            <text:p>-25</text:p>
          </table:table-cell>
          <table:table-cell table:style-name="ce80" table:formula="of:=IF([.I25]=&quot;&quot;;&quot;&quot;;[.I25]-VLOOKUP([.$C25];currentgear;COLUMN()-18+4;0))" office:value-type="float" office:value="-6">
            <text:p>-6</text:p>
          </table:table-cell>
          <table:table-cell table:style-name="ce80" table:formula="of:=IF([.J25]=&quot;&quot;;&quot;&quot;;[.J25]-VLOOKUP([.$C25];currentgear;COLUMN()-18+4;0))" office:value-type="float" office:value="-1">
            <text:p>-1</text:p>
          </table:table-cell>
          <table:table-cell table:style-name="ce80" table:formula="of:=IF([.K25]=&quot;&quot;;&quot;&quot;;[.K25]-VLOOKUP([.$C25];currentgear;COLUMN()-18+4;0))" office:value-type="float" office:value="-3">
            <text:p>-3</text:p>
          </table:table-cell>
          <table:table-cell table:style-name="ce80" table:formula="of:=IF([.L25]=&quot;&quot;;&quot;&quot;;[.L25]-VLOOKUP([.$C25];currentgear;COLUMN()-18+4;0))" office:value-type="float" office:value="-10">
            <text:p>-1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]=&quot;&quot;;&quot;&quot;;[.C26])">
            <text:p/>
          </table:table-cell>
          <table:table-cell office:value-type="string">
            <text:p>Halloween</text:p>
          </table:table-cell>
          <table:table-cell office:value-type="string">
            <text:p>Weapon Special</text:p>
          </table:table-cell>
          <table:table-cell/>
          <table:table-cell office:value-type="string">
            <text:p>Lumina Pumpkin Smash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table:formula="of:=IF(OR([.F26]=&quot;&quot;;[.G26]=&quot;&quot;);&quot;&quot;;[.F26]+[.G26])" office:value-type="float" office:value="96">
            <text:p>96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68" table:formula="of:=IF(OR([.I26]=&quot;&quot;;[.K26]=&quot;&quot;;[.K26]=&quot;&quot;);&quot;&quot;;SUM([.I26:.K26]))" office:value-type="float" office:value="43">
            <text:p>43</text:p>
          </table:table-cell>
          <table:table-cell table:style-name="ce68"/>
          <table:table-cell/>
          <table:table-cell table:style-name="ce68" office:value-type="float" office:value="31">
            <text:p>31</text:p>
          </table:table-cell>
          <table:table-cell/>
          <table:table-cell table:style-name="ce79"/>
          <table:table-cell table:style-name="ce80" table:formula="of:=IF([.F26]=&quot;&quot;;&quot;&quot;;[.F26]-VLOOKUP([.$C26];currentgear;COLUMN()-18+4;0))" office:value-type="float" office:value="-7">
            <text:p>-7</text:p>
          </table:table-cell>
          <table:table-cell table:style-name="ce80" table:formula="of:=IF([.G26]=&quot;&quot;;&quot;&quot;;[.G26]-VLOOKUP([.$C26];currentgear;COLUMN()-18+4;0))" office:value-type="float" office:value="-2">
            <text:p>-2</text:p>
          </table:table-cell>
          <table:table-cell table:style-name="ce80" table:formula="of:=IF([.H26]=&quot;&quot;;&quot;&quot;;[.H26]-VLOOKUP([.$C26];currentgear;COLUMN()-18+4;0))" office:value-type="float" office:value="-9">
            <text:p>-9</text:p>
          </table:table-cell>
          <table:table-cell table:style-name="ce80" table:formula="of:=IF([.I26]=&quot;&quot;;&quot;&quot;;[.I26]-VLOOKUP([.$C26];currentgear;COLUMN()-18+4;0))" office:value-type="float" office:value="-1">
            <text:p>-1</text:p>
          </table:table-cell>
          <table:table-cell table:style-name="ce80" table:formula="of:=IF([.J26]=&quot;&quot;;&quot;&quot;;[.J26]-VLOOKUP([.$C26];currentgear;COLUMN()-18+4;0))" office:value-type="float" office:value="0">
            <text:p>0</text:p>
          </table:table-cell>
          <table:table-cell table:style-name="ce80" table:formula="of:=IF([.K26]=&quot;&quot;;&quot;&quot;;[.K26]-VLOOKUP([.$C26];currentgear;COLUMN()-18+4;0))" office:value-type="float" office:value="-1">
            <text:p>-1</text:p>
          </table:table-cell>
          <table:table-cell table:style-name="ce80" table:formula="of:=IF([.L26]=&quot;&quot;;&quot;&quot;;[.L26]-VLOOKUP([.$C26];currentgear;COLUMN()-18+4;0))" office:value-type="float" office:value="-2">
            <text:p>-2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]=&quot;&quot;;&quot;&quot;;[.C27])" office:value-type="string" office:string-value="Weapon Special">
            <text:p>Weapon Special</text:p>
          </table:table-cell>
          <table:table-cell office:value-type="string">
            <text:p>Halloween</text:p>
          </table:table-cell>
          <table:table-cell office:value-type="string">
            <text:p>Weapon Special</text:p>
          </table:table-cell>
          <table:table-cell/>
          <table:table-cell office:value-type="string">
            <text:p>Lumina Pumpkin Blast</text:p>
          </table:table-cell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table:formula="of:=IF(OR([.F27]=&quot;&quot;;[.G27]=&quot;&quot;);&quot;&quot;;[.F27]+[.G27])" office:value-type="float" office:value="105">
            <text:p>10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68" table:formula="of:=IF(OR([.I27]=&quot;&quot;;[.K27]=&quot;&quot;;[.K27]=&quot;&quot;);&quot;&quot;;SUM([.I27:.K27]))" office:value-type="float" office:value="45">
            <text:p>45</text:p>
          </table:table-cell>
          <table:table-cell table:style-name="ce68"/>
          <table:table-cell/>
          <table:table-cell table:style-name="ce68" office:value-type="float" office:value="31">
            <text:p>31</text:p>
          </table:table-cell>
          <table:table-cell office:value-type="string">
            <text:p>x</text:p>
          </table:table-cell>
          <table:table-cell table:style-name="ce79"/>
          <table:table-cell table:style-name="ce80" table:formula="of:=IF([.F27]=&quot;&quot;;&quot;&quot;;[.F27]-VLOOKUP([.$C27];currentgear;COLUMN()-18+4;0))" office:value-type="float" office:value="0">
            <text:p>0</text:p>
          </table:table-cell>
          <table:table-cell table:style-name="ce80" table:formula="of:=IF([.G27]=&quot;&quot;;&quot;&quot;;[.G27]-VLOOKUP([.$C27];currentgear;COLUMN()-18+4;0))" office:value-type="float" office:value="0">
            <text:p>0</text:p>
          </table:table-cell>
          <table:table-cell table:style-name="ce80" table:formula="of:=IF([.H27]=&quot;&quot;;&quot;&quot;;[.H27]-VLOOKUP([.$C27];currentgear;COLUMN()-18+4;0))" office:value-type="float" office:value="0">
            <text:p>0</text:p>
          </table:table-cell>
          <table:table-cell table:style-name="ce80" table:formula="of:=IF([.I27]=&quot;&quot;;&quot;&quot;;[.I27]-VLOOKUP([.$C27];currentgear;COLUMN()-18+4;0))" office:value-type="float" office:value="0">
            <text:p>0</text:p>
          </table:table-cell>
          <table:table-cell table:style-name="ce80" table:formula="of:=IF([.J27]=&quot;&quot;;&quot;&quot;;[.J27]-VLOOKUP([.$C27];currentgear;COLUMN()-18+4;0))" office:value-type="float" office:value="0">
            <text:p>0</text:p>
          </table:table-cell>
          <table:table-cell table:style-name="ce80" table:formula="of:=IF([.K27]=&quot;&quot;;&quot;&quot;;[.K27]-VLOOKUP([.$C27];currentgear;COLUMN()-18+4;0))" office:value-type="float" office:value="0">
            <text:p>0</text:p>
          </table:table-cell>
          <table:table-cell table:style-name="ce80" table:formula="of:=IF([.L27]=&quot;&quot;;&quot;&quot;;[.L27]-VLOOKUP([.$C27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8]=&quot;&quot;;&quot;&quot;;[.C28])">
            <text:p/>
          </table:table-cell>
          <table:table-cell office:value-type="string">
            <text:p>Halloween</text:p>
          </table:table-cell>
          <table:table-cell office:value-type="string">
            <text:p>Armor Upper</text:p>
          </table:table-cell>
          <table:table-cell/>
          <table:table-cell office:value-type="string">
            <text:p>Dullahan's Breast Plate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IF(OR([.F28]=&quot;&quot;;[.G28]=&quot;&quot;);&quot;&quot;;[.F28]+[.G28])" office:value-type="float" office:value="24">
            <text:p>24</text:p>
          </table:table-cell>
          <table:table-cell table:number-columns-repeated="3"/>
          <table:table-cell table:style-name="ce68" table:formula="of:=IF(OR([.I28]=&quot;&quot;;[.K28]=&quot;&quot;;[.K28]=&quot;&quot;);&quot;&quot;;SUM([.I28:.K28]))">
            <text:p/>
          </table:table-cell>
          <table:table-cell table:style-name="ce68" office:value-type="float" office:value="7600">
            <text:p>7.600</text:p>
          </table:table-cell>
          <table:table-cell/>
          <table:table-cell table:style-name="ce68"/>
          <table:table-cell/>
          <table:table-cell table:style-name="ce79"/>
          <table:table-cell table:style-name="ce80" table:formula="of:=IF([.F28]=&quot;&quot;;&quot;&quot;;[.F28]-VLOOKUP([.$C28];currentgear;COLUMN()-18+4;0))" office:value-type="float" office:value="-17">
            <text:p>-17</text:p>
          </table:table-cell>
          <table:table-cell table:style-name="ce80" table:formula="of:=IF([.G28]=&quot;&quot;;&quot;&quot;;[.G28]-VLOOKUP([.$C28];currentgear;COLUMN()-18+4;0))" office:value-type="float" office:value="-42">
            <text:p>-42</text:p>
          </table:table-cell>
          <table:table-cell table:style-name="ce80" table:formula="of:=IF([.H28]=&quot;&quot;;&quot;&quot;;[.H28]-VLOOKUP([.$C28];currentgear;COLUMN()-18+4;0))" office:value-type="float" office:value="-59">
            <text:p>-59</text:p>
          </table:table-cell>
          <table:table-cell table:style-name="ce80" table:formula="of:=IF([.I28]=&quot;&quot;;&quot;&quot;;[.I28]-VLOOKUP([.$C28];currentgear;COLUMN()-18+4;0))">
            <text:p/>
          </table:table-cell>
          <table:table-cell table:style-name="ce80" table:formula="of:=IF([.J28]=&quot;&quot;;&quot;&quot;;[.J28]-VLOOKUP([.$C28];currentgear;COLUMN()-18+4;0))">
            <text:p/>
          </table:table-cell>
          <table:table-cell table:style-name="ce80" table:formula="of:=IF([.K28]=&quot;&quot;;&quot;&quot;;[.K28]-VLOOKUP([.$C28];currentgear;COLUMN()-18+4;0))">
            <text:p/>
          </table:table-cell>
          <table:table-cell table:style-name="ce80" table:formula="of:=IF([.L28]=&quot;&quot;;&quot;&quot;;[.L28]-VLOOKUP([.$C2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]=&quot;&quot;;&quot;&quot;;[.C29])">
            <text:p/>
          </table:table-cell>
          <table:table-cell office:value-type="string">
            <text:p>Halloween</text:p>
          </table:table-cell>
          <table:table-cell office:value-type="string">
            <text:p>Armor Upper</text:p>
          </table:table-cell>
          <table:table-cell/>
          <table:table-cell office:value-type="string">
            <text:p>Voodoo Vest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IF(OR([.F29]=&quot;&quot;;[.G29]=&quot;&quot;);&quot;&quot;;[.F29]+[.G29])" office:value-type="float" office:value="40">
            <text:p>40</text:p>
          </table:table-cell>
          <table:table-cell table:number-columns-repeated="3"/>
          <table:table-cell table:style-name="ce68" table:formula="of:=IF(OR([.I29]=&quot;&quot;;[.K29]=&quot;&quot;;[.K29]=&quot;&quot;);&quot;&quot;;SUM([.I29:.K29]))">
            <text:p/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 table:style-name="ce79"/>
          <table:table-cell table:style-name="ce80" table:formula="of:=IF([.F29]=&quot;&quot;;&quot;&quot;;[.F29]-VLOOKUP([.$C29];currentgear;COLUMN()-18+4;0))" office:value-type="float" office:value="-13">
            <text:p>-13</text:p>
          </table:table-cell>
          <table:table-cell table:style-name="ce80" table:formula="of:=IF([.G29]=&quot;&quot;;&quot;&quot;;[.G29]-VLOOKUP([.$C29];currentgear;COLUMN()-18+4;0))" office:value-type="float" office:value="-30">
            <text:p>-30</text:p>
          </table:table-cell>
          <table:table-cell table:style-name="ce80" table:formula="of:=IF([.H29]=&quot;&quot;;&quot;&quot;;[.H29]-VLOOKUP([.$C29];currentgear;COLUMN()-18+4;0))" office:value-type="float" office:value="-43">
            <text:p>-43</text:p>
          </table:table-cell>
          <table:table-cell table:style-name="ce80" table:formula="of:=IF([.I29]=&quot;&quot;;&quot;&quot;;[.I29]-VLOOKUP([.$C29];currentgear;COLUMN()-18+4;0))">
            <text:p/>
          </table:table-cell>
          <table:table-cell table:style-name="ce80" table:formula="of:=IF([.J29]=&quot;&quot;;&quot;&quot;;[.J29]-VLOOKUP([.$C29];currentgear;COLUMN()-18+4;0))">
            <text:p/>
          </table:table-cell>
          <table:table-cell table:style-name="ce80" table:formula="of:=IF([.K29]=&quot;&quot;;&quot;&quot;;[.K29]-VLOOKUP([.$C29];currentgear;COLUMN()-18+4;0))">
            <text:p/>
          </table:table-cell>
          <table:table-cell table:style-name="ce80" table:formula="of:=IF([.L29]=&quot;&quot;;&quot;&quot;;[.L29]-VLOOKUP([.$C2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]=&quot;&quot;;&quot;&quot;;[.C30])">
            <text:p/>
          </table:table-cell>
          <table:table-cell office:value-type="string">
            <text:p>Halloween</text:p>
          </table:table-cell>
          <table:table-cell office:value-type="string">
            <text:p>Armor Head</text:p>
          </table:table-cell>
          <table:table-cell office:value-type="float" office:value="36">
            <text:p>36</text:p>
          </table:table-cell>
          <table:table-cell office:value-type="string">
            <text:p>Skull Helmet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table:formula="of:=IF(OR([.F30]=&quot;&quot;;[.G30]=&quot;&quot;);&quot;&quot;;[.F30]+[.G30])"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68" table:formula="of:=IF(OR([.I30]=&quot;&quot;;[.K30]=&quot;&quot;;[.K30]=&quot;&quot;);&quot;&quot;;SUM([.I30:.K30]))" office:value-type="float" office:value="29">
            <text:p>29</text:p>
          </table:table-cell>
          <table:table-cell table:style-name="ce68" office:value-type="float" office:value="19200">
            <text:p>19.200</text:p>
          </table:table-cell>
          <table:table-cell/>
          <table:table-cell table:style-name="ce68"/>
          <table:table-cell/>
          <table:table-cell table:style-name="ce79"/>
          <table:table-cell table:style-name="ce80" table:formula="of:=IF([.F30]=&quot;&quot;;&quot;&quot;;[.F30]-VLOOKUP([.$C30];currentgear;COLUMN()-18+4;0))" office:value-type="float" office:value="-11">
            <text:p>-11</text:p>
          </table:table-cell>
          <table:table-cell table:style-name="ce80" table:formula="of:=IF([.G30]=&quot;&quot;;&quot;&quot;;[.G30]-VLOOKUP([.$C30];currentgear;COLUMN()-18+4;0))" office:value-type="float" office:value="-14">
            <text:p>-14</text:p>
          </table:table-cell>
          <table:table-cell table:style-name="ce80" table:formula="of:=IF([.H30]=&quot;&quot;;&quot;&quot;;[.H30]-VLOOKUP([.$C30];currentgear;COLUMN()-18+4;0))" office:value-type="float" office:value="-25">
            <text:p>-25</text:p>
          </table:table-cell>
          <table:table-cell table:style-name="ce80" table:formula="of:=IF([.I30]=&quot;&quot;;&quot;&quot;;[.I30]-VLOOKUP([.$C30];currentgear;COLUMN()-18+4;0))" office:value-type="float" office:value="-16">
            <text:p>-16</text:p>
          </table:table-cell>
          <table:table-cell table:style-name="ce80" table:formula="of:=IF([.J30]=&quot;&quot;;&quot;&quot;;[.J30]-VLOOKUP([.$C30];currentgear;COLUMN()-18+4;0))" office:value-type="float" office:value="4">
            <text:p>4</text:p>
          </table:table-cell>
          <table:table-cell table:style-name="ce80" table:formula="of:=IF([.K30]=&quot;&quot;;&quot;&quot;;[.K30]-VLOOKUP([.$C30];currentgear;COLUMN()-18+4;0))" office:value-type="float" office:value="3">
            <text:p>3</text:p>
          </table:table-cell>
          <table:table-cell table:style-name="ce80" table:formula="of:=IF([.L30]=&quot;&quot;;&quot;&quot;;[.L30]-VLOOKUP([.$C30];currentgear;COLUMN()-18+4;0))" office:value-type="float" office:value="-9">
            <text:p>-9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]=&quot;&quot;;&quot;&quot;;[.C31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/>
          <table:table-cell office:value-type="string">
            <text:p>Konrad Tactical Knif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IF(OR([.F31]=&quot;&quot;;[.G31]=&quot;&quot;);&quot;&quot;;[.F31]+[.G31])" office:value-type="float" office:value="11">
            <text:p>11</text:p>
          </table:table-cell>
          <table:table-cell table:number-columns-repeated="3"/>
          <table:table-cell table:style-name="ce68" table:formula="of:=IF(OR([.I31]=&quot;&quot;;[.K31]=&quot;&quot;;[.K31]=&quot;&quot;);&quot;&quot;;SUM([.I31:.K31]))">
            <text:p/>
          </table:table-cell>
          <table:table-cell table:style-name="ce68"/>
          <table:table-cell/>
          <table:table-cell table:style-name="ce68"/>
          <table:table-cell/>
          <table:table-cell table:style-name="ce79"/>
          <table:table-cell table:style-name="ce80" table:formula="of:=IF([.F31]=&quot;&quot;;&quot;&quot;;[.F31]-VLOOKUP([.$C31];currentgear;COLUMN()-18+4;0))" office:value-type="float" office:value="-80">
            <text:p>-80</text:p>
          </table:table-cell>
          <table:table-cell table:style-name="ce80" table:formula="of:=IF([.G31]=&quot;&quot;;&quot;&quot;;[.G31]-VLOOKUP([.$C31];currentgear;COLUMN()-18+4;0))" office:value-type="float" office:value="-13">
            <text:p>-13</text:p>
          </table:table-cell>
          <table:table-cell table:style-name="ce80" table:formula="of:=IF([.H31]=&quot;&quot;;&quot;&quot;;[.H31]-VLOOKUP([.$C31];currentgear;COLUMN()-18+4;0))" office:value-type="float" office:value="-93">
            <text:p>-93</text:p>
          </table:table-cell>
          <table:table-cell table:style-name="ce80" table:formula="of:=IF([.I31]=&quot;&quot;;&quot;&quot;;[.I31]-VLOOKUP([.$C31];currentgear;COLUMN()-18+4;0))">
            <text:p/>
          </table:table-cell>
          <table:table-cell table:style-name="ce80" table:formula="of:=IF([.J31]=&quot;&quot;;&quot;&quot;;[.J31]-VLOOKUP([.$C31];currentgear;COLUMN()-18+4;0))">
            <text:p/>
          </table:table-cell>
          <table:table-cell table:style-name="ce80" table:formula="of:=IF([.K31]=&quot;&quot;;&quot;&quot;;[.K31]-VLOOKUP([.$C31];currentgear;COLUMN()-18+4;0))">
            <text:p/>
          </table:table-cell>
          <table:table-cell table:style-name="ce80" table:formula="of:=IF([.L31]=&quot;&quot;;&quot;&quot;;[.L31]-VLOOKUP([.$C31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2]=&quot;&quot;;&quot;&quot;;[.C32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/>
          <table:table-cell office:value-type="string">
            <text:p>9X18 SSH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OR([.F32]=&quot;&quot;;[.G32]=&quot;&quot;);&quot;&quot;;[.F32]+[.G32])" office:value-type="float" office:value="14">
            <text:p>14</text:p>
          </table:table-cell>
          <table:table-cell table:number-columns-repeated="3"/>
          <table:table-cell table:style-name="ce68" table:formula="of:=IF(OR([.I32]=&quot;&quot;;[.K32]=&quot;&quot;;[.K32]=&quot;&quot;);&quot;&quot;;SUM([.I32:.K32]))">
            <text:p/>
          </table:table-cell>
          <table:table-cell table:style-name="ce68"/>
          <table:table-cell/>
          <table:table-cell table:style-name="ce68" office:value-type="float" office:value="12">
            <text:p>12</text:p>
          </table:table-cell>
          <table:table-cell/>
          <table:table-cell table:style-name="ce79"/>
          <table:table-cell table:style-name="ce80" table:formula="of:=IF([.F32]=&quot;&quot;;&quot;&quot;;[.F32]-VLOOKUP([.$C32];currentgear;COLUMN()-18+4;0))" office:value-type="float" office:value="-78">
            <text:p>-78</text:p>
          </table:table-cell>
          <table:table-cell table:style-name="ce80" table:formula="of:=IF([.G32]=&quot;&quot;;&quot;&quot;;[.G32]-VLOOKUP([.$C32];currentgear;COLUMN()-18+4;0))" office:value-type="float" office:value="-12">
            <text:p>-12</text:p>
          </table:table-cell>
          <table:table-cell table:style-name="ce80" table:formula="of:=IF([.H32]=&quot;&quot;;&quot;&quot;;[.H32]-VLOOKUP([.$C32];currentgear;COLUMN()-18+4;0))" office:value-type="float" office:value="-90">
            <text:p>-90</text:p>
          </table:table-cell>
          <table:table-cell table:style-name="ce80" table:formula="of:=IF([.I32]=&quot;&quot;;&quot;&quot;;[.I32]-VLOOKUP([.$C32];currentgear;COLUMN()-18+4;0))">
            <text:p/>
          </table:table-cell>
          <table:table-cell table:style-name="ce80" table:formula="of:=IF([.J32]=&quot;&quot;;&quot;&quot;;[.J32]-VLOOKUP([.$C32];currentgear;COLUMN()-18+4;0))">
            <text:p/>
          </table:table-cell>
          <table:table-cell table:style-name="ce80" table:formula="of:=IF([.K32]=&quot;&quot;;&quot;&quot;;[.K32]-VLOOKUP([.$C32];currentgear;COLUMN()-18+4;0))">
            <text:p/>
          </table:table-cell>
          <table:table-cell table:style-name="ce80" table:formula="of:=IF([.L32]=&quot;&quot;;&quot;&quot;;[.L32]-VLOOKUP([.$C32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3]=&quot;&quot;;&quot;&quot;;[.C33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9">
            <text:p>9</text:p>
          </table:table-cell>
          <table:table-cell office:value-type="string">
            <text:p>Belt Shank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IF(OR([.F33]=&quot;&quot;;[.G33]=&quot;&quot;);&quot;&quot;;[.F33]+[.G33])" office:value-type="float" office:value="16">
            <text:p>16</text:p>
          </table:table-cell>
          <table:table-cell table:number-columns-repeated="3"/>
          <table:table-cell table:style-name="ce68" table:formula="of:=IF(OR([.I33]=&quot;&quot;;[.K33]=&quot;&quot;;[.K33]=&quot;&quot;);&quot;&quot;;SUM([.I33:.K33]))">
            <text:p/>
          </table:table-cell>
          <table:table-cell table:style-name="ce68"/>
          <table:table-cell/>
          <table:table-cell table:style-name="ce68"/>
          <table:table-cell/>
          <table:table-cell table:style-name="ce79"/>
          <table:table-cell table:style-name="ce80" table:formula="of:=IF([.F33]=&quot;&quot;;&quot;&quot;;[.F33]-VLOOKUP([.$C33];currentgear;COLUMN()-18+4;0))" office:value-type="float" office:value="-77">
            <text:p>-77</text:p>
          </table:table-cell>
          <table:table-cell table:style-name="ce80" table:formula="of:=IF([.G33]=&quot;&quot;;&quot;&quot;;[.G33]-VLOOKUP([.$C33];currentgear;COLUMN()-18+4;0))" office:value-type="float" office:value="-11">
            <text:p>-11</text:p>
          </table:table-cell>
          <table:table-cell table:style-name="ce80" table:formula="of:=IF([.H33]=&quot;&quot;;&quot;&quot;;[.H33]-VLOOKUP([.$C33];currentgear;COLUMN()-18+4;0))" office:value-type="float" office:value="-88">
            <text:p>-88</text:p>
          </table:table-cell>
          <table:table-cell table:style-name="ce80" table:formula="of:=IF([.I33]=&quot;&quot;;&quot;&quot;;[.I33]-VLOOKUP([.$C33];currentgear;COLUMN()-18+4;0))">
            <text:p/>
          </table:table-cell>
          <table:table-cell table:style-name="ce80" table:formula="of:=IF([.J33]=&quot;&quot;;&quot;&quot;;[.J33]-VLOOKUP([.$C33];currentgear;COLUMN()-18+4;0))">
            <text:p/>
          </table:table-cell>
          <table:table-cell table:style-name="ce80" table:formula="of:=IF([.K33]=&quot;&quot;;&quot;&quot;;[.K33]-VLOOKUP([.$C33];currentgear;COLUMN()-18+4;0))">
            <text:p/>
          </table:table-cell>
          <table:table-cell table:style-name="ce80" table:formula="of:=IF([.L33]=&quot;&quot;;&quot;&quot;;[.L33]-VLOOKUP([.$C33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4]=&quot;&quot;;&quot;&quot;;[.C34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9">
            <text:p>9</text:p>
          </table:table-cell>
          <table:table-cell office:value-type="string">
            <text:p>9mm Pistol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IF(OR([.F34]=&quot;&quot;;[.G34]=&quot;&quot;);&quot;&quot;;[.F34]+[.G34])" office:value-type="float" office:value="13">
            <text:p>13</text:p>
          </table:table-cell>
          <table:table-cell table:number-columns-repeated="3"/>
          <table:table-cell table:style-name="ce68" table:formula="of:=IF(OR([.I34]=&quot;&quot;;[.K34]=&quot;&quot;;[.K34]=&quot;&quot;);&quot;&quot;;SUM([.I34:.K34]))">
            <text:p/>
          </table:table-cell>
          <table:table-cell table:style-name="ce68"/>
          <table:table-cell/>
          <table:table-cell table:style-name="ce68"/>
          <table:table-cell/>
          <table:table-cell table:style-name="ce79"/>
          <table:table-cell table:style-name="ce80" table:formula="of:=IF([.F34]=&quot;&quot;;&quot;&quot;;[.F34]-VLOOKUP([.$C34];currentgear;COLUMN()-18+4;0))" office:value-type="float" office:value="-78">
            <text:p>-78</text:p>
          </table:table-cell>
          <table:table-cell table:style-name="ce80" table:formula="of:=IF([.G34]=&quot;&quot;;&quot;&quot;;[.G34]-VLOOKUP([.$C34];currentgear;COLUMN()-18+4;0))" office:value-type="float" office:value="-13">
            <text:p>-13</text:p>
          </table:table-cell>
          <table:table-cell table:style-name="ce80" table:formula="of:=IF([.H34]=&quot;&quot;;&quot;&quot;;[.H34]-VLOOKUP([.$C34];currentgear;COLUMN()-18+4;0))" office:value-type="float" office:value="-91">
            <text:p>-91</text:p>
          </table:table-cell>
          <table:table-cell table:style-name="ce80" table:formula="of:=IF([.I34]=&quot;&quot;;&quot;&quot;;[.I34]-VLOOKUP([.$C34];currentgear;COLUMN()-18+4;0))">
            <text:p/>
          </table:table-cell>
          <table:table-cell table:style-name="ce80" table:formula="of:=IF([.J34]=&quot;&quot;;&quot;&quot;;[.J34]-VLOOKUP([.$C34];currentgear;COLUMN()-18+4;0))">
            <text:p/>
          </table:table-cell>
          <table:table-cell table:style-name="ce80" table:formula="of:=IF([.K34]=&quot;&quot;;&quot;&quot;;[.K34]-VLOOKUP([.$C34];currentgear;COLUMN()-18+4;0))">
            <text:p/>
          </table:table-cell>
          <table:table-cell table:style-name="ce80" table:formula="of:=IF([.L34]=&quot;&quot;;&quot;&quot;;[.L34]-VLOOKUP([.$C34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5]=&quot;&quot;;&quot;&quot;;[.C35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10">
            <text:p>10</text:p>
          </table:table-cell>
          <table:table-cell office:value-type="string">
            <text:p>Skull Brander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IF(OR([.F35]=&quot;&quot;;[.G35]=&quot;&quot;);&quot;&quot;;[.F35]+[.G35])" office:value-type="float" office:value="17">
            <text:p>17</text:p>
          </table:table-cell>
          <table:table-cell table:number-columns-repeated="3"/>
          <table:table-cell table:style-name="ce68" table:formula="of:=IF(OR([.I35]=&quot;&quot;;[.K35]=&quot;&quot;;[.K35]=&quot;&quot;);&quot;&quot;;SUM([.I35:.K35]))">
            <text:p/>
          </table:table-cell>
          <table:table-cell table:style-name="ce68"/>
          <table:table-cell/>
          <table:table-cell table:style-name="ce68"/>
          <table:table-cell/>
          <table:table-cell table:style-name="ce79"/>
          <table:table-cell table:style-name="ce80" table:formula="of:=IF([.F35]=&quot;&quot;;&quot;&quot;;[.F35]-VLOOKUP([.$C35];currentgear;COLUMN()-18+4;0))" office:value-type="float" office:value="-75">
            <text:p>-75</text:p>
          </table:table-cell>
          <table:table-cell table:style-name="ce80" table:formula="of:=IF([.G35]=&quot;&quot;;&quot;&quot;;[.G35]-VLOOKUP([.$C35];currentgear;COLUMN()-18+4;0))" office:value-type="float" office:value="-12">
            <text:p>-12</text:p>
          </table:table-cell>
          <table:table-cell table:style-name="ce80" table:formula="of:=IF([.H35]=&quot;&quot;;&quot;&quot;;[.H35]-VLOOKUP([.$C35];currentgear;COLUMN()-18+4;0))" office:value-type="float" office:value="-87">
            <text:p>-87</text:p>
          </table:table-cell>
          <table:table-cell table:style-name="ce80" table:formula="of:=IF([.I35]=&quot;&quot;;&quot;&quot;;[.I35]-VLOOKUP([.$C35];currentgear;COLUMN()-18+4;0))">
            <text:p/>
          </table:table-cell>
          <table:table-cell table:style-name="ce80" table:formula="of:=IF([.J35]=&quot;&quot;;&quot;&quot;;[.J35]-VLOOKUP([.$C35];currentgear;COLUMN()-18+4;0))">
            <text:p/>
          </table:table-cell>
          <table:table-cell table:style-name="ce80" table:formula="of:=IF([.K35]=&quot;&quot;;&quot;&quot;;[.K35]-VLOOKUP([.$C35];currentgear;COLUMN()-18+4;0))">
            <text:p/>
          </table:table-cell>
          <table:table-cell table:style-name="ce80" table:formula="of:=IF([.L35]=&quot;&quot;;&quot;&quot;;[.L35]-VLOOKUP([.$C35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6]=&quot;&quot;;&quot;&quot;;[.C36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11">
            <text:p>11</text:p>
          </table:table-cell>
          <table:table-cell office:value-type="string">
            <text:p>Konrad K4 Viper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IF(OR([.F36]=&quot;&quot;;[.G36]=&quot;&quot;);&quot;&quot;;[.F36]+[.G36])" office:value-type="float" office:value="16">
            <text:p>16</text:p>
          </table:table-cell>
          <table:table-cell table:number-columns-repeated="3"/>
          <table:table-cell table:style-name="ce68" table:formula="of:=IF(OR([.I36]=&quot;&quot;;[.K36]=&quot;&quot;;[.K36]=&quot;&quot;);&quot;&quot;;SUM([.I36:.K36]))">
            <text:p/>
          </table:table-cell>
          <table:table-cell table:style-name="ce68"/>
          <table:table-cell/>
          <table:table-cell table:style-name="ce68"/>
          <table:table-cell/>
          <table:table-cell table:style-name="ce79"/>
          <table:table-cell table:style-name="ce80" table:formula="of:=IF([.F36]=&quot;&quot;;&quot;&quot;;[.F36]-VLOOKUP([.$C36];currentgear;COLUMN()-18+4;0))" office:value-type="float" office:value="-75">
            <text:p>-75</text:p>
          </table:table-cell>
          <table:table-cell table:style-name="ce80" table:formula="of:=IF([.G36]=&quot;&quot;;&quot;&quot;;[.G36]-VLOOKUP([.$C36];currentgear;COLUMN()-18+4;0))" office:value-type="float" office:value="-13">
            <text:p>-13</text:p>
          </table:table-cell>
          <table:table-cell table:style-name="ce80" table:formula="of:=IF([.H36]=&quot;&quot;;&quot;&quot;;[.H36]-VLOOKUP([.$C36];currentgear;COLUMN()-18+4;0))" office:value-type="float" office:value="-88">
            <text:p>-88</text:p>
          </table:table-cell>
          <table:table-cell table:style-name="ce80" table:formula="of:=IF([.I36]=&quot;&quot;;&quot;&quot;;[.I36]-VLOOKUP([.$C36];currentgear;COLUMN()-18+4;0))">
            <text:p/>
          </table:table-cell>
          <table:table-cell table:style-name="ce80" table:formula="of:=IF([.J36]=&quot;&quot;;&quot;&quot;;[.J36]-VLOOKUP([.$C36];currentgear;COLUMN()-18+4;0))">
            <text:p/>
          </table:table-cell>
          <table:table-cell table:style-name="ce80" table:formula="of:=IF([.K36]=&quot;&quot;;&quot;&quot;;[.K36]-VLOOKUP([.$C36];currentgear;COLUMN()-18+4;0))">
            <text:p/>
          </table:table-cell>
          <table:table-cell table:style-name="ce80" table:formula="of:=IF([.L36]=&quot;&quot;;&quot;&quot;;[.L36]-VLOOKUP([.$C36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7]=&quot;&quot;;&quot;&quot;;[.C37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13">
            <text:p>13</text:p>
          </table:table-cell>
          <table:table-cell office:value-type="string">
            <text:p>Konrad .22 Flyscop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IF(OR([.F37]=&quot;&quot;;[.G37]=&quot;&quot;);&quot;&quot;;[.F37]+[.G37])" office:value-type="float" office:value="23">
            <text:p>23</text:p>
          </table:table-cell>
          <table:table-cell table:number-columns-repeated="3"/>
          <table:table-cell table:style-name="ce68" table:formula="of:=IF(OR([.I37]=&quot;&quot;;[.K37]=&quot;&quot;;[.K37]=&quot;&quot;);&quot;&quot;;SUM([.I37:.K37]))">
            <text:p/>
          </table:table-cell>
          <table:table-cell table:style-name="ce68"/>
          <table:table-cell/>
          <table:table-cell table:style-name="ce68"/>
          <table:table-cell/>
          <table:table-cell table:style-name="ce79"/>
          <table:table-cell table:style-name="ce80" table:formula="of:=IF([.F37]=&quot;&quot;;&quot;&quot;;[.F37]-VLOOKUP([.$C37];currentgear;COLUMN()-18+4;0))" office:value-type="float" office:value="-68">
            <text:p>-68</text:p>
          </table:table-cell>
          <table:table-cell table:style-name="ce80" table:formula="of:=IF([.G37]=&quot;&quot;;&quot;&quot;;[.G37]-VLOOKUP([.$C37];currentgear;COLUMN()-18+4;0))" office:value-type="float" office:value="-13">
            <text:p>-13</text:p>
          </table:table-cell>
          <table:table-cell table:style-name="ce80" table:formula="of:=IF([.H37]=&quot;&quot;;&quot;&quot;;[.H37]-VLOOKUP([.$C37];currentgear;COLUMN()-18+4;0))" office:value-type="float" office:value="-81">
            <text:p>-81</text:p>
          </table:table-cell>
          <table:table-cell table:style-name="ce80" table:formula="of:=IF([.I37]=&quot;&quot;;&quot;&quot;;[.I37]-VLOOKUP([.$C37];currentgear;COLUMN()-18+4;0))">
            <text:p/>
          </table:table-cell>
          <table:table-cell table:style-name="ce80" table:formula="of:=IF([.J37]=&quot;&quot;;&quot;&quot;;[.J37]-VLOOKUP([.$C37];currentgear;COLUMN()-18+4;0))">
            <text:p/>
          </table:table-cell>
          <table:table-cell table:style-name="ce80" table:formula="of:=IF([.K37]=&quot;&quot;;&quot;&quot;;[.K37]-VLOOKUP([.$C37];currentgear;COLUMN()-18+4;0))">
            <text:p/>
          </table:table-cell>
          <table:table-cell table:style-name="ce80" table:formula="of:=IF([.L37]=&quot;&quot;;&quot;&quot;;[.L37]-VLOOKUP([.$C37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8]=&quot;&quot;;&quot;&quot;;[.C38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string">
            <text:p>&gt;&gt;14</text:p>
          </table:table-cell>
          <table:table-cell office:value-type="string">
            <text:p>Konrad Tiger Knif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IF(OR([.F38]=&quot;&quot;;[.G38]=&quot;&quot;);&quot;&quot;;[.F38]+[.G38])" office:value-type="float" office:value="21">
            <text:p>21</text:p>
          </table:table-cell>
          <table:table-cell table:number-columns-repeated="3"/>
          <table:table-cell table:style-name="ce68" table:formula="of:=IF(OR([.I38]=&quot;&quot;;[.K38]=&quot;&quot;;[.K38]=&quot;&quot;);&quot;&quot;;SUM([.I38:.K38]))">
            <text:p/>
          </table:table-cell>
          <table:table-cell table:style-name="ce68" office:value-type="float" office:value="5500">
            <text:p>5.500</text:p>
          </table:table-cell>
          <table:table-cell/>
          <table:table-cell table:style-name="ce68"/>
          <table:table-cell/>
          <table:table-cell table:style-name="ce79"/>
          <table:table-cell table:style-name="ce80" table:formula="of:=IF([.F38]=&quot;&quot;;&quot;&quot;;[.F38]-VLOOKUP([.$C38];currentgear;COLUMN()-18+4;0))" office:value-type="float" office:value="-72">
            <text:p>-72</text:p>
          </table:table-cell>
          <table:table-cell table:style-name="ce80" table:formula="of:=IF([.G38]=&quot;&quot;;&quot;&quot;;[.G38]-VLOOKUP([.$C38];currentgear;COLUMN()-18+4;0))" office:value-type="float" office:value="-11">
            <text:p>-11</text:p>
          </table:table-cell>
          <table:table-cell table:style-name="ce80" table:formula="of:=IF([.H38]=&quot;&quot;;&quot;&quot;;[.H38]-VLOOKUP([.$C38];currentgear;COLUMN()-18+4;0))" office:value-type="float" office:value="-83">
            <text:p>-83</text:p>
          </table:table-cell>
          <table:table-cell table:style-name="ce80" table:formula="of:=IF([.I38]=&quot;&quot;;&quot;&quot;;[.I38]-VLOOKUP([.$C38];currentgear;COLUMN()-18+4;0))">
            <text:p/>
          </table:table-cell>
          <table:table-cell table:style-name="ce80" table:formula="of:=IF([.J38]=&quot;&quot;;&quot;&quot;;[.J38]-VLOOKUP([.$C38];currentgear;COLUMN()-18+4;0))">
            <text:p/>
          </table:table-cell>
          <table:table-cell table:style-name="ce80" table:formula="of:=IF([.K38]=&quot;&quot;;&quot;&quot;;[.K38]-VLOOKUP([.$C38];currentgear;COLUMN()-18+4;0))">
            <text:p/>
          </table:table-cell>
          <table:table-cell table:style-name="ce80" table:formula="of:=IF([.L38]=&quot;&quot;;&quot;&quot;;[.L38]-VLOOKUP([.$C38];currentgear;COLUMN()-18+4;0))">
            <text:p/>
          </table:table-cell>
          <table:table-cell table:style-name="ce80" table:number-columns-repeated="3"/>
          <table:table-cell table:style-name="ce72"/>
          <table:table-cell table:number-columns-repeated="2"/>
          <table:table-cell table:style-name="ce70" table:number-columns-repeated="986"/>
          <table:table-cell table:number-columns-repeated="8"/>
        </table:table-row>
        <table:table-row table:style-name="ro2">
          <table:table-cell table:formula="of:=IF([.P39]=&quot;&quot;;&quot;&quot;;[.C39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string">
            <text:p>&gt;&gt;14</text:p>
          </table:table-cell>
          <table:table-cell office:value-type="string">
            <text:p>Ice Queen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IF(OR([.F39]=&quot;&quot;;[.G39]=&quot;&quot;);&quot;&quot;;[.F39]+[.G39])"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8" table:formula="of:=IF(OR([.I39]=&quot;&quot;;[.K39]=&quot;&quot;;[.K39]=&quot;&quot;);&quot;&quot;;SUM([.I39:.K39]))" office:value-type="float" office:value="9">
            <text:p>9</text:p>
          </table:table-cell>
          <table:table-cell table:style-name="ce68" office:value-type="float" office:value="8200">
            <text:p>8.200</text:p>
          </table:table-cell>
          <table:table-cell/>
          <table:table-cell table:style-name="ce68"/>
          <table:table-cell table:style-name="ce77"/>
          <table:table-cell/>
          <table:table-cell table:style-name="ce80" table:formula="of:=IF([.F39]=&quot;&quot;;&quot;&quot;;[.F39]-VLOOKUP([.$C39];currentgear;COLUMN()-18+4;0))" office:value-type="float" office:value="-69">
            <text:p>-69</text:p>
          </table:table-cell>
          <table:table-cell table:style-name="ce80" table:formula="of:=IF([.G39]=&quot;&quot;;&quot;&quot;;[.G39]-VLOOKUP([.$C39];currentgear;COLUMN()-18+4;0))" office:value-type="float" office:value="-10">
            <text:p>-10</text:p>
          </table:table-cell>
          <table:table-cell table:style-name="ce80" table:formula="of:=IF([.H39]=&quot;&quot;;&quot;&quot;;[.H39]-VLOOKUP([.$C39];currentgear;COLUMN()-18+4;0))" office:value-type="float" office:value="-79">
            <text:p>-79</text:p>
          </table:table-cell>
          <table:table-cell table:style-name="ce80" table:formula="of:=IF([.I39]=&quot;&quot;;&quot;&quot;;[.I39]-VLOOKUP([.$C39];currentgear;COLUMN()-18+4;0))" office:value-type="float" office:value="-26">
            <text:p>-26</text:p>
          </table:table-cell>
          <table:table-cell table:style-name="ce80" table:formula="of:=IF([.J39]=&quot;&quot;;&quot;&quot;;[.J39]-VLOOKUP([.$C39];currentgear;COLUMN()-18+4;0))" office:value-type="float" office:value="2">
            <text:p>2</text:p>
          </table:table-cell>
          <table:table-cell table:style-name="ce80" table:formula="of:=IF([.K39]=&quot;&quot;;&quot;&quot;;[.K39]-VLOOKUP([.$C39];currentgear;COLUMN()-18+4;0))" office:value-type="float" office:value="-13">
            <text:p>-13</text:p>
          </table:table-cell>
          <table:table-cell table:style-name="ce80" table:formula="of:=IF([.L39]=&quot;&quot;;&quot;&quot;;[.L39]-VLOOKUP([.$C39];currentgear;COLUMN()-18+4;0))" office:value-type="float" office:value="-37">
            <text:p>-3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0]=&quot;&quot;;&quot;&quot;;[.C40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21">
            <text:p>21</text:p>
          </table:table-cell>
          <table:table-cell office:value-type="string">
            <text:p>Polymer Gun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formula="of:=IF(OR([.F40]=&quot;&quot;;[.G40]=&quot;&quot;);&quot;&quot;;[.F40]+[.G40])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68" table:formula="of:=IF(OR([.I40]=&quot;&quot;;[.K40]=&quot;&quot;;[.K40]=&quot;&quot;);&quot;&quot;;SUM([.I40:.K40]))" office:value-type="float" office:value="13">
            <text:p>13</text:p>
          </table:table-cell>
          <table:table-cell table:style-name="ce68" office:value-type="float" office:value="10200">
            <text:p>10.200</text:p>
          </table:table-cell>
          <table:table-cell/>
          <table:table-cell table:style-name="ce68"/>
          <table:table-cell table:style-name="ce77"/>
          <table:table-cell/>
          <table:table-cell table:style-name="ce80" table:formula="of:=IF([.F40]=&quot;&quot;;&quot;&quot;;[.F40]-VLOOKUP([.$C40];currentgear;COLUMN()-18+4;0))" office:value-type="float" office:value="-60">
            <text:p>-60</text:p>
          </table:table-cell>
          <table:table-cell table:style-name="ce80" table:formula="of:=IF([.G40]=&quot;&quot;;&quot;&quot;;[.G40]-VLOOKUP([.$C40];currentgear;COLUMN()-18+4;0))" office:value-type="float" office:value="-9">
            <text:p>-9</text:p>
          </table:table-cell>
          <table:table-cell table:style-name="ce80" table:formula="of:=IF([.H40]=&quot;&quot;;&quot;&quot;;[.H40]-VLOOKUP([.$C40];currentgear;COLUMN()-18+4;0))" office:value-type="float" office:value="-69">
            <text:p>-69</text:p>
          </table:table-cell>
          <table:table-cell table:style-name="ce80" table:formula="of:=IF([.I40]=&quot;&quot;;&quot;&quot;;[.I40]-VLOOKUP([.$C40];currentgear;COLUMN()-18+4;0))" office:value-type="float" office:value="-30">
            <text:p>-30</text:p>
          </table:table-cell>
          <table:table-cell table:style-name="ce80" table:formula="of:=IF([.J40]=&quot;&quot;;&quot;&quot;;[.J40]-VLOOKUP([.$C40];currentgear;COLUMN()-18+4;0))" office:value-type="float" office:value="9">
            <text:p>9</text:p>
          </table:table-cell>
          <table:table-cell table:style-name="ce80" table:formula="of:=IF([.K40]=&quot;&quot;;&quot;&quot;;[.K40]-VLOOKUP([.$C40];currentgear;COLUMN()-18+4;0))" office:value-type="float" office:value="-12">
            <text:p>-12</text:p>
          </table:table-cell>
          <table:table-cell table:style-name="ce80" table:formula="of:=IF([.L40]=&quot;&quot;;&quot;&quot;;[.L40]-VLOOKUP([.$C40];currentgear;COLUMN()-18+4;0))" office:value-type="float" office:value="-33">
            <text:p>-3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1]=&quot;&quot;;&quot;&quot;;[.C41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31">
            <text:p>31</text:p>
          </table:table-cell>
          <table:table-cell office:value-type="string">
            <text:p>SMG Micro .35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table:formula="of:=IF(OR([.F41]=&quot;&quot;;[.G41]=&quot;&quot;);&quot;&quot;;[.F41]+[.G41])" office:value-type="float" office:value="49">
            <text:p>49</text:p>
          </table:table-cell>
          <table:table-cell table:number-columns-repeated="3"/>
          <table:table-cell table:style-name="ce68" table:formula="of:=IF(OR([.I41]=&quot;&quot;;[.K41]=&quot;&quot;;[.K41]=&quot;&quot;);&quot;&quot;;SUM([.I41:.K41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41]=&quot;&quot;;&quot;&quot;;[.F41]-VLOOKUP([.$C41];currentgear;COLUMN()-18+4;0))" office:value-type="float" office:value="-46">
            <text:p>-46</text:p>
          </table:table-cell>
          <table:table-cell table:style-name="ce80" table:formula="of:=IF([.G41]=&quot;&quot;;&quot;&quot;;[.G41]-VLOOKUP([.$C41];currentgear;COLUMN()-18+4;0))" office:value-type="float" office:value="-9">
            <text:p>-9</text:p>
          </table:table-cell>
          <table:table-cell table:style-name="ce80" table:formula="of:=IF([.H41]=&quot;&quot;;&quot;&quot;;[.H41]-VLOOKUP([.$C41];currentgear;COLUMN()-18+4;0))" office:value-type="float" office:value="-55">
            <text:p>-55</text:p>
          </table:table-cell>
          <table:table-cell table:style-name="ce80" table:formula="of:=IF([.I41]=&quot;&quot;;&quot;&quot;;[.I41]-VLOOKUP([.$C41];currentgear;COLUMN()-18+4;0))">
            <text:p/>
          </table:table-cell>
          <table:table-cell table:style-name="ce80" table:formula="of:=IF([.J41]=&quot;&quot;;&quot;&quot;;[.J41]-VLOOKUP([.$C41];currentgear;COLUMN()-18+4;0))">
            <text:p/>
          </table:table-cell>
          <table:table-cell table:style-name="ce80" table:formula="of:=IF([.K41]=&quot;&quot;;&quot;&quot;;[.K41]-VLOOKUP([.$C41];currentgear;COLUMN()-18+4;0))">
            <text:p/>
          </table:table-cell>
          <table:table-cell table:style-name="ce80" table:formula="of:=IF([.L41]=&quot;&quot;;&quot;&quot;;[.L41]-VLOOKUP([.$C4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2]=&quot;&quot;;&quot;&quot;;[.C42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string">
            <text:p>&gt;&gt;31</text:p>
          </table:table-cell>
          <table:table-cell office:value-type="string">
            <text:p>SMG Compact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formula="of:=IF(OR([.F42]=&quot;&quot;;[.G42]=&quot;&quot;);&quot;&quot;;[.F42]+[.G42])"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68" table:formula="of:=IF(OR([.I42]=&quot;&quot;;[.K42]=&quot;&quot;;[.K42]=&quot;&quot;);&quot;&quot;;SUM([.I42:.K42]))" office:value-type="float" office:value="30">
            <text:p>30</text:p>
          </table:table-cell>
          <table:table-cell table:style-name="ce68" office:value-type="float" office:value="30000">
            <text:p>30.000</text:p>
          </table:table-cell>
          <table:table-cell/>
          <table:table-cell table:style-name="ce68"/>
          <table:table-cell/>
          <table:table-cell/>
          <table:table-cell table:style-name="ce80" table:formula="of:=IF([.F42]=&quot;&quot;;&quot;&quot;;[.F42]-VLOOKUP([.$C42];currentgear;COLUMN()-18+4;0))" office:value-type="float" office:value="-51">
            <text:p>-51</text:p>
          </table:table-cell>
          <table:table-cell table:style-name="ce80" table:formula="of:=IF([.G42]=&quot;&quot;;&quot;&quot;;[.G42]-VLOOKUP([.$C42];currentgear;COLUMN()-18+4;0))" office:value-type="float" office:value="14">
            <text:p>14</text:p>
          </table:table-cell>
          <table:table-cell table:style-name="ce80" table:formula="of:=IF([.H42]=&quot;&quot;;&quot;&quot;;[.H42]-VLOOKUP([.$C42];currentgear;COLUMN()-18+4;0))" office:value-type="float" office:value="-37">
            <text:p>-37</text:p>
          </table:table-cell>
          <table:table-cell table:style-name="ce80" table:formula="of:=IF([.I42]=&quot;&quot;;&quot;&quot;;[.I42]-VLOOKUP([.$C42];currentgear;COLUMN()-18+4;0))" office:value-type="float" office:value="-18">
            <text:p>-18</text:p>
          </table:table-cell>
          <table:table-cell table:style-name="ce80" table:formula="of:=IF([.J42]=&quot;&quot;;&quot;&quot;;[.J42]-VLOOKUP([.$C42];currentgear;COLUMN()-18+4;0))" office:value-type="float" office:value="13">
            <text:p>13</text:p>
          </table:table-cell>
          <table:table-cell table:style-name="ce80" table:formula="of:=IF([.K42]=&quot;&quot;;&quot;&quot;;[.K42]-VLOOKUP([.$C42];currentgear;COLUMN()-18+4;0))" office:value-type="float" office:value="-11">
            <text:p>-11</text:p>
          </table:table-cell>
          <table:table-cell table:style-name="ce80" table:formula="of:=IF([.L42]=&quot;&quot;;&quot;&quot;;[.L42]-VLOOKUP([.$C42];currentgear;COLUMN()-18+4;0))" office:value-type="float" office:value="-16">
            <text:p>-1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3]=&quot;&quot;;&quot;&quot;;[.C43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string">
            <text:p>&gt;&gt;60</text:p>
          </table:table-cell>
          <table:table-cell office:value-type="string">
            <text:p>SMG Micro Supressed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table:formula="of:=IF(OR([.F43]=&quot;&quot;;[.G43]=&quot;&quot;);&quot;&quot;;[.F43]+[.G43])" office:value-type="float" office:value="119">
            <text:p>119</text:p>
          </table:table-cell>
          <table:table-cell table:number-columns-repeated="3"/>
          <table:table-cell table:style-name="ce68" table:formula="of:=IF(OR([.I43]=&quot;&quot;;[.K43]=&quot;&quot;;[.K43]=&quot;&quot;);&quot;&quot;;SUM([.I43:.K4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43]=&quot;&quot;;&quot;&quot;;[.F43]-VLOOKUP([.$C43];currentgear;COLUMN()-18+4;0))" office:value-type="float" office:value="-17">
            <text:p>-17</text:p>
          </table:table-cell>
          <table:table-cell table:style-name="ce80" table:formula="of:=IF([.G43]=&quot;&quot;;&quot;&quot;;[.G43]-VLOOKUP([.$C43];currentgear;COLUMN()-18+4;0))" office:value-type="float" office:value="32">
            <text:p>32</text:p>
          </table:table-cell>
          <table:table-cell table:style-name="ce80" table:formula="of:=IF([.H43]=&quot;&quot;;&quot;&quot;;[.H43]-VLOOKUP([.$C43];currentgear;COLUMN()-18+4;0))" office:value-type="float" office:value="15">
            <text:p>15</text:p>
          </table:table-cell>
          <table:table-cell table:style-name="ce80" table:formula="of:=IF([.I43]=&quot;&quot;;&quot;&quot;;[.I43]-VLOOKUP([.$C43];currentgear;COLUMN()-18+4;0))">
            <text:p/>
          </table:table-cell>
          <table:table-cell table:style-name="ce80" table:formula="of:=IF([.J43]=&quot;&quot;;&quot;&quot;;[.J43]-VLOOKUP([.$C43];currentgear;COLUMN()-18+4;0))">
            <text:p/>
          </table:table-cell>
          <table:table-cell table:style-name="ce80" table:formula="of:=IF([.K43]=&quot;&quot;;&quot;&quot;;[.K43]-VLOOKUP([.$C43];currentgear;COLUMN()-18+4;0))">
            <text:p/>
          </table:table-cell>
          <table:table-cell table:style-name="ce80" table:formula="of:=IF([.L43]=&quot;&quot;;&quot;&quot;;[.L43]-VLOOKUP([.$C4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4]=&quot;&quot;;&quot;&quot;;[.C44])">
            <text:p/>
          </table:table-cell>
          <table:table-cell office:value-type="string">
            <text:p>Marketplace</text:p>
          </table:table-cell>
          <table:table-cell office:value-type="string">
            <text:p>Weapon Light</text:p>
          </table:table-cell>
          <table:table-cell office:value-type="float" office:value="45">
            <text:p>45</text:p>
          </table:table-cell>
          <table:table-cell office:value-type="string">
            <text:p>B/X SMG Elite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table:formula="of:=IF(OR([.F44]=&quot;&quot;;[.G44]=&quot;&quot;);&quot;&quot;;[.F44]+[.G44])"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68" table:formula="of:=IF(OR([.I44]=&quot;&quot;;[.K44]=&quot;&quot;;[.K44]=&quot;&quot;);&quot;&quot;;SUM([.I44:.K44]))" office:value-type="float" office:value="43">
            <text:p>43</text:p>
          </table:table-cell>
          <table:table-cell table:style-name="ce68"/>
          <table:table-cell/>
          <table:table-cell table:style-name="ce68" office:value-type="float" office:value="50">
            <text:p>50</text:p>
          </table:table-cell>
          <table:table-cell/>
          <table:table-cell/>
          <table:table-cell table:style-name="ce80" table:formula="of:=IF([.F44]=&quot;&quot;;&quot;&quot;;[.F44]-VLOOKUP([.$C44];currentgear;COLUMN()-18+4;0))" office:value-type="float" office:value="-1">
            <text:p>-1</text:p>
          </table:table-cell>
          <table:table-cell table:style-name="ce80" table:formula="of:=IF([.G44]=&quot;&quot;;&quot;&quot;;[.G44]-VLOOKUP([.$C44];currentgear;COLUMN()-18+4;0))" office:value-type="float" office:value="-6">
            <text:p>-6</text:p>
          </table:table-cell>
          <table:table-cell table:style-name="ce80" table:formula="of:=IF([.H44]=&quot;&quot;;&quot;&quot;;[.H44]-VLOOKUP([.$C44];currentgear;COLUMN()-18+4;0))" office:value-type="float" office:value="-7">
            <text:p>-7</text:p>
          </table:table-cell>
          <table:table-cell table:style-name="ce80" table:formula="of:=IF([.I44]=&quot;&quot;;&quot;&quot;;[.I44]-VLOOKUP([.$C44];currentgear;COLUMN()-18+4;0))" office:value-type="float" office:value="-1">
            <text:p>-1</text:p>
          </table:table-cell>
          <table:table-cell table:style-name="ce80" table:formula="of:=IF([.J44]=&quot;&quot;;&quot;&quot;;[.J44]-VLOOKUP([.$C44];currentgear;COLUMN()-18+4;0))" office:value-type="float" office:value="9">
            <text:p>9</text:p>
          </table:table-cell>
          <table:table-cell table:style-name="ce80" table:formula="of:=IF([.K44]=&quot;&quot;;&quot;&quot;;[.K44]-VLOOKUP([.$C44];currentgear;COLUMN()-18+4;0))" office:value-type="float" office:value="-11">
            <text:p>-11</text:p>
          </table:table-cell>
          <table:table-cell table:style-name="ce80" table:formula="of:=IF([.L44]=&quot;&quot;;&quot;&quot;;[.L44]-VLOOKUP([.$C44];currentgear;COLUMN()-18+4;0))" office:value-type="float" office:value="-3">
            <text:p>-3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45]=&quot;&quot;;&quot;&quot;;[.C45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26">
            <text:p>26</text:p>
          </table:table-cell>
          <table:table-cell office:value-type="string">
            <text:p>5.56mm Holographic Sight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formula="of:=IF(OR([.F45]=&quot;&quot;;[.G45]=&quot;&quot;);&quot;&quot;;[.F45]+[.G45])"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68" table:formula="of:=IF(OR([.I45]=&quot;&quot;;[.K45]=&quot;&quot;;[.K45]=&quot;&quot;);&quot;&quot;;SUM([.I45:.K45]))" office:value-type="float" office:value="20">
            <text:p>20</text:p>
          </table:table-cell>
          <table:table-cell table:style-name="ce68" office:value-type="float" office:value="19500">
            <text:p>19.500</text:p>
          </table:table-cell>
          <table:table-cell/>
          <table:table-cell table:style-name="ce68"/>
          <table:table-cell/>
          <table:table-cell/>
          <table:table-cell table:style-name="ce80" table:formula="of:=IF([.F45]=&quot;&quot;;&quot;&quot;;[.F45]-VLOOKUP([.$C45];currentgear;COLUMN()-18+4;0))" office:value-type="float" office:value="-43">
            <text:p>-43</text:p>
          </table:table-cell>
          <table:table-cell table:style-name="ce80" table:formula="of:=IF([.G45]=&quot;&quot;;&quot;&quot;;[.G45]-VLOOKUP([.$C45];currentgear;COLUMN()-18+4;0))" office:value-type="float" office:value="-25">
            <text:p>-25</text:p>
          </table:table-cell>
          <table:table-cell table:style-name="ce80" table:formula="of:=IF([.H45]=&quot;&quot;;&quot;&quot;;[.H45]-VLOOKUP([.$C45];currentgear;COLUMN()-18+4;0))" office:value-type="float" office:value="-68">
            <text:p>-68</text:p>
          </table:table-cell>
          <table:table-cell table:style-name="ce80" table:formula="of:=IF([.I45]=&quot;&quot;;&quot;&quot;;[.I45]-VLOOKUP([.$C45];currentgear;COLUMN()-18+4;0))" office:value-type="float" office:value="-15">
            <text:p>-15</text:p>
          </table:table-cell>
          <table:table-cell table:style-name="ce80" table:formula="of:=IF([.J45]=&quot;&quot;;&quot;&quot;;[.J45]-VLOOKUP([.$C45];currentgear;COLUMN()-18+4;0))" office:value-type="float" office:value="6">
            <text:p>6</text:p>
          </table:table-cell>
          <table:table-cell table:style-name="ce80" table:formula="of:=IF([.K45]=&quot;&quot;;&quot;&quot;;[.K45]-VLOOKUP([.$C45];currentgear;COLUMN()-18+4;0))" office:value-type="float" office:value="-17">
            <text:p>-17</text:p>
          </table:table-cell>
          <table:table-cell table:style-name="ce80" table:formula="of:=IF([.L45]=&quot;&quot;;&quot;&quot;;[.L45]-VLOOKUP([.$C45];currentgear;COLUMN()-18+4;0))" office:value-type="float" office:value="-26">
            <text:p>-2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6]=&quot;&quot;;&quot;&quot;;[.C46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30">
            <text:p>30</text:p>
          </table:table-cell>
          <table:table-cell office:value-type="string">
            <text:p>G40 AR <text:s text:c="5"/>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table:formula="of:=IF(OR([.F46]=&quot;&quot;;[.G46]=&quot;&quot;);&quot;&quot;;[.F46]+[.G46])" office:value-type="float" office:value="47">
            <text:p>47</text:p>
          </table:table-cell>
          <table:table-cell table:number-columns-repeated="3"/>
          <table:table-cell table:style-name="ce68" table:formula="of:=IF(OR([.I46]=&quot;&quot;;[.K46]=&quot;&quot;;[.K46]=&quot;&quot;);&quot;&quot;;SUM([.I46:.K46]))">
            <text:p/>
          </table:table-cell>
          <table:table-cell table:style-name="ce68" office:value-type="float" office:value="21000">
            <text:p>21.000</text:p>
          </table:table-cell>
          <table:table-cell/>
          <table:table-cell table:style-name="ce68"/>
          <table:table-cell/>
          <table:table-cell/>
          <table:table-cell table:style-name="ce80" table:formula="of:=IF([.F46]=&quot;&quot;;&quot;&quot;;[.F46]-VLOOKUP([.$C46];currentgear;COLUMN()-18+4;0))" office:value-type="float" office:value="-37">
            <text:p>-37</text:p>
          </table:table-cell>
          <table:table-cell table:style-name="ce80" table:formula="of:=IF([.G46]=&quot;&quot;;&quot;&quot;;[.G46]-VLOOKUP([.$C46];currentgear;COLUMN()-18+4;0))" office:value-type="float" office:value="-25">
            <text:p>-25</text:p>
          </table:table-cell>
          <table:table-cell table:style-name="ce80" table:formula="of:=IF([.H46]=&quot;&quot;;&quot;&quot;;[.H46]-VLOOKUP([.$C46];currentgear;COLUMN()-18+4;0))" office:value-type="float" office:value="-62">
            <text:p>-62</text:p>
          </table:table-cell>
          <table:table-cell table:style-name="ce80" table:formula="of:=IF([.I46]=&quot;&quot;;&quot;&quot;;[.I46]-VLOOKUP([.$C46];currentgear;COLUMN()-18+4;0))">
            <text:p/>
          </table:table-cell>
          <table:table-cell table:style-name="ce80" table:formula="of:=IF([.J46]=&quot;&quot;;&quot;&quot;;[.J46]-VLOOKUP([.$C46];currentgear;COLUMN()-18+4;0))">
            <text:p/>
          </table:table-cell>
          <table:table-cell table:style-name="ce80" table:formula="of:=IF([.K46]=&quot;&quot;;&quot;&quot;;[.K46]-VLOOKUP([.$C46];currentgear;COLUMN()-18+4;0))">
            <text:p/>
          </table:table-cell>
          <table:table-cell table:style-name="ce80" table:formula="of:=IF([.L46]=&quot;&quot;;&quot;&quot;;[.L46]-VLOOKUP([.$C4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7]=&quot;&quot;;&quot;&quot;;[.C47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34">
            <text:p>34</text:p>
          </table:table-cell>
          <table:table-cell office:value-type="string">
            <text:p>Konrad 7.62X39 Hawk Rifle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table:formula="of:=IF(OR([.F47]=&quot;&quot;;[.G47]=&quot;&quot;);&quot;&quot;;[.F47]+[.G47])"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68" table:formula="of:=IF(OR([.I47]=&quot;&quot;;[.K47]=&quot;&quot;;[.K47]=&quot;&quot;);&quot;&quot;;SUM([.I47:.K47]))" office:value-type="float" office:value="23">
            <text:p>23</text:p>
          </table:table-cell>
          <table:table-cell table:style-name="ce68" office:value-type="float" office:value="24100">
            <text:p>24.100</text:p>
          </table:table-cell>
          <table:table-cell/>
          <table:table-cell table:style-name="ce68"/>
          <table:table-cell/>
          <table:table-cell/>
          <table:table-cell table:style-name="ce80" table:formula="of:=IF([.F47]=&quot;&quot;;&quot;&quot;;[.F47]-VLOOKUP([.$C47];currentgear;COLUMN()-18+4;0))" office:value-type="float" office:value="-33">
            <text:p>-33</text:p>
          </table:table-cell>
          <table:table-cell table:style-name="ce80" table:formula="of:=IF([.G47]=&quot;&quot;;&quot;&quot;;[.G47]-VLOOKUP([.$C47];currentgear;COLUMN()-18+4;0))" office:value-type="float" office:value="-19">
            <text:p>-19</text:p>
          </table:table-cell>
          <table:table-cell table:style-name="ce80" table:formula="of:=IF([.H47]=&quot;&quot;;&quot;&quot;;[.H47]-VLOOKUP([.$C47];currentgear;COLUMN()-18+4;0))" office:value-type="float" office:value="-52">
            <text:p>-52</text:p>
          </table:table-cell>
          <table:table-cell table:style-name="ce80" table:formula="of:=IF([.I47]=&quot;&quot;;&quot;&quot;;[.I47]-VLOOKUP([.$C47];currentgear;COLUMN()-18+4;0))" office:value-type="float" office:value="-10">
            <text:p>-10</text:p>
          </table:table-cell>
          <table:table-cell table:style-name="ce80" table:formula="of:=IF([.J47]=&quot;&quot;;&quot;&quot;;[.J47]-VLOOKUP([.$C47];currentgear;COLUMN()-18+4;0))" office:value-type="float" office:value="2">
            <text:p>2</text:p>
          </table:table-cell>
          <table:table-cell table:style-name="ce80" table:formula="of:=IF([.K47]=&quot;&quot;;&quot;&quot;;[.K47]-VLOOKUP([.$C47];currentgear;COLUMN()-18+4;0))" office:value-type="float" office:value="-15">
            <text:p>-15</text:p>
          </table:table-cell>
          <table:table-cell table:style-name="ce80" table:formula="of:=IF([.L47]=&quot;&quot;;&quot;&quot;;[.L47]-VLOOKUP([.$C47];currentgear;COLUMN()-18+4;0))" office:value-type="float" office:value="-23">
            <text:p>-2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8]=&quot;&quot;;&quot;&quot;;[.C48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string">
            <text:p>&gt;&gt;35</text:p>
          </table:table-cell>
          <table:table-cell office:value-type="string">
            <text:p>Konrad .50 IS Boa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table:formula="of:=IF(OR([.F48]=&quot;&quot;;[.G48]=&quot;&quot;);&quot;&quot;;[.F48]+[.G48])"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style-name="ce68" table:formula="of:=IF(OR([.I48]=&quot;&quot;;[.K48]=&quot;&quot;;[.K48]=&quot;&quot;);&quot;&quot;;SUM([.I48:.K48]))" office:value-type="float" office:value="32">
            <text:p>32</text:p>
          </table:table-cell>
          <table:table-cell table:style-name="ce68" office:value-type="float" office:value="28500">
            <text:p>28.500</text:p>
          </table:table-cell>
          <table:table-cell/>
          <table:table-cell table:style-name="ce68"/>
          <table:table-cell/>
          <table:table-cell/>
          <table:table-cell table:style-name="ce80" table:formula="of:=IF([.F48]=&quot;&quot;;&quot;&quot;;[.F48]-VLOOKUP([.$C48];currentgear;COLUMN()-18+4;0))" office:value-type="float" office:value="-25">
            <text:p>-25</text:p>
          </table:table-cell>
          <table:table-cell table:style-name="ce80" table:formula="of:=IF([.G48]=&quot;&quot;;&quot;&quot;;[.G48]-VLOOKUP([.$C48];currentgear;COLUMN()-18+4;0))" office:value-type="float" office:value="-16">
            <text:p>-16</text:p>
          </table:table-cell>
          <table:table-cell table:style-name="ce80" table:formula="of:=IF([.H48]=&quot;&quot;;&quot;&quot;;[.H48]-VLOOKUP([.$C48];currentgear;COLUMN()-18+4;0))" office:value-type="float" office:value="-41">
            <text:p>-41</text:p>
          </table:table-cell>
          <table:table-cell table:style-name="ce80" table:formula="of:=IF([.I48]=&quot;&quot;;&quot;&quot;;[.I48]-VLOOKUP([.$C48];currentgear;COLUMN()-18+4;0))" office:value-type="float" office:value="-13">
            <text:p>-13</text:p>
          </table:table-cell>
          <table:table-cell table:style-name="ce80" table:formula="of:=IF([.J48]=&quot;&quot;;&quot;&quot;;[.J48]-VLOOKUP([.$C48];currentgear;COLUMN()-18+4;0))" office:value-type="float" office:value="13">
            <text:p>13</text:p>
          </table:table-cell>
          <table:table-cell table:style-name="ce80" table:formula="of:=IF([.K48]=&quot;&quot;;&quot;&quot;;[.K48]-VLOOKUP([.$C48];currentgear;COLUMN()-18+4;0))" office:value-type="float" office:value="-14">
            <text:p>-14</text:p>
          </table:table-cell>
          <table:table-cell table:style-name="ce80" table:formula="of:=IF([.L48]=&quot;&quot;;&quot;&quot;;[.L48]-VLOOKUP([.$C48];currentgear;COLUMN()-18+4;0))" office:value-type="float" office:value="-14">
            <text:p>-1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49]=&quot;&quot;;&quot;&quot;;[.C49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42">
            <text:p>42</text:p>
          </table:table-cell>
          <table:table-cell office:value-type="string">
            <text:p>Konrad Bullpup DMR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formula="of:=IF(OR([.F49]=&quot;&quot;;[.G49]=&quot;&quot;);&quot;&quot;;[.F49]+[.G49])"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style-name="ce68" table:formula="of:=IF(OR([.I49]=&quot;&quot;;[.K49]=&quot;&quot;;[.K49]=&quot;&quot;);&quot;&quot;;SUM([.I49:.K49]))" office:value-type="float" office:value="31">
            <text:p>31</text:p>
          </table:table-cell>
          <table:table-cell table:style-name="ce68" office:value-type="float" office:value="29300">
            <text:p>29.300</text:p>
          </table:table-cell>
          <table:table-cell/>
          <table:table-cell table:style-name="ce68"/>
          <table:table-cell/>
          <table:table-cell/>
          <table:table-cell table:style-name="ce80" table:formula="of:=IF([.F49]=&quot;&quot;;&quot;&quot;;[.F49]-VLOOKUP([.$C49];currentgear;COLUMN()-18+4;0))" office:value-type="float" office:value="-23">
            <text:p>-23</text:p>
          </table:table-cell>
          <table:table-cell table:style-name="ce80" table:formula="of:=IF([.G49]=&quot;&quot;;&quot;&quot;;[.G49]-VLOOKUP([.$C49];currentgear;COLUMN()-18+4;0))" office:value-type="float" office:value="-10">
            <text:p>-10</text:p>
          </table:table-cell>
          <table:table-cell table:style-name="ce80" table:formula="of:=IF([.H49]=&quot;&quot;;&quot;&quot;;[.H49]-VLOOKUP([.$C49];currentgear;COLUMN()-18+4;0))" office:value-type="float" office:value="-33">
            <text:p>-33</text:p>
          </table:table-cell>
          <table:table-cell table:style-name="ce80" table:formula="of:=IF([.I49]=&quot;&quot;;&quot;&quot;;[.I49]-VLOOKUP([.$C49];currentgear;COLUMN()-18+4;0))" office:value-type="float" office:value="-13">
            <text:p>-13</text:p>
          </table:table-cell>
          <table:table-cell table:style-name="ce80" table:formula="of:=IF([.J49]=&quot;&quot;;&quot;&quot;;[.J49]-VLOOKUP([.$C49];currentgear;COLUMN()-18+4;0))" office:value-type="float" office:value="7">
            <text:p>7</text:p>
          </table:table-cell>
          <table:table-cell table:style-name="ce80" table:formula="of:=IF([.K49]=&quot;&quot;;&quot;&quot;;[.K49]-VLOOKUP([.$C49];currentgear;COLUMN()-18+4;0))" office:value-type="float" office:value="-9">
            <text:p>-9</text:p>
          </table:table-cell>
          <table:table-cell table:style-name="ce80" table:formula="of:=IF([.L49]=&quot;&quot;;&quot;&quot;;[.L49]-VLOOKUP([.$C49];currentgear;COLUMN()-18+4;0))" office:value-type="float" office:value="-15">
            <text:p>-1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50]=&quot;&quot;;&quot;&quot;;[.C50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46">
            <text:p>46</text:p>
          </table:table-cell>
          <table:table-cell office:value-type="string">
            <text:p>Full Moon Blow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table:formula="of:=IF(OR([.F50]=&quot;&quot;;[.G50]=&quot;&quot;);&quot;&quot;;[.F50]+[.G50])"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style-name="ce68" table:formula="of:=IF(OR([.I50]=&quot;&quot;;[.K50]=&quot;&quot;;[.K50]=&quot;&quot;);&quot;&quot;;SUM([.I50:.K50]))" office:value-type="float" office:value="36">
            <text:p>36</text:p>
          </table:table-cell>
          <table:table-cell table:style-name="ce68" office:value-type="float" office:value="32200">
            <text:p>32.200</text:p>
          </table:table-cell>
          <table:table-cell/>
          <table:table-cell table:style-name="ce68"/>
          <table:table-cell/>
          <table:table-cell/>
          <table:table-cell table:style-name="ce80" table:formula="of:=IF([.F50]=&quot;&quot;;&quot;&quot;;[.F50]-VLOOKUP([.$C50];currentgear;COLUMN()-18+4;0))" office:value-type="float" office:value="-3">
            <text:p>-3</text:p>
          </table:table-cell>
          <table:table-cell table:style-name="ce80" table:formula="of:=IF([.G50]=&quot;&quot;;&quot;&quot;;[.G50]-VLOOKUP([.$C50];currentgear;COLUMN()-18+4;0))" office:value-type="float" office:value="-20">
            <text:p>-20</text:p>
          </table:table-cell>
          <table:table-cell table:style-name="ce80" table:formula="of:=IF([.H50]=&quot;&quot;;&quot;&quot;;[.H50]-VLOOKUP([.$C50];currentgear;COLUMN()-18+4;0))" office:value-type="float" office:value="-23">
            <text:p>-23</text:p>
          </table:table-cell>
          <table:table-cell table:style-name="ce80" table:formula="of:=IF([.I50]=&quot;&quot;;&quot;&quot;;[.I50]-VLOOKUP([.$C50];currentgear;COLUMN()-18+4;0))" office:value-type="float" office:value="-16">
            <text:p>-16</text:p>
          </table:table-cell>
          <table:table-cell table:style-name="ce80" table:formula="of:=IF([.J50]=&quot;&quot;;&quot;&quot;;[.J50]-VLOOKUP([.$C50];currentgear;COLUMN()-18+4;0))" office:value-type="float" office:value="16">
            <text:p>16</text:p>
          </table:table-cell>
          <table:table-cell table:style-name="ce80" table:formula="of:=IF([.K50]=&quot;&quot;;&quot;&quot;;[.K50]-VLOOKUP([.$C50];currentgear;COLUMN()-18+4;0))" office:value-type="float" office:value="-10">
            <text:p>-10</text:p>
          </table:table-cell>
          <table:table-cell table:style-name="ce80" table:formula="of:=IF([.L50]=&quot;&quot;;&quot;&quot;;[.L50]-VLOOKUP([.$C50];currentgear;COLUMN()-18+4;0))" office:value-type="float" office:value="-10">
            <text:p>-1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51]=&quot;&quot;;&quot;&quot;;[.C51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float" office:value="47">
            <text:p>47</text:p>
          </table:table-cell>
          <table:table-cell office:value-type="string">
            <text:p>Assault Rifle with Bayonette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formula="of:=IF(OR([.F51]=&quot;&quot;;[.G51]=&quot;&quot;);&quot;&quot;;[.F51]+[.G51])" office:value-type="float" office:value="107">
            <text:p>107</text:p>
          </table:table-cell>
          <table:table-cell table:number-columns-repeated="3"/>
          <table:table-cell table:style-name="ce68" table:formula="of:=IF(OR([.I51]=&quot;&quot;;[.K51]=&quot;&quot;;[.K51]=&quot;&quot;);&quot;&quot;;SUM([.I51:.K51]))">
            <text:p/>
          </table:table-cell>
          <table:table-cell table:style-name="ce68"/>
          <table:table-cell/>
          <table:table-cell table:style-name="ce68" office:value-type="float" office:value="45">
            <text:p>45</text:p>
          </table:table-cell>
          <table:table-cell/>
          <table:table-cell/>
          <table:table-cell table:style-name="ce80" table:formula="of:=IF([.F51]=&quot;&quot;;&quot;&quot;;[.F51]-VLOOKUP([.$C51];currentgear;COLUMN()-18+4;0))" office:value-type="float" office:value="-17">
            <text:p>-17</text:p>
          </table:table-cell>
          <table:table-cell table:style-name="ce80" table:formula="of:=IF([.G51]=&quot;&quot;;&quot;&quot;;[.G51]-VLOOKUP([.$C51];currentgear;COLUMN()-18+4;0))" office:value-type="float" office:value="15">
            <text:p>15</text:p>
          </table:table-cell>
          <table:table-cell table:style-name="ce80" table:formula="of:=IF([.H51]=&quot;&quot;;&quot;&quot;;[.H51]-VLOOKUP([.$C51];currentgear;COLUMN()-18+4;0))" office:value-type="float" office:value="-2">
            <text:p>-2</text:p>
          </table:table-cell>
          <table:table-cell table:style-name="ce80" table:formula="of:=IF([.I51]=&quot;&quot;;&quot;&quot;;[.I51]-VLOOKUP([.$C51];currentgear;COLUMN()-18+4;0))">
            <text:p/>
          </table:table-cell>
          <table:table-cell table:style-name="ce80" table:formula="of:=IF([.J51]=&quot;&quot;;&quot;&quot;;[.J51]-VLOOKUP([.$C51];currentgear;COLUMN()-18+4;0))">
            <text:p/>
          </table:table-cell>
          <table:table-cell table:style-name="ce80" table:formula="of:=IF([.K51]=&quot;&quot;;&quot;&quot;;[.K51]-VLOOKUP([.$C51];currentgear;COLUMN()-18+4;0))">
            <text:p/>
          </table:table-cell>
          <table:table-cell table:style-name="ce80" table:formula="of:=IF([.L51]=&quot;&quot;;&quot;&quot;;[.L51]-VLOOKUP([.$C51];currentgear;COLUMN()-18+4;0))">
            <text:p/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52]=&quot;&quot;;&quot;&quot;;[.C52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string">
            <text:p>&gt;&gt;50</text:p>
          </table:table-cell>
          <table:table-cell office:value-type="string">
            <text:p>B/X Full-Auto D-30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table:formula="of:=IF(OR([.F52]=&quot;&quot;;[.G52]=&quot;&quot;);&quot;&quot;;[.F52]+[.G52])" office:value-type="float" office:value="95">
            <text:p>95</text:p>
          </table:table-cell>
          <table:table-cell table:number-columns-repeated="3"/>
          <table:table-cell table:style-name="ce68" table:formula="of:=IF(OR([.I52]=&quot;&quot;;[.K52]=&quot;&quot;;[.K52]=&quot;&quot;);&quot;&quot;;SUM([.I52:.K52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52]=&quot;&quot;;&quot;&quot;;[.F52]-VLOOKUP([.$C52];currentgear;COLUMN()-18+4;0))" office:value-type="float" office:value="-5">
            <text:p>-5</text:p>
          </table:table-cell>
          <table:table-cell table:style-name="ce80" table:formula="of:=IF([.G52]=&quot;&quot;;&quot;&quot;;[.G52]-VLOOKUP([.$C52];currentgear;COLUMN()-18+4;0))" office:value-type="float" office:value="-9">
            <text:p>-9</text:p>
          </table:table-cell>
          <table:table-cell table:style-name="ce80" table:formula="of:=IF([.H52]=&quot;&quot;;&quot;&quot;;[.H52]-VLOOKUP([.$C52];currentgear;COLUMN()-18+4;0))" office:value-type="float" office:value="-14">
            <text:p>-14</text:p>
          </table:table-cell>
          <table:table-cell table:style-name="ce80" table:formula="of:=IF([.I52]=&quot;&quot;;&quot;&quot;;[.I52]-VLOOKUP([.$C52];currentgear;COLUMN()-18+4;0))">
            <text:p/>
          </table:table-cell>
          <table:table-cell table:style-name="ce80" table:formula="of:=IF([.J52]=&quot;&quot;;&quot;&quot;;[.J52]-VLOOKUP([.$C52];currentgear;COLUMN()-18+4;0))">
            <text:p/>
          </table:table-cell>
          <table:table-cell table:style-name="ce80" table:formula="of:=IF([.K52]=&quot;&quot;;&quot;&quot;;[.K52]-VLOOKUP([.$C52];currentgear;COLUMN()-18+4;0))">
            <text:p/>
          </table:table-cell>
          <table:table-cell table:style-name="ce80" table:formula="of:=IF([.L52]=&quot;&quot;;&quot;&quot;;[.L52]-VLOOKUP([.$C52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53]=&quot;&quot;;&quot;&quot;;[.C53])">
            <text:p/>
          </table:table-cell>
          <table:table-cell office:value-type="string">
            <text:p>Marketplace</text:p>
          </table:table-cell>
          <table:table-cell office:value-type="string">
            <text:p>Weapon Heavy</text:p>
          </table:table-cell>
          <table:table-cell office:value-type="string">
            <text:p>&gt;&gt;50</text:p>
          </table:table-cell>
          <table:table-cell office:value-type="string">
            <text:p>Big Bear X39 .600 Nito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table:formula="of:=IF(OR([.F53]=&quot;&quot;;[.G53]=&quot;&quot;);&quot;&quot;;[.F53]+[.G53])" office:value-type="float" office:value="103">
            <text:p>103</text:p>
          </table:table-cell>
          <table:table-cell table:number-columns-repeated="3"/>
          <table:table-cell table:style-name="ce68" table:formula="of:=IF(OR([.I53]=&quot;&quot;;[.K53]=&quot;&quot;;[.K53]=&quot;&quot;);&quot;&quot;;SUM([.I53:.K5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53]=&quot;&quot;;&quot;&quot;;[.F53]-VLOOKUP([.$C53];currentgear;COLUMN()-18+4;0))" office:value-type="float" office:value="1">
            <text:p>1</text:p>
          </table:table-cell>
          <table:table-cell table:style-name="ce80" table:formula="of:=IF([.G53]=&quot;&quot;;&quot;&quot;;[.G53]-VLOOKUP([.$C53];currentgear;COLUMN()-18+4;0))" office:value-type="float" office:value="-7">
            <text:p>-7</text:p>
          </table:table-cell>
          <table:table-cell table:style-name="ce80" table:formula="of:=IF([.H53]=&quot;&quot;;&quot;&quot;;[.H53]-VLOOKUP([.$C53];currentgear;COLUMN()-18+4;0))" office:value-type="float" office:value="-6">
            <text:p>-6</text:p>
          </table:table-cell>
          <table:table-cell table:style-name="ce80" table:formula="of:=IF([.I53]=&quot;&quot;;&quot;&quot;;[.I53]-VLOOKUP([.$C53];currentgear;COLUMN()-18+4;0))">
            <text:p/>
          </table:table-cell>
          <table:table-cell table:style-name="ce80" table:formula="of:=IF([.J53]=&quot;&quot;;&quot;&quot;;[.J53]-VLOOKUP([.$C53];currentgear;COLUMN()-18+4;0))">
            <text:p/>
          </table:table-cell>
          <table:table-cell table:style-name="ce80" table:formula="of:=IF([.K53]=&quot;&quot;;&quot;&quot;;[.K53]-VLOOKUP([.$C53];currentgear;COLUMN()-18+4;0))">
            <text:p/>
          </table:table-cell>
          <table:table-cell table:style-name="ce80" table:formula="of:=IF([.L53]=&quot;&quot;;&quot;&quot;;[.L53]-VLOOKUP([.$C53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54]=&quot;&quot;;&quot;&quot;;[.C54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/>
          <table:table-cell office:value-type="string">
            <text:p>Konrad 40 MM 12xGL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IF(OR([.F54]=&quot;&quot;;[.G54]=&quot;&quot;);&quot;&quot;;[.F54]+[.G54])"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8" table:formula="of:=IF(OR([.I54]=&quot;&quot;;[.K54]=&quot;&quot;;[.K54]=&quot;&quot;);&quot;&quot;;SUM([.I54:.K54]))" office:value-type="float" office:value="11">
            <text:p>11</text:p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54]=&quot;&quot;;&quot;&quot;;[.F54]-VLOOKUP([.$C54];currentgear;COLUMN()-18+4;0))" office:value-type="float" office:value="-68">
            <text:p>-68</text:p>
          </table:table-cell>
          <table:table-cell table:style-name="ce80" table:formula="of:=IF([.G54]=&quot;&quot;;&quot;&quot;;[.G54]-VLOOKUP([.$C54];currentgear;COLUMN()-18+4;0))" office:value-type="float" office:value="-5">
            <text:p>-5</text:p>
          </table:table-cell>
          <table:table-cell table:style-name="ce80" table:formula="of:=IF([.H54]=&quot;&quot;;&quot;&quot;;[.H54]-VLOOKUP([.$C54];currentgear;COLUMN()-18+4;0))" office:value-type="float" office:value="-73">
            <text:p>-73</text:p>
          </table:table-cell>
          <table:table-cell table:style-name="ce80" table:formula="of:=IF([.I54]=&quot;&quot;;&quot;&quot;;[.I54]-VLOOKUP([.$C54];currentgear;COLUMN()-18+4;0))" office:value-type="float" office:value="-24">
            <text:p>-24</text:p>
          </table:table-cell>
          <table:table-cell table:style-name="ce80" table:formula="of:=IF([.J54]=&quot;&quot;;&quot;&quot;;[.J54]-VLOOKUP([.$C54];currentgear;COLUMN()-18+4;0))" office:value-type="float" office:value="1">
            <text:p>1</text:p>
          </table:table-cell>
          <table:table-cell table:style-name="ce80" table:formula="of:=IF([.K54]=&quot;&quot;;&quot;&quot;;[.K54]-VLOOKUP([.$C54];currentgear;COLUMN()-18+4;0))" office:value-type="float" office:value="-11">
            <text:p>-11</text:p>
          </table:table-cell>
          <table:table-cell table:style-name="ce80" table:formula="of:=IF([.L54]=&quot;&quot;;&quot;&quot;;[.L54]-VLOOKUP([.$C54];currentgear;COLUMN()-18+4;0))" office:value-type="float" office:value="-34">
            <text:p>-3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55]=&quot;&quot;;&quot;&quot;;[.C55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/>
          <table:table-cell office:value-type="string">
            <text:p>Explosive – Tipped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IF(OR([.F55]=&quot;&quot;;[.G55]=&quot;&quot;);&quot;&quot;;[.F55]+[.G55])"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68" table:formula="of:=IF(OR([.I55]=&quot;&quot;;[.K55]=&quot;&quot;;[.K55]=&quot;&quot;);&quot;&quot;;SUM([.I55:.K55]))" office:value-type="float" office:value="14">
            <text:p>14</text:p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55]=&quot;&quot;;&quot;&quot;;[.F55]-VLOOKUP([.$C55];currentgear;COLUMN()-18+4;0))" office:value-type="float" office:value="-65">
            <text:p>-65</text:p>
          </table:table-cell>
          <table:table-cell table:style-name="ce80" table:formula="of:=IF([.G55]=&quot;&quot;;&quot;&quot;;[.G55]-VLOOKUP([.$C55];currentgear;COLUMN()-18+4;0))" office:value-type="float" office:value="-3">
            <text:p>-3</text:p>
          </table:table-cell>
          <table:table-cell table:style-name="ce80" table:formula="of:=IF([.H55]=&quot;&quot;;&quot;&quot;;[.H55]-VLOOKUP([.$C55];currentgear;COLUMN()-18+4;0))" office:value-type="float" office:value="-68">
            <text:p>-68</text:p>
          </table:table-cell>
          <table:table-cell table:style-name="ce80" table:formula="of:=IF([.I55]=&quot;&quot;;&quot;&quot;;[.I55]-VLOOKUP([.$C55];currentgear;COLUMN()-18+4;0))" office:value-type="float" office:value="-24">
            <text:p>-24</text:p>
          </table:table-cell>
          <table:table-cell table:style-name="ce80" table:formula="of:=IF([.J55]=&quot;&quot;;&quot;&quot;;[.J55]-VLOOKUP([.$C55];currentgear;COLUMN()-18+4;0))" office:value-type="float" office:value="4">
            <text:p>4</text:p>
          </table:table-cell>
          <table:table-cell table:style-name="ce80" table:formula="of:=IF([.K55]=&quot;&quot;;&quot;&quot;;[.K55]-VLOOKUP([.$C55];currentgear;COLUMN()-18+4;0))" office:value-type="float" office:value="-11">
            <text:p>-11</text:p>
          </table:table-cell>
          <table:table-cell table:style-name="ce80" table:formula="of:=IF([.L55]=&quot;&quot;;&quot;&quot;;[.L55]-VLOOKUP([.$C55];currentgear;COLUMN()-18+4;0))" office:value-type="float" office:value="-31">
            <text:p>-3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56]=&quot;&quot;;&quot;&quot;;[.C56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/>
          <table:table-cell office:value-type="string">
            <text:p>GL 40 MM Automatic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IF(OR([.F56]=&quot;&quot;;[.G56]=&quot;&quot;);&quot;&quot;;[.F56]+[.G56])"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8" table:formula="of:=IF(OR([.I56]=&quot;&quot;;[.K56]=&quot;&quot;;[.K56]=&quot;&quot;);&quot;&quot;;SUM([.I56:.K56]))" office:value-type="float" office:value="15">
            <text:p>15</text:p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56]=&quot;&quot;;&quot;&quot;;[.F56]-VLOOKUP([.$C56];currentgear;COLUMN()-18+4;0))" office:value-type="float" office:value="-63">
            <text:p>-63</text:p>
          </table:table-cell>
          <table:table-cell table:style-name="ce80" table:formula="of:=IF([.G56]=&quot;&quot;;&quot;&quot;;[.G56]-VLOOKUP([.$C56];currentgear;COLUMN()-18+4;0))" office:value-type="float" office:value="-2">
            <text:p>-2</text:p>
          </table:table-cell>
          <table:table-cell table:style-name="ce80" table:formula="of:=IF([.H56]=&quot;&quot;;&quot;&quot;;[.H56]-VLOOKUP([.$C56];currentgear;COLUMN()-18+4;0))" office:value-type="float" office:value="-65">
            <text:p>-65</text:p>
          </table:table-cell>
          <table:table-cell table:style-name="ce80" table:formula="of:=IF([.I56]=&quot;&quot;;&quot;&quot;;[.I56]-VLOOKUP([.$C56];currentgear;COLUMN()-18+4;0))" office:value-type="float" office:value="-21">
            <text:p>-21</text:p>
          </table:table-cell>
          <table:table-cell table:style-name="ce80" table:formula="of:=IF([.J56]=&quot;&quot;;&quot;&quot;;[.J56]-VLOOKUP([.$C56];currentgear;COLUMN()-18+4;0))" office:value-type="float" office:value="2">
            <text:p>2</text:p>
          </table:table-cell>
          <table:table-cell table:style-name="ce80" table:formula="of:=IF([.K56]=&quot;&quot;;&quot;&quot;;[.K56]-VLOOKUP([.$C56];currentgear;COLUMN()-18+4;0))" office:value-type="float" office:value="-11">
            <text:p>-11</text:p>
          </table:table-cell>
          <table:table-cell table:style-name="ce80" table:formula="of:=IF([.L56]=&quot;&quot;;&quot;&quot;;[.L56]-VLOOKUP([.$C56];currentgear;COLUMN()-18+4;0))" office:value-type="float" office:value="-30">
            <text:p>-3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57]=&quot;&quot;;&quot;&quot;;[.C57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23">
            <text:p>23</text:p>
          </table:table-cell>
          <table:table-cell office:value-type="string">
            <text:p>BAMFG–3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IF(OR([.F57]=&quot;&quot;;[.G57]=&quot;&quot;);&quot;&quot;;[.F57]+[.G57])"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68" table:formula="of:=IF(OR([.I57]=&quot;&quot;;[.K57]=&quot;&quot;;[.K57]=&quot;&quot;);&quot;&quot;;SUM([.I57:.K57]))" office:value-type="float" office:value="18">
            <text:p>18</text:p>
          </table:table-cell>
          <table:table-cell table:style-name="ce68"/>
          <table:table-cell/>
          <table:table-cell table:style-name="ce68" office:value-type="float" office:value="28">
            <text:p>28</text:p>
          </table:table-cell>
          <table:table-cell/>
          <table:table-cell/>
          <table:table-cell table:style-name="ce80" table:formula="of:=IF([.F57]=&quot;&quot;;&quot;&quot;;[.F57]-VLOOKUP([.$C57];currentgear;COLUMN()-18+4;0))" office:value-type="float" office:value="-60">
            <text:p>-60</text:p>
          </table:table-cell>
          <table:table-cell table:style-name="ce80" table:formula="of:=IF([.G57]=&quot;&quot;;&quot;&quot;;[.G57]-VLOOKUP([.$C57];currentgear;COLUMN()-18+4;0))" office:value-type="float" office:value="-2">
            <text:p>-2</text:p>
          </table:table-cell>
          <table:table-cell table:style-name="ce80" table:formula="of:=IF([.H57]=&quot;&quot;;&quot;&quot;;[.H57]-VLOOKUP([.$C57];currentgear;COLUMN()-18+4;0))" office:value-type="float" office:value="-62">
            <text:p>-62</text:p>
          </table:table-cell>
          <table:table-cell table:style-name="ce80" table:formula="of:=IF([.I57]=&quot;&quot;;&quot;&quot;;[.I57]-VLOOKUP([.$C57];currentgear;COLUMN()-18+4;0))" office:value-type="float" office:value="-24">
            <text:p>-24</text:p>
          </table:table-cell>
          <table:table-cell table:style-name="ce80" table:formula="of:=IF([.J57]=&quot;&quot;;&quot;&quot;;[.J57]-VLOOKUP([.$C57];currentgear;COLUMN()-18+4;0))" office:value-type="float" office:value="8">
            <text:p>8</text:p>
          </table:table-cell>
          <table:table-cell table:style-name="ce80" table:formula="of:=IF([.K57]=&quot;&quot;;&quot;&quot;;[.K57]-VLOOKUP([.$C57];currentgear;COLUMN()-18+4;0))" office:value-type="float" office:value="-11">
            <text:p>-11</text:p>
          </table:table-cell>
          <table:table-cell table:style-name="ce80" table:formula="of:=IF([.L57]=&quot;&quot;;&quot;&quot;;[.L57]-VLOOKUP([.$C57];currentgear;COLUMN()-18+4;0))" office:value-type="float" office:value="-27">
            <text:p>-2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58]=&quot;&quot;;&quot;&quot;;[.C58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28">
            <text:p>28</text:p>
          </table:table-cell>
          <table:table-cell office:value-type="string">
            <text:p>HYUN Flamethrower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formula="of:=IF(OR([.F58]=&quot;&quot;;[.G58]=&quot;&quot;);&quot;&quot;;[.F58]+[.G58])"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68" table:formula="of:=IF(OR([.I58]=&quot;&quot;;[.K58]=&quot;&quot;;[.K58]=&quot;&quot;);&quot;&quot;;SUM([.I58:.K58]))" office:value-type="float" office:value="23">
            <text:p>23</text:p>
          </table:table-cell>
          <table:table-cell table:style-name="ce68"/>
          <table:table-cell/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58]=&quot;&quot;;&quot;&quot;;[.F58]-VLOOKUP([.$C58];currentgear;COLUMN()-18+4;0))" office:value-type="float" office:value="-52">
            <text:p>-52</text:p>
          </table:table-cell>
          <table:table-cell table:style-name="ce80" table:formula="of:=IF([.G58]=&quot;&quot;;&quot;&quot;;[.G58]-VLOOKUP([.$C58];currentgear;COLUMN()-18+4;0))" office:value-type="float" office:value="-2">
            <text:p>-2</text:p>
          </table:table-cell>
          <table:table-cell table:style-name="ce80" table:formula="of:=IF([.H58]=&quot;&quot;;&quot;&quot;;[.H58]-VLOOKUP([.$C58];currentgear;COLUMN()-18+4;0))" office:value-type="float" office:value="-54">
            <text:p>-54</text:p>
          </table:table-cell>
          <table:table-cell table:style-name="ce80" table:formula="of:=IF([.I58]=&quot;&quot;;&quot;&quot;;[.I58]-VLOOKUP([.$C58];currentgear;COLUMN()-18+4;0))" office:value-type="float" office:value="-22">
            <text:p>-22</text:p>
          </table:table-cell>
          <table:table-cell table:style-name="ce80" table:formula="of:=IF([.J58]=&quot;&quot;;&quot;&quot;;[.J58]-VLOOKUP([.$C58];currentgear;COLUMN()-18+4;0))" office:value-type="float" office:value="10">
            <text:p>10</text:p>
          </table:table-cell>
          <table:table-cell table:style-name="ce80" table:formula="of:=IF([.K58]=&quot;&quot;;&quot;&quot;;[.K58]-VLOOKUP([.$C58];currentgear;COLUMN()-18+4;0))" office:value-type="float" office:value="-10">
            <text:p>-10</text:p>
          </table:table-cell>
          <table:table-cell table:style-name="ce80" table:formula="of:=IF([.L58]=&quot;&quot;;&quot;&quot;;[.L58]-VLOOKUP([.$C58];currentgear;COLUMN()-18+4;0))" office:value-type="float" office:value="-22">
            <text:p>-22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59]=&quot;&quot;;&quot;&quot;;[.C59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29">
            <text:p>29</text:p>
          </table:table-cell>
          <table:table-cell office:value-type="string">
            <text:p>HB 556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IF(OR([.F59]=&quot;&quot;;[.G59]=&quot;&quot;);&quot;&quot;;[.F59]+[.G59])"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68" table:formula="of:=IF(OR([.I59]=&quot;&quot;;[.K59]=&quot;&quot;;[.K59]=&quot;&quot;);&quot;&quot;;SUM([.I59:.K59]))" office:value-type="float" office:value="20">
            <text:p>20</text:p>
          </table:table-cell>
          <table:table-cell table:style-name="ce68" office:value-type="float" office:value="22500">
            <text:p>22.500</text:p>
          </table:table-cell>
          <table:table-cell/>
          <table:table-cell table:style-name="ce68"/>
          <table:table-cell/>
          <table:table-cell/>
          <table:table-cell table:style-name="ce80" table:formula="of:=IF([.F59]=&quot;&quot;;&quot;&quot;;[.F59]-VLOOKUP([.$C59];currentgear;COLUMN()-18+4;0))" office:value-type="float" office:value="-59">
            <text:p>-59</text:p>
          </table:table-cell>
          <table:table-cell table:style-name="ce80" table:formula="of:=IF([.G59]=&quot;&quot;;&quot;&quot;;[.G59]-VLOOKUP([.$C59];currentgear;COLUMN()-18+4;0))" office:value-type="float" office:value="0">
            <text:p>0</text:p>
          </table:table-cell>
          <table:table-cell table:style-name="ce80" table:formula="of:=IF([.H59]=&quot;&quot;;&quot;&quot;;[.H59]-VLOOKUP([.$C59];currentgear;COLUMN()-18+4;0))" office:value-type="float" office:value="-59">
            <text:p>-59</text:p>
          </table:table-cell>
          <table:table-cell table:style-name="ce80" table:formula="of:=IF([.I59]=&quot;&quot;;&quot;&quot;;[.I59]-VLOOKUP([.$C59];currentgear;COLUMN()-18+4;0))" office:value-type="float" office:value="-20">
            <text:p>-20</text:p>
          </table:table-cell>
          <table:table-cell table:style-name="ce80" table:formula="of:=IF([.J59]=&quot;&quot;;&quot;&quot;;[.J59]-VLOOKUP([.$C59];currentgear;COLUMN()-18+4;0))" office:value-type="float" office:value="4">
            <text:p>4</text:p>
          </table:table-cell>
          <table:table-cell table:style-name="ce80" table:formula="of:=IF([.K59]=&quot;&quot;;&quot;&quot;;[.K59]-VLOOKUP([.$C59];currentgear;COLUMN()-18+4;0))" office:value-type="float" office:value="-9">
            <text:p>-9</text:p>
          </table:table-cell>
          <table:table-cell table:style-name="ce80" table:formula="of:=IF([.L59]=&quot;&quot;;&quot;&quot;;[.L59]-VLOOKUP([.$C59];currentgear;COLUMN()-18+4;0))" office:value-type="float" office:value="-25">
            <text:p>-2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0]=&quot;&quot;;&quot;&quot;;[.C60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31">
            <text:p>31</text:p>
          </table:table-cell>
          <table:table-cell office:value-type="string">
            <text:p>Konrad 50mm 12XGL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IF(OR([.F60]=&quot;&quot;;[.G60]=&quot;&quot;);&quot;&quot;;[.F60]+[.G60])"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68" table:formula="of:=IF(OR([.I60]=&quot;&quot;;[.K60]=&quot;&quot;;[.K60]=&quot;&quot;);&quot;&quot;;SUM([.I60:.K60]))" office:value-type="float" office:value="28">
            <text:p>28</text:p>
          </table:table-cell>
          <table:table-cell table:style-name="ce68"/>
          <table:table-cell/>
          <table:table-cell table:style-name="ce68" office:value-type="float" office:value="32">
            <text:p>32</text:p>
          </table:table-cell>
          <table:table-cell/>
          <table:table-cell/>
          <table:table-cell table:style-name="ce80" table:formula="of:=IF([.F60]=&quot;&quot;;&quot;&quot;;[.F60]-VLOOKUP([.$C60];currentgear;COLUMN()-18+4;0))" office:value-type="float" office:value="-51">
            <text:p>-51</text:p>
          </table:table-cell>
          <table:table-cell table:style-name="ce80" table:formula="of:=IF([.G60]=&quot;&quot;;&quot;&quot;;[.G60]-VLOOKUP([.$C60];currentgear;COLUMN()-18+4;0))" office:value-type="float" office:value="4">
            <text:p>4</text:p>
          </table:table-cell>
          <table:table-cell table:style-name="ce80" table:formula="of:=IF([.H60]=&quot;&quot;;&quot;&quot;;[.H60]-VLOOKUP([.$C60];currentgear;COLUMN()-18+4;0))" office:value-type="float" office:value="-47">
            <text:p>-47</text:p>
          </table:table-cell>
          <table:table-cell table:style-name="ce80" table:formula="of:=IF([.I60]=&quot;&quot;;&quot;&quot;;[.I60]-VLOOKUP([.$C60];currentgear;COLUMN()-18+4;0))" office:value-type="float" office:value="-13">
            <text:p>-13</text:p>
          </table:table-cell>
          <table:table-cell table:style-name="ce80" table:formula="of:=IF([.J60]=&quot;&quot;;&quot;&quot;;[.J60]-VLOOKUP([.$C60];currentgear;COLUMN()-18+4;0))" office:value-type="float" office:value="6">
            <text:p>6</text:p>
          </table:table-cell>
          <table:table-cell table:style-name="ce80" table:formula="of:=IF([.K60]=&quot;&quot;;&quot;&quot;;[.K60]-VLOOKUP([.$C60];currentgear;COLUMN()-18+4;0))" office:value-type="float" office:value="-10">
            <text:p>-10</text:p>
          </table:table-cell>
          <table:table-cell table:style-name="ce80" table:formula="of:=IF([.L60]=&quot;&quot;;&quot;&quot;;[.L60]-VLOOKUP([.$C60];currentgear;COLUMN()-18+4;0))" office:value-type="float" office:value="-17">
            <text:p>-1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1]=&quot;&quot;;&quot;&quot;;[.C61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32">
            <text:p>32</text:p>
          </table:table-cell>
          <table:table-cell office:value-type="string">
            <text:p>BAMFG-40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table:formula="of:=IF(OR([.F61]=&quot;&quot;;[.G61]=&quot;&quot;);&quot;&quot;;[.F61]+[.G61])"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68" table:formula="of:=IF(OR([.I61]=&quot;&quot;;[.K61]=&quot;&quot;;[.K61]=&quot;&quot;);&quot;&quot;;SUM([.I61:.K61]))" office:value-type="float" office:value="28">
            <text:p>28</text:p>
          </table:table-cell>
          <table:table-cell table:style-name="ce68" office:value-type="float" office:value="25250">
            <text:p>25.250</text:p>
          </table:table-cell>
          <table:table-cell/>
          <table:table-cell table:style-name="ce68"/>
          <table:table-cell/>
          <table:table-cell/>
          <table:table-cell table:style-name="ce80" table:formula="of:=IF([.F61]=&quot;&quot;;&quot;&quot;;[.F61]-VLOOKUP([.$C61];currentgear;COLUMN()-18+4;0))" office:value-type="float" office:value="-51">
            <text:p>-51</text:p>
          </table:table-cell>
          <table:table-cell table:style-name="ce80" table:formula="of:=IF([.G61]=&quot;&quot;;&quot;&quot;;[.G61]-VLOOKUP([.$C61];currentgear;COLUMN()-18+4;0))" office:value-type="float" office:value="7">
            <text:p>7</text:p>
          </table:table-cell>
          <table:table-cell table:style-name="ce80" table:formula="of:=IF([.H61]=&quot;&quot;;&quot;&quot;;[.H61]-VLOOKUP([.$C61];currentgear;COLUMN()-18+4;0))" office:value-type="float" office:value="-44">
            <text:p>-44</text:p>
          </table:table-cell>
          <table:table-cell table:style-name="ce80" table:formula="of:=IF([.I61]=&quot;&quot;;&quot;&quot;;[.I61]-VLOOKUP([.$C61];currentgear;COLUMN()-18+4;0))" office:value-type="float" office:value="-21">
            <text:p>-21</text:p>
          </table:table-cell>
          <table:table-cell table:style-name="ce80" table:formula="of:=IF([.J61]=&quot;&quot;;&quot;&quot;;[.J61]-VLOOKUP([.$C61];currentgear;COLUMN()-18+4;0))" office:value-type="float" office:value="14">
            <text:p>14</text:p>
          </table:table-cell>
          <table:table-cell table:style-name="ce80" table:formula="of:=IF([.K61]=&quot;&quot;;&quot;&quot;;[.K61]-VLOOKUP([.$C61];currentgear;COLUMN()-18+4;0))" office:value-type="float" office:value="-10">
            <text:p>-10</text:p>
          </table:table-cell>
          <table:table-cell table:style-name="ce80" table:formula="of:=IF([.L61]=&quot;&quot;;&quot;&quot;;[.L61]-VLOOKUP([.$C61];currentgear;COLUMN()-18+4;0))" office:value-type="float" office:value="-17">
            <text:p>-1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2]=&quot;&quot;;&quot;&quot;;[.C62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35</text:p>
          </table:table-cell>
          <table:table-cell office:value-type="string">
            <text:p>HB 762X39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table:formula="of:=IF(OR([.F62]=&quot;&quot;;[.G62]=&quot;&quot;);&quot;&quot;;[.F62]+[.G62])"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68" table:formula="of:=IF(OR([.I62]=&quot;&quot;;[.K62]=&quot;&quot;;[.K62]=&quot;&quot;);&quot;&quot;;SUM([.I62:.K62]))" office:value-type="float" office:value="30">
            <text:p>30</text:p>
          </table:table-cell>
          <table:table-cell table:style-name="ce68" office:value-type="float" office:value="29500">
            <text:p>29.500</text:p>
          </table:table-cell>
          <table:table-cell/>
          <table:table-cell table:style-name="ce68"/>
          <table:table-cell/>
          <table:table-cell/>
          <table:table-cell table:style-name="ce80" table:formula="of:=IF([.F62]=&quot;&quot;;&quot;&quot;;[.F62]-VLOOKUP([.$C62];currentgear;COLUMN()-18+4;0))" office:value-type="float" office:value="-47">
            <text:p>-47</text:p>
          </table:table-cell>
          <table:table-cell table:style-name="ce80" table:formula="of:=IF([.G62]=&quot;&quot;;&quot;&quot;;[.G62]-VLOOKUP([.$C62];currentgear;COLUMN()-18+4;0))" office:value-type="float" office:value="6">
            <text:p>6</text:p>
          </table:table-cell>
          <table:table-cell table:style-name="ce80" table:formula="of:=IF([.H62]=&quot;&quot;;&quot;&quot;;[.H62]-VLOOKUP([.$C62];currentgear;COLUMN()-18+4;0))" office:value-type="float" office:value="-41">
            <text:p>-41</text:p>
          </table:table-cell>
          <table:table-cell table:style-name="ce80" table:formula="of:=IF([.I62]=&quot;&quot;;&quot;&quot;;[.I62]-VLOOKUP([.$C62];currentgear;COLUMN()-18+4;0))" office:value-type="float" office:value="-15">
            <text:p>-15</text:p>
          </table:table-cell>
          <table:table-cell table:style-name="ce80" table:formula="of:=IF([.J62]=&quot;&quot;;&quot;&quot;;[.J62]-VLOOKUP([.$C62];currentgear;COLUMN()-18+4;0))" office:value-type="float" office:value="7">
            <text:p>7</text:p>
          </table:table-cell>
          <table:table-cell table:style-name="ce80" table:formula="of:=IF([.K62]=&quot;&quot;;&quot;&quot;;[.K62]-VLOOKUP([.$C62];currentgear;COLUMN()-18+4;0))" office:value-type="float" office:value="-7">
            <text:p>-7</text:p>
          </table:table-cell>
          <table:table-cell table:style-name="ce80" table:formula="of:=IF([.L62]=&quot;&quot;;&quot;&quot;;[.L62]-VLOOKUP([.$C62];currentgear;COLUMN()-18+4;0))" office:value-type="float" office:value="-15">
            <text:p>-1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3]=&quot;&quot;;&quot;&quot;;[.C63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41">
            <text:p>41</text:p>
          </table:table-cell>
          <table:table-cell office:value-type="string">
            <text:p>LIU Flamethower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table:formula="of:=IF(OR([.F63]=&quot;&quot;;[.G63]=&quot;&quot;);&quot;&quot;;[.F63]+[.G63])"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68" table:formula="of:=IF(OR([.I63]=&quot;&quot;;[.K63]=&quot;&quot;;[.K63]=&quot;&quot;);&quot;&quot;;SUM([.I63:.K63]))" office:value-type="float" office:value="35">
            <text:p>35</text:p>
          </table:table-cell>
          <table:table-cell table:style-name="ce68" office:value-type="float" office:value="33200">
            <text:p>33.200</text:p>
          </table:table-cell>
          <table:table-cell/>
          <table:table-cell table:style-name="ce68"/>
          <table:table-cell/>
          <table:table-cell/>
          <table:table-cell table:style-name="ce80" table:formula="of:=IF([.F63]=&quot;&quot;;&quot;&quot;;[.F63]-VLOOKUP([.$C63];currentgear;COLUMN()-18+4;0))" office:value-type="float" office:value="-32">
            <text:p>-32</text:p>
          </table:table-cell>
          <table:table-cell table:style-name="ce80" table:formula="of:=IF([.G63]=&quot;&quot;;&quot;&quot;;[.G63]-VLOOKUP([.$C63];currentgear;COLUMN()-18+4;0))" office:value-type="float" office:value="8">
            <text:p>8</text:p>
          </table:table-cell>
          <table:table-cell table:style-name="ce80" table:formula="of:=IF([.H63]=&quot;&quot;;&quot;&quot;;[.H63]-VLOOKUP([.$C63];currentgear;COLUMN()-18+4;0))" office:value-type="float" office:value="-24">
            <text:p>-24</text:p>
          </table:table-cell>
          <table:table-cell table:style-name="ce80" table:formula="of:=IF([.I63]=&quot;&quot;;&quot;&quot;;[.I63]-VLOOKUP([.$C63];currentgear;COLUMN()-18+4;0))" office:value-type="float" office:value="-18">
            <text:p>-18</text:p>
          </table:table-cell>
          <table:table-cell table:style-name="ce80" table:formula="of:=IF([.J63]=&quot;&quot;;&quot;&quot;;[.J63]-VLOOKUP([.$C63];currentgear;COLUMN()-18+4;0))" office:value-type="float" office:value="18">
            <text:p>18</text:p>
          </table:table-cell>
          <table:table-cell table:style-name="ce80" table:formula="of:=IF([.K63]=&quot;&quot;;&quot;&quot;;[.K63]-VLOOKUP([.$C63];currentgear;COLUMN()-18+4;0))" office:value-type="float" office:value="-10">
            <text:p>-10</text:p>
          </table:table-cell>
          <table:table-cell table:style-name="ce80" table:formula="of:=IF([.L63]=&quot;&quot;;&quot;&quot;;[.L63]-VLOOKUP([.$C63];currentgear;COLUMN()-18+4;0))" office:value-type="float" office:value="-10">
            <text:p>-1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4]=&quot;&quot;;&quot;&quot;;[.C64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float" office:value="46">
            <text:p>46</text:p>
          </table:table-cell>
          <table:table-cell office:value-type="string">
            <text:p>HB 792X51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table:formula="of:=IF(OR([.F64]=&quot;&quot;;[.G64]=&quot;&quot;);&quot;&quot;;[.F64]+[.G64])" office:value-type="float" office:value="86">
            <text:p>8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style-name="ce68" table:formula="of:=IF(OR([.I64]=&quot;&quot;;[.K64]=&quot;&quot;;[.K64]=&quot;&quot;);&quot;&quot;;SUM([.I64:.K64]))" office:value-type="float" office:value="37">
            <text:p>37</text:p>
          </table:table-cell>
          <table:table-cell table:style-name="ce68" office:value-type="float" office:value="35500">
            <text:p>35.500</text:p>
          </table:table-cell>
          <table:table-cell/>
          <table:table-cell table:style-name="ce68"/>
          <table:table-cell/>
          <table:table-cell/>
          <table:table-cell table:style-name="ce80" table:formula="of:=IF([.F64]=&quot;&quot;;&quot;&quot;;[.F64]-VLOOKUP([.$C64];currentgear;COLUMN()-18+4;0))" office:value-type="float" office:value="-33">
            <text:p>-33</text:p>
          </table:table-cell>
          <table:table-cell table:style-name="ce80" table:formula="of:=IF([.G64]=&quot;&quot;;&quot;&quot;;[.G64]-VLOOKUP([.$C64];currentgear;COLUMN()-18+4;0))" office:value-type="float" office:value="14">
            <text:p>14</text:p>
          </table:table-cell>
          <table:table-cell table:style-name="ce80" table:formula="of:=IF([.H64]=&quot;&quot;;&quot;&quot;;[.H64]-VLOOKUP([.$C64];currentgear;COLUMN()-18+4;0))" office:value-type="float" office:value="-19">
            <text:p>-19</text:p>
          </table:table-cell>
          <table:table-cell table:style-name="ce80" table:formula="of:=IF([.I64]=&quot;&quot;;&quot;&quot;;[.I64]-VLOOKUP([.$C64];currentgear;COLUMN()-18+4;0))" office:value-type="float" office:value="-11">
            <text:p>-11</text:p>
          </table:table-cell>
          <table:table-cell table:style-name="ce80" table:formula="of:=IF([.J64]=&quot;&quot;;&quot;&quot;;[.J64]-VLOOKUP([.$C64];currentgear;COLUMN()-18+4;0))" office:value-type="float" office:value="9">
            <text:p>9</text:p>
          </table:table-cell>
          <table:table-cell table:style-name="ce80" table:formula="of:=IF([.K64]=&quot;&quot;;&quot;&quot;;[.K64]-VLOOKUP([.$C64];currentgear;COLUMN()-18+4;0))" office:value-type="float" office:value="-6">
            <text:p>-6</text:p>
          </table:table-cell>
          <table:table-cell table:style-name="ce80" table:formula="of:=IF([.L64]=&quot;&quot;;&quot;&quot;;[.L64]-VLOOKUP([.$C64];currentgear;COLUMN()-18+4;0))" office:value-type="float" office:value="-8">
            <text:p>-8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5]=&quot;&quot;;&quot;&quot;;[.C65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BAMFG-50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table:formula="of:=IF(OR([.F65]=&quot;&quot;;[.G65]=&quot;&quot;);&quot;&quot;;[.F65]+[.G65])" office:value-type="float" office:value="107">
            <text:p>107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style-name="ce68" table:formula="of:=IF(OR([.I65]=&quot;&quot;;[.K65]=&quot;&quot;;[.K65]=&quot;&quot;);&quot;&quot;;SUM([.I65:.K65]))" office:value-type="float" office:value="45">
            <text:p>45</text:p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65]=&quot;&quot;;&quot;&quot;;[.F65]-VLOOKUP([.$C65];currentgear;COLUMN()-18+4;0))" office:value-type="float" office:value="-17">
            <text:p>-17</text:p>
          </table:table-cell>
          <table:table-cell table:style-name="ce80" table:formula="of:=IF([.G65]=&quot;&quot;;&quot;&quot;;[.G65]-VLOOKUP([.$C65];currentgear;COLUMN()-18+4;0))" office:value-type="float" office:value="19">
            <text:p>19</text:p>
          </table:table-cell>
          <table:table-cell table:style-name="ce80" table:formula="of:=IF([.H65]=&quot;&quot;;&quot;&quot;;[.H65]-VLOOKUP([.$C65];currentgear;COLUMN()-18+4;0))" office:value-type="float" office:value="2">
            <text:p>2</text:p>
          </table:table-cell>
          <table:table-cell table:style-name="ce80" table:formula="of:=IF([.I65]=&quot;&quot;;&quot;&quot;;[.I65]-VLOOKUP([.$C65];currentgear;COLUMN()-18+4;0))" office:value-type="float" office:value="-15">
            <text:p>-15</text:p>
          </table:table-cell>
          <table:table-cell table:style-name="ce80" table:formula="of:=IF([.J65]=&quot;&quot;;&quot;&quot;;[.J65]-VLOOKUP([.$C65];currentgear;COLUMN()-18+4;0))" office:value-type="float" office:value="24">
            <text:p>24</text:p>
          </table:table-cell>
          <table:table-cell table:style-name="ce80" table:formula="of:=IF([.K65]=&quot;&quot;;&quot;&quot;;[.K65]-VLOOKUP([.$C65];currentgear;COLUMN()-18+4;0))" office:value-type="float" office:value="-9">
            <text:p>-9</text:p>
          </table:table-cell>
          <table:table-cell table:style-name="ce80" table:formula="of:=IF([.L65]=&quot;&quot;;&quot;&quot;;[.L65]-VLOOKUP([.$C65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6]=&quot;&quot;;&quot;&quot;;[.C66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40MM Auto GL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table:formula="of:=IF(OR([.F66]=&quot;&quot;;[.G66]=&quot;&quot;);&quot;&quot;;[.F66]+[.G66])" office:value-type="float" office:value="115">
            <text:p>115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68" table:formula="of:=IF(OR([.I66]=&quot;&quot;;[.K66]=&quot;&quot;;[.K66]=&quot;&quot;);&quot;&quot;;SUM([.I66:.K66]))" office:value-type="float" office:value="51">
            <text:p>51</text:p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66]=&quot;&quot;;&quot;&quot;;[.F66]-VLOOKUP([.$C66];currentgear;COLUMN()-18+4;0))" office:value-type="float" office:value="20">
            <text:p>20</text:p>
          </table:table-cell>
          <table:table-cell table:style-name="ce80" table:formula="of:=IF([.G66]=&quot;&quot;;&quot;&quot;;[.G66]-VLOOKUP([.$C66];currentgear;COLUMN()-18+4;0))" office:value-type="float" office:value="-10">
            <text:p>-10</text:p>
          </table:table-cell>
          <table:table-cell table:style-name="ce80" table:formula="of:=IF([.H66]=&quot;&quot;;&quot;&quot;;[.H66]-VLOOKUP([.$C66];currentgear;COLUMN()-18+4;0))" office:value-type="float" office:value="10">
            <text:p>10</text:p>
          </table:table-cell>
          <table:table-cell table:style-name="ce80" table:formula="of:=IF([.I66]=&quot;&quot;;&quot;&quot;;[.I66]-VLOOKUP([.$C66];currentgear;COLUMN()-18+4;0))" office:value-type="float" office:value="1">
            <text:p>1</text:p>
          </table:table-cell>
          <table:table-cell table:style-name="ce80" table:formula="of:=IF([.J66]=&quot;&quot;;&quot;&quot;;[.J66]-VLOOKUP([.$C66];currentgear;COLUMN()-18+4;0))" office:value-type="float" office:value="14">
            <text:p>14</text:p>
          </table:table-cell>
          <table:table-cell table:style-name="ce80" table:formula="of:=IF([.K66]=&quot;&quot;;&quot;&quot;;[.K66]-VLOOKUP([.$C66];currentgear;COLUMN()-18+4;0))" office:value-type="float" office:value="-9">
            <text:p>-9</text:p>
          </table:table-cell>
          <table:table-cell table:style-name="ce80" table:formula="of:=IF([.L66]=&quot;&quot;;&quot;&quot;;[.L66]-VLOOKUP([.$C66];currentgear;COLUMN()-18+4;0))" office:value-type="float" office:value="6">
            <text:p>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7]=&quot;&quot;;&quot;&quot;;[.C67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Konrad 50mm 12XGL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table:formula="of:=IF(OR([.F67]=&quot;&quot;;[.G67]=&quot;&quot;);&quot;&quot;;[.F67]+[.G67])" office:value-type="float" office:value="111">
            <text:p>111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68" table:formula="of:=IF(OR([.I67]=&quot;&quot;;[.K67]=&quot;&quot;;[.K67]=&quot;&quot;);&quot;&quot;;SUM([.I67:.K67]))" office:value-type="float" office:value="52">
            <text:p>52</text:p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67]=&quot;&quot;;&quot;&quot;;[.F67]-VLOOKUP([.$C67];currentgear;COLUMN()-18+4;0))" office:value-type="float" office:value="16">
            <text:p>16</text:p>
          </table:table-cell>
          <table:table-cell table:style-name="ce80" table:formula="of:=IF([.G67]=&quot;&quot;;&quot;&quot;;[.G67]-VLOOKUP([.$C67];currentgear;COLUMN()-18+4;0))" office:value-type="float" office:value="-10">
            <text:p>-10</text:p>
          </table:table-cell>
          <table:table-cell table:style-name="ce80" table:formula="of:=IF([.H67]=&quot;&quot;;&quot;&quot;;[.H67]-VLOOKUP([.$C67];currentgear;COLUMN()-18+4;0))" office:value-type="float" office:value="6">
            <text:p>6</text:p>
          </table:table-cell>
          <table:table-cell table:style-name="ce80" table:formula="of:=IF([.I67]=&quot;&quot;;&quot;&quot;;[.I67]-VLOOKUP([.$C67];currentgear;COLUMN()-18+4;0))" office:value-type="float" office:value="13">
            <text:p>13</text:p>
          </table:table-cell>
          <table:table-cell table:style-name="ce80" table:formula="of:=IF([.J67]=&quot;&quot;;&quot;&quot;;[.J67]-VLOOKUP([.$C67];currentgear;COLUMN()-18+4;0))" office:value-type="float" office:value="6">
            <text:p>6</text:p>
          </table:table-cell>
          <table:table-cell table:style-name="ce80" table:formula="of:=IF([.K67]=&quot;&quot;;&quot;&quot;;[.K67]-VLOOKUP([.$C67];currentgear;COLUMN()-18+4;0))" office:value-type="float" office:value="-12">
            <text:p>-12</text:p>
          </table:table-cell>
          <table:table-cell table:style-name="ce80" table:formula="of:=IF([.L67]=&quot;&quot;;&quot;&quot;;[.L67]-VLOOKUP([.$C67];currentgear;COLUMN()-18+4;0))" office:value-type="float" office:value="7">
            <text:p>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68]=&quot;&quot;;&quot;&quot;;[.C68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Konrad Holographic LMG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table:formula="of:=IF(OR([.F68]=&quot;&quot;;[.G68]=&quot;&quot;);&quot;&quot;;[.F68]+[.G68])"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table:style-name="ce68" table:formula="of:=IF(OR([.I68]=&quot;&quot;;[.K68]=&quot;&quot;;[.K68]=&quot;&quot;);&quot;&quot;;SUM([.I68:.K68]))" office:value-type="float" office:value="69">
            <text:p>69</text:p>
          </table:table-cell>
          <table:table-cell table:style-name="ce68"/>
          <table:table-cell/>
          <table:table-cell table:style-name="ce68"/>
          <table:table-cell/>
          <table:table-cell table:style-name="ce69"/>
          <table:table-cell table:style-name="ce80" table:formula="of:=IF([.F68]=&quot;&quot;;&quot;&quot;;[.F68]-VLOOKUP([.$C68];currentgear;COLUMN()-18+4;0))" office:value-type="float" office:value="-7">
            <text:p>-7</text:p>
          </table:table-cell>
          <table:table-cell table:style-name="ce80" table:formula="of:=IF([.G68]=&quot;&quot;;&quot;&quot;;[.G68]-VLOOKUP([.$C68];currentgear;COLUMN()-18+4;0))" office:value-type="float" office:value="39">
            <text:p>39</text:p>
          </table:table-cell>
          <table:table-cell table:style-name="ce80" table:formula="of:=IF([.H68]=&quot;&quot;;&quot;&quot;;[.H68]-VLOOKUP([.$C68];currentgear;COLUMN()-18+4;0))" office:value-type="float" office:value="32">
            <text:p>32</text:p>
          </table:table-cell>
          <table:table-cell table:style-name="ce80" table:formula="of:=IF([.I68]=&quot;&quot;;&quot;&quot;;[.I68]-VLOOKUP([.$C68];currentgear;COLUMN()-18+4;0))" office:value-type="float" office:value="-25">
            <text:p>-25</text:p>
          </table:table-cell>
          <table:table-cell table:style-name="ce80" table:formula="of:=IF([.J68]=&quot;&quot;;&quot;&quot;;[.J68]-VLOOKUP([.$C68];currentgear;COLUMN()-18+4;0))" office:value-type="float" office:value="38">
            <text:p>38</text:p>
          </table:table-cell>
          <table:table-cell table:style-name="ce80" table:formula="of:=IF([.K68]=&quot;&quot;;&quot;&quot;;[.K68]-VLOOKUP([.$C68];currentgear;COLUMN()-18+4;0))" office:value-type="float" office:value="11">
            <text:p>11</text:p>
          </table:table-cell>
          <table:table-cell table:style-name="ce80" table:formula="of:=IF([.L68]=&quot;&quot;;&quot;&quot;;[.L68]-VLOOKUP([.$C68];currentgear;COLUMN()-18+4;0))" office:value-type="float" office:value="24">
            <text:p>24</text:p>
          </table:table-cell>
          <table:table-cell table:style-name="ce80" table:number-columns-repeated="3"/>
          <table:table-cell table:style-name="ce79"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69]=&quot;&quot;;&quot;&quot;;[.C69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Alpha Claw</text:p>
          </table:table-cell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table:formula="of:=IF(OR([.F69]=&quot;&quot;;[.G69]=&quot;&quot;);&quot;&quot;;[.F69]+[.G69])"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style-name="ce68" table:formula="of:=IF(OR([.I69]=&quot;&quot;;[.K69]=&quot;&quot;;[.K69]=&quot;&quot;);&quot;&quot;;SUM([.I69:.K69]))" office:value-type="float" office:value="50">
            <text:p>50</text:p>
          </table:table-cell>
          <table:table-cell table:style-name="ce68"/>
          <table:table-cell/>
          <table:table-cell table:style-name="ce68" office:value-type="float" office:value="100">
            <text:p>100</text:p>
          </table:table-cell>
          <table:table-cell/>
          <table:table-cell table:style-name="ce69"/>
          <table:table-cell table:style-name="ce80" table:formula="of:=IF([.F69]=&quot;&quot;;&quot;&quot;;[.F69]-VLOOKUP([.$C69];currentgear;COLUMN()-18+4;0))" office:value-type="float" office:value="26">
            <text:p>26</text:p>
          </table:table-cell>
          <table:table-cell table:style-name="ce80" table:formula="of:=IF([.G69]=&quot;&quot;;&quot;&quot;;[.G69]-VLOOKUP([.$C69];currentgear;COLUMN()-18+4;0))" office:value-type="float" office:value="-10">
            <text:p>-10</text:p>
          </table:table-cell>
          <table:table-cell table:style-name="ce80" table:formula="of:=IF([.H69]=&quot;&quot;;&quot;&quot;;[.H69]-VLOOKUP([.$C69];currentgear;COLUMN()-18+4;0))" office:value-type="float" office:value="16">
            <text:p>16</text:p>
          </table:table-cell>
          <table:table-cell table:style-name="ce80" table:formula="of:=IF([.I69]=&quot;&quot;;&quot;&quot;;[.I69]-VLOOKUP([.$C69];currentgear;COLUMN()-18+4;0))" office:value-type="float" office:value="-30">
            <text:p>-30</text:p>
          </table:table-cell>
          <table:table-cell table:style-name="ce80" table:formula="of:=IF([.J69]=&quot;&quot;;&quot;&quot;;[.J69]-VLOOKUP([.$C69];currentgear;COLUMN()-18+4;0))" office:value-type="float" office:value="-3">
            <text:p>-3</text:p>
          </table:table-cell>
          <table:table-cell table:style-name="ce80" table:formula="of:=IF([.K69]=&quot;&quot;;&quot;&quot;;[.K69]-VLOOKUP([.$C69];currentgear;COLUMN()-18+4;0))" office:value-type="float" office:value="38">
            <text:p>38</text:p>
          </table:table-cell>
          <table:table-cell table:style-name="ce80" table:formula="of:=IF([.L69]=&quot;&quot;;&quot;&quot;;[.L69]-VLOOKUP([.$C69];currentgear;COLUMN()-18+4;0))" office:value-type="float" office:value="5">
            <text:p>5</text:p>
          </table:table-cell>
          <table:table-cell table:style-name="ce80" table:number-columns-repeated="3"/>
          <table:table-cell table:style-name="ce79" office:value-type="string">
            <text:p>purple</text:p>
          </table:table-cell>
          <table:table-cell table:number-columns-repeated="996"/>
        </table:table-row>
        <table:table-row table:style-name="ro1">
          <table:table-cell table:formula="of:=IF([.P70]=&quot;&quot;;&quot;&quot;;[.C70])">
            <text:p/>
          </table:table-cell>
          <table:table-cell office:value-type="string">
            <text:p>Marketplace</text:p>
          </table:table-cell>
          <table:table-cell office:value-type="string">
            <text:p>Weapon Special</text:p>
          </table:table-cell>
          <table:table-cell office:value-type="string">
            <text:p>++</text:p>
          </table:table-cell>
          <table:table-cell/>
          <table:table-cell table:number-columns-repeated="2"/>
          <table:table-cell table:formula="of:=IF(OR([.F70]=&quot;&quot;;[.G70]=&quot;&quot;);&quot;&quot;;[.F70]+[.G70])">
            <text:p/>
          </table:table-cell>
          <table:table-cell table:number-columns-repeated="3"/>
          <table:table-cell table:style-name="ce68" table:formula="of:=IF(OR([.I70]=&quot;&quot;;[.K70]=&quot;&quot;;[.K70]=&quot;&quot;);&quot;&quot;;SUM([.I70:.K7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0]=&quot;&quot;;&quot;&quot;;[.F70]-VLOOKUP([.$C70];currentgear;COLUMN()-18+4;0))">
            <text:p/>
          </table:table-cell>
          <table:table-cell table:style-name="ce80" table:formula="of:=IF([.G70]=&quot;&quot;;&quot;&quot;;[.G70]-VLOOKUP([.$C70];currentgear;COLUMN()-18+4;0))">
            <text:p/>
          </table:table-cell>
          <table:table-cell table:style-name="ce80" table:formula="of:=IF([.H70]=&quot;&quot;;&quot;&quot;;[.H70]-VLOOKUP([.$C70];currentgear;COLUMN()-18+4;0))">
            <text:p/>
          </table:table-cell>
          <table:table-cell table:style-name="ce80" table:formula="of:=IF([.I70]=&quot;&quot;;&quot;&quot;;[.I70]-VLOOKUP([.$C70];currentgear;COLUMN()-18+4;0))">
            <text:p/>
          </table:table-cell>
          <table:table-cell table:style-name="ce80" table:formula="of:=IF([.J70]=&quot;&quot;;&quot;&quot;;[.J70]-VLOOKUP([.$C70];currentgear;COLUMN()-18+4;0))">
            <text:p/>
          </table:table-cell>
          <table:table-cell table:style-name="ce80" table:formula="of:=IF([.K70]=&quot;&quot;;&quot;&quot;;[.K70]-VLOOKUP([.$C70];currentgear;COLUMN()-18+4;0))">
            <text:p/>
          </table:table-cell>
          <table:table-cell table:style-name="ce80" table:formula="of:=IF([.L70]=&quot;&quot;;&quot;&quot;;[.L70]-VLOOKUP([.$C7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1]=&quot;&quot;;&quot;&quot;;[.C71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/>
          <table:table-cell office:value-type="string">
            <text:p>Polymer Base Layer</text:p>
          </table:table-cell>
          <table:table-cell table:number-columns-repeated="2"/>
          <table:table-cell table:formula="of:=IF(OR([.F71]=&quot;&quot;;[.G71]=&quot;&quot;);&quot;&quot;;[.F71]+[.G71])">
            <text:p/>
          </table:table-cell>
          <table:table-cell table:number-columns-repeated="3"/>
          <table:table-cell table:style-name="ce68" table:formula="of:=IF(OR([.I71]=&quot;&quot;;[.K71]=&quot;&quot;;[.K71]=&quot;&quot;);&quot;&quot;;SUM([.I71:.K71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1]=&quot;&quot;;&quot;&quot;;[.F71]-VLOOKUP([.$C71];currentgear;COLUMN()-18+4;0))">
            <text:p/>
          </table:table-cell>
          <table:table-cell table:style-name="ce80" table:formula="of:=IF([.G71]=&quot;&quot;;&quot;&quot;;[.G71]-VLOOKUP([.$C71];currentgear;COLUMN()-18+4;0))">
            <text:p/>
          </table:table-cell>
          <table:table-cell table:style-name="ce80" table:formula="of:=IF([.H71]=&quot;&quot;;&quot;&quot;;[.H71]-VLOOKUP([.$C71];currentgear;COLUMN()-18+4;0))">
            <text:p/>
          </table:table-cell>
          <table:table-cell table:style-name="ce80" table:formula="of:=IF([.I71]=&quot;&quot;;&quot;&quot;;[.I71]-VLOOKUP([.$C71];currentgear;COLUMN()-18+4;0))">
            <text:p/>
          </table:table-cell>
          <table:table-cell table:style-name="ce80" table:formula="of:=IF([.J71]=&quot;&quot;;&quot;&quot;;[.J71]-VLOOKUP([.$C71];currentgear;COLUMN()-18+4;0))">
            <text:p/>
          </table:table-cell>
          <table:table-cell table:style-name="ce80" table:formula="of:=IF([.K71]=&quot;&quot;;&quot;&quot;;[.K71]-VLOOKUP([.$C71];currentgear;COLUMN()-18+4;0))">
            <text:p/>
          </table:table-cell>
          <table:table-cell table:style-name="ce80" table:formula="of:=IF([.L71]=&quot;&quot;;&quot;&quot;;[.L71]-VLOOKUP([.$C7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2]=&quot;&quot;;&quot;&quot;;[.C72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/>
          <table:table-cell office:value-type="string">
            <text:p>Double Mesh Jacket</text:p>
          </table:table-cell>
          <table:table-cell table:number-columns-repeated="2"/>
          <table:table-cell table:formula="of:=IF(OR([.F72]=&quot;&quot;;[.G72]=&quot;&quot;);&quot;&quot;;[.F72]+[.G72])">
            <text:p/>
          </table:table-cell>
          <table:table-cell table:number-columns-repeated="3"/>
          <table:table-cell table:style-name="ce68" table:formula="of:=IF(OR([.I72]=&quot;&quot;;[.K72]=&quot;&quot;;[.K72]=&quot;&quot;);&quot;&quot;;SUM([.I72:.K72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2]=&quot;&quot;;&quot;&quot;;[.F72]-VLOOKUP([.$C72];currentgear;COLUMN()-18+4;0))">
            <text:p/>
          </table:table-cell>
          <table:table-cell table:style-name="ce80" table:formula="of:=IF([.G72]=&quot;&quot;;&quot;&quot;;[.G72]-VLOOKUP([.$C72];currentgear;COLUMN()-18+4;0))">
            <text:p/>
          </table:table-cell>
          <table:table-cell table:style-name="ce80" table:formula="of:=IF([.H72]=&quot;&quot;;&quot;&quot;;[.H72]-VLOOKUP([.$C72];currentgear;COLUMN()-18+4;0))">
            <text:p/>
          </table:table-cell>
          <table:table-cell table:style-name="ce80" table:formula="of:=IF([.I72]=&quot;&quot;;&quot;&quot;;[.I72]-VLOOKUP([.$C72];currentgear;COLUMN()-18+4;0))">
            <text:p/>
          </table:table-cell>
          <table:table-cell table:style-name="ce80" table:formula="of:=IF([.J72]=&quot;&quot;;&quot;&quot;;[.J72]-VLOOKUP([.$C72];currentgear;COLUMN()-18+4;0))">
            <text:p/>
          </table:table-cell>
          <table:table-cell table:style-name="ce80" table:formula="of:=IF([.K72]=&quot;&quot;;&quot;&quot;;[.K72]-VLOOKUP([.$C72];currentgear;COLUMN()-18+4;0))">
            <text:p/>
          </table:table-cell>
          <table:table-cell table:style-name="ce80" table:formula="of:=IF([.L72]=&quot;&quot;;&quot;&quot;;[.L72]-VLOOKUP([.$C7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3]=&quot;&quot;;&quot;&quot;;[.C73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/>
          <table:table-cell office:value-type="string">
            <text:p>Kevlat Tie</text:p>
          </table:table-cell>
          <table:table-cell table:number-columns-repeated="2"/>
          <table:table-cell table:formula="of:=IF(OR([.F73]=&quot;&quot;;[.G73]=&quot;&quot;);&quot;&quot;;[.F73]+[.G73])">
            <text:p/>
          </table:table-cell>
          <table:table-cell table:number-columns-repeated="3"/>
          <table:table-cell table:style-name="ce68" table:formula="of:=IF(OR([.I73]=&quot;&quot;;[.K73]=&quot;&quot;;[.K73]=&quot;&quot;);&quot;&quot;;SUM([.I73:.K73]))">
            <text:p/>
          </table:table-cell>
          <table:table-cell table:style-name="ce68"/>
          <table:table-cell/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73]=&quot;&quot;;&quot;&quot;;[.F73]-VLOOKUP([.$C73];currentgear;COLUMN()-18+4;0))">
            <text:p/>
          </table:table-cell>
          <table:table-cell table:style-name="ce80" table:formula="of:=IF([.G73]=&quot;&quot;;&quot;&quot;;[.G73]-VLOOKUP([.$C73];currentgear;COLUMN()-18+4;0))">
            <text:p/>
          </table:table-cell>
          <table:table-cell table:style-name="ce80" table:formula="of:=IF([.H73]=&quot;&quot;;&quot;&quot;;[.H73]-VLOOKUP([.$C73];currentgear;COLUMN()-18+4;0))">
            <text:p/>
          </table:table-cell>
          <table:table-cell table:style-name="ce80" table:formula="of:=IF([.I73]=&quot;&quot;;&quot;&quot;;[.I73]-VLOOKUP([.$C73];currentgear;COLUMN()-18+4;0))">
            <text:p/>
          </table:table-cell>
          <table:table-cell table:style-name="ce80" table:formula="of:=IF([.J73]=&quot;&quot;;&quot;&quot;;[.J73]-VLOOKUP([.$C73];currentgear;COLUMN()-18+4;0))">
            <text:p/>
          </table:table-cell>
          <table:table-cell table:style-name="ce80" table:formula="of:=IF([.K73]=&quot;&quot;;&quot;&quot;;[.K73]-VLOOKUP([.$C73];currentgear;COLUMN()-18+4;0))">
            <text:p/>
          </table:table-cell>
          <table:table-cell table:style-name="ce80" table:formula="of:=IF([.L73]=&quot;&quot;;&quot;&quot;;[.L73]-VLOOKUP([.$C7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4]=&quot;&quot;;&quot;&quot;;[.C74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/>
          <table:table-cell office:value-type="string">
            <text:p>Tactical Jacket</text:p>
          </table:table-cell>
          <table:table-cell table:number-columns-repeated="2"/>
          <table:table-cell table:formula="of:=IF(OR([.F74]=&quot;&quot;;[.G74]=&quot;&quot;);&quot;&quot;;[.F74]+[.G74])">
            <text:p/>
          </table:table-cell>
          <table:table-cell table:number-columns-repeated="3"/>
          <table:table-cell table:style-name="ce68" table:formula="of:=IF(OR([.I74]=&quot;&quot;;[.K74]=&quot;&quot;;[.K74]=&quot;&quot;);&quot;&quot;;SUM([.I74:.K74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4]=&quot;&quot;;&quot;&quot;;[.F74]-VLOOKUP([.$C74];currentgear;COLUMN()-18+4;0))">
            <text:p/>
          </table:table-cell>
          <table:table-cell table:style-name="ce80" table:formula="of:=IF([.G74]=&quot;&quot;;&quot;&quot;;[.G74]-VLOOKUP([.$C74];currentgear;COLUMN()-18+4;0))">
            <text:p/>
          </table:table-cell>
          <table:table-cell table:style-name="ce80" table:formula="of:=IF([.H74]=&quot;&quot;;&quot;&quot;;[.H74]-VLOOKUP([.$C74];currentgear;COLUMN()-18+4;0))">
            <text:p/>
          </table:table-cell>
          <table:table-cell table:style-name="ce80" table:formula="of:=IF([.I74]=&quot;&quot;;&quot;&quot;;[.I74]-VLOOKUP([.$C74];currentgear;COLUMN()-18+4;0))">
            <text:p/>
          </table:table-cell>
          <table:table-cell table:style-name="ce80" table:formula="of:=IF([.J74]=&quot;&quot;;&quot;&quot;;[.J74]-VLOOKUP([.$C74];currentgear;COLUMN()-18+4;0))">
            <text:p/>
          </table:table-cell>
          <table:table-cell table:style-name="ce80" table:formula="of:=IF([.K74]=&quot;&quot;;&quot;&quot;;[.K74]-VLOOKUP([.$C74];currentgear;COLUMN()-18+4;0))">
            <text:p/>
          </table:table-cell>
          <table:table-cell table:style-name="ce80" table:formula="of:=IF([.L74]=&quot;&quot;;&quot;&quot;;[.L74]-VLOOKUP([.$C7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5]=&quot;&quot;;&quot;&quot;;[.C75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9">
            <text:p>9</text:p>
          </table:table-cell>
          <table:table-cell office:value-type="string">
            <text:p>Plated Bracers</text:p>
          </table:table-cell>
          <table:table-cell table:number-columns-repeated="2"/>
          <table:table-cell table:formula="of:=IF(OR([.F75]=&quot;&quot;;[.G75]=&quot;&quot;);&quot;&quot;;[.F75]+[.G75])">
            <text:p/>
          </table:table-cell>
          <table:table-cell table:number-columns-repeated="3"/>
          <table:table-cell table:style-name="ce68" table:formula="of:=IF(OR([.I75]=&quot;&quot;;[.K75]=&quot;&quot;;[.K75]=&quot;&quot;);&quot;&quot;;SUM([.I75:.K75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5]=&quot;&quot;;&quot;&quot;;[.F75]-VLOOKUP([.$C75];currentgear;COLUMN()-18+4;0))">
            <text:p/>
          </table:table-cell>
          <table:table-cell table:style-name="ce80" table:formula="of:=IF([.G75]=&quot;&quot;;&quot;&quot;;[.G75]-VLOOKUP([.$C75];currentgear;COLUMN()-18+4;0))">
            <text:p/>
          </table:table-cell>
          <table:table-cell table:style-name="ce80" table:formula="of:=IF([.H75]=&quot;&quot;;&quot;&quot;;[.H75]-VLOOKUP([.$C75];currentgear;COLUMN()-18+4;0))">
            <text:p/>
          </table:table-cell>
          <table:table-cell table:style-name="ce80" table:formula="of:=IF([.I75]=&quot;&quot;;&quot;&quot;;[.I75]-VLOOKUP([.$C75];currentgear;COLUMN()-18+4;0))">
            <text:p/>
          </table:table-cell>
          <table:table-cell table:style-name="ce80" table:formula="of:=IF([.J75]=&quot;&quot;;&quot;&quot;;[.J75]-VLOOKUP([.$C75];currentgear;COLUMN()-18+4;0))">
            <text:p/>
          </table:table-cell>
          <table:table-cell table:style-name="ce80" table:formula="of:=IF([.K75]=&quot;&quot;;&quot;&quot;;[.K75]-VLOOKUP([.$C75];currentgear;COLUMN()-18+4;0))">
            <text:p/>
          </table:table-cell>
          <table:table-cell table:style-name="ce80" table:formula="of:=IF([.L75]=&quot;&quot;;&quot;&quot;;[.L75]-VLOOKUP([.$C75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6]=&quot;&quot;;&quot;&quot;;[.C76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10">
            <text:p>10</text:p>
          </table:table-cell>
          <table:table-cell office:value-type="string">
            <text:p>Reinforced Vest</text:p>
          </table:table-cell>
          <table:table-cell table:number-columns-repeated="2"/>
          <table:table-cell table:formula="of:=IF(OR([.F76]=&quot;&quot;;[.G76]=&quot;&quot;);&quot;&quot;;[.F76]+[.G76])">
            <text:p/>
          </table:table-cell>
          <table:table-cell table:number-columns-repeated="3"/>
          <table:table-cell table:style-name="ce68" table:formula="of:=IF(OR([.I76]=&quot;&quot;;[.K76]=&quot;&quot;;[.K76]=&quot;&quot;);&quot;&quot;;SUM([.I76:.K7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6]=&quot;&quot;;&quot;&quot;;[.F76]-VLOOKUP([.$C76];currentgear;COLUMN()-18+4;0))">
            <text:p/>
          </table:table-cell>
          <table:table-cell table:style-name="ce80" table:formula="of:=IF([.G76]=&quot;&quot;;&quot;&quot;;[.G76]-VLOOKUP([.$C76];currentgear;COLUMN()-18+4;0))">
            <text:p/>
          </table:table-cell>
          <table:table-cell table:style-name="ce80" table:formula="of:=IF([.H76]=&quot;&quot;;&quot;&quot;;[.H76]-VLOOKUP([.$C76];currentgear;COLUMN()-18+4;0))">
            <text:p/>
          </table:table-cell>
          <table:table-cell table:style-name="ce80" table:formula="of:=IF([.I76]=&quot;&quot;;&quot;&quot;;[.I76]-VLOOKUP([.$C76];currentgear;COLUMN()-18+4;0))">
            <text:p/>
          </table:table-cell>
          <table:table-cell table:style-name="ce80" table:formula="of:=IF([.J76]=&quot;&quot;;&quot;&quot;;[.J76]-VLOOKUP([.$C76];currentgear;COLUMN()-18+4;0))">
            <text:p/>
          </table:table-cell>
          <table:table-cell table:style-name="ce80" table:formula="of:=IF([.K76]=&quot;&quot;;&quot;&quot;;[.K76]-VLOOKUP([.$C76];currentgear;COLUMN()-18+4;0))">
            <text:p/>
          </table:table-cell>
          <table:table-cell table:style-name="ce80" table:formula="of:=IF([.L76]=&quot;&quot;;&quot;&quot;;[.L76]-VLOOKUP([.$C7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7]=&quot;&quot;;&quot;&quot;;[.C77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11">
            <text:p>11</text:p>
          </table:table-cell>
          <table:table-cell office:value-type="string">
            <text:p>Ceramic Vest</text:p>
          </table:table-cell>
          <table:table-cell table:number-columns-repeated="2"/>
          <table:table-cell table:formula="of:=IF(OR([.F77]=&quot;&quot;;[.G77]=&quot;&quot;);&quot;&quot;;[.F77]+[.G77])">
            <text:p/>
          </table:table-cell>
          <table:table-cell table:number-columns-repeated="3"/>
          <table:table-cell table:style-name="ce68" table:formula="of:=IF(OR([.I77]=&quot;&quot;;[.K77]=&quot;&quot;;[.K77]=&quot;&quot;);&quot;&quot;;SUM([.I77:.K77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7]=&quot;&quot;;&quot;&quot;;[.F77]-VLOOKUP([.$C77];currentgear;COLUMN()-18+4;0))">
            <text:p/>
          </table:table-cell>
          <table:table-cell table:style-name="ce80" table:formula="of:=IF([.G77]=&quot;&quot;;&quot;&quot;;[.G77]-VLOOKUP([.$C77];currentgear;COLUMN()-18+4;0))">
            <text:p/>
          </table:table-cell>
          <table:table-cell table:style-name="ce80" table:formula="of:=IF([.H77]=&quot;&quot;;&quot;&quot;;[.H77]-VLOOKUP([.$C77];currentgear;COLUMN()-18+4;0))">
            <text:p/>
          </table:table-cell>
          <table:table-cell table:style-name="ce80" table:formula="of:=IF([.I77]=&quot;&quot;;&quot;&quot;;[.I77]-VLOOKUP([.$C77];currentgear;COLUMN()-18+4;0))">
            <text:p/>
          </table:table-cell>
          <table:table-cell table:style-name="ce80" table:formula="of:=IF([.J77]=&quot;&quot;;&quot;&quot;;[.J77]-VLOOKUP([.$C77];currentgear;COLUMN()-18+4;0))">
            <text:p/>
          </table:table-cell>
          <table:table-cell table:style-name="ce80" table:formula="of:=IF([.K77]=&quot;&quot;;&quot;&quot;;[.K77]-VLOOKUP([.$C77];currentgear;COLUMN()-18+4;0))">
            <text:p/>
          </table:table-cell>
          <table:table-cell table:style-name="ce80" table:formula="of:=IF([.L77]=&quot;&quot;;&quot;&quot;;[.L77]-VLOOKUP([.$C7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8]=&quot;&quot;;&quot;&quot;;[.C78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13">
            <text:p>13</text:p>
          </table:table-cell>
          <table:table-cell office:value-type="string">
            <text:p>Riot Shield</text:p>
          </table:table-cell>
          <table:table-cell table:number-columns-repeated="2"/>
          <table:table-cell table:formula="of:=IF(OR([.F78]=&quot;&quot;;[.G78]=&quot;&quot;);&quot;&quot;;[.F78]+[.G78])">
            <text:p/>
          </table:table-cell>
          <table:table-cell table:number-columns-repeated="3"/>
          <table:table-cell table:style-name="ce68" table:formula="of:=IF(OR([.I78]=&quot;&quot;;[.K78]=&quot;&quot;;[.K78]=&quot;&quot;);&quot;&quot;;SUM([.I78:.K78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8]=&quot;&quot;;&quot;&quot;;[.F78]-VLOOKUP([.$C78];currentgear;COLUMN()-18+4;0))">
            <text:p/>
          </table:table-cell>
          <table:table-cell table:style-name="ce80" table:formula="of:=IF([.G78]=&quot;&quot;;&quot;&quot;;[.G78]-VLOOKUP([.$C78];currentgear;COLUMN()-18+4;0))">
            <text:p/>
          </table:table-cell>
          <table:table-cell table:style-name="ce80" table:formula="of:=IF([.H78]=&quot;&quot;;&quot;&quot;;[.H78]-VLOOKUP([.$C78];currentgear;COLUMN()-18+4;0))">
            <text:p/>
          </table:table-cell>
          <table:table-cell table:style-name="ce80" table:formula="of:=IF([.I78]=&quot;&quot;;&quot;&quot;;[.I78]-VLOOKUP([.$C78];currentgear;COLUMN()-18+4;0))">
            <text:p/>
          </table:table-cell>
          <table:table-cell table:style-name="ce80" table:formula="of:=IF([.J78]=&quot;&quot;;&quot;&quot;;[.J78]-VLOOKUP([.$C78];currentgear;COLUMN()-18+4;0))">
            <text:p/>
          </table:table-cell>
          <table:table-cell table:style-name="ce80" table:formula="of:=IF([.K78]=&quot;&quot;;&quot;&quot;;[.K78]-VLOOKUP([.$C78];currentgear;COLUMN()-18+4;0))">
            <text:p/>
          </table:table-cell>
          <table:table-cell table:style-name="ce80" table:formula="of:=IF([.L78]=&quot;&quot;;&quot;&quot;;[.L78]-VLOOKUP([.$C7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79]=&quot;&quot;;&quot;&quot;;[.C79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14">
            <text:p>14</text:p>
          </table:table-cell>
          <table:table-cell office:value-type="string">
            <text:p>Multipurpose Backpack</text:p>
          </table:table-cell>
          <table:table-cell table:number-columns-repeated="2"/>
          <table:table-cell table:formula="of:=IF(OR([.F79]=&quot;&quot;;[.G79]=&quot;&quot;);&quot;&quot;;[.F79]+[.G79])">
            <text:p/>
          </table:table-cell>
          <table:table-cell table:number-columns-repeated="3"/>
          <table:table-cell table:style-name="ce68" table:formula="of:=IF(OR([.I79]=&quot;&quot;;[.K79]=&quot;&quot;;[.K79]=&quot;&quot;);&quot;&quot;;SUM([.I79:.K7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79]=&quot;&quot;;&quot;&quot;;[.F79]-VLOOKUP([.$C79];currentgear;COLUMN()-18+4;0))">
            <text:p/>
          </table:table-cell>
          <table:table-cell table:style-name="ce80" table:formula="of:=IF([.G79]=&quot;&quot;;&quot;&quot;;[.G79]-VLOOKUP([.$C79];currentgear;COLUMN()-18+4;0))">
            <text:p/>
          </table:table-cell>
          <table:table-cell table:style-name="ce80" table:formula="of:=IF([.H79]=&quot;&quot;;&quot;&quot;;[.H79]-VLOOKUP([.$C79];currentgear;COLUMN()-18+4;0))">
            <text:p/>
          </table:table-cell>
          <table:table-cell table:style-name="ce80" table:formula="of:=IF([.I79]=&quot;&quot;;&quot;&quot;;[.I79]-VLOOKUP([.$C79];currentgear;COLUMN()-18+4;0))">
            <text:p/>
          </table:table-cell>
          <table:table-cell table:style-name="ce80" table:formula="of:=IF([.J79]=&quot;&quot;;&quot;&quot;;[.J79]-VLOOKUP([.$C79];currentgear;COLUMN()-18+4;0))">
            <text:p/>
          </table:table-cell>
          <table:table-cell table:style-name="ce80" table:formula="of:=IF([.K79]=&quot;&quot;;&quot;&quot;;[.K79]-VLOOKUP([.$C79];currentgear;COLUMN()-18+4;0))">
            <text:p/>
          </table:table-cell>
          <table:table-cell table:style-name="ce80" table:formula="of:=IF([.L79]=&quot;&quot;;&quot;&quot;;[.L79]-VLOOKUP([.$C7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80]=&quot;&quot;;&quot;&quot;;[.C80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string">
            <text:p>&gt;&gt;15</text:p>
          </table:table-cell>
          <table:table-cell office:value-type="string">
            <text:p>Arctic Shell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formula="of:=IF(OR([.F80]=&quot;&quot;;[.G80]=&quot;&quot;);&quot;&quot;;[.F80]+[.G80])" office:value-type="float" office:value="26">
            <text:p>26</text:p>
          </table:table-cell>
          <table:table-cell table:number-columns-repeated="3"/>
          <table:table-cell table:style-name="ce68" table:formula="of:=IF(OR([.I80]=&quot;&quot;;[.K80]=&quot;&quot;;[.K80]=&quot;&quot;);&quot;&quot;;SUM([.I80:.K8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80]=&quot;&quot;;&quot;&quot;;[.F80]-VLOOKUP([.$C80];currentgear;COLUMN()-18+4;0))" office:value-type="float" office:value="-18">
            <text:p>-18</text:p>
          </table:table-cell>
          <table:table-cell table:style-name="ce80" table:formula="of:=IF([.G80]=&quot;&quot;;&quot;&quot;;[.G80]-VLOOKUP([.$C80];currentgear;COLUMN()-18+4;0))" office:value-type="float" office:value="-39">
            <text:p>-39</text:p>
          </table:table-cell>
          <table:table-cell table:style-name="ce80" table:formula="of:=IF([.H80]=&quot;&quot;;&quot;&quot;;[.H80]-VLOOKUP([.$C80];currentgear;COLUMN()-18+4;0))" office:value-type="float" office:value="-57">
            <text:p>-57</text:p>
          </table:table-cell>
          <table:table-cell table:style-name="ce80" table:formula="of:=IF([.I80]=&quot;&quot;;&quot;&quot;;[.I80]-VLOOKUP([.$C80];currentgear;COLUMN()-18+4;0))">
            <text:p/>
          </table:table-cell>
          <table:table-cell table:style-name="ce80" table:formula="of:=IF([.J80]=&quot;&quot;;&quot;&quot;;[.J80]-VLOOKUP([.$C80];currentgear;COLUMN()-18+4;0))">
            <text:p/>
          </table:table-cell>
          <table:table-cell table:style-name="ce80" table:formula="of:=IF([.K80]=&quot;&quot;;&quot;&quot;;[.K80]-VLOOKUP([.$C80];currentgear;COLUMN()-18+4;0))">
            <text:p/>
          </table:table-cell>
          <table:table-cell table:style-name="ce80" table:formula="of:=IF([.L80]=&quot;&quot;;&quot;&quot;;[.L80]-VLOOKUP([.$C8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81]=&quot;&quot;;&quot;&quot;;[.C81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/>
          <table:table-cell office:value-type="string">
            <text:p>Layered Polymer Vest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IF(OR([.F81]=&quot;&quot;;[.G81]=&quot;&quot;);&quot;&quot;;[.F81]+[.G81])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68" table:formula="of:=IF(OR([.I81]=&quot;&quot;;[.K81]=&quot;&quot;;[.K81]=&quot;&quot;);&quot;&quot;;SUM([.I81:.K81]))" office:value-type="float" office:value="11">
            <text:p>11</text:p>
          </table:table-cell>
          <table:table-cell table:style-name="ce68" office:value-type="float" office:value="8600">
            <text:p>8.600</text:p>
          </table:table-cell>
          <table:table-cell/>
          <table:table-cell table:style-name="ce68"/>
          <table:table-cell/>
          <table:table-cell/>
          <table:table-cell table:style-name="ce80" table:formula="of:=IF([.F81]=&quot;&quot;;&quot;&quot;;[.F81]-VLOOKUP([.$C81];currentgear;COLUMN()-18+4;0))" office:value-type="float" office:value="-21">
            <text:p>-21</text:p>
          </table:table-cell>
          <table:table-cell table:style-name="ce80" table:formula="of:=IF([.G81]=&quot;&quot;;&quot;&quot;;[.G81]-VLOOKUP([.$C81];currentgear;COLUMN()-18+4;0))" office:value-type="float" office:value="-31">
            <text:p>-31</text:p>
          </table:table-cell>
          <table:table-cell table:style-name="ce80" table:formula="of:=IF([.H81]=&quot;&quot;;&quot;&quot;;[.H81]-VLOOKUP([.$C81];currentgear;COLUMN()-18+4;0))" office:value-type="float" office:value="-52">
            <text:p>-52</text:p>
          </table:table-cell>
          <table:table-cell table:style-name="ce80" table:formula="of:=IF([.I81]=&quot;&quot;;&quot;&quot;;[.I81]-VLOOKUP([.$C81];currentgear;COLUMN()-18+4;0))" office:value-type="float" office:value="-10">
            <text:p>-10</text:p>
          </table:table-cell>
          <table:table-cell table:style-name="ce80" table:formula="of:=IF([.J81]=&quot;&quot;;&quot;&quot;;[.J81]-VLOOKUP([.$C81];currentgear;COLUMN()-18+4;0))" office:value-type="float" office:value="-3">
            <text:p>-3</text:p>
          </table:table-cell>
          <table:table-cell table:style-name="ce80" table:formula="of:=IF([.K81]=&quot;&quot;;&quot;&quot;;[.K81]-VLOOKUP([.$C81];currentgear;COLUMN()-18+4;0))" office:value-type="float" office:value="-3">
            <text:p>-3</text:p>
          </table:table-cell>
          <table:table-cell table:style-name="ce80" table:formula="of:=IF([.L81]=&quot;&quot;;&quot;&quot;;[.L81]-VLOOKUP([.$C81];currentgear;COLUMN()-18+4;0))" office:value-type="float" office:value="-16">
            <text:p>-1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82]=&quot;&quot;;&quot;&quot;;[.C82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31">
            <text:p>31</text:p>
          </table:table-cell>
          <table:table-cell office:value-type="string">
            <text:p>Full Shield 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formula="of:=IF(OR([.F82]=&quot;&quot;;[.G82]=&quot;&quot;);&quot;&quot;;[.F82]+[.G82])"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68" table:formula="of:=IF(OR([.I82]=&quot;&quot;;[.K82]=&quot;&quot;;[.K82]=&quot;&quot;);&quot;&quot;;SUM([.I82:.K82]))" office:value-type="float" office:value="18">
            <text:p>18</text:p>
          </table:table-cell>
          <table:table-cell table:style-name="ce68" office:value-type="float" office:value="17650">
            <text:p>17.650</text:p>
          </table:table-cell>
          <table:table-cell/>
          <table:table-cell table:style-name="ce68"/>
          <table:table-cell/>
          <table:table-cell/>
          <table:table-cell table:style-name="ce80" table:formula="of:=IF([.F82]=&quot;&quot;;&quot;&quot;;[.F82]-VLOOKUP([.$C82];currentgear;COLUMN()-18+4;0))" office:value-type="float" office:value="-14">
            <text:p>-14</text:p>
          </table:table-cell>
          <table:table-cell table:style-name="ce80" table:formula="of:=IF([.G82]=&quot;&quot;;&quot;&quot;;[.G82]-VLOOKUP([.$C82];currentgear;COLUMN()-18+4;0))" office:value-type="float" office:value="-20">
            <text:p>-20</text:p>
          </table:table-cell>
          <table:table-cell table:style-name="ce80" table:formula="of:=IF([.H82]=&quot;&quot;;&quot;&quot;;[.H82]-VLOOKUP([.$C82];currentgear;COLUMN()-18+4;0))" office:value-type="float" office:value="-34">
            <text:p>-34</text:p>
          </table:table-cell>
          <table:table-cell table:style-name="ce80" table:formula="of:=IF([.I82]=&quot;&quot;;&quot;&quot;;[.I82]-VLOOKUP([.$C82];currentgear;COLUMN()-18+4;0))" office:value-type="float" office:value="-6">
            <text:p>-6</text:p>
          </table:table-cell>
          <table:table-cell table:style-name="ce80" table:formula="of:=IF([.J82]=&quot;&quot;;&quot;&quot;;[.J82]-VLOOKUP([.$C82];currentgear;COLUMN()-18+4;0))" office:value-type="float" office:value="4">
            <text:p>4</text:p>
          </table:table-cell>
          <table:table-cell table:style-name="ce80" table:formula="of:=IF([.K82]=&quot;&quot;;&quot;&quot;;[.K82]-VLOOKUP([.$C82];currentgear;COLUMN()-18+4;0))" office:value-type="float" office:value="-7">
            <text:p>-7</text:p>
          </table:table-cell>
          <table:table-cell table:style-name="ce80" table:formula="of:=IF([.L82]=&quot;&quot;;&quot;&quot;;[.L82]-VLOOKUP([.$C82];currentgear;COLUMN()-18+4;0))" office:value-type="float" office:value="-9">
            <text:p>-9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83]=&quot;&quot;;&quot;&quot;;[.C83])" office:value-type="string" office:string-value="Armor Upper">
            <text:p>Armor Upper</text:p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float" office:value="43">
            <text:p>43</text:p>
          </table:table-cell>
          <table:table-cell office:value-type="string">
            <text:p>Aramid-R Vest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table:formula="of:=IF(OR([.F83]=&quot;&quot;;[.G83]=&quot;&quot;);&quot;&quot;;[.F83]+[.G83])"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68" table:formula="of:=IF(OR([.I83]=&quot;&quot;;[.K83]=&quot;&quot;;[.K83]=&quot;&quot;);&quot;&quot;;SUM([.I83:.K83]))" office:value-type="float" office:value="27">
            <text:p>27</text:p>
          </table:table-cell>
          <table:table-cell table:style-name="ce68" office:value-type="float" office:value="22800">
            <text:p>22.800</text:p>
          </table:table-cell>
          <table:table-cell/>
          <table:table-cell table:style-name="ce68"/>
          <table:table-cell office:value-type="string">
            <text:p>x</text:p>
          </table:table-cell>
          <table:table-cell/>
          <table:table-cell table:style-name="ce80" table:formula="of:=IF([.F83]=&quot;&quot;;&quot;&quot;;[.F83]-VLOOKUP([.$C83];currentgear;COLUMN()-18+4;0))" office:value-type="float" office:value="0">
            <text:p>0</text:p>
          </table:table-cell>
          <table:table-cell table:style-name="ce80" table:formula="of:=IF([.G83]=&quot;&quot;;&quot;&quot;;[.G83]-VLOOKUP([.$C83];currentgear;COLUMN()-18+4;0))" office:value-type="float" office:value="0">
            <text:p>0</text:p>
          </table:table-cell>
          <table:table-cell table:style-name="ce80" table:formula="of:=IF([.H83]=&quot;&quot;;&quot;&quot;;[.H83]-VLOOKUP([.$C83];currentgear;COLUMN()-18+4;0))" office:value-type="float" office:value="0">
            <text:p>0</text:p>
          </table:table-cell>
          <table:table-cell table:style-name="ce80" table:formula="of:=IF([.I83]=&quot;&quot;;&quot;&quot;;[.I83]-VLOOKUP([.$C83];currentgear;COLUMN()-18+4;0))" office:value-type="float" office:value="0">
            <text:p>0</text:p>
          </table:table-cell>
          <table:table-cell table:style-name="ce80" table:formula="of:=IF([.J83]=&quot;&quot;;&quot;&quot;;[.J83]-VLOOKUP([.$C83];currentgear;COLUMN()-18+4;0))" office:value-type="float" office:value="0">
            <text:p>0</text:p>
          </table:table-cell>
          <table:table-cell table:style-name="ce80" table:formula="of:=IF([.K83]=&quot;&quot;;&quot;&quot;;[.K83]-VLOOKUP([.$C83];currentgear;COLUMN()-18+4;0))" office:value-type="float" office:value="0">
            <text:p>0</text:p>
          </table:table-cell>
          <table:table-cell table:style-name="ce80" table:formula="of:=IF([.L83]=&quot;&quot;;&quot;&quot;;[.L83]-VLOOKUP([.$C83];currentgear;COLUMN()-18+4;0))" office:value-type="float" office:value="0">
            <text:p>0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84]=&quot;&quot;;&quot;&quot;;[.C84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string">
            <text:p>&gt;&gt;50</text:p>
          </table:table-cell>
          <table:table-cell office:value-type="string">
            <text:p>Metal Plate Vest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table:formula="of:=IF(OR([.F84]=&quot;&quot;;[.G84]=&quot;&quot;);&quot;&quot;;[.F84]+[.G84])"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68" table:formula="of:=IF(OR([.I84]=&quot;&quot;;[.K84]=&quot;&quot;;[.K84]=&quot;&quot;);&quot;&quot;;SUM([.I84:.K84]))" office:value-type="float" office:value="31">
            <text:p>31</text:p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84]=&quot;&quot;;&quot;&quot;;[.F84]-VLOOKUP([.$C84];currentgear;COLUMN()-18+4;0))" office:value-type="float" office:value="-6">
            <text:p>-6</text:p>
          </table:table-cell>
          <table:table-cell table:style-name="ce80" table:formula="of:=IF([.G84]=&quot;&quot;;&quot;&quot;;[.G84]-VLOOKUP([.$C84];currentgear;COLUMN()-18+4;0))" office:value-type="float" office:value="20">
            <text:p>20</text:p>
          </table:table-cell>
          <table:table-cell table:style-name="ce80" table:formula="of:=IF([.H84]=&quot;&quot;;&quot;&quot;;[.H84]-VLOOKUP([.$C84];currentgear;COLUMN()-18+4;0))" office:value-type="float" office:value="14">
            <text:p>14</text:p>
          </table:table-cell>
          <table:table-cell table:style-name="ce80" table:formula="of:=IF([.I84]=&quot;&quot;;&quot;&quot;;[.I84]-VLOOKUP([.$C84];currentgear;COLUMN()-18+4;0))" office:value-type="float" office:value="0">
            <text:p>0</text:p>
          </table:table-cell>
          <table:table-cell table:style-name="ce80" table:formula="of:=IF([.J84]=&quot;&quot;;&quot;&quot;;[.J84]-VLOOKUP([.$C84];currentgear;COLUMN()-18+4;0))" office:value-type="float" office:value="-3">
            <text:p>-3</text:p>
          </table:table-cell>
          <table:table-cell table:style-name="ce80" table:formula="of:=IF([.K84]=&quot;&quot;;&quot;&quot;;[.K84]-VLOOKUP([.$C84];currentgear;COLUMN()-18+4;0))" office:value-type="float" office:value="7">
            <text:p>7</text:p>
          </table:table-cell>
          <table:table-cell table:style-name="ce80" table:formula="of:=IF([.L84]=&quot;&quot;;&quot;&quot;;[.L84]-VLOOKUP([.$C84];currentgear;COLUMN()-18+4;0))" office:value-type="float" office:value="4">
            <text:p>4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85]=&quot;&quot;;&quot;&quot;;[.C85])">
            <text:p/>
          </table:table-cell>
          <table:table-cell office:value-type="string">
            <text:p>Marketplace</text:p>
          </table:table-cell>
          <table:table-cell office:value-type="string">
            <text:p>Armor Upper</text:p>
          </table:table-cell>
          <table:table-cell office:value-type="string">
            <text:p>&gt;&gt;50</text:p>
          </table:table-cell>
          <table:table-cell office:value-type="string">
            <text:p>Special Ops Jacket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table:formula="of:=IF(OR([.F85]=&quot;&quot;;[.G85]=&quot;&quot;);&quot;&quot;;[.F85]+[.G85])" office:value-type="float" office:value="121">
            <text:p>121</text:p>
          </table:table-cell>
          <table:table-cell table:number-columns-repeated="3"/>
          <table:table-cell table:style-name="ce68" table:formula="of:=IF(OR([.I85]=&quot;&quot;;[.K85]=&quot;&quot;;[.K85]=&quot;&quot;);&quot;&quot;;SUM([.I85:.K85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85]=&quot;&quot;;&quot;&quot;;[.F85]-VLOOKUP([.$C85];currentgear;COLUMN()-18+4;0))" office:value-type="float" office:value="9">
            <text:p>9</text:p>
          </table:table-cell>
          <table:table-cell table:style-name="ce80" table:formula="of:=IF([.G85]=&quot;&quot;;&quot;&quot;;[.G85]-VLOOKUP([.$C85];currentgear;COLUMN()-18+4;0))" office:value-type="float" office:value="29">
            <text:p>29</text:p>
          </table:table-cell>
          <table:table-cell table:style-name="ce80" table:formula="of:=IF([.H85]=&quot;&quot;;&quot;&quot;;[.H85]-VLOOKUP([.$C85];currentgear;COLUMN()-18+4;0))" office:value-type="float" office:value="38">
            <text:p>38</text:p>
          </table:table-cell>
          <table:table-cell table:style-name="ce80" table:formula="of:=IF([.I85]=&quot;&quot;;&quot;&quot;;[.I85]-VLOOKUP([.$C85];currentgear;COLUMN()-18+4;0))">
            <text:p/>
          </table:table-cell>
          <table:table-cell table:style-name="ce80" table:formula="of:=IF([.J85]=&quot;&quot;;&quot;&quot;;[.J85]-VLOOKUP([.$C85];currentgear;COLUMN()-18+4;0))">
            <text:p/>
          </table:table-cell>
          <table:table-cell table:style-name="ce80" table:formula="of:=IF([.K85]=&quot;&quot;;&quot;&quot;;[.K85]-VLOOKUP([.$C85];currentgear;COLUMN()-18+4;0))">
            <text:p/>
          </table:table-cell>
          <table:table-cell table:style-name="ce80" table:formula="of:=IF([.L85]=&quot;&quot;;&quot;&quot;;[.L85]-VLOOKUP([.$C85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86]=&quot;&quot;;&quot;&quot;;[.C86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/>
          <table:table-cell office:value-type="string">
            <text:p>Knee Gel Pad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IF(OR([.F86]=&quot;&quot;;[.G86]=&quot;&quot;);&quot;&quot;;[.F86]+[.G86])" office:value-type="float" office:value="14">
            <text:p>14</text:p>
          </table:table-cell>
          <table:table-cell table:number-columns-repeated="3"/>
          <table:table-cell table:style-name="ce68" table:formula="of:=IF(OR([.I86]=&quot;&quot;;[.K86]=&quot;&quot;;[.K86]=&quot;&quot;);&quot;&quot;;SUM([.I86:.K86]))">
            <text:p/>
          </table:table-cell>
          <table:table-cell table:style-name="ce68"/>
          <table:table-cell/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86]=&quot;&quot;;&quot;&quot;;[.F86]-VLOOKUP([.$C86];currentgear;COLUMN()-18+4;0))" office:value-type="float" office:value="-16">
            <text:p>-16</text:p>
          </table:table-cell>
          <table:table-cell table:style-name="ce80" table:formula="of:=IF([.G86]=&quot;&quot;;&quot;&quot;;[.G86]-VLOOKUP([.$C86];currentgear;COLUMN()-18+4;0))" office:value-type="float" office:value="-49">
            <text:p>-49</text:p>
          </table:table-cell>
          <table:table-cell table:style-name="ce80" table:formula="of:=IF([.H86]=&quot;&quot;;&quot;&quot;;[.H86]-VLOOKUP([.$C86];currentgear;COLUMN()-18+4;0))" office:value-type="float" office:value="-65">
            <text:p>-65</text:p>
          </table:table-cell>
          <table:table-cell table:style-name="ce80" table:formula="of:=IF([.I86]=&quot;&quot;;&quot;&quot;;[.I86]-VLOOKUP([.$C86];currentgear;COLUMN()-18+4;0))">
            <text:p/>
          </table:table-cell>
          <table:table-cell table:style-name="ce80" table:formula="of:=IF([.J86]=&quot;&quot;;&quot;&quot;;[.J86]-VLOOKUP([.$C86];currentgear;COLUMN()-18+4;0))">
            <text:p/>
          </table:table-cell>
          <table:table-cell table:style-name="ce80" table:formula="of:=IF([.K86]=&quot;&quot;;&quot;&quot;;[.K86]-VLOOKUP([.$C86];currentgear;COLUMN()-18+4;0))">
            <text:p/>
          </table:table-cell>
          <table:table-cell table:style-name="ce80" table:formula="of:=IF([.L86]=&quot;&quot;;&quot;&quot;;[.L86]-VLOOKUP([.$C8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87]=&quot;&quot;;&quot;&quot;;[.C87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9">
            <text:p>9</text:p>
          </table:table-cell>
          <table:table-cell office:value-type="string">
            <text:p>Light Camo Pants</text:p>
          </table:table-cell>
          <table:table-cell table:number-columns-repeated="2"/>
          <table:table-cell table:formula="of:=IF(OR([.F87]=&quot;&quot;;[.G87]=&quot;&quot;);&quot;&quot;;[.F87]+[.G87])">
            <text:p/>
          </table:table-cell>
          <table:table-cell table:number-columns-repeated="3"/>
          <table:table-cell table:style-name="ce68" table:formula="of:=IF(OR([.I87]=&quot;&quot;;[.K87]=&quot;&quot;;[.K87]=&quot;&quot;);&quot;&quot;;SUM([.I87:.K87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87]=&quot;&quot;;&quot;&quot;;[.F87]-VLOOKUP([.$C87];currentgear;COLUMN()-18+4;0))">
            <text:p/>
          </table:table-cell>
          <table:table-cell table:style-name="ce80" table:formula="of:=IF([.G87]=&quot;&quot;;&quot;&quot;;[.G87]-VLOOKUP([.$C87];currentgear;COLUMN()-18+4;0))">
            <text:p/>
          </table:table-cell>
          <table:table-cell table:style-name="ce80" table:formula="of:=IF([.H87]=&quot;&quot;;&quot;&quot;;[.H87]-VLOOKUP([.$C87];currentgear;COLUMN()-18+4;0))">
            <text:p/>
          </table:table-cell>
          <table:table-cell table:style-name="ce80" table:formula="of:=IF([.I87]=&quot;&quot;;&quot;&quot;;[.I87]-VLOOKUP([.$C87];currentgear;COLUMN()-18+4;0))">
            <text:p/>
          </table:table-cell>
          <table:table-cell table:style-name="ce80" table:formula="of:=IF([.J87]=&quot;&quot;;&quot;&quot;;[.J87]-VLOOKUP([.$C87];currentgear;COLUMN()-18+4;0))">
            <text:p/>
          </table:table-cell>
          <table:table-cell table:style-name="ce80" table:formula="of:=IF([.K87]=&quot;&quot;;&quot;&quot;;[.K87]-VLOOKUP([.$C87];currentgear;COLUMN()-18+4;0))">
            <text:p/>
          </table:table-cell>
          <table:table-cell table:style-name="ce80" table:formula="of:=IF([.L87]=&quot;&quot;;&quot;&quot;;[.L87]-VLOOKUP([.$C8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88]=&quot;&quot;;&quot;&quot;;[.C88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11">
            <text:p>11</text:p>
          </table:table-cell>
          <table:table-cell office:value-type="string">
            <text:p>Junior Leg Guards</text:p>
          </table:table-cell>
          <table:table-cell table:number-columns-repeated="2"/>
          <table:table-cell table:formula="of:=IF(OR([.F88]=&quot;&quot;;[.G88]=&quot;&quot;);&quot;&quot;;[.F88]+[.G88])">
            <text:p/>
          </table:table-cell>
          <table:table-cell table:number-columns-repeated="3"/>
          <table:table-cell table:style-name="ce68" table:formula="of:=IF(OR([.I88]=&quot;&quot;;[.K88]=&quot;&quot;;[.K88]=&quot;&quot;);&quot;&quot;;SUM([.I88:.K88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88]=&quot;&quot;;&quot;&quot;;[.F88]-VLOOKUP([.$C88];currentgear;COLUMN()-18+4;0))">
            <text:p/>
          </table:table-cell>
          <table:table-cell table:style-name="ce80" table:formula="of:=IF([.G88]=&quot;&quot;;&quot;&quot;;[.G88]-VLOOKUP([.$C88];currentgear;COLUMN()-18+4;0))">
            <text:p/>
          </table:table-cell>
          <table:table-cell table:style-name="ce80" table:formula="of:=IF([.H88]=&quot;&quot;;&quot;&quot;;[.H88]-VLOOKUP([.$C88];currentgear;COLUMN()-18+4;0))">
            <text:p/>
          </table:table-cell>
          <table:table-cell table:style-name="ce80" table:formula="of:=IF([.I88]=&quot;&quot;;&quot;&quot;;[.I88]-VLOOKUP([.$C88];currentgear;COLUMN()-18+4;0))">
            <text:p/>
          </table:table-cell>
          <table:table-cell table:style-name="ce80" table:formula="of:=IF([.J88]=&quot;&quot;;&quot;&quot;;[.J88]-VLOOKUP([.$C88];currentgear;COLUMN()-18+4;0))">
            <text:p/>
          </table:table-cell>
          <table:table-cell table:style-name="ce80" table:formula="of:=IF([.K88]=&quot;&quot;;&quot;&quot;;[.K88]-VLOOKUP([.$C88];currentgear;COLUMN()-18+4;0))">
            <text:p/>
          </table:table-cell>
          <table:table-cell table:style-name="ce80" table:formula="of:=IF([.L88]=&quot;&quot;;&quot;&quot;;[.L88]-VLOOKUP([.$C8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89]=&quot;&quot;;&quot;&quot;;[.C89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13">
            <text:p>13</text:p>
          </table:table-cell>
          <table:table-cell office:value-type="string">
            <text:p>Thigh Protection</text:p>
          </table:table-cell>
          <table:table-cell table:number-columns-repeated="2"/>
          <table:table-cell table:formula="of:=IF(OR([.F89]=&quot;&quot;;[.G89]=&quot;&quot;);&quot;&quot;;[.F89]+[.G89])">
            <text:p/>
          </table:table-cell>
          <table:table-cell table:number-columns-repeated="3"/>
          <table:table-cell table:style-name="ce68" table:formula="of:=IF(OR([.I89]=&quot;&quot;;[.K89]=&quot;&quot;;[.K89]=&quot;&quot;);&quot;&quot;;SUM([.I89:.K8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89]=&quot;&quot;;&quot;&quot;;[.F89]-VLOOKUP([.$C89];currentgear;COLUMN()-18+4;0))">
            <text:p/>
          </table:table-cell>
          <table:table-cell table:style-name="ce80" table:formula="of:=IF([.G89]=&quot;&quot;;&quot;&quot;;[.G89]-VLOOKUP([.$C89];currentgear;COLUMN()-18+4;0))">
            <text:p/>
          </table:table-cell>
          <table:table-cell table:style-name="ce80" table:formula="of:=IF([.H89]=&quot;&quot;;&quot;&quot;;[.H89]-VLOOKUP([.$C89];currentgear;COLUMN()-18+4;0))">
            <text:p/>
          </table:table-cell>
          <table:table-cell table:style-name="ce80" table:formula="of:=IF([.I89]=&quot;&quot;;&quot;&quot;;[.I89]-VLOOKUP([.$C89];currentgear;COLUMN()-18+4;0))">
            <text:p/>
          </table:table-cell>
          <table:table-cell table:style-name="ce80" table:formula="of:=IF([.J89]=&quot;&quot;;&quot;&quot;;[.J89]-VLOOKUP([.$C89];currentgear;COLUMN()-18+4;0))">
            <text:p/>
          </table:table-cell>
          <table:table-cell table:style-name="ce80" table:formula="of:=IF([.K89]=&quot;&quot;;&quot;&quot;;[.K89]-VLOOKUP([.$C89];currentgear;COLUMN()-18+4;0))">
            <text:p/>
          </table:table-cell>
          <table:table-cell table:style-name="ce80" table:formula="of:=IF([.L89]=&quot;&quot;;&quot;&quot;;[.L89]-VLOOKUP([.$C8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90]=&quot;&quot;;&quot;&quot;;[.C90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string">
            <text:p>&gt;&gt;14</text:p>
          </table:table-cell>
          <table:table-cell office:value-type="string">
            <text:p>Combat Boots</text:p>
          </table:table-cell>
          <table:table-cell table:number-columns-repeated="2"/>
          <table:table-cell table:formula="of:=IF(OR([.F90]=&quot;&quot;;[.G90]=&quot;&quot;);&quot;&quot;;[.F90]+[.G90])">
            <text:p/>
          </table:table-cell>
          <table:table-cell table:number-columns-repeated="3"/>
          <table:table-cell table:style-name="ce68" table:formula="of:=IF(OR([.I90]=&quot;&quot;;[.K90]=&quot;&quot;;[.K90]=&quot;&quot;);&quot;&quot;;SUM([.I90:.K9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90]=&quot;&quot;;&quot;&quot;;[.F90]-VLOOKUP([.$C90];currentgear;COLUMN()-18+4;0))">
            <text:p/>
          </table:table-cell>
          <table:table-cell table:style-name="ce80" table:formula="of:=IF([.G90]=&quot;&quot;;&quot;&quot;;[.G90]-VLOOKUP([.$C90];currentgear;COLUMN()-18+4;0))">
            <text:p/>
          </table:table-cell>
          <table:table-cell table:style-name="ce80" table:formula="of:=IF([.H90]=&quot;&quot;;&quot;&quot;;[.H90]-VLOOKUP([.$C90];currentgear;COLUMN()-18+4;0))">
            <text:p/>
          </table:table-cell>
          <table:table-cell table:style-name="ce80" table:formula="of:=IF([.I90]=&quot;&quot;;&quot;&quot;;[.I90]-VLOOKUP([.$C90];currentgear;COLUMN()-18+4;0))">
            <text:p/>
          </table:table-cell>
          <table:table-cell table:style-name="ce80" table:formula="of:=IF([.J90]=&quot;&quot;;&quot;&quot;;[.J90]-VLOOKUP([.$C90];currentgear;COLUMN()-18+4;0))">
            <text:p/>
          </table:table-cell>
          <table:table-cell table:style-name="ce80" table:formula="of:=IF([.K90]=&quot;&quot;;&quot;&quot;;[.K90]-VLOOKUP([.$C90];currentgear;COLUMN()-18+4;0))">
            <text:p/>
          </table:table-cell>
          <table:table-cell table:style-name="ce80" table:formula="of:=IF([.L90]=&quot;&quot;;&quot;&quot;;[.L90]-VLOOKUP([.$C9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91]=&quot;&quot;;&quot;&quot;;[.C91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string">
            <text:p>&gt;&gt;14</text:p>
          </table:table-cell>
          <table:table-cell office:value-type="string">
            <text:p>Fatigue Pants</text:p>
          </table:table-cell>
          <table:table-cell table:number-columns-repeated="2"/>
          <table:table-cell table:formula="of:=IF(OR([.F91]=&quot;&quot;;[.G91]=&quot;&quot;);&quot;&quot;;[.F91]+[.G91])">
            <text:p/>
          </table:table-cell>
          <table:table-cell table:number-columns-repeated="3"/>
          <table:table-cell table:style-name="ce68" table:formula="of:=IF(OR([.I91]=&quot;&quot;;[.K91]=&quot;&quot;;[.K91]=&quot;&quot;);&quot;&quot;;SUM([.I91:.K91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91]=&quot;&quot;;&quot;&quot;;[.F91]-VLOOKUP([.$C91];currentgear;COLUMN()-18+4;0))">
            <text:p/>
          </table:table-cell>
          <table:table-cell table:style-name="ce80" table:formula="of:=IF([.G91]=&quot;&quot;;&quot;&quot;;[.G91]-VLOOKUP([.$C91];currentgear;COLUMN()-18+4;0))">
            <text:p/>
          </table:table-cell>
          <table:table-cell table:style-name="ce80" table:formula="of:=IF([.H91]=&quot;&quot;;&quot;&quot;;[.H91]-VLOOKUP([.$C91];currentgear;COLUMN()-18+4;0))">
            <text:p/>
          </table:table-cell>
          <table:table-cell table:style-name="ce80" table:formula="of:=IF([.I91]=&quot;&quot;;&quot;&quot;;[.I91]-VLOOKUP([.$C91];currentgear;COLUMN()-18+4;0))">
            <text:p/>
          </table:table-cell>
          <table:table-cell table:style-name="ce80" table:formula="of:=IF([.J91]=&quot;&quot;;&quot;&quot;;[.J91]-VLOOKUP([.$C91];currentgear;COLUMN()-18+4;0))">
            <text:p/>
          </table:table-cell>
          <table:table-cell table:style-name="ce80" table:formula="of:=IF([.K91]=&quot;&quot;;&quot;&quot;;[.K91]-VLOOKUP([.$C91];currentgear;COLUMN()-18+4;0))">
            <text:p/>
          </table:table-cell>
          <table:table-cell table:style-name="ce80" table:formula="of:=IF([.L91]=&quot;&quot;;&quot;&quot;;[.L91]-VLOOKUP([.$C9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92]=&quot;&quot;;&quot;&quot;;[.C92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string">
            <text:p>&gt;&gt;14</text:p>
          </table:table-cell>
          <table:table-cell office:value-type="string">
            <text:p>Knife Boots</text:p>
          </table:table-cell>
          <table:table-cell table:number-columns-repeated="2"/>
          <table:table-cell table:formula="of:=IF(OR([.F92]=&quot;&quot;;[.G92]=&quot;&quot;);&quot;&quot;;[.F92]+[.G92])">
            <text:p/>
          </table:table-cell>
          <table:table-cell table:number-columns-repeated="3"/>
          <table:table-cell table:style-name="ce68" table:formula="of:=IF(OR([.I92]=&quot;&quot;;[.K92]=&quot;&quot;;[.K92]=&quot;&quot;);&quot;&quot;;SUM([.I92:.K92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92]=&quot;&quot;;&quot;&quot;;[.F92]-VLOOKUP([.$C92];currentgear;COLUMN()-18+4;0))">
            <text:p/>
          </table:table-cell>
          <table:table-cell table:style-name="ce80" table:formula="of:=IF([.G92]=&quot;&quot;;&quot;&quot;;[.G92]-VLOOKUP([.$C92];currentgear;COLUMN()-18+4;0))">
            <text:p/>
          </table:table-cell>
          <table:table-cell table:style-name="ce80" table:formula="of:=IF([.H92]=&quot;&quot;;&quot;&quot;;[.H92]-VLOOKUP([.$C92];currentgear;COLUMN()-18+4;0))">
            <text:p/>
          </table:table-cell>
          <table:table-cell table:style-name="ce80" table:formula="of:=IF([.I92]=&quot;&quot;;&quot;&quot;;[.I92]-VLOOKUP([.$C92];currentgear;COLUMN()-18+4;0))">
            <text:p/>
          </table:table-cell>
          <table:table-cell table:style-name="ce80" table:formula="of:=IF([.J92]=&quot;&quot;;&quot;&quot;;[.J92]-VLOOKUP([.$C92];currentgear;COLUMN()-18+4;0))">
            <text:p/>
          </table:table-cell>
          <table:table-cell table:style-name="ce80" table:formula="of:=IF([.K92]=&quot;&quot;;&quot;&quot;;[.K92]-VLOOKUP([.$C92];currentgear;COLUMN()-18+4;0))">
            <text:p/>
          </table:table-cell>
          <table:table-cell table:style-name="ce80" table:formula="of:=IF([.L92]=&quot;&quot;;&quot;&quot;;[.L92]-VLOOKUP([.$C9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93]=&quot;&quot;;&quot;&quot;;[.C93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string">
            <text:p>&gt;&gt;14</text:p>
          </table:table-cell>
          <table:table-cell office:value-type="string">
            <text:p>Catcher Leg Guard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IF(OR([.F93]=&quot;&quot;;[.G93]=&quot;&quot;);&quot;&quot;;[.F93]+[.G93])"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68" table:formula="of:=IF(OR([.I93]=&quot;&quot;;[.K93]=&quot;&quot;;[.K93]=&quot;&quot;);&quot;&quot;;SUM([.I93:.K93]))" office:value-type="float" office:value="12">
            <text:p>12</text:p>
          </table:table-cell>
          <table:table-cell table:style-name="ce68" office:value-type="float" office:value="8000">
            <text:p>8.000</text:p>
          </table:table-cell>
          <table:table-cell/>
          <table:table-cell table:style-name="ce68"/>
          <table:table-cell/>
          <table:table-cell/>
          <table:table-cell table:style-name="ce80" table:formula="of:=IF([.F93]=&quot;&quot;;&quot;&quot;;[.F93]-VLOOKUP([.$C93];currentgear;COLUMN()-18+4;0))" office:value-type="float" office:value="-15">
            <text:p>-15</text:p>
          </table:table-cell>
          <table:table-cell table:style-name="ce80" table:formula="of:=IF([.G93]=&quot;&quot;;&quot;&quot;;[.G93]-VLOOKUP([.$C93];currentgear;COLUMN()-18+4;0))" office:value-type="float" office:value="-43">
            <text:p>-43</text:p>
          </table:table-cell>
          <table:table-cell table:style-name="ce80" table:formula="of:=IF([.H93]=&quot;&quot;;&quot;&quot;;[.H93]-VLOOKUP([.$C93];currentgear;COLUMN()-18+4;0))" office:value-type="float" office:value="-58">
            <text:p>-58</text:p>
          </table:table-cell>
          <table:table-cell table:style-name="ce80" table:formula="of:=IF([.I93]=&quot;&quot;;&quot;&quot;;[.I93]-VLOOKUP([.$C93];currentgear;COLUMN()-18+4;0))" office:value-type="float" office:value="-1">
            <text:p>-1</text:p>
          </table:table-cell>
          <table:table-cell table:style-name="ce80" table:formula="of:=IF([.J93]=&quot;&quot;;&quot;&quot;;[.J93]-VLOOKUP([.$C93];currentgear;COLUMN()-18+4;0))" office:value-type="float" office:value="-15">
            <text:p>-15</text:p>
          </table:table-cell>
          <table:table-cell table:style-name="ce80" table:formula="of:=IF([.K93]=&quot;&quot;;&quot;&quot;;[.K93]-VLOOKUP([.$C93];currentgear;COLUMN()-18+4;0))" office:value-type="float" office:value="-5">
            <text:p>-5</text:p>
          </table:table-cell>
          <table:table-cell table:style-name="ce80" table:formula="of:=IF([.L93]=&quot;&quot;;&quot;&quot;;[.L93]-VLOOKUP([.$C93];currentgear;COLUMN()-18+4;0))" office:value-type="float" office:value="-21">
            <text:p>-2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94]=&quot;&quot;;&quot;&quot;;[.C94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string">
            <text:p>&gt;&gt;14</text:p>
          </table:table-cell>
          <table:table-cell office:value-type="string">
            <text:p>Camo Pants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formula="of:=IF(OR([.F94]=&quot;&quot;;[.G94]=&quot;&quot;);&quot;&quot;;[.F94]+[.G94])" office:value-type="float" office:value="39">
            <text:p>39</text:p>
          </table:table-cell>
          <table:table-cell table:number-columns-repeated="3"/>
          <table:table-cell table:style-name="ce68" table:formula="of:=IF(OR([.I94]=&quot;&quot;;[.K94]=&quot;&quot;;[.K94]=&quot;&quot;);&quot;&quot;;SUM([.I94:.K94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94]=&quot;&quot;;&quot;&quot;;[.F94]-VLOOKUP([.$C94];currentgear;COLUMN()-18+4;0))" office:value-type="float" office:value="-13">
            <text:p>-13</text:p>
          </table:table-cell>
          <table:table-cell table:style-name="ce80" table:formula="of:=IF([.G94]=&quot;&quot;;&quot;&quot;;[.G94]-VLOOKUP([.$C94];currentgear;COLUMN()-18+4;0))" office:value-type="float" office:value="-27">
            <text:p>-27</text:p>
          </table:table-cell>
          <table:table-cell table:style-name="ce80" table:formula="of:=IF([.H94]=&quot;&quot;;&quot;&quot;;[.H94]-VLOOKUP([.$C94];currentgear;COLUMN()-18+4;0))" office:value-type="float" office:value="-40">
            <text:p>-40</text:p>
          </table:table-cell>
          <table:table-cell table:style-name="ce80" table:formula="of:=IF([.I94]=&quot;&quot;;&quot;&quot;;[.I94]-VLOOKUP([.$C94];currentgear;COLUMN()-18+4;0))">
            <text:p/>
          </table:table-cell>
          <table:table-cell table:style-name="ce80" table:formula="of:=IF([.J94]=&quot;&quot;;&quot;&quot;;[.J94]-VLOOKUP([.$C94];currentgear;COLUMN()-18+4;0))">
            <text:p/>
          </table:table-cell>
          <table:table-cell table:style-name="ce80" table:formula="of:=IF([.K94]=&quot;&quot;;&quot;&quot;;[.K94]-VLOOKUP([.$C94];currentgear;COLUMN()-18+4;0))">
            <text:p/>
          </table:table-cell>
          <table:table-cell table:style-name="ce80" table:formula="of:=IF([.L94]=&quot;&quot;;&quot;&quot;;[.L94]-VLOOKUP([.$C9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95]=&quot;&quot;;&quot;&quot;;[.C95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23">
            <text:p>23</text:p>
          </table:table-cell>
          <table:table-cell office:value-type="string">
            <text:p>Padded Shorts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formula="of:=IF(OR([.F95]=&quot;&quot;;[.G95]=&quot;&quot;);&quot;&quot;;[.F95]+[.G95])" office:value-type="float" office:value="38">
            <text:p>38</text:p>
          </table:table-cell>
          <table:table-cell table:number-columns-repeated="3"/>
          <table:table-cell table:style-name="ce68" table:formula="of:=IF(OR([.I95]=&quot;&quot;;[.K95]=&quot;&quot;;[.K95]=&quot;&quot;);&quot;&quot;;SUM([.I95:.K95]))">
            <text:p/>
          </table:table-cell>
          <table:table-cell table:style-name="ce68" office:value-type="float" office:value="10550">
            <text:p>10.550</text:p>
          </table:table-cell>
          <table:table-cell/>
          <table:table-cell table:style-name="ce68"/>
          <table:table-cell/>
          <table:table-cell/>
          <table:table-cell table:style-name="ce80" table:formula="of:=IF([.F95]=&quot;&quot;;&quot;&quot;;[.F95]-VLOOKUP([.$C95];currentgear;COLUMN()-18+4;0))" office:value-type="float" office:value="-14">
            <text:p>-14</text:p>
          </table:table-cell>
          <table:table-cell table:style-name="ce80" table:formula="of:=IF([.G95]=&quot;&quot;;&quot;&quot;;[.G95]-VLOOKUP([.$C95];currentgear;COLUMN()-18+4;0))" office:value-type="float" office:value="-27">
            <text:p>-27</text:p>
          </table:table-cell>
          <table:table-cell table:style-name="ce80" table:formula="of:=IF([.H95]=&quot;&quot;;&quot;&quot;;[.H95]-VLOOKUP([.$C95];currentgear;COLUMN()-18+4;0))" office:value-type="float" office:value="-41">
            <text:p>-41</text:p>
          </table:table-cell>
          <table:table-cell table:style-name="ce80" table:formula="of:=IF([.I95]=&quot;&quot;;&quot;&quot;;[.I95]-VLOOKUP([.$C95];currentgear;COLUMN()-18+4;0))">
            <text:p/>
          </table:table-cell>
          <table:table-cell table:style-name="ce80" table:formula="of:=IF([.J95]=&quot;&quot;;&quot;&quot;;[.J95]-VLOOKUP([.$C95];currentgear;COLUMN()-18+4;0))">
            <text:p/>
          </table:table-cell>
          <table:table-cell table:style-name="ce80" table:formula="of:=IF([.K95]=&quot;&quot;;&quot;&quot;;[.K95]-VLOOKUP([.$C95];currentgear;COLUMN()-18+4;0))">
            <text:p/>
          </table:table-cell>
          <table:table-cell table:style-name="ce80" table:formula="of:=IF([.L95]=&quot;&quot;;&quot;&quot;;[.L95]-VLOOKUP([.$C95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96]=&quot;&quot;;&quot;&quot;;[.C96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27">
            <text:p>27</text:p>
          </table:table-cell>
          <table:table-cell office:value-type="string">
            <text:p>Knee Pads <text:s text:c="2"/>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formula="of:=IF(OR([.F96]=&quot;&quot;;[.G96]=&quot;&quot;);&quot;&quot;;[.F96]+[.G96])"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68" table:formula="of:=IF(OR([.I96]=&quot;&quot;;[.K96]=&quot;&quot;;[.K96]=&quot;&quot;);&quot;&quot;;SUM([.I96:.K96]))" office:value-type="float" office:value="20">
            <text:p>20</text:p>
          </table:table-cell>
          <table:table-cell table:style-name="ce68" office:value-type="float" office:value="14200">
            <text:p>14.200</text:p>
          </table:table-cell>
          <table:table-cell/>
          <table:table-cell table:style-name="ce68"/>
          <table:table-cell/>
          <table:table-cell/>
          <table:table-cell table:style-name="ce80" table:formula="of:=IF([.F96]=&quot;&quot;;&quot;&quot;;[.F96]-VLOOKUP([.$C96];currentgear;COLUMN()-18+4;0))" office:value-type="float" office:value="-1">
            <text:p>-1</text:p>
          </table:table-cell>
          <table:table-cell table:style-name="ce80" table:formula="of:=IF([.G96]=&quot;&quot;;&quot;&quot;;[.G96]-VLOOKUP([.$C96];currentgear;COLUMN()-18+4;0))" office:value-type="float" office:value="-35">
            <text:p>-35</text:p>
          </table:table-cell>
          <table:table-cell table:style-name="ce80" table:formula="of:=IF([.H96]=&quot;&quot;;&quot;&quot;;[.H96]-VLOOKUP([.$C96];currentgear;COLUMN()-18+4;0))" office:value-type="float" office:value="-36">
            <text:p>-36</text:p>
          </table:table-cell>
          <table:table-cell table:style-name="ce80" table:formula="of:=IF([.I96]=&quot;&quot;;&quot;&quot;;[.I96]-VLOOKUP([.$C96];currentgear;COLUMN()-18+4;0))" office:value-type="float" office:value="13">
            <text:p>13</text:p>
          </table:table-cell>
          <table:table-cell table:style-name="ce80" table:formula="of:=IF([.J96]=&quot;&quot;;&quot;&quot;;[.J96]-VLOOKUP([.$C96];currentgear;COLUMN()-18+4;0))" office:value-type="float" office:value="-16">
            <text:p>-16</text:p>
          </table:table-cell>
          <table:table-cell table:style-name="ce80" table:formula="of:=IF([.K96]=&quot;&quot;;&quot;&quot;;[.K96]-VLOOKUP([.$C96];currentgear;COLUMN()-18+4;0))" office:value-type="float" office:value="-10">
            <text:p>-10</text:p>
          </table:table-cell>
          <table:table-cell table:style-name="ce80" table:formula="of:=IF([.L96]=&quot;&quot;;&quot;&quot;;[.L96]-VLOOKUP([.$C96];currentgear;COLUMN()-18+4;0))" office:value-type="float" office:value="-13">
            <text:p>-1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97]=&quot;&quot;;&quot;&quot;;[.C97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39">
            <text:p>39</text:p>
          </table:table-cell>
          <table:table-cell office:value-type="string">
            <text:p>Army Boots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IF(OR([.F97]=&quot;&quot;;[.G97]=&quot;&quot;);&quot;&quot;;[.F97]+[.G97])"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68" table:formula="of:=IF(OR([.I97]=&quot;&quot;;[.K97]=&quot;&quot;;[.K97]=&quot;&quot;);&quot;&quot;;SUM([.I97:.K97]))" office:value-type="float" office:value="26">
            <text:p>26</text:p>
          </table:table-cell>
          <table:table-cell table:style-name="ce68" office:value-type="float" office:value="19500">
            <text:p>19.500</text:p>
          </table:table-cell>
          <table:table-cell/>
          <table:table-cell table:style-name="ce68"/>
          <table:table-cell/>
          <table:table-cell/>
          <table:table-cell table:style-name="ce80" table:formula="of:=IF([.F97]=&quot;&quot;;&quot;&quot;;[.F97]-VLOOKUP([.$C97];currentgear;COLUMN()-18+4;0))" office:value-type="float" office:value="-4">
            <text:p>-4</text:p>
          </table:table-cell>
          <table:table-cell table:style-name="ce80" table:formula="of:=IF([.G97]=&quot;&quot;;&quot;&quot;;[.G97]-VLOOKUP([.$C97];currentgear;COLUMN()-18+4;0))" office:value-type="float" office:value="-6">
            <text:p>-6</text:p>
          </table:table-cell>
          <table:table-cell table:style-name="ce80" table:formula="of:=IF([.H97]=&quot;&quot;;&quot;&quot;;[.H97]-VLOOKUP([.$C97];currentgear;COLUMN()-18+4;0))" office:value-type="float" office:value="-10">
            <text:p>-10</text:p>
          </table:table-cell>
          <table:table-cell table:style-name="ce80" table:formula="of:=IF([.I97]=&quot;&quot;;&quot;&quot;;[.I97]-VLOOKUP([.$C97];currentgear;COLUMN()-18+4;0))" office:value-type="float" office:value="11">
            <text:p>11</text:p>
          </table:table-cell>
          <table:table-cell table:style-name="ce80" table:formula="of:=IF([.J97]=&quot;&quot;;&quot;&quot;;[.J97]-VLOOKUP([.$C97];currentgear;COLUMN()-18+4;0))" office:value-type="float" office:value="-12">
            <text:p>-12</text:p>
          </table:table-cell>
          <table:table-cell table:style-name="ce80" table:formula="of:=IF([.K97]=&quot;&quot;;&quot;&quot;;[.K97]-VLOOKUP([.$C97];currentgear;COLUMN()-18+4;0))" office:value-type="float" office:value="-6">
            <text:p>-6</text:p>
          </table:table-cell>
          <table:table-cell table:style-name="ce80" table:formula="of:=IF([.L97]=&quot;&quot;;&quot;&quot;;[.L97]-VLOOKUP([.$C97];currentgear;COLUMN()-18+4;0))" office:value-type="float" office:value="-7">
            <text:p>-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98]=&quot;&quot;;&quot;&quot;;[.C98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float" office:value="48">
            <text:p>48</text:p>
          </table:table-cell>
          <table:table-cell office:value-type="string">
            <text:p>Konrad Venom Boots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table:formula="of:=IF(OR([.F98]=&quot;&quot;;[.G98]=&quot;&quot;);&quot;&quot;;[.F98]+[.G98])"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68" table:formula="of:=IF(OR([.I98]=&quot;&quot;;[.K98]=&quot;&quot;;[.K98]=&quot;&quot;);&quot;&quot;;SUM([.I98:.K98]))" office:value-type="float" office:value="44">
            <text:p>44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 office:value-type="float" office:value="72">
            <text:p>72</text:p>
          </table:table-cell>
          <table:table-cell/>
          <table:table-cell/>
          <table:table-cell table:style-name="ce80" table:formula="of:=IF([.F98]=&quot;&quot;;&quot;&quot;;[.F98]-VLOOKUP([.$C98];currentgear;COLUMN()-18+4;0))" office:value-type="float" office:value="23">
            <text:p>23</text:p>
          </table:table-cell>
          <table:table-cell table:style-name="ce80" table:formula="of:=IF([.G98]=&quot;&quot;;&quot;&quot;;[.G98]-VLOOKUP([.$C98];currentgear;COLUMN()-18+4;0))" office:value-type="float" office:value="8">
            <text:p>8</text:p>
          </table:table-cell>
          <table:table-cell table:style-name="ce80" table:formula="of:=IF([.H98]=&quot;&quot;;&quot;&quot;;[.H98]-VLOOKUP([.$C98];currentgear;COLUMN()-18+4;0))" office:value-type="float" office:value="31">
            <text:p>31</text:p>
          </table:table-cell>
          <table:table-cell table:style-name="ce80" table:formula="of:=IF([.I98]=&quot;&quot;;&quot;&quot;;[.I98]-VLOOKUP([.$C98];currentgear;COLUMN()-18+4;0))" office:value-type="float" office:value="19">
            <text:p>19</text:p>
          </table:table-cell>
          <table:table-cell table:style-name="ce80" table:formula="of:=IF([.J98]=&quot;&quot;;&quot;&quot;;[.J98]-VLOOKUP([.$C98];currentgear;COLUMN()-18+4;0))" office:value-type="float" office:value="-4">
            <text:p>-4</text:p>
          </table:table-cell>
          <table:table-cell table:style-name="ce80" table:formula="of:=IF([.K98]=&quot;&quot;;&quot;&quot;;[.K98]-VLOOKUP([.$C98];currentgear;COLUMN()-18+4;0))" office:value-type="float" office:value="-4">
            <text:p>-4</text:p>
          </table:table-cell>
          <table:table-cell table:style-name="ce80" table:formula="of:=IF([.L98]=&quot;&quot;;&quot;&quot;;[.L98]-VLOOKUP([.$C98];currentgear;COLUMN()-18+4;0))" office:value-type="float" office:value="11">
            <text:p>11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99]=&quot;&quot;;&quot;&quot;;[.C99])">
            <text:p/>
          </table:table-cell>
          <table:table-cell office:value-type="string">
            <text:p>Marketplace</text:p>
          </table:table-cell>
          <table:table-cell office:value-type="string">
            <text:p>Armor Lower</text:p>
          </table:table-cell>
          <table:table-cell office:value-type="string">
            <text:p>&gt;&gt;48</text:p>
          </table:table-cell>
          <table:table-cell office:value-type="string">
            <text:p>Aramid-R Pants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table:formula="of:=IF(OR([.F99]=&quot;&quot;;[.G99]=&quot;&quot;);&quot;&quot;;[.F99]+[.G99])" office:value-type="float" office:value="104">
            <text:p>104</text:p>
          </table:table-cell>
          <table:table-cell table:number-columns-repeated="3"/>
          <table:table-cell table:style-name="ce68" table:formula="of:=IF(OR([.I99]=&quot;&quot;;[.K99]=&quot;&quot;;[.K99]=&quot;&quot;);&quot;&quot;;SUM([.I99:.K9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99]=&quot;&quot;;&quot;&quot;;[.F99]-VLOOKUP([.$C99];currentgear;COLUMN()-18+4;0))" office:value-type="float" office:value="8">
            <text:p>8</text:p>
          </table:table-cell>
          <table:table-cell table:style-name="ce80" table:formula="of:=IF([.G99]=&quot;&quot;;&quot;&quot;;[.G99]-VLOOKUP([.$C99];currentgear;COLUMN()-18+4;0))" office:value-type="float" office:value="17">
            <text:p>17</text:p>
          </table:table-cell>
          <table:table-cell table:style-name="ce80" table:formula="of:=IF([.H99]=&quot;&quot;;&quot;&quot;;[.H99]-VLOOKUP([.$C99];currentgear;COLUMN()-18+4;0))" office:value-type="float" office:value="25">
            <text:p>25</text:p>
          </table:table-cell>
          <table:table-cell table:style-name="ce80" table:formula="of:=IF([.I99]=&quot;&quot;;&quot;&quot;;[.I99]-VLOOKUP([.$C99];currentgear;COLUMN()-18+4;0))">
            <text:p/>
          </table:table-cell>
          <table:table-cell table:style-name="ce80" table:formula="of:=IF([.J99]=&quot;&quot;;&quot;&quot;;[.J99]-VLOOKUP([.$C99];currentgear;COLUMN()-18+4;0))">
            <text:p/>
          </table:table-cell>
          <table:table-cell table:style-name="ce80" table:formula="of:=IF([.K99]=&quot;&quot;;&quot;&quot;;[.K99]-VLOOKUP([.$C99];currentgear;COLUMN()-18+4;0))">
            <text:p/>
          </table:table-cell>
          <table:table-cell table:style-name="ce80" table:formula="of:=IF([.L99]=&quot;&quot;;&quot;&quot;;[.L99]-VLOOKUP([.$C9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0]=&quot;&quot;;&quot;&quot;;[.C100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/>
          <table:table-cell office:value-type="string">
            <text:p>Amateur Skate Helmet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formula="of:=IF(OR([.F100]=&quot;&quot;;[.G100]=&quot;&quot;);&quot;&quot;;[.F100]+[.G100])" office:value-type="float" office:value="37">
            <text:p>37</text:p>
          </table:table-cell>
          <table:table-cell table:number-columns-repeated="3"/>
          <table:table-cell table:style-name="ce68" table:formula="of:=IF(OR([.I100]=&quot;&quot;;[.K100]=&quot;&quot;;[.K100]=&quot;&quot;);&quot;&quot;;SUM([.I100:.K100]))">
            <text:p/>
          </table:table-cell>
          <table:table-cell table:style-name="ce68" office:value-type="float" office:value="10800">
            <text:p>10.800</text:p>
          </table:table-cell>
          <table:table-cell/>
          <table:table-cell table:style-name="ce68"/>
          <table:table-cell/>
          <table:table-cell/>
          <table:table-cell table:style-name="ce80" table:formula="of:=IF([.F100]=&quot;&quot;;&quot;&quot;;[.F100]-VLOOKUP([.$C100];currentgear;COLUMN()-18+4;0))" office:value-type="float" office:value="-16">
            <text:p>-16</text:p>
          </table:table-cell>
          <table:table-cell table:style-name="ce80" table:formula="of:=IF([.G100]=&quot;&quot;;&quot;&quot;;[.G100]-VLOOKUP([.$C100];currentgear;COLUMN()-18+4;0))" office:value-type="float" office:value="-40">
            <text:p>-40</text:p>
          </table:table-cell>
          <table:table-cell table:style-name="ce80" table:formula="of:=IF([.H100]=&quot;&quot;;&quot;&quot;;[.H100]-VLOOKUP([.$C100];currentgear;COLUMN()-18+4;0))" office:value-type="float" office:value="-56">
            <text:p>-56</text:p>
          </table:table-cell>
          <table:table-cell table:style-name="ce80" table:formula="of:=IF([.I100]=&quot;&quot;;&quot;&quot;;[.I100]-VLOOKUP([.$C100];currentgear;COLUMN()-18+4;0))">
            <text:p/>
          </table:table-cell>
          <table:table-cell table:style-name="ce80" table:formula="of:=IF([.J100]=&quot;&quot;;&quot;&quot;;[.J100]-VLOOKUP([.$C100];currentgear;COLUMN()-18+4;0))">
            <text:p/>
          </table:table-cell>
          <table:table-cell table:style-name="ce80" table:formula="of:=IF([.K100]=&quot;&quot;;&quot;&quot;;[.K100]-VLOOKUP([.$C100];currentgear;COLUMN()-18+4;0))">
            <text:p/>
          </table:table-cell>
          <table:table-cell table:style-name="ce80" table:formula="of:=IF([.L100]=&quot;&quot;;&quot;&quot;;[.L100]-VLOOKUP([.$C10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1]=&quot;&quot;;&quot;&quot;;[.C101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24">
            <text:p>24</text:p>
          </table:table-cell>
          <table:table-cell office:value-type="string">
            <text:p>Baseball Helmet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formula="of:=IF(OR([.F101]=&quot;&quot;;[.G101]=&quot;&quot;);&quot;&quot;;[.F101]+[.G101])" office:value-type="float" office:value="45">
            <text:p>45</text:p>
          </table:table-cell>
          <table:table-cell table:number-columns-repeated="3"/>
          <table:table-cell table:style-name="ce68" table:formula="of:=IF(OR([.I101]=&quot;&quot;;[.K101]=&quot;&quot;;[.K101]=&quot;&quot;);&quot;&quot;;SUM([.I101:.K101]))">
            <text:p/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101]=&quot;&quot;;&quot;&quot;;[.F101]-VLOOKUP([.$C101];currentgear;COLUMN()-18+4;0))" office:value-type="float" office:value="-15">
            <text:p>-15</text:p>
          </table:table-cell>
          <table:table-cell table:style-name="ce80" table:formula="of:=IF([.G101]=&quot;&quot;;&quot;&quot;;[.G101]-VLOOKUP([.$C101];currentgear;COLUMN()-18+4;0))" office:value-type="float" office:value="-33">
            <text:p>-33</text:p>
          </table:table-cell>
          <table:table-cell table:style-name="ce80" table:formula="of:=IF([.H101]=&quot;&quot;;&quot;&quot;;[.H101]-VLOOKUP([.$C101];currentgear;COLUMN()-18+4;0))" office:value-type="float" office:value="-48">
            <text:p>-48</text:p>
          </table:table-cell>
          <table:table-cell table:style-name="ce80" table:formula="of:=IF([.I101]=&quot;&quot;;&quot;&quot;;[.I101]-VLOOKUP([.$C101];currentgear;COLUMN()-18+4;0))">
            <text:p/>
          </table:table-cell>
          <table:table-cell table:style-name="ce80" table:formula="of:=IF([.J101]=&quot;&quot;;&quot;&quot;;[.J101]-VLOOKUP([.$C101];currentgear;COLUMN()-18+4;0))">
            <text:p/>
          </table:table-cell>
          <table:table-cell table:style-name="ce80" table:formula="of:=IF([.K101]=&quot;&quot;;&quot;&quot;;[.K101]-VLOOKUP([.$C101];currentgear;COLUMN()-18+4;0))">
            <text:p/>
          </table:table-cell>
          <table:table-cell table:style-name="ce80" table:formula="of:=IF([.L101]=&quot;&quot;;&quot;&quot;;[.L101]-VLOOKUP([.$C10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2]=&quot;&quot;;&quot;&quot;;[.C102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25">
            <text:p>25</text:p>
          </table:table-cell>
          <table:table-cell office:value-type="string">
            <text:p>Welding Helmet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formula="of:=IF(OR([.F102]=&quot;&quot;;[.G102]=&quot;&quot;);&quot;&quot;;[.F102]+[.G102])" office:value-type="float" office:value="49">
            <text:p>49</text:p>
          </table:table-cell>
          <table:table-cell table:number-columns-repeated="3"/>
          <table:table-cell table:style-name="ce68" table:formula="of:=IF(OR([.I102]=&quot;&quot;;[.K102]=&quot;&quot;;[.K102]=&quot;&quot;);&quot;&quot;;SUM([.I102:.K102]))">
            <text:p/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102]=&quot;&quot;;&quot;&quot;;[.F102]-VLOOKUP([.$C102];currentgear;COLUMN()-18+4;0))" office:value-type="float" office:value="-14">
            <text:p>-14</text:p>
          </table:table-cell>
          <table:table-cell table:style-name="ce80" table:formula="of:=IF([.G102]=&quot;&quot;;&quot;&quot;;[.G102]-VLOOKUP([.$C102];currentgear;COLUMN()-18+4;0))" office:value-type="float" office:value="-30">
            <text:p>-30</text:p>
          </table:table-cell>
          <table:table-cell table:style-name="ce80" table:formula="of:=IF([.H102]=&quot;&quot;;&quot;&quot;;[.H102]-VLOOKUP([.$C102];currentgear;COLUMN()-18+4;0))" office:value-type="float" office:value="-44">
            <text:p>-44</text:p>
          </table:table-cell>
          <table:table-cell table:style-name="ce80" table:formula="of:=IF([.I102]=&quot;&quot;;&quot;&quot;;[.I102]-VLOOKUP([.$C102];currentgear;COLUMN()-18+4;0))">
            <text:p/>
          </table:table-cell>
          <table:table-cell table:style-name="ce80" table:formula="of:=IF([.J102]=&quot;&quot;;&quot;&quot;;[.J102]-VLOOKUP([.$C102];currentgear;COLUMN()-18+4;0))">
            <text:p/>
          </table:table-cell>
          <table:table-cell table:style-name="ce80" table:formula="of:=IF([.K102]=&quot;&quot;;&quot;&quot;;[.K102]-VLOOKUP([.$C102];currentgear;COLUMN()-18+4;0))">
            <text:p/>
          </table:table-cell>
          <table:table-cell table:style-name="ce80" table:formula="of:=IF([.L102]=&quot;&quot;;&quot;&quot;;[.L102]-VLOOKUP([.$C10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3]=&quot;&quot;;&quot;&quot;;[.C103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26">
            <text:p>26</text:p>
          </table:table-cell>
          <table:table-cell office:value-type="string">
            <text:p>Tactical Goggles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formula="of:=IF(OR([.F103]=&quot;&quot;;[.G103]=&quot;&quot;);&quot;&quot;;[.F103]+[.G103])" office:value-type="float" office:value="42">
            <text:p>42</text:p>
          </table:table-cell>
          <table:table-cell table:number-columns-repeated="3"/>
          <table:table-cell table:style-name="ce68" table:formula="of:=IF(OR([.I103]=&quot;&quot;;[.K103]=&quot;&quot;;[.K103]=&quot;&quot;);&quot;&quot;;SUM([.I103:.K103]))">
            <text:p/>
          </table:table-cell>
          <table:table-cell table:style-name="ce68" office:value-type="float" office:value="13800">
            <text:p>13.800</text:p>
          </table:table-cell>
          <table:table-cell/>
          <table:table-cell table:style-name="ce68"/>
          <table:table-cell/>
          <table:table-cell/>
          <table:table-cell table:style-name="ce80" table:formula="of:=IF([.F103]=&quot;&quot;;&quot;&quot;;[.F103]-VLOOKUP([.$C103];currentgear;COLUMN()-18+4;0))" office:value-type="float" office:value="-15">
            <text:p>-15</text:p>
          </table:table-cell>
          <table:table-cell table:style-name="ce80" table:formula="of:=IF([.G103]=&quot;&quot;;&quot;&quot;;[.G103]-VLOOKUP([.$C103];currentgear;COLUMN()-18+4;0))" office:value-type="float" office:value="-36">
            <text:p>-36</text:p>
          </table:table-cell>
          <table:table-cell table:style-name="ce80" table:formula="of:=IF([.H103]=&quot;&quot;;&quot;&quot;;[.H103]-VLOOKUP([.$C103];currentgear;COLUMN()-18+4;0))" office:value-type="float" office:value="-51">
            <text:p>-51</text:p>
          </table:table-cell>
          <table:table-cell table:style-name="ce80" table:formula="of:=IF([.I103]=&quot;&quot;;&quot;&quot;;[.I103]-VLOOKUP([.$C103];currentgear;COLUMN()-18+4;0))">
            <text:p/>
          </table:table-cell>
          <table:table-cell table:style-name="ce80" table:formula="of:=IF([.J103]=&quot;&quot;;&quot;&quot;;[.J103]-VLOOKUP([.$C103];currentgear;COLUMN()-18+4;0))">
            <text:p/>
          </table:table-cell>
          <table:table-cell table:style-name="ce80" table:formula="of:=IF([.K103]=&quot;&quot;;&quot;&quot;;[.K103]-VLOOKUP([.$C103];currentgear;COLUMN()-18+4;0))">
            <text:p/>
          </table:table-cell>
          <table:table-cell table:style-name="ce80" table:formula="of:=IF([.L103]=&quot;&quot;;&quot;&quot;;[.L103]-VLOOKUP([.$C10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4]=&quot;&quot;;&quot;&quot;;[.C104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33">
            <text:p>33</text:p>
          </table:table-cell>
          <table:table-cell office:value-type="string">
            <text:p>Lined Welding Helmet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formula="of:=IF(OR([.F104]=&quot;&quot;;[.G104]=&quot;&quot;);&quot;&quot;;[.F104]+[.G104])" office:value-type="float" office:value="54">
            <text:p>54</text:p>
          </table:table-cell>
          <table:table-cell table:number-columns-repeated="3"/>
          <table:table-cell table:style-name="ce68" table:formula="of:=IF(OR([.I104]=&quot;&quot;;[.K104]=&quot;&quot;;[.K104]=&quot;&quot;);&quot;&quot;;SUM([.I104:.K104]))">
            <text:p/>
          </table:table-cell>
          <table:table-cell table:style-name="ce68" office:value-type="float" office:value="19200">
            <text:p>19.200</text:p>
          </table:table-cell>
          <table:table-cell/>
          <table:table-cell table:style-name="ce68"/>
          <table:table-cell/>
          <table:table-cell/>
          <table:table-cell table:style-name="ce80" table:formula="of:=IF([.F104]=&quot;&quot;;&quot;&quot;;[.F104]-VLOOKUP([.$C104];currentgear;COLUMN()-18+4;0))" office:value-type="float" office:value="-13">
            <text:p>-13</text:p>
          </table:table-cell>
          <table:table-cell table:style-name="ce80" table:formula="of:=IF([.G104]=&quot;&quot;;&quot;&quot;;[.G104]-VLOOKUP([.$C104];currentgear;COLUMN()-18+4;0))" office:value-type="float" office:value="-26">
            <text:p>-26</text:p>
          </table:table-cell>
          <table:table-cell table:style-name="ce80" table:formula="of:=IF([.H104]=&quot;&quot;;&quot;&quot;;[.H104]-VLOOKUP([.$C104];currentgear;COLUMN()-18+4;0))" office:value-type="float" office:value="-39">
            <text:p>-39</text:p>
          </table:table-cell>
          <table:table-cell table:style-name="ce80" table:formula="of:=IF([.I104]=&quot;&quot;;&quot;&quot;;[.I104]-VLOOKUP([.$C104];currentgear;COLUMN()-18+4;0))">
            <text:p/>
          </table:table-cell>
          <table:table-cell table:style-name="ce80" table:formula="of:=IF([.J104]=&quot;&quot;;&quot;&quot;;[.J104]-VLOOKUP([.$C104];currentgear;COLUMN()-18+4;0))">
            <text:p/>
          </table:table-cell>
          <table:table-cell table:style-name="ce80" table:formula="of:=IF([.K104]=&quot;&quot;;&quot;&quot;;[.K104]-VLOOKUP([.$C104];currentgear;COLUMN()-18+4;0))">
            <text:p/>
          </table:table-cell>
          <table:table-cell table:style-name="ce80" table:formula="of:=IF([.L104]=&quot;&quot;;&quot;&quot;;[.L104]-VLOOKUP([.$C10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5]=&quot;&quot;;&quot;&quot;;[.C105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string">
            <text:p>&gt;&gt;25</text:p>
          </table:table-cell>
          <table:table-cell office:value-type="string">
            <text:p>Reinforced Beret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formula="of:=IF(OR([.F105]=&quot;&quot;;[.G105]=&quot;&quot;);&quot;&quot;;[.F105]+[.G105])" office:value-type="float" office:value="59">
            <text:p>59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105]=&quot;&quot;;[.K105]=&quot;&quot;;[.K105]=&quot;&quot;);&quot;&quot;;SUM([.I105:.K105]))" office:value-type="float" office:value="22">
            <text:p>22</text:p>
          </table:table-cell>
          <table:table-cell table:style-name="ce68" office:value-type="float" office:value="18650">
            <text:p>18.650</text:p>
          </table:table-cell>
          <table:table-cell/>
          <table:table-cell table:style-name="ce68"/>
          <table:table-cell/>
          <table:table-cell/>
          <table:table-cell table:style-name="ce80" table:formula="of:=IF([.F105]=&quot;&quot;;&quot;&quot;;[.F105]-VLOOKUP([.$C105];currentgear;COLUMN()-18+4;0))" office:value-type="float" office:value="-12">
            <text:p>-12</text:p>
          </table:table-cell>
          <table:table-cell table:style-name="ce80" table:formula="of:=IF([.G105]=&quot;&quot;;&quot;&quot;;[.G105]-VLOOKUP([.$C105];currentgear;COLUMN()-18+4;0))" office:value-type="float" office:value="-22">
            <text:p>-22</text:p>
          </table:table-cell>
          <table:table-cell table:style-name="ce80" table:formula="of:=IF([.H105]=&quot;&quot;;&quot;&quot;;[.H105]-VLOOKUP([.$C105];currentgear;COLUMN()-18+4;0))" office:value-type="float" office:value="-34">
            <text:p>-34</text:p>
          </table:table-cell>
          <table:table-cell table:style-name="ce80" table:formula="of:=IF([.I105]=&quot;&quot;;&quot;&quot;;[.I105]-VLOOKUP([.$C105];currentgear;COLUMN()-18+4;0))" office:value-type="float" office:value="3">
            <text:p>3</text:p>
          </table:table-cell>
          <table:table-cell table:style-name="ce80" table:formula="of:=IF([.J105]=&quot;&quot;;&quot;&quot;;[.J105]-VLOOKUP([.$C105];currentgear;COLUMN()-18+4;0))" office:value-type="float" office:value="-6">
            <text:p>-6</text:p>
          </table:table-cell>
          <table:table-cell table:style-name="ce80" table:formula="of:=IF([.K105]=&quot;&quot;;&quot;&quot;;[.K105]-VLOOKUP([.$C105];currentgear;COLUMN()-18+4;0))" office:value-type="float" office:value="-13">
            <text:p>-13</text:p>
          </table:table-cell>
          <table:table-cell table:style-name="ce80" table:formula="of:=IF([.L105]=&quot;&quot;;&quot;&quot;;[.L105]-VLOOKUP([.$C105];currentgear;COLUMN()-18+4;0))" office:value-type="float" office:value="-16">
            <text:p>-1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6]=&quot;&quot;;&quot;&quot;;[.C106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string">
            <text:p>&gt;&gt;25</text:p>
          </table:table-cell>
          <table:table-cell office:value-type="string">
            <text:p>B/X AR Vision Goggles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table:formula="of:=IF(OR([.F106]=&quot;&quot;;[.G106]=&quot;&quot;);&quot;&quot;;[.F106]+[.G106])"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style-name="ce68" table:formula="of:=IF(OR([.I106]=&quot;&quot;;[.K106]=&quot;&quot;;[.K106]=&quot;&quot;);&quot;&quot;;SUM([.I106:.K106]))" office:value-type="float" office:value="34">
            <text:p>34</text:p>
          </table:table-cell>
          <table:table-cell table:style-name="ce68"/>
          <table:table-cell/>
          <table:table-cell table:style-name="ce68" office:value-type="float" office:value="40">
            <text:p>40</text:p>
          </table:table-cell>
          <table:table-cell/>
          <table:table-cell/>
          <table:table-cell table:style-name="ce80" table:formula="of:=IF([.F106]=&quot;&quot;;&quot;&quot;;[.F106]-VLOOKUP([.$C106];currentgear;COLUMN()-18+4;0))" office:value-type="float" office:value="4">
            <text:p>4</text:p>
          </table:table-cell>
          <table:table-cell table:style-name="ce80" table:formula="of:=IF([.G106]=&quot;&quot;;&quot;&quot;;[.G106]-VLOOKUP([.$C106];currentgear;COLUMN()-18+4;0))" office:value-type="float" office:value="-14">
            <text:p>-14</text:p>
          </table:table-cell>
          <table:table-cell table:style-name="ce80" table:formula="of:=IF([.H106]=&quot;&quot;;&quot;&quot;;[.H106]-VLOOKUP([.$C106];currentgear;COLUMN()-18+4;0))" office:value-type="float" office:value="-10">
            <text:p>-10</text:p>
          </table:table-cell>
          <table:table-cell table:style-name="ce80" table:formula="of:=IF([.I106]=&quot;&quot;;&quot;&quot;;[.I106]-VLOOKUP([.$C106];currentgear;COLUMN()-18+4;0))" office:value-type="float" office:value="-19">
            <text:p>-19</text:p>
          </table:table-cell>
          <table:table-cell table:style-name="ce80" table:formula="of:=IF([.J106]=&quot;&quot;;&quot;&quot;;[.J106]-VLOOKUP([.$C106];currentgear;COLUMN()-18+4;0))" office:value-type="float" office:value="16">
            <text:p>16</text:p>
          </table:table-cell>
          <table:table-cell table:style-name="ce80" table:formula="of:=IF([.K106]=&quot;&quot;;&quot;&quot;;[.K106]-VLOOKUP([.$C106];currentgear;COLUMN()-18+4;0))" office:value-type="float" office:value="-1">
            <text:p>-1</text:p>
          </table:table-cell>
          <table:table-cell table:style-name="ce80" table:formula="of:=IF([.L106]=&quot;&quot;;&quot;&quot;;[.L106]-VLOOKUP([.$C106];currentgear;COLUMN()-18+4;0))" office:value-type="float" office:value="-4">
            <text:p>-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07]=&quot;&quot;;&quot;&quot;;[.C107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44">
            <text:p>44</text:p>
          </table:table-cell>
          <table:table-cell office:value-type="string">
            <text:p>Police Helmet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table:formula="of:=IF(OR([.F107]=&quot;&quot;;[.G107]=&quot;&quot;);&quot;&quot;;[.F107]+[.G107])"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ce68" table:formula="of:=IF(OR([.I107]=&quot;&quot;;[.K107]=&quot;&quot;;[.K107]=&quot;&quot;);&quot;&quot;;SUM([.I107:.K107]))" office:value-type="float" office:value="33">
            <text:p>33</text:p>
          </table:table-cell>
          <table:table-cell table:style-name="ce68"/>
          <table:table-cell/>
          <table:table-cell table:style-name="ce68" office:value-type="float" office:value="45">
            <text:p>45</text:p>
          </table:table-cell>
          <table:table-cell/>
          <table:table-cell/>
          <table:table-cell table:style-name="ce80" table:formula="of:=IF([.F107]=&quot;&quot;;&quot;&quot;;[.F107]-VLOOKUP([.$C107];currentgear;COLUMN()-18+4;0))" office:value-type="float" office:value="-7">
            <text:p>-7</text:p>
          </table:table-cell>
          <table:table-cell table:style-name="ce80" table:formula="of:=IF([.G107]=&quot;&quot;;&quot;&quot;;[.G107]-VLOOKUP([.$C107];currentgear;COLUMN()-18+4;0))" office:value-type="float" office:value="7">
            <text:p>7</text:p>
          </table:table-cell>
          <table:table-cell table:style-name="ce80" table:formula="of:=IF([.H107]=&quot;&quot;;&quot;&quot;;[.H107]-VLOOKUP([.$C107];currentgear;COLUMN()-18+4;0))" office:value-type="float" office:value="0">
            <text:p>0</text:p>
          </table:table-cell>
          <table:table-cell table:style-name="ce80" table:formula="of:=IF([.I107]=&quot;&quot;;&quot;&quot;;[.I107]-VLOOKUP([.$C107];currentgear;COLUMN()-18+4;0))" office:value-type="float" office:value="-4">
            <text:p>-4</text:p>
          </table:table-cell>
          <table:table-cell table:style-name="ce80" table:formula="of:=IF([.J107]=&quot;&quot;;&quot;&quot;;[.J107]-VLOOKUP([.$C107];currentgear;COLUMN()-18+4;0))" office:value-type="float" office:value="-1">
            <text:p>-1</text:p>
          </table:table-cell>
          <table:table-cell table:style-name="ce80" table:formula="of:=IF([.K107]=&quot;&quot;;&quot;&quot;;[.K107]-VLOOKUP([.$C107];currentgear;COLUMN()-18+4;0))" office:value-type="float" office:value="0">
            <text:p>0</text:p>
          </table:table-cell>
          <table:table-cell table:style-name="ce80" table:formula="of:=IF([.L107]=&quot;&quot;;&quot;&quot;;[.L107]-VLOOKUP([.$C107];currentgear;COLUMN()-18+4;0))" office:value-type="float" office:value="-5">
            <text:p>-5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08]=&quot;&quot;;&quot;&quot;;[.C108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float" office:value="47">
            <text:p>47</text:p>
          </table:table-cell>
          <table:table-cell office:value-type="string">
            <text:p>Gas Mask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formula="of:=IF(OR([.F108]=&quot;&quot;;[.G108]=&quot;&quot;);&quot;&quot;;[.F108]+[.G108])" office:value-type="float" office:value="88">
            <text:p>88</text:p>
          </table:table-cell>
          <table:table-cell table:number-columns-repeated="3"/>
          <table:table-cell table:style-name="ce68" table:formula="of:=IF(OR([.I108]=&quot;&quot;;[.K108]=&quot;&quot;;[.K108]=&quot;&quot;);&quot;&quot;;SUM([.I108:.K108]))">
            <text:p/>
          </table:table-cell>
          <table:table-cell table:style-name="ce68" office:value-type="float" office:value="26900">
            <text:p>26.900</text:p>
          </table:table-cell>
          <table:table-cell/>
          <table:table-cell table:style-name="ce68"/>
          <table:table-cell/>
          <table:table-cell/>
          <table:table-cell table:style-name="ce80" table:formula="of:=IF([.F108]=&quot;&quot;;&quot;&quot;;[.F108]-VLOOKUP([.$C108];currentgear;COLUMN()-18+4;0))" office:value-type="float" office:value="-12">
            <text:p>-12</text:p>
          </table:table-cell>
          <table:table-cell table:style-name="ce80" table:formula="of:=IF([.G108]=&quot;&quot;;&quot;&quot;;[.G108]-VLOOKUP([.$C108];currentgear;COLUMN()-18+4;0))" office:value-type="float" office:value="7">
            <text:p>7</text:p>
          </table:table-cell>
          <table:table-cell table:style-name="ce80" table:formula="of:=IF([.H108]=&quot;&quot;;&quot;&quot;;[.H108]-VLOOKUP([.$C108];currentgear;COLUMN()-18+4;0))" office:value-type="float" office:value="-5">
            <text:p>-5</text:p>
          </table:table-cell>
          <table:table-cell table:style-name="ce80" table:formula="of:=IF([.I108]=&quot;&quot;;&quot;&quot;;[.I108]-VLOOKUP([.$C108];currentgear;COLUMN()-18+4;0))">
            <text:p/>
          </table:table-cell>
          <table:table-cell table:style-name="ce80" table:formula="of:=IF([.J108]=&quot;&quot;;&quot;&quot;;[.J108]-VLOOKUP([.$C108];currentgear;COLUMN()-18+4;0))">
            <text:p/>
          </table:table-cell>
          <table:table-cell table:style-name="ce80" table:formula="of:=IF([.K108]=&quot;&quot;;&quot;&quot;;[.K108]-VLOOKUP([.$C108];currentgear;COLUMN()-18+4;0))">
            <text:p/>
          </table:table-cell>
          <table:table-cell table:style-name="ce80" table:formula="of:=IF([.L108]=&quot;&quot;;&quot;&quot;;[.L108]-VLOOKUP([.$C108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09]=&quot;&quot;;&quot;&quot;;[.C109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string">
            <text:p>&gt;&gt;47</text:p>
          </table:table-cell>
          <table:table-cell office:value-type="string">
            <text:p>Thermavision Goggles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table:formula="of:=IF(OR([.F109]=&quot;&quot;;[.G109]=&quot;&quot;);&quot;&quot;;[.F109]+[.G109])" office:value-type="float" office:value="119">
            <text:p>119</text:p>
          </table:table-cell>
          <table:table-cell table:number-columns-repeated="3"/>
          <table:table-cell table:style-name="ce68" table:formula="of:=IF(OR([.I109]=&quot;&quot;;[.K109]=&quot;&quot;;[.K109]=&quot;&quot;);&quot;&quot;;SUM([.I109:.K10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09]=&quot;&quot;;&quot;&quot;;[.F109]-VLOOKUP([.$C109];currentgear;COLUMN()-18+4;0))" office:value-type="float" office:value="21">
            <text:p>21</text:p>
          </table:table-cell>
          <table:table-cell table:style-name="ce80" table:formula="of:=IF([.G109]=&quot;&quot;;&quot;&quot;;[.G109]-VLOOKUP([.$C109];currentgear;COLUMN()-18+4;0))" office:value-type="float" office:value="5">
            <text:p>5</text:p>
          </table:table-cell>
          <table:table-cell table:style-name="ce80" table:formula="of:=IF([.H109]=&quot;&quot;;&quot;&quot;;[.H109]-VLOOKUP([.$C109];currentgear;COLUMN()-18+4;0))" office:value-type="float" office:value="26">
            <text:p>26</text:p>
          </table:table-cell>
          <table:table-cell table:style-name="ce80" table:formula="of:=IF([.I109]=&quot;&quot;;&quot;&quot;;[.I109]-VLOOKUP([.$C109];currentgear;COLUMN()-18+4;0))">
            <text:p/>
          </table:table-cell>
          <table:table-cell table:style-name="ce80" table:formula="of:=IF([.J109]=&quot;&quot;;&quot;&quot;;[.J109]-VLOOKUP([.$C109];currentgear;COLUMN()-18+4;0))">
            <text:p/>
          </table:table-cell>
          <table:table-cell table:style-name="ce80" table:formula="of:=IF([.K109]=&quot;&quot;;&quot;&quot;;[.K109]-VLOOKUP([.$C109];currentgear;COLUMN()-18+4;0))">
            <text:p/>
          </table:table-cell>
          <table:table-cell table:style-name="ce80" table:formula="of:=IF([.L109]=&quot;&quot;;&quot;&quot;;[.L109]-VLOOKUP([.$C109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10]=&quot;&quot;;&quot;&quot;;[.C110])">
            <text:p/>
          </table:table-cell>
          <table:table-cell office:value-type="string">
            <text:p>Marketplace</text:p>
          </table:table-cell>
          <table:table-cell office:value-type="string">
            <text:p>Armor Head</text:p>
          </table:table-cell>
          <table:table-cell office:value-type="string">
            <text:p>&gt;&gt;47</text:p>
          </table:table-cell>
          <table:table-cell office:value-type="string">
            <text:p>FaceShield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table:formula="of:=IF(OR([.F110]=&quot;&quot;;[.G110]=&quot;&quot;);&quot;&quot;;[.F110]+[.G110])" office:value-type="float" office:value="112">
            <text:p>112</text:p>
          </table:table-cell>
          <table:table-cell table:number-columns-repeated="3"/>
          <table:table-cell table:style-name="ce68" table:formula="of:=IF(OR([.I110]=&quot;&quot;;[.K110]=&quot;&quot;;[.K110]=&quot;&quot;);&quot;&quot;;SUM([.I110:.K11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10]=&quot;&quot;;&quot;&quot;;[.F110]-VLOOKUP([.$C110];currentgear;COLUMN()-18+4;0))" office:value-type="float" office:value="-15">
            <text:p>-15</text:p>
          </table:table-cell>
          <table:table-cell table:style-name="ce80" table:formula="of:=IF([.G110]=&quot;&quot;;&quot;&quot;;[.G110]-VLOOKUP([.$C110];currentgear;COLUMN()-18+4;0))" office:value-type="float" office:value="34">
            <text:p>34</text:p>
          </table:table-cell>
          <table:table-cell table:style-name="ce80" table:formula="of:=IF([.H110]=&quot;&quot;;&quot;&quot;;[.H110]-VLOOKUP([.$C110];currentgear;COLUMN()-18+4;0))" office:value-type="float" office:value="19">
            <text:p>19</text:p>
          </table:table-cell>
          <table:table-cell table:style-name="ce80" table:formula="of:=IF([.I110]=&quot;&quot;;&quot;&quot;;[.I110]-VLOOKUP([.$C110];currentgear;COLUMN()-18+4;0))">
            <text:p/>
          </table:table-cell>
          <table:table-cell table:style-name="ce80" table:formula="of:=IF([.J110]=&quot;&quot;;&quot;&quot;;[.J110]-VLOOKUP([.$C110];currentgear;COLUMN()-18+4;0))">
            <text:p/>
          </table:table-cell>
          <table:table-cell table:style-name="ce80" table:formula="of:=IF([.K110]=&quot;&quot;;&quot;&quot;;[.K110]-VLOOKUP([.$C110];currentgear;COLUMN()-18+4;0))">
            <text:p/>
          </table:table-cell>
          <table:table-cell table:style-name="ce80" table:formula="of:=IF([.L110]=&quot;&quot;;&quot;&quot;;[.L110]-VLOOKUP([.$C110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11]=&quot;&quot;;&quot;&quot;;[.C111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/>
          <table:table-cell office:value-type="string">
            <text:p>Boulder Truck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IF(OR([.F111]=&quot;&quot;;[.G111]=&quot;&quot;);&quot;&quot;;[.F111]+[.G111])" office:value-type="float" office:value="23">
            <text:p>23</text:p>
          </table:table-cell>
          <table:table-cell table:number-columns-repeated="3"/>
          <table:table-cell table:style-name="ce68" table:formula="of:=IF(OR([.I111]=&quot;&quot;;[.K111]=&quot;&quot;;[.K111]=&quot;&quot;);&quot;&quot;;SUM([.I111:.K111]))">
            <text:p/>
          </table:table-cell>
          <table:table-cell table:style-name="ce68" office:value-type="float" office:value="9850">
            <text:p>9.850</text:p>
          </table:table-cell>
          <table:table-cell/>
          <table:table-cell table:style-name="ce68"/>
          <table:table-cell/>
          <table:table-cell/>
          <table:table-cell table:style-name="ce80" table:formula="of:=IF([.F111]=&quot;&quot;;&quot;&quot;;[.F111]-VLOOKUP([.$C111];currentgear;COLUMN()-18+4;0))" office:value-type="float" office:value="-55">
            <text:p>-55</text:p>
          </table:table-cell>
          <table:table-cell table:style-name="ce80" table:formula="of:=IF([.G111]=&quot;&quot;;&quot;&quot;;[.G111]-VLOOKUP([.$C111];currentgear;COLUMN()-18+4;0))" office:value-type="float" office:value="-50">
            <text:p>-50</text:p>
          </table:table-cell>
          <table:table-cell table:style-name="ce80" table:formula="of:=IF([.H111]=&quot;&quot;;&quot;&quot;;[.H111]-VLOOKUP([.$C111];currentgear;COLUMN()-18+4;0))" office:value-type="float" office:value="-105">
            <text:p>-105</text:p>
          </table:table-cell>
          <table:table-cell table:style-name="ce80" table:formula="of:=IF([.I111]=&quot;&quot;;&quot;&quot;;[.I111]-VLOOKUP([.$C111];currentgear;COLUMN()-18+4;0))">
            <text:p/>
          </table:table-cell>
          <table:table-cell table:style-name="ce80" table:formula="of:=IF([.J111]=&quot;&quot;;&quot;&quot;;[.J111]-VLOOKUP([.$C111];currentgear;COLUMN()-18+4;0))">
            <text:p/>
          </table:table-cell>
          <table:table-cell table:style-name="ce80" table:formula="of:=IF([.K111]=&quot;&quot;;&quot;&quot;;[.K111]-VLOOKUP([.$C111];currentgear;COLUMN()-18+4;0))">
            <text:p/>
          </table:table-cell>
          <table:table-cell table:style-name="ce80" table:formula="of:=IF([.L111]=&quot;&quot;;&quot;&quot;;[.L111]-VLOOKUP([.$C11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12]=&quot;&quot;;&quot;&quot;;[.C112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/>
          <table:table-cell office:value-type="string">
            <text:p>Townee G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IF(OR([.F112]=&quot;&quot;;[.G112]=&quot;&quot;);&quot;&quot;;[.F112]+[.G112])" office:value-type="float" office:value="38">
            <text:p>38</text:p>
          </table:table-cell>
          <table:table-cell table:number-columns-repeated="3"/>
          <table:table-cell table:style-name="ce68" table:formula="of:=IF(OR([.I112]=&quot;&quot;;[.K112]=&quot;&quot;;[.K112]=&quot;&quot;);&quot;&quot;;SUM([.I112:.K112]))">
            <text:p/>
          </table:table-cell>
          <table:table-cell table:style-name="ce68" office:value-type="float" office:value="12450">
            <text:p>12.450</text:p>
          </table:table-cell>
          <table:table-cell/>
          <table:table-cell table:style-name="ce68"/>
          <table:table-cell/>
          <table:table-cell table:style-name="ce69"/>
          <table:table-cell table:style-name="ce80" table:formula="of:=IF([.F112]=&quot;&quot;;&quot;&quot;;[.F112]-VLOOKUP([.$C112];currentgear;COLUMN()-18+4;0))" office:value-type="float" office:value="-50">
            <text:p>-50</text:p>
          </table:table-cell>
          <table:table-cell table:style-name="ce80" table:formula="of:=IF([.G112]=&quot;&quot;;&quot;&quot;;[.G112]-VLOOKUP([.$C112];currentgear;COLUMN()-18+4;0))" office:value-type="float" office:value="-40">
            <text:p>-40</text:p>
          </table:table-cell>
          <table:table-cell table:style-name="ce80" table:formula="of:=IF([.H112]=&quot;&quot;;&quot;&quot;;[.H112]-VLOOKUP([.$C112];currentgear;COLUMN()-18+4;0))" office:value-type="float" office:value="-90">
            <text:p>-90</text:p>
          </table:table-cell>
          <table:table-cell table:style-name="ce80" table:formula="of:=IF([.I112]=&quot;&quot;;&quot;&quot;;[.I112]-VLOOKUP([.$C112];currentgear;COLUMN()-18+4;0))">
            <text:p/>
          </table:table-cell>
          <table:table-cell table:style-name="ce80" table:formula="of:=IF([.J112]=&quot;&quot;;&quot;&quot;;[.J112]-VLOOKUP([.$C112];currentgear;COLUMN()-18+4;0))">
            <text:p/>
          </table:table-cell>
          <table:table-cell table:style-name="ce80" table:formula="of:=IF([.K112]=&quot;&quot;;&quot;&quot;;[.K112]-VLOOKUP([.$C112];currentgear;COLUMN()-18+4;0))">
            <text:p/>
          </table:table-cell>
          <table:table-cell table:style-name="ce80" table:formula="of:=IF([.L112]=&quot;&quot;;&quot;&quot;;[.L112]-VLOOKUP([.$C11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13]=&quot;&quot;;&quot;&quot;;[.C113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46">
            <text:p>46</text:p>
          </table:table-cell>
          <table:table-cell office:value-type="string">
            <text:p>Donkster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table:formula="of:=IF(OR([.F113]=&quot;&quot;;[.G113]=&quot;&quot;);&quot;&quot;;[.F113]+[.G113])" office:value-type="float" office:value="156">
            <text:p>15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style-name="ce68" table:formula="of:=IF(OR([.I113]=&quot;&quot;;[.K113]=&quot;&quot;;[.K113]=&quot;&quot;);&quot;&quot;;SUM([.I113:.K113]))" office:value-type="float" office:value="45">
            <text:p>45</text:p>
          </table:table-cell>
          <table:table-cell table:style-name="ce68"/>
          <table:table-cell/>
          <table:table-cell table:style-name="ce68" office:value-type="float" office:value="60">
            <text:p>60</text:p>
          </table:table-cell>
          <table:table-cell/>
          <table:table-cell table:style-name="ce69"/>
          <table:table-cell table:style-name="ce80" table:formula="of:=IF([.F113]=&quot;&quot;;&quot;&quot;;[.F113]-VLOOKUP([.$C113];currentgear;COLUMN()-18+4;0))" office:value-type="float" office:value="27">
            <text:p>27</text:p>
          </table:table-cell>
          <table:table-cell table:style-name="ce80" table:formula="of:=IF([.G113]=&quot;&quot;;&quot;&quot;;[.G113]-VLOOKUP([.$C113];currentgear;COLUMN()-18+4;0))" office:value-type="float" office:value="1">
            <text:p>1</text:p>
          </table:table-cell>
          <table:table-cell table:style-name="ce80" table:formula="of:=IF([.H113]=&quot;&quot;;&quot;&quot;;[.H113]-VLOOKUP([.$C113];currentgear;COLUMN()-18+4;0))" office:value-type="float" office:value="28">
            <text:p>28</text:p>
          </table:table-cell>
          <table:table-cell table:style-name="ce80" table:formula="of:=IF([.I113]=&quot;&quot;;&quot;&quot;;[.I113]-VLOOKUP([.$C113];currentgear;COLUMN()-18+4;0))" office:value-type="float" office:value="6">
            <text:p>6</text:p>
          </table:table-cell>
          <table:table-cell table:style-name="ce80" table:formula="of:=IF([.J113]=&quot;&quot;;&quot;&quot;;[.J113]-VLOOKUP([.$C113];currentgear;COLUMN()-18+4;0))" office:value-type="float" office:value="8">
            <text:p>8</text:p>
          </table:table-cell>
          <table:table-cell table:style-name="ce80" table:formula="of:=IF([.K113]=&quot;&quot;;&quot;&quot;;[.K113]-VLOOKUP([.$C113];currentgear;COLUMN()-18+4;0))" office:value-type="float" office:value="-6">
            <text:p>-6</text:p>
          </table:table-cell>
          <table:table-cell table:style-name="ce80" table:formula="of:=IF([.L113]=&quot;&quot;;&quot;&quot;;[.L113]-VLOOKUP([.$C113];currentgear;COLUMN()-18+4;0))" office:value-type="float" office:value="8">
            <text:p>8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114]=&quot;&quot;;&quot;&quot;;[.C114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50">
            <text:p>50</text:p>
          </table:table-cell>
          <table:table-cell office:value-type="string">
            <text:p>Turret Bugzee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table:formula="of:=IF(OR([.F114]=&quot;&quot;;[.G114]=&quot;&quot;);&quot;&quot;;[.F114]+[.G114])" office:value-type="float" office:value="173">
            <text:p>17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68" table:formula="of:=IF(OR([.I114]=&quot;&quot;;[.K114]=&quot;&quot;;[.K114]=&quot;&quot;);&quot;&quot;;SUM([.I114:.K114]))" office:value-type="float" office:value="48">
            <text:p>48</text:p>
          </table:table-cell>
          <table:table-cell table:style-name="ce68"/>
          <table:table-cell/>
          <table:table-cell table:style-name="ce68" office:value-type="float" office:value="70">
            <text:p>70</text:p>
          </table:table-cell>
          <table:table-cell/>
          <table:table-cell table:style-name="ce69"/>
          <table:table-cell table:style-name="ce80" table:formula="of:=IF([.F114]=&quot;&quot;;&quot;&quot;;[.F114]-VLOOKUP([.$C114];currentgear;COLUMN()-18+4;0))" office:value-type="float" office:value="15">
            <text:p>15</text:p>
          </table:table-cell>
          <table:table-cell table:style-name="ce80" table:formula="of:=IF([.G114]=&quot;&quot;;&quot;&quot;;[.G114]-VLOOKUP([.$C114];currentgear;COLUMN()-18+4;0))" office:value-type="float" office:value="30">
            <text:p>30</text:p>
          </table:table-cell>
          <table:table-cell table:style-name="ce80" table:formula="of:=IF([.H114]=&quot;&quot;;&quot;&quot;;[.H114]-VLOOKUP([.$C114];currentgear;COLUMN()-18+4;0))" office:value-type="float" office:value="45">
            <text:p>45</text:p>
          </table:table-cell>
          <table:table-cell table:style-name="ce80" table:formula="of:=IF([.I114]=&quot;&quot;;&quot;&quot;;[.I114]-VLOOKUP([.$C114];currentgear;COLUMN()-18+4;0))" office:value-type="float" office:value="-7">
            <text:p>-7</text:p>
          </table:table-cell>
          <table:table-cell table:style-name="ce80" table:formula="of:=IF([.J114]=&quot;&quot;;&quot;&quot;;[.J114]-VLOOKUP([.$C114];currentgear;COLUMN()-18+4;0))" office:value-type="float" office:value="14">
            <text:p>14</text:p>
          </table:table-cell>
          <table:table-cell table:style-name="ce80" table:formula="of:=IF([.K114]=&quot;&quot;;&quot;&quot;;[.K114]-VLOOKUP([.$C114];currentgear;COLUMN()-18+4;0))" office:value-type="float" office:value="4">
            <text:p>4</text:p>
          </table:table-cell>
          <table:table-cell table:style-name="ce80" table:formula="of:=IF([.L114]=&quot;&quot;;&quot;&quot;;[.L114]-VLOOKUP([.$C114];currentgear;COLUMN()-18+4;0))" office:value-type="float" office:value="11">
            <text:p>11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115]=&quot;&quot;;&quot;&quot;;[.C115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20">
            <text:p>20</text:p>
          </table:table-cell>
          <table:table-cell office:value-type="string">
            <text:p>Ariz 250cc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IF(OR([.F115]=&quot;&quot;;[.G115]=&quot;&quot;);&quot;&quot;;[.F115]+[.G115])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68" table:formula="of:=IF(OR([.I115]=&quot;&quot;;[.K115]=&quot;&quot;;[.K115]=&quot;&quot;);&quot;&quot;;SUM([.I115:.K115]))" office:value-type="float" office:value="13">
            <text:p>13</text:p>
          </table:table-cell>
          <table:table-cell table:style-name="ce68" office:value-type="float" office:value="14500">
            <text:p>14.500</text:p>
          </table:table-cell>
          <table:table-cell/>
          <table:table-cell table:style-name="ce68"/>
          <table:table-cell/>
          <table:table-cell table:style-name="ce69"/>
          <table:table-cell table:style-name="ce80" table:formula="of:=IF([.F115]=&quot;&quot;;&quot;&quot;;[.F115]-VLOOKUP([.$C115];currentgear;COLUMN()-18+4;0))" office:value-type="float" office:value="-43">
            <text:p>-43</text:p>
          </table:table-cell>
          <table:table-cell table:style-name="ce80" table:formula="of:=IF([.G115]=&quot;&quot;;&quot;&quot;;[.G115]-VLOOKUP([.$C115];currentgear;COLUMN()-18+4;0))" office:value-type="float" office:value="-35">
            <text:p>-35</text:p>
          </table:table-cell>
          <table:table-cell table:style-name="ce80" table:formula="of:=IF([.H115]=&quot;&quot;;&quot;&quot;;[.H115]-VLOOKUP([.$C115];currentgear;COLUMN()-18+4;0))" office:value-type="float" office:value="-78">
            <text:p>-78</text:p>
          </table:table-cell>
          <table:table-cell table:style-name="ce80" table:formula="of:=IF([.I115]=&quot;&quot;;&quot;&quot;;[.I115]-VLOOKUP([.$C115];currentgear;COLUMN()-18+4;0))" office:value-type="float" office:value="-15">
            <text:p>-15</text:p>
          </table:table-cell>
          <table:table-cell table:style-name="ce80" table:formula="of:=IF([.J115]=&quot;&quot;;&quot;&quot;;[.J115]-VLOOKUP([.$C115];currentgear;COLUMN()-18+4;0))" office:value-type="float" office:value="-4">
            <text:p>-4</text:p>
          </table:table-cell>
          <table:table-cell table:style-name="ce80" table:formula="of:=IF([.K115]=&quot;&quot;;&quot;&quot;;[.K115]-VLOOKUP([.$C115];currentgear;COLUMN()-18+4;0))" office:value-type="float" office:value="-5">
            <text:p>-5</text:p>
          </table:table-cell>
          <table:table-cell table:style-name="ce80" table:formula="of:=IF([.L115]=&quot;&quot;;&quot;&quot;;[.L115]-VLOOKUP([.$C115];currentgear;COLUMN()-18+4;0))" office:value-type="float" office:value="-24">
            <text:p>-2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16]=&quot;&quot;;&quot;&quot;;[.C116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21">
            <text:p>21</text:p>
          </table:table-cell>
          <table:table-cell office:value-type="string">
            <text:p>Patriot Turbo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formula="of:=IF(OR([.F116]=&quot;&quot;;[.G116]=&quot;&quot;);&quot;&quot;;[.F116]+[.G116])" office:value-type="float" office:value="52">
            <text:p>52</text:p>
          </table:table-cell>
          <table:table-cell table:number-columns-repeated="3"/>
          <table:table-cell table:style-name="ce68" table:formula="of:=IF(OR([.I116]=&quot;&quot;;[.K116]=&quot;&quot;;[.K116]=&quot;&quot;);&quot;&quot;;SUM([.I116:.K116]))">
            <text:p/>
          </table:table-cell>
          <table:table-cell table:style-name="ce68" office:value-type="float" office:value="17850">
            <text:p>17.850</text:p>
          </table:table-cell>
          <table:table-cell/>
          <table:table-cell table:style-name="ce68"/>
          <table:table-cell/>
          <table:table-cell/>
          <table:table-cell table:style-name="ce80" table:formula="of:=IF([.F116]=&quot;&quot;;&quot;&quot;;[.F116]-VLOOKUP([.$C116];currentgear;COLUMN()-18+4;0))" office:value-type="float" office:value="-49">
            <text:p>-49</text:p>
          </table:table-cell>
          <table:table-cell table:style-name="ce80" table:formula="of:=IF([.G116]=&quot;&quot;;&quot;&quot;;[.G116]-VLOOKUP([.$C116];currentgear;COLUMN()-18+4;0))" office:value-type="float" office:value="-27">
            <text:p>-27</text:p>
          </table:table-cell>
          <table:table-cell table:style-name="ce80" table:formula="of:=IF([.H116]=&quot;&quot;;&quot;&quot;;[.H116]-VLOOKUP([.$C116];currentgear;COLUMN()-18+4;0))" office:value-type="float" office:value="-76">
            <text:p>-76</text:p>
          </table:table-cell>
          <table:table-cell table:style-name="ce80" table:formula="of:=IF([.I116]=&quot;&quot;;&quot;&quot;;[.I116]-VLOOKUP([.$C116];currentgear;COLUMN()-18+4;0))">
            <text:p/>
          </table:table-cell>
          <table:table-cell table:style-name="ce80" table:formula="of:=IF([.J116]=&quot;&quot;;&quot;&quot;;[.J116]-VLOOKUP([.$C116];currentgear;COLUMN()-18+4;0))">
            <text:p/>
          </table:table-cell>
          <table:table-cell table:style-name="ce80" table:formula="of:=IF([.K116]=&quot;&quot;;&quot;&quot;;[.K116]-VLOOKUP([.$C116];currentgear;COLUMN()-18+4;0))">
            <text:p/>
          </table:table-cell>
          <table:table-cell table:style-name="ce80" table:formula="of:=IF([.L116]=&quot;&quot;;&quot;&quot;;[.L116]-VLOOKUP([.$C11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17]=&quot;&quot;;&quot;&quot;;[.C117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24">
            <text:p>24</text:p>
          </table:table-cell>
          <table:table-cell office:value-type="string">
            <text:p>Skate Blade 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table:formula="of:=IF(OR([.F117]=&quot;&quot;;[.G117]=&quot;&quot;);&quot;&quot;;[.F117]+[.G117])" office:value-type="float" office:value="58">
            <text:p>58</text:p>
          </table:table-cell>
          <table:table-cell table:number-columns-repeated="3"/>
          <table:table-cell table:style-name="ce68" table:formula="of:=IF(OR([.I117]=&quot;&quot;;[.K117]=&quot;&quot;;[.K117]=&quot;&quot;);&quot;&quot;;SUM([.I117:.K117]))">
            <text:p/>
          </table:table-cell>
          <table:table-cell table:style-name="ce68" office:value-type="float" office:value="21150">
            <text:p>21.150</text:p>
          </table:table-cell>
          <table:table-cell/>
          <table:table-cell table:style-name="ce68"/>
          <table:table-cell/>
          <table:table-cell/>
          <table:table-cell table:style-name="ce80" table:formula="of:=IF([.F117]=&quot;&quot;;&quot;&quot;;[.F117]-VLOOKUP([.$C117];currentgear;COLUMN()-18+4;0))" office:value-type="float" office:value="-47">
            <text:p>-47</text:p>
          </table:table-cell>
          <table:table-cell table:style-name="ce80" table:formula="of:=IF([.G117]=&quot;&quot;;&quot;&quot;;[.G117]-VLOOKUP([.$C117];currentgear;COLUMN()-18+4;0))" office:value-type="float" office:value="-23">
            <text:p>-23</text:p>
          </table:table-cell>
          <table:table-cell table:style-name="ce80" table:formula="of:=IF([.H117]=&quot;&quot;;&quot;&quot;;[.H117]-VLOOKUP([.$C117];currentgear;COLUMN()-18+4;0))" office:value-type="float" office:value="-70">
            <text:p>-70</text:p>
          </table:table-cell>
          <table:table-cell table:style-name="ce80" table:formula="of:=IF([.I117]=&quot;&quot;;&quot;&quot;;[.I117]-VLOOKUP([.$C117];currentgear;COLUMN()-18+4;0))">
            <text:p/>
          </table:table-cell>
          <table:table-cell table:style-name="ce80" table:formula="of:=IF([.J117]=&quot;&quot;;&quot;&quot;;[.J117]-VLOOKUP([.$C117];currentgear;COLUMN()-18+4;0))">
            <text:p/>
          </table:table-cell>
          <table:table-cell table:style-name="ce80" table:formula="of:=IF([.K117]=&quot;&quot;;&quot;&quot;;[.K117]-VLOOKUP([.$C117];currentgear;COLUMN()-18+4;0))">
            <text:p/>
          </table:table-cell>
          <table:table-cell table:style-name="ce80" table:formula="of:=IF([.L117]=&quot;&quot;;&quot;&quot;;[.L117]-VLOOKUP([.$C11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18]=&quot;&quot;;&quot;&quot;;[.C118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28">
            <text:p>28</text:p>
          </table:table-cell>
          <table:table-cell office:value-type="string">
            <text:p>Maestra XT <text:s text:c="2"/>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formula="of:=IF(OR([.F118]=&quot;&quot;;[.G118]=&quot;&quot;);&quot;&quot;;[.F118]+[.G118])" office:value-type="float" office:value="67">
            <text:p>67</text:p>
          </table:table-cell>
          <table:table-cell table:number-columns-repeated="3"/>
          <table:table-cell table:style-name="ce68" table:formula="of:=IF(OR([.I118]=&quot;&quot;;[.K118]=&quot;&quot;;[.K118]=&quot;&quot;);&quot;&quot;;SUM([.I118:.K118]))">
            <text:p/>
          </table:table-cell>
          <table:table-cell table:style-name="ce68" office:value-type="float" office:value="27800">
            <text:p>27.800</text:p>
          </table:table-cell>
          <table:table-cell/>
          <table:table-cell table:style-name="ce68"/>
          <table:table-cell/>
          <table:table-cell/>
          <table:table-cell table:style-name="ce80" table:formula="of:=IF([.F118]=&quot;&quot;;&quot;&quot;;[.F118]-VLOOKUP([.$C118];currentgear;COLUMN()-18+4;0))" office:value-type="float" office:value="-35">
            <text:p>-35</text:p>
          </table:table-cell>
          <table:table-cell table:style-name="ce80" table:formula="of:=IF([.G118]=&quot;&quot;;&quot;&quot;;[.G118]-VLOOKUP([.$C118];currentgear;COLUMN()-18+4;0))" office:value-type="float" office:value="-26">
            <text:p>-26</text:p>
          </table:table-cell>
          <table:table-cell table:style-name="ce80" table:formula="of:=IF([.H118]=&quot;&quot;;&quot;&quot;;[.H118]-VLOOKUP([.$C118];currentgear;COLUMN()-18+4;0))" office:value-type="float" office:value="-61">
            <text:p>-61</text:p>
          </table:table-cell>
          <table:table-cell table:style-name="ce80" table:formula="of:=IF([.I118]=&quot;&quot;;&quot;&quot;;[.I118]-VLOOKUP([.$C118];currentgear;COLUMN()-18+4;0))">
            <text:p/>
          </table:table-cell>
          <table:table-cell table:style-name="ce80" table:formula="of:=IF([.J118]=&quot;&quot;;&quot;&quot;;[.J118]-VLOOKUP([.$C118];currentgear;COLUMN()-18+4;0))">
            <text:p/>
          </table:table-cell>
          <table:table-cell table:style-name="ce80" table:formula="of:=IF([.K118]=&quot;&quot;;&quot;&quot;;[.K118]-VLOOKUP([.$C118];currentgear;COLUMN()-18+4;0))">
            <text:p/>
          </table:table-cell>
          <table:table-cell table:style-name="ce80" table:formula="of:=IF([.L118]=&quot;&quot;;&quot;&quot;;[.L118]-VLOOKUP([.$C11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19]=&quot;&quot;;&quot;&quot;;[.C119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32">
            <text:p>32</text:p>
          </table:table-cell>
          <table:table-cell office:value-type="string">
            <text:p>All Terrain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formula="of:=IF(OR([.F119]=&quot;&quot;;[.G119]=&quot;&quot;);&quot;&quot;;[.F119]+[.G119])" office:value-type="float" office:value="78">
            <text:p>78</text:p>
          </table:table-cell>
          <table:table-cell table:number-columns-repeated="3"/>
          <table:table-cell table:style-name="ce68"/>
          <table:table-cell table:style-name="ce68" office:value-type="float" office:value="31400">
            <text:p>31.400</text:p>
          </table:table-cell>
          <table:table-cell/>
          <table:table-cell table:style-name="ce68"/>
          <table:table-cell/>
          <table:table-cell/>
          <table:table-cell table:style-name="ce80" table:formula="of:=IF([.F119]=&quot;&quot;;&quot;&quot;;[.F119]-VLOOKUP([.$C119];currentgear;COLUMN()-18+4;0))" office:value-type="float" office:value="-32">
            <text:p>-32</text:p>
          </table:table-cell>
          <table:table-cell table:style-name="ce80" table:formula="of:=IF([.G119]=&quot;&quot;;&quot;&quot;;[.G119]-VLOOKUP([.$C119];currentgear;COLUMN()-18+4;0))" office:value-type="float" office:value="-18">
            <text:p>-18</text:p>
          </table:table-cell>
          <table:table-cell table:style-name="ce80" table:formula="of:=IF([.H119]=&quot;&quot;;&quot;&quot;;[.H119]-VLOOKUP([.$C119];currentgear;COLUMN()-18+4;0))" office:value-type="float" office:value="-50">
            <text:p>-50</text:p>
          </table:table-cell>
          <table:table-cell table:style-name="ce80" table:formula="of:=IF([.I119]=&quot;&quot;;&quot;&quot;;[.I119]-VLOOKUP([.$C119];currentgear;COLUMN()-18+4;0))">
            <text:p/>
          </table:table-cell>
          <table:table-cell table:style-name="ce80" table:formula="of:=IF([.J119]=&quot;&quot;;&quot;&quot;;[.J119]-VLOOKUP([.$C119];currentgear;COLUMN()-18+4;0))">
            <text:p/>
          </table:table-cell>
          <table:table-cell table:style-name="ce80" table:formula="of:=IF([.K119]=&quot;&quot;;&quot;&quot;;[.K119]-VLOOKUP([.$C119];currentgear;COLUMN()-18+4;0))">
            <text:p/>
          </table:table-cell>
          <table:table-cell table:style-name="ce80" table:formula="of:=IF([.L119]=&quot;&quot;;&quot;&quot;;[.L119]-VLOOKUP([.$C11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0]=&quot;&quot;;&quot;&quot;;[.C120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36">
            <text:p>36</text:p>
          </table:table-cell>
          <table:table-cell office:value-type="string">
            <text:p>Transponder F3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table:formula="of:=IF(OR([.F120]=&quot;&quot;;[.G120]=&quot;&quot;);&quot;&quot;;[.F120]+[.G120])" office:value-type="float" office:value="92">
            <text:p>92</text:p>
          </table:table-cell>
          <table:table-cell table:number-columns-repeated="3"/>
          <table:table-cell table:style-name="ce68" table:formula="of:=IF(OR([.I120]=&quot;&quot;;[.K120]=&quot;&quot;;[.K120]=&quot;&quot;);&quot;&quot;;SUM([.I120:.K120]))">
            <text:p/>
          </table:table-cell>
          <table:table-cell table:style-name="ce68" office:value-type="float" office:value="34350">
            <text:p>34.350</text:p>
          </table:table-cell>
          <table:table-cell/>
          <table:table-cell table:style-name="ce68"/>
          <table:table-cell/>
          <table:table-cell/>
          <table:table-cell table:style-name="ce80" table:formula="of:=IF([.F120]=&quot;&quot;;&quot;&quot;;[.F120]-VLOOKUP([.$C120];currentgear;COLUMN()-18+4;0))" office:value-type="float" office:value="-44">
            <text:p>-44</text:p>
          </table:table-cell>
          <table:table-cell table:style-name="ce80" table:formula="of:=IF([.G120]=&quot;&quot;;&quot;&quot;;[.G120]-VLOOKUP([.$C120];currentgear;COLUMN()-18+4;0))" office:value-type="float" office:value="8">
            <text:p>8</text:p>
          </table:table-cell>
          <table:table-cell table:style-name="ce80" table:formula="of:=IF([.H120]=&quot;&quot;;&quot;&quot;;[.H120]-VLOOKUP([.$C120];currentgear;COLUMN()-18+4;0))" office:value-type="float" office:value="-36">
            <text:p>-36</text:p>
          </table:table-cell>
          <table:table-cell table:style-name="ce80" table:formula="of:=IF([.I120]=&quot;&quot;;&quot;&quot;;[.I120]-VLOOKUP([.$C120];currentgear;COLUMN()-18+4;0))">
            <text:p/>
          </table:table-cell>
          <table:table-cell table:style-name="ce80" table:formula="of:=IF([.J120]=&quot;&quot;;&quot;&quot;;[.J120]-VLOOKUP([.$C120];currentgear;COLUMN()-18+4;0))">
            <text:p/>
          </table:table-cell>
          <table:table-cell table:style-name="ce80" table:formula="of:=IF([.K120]=&quot;&quot;;&quot;&quot;;[.K120]-VLOOKUP([.$C120];currentgear;COLUMN()-18+4;0))">
            <text:p/>
          </table:table-cell>
          <table:table-cell table:style-name="ce80" table:formula="of:=IF([.L120]=&quot;&quot;;&quot;&quot;;[.L120]-VLOOKUP([.$C12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1]=&quot;&quot;;&quot;&quot;;[.C121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44">
            <text:p>44</text:p>
          </table:table-cell>
          <table:table-cell office:value-type="string">
            <text:p>Ricol XXL</text:p>
          </table:table-cell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 table:formula="of:=IF(OR([.F121]=&quot;&quot;;[.G121]=&quot;&quot;);&quot;&quot;;[.F121]+[.G121])" office:value-type="float" office:value="122">
            <text:p>12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68" table:formula="of:=IF(OR([.I121]=&quot;&quot;;[.K121]=&quot;&quot;;[.K121]=&quot;&quot;);&quot;&quot;;SUM([.I121:.K121]))" office:value-type="float" office:value="33">
            <text:p>33</text:p>
          </table:table-cell>
          <table:table-cell table:style-name="ce68" office:value-type="float" office:value="42050">
            <text:p>42.050</text:p>
          </table:table-cell>
          <table:table-cell/>
          <table:table-cell table:style-name="ce68"/>
          <table:table-cell/>
          <table:table-cell/>
          <table:table-cell table:style-name="ce80" table:formula="of:=IF([.F121]=&quot;&quot;;&quot;&quot;;[.F121]-VLOOKUP([.$C121];currentgear;COLUMN()-18+4;0))" office:value-type="float" office:value="0">
            <text:p>0</text:p>
          </table:table-cell>
          <table:table-cell table:style-name="ce80" table:formula="of:=IF([.G121]=&quot;&quot;;&quot;&quot;;[.G121]-VLOOKUP([.$C121];currentgear;COLUMN()-18+4;0))" office:value-type="float" office:value="-6">
            <text:p>-6</text:p>
          </table:table-cell>
          <table:table-cell table:style-name="ce80" table:formula="of:=IF([.H121]=&quot;&quot;;&quot;&quot;;[.H121]-VLOOKUP([.$C121];currentgear;COLUMN()-18+4;0))" office:value-type="float" office:value="-6">
            <text:p>-6</text:p>
          </table:table-cell>
          <table:table-cell table:style-name="ce80" table:formula="of:=IF([.I121]=&quot;&quot;;&quot;&quot;;[.I121]-VLOOKUP([.$C121];currentgear;COLUMN()-18+4;0))" office:value-type="float" office:value="-2">
            <text:p>-2</text:p>
          </table:table-cell>
          <table:table-cell table:style-name="ce80" table:formula="of:=IF([.J121]=&quot;&quot;;&quot;&quot;;[.J121]-VLOOKUP([.$C121];currentgear;COLUMN()-18+4;0))" office:value-type="float" office:value="1">
            <text:p>1</text:p>
          </table:table-cell>
          <table:table-cell table:style-name="ce80" table:formula="of:=IF([.K121]=&quot;&quot;;&quot;&quot;;[.K121]-VLOOKUP([.$C121];currentgear;COLUMN()-18+4;0))" office:value-type="float" office:value="-3">
            <text:p>-3</text:p>
          </table:table-cell>
          <table:table-cell table:style-name="ce80" table:formula="of:=IF([.L121]=&quot;&quot;;&quot;&quot;;[.L121]-VLOOKUP([.$C121];currentgear;COLUMN()-18+4;0))" office:value-type="float" office:value="-4">
            <text:p>-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2]=&quot;&quot;;&quot;&quot;;[.C122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float" office:value="56">
            <text:p>56</text:p>
          </table:table-cell>
          <table:table-cell office:value-type="string">
            <text:p>Aerosnow FR-9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table:formula="of:=IF(OR([.F122]=&quot;&quot;;[.G122]=&quot;&quot;);&quot;&quot;;[.F122]+[.G122])" office:value-type="float" office:value="160">
            <text:p>160</text:p>
          </table:table-cell>
          <table:table-cell table:number-columns-repeated="3"/>
          <table:table-cell table:style-name="ce68" table:formula="of:=IF(OR([.I122]=&quot;&quot;;[.K122]=&quot;&quot;;[.K122]=&quot;&quot;);&quot;&quot;;SUM([.I122:.K122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22]=&quot;&quot;;&quot;&quot;;[.F122]-VLOOKUP([.$C122];currentgear;COLUMN()-18+4;0))" office:value-type="float" office:value="21">
            <text:p>21</text:p>
          </table:table-cell>
          <table:table-cell table:style-name="ce80" table:formula="of:=IF([.G122]=&quot;&quot;;&quot;&quot;;[.G122]-VLOOKUP([.$C122];currentgear;COLUMN()-18+4;0))" office:value-type="float" office:value="11">
            <text:p>11</text:p>
          </table:table-cell>
          <table:table-cell table:style-name="ce80" table:formula="of:=IF([.H122]=&quot;&quot;;&quot;&quot;;[.H122]-VLOOKUP([.$C122];currentgear;COLUMN()-18+4;0))" office:value-type="float" office:value="32">
            <text:p>32</text:p>
          </table:table-cell>
          <table:table-cell table:style-name="ce80" table:formula="of:=IF([.I122]=&quot;&quot;;&quot;&quot;;[.I122]-VLOOKUP([.$C122];currentgear;COLUMN()-18+4;0))">
            <text:p/>
          </table:table-cell>
          <table:table-cell table:style-name="ce80" table:formula="of:=IF([.J122]=&quot;&quot;;&quot;&quot;;[.J122]-VLOOKUP([.$C122];currentgear;COLUMN()-18+4;0))">
            <text:p/>
          </table:table-cell>
          <table:table-cell table:style-name="ce80" table:formula="of:=IF([.K122]=&quot;&quot;;&quot;&quot;;[.K122]-VLOOKUP([.$C122];currentgear;COLUMN()-18+4;0))">
            <text:p/>
          </table:table-cell>
          <table:table-cell table:style-name="ce80" table:formula="of:=IF([.L122]=&quot;&quot;;&quot;&quot;;[.L122]-VLOOKUP([.$C12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3]=&quot;&quot;;&quot;&quot;;[.C123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string">
            <text:p>&gt;&gt;45</text:p>
          </table:table-cell>
          <table:table-cell office:value-type="string">
            <text:p>Blastor Plus E2</text:p>
          </table:table-cell>
          <table:table-cell office:value-type="float" office:value="137">
            <text:p>137</text:p>
          </table:table-cell>
          <table:table-cell office:value-type="float" office:value="91">
            <text:p>91</text:p>
          </table:table-cell>
          <table:table-cell table:formula="of:=IF(OR([.F123]=&quot;&quot;;[.G123]=&quot;&quot;);&quot;&quot;;[.F123]+[.G123])" office:value-type="float" office:value="228">
            <text:p>228</text:p>
          </table:table-cell>
          <table:table-cell table:number-columns-repeated="3"/>
          <table:table-cell table:style-name="ce68" table:formula="of:=IF(OR([.I123]=&quot;&quot;;[.K123]=&quot;&quot;;[.K123]=&quot;&quot;);&quot;&quot;;SUM([.I123:.K12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23]=&quot;&quot;;&quot;&quot;;[.F123]-VLOOKUP([.$C123];currentgear;COLUMN()-18+4;0))" office:value-type="float" office:value="70">
            <text:p>70</text:p>
          </table:table-cell>
          <table:table-cell table:style-name="ce80" table:formula="of:=IF([.G123]=&quot;&quot;;&quot;&quot;;[.G123]-VLOOKUP([.$C123];currentgear;COLUMN()-18+4;0))" office:value-type="float" office:value="30">
            <text:p>30</text:p>
          </table:table-cell>
          <table:table-cell table:style-name="ce80" table:formula="of:=IF([.H123]=&quot;&quot;;&quot;&quot;;[.H123]-VLOOKUP([.$C123];currentgear;COLUMN()-18+4;0))" office:value-type="float" office:value="100">
            <text:p>100</text:p>
          </table:table-cell>
          <table:table-cell table:style-name="ce80" table:formula="of:=IF([.I123]=&quot;&quot;;&quot;&quot;;[.I123]-VLOOKUP([.$C123];currentgear;COLUMN()-18+4;0))">
            <text:p/>
          </table:table-cell>
          <table:table-cell table:style-name="ce80" table:formula="of:=IF([.J123]=&quot;&quot;;&quot;&quot;;[.J123]-VLOOKUP([.$C123];currentgear;COLUMN()-18+4;0))">
            <text:p/>
          </table:table-cell>
          <table:table-cell table:style-name="ce80" table:formula="of:=IF([.K123]=&quot;&quot;;&quot;&quot;;[.K123]-VLOOKUP([.$C123];currentgear;COLUMN()-18+4;0))">
            <text:p/>
          </table:table-cell>
          <table:table-cell table:style-name="ce80" table:formula="of:=IF([.L123]=&quot;&quot;;&quot;&quot;;[.L123]-VLOOKUP([.$C12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4]=&quot;&quot;;&quot;&quot;;[.C124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string">
            <text:p>&gt;&gt;45</text:p>
          </table:table-cell>
          <table:table-cell office:value-type="string">
            <text:p>Brightliner V16</text:p>
          </table:table-cell>
          <table:table-cell office:value-type="float" office:value="36">
            <text:p>36</text:p>
          </table:table-cell>
          <table:table-cell office:value-type="float" office:value="203">
            <text:p>203</text:p>
          </table:table-cell>
          <table:table-cell table:formula="of:=IF(OR([.F124]=&quot;&quot;;[.G124]=&quot;&quot;);&quot;&quot;;[.F124]+[.G124])" office:value-type="float" office:value="239">
            <text:p>239</text:p>
          </table:table-cell>
          <table:table-cell table:number-columns-repeated="3"/>
          <table:table-cell table:style-name="ce68" table:formula="of:=IF(OR([.I124]=&quot;&quot;;[.K124]=&quot;&quot;;[.K124]=&quot;&quot;);&quot;&quot;;SUM([.I124:.K124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24]=&quot;&quot;;&quot;&quot;;[.F124]-VLOOKUP([.$C124];currentgear;COLUMN()-18+4;0))" office:value-type="float" office:value="-31">
            <text:p>-31</text:p>
          </table:table-cell>
          <table:table-cell table:style-name="ce80" table:formula="of:=IF([.G124]=&quot;&quot;;&quot;&quot;;[.G124]-VLOOKUP([.$C124];currentgear;COLUMN()-18+4;0))" office:value-type="float" office:value="142">
            <text:p>142</text:p>
          </table:table-cell>
          <table:table-cell table:style-name="ce80" table:formula="of:=IF([.H124]=&quot;&quot;;&quot;&quot;;[.H124]-VLOOKUP([.$C124];currentgear;COLUMN()-18+4;0))" office:value-type="float" office:value="111">
            <text:p>111</text:p>
          </table:table-cell>
          <table:table-cell table:style-name="ce80" table:formula="of:=IF([.I124]=&quot;&quot;;&quot;&quot;;[.I124]-VLOOKUP([.$C124];currentgear;COLUMN()-18+4;0))">
            <text:p/>
          </table:table-cell>
          <table:table-cell table:style-name="ce80" table:formula="of:=IF([.J124]=&quot;&quot;;&quot;&quot;;[.J124]-VLOOKUP([.$C124];currentgear;COLUMN()-18+4;0))">
            <text:p/>
          </table:table-cell>
          <table:table-cell table:style-name="ce80" table:formula="of:=IF([.K124]=&quot;&quot;;&quot;&quot;;[.K124]-VLOOKUP([.$C124];currentgear;COLUMN()-18+4;0))">
            <text:p/>
          </table:table-cell>
          <table:table-cell table:style-name="ce80" table:formula="of:=IF([.L124]=&quot;&quot;;&quot;&quot;;[.L124]-VLOOKUP([.$C12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5]=&quot;&quot;;&quot;&quot;;[.C125])">
            <text:p/>
          </table:table-cell>
          <table:table-cell office:value-type="string">
            <text:p>Marketplace</text:p>
          </table:table-cell>
          <table:table-cell office:value-type="string">
            <text:p>Vehicle Ground</text:p>
          </table:table-cell>
          <table:table-cell office:value-type="string">
            <text:p>&gt;&gt;45</text:p>
          </table:table-cell>
          <table:table-cell office:value-type="string">
            <text:p>Road Razor Special</text:p>
          </table:table-cell>
          <table:table-cell office:value-type="float" office:value="137">
            <text:p>137</text:p>
          </table:table-cell>
          <table:table-cell office:value-type="float" office:value="101">
            <text:p>101</text:p>
          </table:table-cell>
          <table:table-cell table:formula="of:=IF(OR([.F125]=&quot;&quot;;[.G125]=&quot;&quot;);&quot;&quot;;[.F125]+[.G125])" office:value-type="float" office:value="238">
            <text:p>238</text:p>
          </table:table-cell>
          <table:table-cell table:number-columns-repeated="3"/>
          <table:table-cell table:style-name="ce68" table:formula="of:=IF(OR([.I125]=&quot;&quot;;[.K125]=&quot;&quot;;[.K125]=&quot;&quot;);&quot;&quot;;SUM([.I125:.K125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25]=&quot;&quot;;&quot;&quot;;[.F125]-VLOOKUP([.$C125];currentgear;COLUMN()-18+4;0))" office:value-type="float" office:value="70">
            <text:p>70</text:p>
          </table:table-cell>
          <table:table-cell table:style-name="ce80" table:formula="of:=IF([.G125]=&quot;&quot;;&quot;&quot;;[.G125]-VLOOKUP([.$C125];currentgear;COLUMN()-18+4;0))" office:value-type="float" office:value="40">
            <text:p>40</text:p>
          </table:table-cell>
          <table:table-cell table:style-name="ce80" table:formula="of:=IF([.H125]=&quot;&quot;;&quot;&quot;;[.H125]-VLOOKUP([.$C125];currentgear;COLUMN()-18+4;0))" office:value-type="float" office:value="110">
            <text:p>110</text:p>
          </table:table-cell>
          <table:table-cell table:style-name="ce80" table:formula="of:=IF([.I125]=&quot;&quot;;&quot;&quot;;[.I125]-VLOOKUP([.$C125];currentgear;COLUMN()-18+4;0))">
            <text:p/>
          </table:table-cell>
          <table:table-cell table:style-name="ce80" table:formula="of:=IF([.J125]=&quot;&quot;;&quot;&quot;;[.J125]-VLOOKUP([.$C125];currentgear;COLUMN()-18+4;0))">
            <text:p/>
          </table:table-cell>
          <table:table-cell table:style-name="ce80" table:formula="of:=IF([.K125]=&quot;&quot;;&quot;&quot;;[.K125]-VLOOKUP([.$C125];currentgear;COLUMN()-18+4;0))">
            <text:p/>
          </table:table-cell>
          <table:table-cell table:style-name="ce80" table:formula="of:=IF([.L125]=&quot;&quot;;&quot;&quot;;[.L125]-VLOOKUP([.$C125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126]=&quot;&quot;;&quot;&quot;;[.C126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++</text:p>
          </table:table-cell>
          <table:table-cell/>
          <table:table-cell table:number-columns-repeated="2"/>
          <table:table-cell table:formula="of:=IF(OR([.F126]=&quot;&quot;;[.G126]=&quot;&quot;);&quot;&quot;;[.F126]+[.G126])">
            <text:p/>
          </table:table-cell>
          <table:table-cell table:number-columns-repeated="3"/>
          <table:table-cell table:style-name="ce68" table:formula="of:=IF(OR([.I126]=&quot;&quot;;[.K126]=&quot;&quot;;[.K126]=&quot;&quot;);&quot;&quot;;SUM([.I126:.K12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26]=&quot;&quot;;&quot;&quot;;[.F126]-VLOOKUP([.$C126];currentgear;COLUMN()-18+4;0))">
            <text:p/>
          </table:table-cell>
          <table:table-cell table:style-name="ce80" table:formula="of:=IF([.G126]=&quot;&quot;;&quot;&quot;;[.G126]-VLOOKUP([.$C126];currentgear;COLUMN()-18+4;0))">
            <text:p/>
          </table:table-cell>
          <table:table-cell table:style-name="ce80" table:formula="of:=IF([.H126]=&quot;&quot;;&quot;&quot;;[.H126]-VLOOKUP([.$C126];currentgear;COLUMN()-18+4;0))">
            <text:p/>
          </table:table-cell>
          <table:table-cell table:style-name="ce80" table:formula="of:=IF([.I126]=&quot;&quot;;&quot;&quot;;[.I126]-VLOOKUP([.$C126];currentgear;COLUMN()-18+4;0))">
            <text:p/>
          </table:table-cell>
          <table:table-cell table:style-name="ce80" table:formula="of:=IF([.J126]=&quot;&quot;;&quot;&quot;;[.J126]-VLOOKUP([.$C126];currentgear;COLUMN()-18+4;0))">
            <text:p/>
          </table:table-cell>
          <table:table-cell table:style-name="ce80" table:formula="of:=IF([.K126]=&quot;&quot;;&quot;&quot;;[.K126]-VLOOKUP([.$C126];currentgear;COLUMN()-18+4;0))">
            <text:p/>
          </table:table-cell>
          <table:table-cell table:style-name="ce80" table:formula="of:=IF([.L126]=&quot;&quot;;&quot;&quot;;[.L126]-VLOOKUP([.$C12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7]=&quot;&quot;;&quot;&quot;;[.C127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/>
          <table:table-cell office:value-type="string">
            <text:p>Tetra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IF(OR([.F127]=&quot;&quot;;[.G127]=&quot;&quot;);&quot;&quot;;[.F127]+[.G127])" office:value-type="float" office:value="33">
            <text:p>33</text:p>
          </table:table-cell>
          <table:table-cell table:number-columns-repeated="3"/>
          <table:table-cell table:style-name="ce68" table:formula="of:=IF(OR([.I127]=&quot;&quot;;[.K127]=&quot;&quot;;[.K127]=&quot;&quot;);&quot;&quot;;SUM([.I127:.K127]))">
            <text:p/>
          </table:table-cell>
          <table:table-cell table:style-name="ce68" office:value-type="float" office:value="9900">
            <text:p>9.900</text:p>
          </table:table-cell>
          <table:table-cell/>
          <table:table-cell table:style-name="ce68"/>
          <table:table-cell/>
          <table:table-cell/>
          <table:table-cell table:style-name="ce80" table:formula="of:=IF([.F127]=&quot;&quot;;&quot;&quot;;[.F127]-VLOOKUP([.$C127];currentgear;COLUMN()-18+4;0))" office:value-type="float" office:value="-42">
            <text:p>-42</text:p>
          </table:table-cell>
          <table:table-cell table:style-name="ce80" table:formula="of:=IF([.G127]=&quot;&quot;;&quot;&quot;;[.G127]-VLOOKUP([.$C127];currentgear;COLUMN()-18+4;0))" office:value-type="float" office:value="-51">
            <text:p>-51</text:p>
          </table:table-cell>
          <table:table-cell table:style-name="ce80" table:formula="of:=IF([.H127]=&quot;&quot;;&quot;&quot;;[.H127]-VLOOKUP([.$C127];currentgear;COLUMN()-18+4;0))" office:value-type="float" office:value="-93">
            <text:p>-93</text:p>
          </table:table-cell>
          <table:table-cell table:style-name="ce80" table:formula="of:=IF([.I127]=&quot;&quot;;&quot;&quot;;[.I127]-VLOOKUP([.$C127];currentgear;COLUMN()-18+4;0))">
            <text:p/>
          </table:table-cell>
          <table:table-cell table:style-name="ce80" table:formula="of:=IF([.J127]=&quot;&quot;;&quot;&quot;;[.J127]-VLOOKUP([.$C127];currentgear;COLUMN()-18+4;0))">
            <text:p/>
          </table:table-cell>
          <table:table-cell table:style-name="ce80" table:formula="of:=IF([.K127]=&quot;&quot;;&quot;&quot;;[.K127]-VLOOKUP([.$C127];currentgear;COLUMN()-18+4;0))">
            <text:p/>
          </table:table-cell>
          <table:table-cell table:style-name="ce80" table:formula="of:=IF([.L127]=&quot;&quot;;&quot;&quot;;[.L127]-VLOOKUP([.$C12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8]=&quot;&quot;;&quot;&quot;;[.C128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/>
          <table:table-cell office:value-type="string">
            <text:p>Del Sol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IF(OR([.F128]=&quot;&quot;;[.G128]=&quot;&quot;);&quot;&quot;;[.F128]+[.G128])" office:value-type="float" office:value="44">
            <text:p>44</text:p>
          </table:table-cell>
          <table:table-cell table:number-columns-repeated="3"/>
          <table:table-cell table:style-name="ce68" table:formula="of:=IF(OR([.I128]=&quot;&quot;;[.K128]=&quot;&quot;;[.K128]=&quot;&quot;);&quot;&quot;;SUM([.I128:.K128]))">
            <text:p/>
          </table:table-cell>
          <table:table-cell table:style-name="ce68" office:value-type="float" office:value="14000">
            <text:p>14.000</text:p>
          </table:table-cell>
          <table:table-cell/>
          <table:table-cell table:style-name="ce68"/>
          <table:table-cell/>
          <table:table-cell/>
          <table:table-cell table:style-name="ce80" table:formula="of:=IF([.F128]=&quot;&quot;;&quot;&quot;;[.F128]-VLOOKUP([.$C128];currentgear;COLUMN()-18+4;0))" office:value-type="float" office:value="-36">
            <text:p>-36</text:p>
          </table:table-cell>
          <table:table-cell table:style-name="ce80" table:formula="of:=IF([.G128]=&quot;&quot;;&quot;&quot;;[.G128]-VLOOKUP([.$C128];currentgear;COLUMN()-18+4;0))" office:value-type="float" office:value="-46">
            <text:p>-46</text:p>
          </table:table-cell>
          <table:table-cell table:style-name="ce80" table:formula="of:=IF([.H128]=&quot;&quot;;&quot;&quot;;[.H128]-VLOOKUP([.$C128];currentgear;COLUMN()-18+4;0))" office:value-type="float" office:value="-82">
            <text:p>-82</text:p>
          </table:table-cell>
          <table:table-cell table:style-name="ce80" table:formula="of:=IF([.I128]=&quot;&quot;;&quot;&quot;;[.I128]-VLOOKUP([.$C128];currentgear;COLUMN()-18+4;0))">
            <text:p/>
          </table:table-cell>
          <table:table-cell table:style-name="ce80" table:formula="of:=IF([.J128]=&quot;&quot;;&quot;&quot;;[.J128]-VLOOKUP([.$C128];currentgear;COLUMN()-18+4;0))">
            <text:p/>
          </table:table-cell>
          <table:table-cell table:style-name="ce80" table:formula="of:=IF([.K128]=&quot;&quot;;&quot;&quot;;[.K128]-VLOOKUP([.$C128];currentgear;COLUMN()-18+4;0))">
            <text:p/>
          </table:table-cell>
          <table:table-cell table:style-name="ce80" table:formula="of:=IF([.L128]=&quot;&quot;;&quot;&quot;;[.L128]-VLOOKUP([.$C12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29]=&quot;&quot;;&quot;&quot;;[.C129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/>
          <table:table-cell office:value-type="string">
            <text:p>Wave Rider Beta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formula="of:=IF(OR([.F129]=&quot;&quot;;[.G129]=&quot;&quot;);&quot;&quot;;[.F129]+[.G129])" office:value-type="float" office:value="50">
            <text:p>50</text:p>
          </table:table-cell>
          <table:table-cell table:number-columns-repeated="3"/>
          <table:table-cell table:style-name="ce68" table:formula="of:=IF(OR([.I129]=&quot;&quot;;[.K129]=&quot;&quot;;[.K129]=&quot;&quot;);&quot;&quot;;SUM([.I129:.K129]))">
            <text:p/>
          </table:table-cell>
          <table:table-cell table:style-name="ce68" office:value-type="float" office:value="14900">
            <text:p>14.900</text:p>
          </table:table-cell>
          <table:table-cell/>
          <table:table-cell table:style-name="ce68"/>
          <table:table-cell/>
          <table:table-cell/>
          <table:table-cell table:style-name="ce80" table:formula="of:=IF([.F129]=&quot;&quot;;&quot;&quot;;[.F129]-VLOOKUP([.$C129];currentgear;COLUMN()-18+4;0))" office:value-type="float" office:value="-36">
            <text:p>-36</text:p>
          </table:table-cell>
          <table:table-cell table:style-name="ce80" table:formula="of:=IF([.G129]=&quot;&quot;;&quot;&quot;;[.G129]-VLOOKUP([.$C129];currentgear;COLUMN()-18+4;0))" office:value-type="float" office:value="-40">
            <text:p>-40</text:p>
          </table:table-cell>
          <table:table-cell table:style-name="ce80" table:formula="of:=IF([.H129]=&quot;&quot;;&quot;&quot;;[.H129]-VLOOKUP([.$C129];currentgear;COLUMN()-18+4;0))" office:value-type="float" office:value="-76">
            <text:p>-76</text:p>
          </table:table-cell>
          <table:table-cell table:style-name="ce80" table:formula="of:=IF([.I129]=&quot;&quot;;&quot;&quot;;[.I129]-VLOOKUP([.$C129];currentgear;COLUMN()-18+4;0))">
            <text:p/>
          </table:table-cell>
          <table:table-cell table:style-name="ce80" table:formula="of:=IF([.J129]=&quot;&quot;;&quot;&quot;;[.J129]-VLOOKUP([.$C129];currentgear;COLUMN()-18+4;0))">
            <text:p/>
          </table:table-cell>
          <table:table-cell table:style-name="ce80" table:formula="of:=IF([.K129]=&quot;&quot;;&quot;&quot;;[.K129]-VLOOKUP([.$C129];currentgear;COLUMN()-18+4;0))">
            <text:p/>
          </table:table-cell>
          <table:table-cell table:style-name="ce80" table:formula="of:=IF([.L129]=&quot;&quot;;&quot;&quot;;[.L129]-VLOOKUP([.$C12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0]=&quot;&quot;;&quot;&quot;;[.C130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/>
          <table:table-cell office:value-type="string">
            <text:p>Cardinal GP 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formula="of:=IF(OR([.F130]=&quot;&quot;;[.G130]=&quot;&quot;);&quot;&quot;;[.F130]+[.G130])" office:value-type="float" office:value="61">
            <text:p>61</text:p>
          </table:table-cell>
          <table:table-cell table:number-columns-repeated="3"/>
          <table:table-cell table:style-name="ce68" table:formula="of:=IF(OR([.I130]=&quot;&quot;;[.K130]=&quot;&quot;;[.K130]=&quot;&quot;);&quot;&quot;;SUM([.I130:.K130]))">
            <text:p/>
          </table:table-cell>
          <table:table-cell table:style-name="ce68" office:value-type="float" office:value="21000">
            <text:p>21.000</text:p>
          </table:table-cell>
          <table:table-cell/>
          <table:table-cell table:style-name="ce68"/>
          <table:table-cell/>
          <table:table-cell/>
          <table:table-cell table:style-name="ce80" table:formula="of:=IF([.F130]=&quot;&quot;;&quot;&quot;;[.F130]-VLOOKUP([.$C130];currentgear;COLUMN()-18+4;0))" office:value-type="float" office:value="-31">
            <text:p>-31</text:p>
          </table:table-cell>
          <table:table-cell table:style-name="ce80" table:formula="of:=IF([.G130]=&quot;&quot;;&quot;&quot;;[.G130]-VLOOKUP([.$C130];currentgear;COLUMN()-18+4;0))" office:value-type="float" office:value="-34">
            <text:p>-34</text:p>
          </table:table-cell>
          <table:table-cell table:style-name="ce80" table:formula="of:=IF([.H130]=&quot;&quot;;&quot;&quot;;[.H130]-VLOOKUP([.$C130];currentgear;COLUMN()-18+4;0))" office:value-type="float" office:value="-65">
            <text:p>-65</text:p>
          </table:table-cell>
          <table:table-cell table:style-name="ce80" table:formula="of:=IF([.I130]=&quot;&quot;;&quot;&quot;;[.I130]-VLOOKUP([.$C130];currentgear;COLUMN()-18+4;0))">
            <text:p/>
          </table:table-cell>
          <table:table-cell table:style-name="ce80" table:formula="of:=IF([.J130]=&quot;&quot;;&quot;&quot;;[.J130]-VLOOKUP([.$C130];currentgear;COLUMN()-18+4;0))">
            <text:p/>
          </table:table-cell>
          <table:table-cell table:style-name="ce80" table:formula="of:=IF([.K130]=&quot;&quot;;&quot;&quot;;[.K130]-VLOOKUP([.$C130];currentgear;COLUMN()-18+4;0))">
            <text:p/>
          </table:table-cell>
          <table:table-cell table:style-name="ce80" table:formula="of:=IF([.L130]=&quot;&quot;;&quot;&quot;;[.L130]-VLOOKUP([.$C13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1]=&quot;&quot;;&quot;&quot;;[.C131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28">
            <text:p>28</text:p>
          </table:table-cell>
          <table:table-cell office:value-type="string">
            <text:p>Water Rider Gamma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formula="of:=IF(OR([.F131]=&quot;&quot;;[.G131]=&quot;&quot;);&quot;&quot;;[.F131]+[.G131])"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68" table:formula="of:=IF(OR([.I131]=&quot;&quot;;[.K131]=&quot;&quot;;[.K131]=&quot;&quot;);&quot;&quot;;SUM([.I131:.K131]))" office:value-type="float" office:value="20">
            <text:p>20</text:p>
          </table:table-cell>
          <table:table-cell table:style-name="ce68" office:value-type="float" office:value="23500">
            <text:p>23.500</text:p>
          </table:table-cell>
          <table:table-cell/>
          <table:table-cell table:style-name="ce68"/>
          <table:table-cell/>
          <table:table-cell/>
          <table:table-cell table:style-name="ce80" table:formula="of:=IF([.F131]=&quot;&quot;;&quot;&quot;;[.F131]-VLOOKUP([.$C131];currentgear;COLUMN()-18+4;0))" office:value-type="float" office:value="-29">
            <text:p>-29</text:p>
          </table:table-cell>
          <table:table-cell table:style-name="ce80" table:formula="of:=IF([.G131]=&quot;&quot;;&quot;&quot;;[.G131]-VLOOKUP([.$C131];currentgear;COLUMN()-18+4;0))" office:value-type="float" office:value="-30">
            <text:p>-30</text:p>
          </table:table-cell>
          <table:table-cell table:style-name="ce80" table:formula="of:=IF([.H131]=&quot;&quot;;&quot;&quot;;[.H131]-VLOOKUP([.$C131];currentgear;COLUMN()-18+4;0))" office:value-type="float" office:value="-59">
            <text:p>-59</text:p>
          </table:table-cell>
          <table:table-cell table:style-name="ce80" table:formula="of:=IF([.I131]=&quot;&quot;;&quot;&quot;;[.I131]-VLOOKUP([.$C131];currentgear;COLUMN()-18+4;0))" office:value-type="float" office:value="-1">
            <text:p>-1</text:p>
          </table:table-cell>
          <table:table-cell table:style-name="ce80" table:formula="of:=IF([.J131]=&quot;&quot;;&quot;&quot;;[.J131]-VLOOKUP([.$C131];currentgear;COLUMN()-18+4;0))" office:value-type="float" office:value="-6">
            <text:p>-6</text:p>
          </table:table-cell>
          <table:table-cell table:style-name="ce80" table:formula="of:=IF([.K131]=&quot;&quot;;&quot;&quot;;[.K131]-VLOOKUP([.$C131];currentgear;COLUMN()-18+4;0))" office:value-type="float" office:value="-7">
            <text:p>-7</text:p>
          </table:table-cell>
          <table:table-cell table:style-name="ce80" table:formula="of:=IF([.L131]=&quot;&quot;;&quot;&quot;;[.L131]-VLOOKUP([.$C131];currentgear;COLUMN()-18+4;0))" office:value-type="float" office:value="-14">
            <text:p>-1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2]=&quot;&quot;;&quot;&quot;;[.C132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30">
            <text:p>30</text:p>
          </table:table-cell>
          <table:table-cell office:value-type="string">
            <text:p>Convict <text:s text:c="5"/>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table:formula="of:=IF(OR([.F132]=&quot;&quot;;[.G132]=&quot;&quot;);&quot;&quot;;[.F132]+[.G132])" office:value-type="float" office:value="71">
            <text:p>71</text:p>
          </table:table-cell>
          <table:table-cell table:number-columns-repeated="3"/>
          <table:table-cell table:style-name="ce68" table:formula="of:=IF(OR([.I132]=&quot;&quot;;[.K132]=&quot;&quot;;[.K132]=&quot;&quot;);&quot;&quot;;SUM([.I132:.K132]))">
            <text:p/>
          </table:table-cell>
          <table:table-cell table:style-name="ce68" office:value-type="float" office:value="25200">
            <text:p>25.200</text:p>
          </table:table-cell>
          <table:table-cell/>
          <table:table-cell table:style-name="ce68"/>
          <table:table-cell/>
          <table:table-cell/>
          <table:table-cell table:style-name="ce80" table:formula="of:=IF([.F132]=&quot;&quot;;&quot;&quot;;[.F132]-VLOOKUP([.$C132];currentgear;COLUMN()-18+4;0))" office:value-type="float" office:value="-25">
            <text:p>-25</text:p>
          </table:table-cell>
          <table:table-cell table:style-name="ce80" table:formula="of:=IF([.G132]=&quot;&quot;;&quot;&quot;;[.G132]-VLOOKUP([.$C132];currentgear;COLUMN()-18+4;0))" office:value-type="float" office:value="-30">
            <text:p>-30</text:p>
          </table:table-cell>
          <table:table-cell table:style-name="ce80" table:formula="of:=IF([.H132]=&quot;&quot;;&quot;&quot;;[.H132]-VLOOKUP([.$C132];currentgear;COLUMN()-18+4;0))" office:value-type="float" office:value="-55">
            <text:p>-55</text:p>
          </table:table-cell>
          <table:table-cell table:style-name="ce80" table:formula="of:=IF([.I132]=&quot;&quot;;&quot;&quot;;[.I132]-VLOOKUP([.$C132];currentgear;COLUMN()-18+4;0))">
            <text:p/>
          </table:table-cell>
          <table:table-cell table:style-name="ce80" table:formula="of:=IF([.J132]=&quot;&quot;;&quot;&quot;;[.J132]-VLOOKUP([.$C132];currentgear;COLUMN()-18+4;0))">
            <text:p/>
          </table:table-cell>
          <table:table-cell table:style-name="ce80" table:formula="of:=IF([.K132]=&quot;&quot;;&quot;&quot;;[.K132]-VLOOKUP([.$C132];currentgear;COLUMN()-18+4;0))">
            <text:p/>
          </table:table-cell>
          <table:table-cell table:style-name="ce80" table:formula="of:=IF([.L132]=&quot;&quot;;&quot;&quot;;[.L132]-VLOOKUP([.$C13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3]=&quot;&quot;;&quot;&quot;;[.C133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34">
            <text:p>34</text:p>
          </table:table-cell>
          <table:table-cell office:value-type="string">
            <text:p>Sol del Cielo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formula="of:=IF(OR([.F133]=&quot;&quot;;[.G133]=&quot;&quot;);&quot;&quot;;[.F133]+[.G133])"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68" table:formula="of:=IF(OR([.I133]=&quot;&quot;;[.K133]=&quot;&quot;;[.K133]=&quot;&quot;);&quot;&quot;;SUM([.I133:.K133]))" office:value-type="float" office:value="21">
            <text:p>21</text:p>
          </table:table-cell>
          <table:table-cell table:style-name="ce68" office:value-type="float" office:value="34500">
            <text:p>34.500</text:p>
          </table:table-cell>
          <table:table-cell/>
          <table:table-cell table:style-name="ce68"/>
          <table:table-cell table:style-name="ce77"/>
          <table:table-cell/>
          <table:table-cell table:style-name="ce80" table:formula="of:=IF([.F133]=&quot;&quot;;&quot;&quot;;[.F133]-VLOOKUP([.$C133];currentgear;COLUMN()-18+4;0))" office:value-type="float" office:value="-16">
            <text:p>-16</text:p>
          </table:table-cell>
          <table:table-cell table:style-name="ce80" table:formula="of:=IF([.G133]=&quot;&quot;;&quot;&quot;;[.G133]-VLOOKUP([.$C133];currentgear;COLUMN()-18+4;0))" office:value-type="float" office:value="-24">
            <text:p>-24</text:p>
          </table:table-cell>
          <table:table-cell table:style-name="ce80" table:formula="of:=IF([.H133]=&quot;&quot;;&quot;&quot;;[.H133]-VLOOKUP([.$C133];currentgear;COLUMN()-18+4;0))" office:value-type="float" office:value="-40">
            <text:p>-40</text:p>
          </table:table-cell>
          <table:table-cell table:style-name="ce80" table:formula="of:=IF([.I133]=&quot;&quot;;&quot;&quot;;[.I133]-VLOOKUP([.$C133];currentgear;COLUMN()-18+4;0))" office:value-type="float" office:value="-2">
            <text:p>-2</text:p>
          </table:table-cell>
          <table:table-cell table:style-name="ce80" table:formula="of:=IF([.J133]=&quot;&quot;;&quot;&quot;;[.J133]-VLOOKUP([.$C133];currentgear;COLUMN()-18+4;0))" office:value-type="float" office:value="2">
            <text:p>2</text:p>
          </table:table-cell>
          <table:table-cell table:style-name="ce80" table:formula="of:=IF([.K133]=&quot;&quot;;&quot;&quot;;[.K133]-VLOOKUP([.$C133];currentgear;COLUMN()-18+4;0))" office:value-type="float" office:value="-13">
            <text:p>-13</text:p>
          </table:table-cell>
          <table:table-cell table:style-name="ce80" table:formula="of:=IF([.L133]=&quot;&quot;;&quot;&quot;;[.L133]-VLOOKUP([.$C133];currentgear;COLUMN()-18+4;0))" office:value-type="float" office:value="-13">
            <text:p>-1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4]=&quot;&quot;;&quot;&quot;;[.C134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36">
            <text:p>36</text:p>
          </table:table-cell>
          <table:table-cell office:value-type="string">
            <text:p>Wave Rider Delta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table:formula="of:=IF(OR([.F134]=&quot;&quot;;[.G134]=&quot;&quot;);&quot;&quot;;[.F134]+[.G134])" office:value-type="float" office:value="92">
            <text:p>92</text:p>
          </table:table-cell>
          <table:table-cell table:number-columns-repeated="3"/>
          <table:table-cell table:style-name="ce68" table:formula="of:=IF(OR([.I134]=&quot;&quot;;[.K134]=&quot;&quot;;[.K134]=&quot;&quot;);&quot;&quot;;SUM([.I134:.K134]))">
            <text:p/>
          </table:table-cell>
          <table:table-cell table:style-name="ce68" office:value-type="float" office:value="32000">
            <text:p>32.000</text:p>
          </table:table-cell>
          <table:table-cell/>
          <table:table-cell table:style-name="ce68"/>
          <table:table-cell/>
          <table:table-cell/>
          <table:table-cell table:style-name="ce80" table:formula="of:=IF([.F134]=&quot;&quot;;&quot;&quot;;[.F134]-VLOOKUP([.$C134];currentgear;COLUMN()-18+4;0))" office:value-type="float" office:value="-18">
            <text:p>-18</text:p>
          </table:table-cell>
          <table:table-cell table:style-name="ce80" table:formula="of:=IF([.G134]=&quot;&quot;;&quot;&quot;;[.G134]-VLOOKUP([.$C134];currentgear;COLUMN()-18+4;0))" office:value-type="float" office:value="-16">
            <text:p>-16</text:p>
          </table:table-cell>
          <table:table-cell table:style-name="ce80" table:formula="of:=IF([.H134]=&quot;&quot;;&quot;&quot;;[.H134]-VLOOKUP([.$C134];currentgear;COLUMN()-18+4;0))" office:value-type="float" office:value="-34">
            <text:p>-34</text:p>
          </table:table-cell>
          <table:table-cell table:style-name="ce80" table:formula="of:=IF([.I134]=&quot;&quot;;&quot;&quot;;[.I134]-VLOOKUP([.$C134];currentgear;COLUMN()-18+4;0))">
            <text:p/>
          </table:table-cell>
          <table:table-cell table:style-name="ce80" table:formula="of:=IF([.J134]=&quot;&quot;;&quot;&quot;;[.J134]-VLOOKUP([.$C134];currentgear;COLUMN()-18+4;0))">
            <text:p/>
          </table:table-cell>
          <table:table-cell table:style-name="ce80" table:formula="of:=IF([.K134]=&quot;&quot;;&quot;&quot;;[.K134]-VLOOKUP([.$C134];currentgear;COLUMN()-18+4;0))">
            <text:p/>
          </table:table-cell>
          <table:table-cell table:style-name="ce80" table:formula="of:=IF([.L134]=&quot;&quot;;&quot;&quot;;[.L134]-VLOOKUP([.$C13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5]=&quot;&quot;;&quot;&quot;;[.C135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39">
            <text:p>39</text:p>
          </table:table-cell>
          <table:table-cell office:value-type="string">
            <text:p>Wave Charger Delta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table:formula="of:=IF(OR([.F135]=&quot;&quot;;[.G135]=&quot;&quot;);&quot;&quot;;[.F135]+[.G135])" office:value-type="float" office:value="103">
            <text:p>103</text:p>
          </table:table-cell>
          <table:table-cell table:number-columns-repeated="3"/>
          <table:table-cell table:style-name="ce68" table:formula="of:=IF(OR([.I135]=&quot;&quot;;[.K135]=&quot;&quot;;[.K135]=&quot;&quot;);&quot;&quot;;SUM([.I135:.K135]))">
            <text:p/>
          </table:table-cell>
          <table:table-cell table:style-name="ce68" office:value-type="float" office:value="46500">
            <text:p>46.500</text:p>
          </table:table-cell>
          <table:table-cell/>
          <table:table-cell table:style-name="ce68"/>
          <table:table-cell/>
          <table:table-cell/>
          <table:table-cell table:style-name="ce80" table:formula="of:=IF([.F135]=&quot;&quot;;&quot;&quot;;[.F135]-VLOOKUP([.$C135];currentgear;COLUMN()-18+4;0))" office:value-type="float" office:value="-16">
            <text:p>-16</text:p>
          </table:table-cell>
          <table:table-cell table:style-name="ce80" table:formula="of:=IF([.G135]=&quot;&quot;;&quot;&quot;;[.G135]-VLOOKUP([.$C135];currentgear;COLUMN()-18+4;0))" office:value-type="float" office:value="-7">
            <text:p>-7</text:p>
          </table:table-cell>
          <table:table-cell table:style-name="ce80" table:formula="of:=IF([.H135]=&quot;&quot;;&quot;&quot;;[.H135]-VLOOKUP([.$C135];currentgear;COLUMN()-18+4;0))" office:value-type="float" office:value="-23">
            <text:p>-23</text:p>
          </table:table-cell>
          <table:table-cell table:style-name="ce80" table:formula="of:=IF([.I135]=&quot;&quot;;&quot;&quot;;[.I135]-VLOOKUP([.$C135];currentgear;COLUMN()-18+4;0))">
            <text:p/>
          </table:table-cell>
          <table:table-cell table:style-name="ce80" table:formula="of:=IF([.J135]=&quot;&quot;;&quot;&quot;;[.J135]-VLOOKUP([.$C135];currentgear;COLUMN()-18+4;0))">
            <text:p/>
          </table:table-cell>
          <table:table-cell table:style-name="ce80" table:formula="of:=IF([.K135]=&quot;&quot;;&quot;&quot;;[.K135]-VLOOKUP([.$C135];currentgear;COLUMN()-18+4;0))">
            <text:p/>
          </table:table-cell>
          <table:table-cell table:style-name="ce80" table:formula="of:=IF([.L135]=&quot;&quot;;&quot;&quot;;[.L135]-VLOOKUP([.$C135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6]=&quot;&quot;;&quot;&quot;;[.C136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41">
            <text:p>41</text:p>
          </table:table-cell>
          <table:table-cell office:value-type="string">
            <text:p>Cardinal IP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table:formula="of:=IF(OR([.F136]=&quot;&quot;;[.G136]=&quot;&quot;);&quot;&quot;;[.F136]+[.G136])"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style-name="ce68" table:formula="of:=IF(OR([.I136]=&quot;&quot;;[.K136]=&quot;&quot;;[.K136]=&quot;&quot;);&quot;&quot;;SUM([.I136:.K136]))" office:value-type="float" office:value="32">
            <text:p>32</text:p>
          </table:table-cell>
          <table:table-cell table:style-name="ce68" office:value-type="float" office:value="48450">
            <text:p>48.450</text:p>
          </table:table-cell>
          <table:table-cell/>
          <table:table-cell table:style-name="ce68"/>
          <table:table-cell/>
          <table:table-cell/>
          <table:table-cell table:style-name="ce80" table:formula="of:=IF([.F136]=&quot;&quot;;&quot;&quot;;[.F136]-VLOOKUP([.$C136];currentgear;COLUMN()-18+4;0))" office:value-type="float" office:value="-10">
            <text:p>-10</text:p>
          </table:table-cell>
          <table:table-cell table:style-name="ce80" table:formula="of:=IF([.G136]=&quot;&quot;;&quot;&quot;;[.G136]-VLOOKUP([.$C136];currentgear;COLUMN()-18+4;0))" office:value-type="float" office:value="-5">
            <text:p>-5</text:p>
          </table:table-cell>
          <table:table-cell table:style-name="ce80" table:formula="of:=IF([.H136]=&quot;&quot;;&quot;&quot;;[.H136]-VLOOKUP([.$C136];currentgear;COLUMN()-18+4;0))" office:value-type="float" office:value="-15">
            <text:p>-15</text:p>
          </table:table-cell>
          <table:table-cell table:style-name="ce80" table:formula="of:=IF([.I136]=&quot;&quot;;&quot;&quot;;[.I136]-VLOOKUP([.$C136];currentgear;COLUMN()-18+4;0))" office:value-type="float" office:value="-3">
            <text:p>-3</text:p>
          </table:table-cell>
          <table:table-cell table:style-name="ce80" table:formula="of:=IF([.J136]=&quot;&quot;;&quot;&quot;;[.J136]-VLOOKUP([.$C136];currentgear;COLUMN()-18+4;0))" office:value-type="float" office:value="0">
            <text:p>0</text:p>
          </table:table-cell>
          <table:table-cell table:style-name="ce80" table:formula="of:=IF([.K136]=&quot;&quot;;&quot;&quot;;[.K136]-VLOOKUP([.$C136];currentgear;COLUMN()-18+4;0))" office:value-type="float" office:value="1">
            <text:p>1</text:p>
          </table:table-cell>
          <table:table-cell table:style-name="ce80" table:formula="of:=IF([.L136]=&quot;&quot;;&quot;&quot;;[.L136]-VLOOKUP([.$C136];currentgear;COLUMN()-18+4;0))" office:value-type="float" office:value="-2">
            <text:p>-2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37]=&quot;&quot;;&quot;&quot;;[.C137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46">
            <text:p>46</text:p>
          </table:table-cell>
          <table:table-cell office:value-type="string">
            <text:p>Damsel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table:formula="of:=IF(OR([.F137]=&quot;&quot;;[.G137]=&quot;&quot;);&quot;&quot;;[.F137]+[.G137])" office:value-type="float" office:value="129">
            <text:p>129</text:p>
          </table:table-cell>
          <table:table-cell table:number-columns-repeated="2" office:value-type="float" office:value="9">
            <text:p>9</text:p>
          </table:table-cell>
          <table:table-cell office:value-type="float" office:value="19">
            <text:p>19</text:p>
          </table:table-cell>
          <table:table-cell table:style-name="ce68" table:formula="of:=IF(OR([.I137]=&quot;&quot;;[.K137]=&quot;&quot;;[.K137]=&quot;&quot;);&quot;&quot;;SUM([.I137:.K137]))" office:value-type="float" office:value="37">
            <text:p>37</text:p>
          </table:table-cell>
          <table:table-cell table:style-name="ce68" office:value-type="float" office:value="49500">
            <text:p>49.500</text:p>
          </table:table-cell>
          <table:table-cell/>
          <table:table-cell table:style-name="ce68"/>
          <table:table-cell/>
          <table:table-cell office:value-type="string">
            <text:p>*</text:p>
          </table:table-cell>
          <table:table-cell table:style-name="ce80" table:formula="of:=IF([.F137]=&quot;&quot;;&quot;&quot;;[.F137]-VLOOKUP([.$C137];currentgear;COLUMN()-18+4;0))" office:value-type="float" office:value="1">
            <text:p>1</text:p>
          </table:table-cell>
          <table:table-cell table:style-name="ce80" table:formula="of:=IF([.G137]=&quot;&quot;;&quot;&quot;;[.G137]-VLOOKUP([.$C137];currentgear;COLUMN()-18+4;0))" office:value-type="float" office:value="2">
            <text:p>2</text:p>
          </table:table-cell>
          <table:table-cell table:style-name="ce80" table:formula="of:=IF([.H137]=&quot;&quot;;&quot;&quot;;[.H137]-VLOOKUP([.$C137];currentgear;COLUMN()-18+4;0))" office:value-type="float" office:value="3">
            <text:p>3</text:p>
          </table:table-cell>
          <table:table-cell table:style-name="ce80" table:formula="of:=IF([.I137]=&quot;&quot;;&quot;&quot;;[.I137]-VLOOKUP([.$C137];currentgear;COLUMN()-18+4;0))" office:value-type="float" office:value="3">
            <text:p>3</text:p>
          </table:table-cell>
          <table:table-cell table:style-name="ce80" table:formula="of:=IF([.J137]=&quot;&quot;;&quot;&quot;;[.J137]-VLOOKUP([.$C137];currentgear;COLUMN()-18+4;0))" office:value-type="float" office:value="-2">
            <text:p>-2</text:p>
          </table:table-cell>
          <table:table-cell table:style-name="ce80" table:formula="of:=IF([.K137]=&quot;&quot;;&quot;&quot;;[.K137]-VLOOKUP([.$C137];currentgear;COLUMN()-18+4;0))" office:value-type="float" office:value="2">
            <text:p>2</text:p>
          </table:table-cell>
          <table:table-cell table:style-name="ce80" table:formula="of:=IF([.L137]=&quot;&quot;;&quot;&quot;;[.L137]-VLOOKUP([.$C137];currentgear;COLUMN()-18+4;0))" office:value-type="float" office:value="3">
            <text:p>3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38]=&quot;&quot;;&quot;&quot;;[.C138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48">
            <text:p>48</text:p>
          </table:table-cell>
          <table:table-cell office:value-type="string">
            <text:p>Cardinal JP</text:p>
          </table:table-cell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table:formula="of:=IF(OR([.F138]=&quot;&quot;;[.G138]=&quot;&quot;);&quot;&quot;;[.F138]+[.G138])"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style-name="ce68" table:formula="of:=IF(OR([.I138]=&quot;&quot;;[.K138]=&quot;&quot;;[.K138]=&quot;&quot;);&quot;&quot;;SUM([.I138:.K138]))" office:value-type="float" office:value="38">
            <text:p>38</text:p>
          </table:table-cell>
          <table:table-cell table:style-name="ce68" office:value-type="float" office:value="50300">
            <text:p>50.300</text:p>
          </table:table-cell>
          <table:table-cell/>
          <table:table-cell table:style-name="ce68"/>
          <table:table-cell/>
          <table:table-cell/>
          <table:table-cell table:style-name="ce80" table:formula="of:=IF([.F138]=&quot;&quot;;&quot;&quot;;[.F138]-VLOOKUP([.$C138];currentgear;COLUMN()-18+4;0))" office:value-type="float" office:value="-16">
            <text:p>-16</text:p>
          </table:table-cell>
          <table:table-cell table:style-name="ce80" table:formula="of:=IF([.G138]=&quot;&quot;;&quot;&quot;;[.G138]-VLOOKUP([.$C138];currentgear;COLUMN()-18+4;0))" office:value-type="float" office:value="26">
            <text:p>26</text:p>
          </table:table-cell>
          <table:table-cell table:style-name="ce80" table:formula="of:=IF([.H138]=&quot;&quot;;&quot;&quot;;[.H138]-VLOOKUP([.$C138];currentgear;COLUMN()-18+4;0))" office:value-type="float" office:value="10">
            <text:p>10</text:p>
          </table:table-cell>
          <table:table-cell table:style-name="ce80" table:formula="of:=IF([.I138]=&quot;&quot;;&quot;&quot;;[.I138]-VLOOKUP([.$C138];currentgear;COLUMN()-18+4;0))" office:value-type="float" office:value="-3">
            <text:p>-3</text:p>
          </table:table-cell>
          <table:table-cell table:style-name="ce80" table:formula="of:=IF([.J138]=&quot;&quot;;&quot;&quot;;[.J138]-VLOOKUP([.$C138];currentgear;COLUMN()-18+4;0))" office:value-type="float" office:value="2">
            <text:p>2</text:p>
          </table:table-cell>
          <table:table-cell table:style-name="ce80" table:formula="of:=IF([.K138]=&quot;&quot;;&quot;&quot;;[.K138]-VLOOKUP([.$C138];currentgear;COLUMN()-18+4;0))" office:value-type="float" office:value="5">
            <text:p>5</text:p>
          </table:table-cell>
          <table:table-cell table:style-name="ce80" table:formula="of:=IF([.L138]=&quot;&quot;;&quot;&quot;;[.L138]-VLOOKUP([.$C138];currentgear;COLUMN()-18+4;0))" office:value-type="float" office:value="4">
            <text:p>4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39]=&quot;&quot;;&quot;&quot;;[.C139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float" office:value="52">
            <text:p>52</text:p>
          </table:table-cell>
          <table:table-cell office:value-type="string">
            <text:p>Laspear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table:formula="of:=IF(OR([.F139]=&quot;&quot;;[.G139]=&quot;&quot;);&quot;&quot;;[.F139]+[.G139])" office:value-type="float" office:value="149">
            <text:p>149</text:p>
          </table:table-cell>
          <table:table-cell table:number-columns-repeated="3"/>
          <table:table-cell table:style-name="ce68" table:formula="of:=IF(OR([.I139]=&quot;&quot;;[.K139]=&quot;&quot;;[.K139]=&quot;&quot;);&quot;&quot;;SUM([.I139:.K13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39]=&quot;&quot;;&quot;&quot;;[.F139]-VLOOKUP([.$C139];currentgear;COLUMN()-18+4;0))" office:value-type="float" office:value="25">
            <text:p>25</text:p>
          </table:table-cell>
          <table:table-cell table:style-name="ce80" table:formula="of:=IF([.G139]=&quot;&quot;;&quot;&quot;;[.G139]-VLOOKUP([.$C139];currentgear;COLUMN()-18+4;0))" office:value-type="float" office:value="-2">
            <text:p>-2</text:p>
          </table:table-cell>
          <table:table-cell table:style-name="ce80" table:formula="of:=IF([.H139]=&quot;&quot;;&quot;&quot;;[.H139]-VLOOKUP([.$C139];currentgear;COLUMN()-18+4;0))" office:value-type="float" office:value="23">
            <text:p>23</text:p>
          </table:table-cell>
          <table:table-cell table:style-name="ce80" table:formula="of:=IF([.I139]=&quot;&quot;;&quot;&quot;;[.I139]-VLOOKUP([.$C139];currentgear;COLUMN()-18+4;0))">
            <text:p/>
          </table:table-cell>
          <table:table-cell table:style-name="ce80" table:formula="of:=IF([.J139]=&quot;&quot;;&quot;&quot;;[.J139]-VLOOKUP([.$C139];currentgear;COLUMN()-18+4;0))">
            <text:p/>
          </table:table-cell>
          <table:table-cell table:style-name="ce80" table:formula="of:=IF([.K139]=&quot;&quot;;&quot;&quot;;[.K139]-VLOOKUP([.$C139];currentgear;COLUMN()-18+4;0))">
            <text:p/>
          </table:table-cell>
          <table:table-cell table:style-name="ce80" table:formula="of:=IF([.L139]=&quot;&quot;;&quot;&quot;;[.L139]-VLOOKUP([.$C139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40]=&quot;&quot;;&quot;&quot;;[.C140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&gt;&gt;52</text:p>
          </table:table-cell>
          <table:table-cell office:value-type="string">
            <text:p>Airmaster 3S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formula="of:=IF(OR([.F140]=&quot;&quot;;[.G140]=&quot;&quot;);&quot;&quot;;[.F140]+[.G140])" office:value-type="float" office:value="171">
            <text:p>171</text:p>
          </table:table-cell>
          <table:table-cell table:number-columns-repeated="3"/>
          <table:table-cell table:style-name="ce68" table:formula="of:=IF(OR([.I140]=&quot;&quot;;[.K140]=&quot;&quot;;[.K140]=&quot;&quot;);&quot;&quot;;SUM([.I140:.K14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40]=&quot;&quot;;&quot;&quot;;[.F140]-VLOOKUP([.$C140];currentgear;COLUMN()-18+4;0))" office:value-type="float" office:value="20">
            <text:p>20</text:p>
          </table:table-cell>
          <table:table-cell table:style-name="ce80" table:formula="of:=IF([.G140]=&quot;&quot;;&quot;&quot;;[.G140]-VLOOKUP([.$C140];currentgear;COLUMN()-18+4;0))" office:value-type="float" office:value="25">
            <text:p>25</text:p>
          </table:table-cell>
          <table:table-cell table:style-name="ce80" table:formula="of:=IF([.H140]=&quot;&quot;;&quot;&quot;;[.H140]-VLOOKUP([.$C140];currentgear;COLUMN()-18+4;0))" office:value-type="float" office:value="45">
            <text:p>45</text:p>
          </table:table-cell>
          <table:table-cell table:style-name="ce80" table:formula="of:=IF([.I140]=&quot;&quot;;&quot;&quot;;[.I140]-VLOOKUP([.$C140];currentgear;COLUMN()-18+4;0))">
            <text:p/>
          </table:table-cell>
          <table:table-cell table:style-name="ce80" table:formula="of:=IF([.J140]=&quot;&quot;;&quot;&quot;;[.J140]-VLOOKUP([.$C140];currentgear;COLUMN()-18+4;0))">
            <text:p/>
          </table:table-cell>
          <table:table-cell table:style-name="ce80" table:formula="of:=IF([.K140]=&quot;&quot;;&quot;&quot;;[.K140]-VLOOKUP([.$C140];currentgear;COLUMN()-18+4;0))">
            <text:p/>
          </table:table-cell>
          <table:table-cell table:style-name="ce80" table:formula="of:=IF([.L140]=&quot;&quot;;&quot;&quot;;[.L140]-VLOOKUP([.$C140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41]=&quot;&quot;;&quot;&quot;;[.C141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&gt;&gt;52</text:p>
          </table:table-cell>
          <table:table-cell office:value-type="string">
            <text:p>Sol de la Playa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table:formula="of:=IF(OR([.F141]=&quot;&quot;;[.G141]=&quot;&quot;);&quot;&quot;;[.F141]+[.G141])" office:value-type="float" office:value="185">
            <text:p>185</text:p>
          </table:table-cell>
          <table:table-cell table:number-columns-repeated="3"/>
          <table:table-cell table:style-name="ce68" table:formula="of:=IF(OR([.I141]=&quot;&quot;;[.K141]=&quot;&quot;;[.K141]=&quot;&quot;);&quot;&quot;;SUM([.I141:.K141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41]=&quot;&quot;;&quot;&quot;;[.F141]-VLOOKUP([.$C141];currentgear;COLUMN()-18+4;0))" office:value-type="float" office:value="17">
            <text:p>17</text:p>
          </table:table-cell>
          <table:table-cell table:style-name="ce80" table:formula="of:=IF([.G141]=&quot;&quot;;&quot;&quot;;[.G141]-VLOOKUP([.$C141];currentgear;COLUMN()-18+4;0))" office:value-type="float" office:value="42">
            <text:p>42</text:p>
          </table:table-cell>
          <table:table-cell table:style-name="ce80" table:formula="of:=IF([.H141]=&quot;&quot;;&quot;&quot;;[.H141]-VLOOKUP([.$C141];currentgear;COLUMN()-18+4;0))" office:value-type="float" office:value="59">
            <text:p>59</text:p>
          </table:table-cell>
          <table:table-cell table:style-name="ce80" table:formula="of:=IF([.I141]=&quot;&quot;;&quot;&quot;;[.I141]-VLOOKUP([.$C141];currentgear;COLUMN()-18+4;0))">
            <text:p/>
          </table:table-cell>
          <table:table-cell table:style-name="ce80" table:formula="of:=IF([.J141]=&quot;&quot;;&quot;&quot;;[.J141]-VLOOKUP([.$C141];currentgear;COLUMN()-18+4;0))">
            <text:p/>
          </table:table-cell>
          <table:table-cell table:style-name="ce80" table:formula="of:=IF([.K141]=&quot;&quot;;&quot;&quot;;[.K141]-VLOOKUP([.$C141];currentgear;COLUMN()-18+4;0))">
            <text:p/>
          </table:table-cell>
          <table:table-cell table:style-name="ce80" table:formula="of:=IF([.L141]=&quot;&quot;;&quot;&quot;;[.L141]-VLOOKUP([.$C141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42]=&quot;&quot;;&quot;&quot;;[.C142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&gt;&gt;52</text:p>
          </table:table-cell>
          <table:table-cell office:value-type="string">
            <text:p>Camo Cardinal KP</text:p>
          </table:table-cell>
          <table:table-cell office:value-type="float" office:value="95">
            <text:p>95</text:p>
          </table:table-cell>
          <table:table-cell office:value-type="float" office:value="143">
            <text:p>143</text:p>
          </table:table-cell>
          <table:table-cell table:formula="of:=IF(OR([.F142]=&quot;&quot;;[.G142]=&quot;&quot;);&quot;&quot;;[.F142]+[.G142])" office:value-type="float" office:value="238">
            <text:p>238</text:p>
          </table:table-cell>
          <table:table-cell table:number-columns-repeated="3"/>
          <table:table-cell table:style-name="ce68" table:formula="of:=IF(OR([.I142]=&quot;&quot;;[.K142]=&quot;&quot;;[.K142]=&quot;&quot;);&quot;&quot;;SUM([.I142:.K142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42]=&quot;&quot;;&quot;&quot;;[.F142]-VLOOKUP([.$C142];currentgear;COLUMN()-18+4;0))" office:value-type="float" office:value="38">
            <text:p>38</text:p>
          </table:table-cell>
          <table:table-cell table:style-name="ce80" table:formula="of:=IF([.G142]=&quot;&quot;;&quot;&quot;;[.G142]-VLOOKUP([.$C142];currentgear;COLUMN()-18+4;0))" office:value-type="float" office:value="74">
            <text:p>74</text:p>
          </table:table-cell>
          <table:table-cell table:style-name="ce80" table:formula="of:=IF([.H142]=&quot;&quot;;&quot;&quot;;[.H142]-VLOOKUP([.$C142];currentgear;COLUMN()-18+4;0))" office:value-type="float" office:value="112">
            <text:p>112</text:p>
          </table:table-cell>
          <table:table-cell table:style-name="ce80" table:formula="of:=IF([.I142]=&quot;&quot;;&quot;&quot;;[.I142]-VLOOKUP([.$C142];currentgear;COLUMN()-18+4;0))">
            <text:p/>
          </table:table-cell>
          <table:table-cell table:style-name="ce80" table:formula="of:=IF([.J142]=&quot;&quot;;&quot;&quot;;[.J142]-VLOOKUP([.$C142];currentgear;COLUMN()-18+4;0))">
            <text:p/>
          </table:table-cell>
          <table:table-cell table:style-name="ce80" table:formula="of:=IF([.K142]=&quot;&quot;;&quot;&quot;;[.K142]-VLOOKUP([.$C142];currentgear;COLUMN()-18+4;0))">
            <text:p/>
          </table:table-cell>
          <table:table-cell table:style-name="ce80" table:formula="of:=IF([.L142]=&quot;&quot;;&quot;&quot;;[.L142]-VLOOKUP([.$C142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43]=&quot;&quot;;&quot;&quot;;[.C143])">
            <text:p/>
          </table:table-cell>
          <table:table-cell office:value-type="string">
            <text:p>Marketplace</text:p>
          </table:table-cell>
          <table:table-cell office:value-type="string">
            <text:p>Vehicle Water</text:p>
          </table:table-cell>
          <table:table-cell office:value-type="string">
            <text:p>&gt;&gt;52</text:p>
          </table:table-cell>
          <table:table-cell office:value-type="string">
            <text:p>Wave Charger Sigma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table:formula="of:=IF(OR([.F143]=&quot;&quot;;[.G143]=&quot;&quot;);&quot;&quot;;[.F143]+[.G143])" office:value-type="float" office:value="159">
            <text:p>159</text:p>
          </table:table-cell>
          <table:table-cell table:number-columns-repeated="3"/>
          <table:table-cell table:style-name="ce68" table:formula="of:=IF(OR([.I143]=&quot;&quot;;[.K143]=&quot;&quot;;[.K143]=&quot;&quot;);&quot;&quot;;SUM([.I143:.K14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43]=&quot;&quot;;&quot;&quot;;[.F143]-VLOOKUP([.$C143];currentgear;COLUMN()-18+4;0))" office:value-type="float" office:value="7">
            <text:p>7</text:p>
          </table:table-cell>
          <table:table-cell table:style-name="ce80" table:formula="of:=IF([.G143]=&quot;&quot;;&quot;&quot;;[.G143]-VLOOKUP([.$C143];currentgear;COLUMN()-18+4;0))" office:value-type="float" office:value="26">
            <text:p>26</text:p>
          </table:table-cell>
          <table:table-cell table:style-name="ce80" table:formula="of:=IF([.H143]=&quot;&quot;;&quot;&quot;;[.H143]-VLOOKUP([.$C143];currentgear;COLUMN()-18+4;0))" office:value-type="float" office:value="33">
            <text:p>33</text:p>
          </table:table-cell>
          <table:table-cell table:style-name="ce80" table:formula="of:=IF([.I143]=&quot;&quot;;&quot;&quot;;[.I143]-VLOOKUP([.$C143];currentgear;COLUMN()-18+4;0))">
            <text:p/>
          </table:table-cell>
          <table:table-cell table:style-name="ce80" table:formula="of:=IF([.J143]=&quot;&quot;;&quot;&quot;;[.J143]-VLOOKUP([.$C143];currentgear;COLUMN()-18+4;0))">
            <text:p/>
          </table:table-cell>
          <table:table-cell table:style-name="ce80" table:formula="of:=IF([.K143]=&quot;&quot;;&quot;&quot;;[.K143]-VLOOKUP([.$C143];currentgear;COLUMN()-18+4;0))">
            <text:p/>
          </table:table-cell>
          <table:table-cell table:style-name="ce80" table:formula="of:=IF([.L143]=&quot;&quot;;&quot;&quot;;[.L143]-VLOOKUP([.$C143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1">
          <table:table-cell table:formula="of:=IF([.P144]=&quot;&quot;;&quot;&quot;;[.C144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Blue Spirit</text:p>
          </table:table-cell>
          <table:table-cell table:number-columns-repeated="2"/>
          <table:table-cell table:formula="of:=IF(OR([.F144]=&quot;&quot;;[.G144]=&quot;&quot;);&quot;&quot;;[.F144]+[.G144])">
            <text:p/>
          </table:table-cell>
          <table:table-cell table:number-columns-repeated="3"/>
          <table:table-cell table:style-name="ce68" table:formula="of:=IF(OR([.I144]=&quot;&quot;;[.K144]=&quot;&quot;;[.K144]=&quot;&quot;);&quot;&quot;;SUM([.I144:.K144]))">
            <text:p/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144]=&quot;&quot;;&quot;&quot;;[.F144]-VLOOKUP([.$C144];currentgear;COLUMN()-18+4;0))">
            <text:p/>
          </table:table-cell>
          <table:table-cell table:style-name="ce80" table:formula="of:=IF([.G144]=&quot;&quot;;&quot;&quot;;[.G144]-VLOOKUP([.$C144];currentgear;COLUMN()-18+4;0))">
            <text:p/>
          </table:table-cell>
          <table:table-cell table:style-name="ce80" table:formula="of:=IF([.H144]=&quot;&quot;;&quot;&quot;;[.H144]-VLOOKUP([.$C144];currentgear;COLUMN()-18+4;0))">
            <text:p/>
          </table:table-cell>
          <table:table-cell table:style-name="ce80" table:formula="of:=IF([.I144]=&quot;&quot;;&quot;&quot;;[.I144]-VLOOKUP([.$C144];currentgear;COLUMN()-18+4;0))">
            <text:p/>
          </table:table-cell>
          <table:table-cell table:style-name="ce80" table:formula="of:=IF([.J144]=&quot;&quot;;&quot;&quot;;[.J144]-VLOOKUP([.$C144];currentgear;COLUMN()-18+4;0))">
            <text:p/>
          </table:table-cell>
          <table:table-cell table:style-name="ce80" table:formula="of:=IF([.K144]=&quot;&quot;;&quot;&quot;;[.K144]-VLOOKUP([.$C144];currentgear;COLUMN()-18+4;0))">
            <text:p/>
          </table:table-cell>
          <table:table-cell table:style-name="ce80" table:formula="of:=IF([.L144]=&quot;&quot;;&quot;&quot;;[.L144]-VLOOKUP([.$C144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45]=&quot;&quot;;&quot;&quot;;[.C145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Derner Lite S1</text:p>
          </table:table-cell>
          <table:table-cell table:number-columns-repeated="2"/>
          <table:table-cell table:formula="of:=IF(OR([.F145]=&quot;&quot;;[.G145]=&quot;&quot;);&quot;&quot;;[.F145]+[.G145])">
            <text:p/>
          </table:table-cell>
          <table:table-cell table:number-columns-repeated="3"/>
          <table:table-cell table:style-name="ce68" table:formula="of:=IF(OR([.I145]=&quot;&quot;;[.K145]=&quot;&quot;;[.K145]=&quot;&quot;);&quot;&quot;;SUM([.I145:.K145]))">
            <text:p/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145]=&quot;&quot;;&quot;&quot;;[.F145]-VLOOKUP([.$C145];currentgear;COLUMN()-18+4;0))">
            <text:p/>
          </table:table-cell>
          <table:table-cell table:style-name="ce80" table:formula="of:=IF([.G145]=&quot;&quot;;&quot;&quot;;[.G145]-VLOOKUP([.$C145];currentgear;COLUMN()-18+4;0))">
            <text:p/>
          </table:table-cell>
          <table:table-cell table:style-name="ce80" table:formula="of:=IF([.H145]=&quot;&quot;;&quot;&quot;;[.H145]-VLOOKUP([.$C145];currentgear;COLUMN()-18+4;0))">
            <text:p/>
          </table:table-cell>
          <table:table-cell table:style-name="ce80" table:formula="of:=IF([.I145]=&quot;&quot;;&quot;&quot;;[.I145]-VLOOKUP([.$C145];currentgear;COLUMN()-18+4;0))">
            <text:p/>
          </table:table-cell>
          <table:table-cell table:style-name="ce80" table:formula="of:=IF([.J145]=&quot;&quot;;&quot;&quot;;[.J145]-VLOOKUP([.$C145];currentgear;COLUMN()-18+4;0))">
            <text:p/>
          </table:table-cell>
          <table:table-cell table:style-name="ce80" table:formula="of:=IF([.K145]=&quot;&quot;;&quot;&quot;;[.K145]-VLOOKUP([.$C145];currentgear;COLUMN()-18+4;0))">
            <text:p/>
          </table:table-cell>
          <table:table-cell table:style-name="ce80" table:formula="of:=IF([.L145]=&quot;&quot;;&quot;&quot;;[.L145]-VLOOKUP([.$C145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46]=&quot;&quot;;&quot;&quot;;[.C146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Vunulev K1</text:p>
          </table:table-cell>
          <table:table-cell table:number-columns-repeated="2"/>
          <table:table-cell table:formula="of:=IF(OR([.F146]=&quot;&quot;;[.G146]=&quot;&quot;);&quot;&quot;;[.F146]+[.G146])">
            <text:p/>
          </table:table-cell>
          <table:table-cell table:number-columns-repeated="3"/>
          <table:table-cell table:style-name="ce68" table:formula="of:=IF(OR([.I146]=&quot;&quot;;[.K146]=&quot;&quot;;[.K146]=&quot;&quot;);&quot;&quot;;SUM([.I146:.K146]))">
            <text:p/>
          </table:table-cell>
          <table:table-cell table:style-name="ce68"/>
          <table:table-cell/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146]=&quot;&quot;;&quot;&quot;;[.F146]-VLOOKUP([.$C146];currentgear;COLUMN()-18+4;0))">
            <text:p/>
          </table:table-cell>
          <table:table-cell table:style-name="ce80" table:formula="of:=IF([.G146]=&quot;&quot;;&quot;&quot;;[.G146]-VLOOKUP([.$C146];currentgear;COLUMN()-18+4;0))">
            <text:p/>
          </table:table-cell>
          <table:table-cell table:style-name="ce80" table:formula="of:=IF([.H146]=&quot;&quot;;&quot;&quot;;[.H146]-VLOOKUP([.$C146];currentgear;COLUMN()-18+4;0))">
            <text:p/>
          </table:table-cell>
          <table:table-cell table:style-name="ce80" table:formula="of:=IF([.I146]=&quot;&quot;;&quot;&quot;;[.I146]-VLOOKUP([.$C146];currentgear;COLUMN()-18+4;0))">
            <text:p/>
          </table:table-cell>
          <table:table-cell table:style-name="ce80" table:formula="of:=IF([.J146]=&quot;&quot;;&quot;&quot;;[.J146]-VLOOKUP([.$C146];currentgear;COLUMN()-18+4;0))">
            <text:p/>
          </table:table-cell>
          <table:table-cell table:style-name="ce80" table:formula="of:=IF([.K146]=&quot;&quot;;&quot;&quot;;[.K146]-VLOOKUP([.$C146];currentgear;COLUMN()-18+4;0))">
            <text:p/>
          </table:table-cell>
          <table:table-cell table:style-name="ce80" table:formula="of:=IF([.L146]=&quot;&quot;;&quot;&quot;;[.L146]-VLOOKUP([.$C146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47]=&quot;&quot;;&quot;&quot;;[.C147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P1 Rocket Kit</text:p>
          </table:table-cell>
          <table:table-cell table:number-columns-repeated="2"/>
          <table:table-cell table:formula="of:=IF(OR([.F147]=&quot;&quot;;[.G147]=&quot;&quot;);&quot;&quot;;[.F147]+[.G147])">
            <text:p/>
          </table:table-cell>
          <table:table-cell table:number-columns-repeated="3"/>
          <table:table-cell table:style-name="ce68" table:formula="of:=IF(OR([.I147]=&quot;&quot;;[.K147]=&quot;&quot;;[.K147]=&quot;&quot;);&quot;&quot;;SUM([.I147:.K147]))">
            <text:p/>
          </table:table-cell>
          <table:table-cell table:style-name="ce68"/>
          <table:table-cell/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147]=&quot;&quot;;&quot;&quot;;[.F147]-VLOOKUP([.$C147];currentgear;COLUMN()-18+4;0))">
            <text:p/>
          </table:table-cell>
          <table:table-cell table:style-name="ce80" table:formula="of:=IF([.G147]=&quot;&quot;;&quot;&quot;;[.G147]-VLOOKUP([.$C147];currentgear;COLUMN()-18+4;0))">
            <text:p/>
          </table:table-cell>
          <table:table-cell table:style-name="ce80" table:formula="of:=IF([.H147]=&quot;&quot;;&quot;&quot;;[.H147]-VLOOKUP([.$C147];currentgear;COLUMN()-18+4;0))">
            <text:p/>
          </table:table-cell>
          <table:table-cell table:style-name="ce80" table:formula="of:=IF([.I147]=&quot;&quot;;&quot;&quot;;[.I147]-VLOOKUP([.$C147];currentgear;COLUMN()-18+4;0))">
            <text:p/>
          </table:table-cell>
          <table:table-cell table:style-name="ce80" table:formula="of:=IF([.J147]=&quot;&quot;;&quot;&quot;;[.J147]-VLOOKUP([.$C147];currentgear;COLUMN()-18+4;0))">
            <text:p/>
          </table:table-cell>
          <table:table-cell table:style-name="ce80" table:formula="of:=IF([.K147]=&quot;&quot;;&quot;&quot;;[.K147]-VLOOKUP([.$C147];currentgear;COLUMN()-18+4;0))">
            <text:p/>
          </table:table-cell>
          <table:table-cell table:style-name="ce80" table:formula="of:=IF([.L147]=&quot;&quot;;&quot;&quot;;[.L147]-VLOOKUP([.$C147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48]=&quot;&quot;;&quot;&quot;;[.C148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T1 Breeze</text:p>
          </table:table-cell>
          <table:table-cell table:number-columns-repeated="2"/>
          <table:table-cell table:formula="of:=IF(OR([.F148]=&quot;&quot;;[.G148]=&quot;&quot;);&quot;&quot;;[.F148]+[.G148])">
            <text:p/>
          </table:table-cell>
          <table:table-cell table:number-columns-repeated="3"/>
          <table:table-cell table:style-name="ce68" table:formula="of:=IF(OR([.I148]=&quot;&quot;;[.K148]=&quot;&quot;;[.K148]=&quot;&quot;);&quot;&quot;;SUM([.I148:.K148]))">
            <text:p/>
          </table:table-cell>
          <table:table-cell table:style-name="ce68"/>
          <table:table-cell/>
          <table:table-cell table:style-name="ce68" office:value-type="float" office:value="35">
            <text:p>35</text:p>
          </table:table-cell>
          <table:table-cell/>
          <table:table-cell/>
          <table:table-cell table:style-name="ce80" table:formula="of:=IF([.F148]=&quot;&quot;;&quot;&quot;;[.F148]-VLOOKUP([.$C148];currentgear;COLUMN()-18+4;0))">
            <text:p/>
          </table:table-cell>
          <table:table-cell table:style-name="ce80" table:formula="of:=IF([.G148]=&quot;&quot;;&quot;&quot;;[.G148]-VLOOKUP([.$C148];currentgear;COLUMN()-18+4;0))">
            <text:p/>
          </table:table-cell>
          <table:table-cell table:style-name="ce80" table:formula="of:=IF([.H148]=&quot;&quot;;&quot;&quot;;[.H148]-VLOOKUP([.$C148];currentgear;COLUMN()-18+4;0))">
            <text:p/>
          </table:table-cell>
          <table:table-cell table:style-name="ce80" table:formula="of:=IF([.I148]=&quot;&quot;;&quot;&quot;;[.I148]-VLOOKUP([.$C148];currentgear;COLUMN()-18+4;0))">
            <text:p/>
          </table:table-cell>
          <table:table-cell table:style-name="ce80" table:formula="of:=IF([.J148]=&quot;&quot;;&quot;&quot;;[.J148]-VLOOKUP([.$C148];currentgear;COLUMN()-18+4;0))">
            <text:p/>
          </table:table-cell>
          <table:table-cell table:style-name="ce80" table:formula="of:=IF([.K148]=&quot;&quot;;&quot;&quot;;[.K148]-VLOOKUP([.$C148];currentgear;COLUMN()-18+4;0))">
            <text:p/>
          </table:table-cell>
          <table:table-cell table:style-name="ce80" table:formula="of:=IF([.L148]=&quot;&quot;;&quot;&quot;;[.L148]-VLOOKUP([.$C148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49]=&quot;&quot;;&quot;&quot;;[.C149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T11 Thunder 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formula="of:=IF(OR([.F149]=&quot;&quot;;[.G149]=&quot;&quot;);&quot;&quot;;[.F149]+[.G149])"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68" table:formula="of:=IF(OR([.I149]=&quot;&quot;;[.K149]=&quot;&quot;;[.K149]=&quot;&quot;);&quot;&quot;;SUM([.I149:.K149]))" office:value-type="float" office:value="16">
            <text:p>16</text:p>
          </table:table-cell>
          <table:table-cell table:style-name="ce68" office:value-type="float" office:value="18000">
            <text:p>18.000</text:p>
          </table:table-cell>
          <table:table-cell/>
          <table:table-cell table:style-name="ce68"/>
          <table:table-cell/>
          <table:table-cell/>
          <table:table-cell table:style-name="ce80" table:formula="of:=IF([.F149]=&quot;&quot;;&quot;&quot;;[.F149]-VLOOKUP([.$C149];currentgear;COLUMN()-18+4;0))" office:value-type="float" office:value="-35">
            <text:p>-35</text:p>
          </table:table-cell>
          <table:table-cell table:style-name="ce80" table:formula="of:=IF([.G149]=&quot;&quot;;&quot;&quot;;[.G149]-VLOOKUP([.$C149];currentgear;COLUMN()-18+4;0))" office:value-type="float" office:value="-36">
            <text:p>-36</text:p>
          </table:table-cell>
          <table:table-cell table:style-name="ce80" table:formula="of:=IF([.H149]=&quot;&quot;;&quot;&quot;;[.H149]-VLOOKUP([.$C149];currentgear;COLUMN()-18+4;0))" office:value-type="float" office:value="-71">
            <text:p>-71</text:p>
          </table:table-cell>
          <table:table-cell table:style-name="ce80" table:formula="of:=IF([.I149]=&quot;&quot;;&quot;&quot;;[.I149]-VLOOKUP([.$C149];currentgear;COLUMN()-18+4;0))" office:value-type="float" office:value="-3">
            <text:p>-3</text:p>
          </table:table-cell>
          <table:table-cell table:style-name="ce80" table:formula="of:=IF([.J149]=&quot;&quot;;&quot;&quot;;[.J149]-VLOOKUP([.$C149];currentgear;COLUMN()-18+4;0))" office:value-type="float" office:value="-8">
            <text:p>-8</text:p>
          </table:table-cell>
          <table:table-cell table:style-name="ce80" table:formula="of:=IF([.K149]=&quot;&quot;;&quot;&quot;;[.K149]-VLOOKUP([.$C149];currentgear;COLUMN()-18+4;0))" office:value-type="float" office:value="-10">
            <text:p>-10</text:p>
          </table:table-cell>
          <table:table-cell table:style-name="ce80" table:formula="of:=IF([.L149]=&quot;&quot;;&quot;&quot;;[.L149]-VLOOKUP([.$C149];currentgear;COLUMN()-18+4;0))" office:value-type="float" office:value="-21">
            <text:p>-21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1">
          <table:table-cell table:formula="of:=IF([.P150]=&quot;&quot;;&quot;&quot;;[.C150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T21 Storm</text:p>
          </table:table-cell>
          <table:table-cell table:number-columns-repeated="2"/>
          <table:table-cell table:formula="of:=IF(OR([.F150]=&quot;&quot;;[.G150]=&quot;&quot;);&quot;&quot;;[.F150]+[.G150])">
            <text:p/>
          </table:table-cell>
          <table:table-cell table:number-columns-repeated="3"/>
          <table:table-cell table:style-name="ce68" table:formula="of:=IF(OR([.I150]=&quot;&quot;;[.K150]=&quot;&quot;;[.K150]=&quot;&quot;);&quot;&quot;;SUM([.I150:.K150]))">
            <text:p/>
          </table:table-cell>
          <table:table-cell table:style-name="ce68"/>
          <table:table-cell/>
          <table:table-cell table:style-name="ce68" office:value-type="float" office:value="35">
            <text:p>35</text:p>
          </table:table-cell>
          <table:table-cell/>
          <table:table-cell/>
          <table:table-cell table:style-name="ce80" table:formula="of:=IF([.F150]=&quot;&quot;;&quot;&quot;;[.F150]-VLOOKUP([.$C150];currentgear;COLUMN()-18+4;0))">
            <text:p/>
          </table:table-cell>
          <table:table-cell table:style-name="ce80" table:formula="of:=IF([.G150]=&quot;&quot;;&quot;&quot;;[.G150]-VLOOKUP([.$C150];currentgear;COLUMN()-18+4;0))">
            <text:p/>
          </table:table-cell>
          <table:table-cell table:style-name="ce80" table:formula="of:=IF([.H150]=&quot;&quot;;&quot;&quot;;[.H150]-VLOOKUP([.$C150];currentgear;COLUMN()-18+4;0))">
            <text:p/>
          </table:table-cell>
          <table:table-cell table:style-name="ce80" table:formula="of:=IF([.I150]=&quot;&quot;;&quot;&quot;;[.I150]-VLOOKUP([.$C150];currentgear;COLUMN()-18+4;0))">
            <text:p/>
          </table:table-cell>
          <table:table-cell table:style-name="ce80" table:formula="of:=IF([.J150]=&quot;&quot;;&quot;&quot;;[.J150]-VLOOKUP([.$C150];currentgear;COLUMN()-18+4;0))">
            <text:p/>
          </table:table-cell>
          <table:table-cell table:style-name="ce80" table:formula="of:=IF([.K150]=&quot;&quot;;&quot;&quot;;[.K150]-VLOOKUP([.$C150];currentgear;COLUMN()-18+4;0))">
            <text:p/>
          </table:table-cell>
          <table:table-cell table:style-name="ce80" table:formula="of:=IF([.L150]=&quot;&quot;;&quot;&quot;;[.L150]-VLOOKUP([.$C150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1]=&quot;&quot;;&quot;&quot;;[.C151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/>
          <table:table-cell office:value-type="string">
            <text:p>C49 Atomix</text:p>
          </table:table-cell>
          <table:table-cell table:number-columns-repeated="2"/>
          <table:table-cell table:formula="of:=IF(OR([.F151]=&quot;&quot;;[.G151]=&quot;&quot;);&quot;&quot;;[.F151]+[.G151])">
            <text:p/>
          </table:table-cell>
          <table:table-cell table:number-columns-repeated="3"/>
          <table:table-cell table:style-name="ce68" table:formula="of:=IF(OR([.I151]=&quot;&quot;;[.K151]=&quot;&quot;;[.K151]=&quot;&quot;);&quot;&quot;;SUM([.I151:.K151]))">
            <text:p/>
          </table:table-cell>
          <table:table-cell table:style-name="ce68"/>
          <table:table-cell/>
          <table:table-cell table:style-name="ce68" office:value-type="float" office:value="35">
            <text:p>35</text:p>
          </table:table-cell>
          <table:table-cell/>
          <table:table-cell/>
          <table:table-cell table:style-name="ce80" table:formula="of:=IF([.F151]=&quot;&quot;;&quot;&quot;;[.F151]-VLOOKUP([.$C151];currentgear;COLUMN()-18+4;0))">
            <text:p/>
          </table:table-cell>
          <table:table-cell table:style-name="ce80" table:formula="of:=IF([.G151]=&quot;&quot;;&quot;&quot;;[.G151]-VLOOKUP([.$C151];currentgear;COLUMN()-18+4;0))">
            <text:p/>
          </table:table-cell>
          <table:table-cell table:style-name="ce80" table:formula="of:=IF([.H151]=&quot;&quot;;&quot;&quot;;[.H151]-VLOOKUP([.$C151];currentgear;COLUMN()-18+4;0))">
            <text:p/>
          </table:table-cell>
          <table:table-cell table:style-name="ce80" table:formula="of:=IF([.I151]=&quot;&quot;;&quot;&quot;;[.I151]-VLOOKUP([.$C151];currentgear;COLUMN()-18+4;0))">
            <text:p/>
          </table:table-cell>
          <table:table-cell table:style-name="ce80" table:formula="of:=IF([.J151]=&quot;&quot;;&quot;&quot;;[.J151]-VLOOKUP([.$C151];currentgear;COLUMN()-18+4;0))">
            <text:p/>
          </table:table-cell>
          <table:table-cell table:style-name="ce80" table:formula="of:=IF([.K151]=&quot;&quot;;&quot;&quot;;[.K151]-VLOOKUP([.$C151];currentgear;COLUMN()-18+4;0))">
            <text:p/>
          </table:table-cell>
          <table:table-cell table:style-name="ce80" table:formula="of:=IF([.L151]=&quot;&quot;;&quot;&quot;;[.L151]-VLOOKUP([.$C151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2]=&quot;&quot;;&quot;&quot;;[.C152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27">
            <text:p>27</text:p>
          </table:table-cell>
          <table:table-cell office:value-type="string">
            <text:p>Derner Lite S2</text:p>
          </table:table-cell>
          <table:table-cell table:number-columns-repeated="2"/>
          <table:table-cell table:formula="of:=IF(OR([.F152]=&quot;&quot;;[.G152]=&quot;&quot;);&quot;&quot;;[.F152]+[.G152])">
            <text:p/>
          </table:table-cell>
          <table:table-cell table:number-columns-repeated="3"/>
          <table:table-cell table:style-name="ce68" table:formula="of:=IF(OR([.I152]=&quot;&quot;;[.K152]=&quot;&quot;;[.K152]=&quot;&quot;);&quot;&quot;;SUM([.I152:.K152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52]=&quot;&quot;;&quot;&quot;;[.F152]-VLOOKUP([.$C152];currentgear;COLUMN()-18+4;0))">
            <text:p/>
          </table:table-cell>
          <table:table-cell table:style-name="ce80" table:formula="of:=IF([.G152]=&quot;&quot;;&quot;&quot;;[.G152]-VLOOKUP([.$C152];currentgear;COLUMN()-18+4;0))">
            <text:p/>
          </table:table-cell>
          <table:table-cell table:style-name="ce80" table:formula="of:=IF([.H152]=&quot;&quot;;&quot;&quot;;[.H152]-VLOOKUP([.$C152];currentgear;COLUMN()-18+4;0))">
            <text:p/>
          </table:table-cell>
          <table:table-cell table:style-name="ce80" table:formula="of:=IF([.I152]=&quot;&quot;;&quot;&quot;;[.I152]-VLOOKUP([.$C152];currentgear;COLUMN()-18+4;0))">
            <text:p/>
          </table:table-cell>
          <table:table-cell table:style-name="ce80" table:formula="of:=IF([.J152]=&quot;&quot;;&quot;&quot;;[.J152]-VLOOKUP([.$C152];currentgear;COLUMN()-18+4;0))">
            <text:p/>
          </table:table-cell>
          <table:table-cell table:style-name="ce80" table:formula="of:=IF([.K152]=&quot;&quot;;&quot;&quot;;[.K152]-VLOOKUP([.$C152];currentgear;COLUMN()-18+4;0))">
            <text:p/>
          </table:table-cell>
          <table:table-cell table:style-name="ce80" table:formula="of:=IF([.L152]=&quot;&quot;;&quot;&quot;;[.L152]-VLOOKUP([.$C152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3]=&quot;&quot;;&quot;&quot;;[.C153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28">
            <text:p>28</text:p>
          </table:table-cell>
          <table:table-cell office:value-type="string">
            <text:p>Vunulev K2</text:p>
          </table:table-cell>
          <table:table-cell table:number-columns-repeated="2"/>
          <table:table-cell table:formula="of:=IF(OR([.F153]=&quot;&quot;;[.G153]=&quot;&quot;);&quot;&quot;;[.F153]+[.G153])">
            <text:p/>
          </table:table-cell>
          <table:table-cell table:number-columns-repeated="3"/>
          <table:table-cell table:style-name="ce68" table:formula="of:=IF(OR([.I153]=&quot;&quot;;[.K153]=&quot;&quot;;[.K153]=&quot;&quot;);&quot;&quot;;SUM([.I153:.K15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53]=&quot;&quot;;&quot;&quot;;[.F153]-VLOOKUP([.$C153];currentgear;COLUMN()-18+4;0))">
            <text:p/>
          </table:table-cell>
          <table:table-cell table:style-name="ce80" table:formula="of:=IF([.G153]=&quot;&quot;;&quot;&quot;;[.G153]-VLOOKUP([.$C153];currentgear;COLUMN()-18+4;0))">
            <text:p/>
          </table:table-cell>
          <table:table-cell table:style-name="ce80" table:formula="of:=IF([.H153]=&quot;&quot;;&quot;&quot;;[.H153]-VLOOKUP([.$C153];currentgear;COLUMN()-18+4;0))">
            <text:p/>
          </table:table-cell>
          <table:table-cell table:style-name="ce80" table:formula="of:=IF([.I153]=&quot;&quot;;&quot;&quot;;[.I153]-VLOOKUP([.$C153];currentgear;COLUMN()-18+4;0))">
            <text:p/>
          </table:table-cell>
          <table:table-cell table:style-name="ce80" table:formula="of:=IF([.J153]=&quot;&quot;;&quot;&quot;;[.J153]-VLOOKUP([.$C153];currentgear;COLUMN()-18+4;0))">
            <text:p/>
          </table:table-cell>
          <table:table-cell table:style-name="ce80" table:formula="of:=IF([.K153]=&quot;&quot;;&quot;&quot;;[.K153]-VLOOKUP([.$C153];currentgear;COLUMN()-18+4;0))">
            <text:p/>
          </table:table-cell>
          <table:table-cell table:style-name="ce80" table:formula="of:=IF([.L153]=&quot;&quot;;&quot;&quot;;[.L153]-VLOOKUP([.$C153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54]=&quot;&quot;;&quot;&quot;;[.C154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29">
            <text:p>29</text:p>
          </table:table-cell>
          <table:table-cell office:value-type="string">
            <text:p>P2 Rocket Kit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formula="of:=IF(OR([.F154]=&quot;&quot;;[.G154]=&quot;&quot;);&quot;&quot;;[.F154]+[.G154])" office:value-type="float" office:value="80">
            <text:p>80</text:p>
          </table:table-cell>
          <table:table-cell table:number-columns-repeated="3"/>
          <table:table-cell table:style-name="ce68" table:formula="of:=IF(OR([.I154]=&quot;&quot;;[.K154]=&quot;&quot;;[.K154]=&quot;&quot;);&quot;&quot;;SUM([.I154:.K154]))">
            <text:p/>
          </table:table-cell>
          <table:table-cell table:style-name="ce68"/>
          <table:table-cell/>
          <table:table-cell table:style-name="ce68" office:value-type="float" office:value="45">
            <text:p>45</text:p>
          </table:table-cell>
          <table:table-cell/>
          <table:table-cell/>
          <table:table-cell table:style-name="ce80" table:formula="of:=IF([.F154]=&quot;&quot;;&quot;&quot;;[.F154]-VLOOKUP([.$C154];currentgear;COLUMN()-18+4;0))" office:value-type="float" office:value="-26">
            <text:p>-26</text:p>
          </table:table-cell>
          <table:table-cell table:style-name="ce80" table:formula="of:=IF([.G154]=&quot;&quot;;&quot;&quot;;[.G154]-VLOOKUP([.$C154];currentgear;COLUMN()-18+4;0))" office:value-type="float" office:value="-22">
            <text:p>-22</text:p>
          </table:table-cell>
          <table:table-cell table:style-name="ce80" table:formula="of:=IF([.H154]=&quot;&quot;;&quot;&quot;;[.H154]-VLOOKUP([.$C154];currentgear;COLUMN()-18+4;0))" office:value-type="float" office:value="-48">
            <text:p>-48</text:p>
          </table:table-cell>
          <table:table-cell table:style-name="ce80" table:formula="of:=IF([.I154]=&quot;&quot;;&quot;&quot;;[.I154]-VLOOKUP([.$C154];currentgear;COLUMN()-18+4;0))">
            <text:p/>
          </table:table-cell>
          <table:table-cell table:style-name="ce80" table:formula="of:=IF([.J154]=&quot;&quot;;&quot;&quot;;[.J154]-VLOOKUP([.$C154];currentgear;COLUMN()-18+4;0))">
            <text:p/>
          </table:table-cell>
          <table:table-cell table:style-name="ce80" table:formula="of:=IF([.K154]=&quot;&quot;;&quot;&quot;;[.K154]-VLOOKUP([.$C154];currentgear;COLUMN()-18+4;0))">
            <text:p/>
          </table:table-cell>
          <table:table-cell table:style-name="ce80" table:formula="of:=IF([.L154]=&quot;&quot;;&quot;&quot;;[.L154]-VLOOKUP([.$C154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5]=&quot;&quot;;&quot;&quot;;[.C155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0">
            <text:p>30</text:p>
          </table:table-cell>
          <table:table-cell office:value-type="string">
            <text:p>T2 Breeze</text:p>
          </table:table-cell>
          <table:table-cell table:number-columns-repeated="2"/>
          <table:table-cell table:formula="of:=IF(OR([.F155]=&quot;&quot;;[.G155]=&quot;&quot;);&quot;&quot;;[.F155]+[.G155])">
            <text:p/>
          </table:table-cell>
          <table:table-cell table:number-columns-repeated="3"/>
          <table:table-cell table:style-name="ce68" table:formula="of:=IF(OR([.I155]=&quot;&quot;;[.K155]=&quot;&quot;;[.K155]=&quot;&quot;);&quot;&quot;;SUM([.I155:.K155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55]=&quot;&quot;;&quot;&quot;;[.F155]-VLOOKUP([.$C155];currentgear;COLUMN()-18+4;0))">
            <text:p/>
          </table:table-cell>
          <table:table-cell table:style-name="ce80" table:formula="of:=IF([.G155]=&quot;&quot;;&quot;&quot;;[.G155]-VLOOKUP([.$C155];currentgear;COLUMN()-18+4;0))">
            <text:p/>
          </table:table-cell>
          <table:table-cell table:style-name="ce80" table:formula="of:=IF([.H155]=&quot;&quot;;&quot;&quot;;[.H155]-VLOOKUP([.$C155];currentgear;COLUMN()-18+4;0))">
            <text:p/>
          </table:table-cell>
          <table:table-cell table:style-name="ce80" table:formula="of:=IF([.I155]=&quot;&quot;;&quot;&quot;;[.I155]-VLOOKUP([.$C155];currentgear;COLUMN()-18+4;0))">
            <text:p/>
          </table:table-cell>
          <table:table-cell table:style-name="ce80" table:formula="of:=IF([.J155]=&quot;&quot;;&quot;&quot;;[.J155]-VLOOKUP([.$C155];currentgear;COLUMN()-18+4;0))">
            <text:p/>
          </table:table-cell>
          <table:table-cell table:style-name="ce80" table:formula="of:=IF([.K155]=&quot;&quot;;&quot;&quot;;[.K155]-VLOOKUP([.$C155];currentgear;COLUMN()-18+4;0))">
            <text:p/>
          </table:table-cell>
          <table:table-cell table:style-name="ce80" table:formula="of:=IF([.L155]=&quot;&quot;;&quot;&quot;;[.L155]-VLOOKUP([.$C155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6]=&quot;&quot;;&quot;&quot;;[.C156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2">
            <text:p>32</text:p>
          </table:table-cell>
          <table:table-cell office:value-type="string">
            <text:p>T22 Storm</text:p>
          </table:table-cell>
          <table:table-cell table:number-columns-repeated="2"/>
          <table:table-cell table:formula="of:=IF(OR([.F156]=&quot;&quot;;[.G156]=&quot;&quot;);&quot;&quot;;[.F156]+[.G156])">
            <text:p/>
          </table:table-cell>
          <table:table-cell table:number-columns-repeated="3"/>
          <table:table-cell table:style-name="ce68" table:formula="of:=IF(OR([.I156]=&quot;&quot;;[.K156]=&quot;&quot;;[.K156]=&quot;&quot;);&quot;&quot;;SUM([.I156:.K15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56]=&quot;&quot;;&quot;&quot;;[.F156]-VLOOKUP([.$C156];currentgear;COLUMN()-18+4;0))">
            <text:p/>
          </table:table-cell>
          <table:table-cell table:style-name="ce80" table:formula="of:=IF([.G156]=&quot;&quot;;&quot;&quot;;[.G156]-VLOOKUP([.$C156];currentgear;COLUMN()-18+4;0))">
            <text:p/>
          </table:table-cell>
          <table:table-cell table:style-name="ce80" table:formula="of:=IF([.H156]=&quot;&quot;;&quot;&quot;;[.H156]-VLOOKUP([.$C156];currentgear;COLUMN()-18+4;0))">
            <text:p/>
          </table:table-cell>
          <table:table-cell table:style-name="ce80" table:formula="of:=IF([.I156]=&quot;&quot;;&quot;&quot;;[.I156]-VLOOKUP([.$C156];currentgear;COLUMN()-18+4;0))">
            <text:p/>
          </table:table-cell>
          <table:table-cell table:style-name="ce80" table:formula="of:=IF([.J156]=&quot;&quot;;&quot;&quot;;[.J156]-VLOOKUP([.$C156];currentgear;COLUMN()-18+4;0))">
            <text:p/>
          </table:table-cell>
          <table:table-cell table:style-name="ce80" table:formula="of:=IF([.K156]=&quot;&quot;;&quot;&quot;;[.K156]-VLOOKUP([.$C156];currentgear;COLUMN()-18+4;0))">
            <text:p/>
          </table:table-cell>
          <table:table-cell table:style-name="ce80" table:formula="of:=IF([.L156]=&quot;&quot;;&quot;&quot;;[.L156]-VLOOKUP([.$C156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7]=&quot;&quot;;&quot;&quot;;[.C157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3">
            <text:p>33</text:p>
          </table:table-cell>
          <table:table-cell office:value-type="string">
            <text:p>C59 Atomix</text:p>
          </table:table-cell>
          <table:table-cell table:number-columns-repeated="2"/>
          <table:table-cell table:formula="of:=IF(OR([.F157]=&quot;&quot;;[.G157]=&quot;&quot;);&quot;&quot;;[.F157]+[.G157])">
            <text:p/>
          </table:table-cell>
          <table:table-cell table:number-columns-repeated="3"/>
          <table:table-cell table:style-name="ce68" table:formula="of:=IF(OR([.I157]=&quot;&quot;;[.K157]=&quot;&quot;;[.K157]=&quot;&quot;);&quot;&quot;;SUM([.I157:.K157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57]=&quot;&quot;;&quot;&quot;;[.F157]-VLOOKUP([.$C157];currentgear;COLUMN()-18+4;0))">
            <text:p/>
          </table:table-cell>
          <table:table-cell table:style-name="ce80" table:formula="of:=IF([.G157]=&quot;&quot;;&quot;&quot;;[.G157]-VLOOKUP([.$C157];currentgear;COLUMN()-18+4;0))">
            <text:p/>
          </table:table-cell>
          <table:table-cell table:style-name="ce80" table:formula="of:=IF([.H157]=&quot;&quot;;&quot;&quot;;[.H157]-VLOOKUP([.$C157];currentgear;COLUMN()-18+4;0))">
            <text:p/>
          </table:table-cell>
          <table:table-cell table:style-name="ce80" table:formula="of:=IF([.I157]=&quot;&quot;;&quot;&quot;;[.I157]-VLOOKUP([.$C157];currentgear;COLUMN()-18+4;0))">
            <text:p/>
          </table:table-cell>
          <table:table-cell table:style-name="ce80" table:formula="of:=IF([.J157]=&quot;&quot;;&quot;&quot;;[.J157]-VLOOKUP([.$C157];currentgear;COLUMN()-18+4;0))">
            <text:p/>
          </table:table-cell>
          <table:table-cell table:style-name="ce80" table:formula="of:=IF([.K157]=&quot;&quot;;&quot;&quot;;[.K157]-VLOOKUP([.$C157];currentgear;COLUMN()-18+4;0))">
            <text:p/>
          </table:table-cell>
          <table:table-cell table:style-name="ce80" table:formula="of:=IF([.L157]=&quot;&quot;;&quot;&quot;;[.L157]-VLOOKUP([.$C157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8]=&quot;&quot;;&quot;&quot;;[.C158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4">
            <text:p>34</text:p>
          </table:table-cell>
          <table:table-cell office:value-type="string">
            <text:p>Updraft</text:p>
          </table:table-cell>
          <table:table-cell table:number-columns-repeated="2"/>
          <table:table-cell table:formula="of:=IF(OR([.F158]=&quot;&quot;;[.G158]=&quot;&quot;);&quot;&quot;;[.F158]+[.G158])">
            <text:p/>
          </table:table-cell>
          <table:table-cell table:number-columns-repeated="3"/>
          <table:table-cell table:style-name="ce68" table:formula="of:=IF(OR([.I158]=&quot;&quot;;[.K158]=&quot;&quot;;[.K158]=&quot;&quot;);&quot;&quot;;SUM([.I158:.K158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58]=&quot;&quot;;&quot;&quot;;[.F158]-VLOOKUP([.$C158];currentgear;COLUMN()-18+4;0))">
            <text:p/>
          </table:table-cell>
          <table:table-cell table:style-name="ce80" table:formula="of:=IF([.G158]=&quot;&quot;;&quot;&quot;;[.G158]-VLOOKUP([.$C158];currentgear;COLUMN()-18+4;0))">
            <text:p/>
          </table:table-cell>
          <table:table-cell table:style-name="ce80" table:formula="of:=IF([.H158]=&quot;&quot;;&quot;&quot;;[.H158]-VLOOKUP([.$C158];currentgear;COLUMN()-18+4;0))">
            <text:p/>
          </table:table-cell>
          <table:table-cell table:style-name="ce80" table:formula="of:=IF([.I158]=&quot;&quot;;&quot;&quot;;[.I158]-VLOOKUP([.$C158];currentgear;COLUMN()-18+4;0))">
            <text:p/>
          </table:table-cell>
          <table:table-cell table:style-name="ce80" table:formula="of:=IF([.J158]=&quot;&quot;;&quot;&quot;;[.J158]-VLOOKUP([.$C158];currentgear;COLUMN()-18+4;0))">
            <text:p/>
          </table:table-cell>
          <table:table-cell table:style-name="ce80" table:formula="of:=IF([.K158]=&quot;&quot;;&quot;&quot;;[.K158]-VLOOKUP([.$C158];currentgear;COLUMN()-18+4;0))">
            <text:p/>
          </table:table-cell>
          <table:table-cell table:style-name="ce80" table:formula="of:=IF([.L158]=&quot;&quot;;&quot;&quot;;[.L158]-VLOOKUP([.$C158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59]=&quot;&quot;;&quot;&quot;;[.C159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6">
            <text:p>36</text:p>
          </table:table-cell>
          <table:table-cell office:value-type="string">
            <text:p>Vunulev K3</text:p>
          </table:table-cell>
          <table:table-cell table:number-columns-repeated="2"/>
          <table:table-cell table:formula="of:=IF(OR([.F159]=&quot;&quot;;[.G159]=&quot;&quot;);&quot;&quot;;[.F159]+[.G159])">
            <text:p/>
          </table:table-cell>
          <table:table-cell table:number-columns-repeated="3"/>
          <table:table-cell table:style-name="ce68" table:formula="of:=IF(OR([.I159]=&quot;&quot;;[.K159]=&quot;&quot;;[.K159]=&quot;&quot;);&quot;&quot;;SUM([.I159:.K15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59]=&quot;&quot;;&quot;&quot;;[.F159]-VLOOKUP([.$C159];currentgear;COLUMN()-18+4;0))">
            <text:p/>
          </table:table-cell>
          <table:table-cell table:style-name="ce80" table:formula="of:=IF([.G159]=&quot;&quot;;&quot;&quot;;[.G159]-VLOOKUP([.$C159];currentgear;COLUMN()-18+4;0))">
            <text:p/>
          </table:table-cell>
          <table:table-cell table:style-name="ce80" table:formula="of:=IF([.H159]=&quot;&quot;;&quot;&quot;;[.H159]-VLOOKUP([.$C159];currentgear;COLUMN()-18+4;0))">
            <text:p/>
          </table:table-cell>
          <table:table-cell table:style-name="ce80" table:formula="of:=IF([.I159]=&quot;&quot;;&quot;&quot;;[.I159]-VLOOKUP([.$C159];currentgear;COLUMN()-18+4;0))">
            <text:p/>
          </table:table-cell>
          <table:table-cell table:style-name="ce80" table:formula="of:=IF([.J159]=&quot;&quot;;&quot;&quot;;[.J159]-VLOOKUP([.$C159];currentgear;COLUMN()-18+4;0))">
            <text:p/>
          </table:table-cell>
          <table:table-cell table:style-name="ce80" table:formula="of:=IF([.K159]=&quot;&quot;;&quot;&quot;;[.K159]-VLOOKUP([.$C159];currentgear;COLUMN()-18+4;0))">
            <text:p/>
          </table:table-cell>
          <table:table-cell table:style-name="ce80" table:formula="of:=IF([.L159]=&quot;&quot;;&quot;&quot;;[.L159]-VLOOKUP([.$C159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0]=&quot;&quot;;&quot;&quot;;[.C160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7">
            <text:p>37</text:p>
          </table:table-cell>
          <table:table-cell office:value-type="string">
            <text:p>P3 Rocket Kit</text:p>
          </table:table-cell>
          <table:table-cell table:number-columns-repeated="2"/>
          <table:table-cell table:formula="of:=IF(OR([.F160]=&quot;&quot;;[.G160]=&quot;&quot;);&quot;&quot;;[.F160]+[.G160])">
            <text:p/>
          </table:table-cell>
          <table:table-cell table:number-columns-repeated="3"/>
          <table:table-cell table:style-name="ce68" table:formula="of:=IF(OR([.I160]=&quot;&quot;;[.K160]=&quot;&quot;;[.K160]=&quot;&quot;);&quot;&quot;;SUM([.I160:.K16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0]=&quot;&quot;;&quot;&quot;;[.F160]-VLOOKUP([.$C160];currentgear;COLUMN()-18+4;0))">
            <text:p/>
          </table:table-cell>
          <table:table-cell table:style-name="ce80" table:formula="of:=IF([.G160]=&quot;&quot;;&quot;&quot;;[.G160]-VLOOKUP([.$C160];currentgear;COLUMN()-18+4;0))">
            <text:p/>
          </table:table-cell>
          <table:table-cell table:style-name="ce80" table:formula="of:=IF([.H160]=&quot;&quot;;&quot;&quot;;[.H160]-VLOOKUP([.$C160];currentgear;COLUMN()-18+4;0))">
            <text:p/>
          </table:table-cell>
          <table:table-cell table:style-name="ce80" table:formula="of:=IF([.I160]=&quot;&quot;;&quot;&quot;;[.I160]-VLOOKUP([.$C160];currentgear;COLUMN()-18+4;0))">
            <text:p/>
          </table:table-cell>
          <table:table-cell table:style-name="ce80" table:formula="of:=IF([.J160]=&quot;&quot;;&quot;&quot;;[.J160]-VLOOKUP([.$C160];currentgear;COLUMN()-18+4;0))">
            <text:p/>
          </table:table-cell>
          <table:table-cell table:style-name="ce80" table:formula="of:=IF([.K160]=&quot;&quot;;&quot;&quot;;[.K160]-VLOOKUP([.$C160];currentgear;COLUMN()-18+4;0))">
            <text:p/>
          </table:table-cell>
          <table:table-cell table:style-name="ce80" table:formula="of:=IF([.L160]=&quot;&quot;;&quot;&quot;;[.L160]-VLOOKUP([.$C160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1]=&quot;&quot;;&quot;&quot;;[.C161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9">
            <text:p>39</text:p>
          </table:table-cell>
          <table:table-cell office:value-type="string">
            <text:p>T13 Thunder</text:p>
          </table:table-cell>
          <table:table-cell table:number-columns-repeated="2"/>
          <table:table-cell table:formula="of:=IF(OR([.F161]=&quot;&quot;;[.G161]=&quot;&quot;);&quot;&quot;;[.F161]+[.G161])">
            <text:p/>
          </table:table-cell>
          <table:table-cell table:number-columns-repeated="3"/>
          <table:table-cell table:style-name="ce68" table:formula="of:=IF(OR([.I161]=&quot;&quot;;[.K161]=&quot;&quot;;[.K161]=&quot;&quot;);&quot;&quot;;SUM([.I161:.K161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1]=&quot;&quot;;&quot;&quot;;[.F161]-VLOOKUP([.$C161];currentgear;COLUMN()-18+4;0))">
            <text:p/>
          </table:table-cell>
          <table:table-cell table:style-name="ce80" table:formula="of:=IF([.G161]=&quot;&quot;;&quot;&quot;;[.G161]-VLOOKUP([.$C161];currentgear;COLUMN()-18+4;0))">
            <text:p/>
          </table:table-cell>
          <table:table-cell table:style-name="ce80" table:formula="of:=IF([.H161]=&quot;&quot;;&quot;&quot;;[.H161]-VLOOKUP([.$C161];currentgear;COLUMN()-18+4;0))">
            <text:p/>
          </table:table-cell>
          <table:table-cell table:style-name="ce80" table:formula="of:=IF([.I161]=&quot;&quot;;&quot;&quot;;[.I161]-VLOOKUP([.$C161];currentgear;COLUMN()-18+4;0))">
            <text:p/>
          </table:table-cell>
          <table:table-cell table:style-name="ce80" table:formula="of:=IF([.J161]=&quot;&quot;;&quot;&quot;;[.J161]-VLOOKUP([.$C161];currentgear;COLUMN()-18+4;0))">
            <text:p/>
          </table:table-cell>
          <table:table-cell table:style-name="ce80" table:formula="of:=IF([.K161]=&quot;&quot;;&quot;&quot;;[.K161]-VLOOKUP([.$C161];currentgear;COLUMN()-18+4;0))">
            <text:p/>
          </table:table-cell>
          <table:table-cell table:style-name="ce80" table:formula="of:=IF([.L161]=&quot;&quot;;&quot;&quot;;[.L161]-VLOOKUP([.$C161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2]=&quot;&quot;;&quot;&quot;;[.C162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T23 Storm</text:p>
          </table:table-cell>
          <table:table-cell table:number-columns-repeated="2"/>
          <table:table-cell table:formula="of:=IF(OR([.F162]=&quot;&quot;;[.G162]=&quot;&quot;);&quot;&quot;;[.F162]+[.G162])">
            <text:p/>
          </table:table-cell>
          <table:table-cell table:number-columns-repeated="3"/>
          <table:table-cell table:style-name="ce68" table:formula="of:=IF(OR([.I162]=&quot;&quot;;[.K162]=&quot;&quot;;[.K162]=&quot;&quot;);&quot;&quot;;SUM([.I162:.K162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2]=&quot;&quot;;&quot;&quot;;[.F162]-VLOOKUP([.$C162];currentgear;COLUMN()-18+4;0))">
            <text:p/>
          </table:table-cell>
          <table:table-cell table:style-name="ce80" table:formula="of:=IF([.G162]=&quot;&quot;;&quot;&quot;;[.G162]-VLOOKUP([.$C162];currentgear;COLUMN()-18+4;0))">
            <text:p/>
          </table:table-cell>
          <table:table-cell table:style-name="ce80" table:formula="of:=IF([.H162]=&quot;&quot;;&quot;&quot;;[.H162]-VLOOKUP([.$C162];currentgear;COLUMN()-18+4;0))">
            <text:p/>
          </table:table-cell>
          <table:table-cell table:style-name="ce80" table:formula="of:=IF([.I162]=&quot;&quot;;&quot;&quot;;[.I162]-VLOOKUP([.$C162];currentgear;COLUMN()-18+4;0))">
            <text:p/>
          </table:table-cell>
          <table:table-cell table:style-name="ce80" table:formula="of:=IF([.J162]=&quot;&quot;;&quot;&quot;;[.J162]-VLOOKUP([.$C162];currentgear;COLUMN()-18+4;0))">
            <text:p/>
          </table:table-cell>
          <table:table-cell table:style-name="ce80" table:formula="of:=IF([.K162]=&quot;&quot;;&quot;&quot;;[.K162]-VLOOKUP([.$C162];currentgear;COLUMN()-18+4;0))">
            <text:p/>
          </table:table-cell>
          <table:table-cell table:style-name="ce80" table:formula="of:=IF([.L162]=&quot;&quot;;&quot;&quot;;[.L162]-VLOOKUP([.$C162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63]=&quot;&quot;;&quot;&quot;;[.C163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Flyglider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table:formula="of:=IF(OR([.F163]=&quot;&quot;;[.G163]=&quot;&quot;);&quot;&quot;;[.F163]+[.G163])" office:value-type="float" office:value="132">
            <text:p>132</text:p>
          </table:table-cell>
          <table:table-cell table:number-columns-repeated="3"/>
          <table:table-cell table:style-name="ce68" table:formula="of:=IF(OR([.I163]=&quot;&quot;;[.K163]=&quot;&quot;;[.K163]=&quot;&quot;);&quot;&quot;;SUM([.I163:.K16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3]=&quot;&quot;;&quot;&quot;;[.F163]-VLOOKUP([.$C163];currentgear;COLUMN()-18+4;0))" office:value-type="float" office:value="-6">
            <text:p>-6</text:p>
          </table:table-cell>
          <table:table-cell table:style-name="ce80" table:formula="of:=IF([.G163]=&quot;&quot;;&quot;&quot;;[.G163]-VLOOKUP([.$C163];currentgear;COLUMN()-18+4;0))" office:value-type="float" office:value="10">
            <text:p>10</text:p>
          </table:table-cell>
          <table:table-cell table:style-name="ce80" table:formula="of:=IF([.H163]=&quot;&quot;;&quot;&quot;;[.H163]-VLOOKUP([.$C163];currentgear;COLUMN()-18+4;0))" office:value-type="float" office:value="4">
            <text:p>4</text:p>
          </table:table-cell>
          <table:table-cell table:style-name="ce80" table:formula="of:=IF([.I163]=&quot;&quot;;&quot;&quot;;[.I163]-VLOOKUP([.$C163];currentgear;COLUMN()-18+4;0))">
            <text:p/>
          </table:table-cell>
          <table:table-cell table:style-name="ce80" table:formula="of:=IF([.J163]=&quot;&quot;;&quot;&quot;;[.J163]-VLOOKUP([.$C163];currentgear;COLUMN()-18+4;0))">
            <text:p/>
          </table:table-cell>
          <table:table-cell table:style-name="ce80" table:formula="of:=IF([.K163]=&quot;&quot;;&quot;&quot;;[.K163]-VLOOKUP([.$C163];currentgear;COLUMN()-18+4;0))">
            <text:p/>
          </table:table-cell>
          <table:table-cell table:style-name="ce80" table:formula="of:=IF([.L163]=&quot;&quot;;&quot;&quot;;[.L163]-VLOOKUP([.$C163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4]=&quot;&quot;;&quot;&quot;;[.C164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Derner Lite S4</text:p>
          </table:table-cell>
          <table:table-cell table:number-columns-repeated="2"/>
          <table:table-cell table:formula="of:=IF(OR([.F164]=&quot;&quot;;[.G164]=&quot;&quot;);&quot;&quot;;[.F164]+[.G164])">
            <text:p/>
          </table:table-cell>
          <table:table-cell table:number-columns-repeated="3"/>
          <table:table-cell table:style-name="ce68" table:formula="of:=IF(OR([.I164]=&quot;&quot;;[.K164]=&quot;&quot;;[.K164]=&quot;&quot;);&quot;&quot;;SUM([.I164:.K164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4]=&quot;&quot;;&quot;&quot;;[.F164]-VLOOKUP([.$C164];currentgear;COLUMN()-18+4;0))">
            <text:p/>
          </table:table-cell>
          <table:table-cell table:style-name="ce80" table:formula="of:=IF([.G164]=&quot;&quot;;&quot;&quot;;[.G164]-VLOOKUP([.$C164];currentgear;COLUMN()-18+4;0))">
            <text:p/>
          </table:table-cell>
          <table:table-cell table:style-name="ce80" table:formula="of:=IF([.H164]=&quot;&quot;;&quot;&quot;;[.H164]-VLOOKUP([.$C164];currentgear;COLUMN()-18+4;0))">
            <text:p/>
          </table:table-cell>
          <table:table-cell table:style-name="ce80" table:formula="of:=IF([.I164]=&quot;&quot;;&quot;&quot;;[.I164]-VLOOKUP([.$C164];currentgear;COLUMN()-18+4;0))">
            <text:p/>
          </table:table-cell>
          <table:table-cell table:style-name="ce80" table:formula="of:=IF([.J164]=&quot;&quot;;&quot;&quot;;[.J164]-VLOOKUP([.$C164];currentgear;COLUMN()-18+4;0))">
            <text:p/>
          </table:table-cell>
          <table:table-cell table:style-name="ce80" table:formula="of:=IF([.K164]=&quot;&quot;;&quot;&quot;;[.K164]-VLOOKUP([.$C164];currentgear;COLUMN()-18+4;0))">
            <text:p/>
          </table:table-cell>
          <table:table-cell table:style-name="ce80" table:formula="of:=IF([.L164]=&quot;&quot;;&quot;&quot;;[.L164]-VLOOKUP([.$C164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5]=&quot;&quot;;&quot;&quot;;[.C165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Vunulev K4</text:p>
          </table:table-cell>
          <table:table-cell table:number-columns-repeated="2"/>
          <table:table-cell table:formula="of:=IF(OR([.F165]=&quot;&quot;;[.G165]=&quot;&quot;);&quot;&quot;;[.F165]+[.G165])">
            <text:p/>
          </table:table-cell>
          <table:table-cell table:number-columns-repeated="3"/>
          <table:table-cell table:style-name="ce68" table:formula="of:=IF(OR([.I165]=&quot;&quot;;[.K165]=&quot;&quot;;[.K165]=&quot;&quot;);&quot;&quot;;SUM([.I165:.K165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5]=&quot;&quot;;&quot;&quot;;[.F165]-VLOOKUP([.$C165];currentgear;COLUMN()-18+4;0))">
            <text:p/>
          </table:table-cell>
          <table:table-cell table:style-name="ce80" table:formula="of:=IF([.G165]=&quot;&quot;;&quot;&quot;;[.G165]-VLOOKUP([.$C165];currentgear;COLUMN()-18+4;0))">
            <text:p/>
          </table:table-cell>
          <table:table-cell table:style-name="ce80" table:formula="of:=IF([.H165]=&quot;&quot;;&quot;&quot;;[.H165]-VLOOKUP([.$C165];currentgear;COLUMN()-18+4;0))">
            <text:p/>
          </table:table-cell>
          <table:table-cell table:style-name="ce80" table:formula="of:=IF([.I165]=&quot;&quot;;&quot;&quot;;[.I165]-VLOOKUP([.$C165];currentgear;COLUMN()-18+4;0))">
            <text:p/>
          </table:table-cell>
          <table:table-cell table:style-name="ce80" table:formula="of:=IF([.J165]=&quot;&quot;;&quot;&quot;;[.J165]-VLOOKUP([.$C165];currentgear;COLUMN()-18+4;0))">
            <text:p/>
          </table:table-cell>
          <table:table-cell table:style-name="ce80" table:formula="of:=IF([.K165]=&quot;&quot;;&quot;&quot;;[.K165]-VLOOKUP([.$C165];currentgear;COLUMN()-18+4;0))">
            <text:p/>
          </table:table-cell>
          <table:table-cell table:style-name="ce80" table:formula="of:=IF([.L165]=&quot;&quot;;&quot;&quot;;[.L165]-VLOOKUP([.$C165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6]=&quot;&quot;;&quot;&quot;;[.C166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P4 Rocket Kit</text:p>
          </table:table-cell>
          <table:table-cell table:number-columns-repeated="2"/>
          <table:table-cell table:formula="of:=IF(OR([.F166]=&quot;&quot;;[.G166]=&quot;&quot;);&quot;&quot;;[.F166]+[.G166])">
            <text:p/>
          </table:table-cell>
          <table:table-cell table:number-columns-repeated="3"/>
          <table:table-cell table:style-name="ce68" table:formula="of:=IF(OR([.I166]=&quot;&quot;;[.K166]=&quot;&quot;;[.K166]=&quot;&quot;);&quot;&quot;;SUM([.I166:.K16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6]=&quot;&quot;;&quot;&quot;;[.F166]-VLOOKUP([.$C166];currentgear;COLUMN()-18+4;0))">
            <text:p/>
          </table:table-cell>
          <table:table-cell table:style-name="ce80" table:formula="of:=IF([.G166]=&quot;&quot;;&quot;&quot;;[.G166]-VLOOKUP([.$C166];currentgear;COLUMN()-18+4;0))">
            <text:p/>
          </table:table-cell>
          <table:table-cell table:style-name="ce80" table:formula="of:=IF([.H166]=&quot;&quot;;&quot;&quot;;[.H166]-VLOOKUP([.$C166];currentgear;COLUMN()-18+4;0))">
            <text:p/>
          </table:table-cell>
          <table:table-cell table:style-name="ce80" table:formula="of:=IF([.I166]=&quot;&quot;;&quot;&quot;;[.I166]-VLOOKUP([.$C166];currentgear;COLUMN()-18+4;0))">
            <text:p/>
          </table:table-cell>
          <table:table-cell table:style-name="ce80" table:formula="of:=IF([.J166]=&quot;&quot;;&quot;&quot;;[.J166]-VLOOKUP([.$C166];currentgear;COLUMN()-18+4;0))">
            <text:p/>
          </table:table-cell>
          <table:table-cell table:style-name="ce80" table:formula="of:=IF([.K166]=&quot;&quot;;&quot;&quot;;[.K166]-VLOOKUP([.$C166];currentgear;COLUMN()-18+4;0))">
            <text:p/>
          </table:table-cell>
          <table:table-cell table:style-name="ce80" table:formula="of:=IF([.L166]=&quot;&quot;;&quot;&quot;;[.L166]-VLOOKUP([.$C166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7]=&quot;&quot;;&quot;&quot;;[.C167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T14 Thunder</text:p>
          </table:table-cell>
          <table:table-cell table:number-columns-repeated="2"/>
          <table:table-cell table:formula="of:=IF(OR([.F167]=&quot;&quot;;[.G167]=&quot;&quot;);&quot;&quot;;[.F167]+[.G167])">
            <text:p/>
          </table:table-cell>
          <table:table-cell table:number-columns-repeated="3"/>
          <table:table-cell table:style-name="ce68" table:formula="of:=IF(OR([.I167]=&quot;&quot;;[.K167]=&quot;&quot;;[.K167]=&quot;&quot;);&quot;&quot;;SUM([.I167:.K167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7]=&quot;&quot;;&quot;&quot;;[.F167]-VLOOKUP([.$C167];currentgear;COLUMN()-18+4;0))">
            <text:p/>
          </table:table-cell>
          <table:table-cell table:style-name="ce80" table:formula="of:=IF([.G167]=&quot;&quot;;&quot;&quot;;[.G167]-VLOOKUP([.$C167];currentgear;COLUMN()-18+4;0))">
            <text:p/>
          </table:table-cell>
          <table:table-cell table:style-name="ce80" table:formula="of:=IF([.H167]=&quot;&quot;;&quot;&quot;;[.H167]-VLOOKUP([.$C167];currentgear;COLUMN()-18+4;0))">
            <text:p/>
          </table:table-cell>
          <table:table-cell table:style-name="ce80" table:formula="of:=IF([.I167]=&quot;&quot;;&quot;&quot;;[.I167]-VLOOKUP([.$C167];currentgear;COLUMN()-18+4;0))">
            <text:p/>
          </table:table-cell>
          <table:table-cell table:style-name="ce80" table:formula="of:=IF([.J167]=&quot;&quot;;&quot;&quot;;[.J167]-VLOOKUP([.$C167];currentgear;COLUMN()-18+4;0))">
            <text:p/>
          </table:table-cell>
          <table:table-cell table:style-name="ce80" table:formula="of:=IF([.K167]=&quot;&quot;;&quot;&quot;;[.K167]-VLOOKUP([.$C167];currentgear;COLUMN()-18+4;0))">
            <text:p/>
          </table:table-cell>
          <table:table-cell table:style-name="ce80" table:formula="of:=IF([.L167]=&quot;&quot;;&quot;&quot;;[.L167]-VLOOKUP([.$C167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8]=&quot;&quot;;&quot;&quot;;[.C168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T24 Storm</text:p>
          </table:table-cell>
          <table:table-cell table:number-columns-repeated="2"/>
          <table:table-cell table:formula="of:=IF(OR([.F168]=&quot;&quot;;[.G168]=&quot;&quot;);&quot;&quot;;[.F168]+[.G168])">
            <text:p/>
          </table:table-cell>
          <table:table-cell table:number-columns-repeated="3"/>
          <table:table-cell table:style-name="ce68" table:formula="of:=IF(OR([.I168]=&quot;&quot;;[.K168]=&quot;&quot;;[.K168]=&quot;&quot;);&quot;&quot;;SUM([.I168:.K168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8]=&quot;&quot;;&quot;&quot;;[.F168]-VLOOKUP([.$C168];currentgear;COLUMN()-18+4;0))">
            <text:p/>
          </table:table-cell>
          <table:table-cell table:style-name="ce80" table:formula="of:=IF([.G168]=&quot;&quot;;&quot;&quot;;[.G168]-VLOOKUP([.$C168];currentgear;COLUMN()-18+4;0))">
            <text:p/>
          </table:table-cell>
          <table:table-cell table:style-name="ce80" table:formula="of:=IF([.H168]=&quot;&quot;;&quot;&quot;;[.H168]-VLOOKUP([.$C168];currentgear;COLUMN()-18+4;0))">
            <text:p/>
          </table:table-cell>
          <table:table-cell table:style-name="ce80" table:formula="of:=IF([.I168]=&quot;&quot;;&quot;&quot;;[.I168]-VLOOKUP([.$C168];currentgear;COLUMN()-18+4;0))">
            <text:p/>
          </table:table-cell>
          <table:table-cell table:style-name="ce80" table:formula="of:=IF([.J168]=&quot;&quot;;&quot;&quot;;[.J168]-VLOOKUP([.$C168];currentgear;COLUMN()-18+4;0))">
            <text:p/>
          </table:table-cell>
          <table:table-cell table:style-name="ce80" table:formula="of:=IF([.K168]=&quot;&quot;;&quot;&quot;;[.K168]-VLOOKUP([.$C168];currentgear;COLUMN()-18+4;0))">
            <text:p/>
          </table:table-cell>
          <table:table-cell table:style-name="ce80" table:formula="of:=IF([.L168]=&quot;&quot;;&quot;&quot;;[.L168]-VLOOKUP([.$C168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69]=&quot;&quot;;&quot;&quot;;[.C169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C79 Atomix</text:p>
          </table:table-cell>
          <table:table-cell table:number-columns-repeated="2"/>
          <table:table-cell table:formula="of:=IF(OR([.F169]=&quot;&quot;;[.G169]=&quot;&quot;);&quot;&quot;;[.F169]+[.G169])">
            <text:p/>
          </table:table-cell>
          <table:table-cell table:number-columns-repeated="3"/>
          <table:table-cell table:style-name="ce68" table:formula="of:=IF(OR([.I169]=&quot;&quot;;[.K169]=&quot;&quot;;[.K169]=&quot;&quot;);&quot;&quot;;SUM([.I169:.K16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69]=&quot;&quot;;&quot;&quot;;[.F169]-VLOOKUP([.$C169];currentgear;COLUMN()-18+4;0))">
            <text:p/>
          </table:table-cell>
          <table:table-cell table:style-name="ce80" table:formula="of:=IF([.G169]=&quot;&quot;;&quot;&quot;;[.G169]-VLOOKUP([.$C169];currentgear;COLUMN()-18+4;0))">
            <text:p/>
          </table:table-cell>
          <table:table-cell table:style-name="ce80" table:formula="of:=IF([.H169]=&quot;&quot;;&quot;&quot;;[.H169]-VLOOKUP([.$C169];currentgear;COLUMN()-18+4;0))">
            <text:p/>
          </table:table-cell>
          <table:table-cell table:style-name="ce80" table:formula="of:=IF([.I169]=&quot;&quot;;&quot;&quot;;[.I169]-VLOOKUP([.$C169];currentgear;COLUMN()-18+4;0))">
            <text:p/>
          </table:table-cell>
          <table:table-cell table:style-name="ce80" table:formula="of:=IF([.J169]=&quot;&quot;;&quot;&quot;;[.J169]-VLOOKUP([.$C169];currentgear;COLUMN()-18+4;0))">
            <text:p/>
          </table:table-cell>
          <table:table-cell table:style-name="ce80" table:formula="of:=IF([.K169]=&quot;&quot;;&quot;&quot;;[.K169]-VLOOKUP([.$C169];currentgear;COLUMN()-18+4;0))">
            <text:p/>
          </table:table-cell>
          <table:table-cell table:style-name="ce80" table:formula="of:=IF([.L169]=&quot;&quot;;&quot;&quot;;[.L169]-VLOOKUP([.$C169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1">
          <table:table-cell table:formula="of:=IF([.P170]=&quot;&quot;;&quot;&quot;;[.C170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39</text:p>
          </table:table-cell>
          <table:table-cell office:value-type="string">
            <text:p>Derner Lite S5</text:p>
          </table:table-cell>
          <table:table-cell table:number-columns-repeated="2"/>
          <table:table-cell table:formula="of:=IF(OR([.F170]=&quot;&quot;;[.G170]=&quot;&quot;);&quot;&quot;;[.F170]+[.G170])">
            <text:p/>
          </table:table-cell>
          <table:table-cell table:number-columns-repeated="3"/>
          <table:table-cell table:style-name="ce68" table:formula="of:=IF(OR([.I170]=&quot;&quot;;[.K170]=&quot;&quot;;[.K170]=&quot;&quot;);&quot;&quot;;SUM([.I170:.K17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70]=&quot;&quot;;&quot;&quot;;[.F170]-VLOOKUP([.$C170];currentgear;COLUMN()-18+4;0))">
            <text:p/>
          </table:table-cell>
          <table:table-cell table:style-name="ce80" table:formula="of:=IF([.G170]=&quot;&quot;;&quot;&quot;;[.G170]-VLOOKUP([.$C170];currentgear;COLUMN()-18+4;0))">
            <text:p/>
          </table:table-cell>
          <table:table-cell table:style-name="ce80" table:formula="of:=IF([.H170]=&quot;&quot;;&quot;&quot;;[.H170]-VLOOKUP([.$C170];currentgear;COLUMN()-18+4;0))">
            <text:p/>
          </table:table-cell>
          <table:table-cell table:style-name="ce80" table:formula="of:=IF([.I170]=&quot;&quot;;&quot;&quot;;[.I170]-VLOOKUP([.$C170];currentgear;COLUMN()-18+4;0))">
            <text:p/>
          </table:table-cell>
          <table:table-cell table:style-name="ce80" table:formula="of:=IF([.J170]=&quot;&quot;;&quot;&quot;;[.J170]-VLOOKUP([.$C170];currentgear;COLUMN()-18+4;0))">
            <text:p/>
          </table:table-cell>
          <table:table-cell table:style-name="ce80" table:formula="of:=IF([.K170]=&quot;&quot;;&quot;&quot;;[.K170]-VLOOKUP([.$C170];currentgear;COLUMN()-18+4;0))">
            <text:p/>
          </table:table-cell>
          <table:table-cell table:style-name="ce80" table:formula="of:=IF([.L170]=&quot;&quot;;&quot;&quot;;[.L170]-VLOOKUP([.$C170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71]=&quot;&quot;;&quot;&quot;;[.C171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26">
            <text:p>26</text:p>
          </table:table-cell>
          <table:table-cell office:value-type="string">
            <text:p>Drifter <text:s text:c="4"/>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formula="of:=IF(OR([.F171]=&quot;&quot;;[.G171]=&quot;&quot;);&quot;&quot;;[.F171]+[.G171])" office:value-type="float" office:value="62">
            <text:p>62</text:p>
          </table:table-cell>
          <table:table-cell table:number-columns-repeated="3"/>
          <table:table-cell table:style-name="ce68" table:formula="of:=IF(OR([.I171]=&quot;&quot;;[.K171]=&quot;&quot;;[.K171]=&quot;&quot;);&quot;&quot;;SUM([.I171:.K171]))">
            <text:p/>
          </table:table-cell>
          <table:table-cell table:style-name="ce68" office:value-type="float" office:value="22500">
            <text:p>22.500</text:p>
          </table:table-cell>
          <table:table-cell/>
          <table:table-cell table:style-name="ce68"/>
          <table:table-cell/>
          <table:table-cell/>
          <table:table-cell table:style-name="ce80" table:formula="of:=IF([.F171]=&quot;&quot;;&quot;&quot;;[.F171]-VLOOKUP([.$C171];currentgear;COLUMN()-18+4;0))" office:value-type="float" office:value="-37">
            <text:p>-37</text:p>
          </table:table-cell>
          <table:table-cell table:style-name="ce80" table:formula="of:=IF([.G171]=&quot;&quot;;&quot;&quot;;[.G171]-VLOOKUP([.$C171];currentgear;COLUMN()-18+4;0))" office:value-type="float" office:value="-29">
            <text:p>-29</text:p>
          </table:table-cell>
          <table:table-cell table:style-name="ce80" table:formula="of:=IF([.H171]=&quot;&quot;;&quot;&quot;;[.H171]-VLOOKUP([.$C171];currentgear;COLUMN()-18+4;0))" office:value-type="float" office:value="-66">
            <text:p>-66</text:p>
          </table:table-cell>
          <table:table-cell table:style-name="ce80" table:formula="of:=IF([.I171]=&quot;&quot;;&quot;&quot;;[.I171]-VLOOKUP([.$C171];currentgear;COLUMN()-18+4;0))">
            <text:p/>
          </table:table-cell>
          <table:table-cell table:style-name="ce80" table:formula="of:=IF([.J171]=&quot;&quot;;&quot;&quot;;[.J171]-VLOOKUP([.$C171];currentgear;COLUMN()-18+4;0))">
            <text:p/>
          </table:table-cell>
          <table:table-cell table:style-name="ce80" table:formula="of:=IF([.K171]=&quot;&quot;;&quot;&quot;;[.K171]-VLOOKUP([.$C171];currentgear;COLUMN()-18+4;0))">
            <text:p/>
          </table:table-cell>
          <table:table-cell table:style-name="ce80" table:formula="of:=IF([.L171]=&quot;&quot;;&quot;&quot;;[.L171]-VLOOKUP([.$C17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2]=&quot;&quot;;&quot;&quot;;[.C172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1">
            <text:p>31</text:p>
          </table:table-cell>
          <table:table-cell office:value-type="string">
            <text:p>T12 Thunder 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formula="of:=IF(OR([.F172]=&quot;&quot;;[.G172]=&quot;&quot;);&quot;&quot;;[.F172]+[.G172])" office:value-type="float" office:value="75">
            <text:p>75</text:p>
          </table:table-cell>
          <table:table-cell table:number-columns-repeated="3"/>
          <table:table-cell table:style-name="ce68" table:formula="of:=IF(OR([.I172]=&quot;&quot;;[.K172]=&quot;&quot;;[.K172]=&quot;&quot;);&quot;&quot;;SUM([.I172:.K172]))">
            <text:p/>
          </table:table-cell>
          <table:table-cell table:style-name="ce68" office:value-type="float" office:value="26250">
            <text:p>26.250</text:p>
          </table:table-cell>
          <table:table-cell/>
          <table:table-cell table:style-name="ce68"/>
          <table:table-cell/>
          <table:table-cell/>
          <table:table-cell table:style-name="ce80" table:formula="of:=IF([.F172]=&quot;&quot;;&quot;&quot;;[.F172]-VLOOKUP([.$C172];currentgear;COLUMN()-18+4;0))" office:value-type="float" office:value="-26">
            <text:p>-26</text:p>
          </table:table-cell>
          <table:table-cell table:style-name="ce80" table:formula="of:=IF([.G172]=&quot;&quot;;&quot;&quot;;[.G172]-VLOOKUP([.$C172];currentgear;COLUMN()-18+4;0))" office:value-type="float" office:value="-27">
            <text:p>-27</text:p>
          </table:table-cell>
          <table:table-cell table:style-name="ce80" table:formula="of:=IF([.H172]=&quot;&quot;;&quot;&quot;;[.H172]-VLOOKUP([.$C172];currentgear;COLUMN()-18+4;0))" office:value-type="float" office:value="-53">
            <text:p>-53</text:p>
          </table:table-cell>
          <table:table-cell table:style-name="ce80" table:formula="of:=IF([.I172]=&quot;&quot;;&quot;&quot;;[.I172]-VLOOKUP([.$C172];currentgear;COLUMN()-18+4;0))">
            <text:p/>
          </table:table-cell>
          <table:table-cell table:style-name="ce80" table:formula="of:=IF([.J172]=&quot;&quot;;&quot;&quot;;[.J172]-VLOOKUP([.$C172];currentgear;COLUMN()-18+4;0))">
            <text:p/>
          </table:table-cell>
          <table:table-cell table:style-name="ce80" table:formula="of:=IF([.K172]=&quot;&quot;;&quot;&quot;;[.K172]-VLOOKUP([.$C172];currentgear;COLUMN()-18+4;0))">
            <text:p/>
          </table:table-cell>
          <table:table-cell table:style-name="ce80" table:formula="of:=IF([.L172]=&quot;&quot;;&quot;&quot;;[.L172]-VLOOKUP([.$C17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3]=&quot;&quot;;&quot;&quot;;[.C173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5">
            <text:p>35</text:p>
          </table:table-cell>
          <table:table-cell office:value-type="string">
            <text:p>Derner Lite S3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table:formula="of:=IF(OR([.F173]=&quot;&quot;;[.G173]=&quot;&quot;);&quot;&quot;;[.F173]+[.G173])"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ce68" table:formula="of:=IF(OR([.I173]=&quot;&quot;;[.K173]=&quot;&quot;;[.K173]=&quot;&quot;);&quot;&quot;;SUM([.I173:.K173]))" office:value-type="float" office:value="26">
            <text:p>26</text:p>
          </table:table-cell>
          <table:table-cell table:style-name="ce68" office:value-type="float" office:value="39000">
            <text:p>39.000</text:p>
          </table:table-cell>
          <table:table-cell/>
          <table:table-cell table:style-name="ce68"/>
          <table:table-cell table:style-name="ce77"/>
          <table:table-cell/>
          <table:table-cell table:style-name="ce80" table:formula="of:=IF([.F173]=&quot;&quot;;&quot;&quot;;[.F173]-VLOOKUP([.$C173];currentgear;COLUMN()-18+4;0))" office:value-type="float" office:value="-24">
            <text:p>-24</text:p>
          </table:table-cell>
          <table:table-cell table:style-name="ce80" table:formula="of:=IF([.G173]=&quot;&quot;;&quot;&quot;;[.G173]-VLOOKUP([.$C173];currentgear;COLUMN()-18+4;0))" office:value-type="float" office:value="-15">
            <text:p>-15</text:p>
          </table:table-cell>
          <table:table-cell table:style-name="ce80" table:formula="of:=IF([.H173]=&quot;&quot;;&quot;&quot;;[.H173]-VLOOKUP([.$C173];currentgear;COLUMN()-18+4;0))" office:value-type="float" office:value="-39">
            <text:p>-39</text:p>
          </table:table-cell>
          <table:table-cell table:style-name="ce80" table:formula="of:=IF([.I173]=&quot;&quot;;&quot;&quot;;[.I173]-VLOOKUP([.$C173];currentgear;COLUMN()-18+4;0))" office:value-type="float" office:value="-3">
            <text:p>-3</text:p>
          </table:table-cell>
          <table:table-cell table:style-name="ce80" table:formula="of:=IF([.J173]=&quot;&quot;;&quot;&quot;;[.J173]-VLOOKUP([.$C173];currentgear;COLUMN()-18+4;0))" office:value-type="float" office:value="-7">
            <text:p>-7</text:p>
          </table:table-cell>
          <table:table-cell table:style-name="ce80" table:formula="of:=IF([.K173]=&quot;&quot;;&quot;&quot;;[.K173]-VLOOKUP([.$C173];currentgear;COLUMN()-18+4;0))" office:value-type="float" office:value="-1">
            <text:p>-1</text:p>
          </table:table-cell>
          <table:table-cell table:style-name="ce80" table:formula="of:=IF([.L173]=&quot;&quot;;&quot;&quot;;[.L173]-VLOOKUP([.$C173];currentgear;COLUMN()-18+4;0))" office:value-type="float" office:value="-11">
            <text:p>-1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4]=&quot;&quot;;&quot;&quot;;[.C174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38">
            <text:p>38</text:p>
          </table:table-cell>
          <table:table-cell office:value-type="string">
            <text:p>T3 Breeze <text:s text:c="2"/>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table:formula="of:=IF(OR([.F174]=&quot;&quot;;[.G174]=&quot;&quot;);&quot;&quot;;[.F174]+[.G174])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style-name="ce68" table:formula="of:=IF(OR([.I174]=&quot;&quot;;[.K174]=&quot;&quot;;[.K174]=&quot;&quot;);&quot;&quot;;SUM([.I174:.K174]))" office:value-type="float" office:value="30">
            <text:p>30</text:p>
          </table:table-cell>
          <table:table-cell table:style-name="ce68" office:value-type="float" office:value="43500">
            <text:p>43.500</text:p>
          </table:table-cell>
          <table:table-cell/>
          <table:table-cell table:style-name="ce68"/>
          <table:table-cell/>
          <table:table-cell/>
          <table:table-cell table:style-name="ce80" table:formula="of:=IF([.F174]=&quot;&quot;;&quot;&quot;;[.F174]-VLOOKUP([.$C174];currentgear;COLUMN()-18+4;0))" office:value-type="float" office:value="-14">
            <text:p>-14</text:p>
          </table:table-cell>
          <table:table-cell table:style-name="ce80" table:formula="of:=IF([.G174]=&quot;&quot;;&quot;&quot;;[.G174]-VLOOKUP([.$C174];currentgear;COLUMN()-18+4;0))" office:value-type="float" office:value="-14">
            <text:p>-14</text:p>
          </table:table-cell>
          <table:table-cell table:style-name="ce80" table:formula="of:=IF([.H174]=&quot;&quot;;&quot;&quot;;[.H174]-VLOOKUP([.$C174];currentgear;COLUMN()-18+4;0))" office:value-type="float" office:value="-28">
            <text:p>-28</text:p>
          </table:table-cell>
          <table:table-cell table:style-name="ce80" table:formula="of:=IF([.I174]=&quot;&quot;;&quot;&quot;;[.I174]-VLOOKUP([.$C174];currentgear;COLUMN()-18+4;0))" office:value-type="float" office:value="-1">
            <text:p>-1</text:p>
          </table:table-cell>
          <table:table-cell table:style-name="ce80" table:formula="of:=IF([.J174]=&quot;&quot;;&quot;&quot;;[.J174]-VLOOKUP([.$C174];currentgear;COLUMN()-18+4;0))" office:value-type="float" office:value="-3">
            <text:p>-3</text:p>
          </table:table-cell>
          <table:table-cell table:style-name="ce80" table:formula="of:=IF([.K174]=&quot;&quot;;&quot;&quot;;[.K174]-VLOOKUP([.$C174];currentgear;COLUMN()-18+4;0))" office:value-type="float" office:value="-3">
            <text:p>-3</text:p>
          </table:table-cell>
          <table:table-cell table:style-name="ce80" table:formula="of:=IF([.L174]=&quot;&quot;;&quot;&quot;;[.L174]-VLOOKUP([.$C174];currentgear;COLUMN()-18+4;0))" office:value-type="float" office:value="-7">
            <text:p>-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5]=&quot;&quot;;&quot;&quot;;[.C175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41">
            <text:p>41</text:p>
          </table:table-cell>
          <table:table-cell office:value-type="string">
            <text:p>C69 Atomix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table:formula="of:=IF(OR([.F175]=&quot;&quot;;[.G175]=&quot;&quot;);&quot;&quot;;[.F175]+[.G175])"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ce68" table:formula="of:=IF(OR([.I175]=&quot;&quot;;[.K175]=&quot;&quot;;[.K175]=&quot;&quot;);&quot;&quot;;SUM([.I175:.K175]))" office:value-type="float" office:value="31">
            <text:p>31</text:p>
          </table:table-cell>
          <table:table-cell table:style-name="ce68" office:value-type="float" office:value="48750">
            <text:p>48.750</text:p>
          </table:table-cell>
          <table:table-cell/>
          <table:table-cell table:style-name="ce68"/>
          <table:table-cell/>
          <table:table-cell/>
          <table:table-cell table:style-name="ce80" table:formula="of:=IF([.F175]=&quot;&quot;;&quot;&quot;;[.F175]-VLOOKUP([.$C175];currentgear;COLUMN()-18+4;0))" office:value-type="float" office:value="-4">
            <text:p>-4</text:p>
          </table:table-cell>
          <table:table-cell table:style-name="ce80" table:formula="of:=IF([.G175]=&quot;&quot;;&quot;&quot;;[.G175]-VLOOKUP([.$C175];currentgear;COLUMN()-18+4;0))" office:value-type="float" office:value="-13">
            <text:p>-13</text:p>
          </table:table-cell>
          <table:table-cell table:style-name="ce80" table:formula="of:=IF([.H175]=&quot;&quot;;&quot;&quot;;[.H175]-VLOOKUP([.$C175];currentgear;COLUMN()-18+4;0))" office:value-type="float" office:value="-17">
            <text:p>-17</text:p>
          </table:table-cell>
          <table:table-cell table:style-name="ce80" table:formula="of:=IF([.I175]=&quot;&quot;;&quot;&quot;;[.I175]-VLOOKUP([.$C175];currentgear;COLUMN()-18+4;0))" office:value-type="float" office:value="2">
            <text:p>2</text:p>
          </table:table-cell>
          <table:table-cell table:style-name="ce80" table:formula="of:=IF([.J175]=&quot;&quot;;&quot;&quot;;[.J175]-VLOOKUP([.$C175];currentgear;COLUMN()-18+4;0))" office:value-type="float" office:value="-11">
            <text:p>-11</text:p>
          </table:table-cell>
          <table:table-cell table:style-name="ce80" table:formula="of:=IF([.K175]=&quot;&quot;;&quot;&quot;;[.K175]-VLOOKUP([.$C175];currentgear;COLUMN()-18+4;0))" office:value-type="float" office:value="3">
            <text:p>3</text:p>
          </table:table-cell>
          <table:table-cell table:style-name="ce80" table:formula="of:=IF([.L175]=&quot;&quot;;&quot;&quot;;[.L175]-VLOOKUP([.$C175];currentgear;COLUMN()-18+4;0))" office:value-type="float" office:value="-6">
            <text:p>-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6]=&quot;&quot;;&quot;&quot;;[.C176])" office:value-type="string" office:string-value="Vehicle Air">
            <text:p>Vehicle Air</text:p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46">
            <text:p>46</text:p>
          </table:table-cell>
          <table:table-cell office:value-type="string">
            <text:p>T4 Breeze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table:formula="of:=IF(OR([.F176]=&quot;&quot;;[.G176]=&quot;&quot;);&quot;&quot;;[.F176]+[.G176])"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style-name="ce68" table:formula="of:=IF(OR([.I176]=&quot;&quot;;[.K176]=&quot;&quot;;[.K176]=&quot;&quot;);&quot;&quot;;SUM([.I176:.K176]))" office:value-type="float" office:value="37">
            <text:p>37</text:p>
          </table:table-cell>
          <table:table-cell table:style-name="ce68" office:value-type="float" office:value="50250">
            <text:p>50.250</text:p>
          </table:table-cell>
          <table:table-cell/>
          <table:table-cell table:style-name="ce68"/>
          <table:table-cell office:value-type="string">
            <text:p>x</text:p>
          </table:table-cell>
          <table:table-cell/>
          <table:table-cell table:style-name="ce80" table:formula="of:=IF([.F176]=&quot;&quot;;&quot;&quot;;[.F176]-VLOOKUP([.$C176];currentgear;COLUMN()-18+4;0))" office:value-type="float" office:value="0">
            <text:p>0</text:p>
          </table:table-cell>
          <table:table-cell table:style-name="ce80" table:formula="of:=IF([.G176]=&quot;&quot;;&quot;&quot;;[.G176]-VLOOKUP([.$C176];currentgear;COLUMN()-18+4;0))" office:value-type="float" office:value="0">
            <text:p>0</text:p>
          </table:table-cell>
          <table:table-cell table:style-name="ce80" table:formula="of:=IF([.H176]=&quot;&quot;;&quot;&quot;;[.H176]-VLOOKUP([.$C176];currentgear;COLUMN()-18+4;0))" office:value-type="float" office:value="0">
            <text:p>0</text:p>
          </table:table-cell>
          <table:table-cell table:style-name="ce80" table:formula="of:=IF([.I176]=&quot;&quot;;&quot;&quot;;[.I176]-VLOOKUP([.$C176];currentgear;COLUMN()-18+4;0))" office:value-type="float" office:value="0">
            <text:p>0</text:p>
          </table:table-cell>
          <table:table-cell table:style-name="ce80" table:formula="of:=IF([.J176]=&quot;&quot;;&quot;&quot;;[.J176]-VLOOKUP([.$C176];currentgear;COLUMN()-18+4;0))" office:value-type="float" office:value="0">
            <text:p>0</text:p>
          </table:table-cell>
          <table:table-cell table:style-name="ce80" table:formula="of:=IF([.K176]=&quot;&quot;;&quot;&quot;;[.K176]-VLOOKUP([.$C176];currentgear;COLUMN()-18+4;0))" office:value-type="float" office:value="0">
            <text:p>0</text:p>
          </table:table-cell>
          <table:table-cell table:style-name="ce80" table:formula="of:=IF([.L176]=&quot;&quot;;&quot;&quot;;[.L176]-VLOOKUP([.$C176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7]=&quot;&quot;;&quot;&quot;;[.C177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float" office:value="50">
            <text:p>50</text:p>
          </table:table-cell>
          <table:table-cell office:value-type="string">
            <text:p>Windrider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table:formula="of:=IF(OR([.F177]=&quot;&quot;;[.G177]=&quot;&quot;);&quot;&quot;;[.F177]+[.G177])"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style-name="ce68" table:formula="of:=IF(OR([.I177]=&quot;&quot;;[.K177]=&quot;&quot;;[.K177]=&quot;&quot;);&quot;&quot;;SUM([.I177:.K177]))" office:value-type="float" office:value="39">
            <text:p>39</text:p>
          </table:table-cell>
          <table:table-cell table:style-name="ce68" office:value-type="float" office:value="53250">
            <text:p>53.250</text:p>
          </table:table-cell>
          <table:table-cell/>
          <table:table-cell table:style-name="ce68"/>
          <table:table-cell/>
          <table:table-cell/>
          <table:table-cell table:style-name="ce80" table:formula="of:=IF([.F177]=&quot;&quot;;&quot;&quot;;[.F177]-VLOOKUP([.$C177];currentgear;COLUMN()-18+4;0))" office:value-type="float" office:value="-1">
            <text:p>-1</text:p>
          </table:table-cell>
          <table:table-cell table:style-name="ce80" table:formula="of:=IF([.G177]=&quot;&quot;;&quot;&quot;;[.G177]-VLOOKUP([.$C177];currentgear;COLUMN()-18+4;0))" office:value-type="float" office:value="15">
            <text:p>15</text:p>
          </table:table-cell>
          <table:table-cell table:style-name="ce80" table:formula="of:=IF([.H177]=&quot;&quot;;&quot;&quot;;[.H177]-VLOOKUP([.$C177];currentgear;COLUMN()-18+4;0))" office:value-type="float" office:value="14">
            <text:p>14</text:p>
          </table:table-cell>
          <table:table-cell table:style-name="ce80" table:formula="of:=IF([.I177]=&quot;&quot;;&quot;&quot;;[.I177]-VLOOKUP([.$C177];currentgear;COLUMN()-18+4;0))" office:value-type="float" office:value="-4">
            <text:p>-4</text:p>
          </table:table-cell>
          <table:table-cell table:style-name="ce80" table:formula="of:=IF([.J177]=&quot;&quot;;&quot;&quot;;[.J177]-VLOOKUP([.$C177];currentgear;COLUMN()-18+4;0))" office:value-type="float" office:value="-3">
            <text:p>-3</text:p>
          </table:table-cell>
          <table:table-cell table:style-name="ce80" table:formula="of:=IF([.K177]=&quot;&quot;;&quot;&quot;;[.K177]-VLOOKUP([.$C177];currentgear;COLUMN()-18+4;0))" office:value-type="float" office:value="9">
            <text:p>9</text:p>
          </table:table-cell>
          <table:table-cell table:style-name="ce80" table:formula="of:=IF([.L177]=&quot;&quot;;&quot;&quot;;[.L177]-VLOOKUP([.$C177];currentgear;COLUMN()-18+4;0))" office:value-type="float" office:value="2">
            <text:p>2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8]=&quot;&quot;;&quot;&quot;;[.C178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50</text:p>
          </table:table-cell>
          <table:table-cell office:value-type="string">
            <text:p>Flyglider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table:formula="of:=IF(OR([.F178]=&quot;&quot;;[.G178]=&quot;&quot;);&quot;&quot;;[.F178]+[.G178])" office:value-type="float" office:value="200">
            <text:p>200</text:p>
          </table:table-cell>
          <table:table-cell table:number-columns-repeated="3"/>
          <table:table-cell table:style-name="ce68" table:formula="of:=IF(OR([.I178]=&quot;&quot;;[.K178]=&quot;&quot;;[.K178]=&quot;&quot;);&quot;&quot;;SUM([.I178:.K178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78]=&quot;&quot;;&quot;&quot;;[.F178]-VLOOKUP([.$C178];currentgear;COLUMN()-18+4;0))" office:value-type="float" office:value="5">
            <text:p>5</text:p>
          </table:table-cell>
          <table:table-cell table:style-name="ce80" table:formula="of:=IF([.G178]=&quot;&quot;;&quot;&quot;;[.G178]-VLOOKUP([.$C178];currentgear;COLUMN()-18+4;0))" office:value-type="float" office:value="67">
            <text:p>67</text:p>
          </table:table-cell>
          <table:table-cell table:style-name="ce80" table:formula="of:=IF([.H178]=&quot;&quot;;&quot;&quot;;[.H178]-VLOOKUP([.$C178];currentgear;COLUMN()-18+4;0))" office:value-type="float" office:value="72">
            <text:p>72</text:p>
          </table:table-cell>
          <table:table-cell table:style-name="ce80" table:formula="of:=IF([.I178]=&quot;&quot;;&quot;&quot;;[.I178]-VLOOKUP([.$C178];currentgear;COLUMN()-18+4;0))">
            <text:p/>
          </table:table-cell>
          <table:table-cell table:style-name="ce80" table:formula="of:=IF([.J178]=&quot;&quot;;&quot;&quot;;[.J178]-VLOOKUP([.$C178];currentgear;COLUMN()-18+4;0))">
            <text:p/>
          </table:table-cell>
          <table:table-cell table:style-name="ce80" table:formula="of:=IF([.K178]=&quot;&quot;;&quot;&quot;;[.K178]-VLOOKUP([.$C178];currentgear;COLUMN()-18+4;0))">
            <text:p/>
          </table:table-cell>
          <table:table-cell table:style-name="ce80" table:formula="of:=IF([.L178]=&quot;&quot;;&quot;&quot;;[.L178]-VLOOKUP([.$C17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79]=&quot;&quot;;&quot;&quot;;[.C179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50</text:p>
          </table:table-cell>
          <table:table-cell office:value-type="string">
            <text:p>Derner Lite</text:p>
          </table:table-cell>
          <table:table-cell office:value-type="float" office:value="96">
            <text:p>96</text:p>
          </table:table-cell>
          <table:table-cell office:value-type="float" office:value="118">
            <text:p>118</text:p>
          </table:table-cell>
          <table:table-cell table:formula="of:=IF(OR([.F179]=&quot;&quot;;[.G179]=&quot;&quot;);&quot;&quot;;[.F179]+[.G179])" office:value-type="float" office:value="214">
            <text:p>214</text:p>
          </table:table-cell>
          <table:table-cell table:number-columns-repeated="3"/>
          <table:table-cell table:style-name="ce68" table:formula="of:=IF(OR([.I179]=&quot;&quot;;[.K179]=&quot;&quot;;[.K179]=&quot;&quot;);&quot;&quot;;SUM([.I179:.K17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79]=&quot;&quot;;&quot;&quot;;[.F179]-VLOOKUP([.$C179];currentgear;COLUMN()-18+4;0))" office:value-type="float" office:value="31">
            <text:p>31</text:p>
          </table:table-cell>
          <table:table-cell table:style-name="ce80" table:formula="of:=IF([.G179]=&quot;&quot;;&quot;&quot;;[.G179]-VLOOKUP([.$C179];currentgear;COLUMN()-18+4;0))" office:value-type="float" office:value="55">
            <text:p>55</text:p>
          </table:table-cell>
          <table:table-cell table:style-name="ce80" table:formula="of:=IF([.H179]=&quot;&quot;;&quot;&quot;;[.H179]-VLOOKUP([.$C179];currentgear;COLUMN()-18+4;0))" office:value-type="float" office:value="86">
            <text:p>86</text:p>
          </table:table-cell>
          <table:table-cell table:style-name="ce80" table:formula="of:=IF([.I179]=&quot;&quot;;&quot;&quot;;[.I179]-VLOOKUP([.$C179];currentgear;COLUMN()-18+4;0))">
            <text:p/>
          </table:table-cell>
          <table:table-cell table:style-name="ce80" table:formula="of:=IF([.J179]=&quot;&quot;;&quot;&quot;;[.J179]-VLOOKUP([.$C179];currentgear;COLUMN()-18+4;0))">
            <text:p/>
          </table:table-cell>
          <table:table-cell table:style-name="ce80" table:formula="of:=IF([.K179]=&quot;&quot;;&quot;&quot;;[.K179]-VLOOKUP([.$C179];currentgear;COLUMN()-18+4;0))">
            <text:p/>
          </table:table-cell>
          <table:table-cell table:style-name="ce80" table:formula="of:=IF([.L179]=&quot;&quot;;&quot;&quot;;[.L179]-VLOOKUP([.$C17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80]=&quot;&quot;;&quot;&quot;;[.C180])">
            <text:p/>
          </table:table-cell>
          <table:table-cell office:value-type="string">
            <text:p>Marketplace</text:p>
          </table:table-cell>
          <table:table-cell office:value-type="string">
            <text:p>Vehicle Air</text:p>
          </table:table-cell>
          <table:table-cell office:value-type="string">
            <text:p>&gt;&gt;50</text:p>
          </table:table-cell>
          <table:table-cell office:value-type="string">
            <text:p>T20 Storm</text:p>
          </table:table-cell>
          <table:table-cell office:value-type="float" office:value="36">
            <text:p>36</text:p>
          </table:table-cell>
          <table:table-cell office:value-type="float" office:value="203">
            <text:p>203</text:p>
          </table:table-cell>
          <table:table-cell table:formula="of:=IF(OR([.F180]=&quot;&quot;;[.G180]=&quot;&quot;);&quot;&quot;;[.F180]+[.G180])" office:value-type="float" office:value="239">
            <text:p>239</text:p>
          </table:table-cell>
          <table:table-cell table:number-columns-repeated="3"/>
          <table:table-cell table:style-name="ce68" table:formula="of:=IF(OR([.I180]=&quot;&quot;;[.K180]=&quot;&quot;;[.K180]=&quot;&quot;);&quot;&quot;;SUM([.I180:.K18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80]=&quot;&quot;;&quot;&quot;;[.F180]-VLOOKUP([.$C180];currentgear;COLUMN()-18+4;0))" office:value-type="float" office:value="-29">
            <text:p>-29</text:p>
          </table:table-cell>
          <table:table-cell table:style-name="ce80" table:formula="of:=IF([.G180]=&quot;&quot;;&quot;&quot;;[.G180]-VLOOKUP([.$C180];currentgear;COLUMN()-18+4;0))" office:value-type="float" office:value="140">
            <text:p>140</text:p>
          </table:table-cell>
          <table:table-cell table:style-name="ce80" table:formula="of:=IF([.H180]=&quot;&quot;;&quot;&quot;;[.H180]-VLOOKUP([.$C180];currentgear;COLUMN()-18+4;0))" office:value-type="float" office:value="111">
            <text:p>111</text:p>
          </table:table-cell>
          <table:table-cell table:style-name="ce80" table:formula="of:=IF([.I180]=&quot;&quot;;&quot;&quot;;[.I180]-VLOOKUP([.$C180];currentgear;COLUMN()-18+4;0))">
            <text:p/>
          </table:table-cell>
          <table:table-cell table:style-name="ce80" table:formula="of:=IF([.J180]=&quot;&quot;;&quot;&quot;;[.J180]-VLOOKUP([.$C180];currentgear;COLUMN()-18+4;0))">
            <text:p/>
          </table:table-cell>
          <table:table-cell table:style-name="ce80" table:formula="of:=IF([.K180]=&quot;&quot;;&quot;&quot;;[.K180]-VLOOKUP([.$C180];currentgear;COLUMN()-18+4;0))">
            <text:p/>
          </table:table-cell>
          <table:table-cell table:style-name="ce80" table:formula="of:=IF([.L180]=&quot;&quot;;&quot;&quot;;[.L180]-VLOOKUP([.$C18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81]=&quot;&quot;;&quot;&quot;;[.C181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20">
            <text:p>20</text:p>
          </table:table-cell>
          <table:table-cell office:value-type="string">
            <text:p>Bone Bow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IF(OR([.F181]=&quot;&quot;;[.G181]=&quot;&quot;);&quot;&quot;;[.F181]+[.G181])"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68" table:formula="of:=IF(OR([.I181]=&quot;&quot;;[.K181]=&quot;&quot;;[.K181]=&quot;&quot;);&quot;&quot;;SUM([.I181:.K181]))" office:value-type="float" office:value="13">
            <text:p>13</text:p>
          </table:table-cell>
          <table:table-cell table:style-name="ce68" office:value-type="float" office:value="6400">
            <text:p>6.400</text:p>
          </table:table-cell>
          <table:table-cell office:value-type="float" office:value="300">
            <text:p>300</text:p>
          </table:table-cell>
          <table:table-cell table:style-name="ce68"/>
          <table:table-cell table:style-name="ce77"/>
          <table:table-cell table:style-name="ce69"/>
          <table:table-cell table:style-name="ce80" table:formula="of:=IF([.F181]=&quot;&quot;;&quot;&quot;;[.F181]-VLOOKUP([.$C181];currentgear;COLUMN()-18+4;0))" office:value-type="float" office:value="-58">
            <text:p>-58</text:p>
          </table:table-cell>
          <table:table-cell table:style-name="ce80" table:formula="of:=IF([.G181]=&quot;&quot;;&quot;&quot;;[.G181]-VLOOKUP([.$C181];currentgear;COLUMN()-18+4;0))" office:value-type="float" office:value="-12">
            <text:p>-12</text:p>
          </table:table-cell>
          <table:table-cell table:style-name="ce80" table:formula="of:=IF([.H181]=&quot;&quot;;&quot;&quot;;[.H181]-VLOOKUP([.$C181];currentgear;COLUMN()-18+4;0))" office:value-type="float" office:value="-70">
            <text:p>-70</text:p>
          </table:table-cell>
          <table:table-cell table:style-name="ce80" table:formula="of:=IF([.I181]=&quot;&quot;;&quot;&quot;;[.I181]-VLOOKUP([.$C181];currentgear;COLUMN()-18+4;0))" office:value-type="float" office:value="-21">
            <text:p>-21</text:p>
          </table:table-cell>
          <table:table-cell table:style-name="ce80" table:formula="of:=IF([.J181]=&quot;&quot;;&quot;&quot;;[.J181]-VLOOKUP([.$C181];currentgear;COLUMN()-18+4;0))" office:value-type="float" office:value="2">
            <text:p>2</text:p>
          </table:table-cell>
          <table:table-cell table:style-name="ce80" table:formula="of:=IF([.K181]=&quot;&quot;;&quot;&quot;;[.K181]-VLOOKUP([.$C181];currentgear;COLUMN()-18+4;0))" office:value-type="float" office:value="-14">
            <text:p>-14</text:p>
          </table:table-cell>
          <table:table-cell table:style-name="ce80" table:formula="of:=IF([.L181]=&quot;&quot;;&quot;&quot;;[.L181]-VLOOKUP([.$C181];currentgear;COLUMN()-18+4;0))" office:value-type="float" office:value="-33">
            <text:p>-3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82]=&quot;&quot;;&quot;&quot;;[.C182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24">
            <text:p>24</text:p>
          </table:table-cell>
          <table:table-cell office:value-type="string">
            <text:p>Bone Launcher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formula="of:=IF(OR([.F182]=&quot;&quot;;[.G182]=&quot;&quot;);&quot;&quot;;[.F182]+[.G182])" office:value-type="float" office:value="43">
            <text:p>43</text:p>
          </table:table-cell>
          <table:table-cell table:number-columns-repeated="3"/>
          <table:table-cell table:style-name="ce68" table:formula="of:=IF(OR([.I182]=&quot;&quot;;[.K182]=&quot;&quot;;[.K182]=&quot;&quot;);&quot;&quot;;SUM([.I182:.K182]))">
            <text:p/>
          </table:table-cell>
          <table:table-cell table:style-name="ce68" office:value-type="float" office:value="9400">
            <text:p>9.400</text:p>
          </table:table-cell>
          <table:table-cell office:value-type="float" office:value="380">
            <text:p>380</text:p>
          </table:table-cell>
          <table:table-cell table:style-name="ce68"/>
          <table:table-cell table:style-name="ce77"/>
          <table:table-cell/>
          <table:table-cell table:style-name="ce80" table:formula="of:=IF([.F182]=&quot;&quot;;&quot;&quot;;[.F182]-VLOOKUP([.$C182];currentgear;COLUMN()-18+4;0))" office:value-type="float" office:value="-47">
            <text:p>-47</text:p>
          </table:table-cell>
          <table:table-cell table:style-name="ce80" table:formula="of:=IF([.G182]=&quot;&quot;;&quot;&quot;;[.G182]-VLOOKUP([.$C182];currentgear;COLUMN()-18+4;0))" office:value-type="float" office:value="-14">
            <text:p>-14</text:p>
          </table:table-cell>
          <table:table-cell table:style-name="ce80" table:formula="of:=IF([.H182]=&quot;&quot;;&quot;&quot;;[.H182]-VLOOKUP([.$C182];currentgear;COLUMN()-18+4;0))" office:value-type="float" office:value="-61">
            <text:p>-61</text:p>
          </table:table-cell>
          <table:table-cell table:style-name="ce80" table:formula="of:=IF([.I182]=&quot;&quot;;&quot;&quot;;[.I182]-VLOOKUP([.$C182];currentgear;COLUMN()-18+4;0))">
            <text:p/>
          </table:table-cell>
          <table:table-cell table:style-name="ce80" table:formula="of:=IF([.J182]=&quot;&quot;;&quot;&quot;;[.J182]-VLOOKUP([.$C182];currentgear;COLUMN()-18+4;0))">
            <text:p/>
          </table:table-cell>
          <table:table-cell table:style-name="ce80" table:formula="of:=IF([.K182]=&quot;&quot;;&quot;&quot;;[.K182]-VLOOKUP([.$C182];currentgear;COLUMN()-18+4;0))">
            <text:p/>
          </table:table-cell>
          <table:table-cell table:style-name="ce80" table:formula="of:=IF([.L182]=&quot;&quot;;&quot;&quot;;[.L182]-VLOOKUP([.$C182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83]=&quot;&quot;;&quot;&quot;;[.C183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/>
          <table:table-cell office:value-type="string">
            <text:p>Venom Sharp Stiv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formula="of:=IF(OR([.F183]=&quot;&quot;;[.G183]=&quot;&quot;);&quot;&quot;;[.F183]+[.G183])" office:value-type="float" office:value="46">
            <text:p>46</text:p>
          </table:table-cell>
          <table:table-cell table:number-columns-repeated="3"/>
          <table:table-cell table:style-name="ce68" table:formula="of:=IF(OR([.I183]=&quot;&quot;;[.K183]=&quot;&quot;;[.K183]=&quot;&quot;);&quot;&quot;;SUM([.I183:.K183]))">
            <text:p/>
          </table:table-cell>
          <table:table-cell table:style-name="ce68" office:value-type="float" office:value="12650">
            <text:p>12.650</text:p>
          </table:table-cell>
          <table:table-cell office:value-type="float" office:value="450">
            <text:p>450</text:p>
          </table:table-cell>
          <table:table-cell table:style-name="ce68"/>
          <table:table-cell table:style-name="ce77"/>
          <table:table-cell/>
          <table:table-cell table:style-name="ce80" table:formula="of:=IF([.F183]=&quot;&quot;;&quot;&quot;;[.F183]-VLOOKUP([.$C183];currentgear;COLUMN()-18+4;0))" office:value-type="float" office:value="-51">
            <text:p>-51</text:p>
          </table:table-cell>
          <table:table-cell table:style-name="ce80" table:formula="of:=IF([.G183]=&quot;&quot;;&quot;&quot;;[.G183]-VLOOKUP([.$C183];currentgear;COLUMN()-18+4;0))" office:value-type="float" office:value="-7">
            <text:p>-7</text:p>
          </table:table-cell>
          <table:table-cell table:style-name="ce80" table:formula="of:=IF([.H183]=&quot;&quot;;&quot;&quot;;[.H183]-VLOOKUP([.$C183];currentgear;COLUMN()-18+4;0))" office:value-type="float" office:value="-58">
            <text:p>-58</text:p>
          </table:table-cell>
          <table:table-cell table:style-name="ce80" table:formula="of:=IF([.I183]=&quot;&quot;;&quot;&quot;;[.I183]-VLOOKUP([.$C183];currentgear;COLUMN()-18+4;0))">
            <text:p/>
          </table:table-cell>
          <table:table-cell table:style-name="ce80" table:formula="of:=IF([.J183]=&quot;&quot;;&quot;&quot;;[.J183]-VLOOKUP([.$C183];currentgear;COLUMN()-18+4;0))">
            <text:p/>
          </table:table-cell>
          <table:table-cell table:style-name="ce80" table:formula="of:=IF([.K183]=&quot;&quot;;&quot;&quot;;[.K183]-VLOOKUP([.$C183];currentgear;COLUMN()-18+4;0))">
            <text:p/>
          </table:table-cell>
          <table:table-cell table:style-name="ce80" table:formula="of:=IF([.L183]=&quot;&quot;;&quot;&quot;;[.L183]-VLOOKUP([.$C18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84]=&quot;&quot;;&quot;&quot;;[.C184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36">
            <text:p>36</text:p>
          </table:table-cell>
          <table:table-cell office:value-type="string">
            <text:p>Ferocious Skelegun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table:formula="of:=IF(OR([.F184]=&quot;&quot;;[.G184]=&quot;&quot;);&quot;&quot;;[.F184]+[.G184])"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68" table:formula="of:=IF(OR([.I184]=&quot;&quot;;[.K184]=&quot;&quot;;[.K184]=&quot;&quot;);&quot;&quot;;SUM([.I184:.K184]))" office:value-type="float" office:value="27">
            <text:p>27</text:p>
          </table:table-cell>
          <table:table-cell table:style-name="ce68" office:value-type="float" office:value="15800">
            <text:p>15.800</text:p>
          </table:table-cell>
          <table:table-cell office:value-type="float" office:value="520">
            <text:p>520</text:p>
          </table:table-cell>
          <table:table-cell table:style-name="ce68"/>
          <table:table-cell/>
          <table:table-cell/>
          <table:table-cell table:style-name="ce80" table:formula="of:=IF([.F184]=&quot;&quot;;&quot;&quot;;[.F184]-VLOOKUP([.$C184];currentgear;COLUMN()-18+4;0))" office:value-type="float" office:value="-43">
            <text:p>-43</text:p>
          </table:table-cell>
          <table:table-cell table:style-name="ce80" table:formula="of:=IF([.G184]=&quot;&quot;;&quot;&quot;;[.G184]-VLOOKUP([.$C184];currentgear;COLUMN()-18+4;0))" office:value-type="float" office:value="3">
            <text:p>3</text:p>
          </table:table-cell>
          <table:table-cell table:style-name="ce80" table:formula="of:=IF([.H184]=&quot;&quot;;&quot;&quot;;[.H184]-VLOOKUP([.$C184];currentgear;COLUMN()-18+4;0))" office:value-type="float" office:value="-40">
            <text:p>-40</text:p>
          </table:table-cell>
          <table:table-cell table:style-name="ce80" table:formula="of:=IF([.I184]=&quot;&quot;;&quot;&quot;;[.I184]-VLOOKUP([.$C184];currentgear;COLUMN()-18+4;0))" office:value-type="float" office:value="-18">
            <text:p>-18</text:p>
          </table:table-cell>
          <table:table-cell table:style-name="ce80" table:formula="of:=IF([.J184]=&quot;&quot;;&quot;&quot;;[.J184]-VLOOKUP([.$C184];currentgear;COLUMN()-18+4;0))" office:value-type="float" office:value="8">
            <text:p>8</text:p>
          </table:table-cell>
          <table:table-cell table:style-name="ce80" table:formula="of:=IF([.K184]=&quot;&quot;;&quot;&quot;;[.K184]-VLOOKUP([.$C184];currentgear;COLUMN()-18+4;0))" office:value-type="float" office:value="-9">
            <text:p>-9</text:p>
          </table:table-cell>
          <table:table-cell table:style-name="ce80" table:formula="of:=IF([.L184]=&quot;&quot;;&quot;&quot;;[.L184]-VLOOKUP([.$C184];currentgear;COLUMN()-18+4;0))" office:value-type="float" office:value="-19">
            <text:p>-19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85]=&quot;&quot;;&quot;&quot;;[.C185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44">
            <text:p>44</text:p>
          </table:table-cell>
          <table:table-cell office:value-type="string">
            <text:p>Marksman Gun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table:formula="of:=IF(OR([.F185]=&quot;&quot;;[.G185]=&quot;&quot;);&quot;&quot;;[.F185]+[.G185])"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style-name="ce68" table:formula="of:=IF(OR([.I185]=&quot;&quot;;[.K185]=&quot;&quot;;[.K185]=&quot;&quot;);&quot;&quot;;SUM([.I185:.K185]))" office:value-type="float" office:value="35">
            <text:p>35</text:p>
          </table:table-cell>
          <table:table-cell table:style-name="ce68" office:value-type="float" office:value="20450">
            <text:p>20.450</text:p>
          </table:table-cell>
          <table:table-cell office:value-type="float" office:value="650">
            <text:p>650</text:p>
          </table:table-cell>
          <table:table-cell table:style-name="ce68"/>
          <table:table-cell/>
          <table:table-cell/>
          <table:table-cell table:style-name="ce80" table:formula="of:=IF([.F185]=&quot;&quot;;&quot;&quot;;[.F185]-VLOOKUP([.$C185];currentgear;COLUMN()-18+4;0))" office:value-type="float" office:value="-31">
            <text:p>-31</text:p>
          </table:table-cell>
          <table:table-cell table:style-name="ce80" table:formula="of:=IF([.G185]=&quot;&quot;;&quot;&quot;;[.G185]-VLOOKUP([.$C185];currentgear;COLUMN()-18+4;0))" office:value-type="float" office:value="11">
            <text:p>11</text:p>
          </table:table-cell>
          <table:table-cell table:style-name="ce80" table:formula="of:=IF([.H185]=&quot;&quot;;&quot;&quot;;[.H185]-VLOOKUP([.$C185];currentgear;COLUMN()-18+4;0))" office:value-type="float" office:value="-20">
            <text:p>-20</text:p>
          </table:table-cell>
          <table:table-cell table:style-name="ce80" table:formula="of:=IF([.I185]=&quot;&quot;;&quot;&quot;;[.I185]-VLOOKUP([.$C185];currentgear;COLUMN()-18+4;0))" office:value-type="float" office:value="-15">
            <text:p>-15</text:p>
          </table:table-cell>
          <table:table-cell table:style-name="ce80" table:formula="of:=IF([.J185]=&quot;&quot;;&quot;&quot;;[.J185]-VLOOKUP([.$C185];currentgear;COLUMN()-18+4;0))" office:value-type="float" office:value="11">
            <text:p>11</text:p>
          </table:table-cell>
          <table:table-cell table:style-name="ce80" table:formula="of:=IF([.K185]=&quot;&quot;;&quot;&quot;;[.K185]-VLOOKUP([.$C185];currentgear;COLUMN()-18+4;0))" office:value-type="float" office:value="-7">
            <text:p>-7</text:p>
          </table:table-cell>
          <table:table-cell table:style-name="ce80" table:formula="of:=IF([.L185]=&quot;&quot;;&quot;&quot;;[.L185]-VLOOKUP([.$C185];currentgear;COLUMN()-18+4;0))" office:value-type="float" office:value="-11">
            <text:p>-11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86]=&quot;&quot;;&quot;&quot;;[.C186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46">
            <text:p>46</text:p>
          </table:table-cell>
          <table:table-cell office:value-type="string">
            <text:p>Death Shiv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table:formula="of:=IF(OR([.F186]=&quot;&quot;;[.G186]=&quot;&quot;);&quot;&quot;;[.F186]+[.G186])"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style-name="ce68" table:formula="of:=IF(OR([.I186]=&quot;&quot;;[.K186]=&quot;&quot;;[.K186]=&quot;&quot;);&quot;&quot;;SUM([.I186:.K186]))" office:value-type="float" office:value="36">
            <text:p>36</text:p>
          </table:table-cell>
          <table:table-cell table:style-name="ce68"/>
          <table:table-cell office:value-type="float" office:value="700">
            <text:p>700</text:p>
          </table:table-cell>
          <table:table-cell table:style-name="ce68" office:value-type="float" office:value="28">
            <text:p>28</text:p>
          </table:table-cell>
          <table:table-cell/>
          <table:table-cell/>
          <table:table-cell table:style-name="ce80" table:formula="of:=IF([.F186]=&quot;&quot;;&quot;&quot;;[.F186]-VLOOKUP([.$C186];currentgear;COLUMN()-18+4;0))" office:value-type="float" office:value="-14">
            <text:p>-14</text:p>
          </table:table-cell>
          <table:table-cell table:style-name="ce80" table:formula="of:=IF([.G186]=&quot;&quot;;&quot;&quot;;[.G186]-VLOOKUP([.$C186];currentgear;COLUMN()-18+4;0))" office:value-type="float" office:value="9">
            <text:p>9</text:p>
          </table:table-cell>
          <table:table-cell table:style-name="ce80" table:formula="of:=IF([.H186]=&quot;&quot;;&quot;&quot;;[.H186]-VLOOKUP([.$C186];currentgear;COLUMN()-18+4;0))" office:value-type="float" office:value="-5">
            <text:p>-5</text:p>
          </table:table-cell>
          <table:table-cell table:style-name="ce80" table:formula="of:=IF([.I186]=&quot;&quot;;&quot;&quot;;[.I186]-VLOOKUP([.$C186];currentgear;COLUMN()-18+4;0))" office:value-type="float" office:value="-18">
            <text:p>-18</text:p>
          </table:table-cell>
          <table:table-cell table:style-name="ce80" table:formula="of:=IF([.J186]=&quot;&quot;;&quot;&quot;;[.J186]-VLOOKUP([.$C186];currentgear;COLUMN()-18+4;0))" office:value-type="float" office:value="17">
            <text:p>17</text:p>
          </table:table-cell>
          <table:table-cell table:style-name="ce80" table:formula="of:=IF([.K186]=&quot;&quot;;&quot;&quot;;[.K186]-VLOOKUP([.$C186];currentgear;COLUMN()-18+4;0))" office:value-type="float" office:value="-9">
            <text:p>-9</text:p>
          </table:table-cell>
          <table:table-cell table:style-name="ce80" table:formula="of:=IF([.L186]=&quot;&quot;;&quot;&quot;;[.L186]-VLOOKUP([.$C186];currentgear;COLUMN()-18+4;0))" office:value-type="float" office:value="-10">
            <text:p>-10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87]=&quot;&quot;;&quot;&quot;;[.C187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48">
            <text:p>48</text:p>
          </table:table-cell>
          <table:table-cell office:value-type="string">
            <text:p>Bullseye Skelegun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table:formula="of:=IF(OR([.F187]=&quot;&quot;;[.G187]=&quot;&quot;);&quot;&quot;;[.F187]+[.G187])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style-name="ce68" table:formula="of:=IF(OR([.I187]=&quot;&quot;;[.K187]=&quot;&quot;;[.K187]=&quot;&quot;);&quot;&quot;;SUM([.I187:.K187]))" office:value-type="float" office:value="47">
            <text:p>47</text:p>
          </table:table-cell>
          <table:table-cell table:style-name="ce68"/>
          <table:table-cell office:value-type="float" office:value="1000">
            <text:p>1.000</text:p>
          </table:table-cell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187]=&quot;&quot;;&quot;&quot;;[.F187]-VLOOKUP([.$C187];currentgear;COLUMN()-18+4;0))" office:value-type="float" office:value="-11">
            <text:p>-11</text:p>
          </table:table-cell>
          <table:table-cell table:style-name="ce80" table:formula="of:=IF([.G187]=&quot;&quot;;&quot;&quot;;[.G187]-VLOOKUP([.$C187];currentgear;COLUMN()-18+4;0))" office:value-type="float" office:value="17">
            <text:p>17</text:p>
          </table:table-cell>
          <table:table-cell table:style-name="ce80" table:formula="of:=IF([.H187]=&quot;&quot;;&quot;&quot;;[.H187]-VLOOKUP([.$C187];currentgear;COLUMN()-18+4;0))" office:value-type="float" office:value="6">
            <text:p>6</text:p>
          </table:table-cell>
          <table:table-cell table:style-name="ce80" table:formula="of:=IF([.I187]=&quot;&quot;;&quot;&quot;;[.I187]-VLOOKUP([.$C187];currentgear;COLUMN()-18+4;0))" office:value-type="float" office:value="-30">
            <text:p>-30</text:p>
          </table:table-cell>
          <table:table-cell table:style-name="ce80" table:formula="of:=IF([.J187]=&quot;&quot;;&quot;&quot;;[.J187]-VLOOKUP([.$C187];currentgear;COLUMN()-18+4;0))" office:value-type="float" office:value="45">
            <text:p>45</text:p>
          </table:table-cell>
          <table:table-cell table:style-name="ce80" table:formula="of:=IF([.K187]=&quot;&quot;;&quot;&quot;;[.K187]-VLOOKUP([.$C187];currentgear;COLUMN()-18+4;0))" office:value-type="float" office:value="-14">
            <text:p>-14</text:p>
          </table:table-cell>
          <table:table-cell table:style-name="ce80" table:formula="of:=IF([.L187]=&quot;&quot;;&quot;&quot;;[.L187]-VLOOKUP([.$C187];currentgear;COLUMN()-18+4;0))" office:value-type="float" office:value="1">
            <text:p>1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188]=&quot;&quot;;&quot;&quot;;[.C188])">
            <text:p/>
          </table:table-cell>
          <table:table-cell office:value-type="string">
            <text:p>Bone Yard</text:p>
          </table:table-cell>
          <table:table-cell office:value-type="string">
            <text:p>Weapon Light</text:p>
          </table:table-cell>
          <table:table-cell office:value-type="float" office:value="50">
            <text:p>50</text:p>
          </table:table-cell>
          <table:table-cell office:value-type="string">
            <text:p>Epic Skull Bull</text:p>
          </table:table-cell>
          <table:table-cell office:value-type="float" office:value="103">
            <text:p>103</text:p>
          </table:table-cell>
          <table:table-cell office:value-type="float" office:value="11">
            <text:p>11</text:p>
          </table:table-cell>
          <table:table-cell table:formula="of:=IF(OR([.F188]=&quot;&quot;;[.G188]=&quot;&quot;);&quot;&quot;;[.F188]+[.G188])" office:value-type="float" office:value="114">
            <text:p>11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68" table:formula="of:=IF(OR([.I188]=&quot;&quot;;[.K188]=&quot;&quot;;[.K188]=&quot;&quot;);&quot;&quot;;SUM([.I188:.K188]))" office:value-type="float" office:value="41">
            <text:p>41</text:p>
          </table:table-cell>
          <table:table-cell table:style-name="ce68"/>
          <table:table-cell office:value-type="float" office:value="600">
            <text:p>600</text:p>
          </table:table-cell>
          <table:table-cell table:style-name="ce68" office:value-type="float" office:value="28">
            <text:p>28</text:p>
          </table:table-cell>
          <table:table-cell/>
          <table:table-cell/>
          <table:table-cell table:style-name="ce80" table:formula="of:=IF([.F188]=&quot;&quot;;&quot;&quot;;[.F188]-VLOOKUP([.$C188];currentgear;COLUMN()-18+4;0))" office:value-type="float" office:value="15">
            <text:p>15</text:p>
          </table:table-cell>
          <table:table-cell table:style-name="ce80" table:formula="of:=IF([.G188]=&quot;&quot;;&quot;&quot;;[.G188]-VLOOKUP([.$C188];currentgear;COLUMN()-18+4;0))" office:value-type="float" office:value="-5">
            <text:p>-5</text:p>
          </table:table-cell>
          <table:table-cell table:style-name="ce80" table:formula="of:=IF([.H188]=&quot;&quot;;&quot;&quot;;[.H188]-VLOOKUP([.$C188];currentgear;COLUMN()-18+4;0))" office:value-type="float" office:value="10">
            <text:p>10</text:p>
          </table:table-cell>
          <table:table-cell table:style-name="ce80" table:formula="of:=IF([.I188]=&quot;&quot;;&quot;&quot;;[.I188]-VLOOKUP([.$C188];currentgear;COLUMN()-18+4;0))" office:value-type="float" office:value="-3">
            <text:p>-3</text:p>
          </table:table-cell>
          <table:table-cell table:style-name="ce80" table:formula="of:=IF([.J188]=&quot;&quot;;&quot;&quot;;[.J188]-VLOOKUP([.$C188];currentgear;COLUMN()-18+4;0))" office:value-type="float" office:value="12">
            <text:p>12</text:p>
          </table:table-cell>
          <table:table-cell table:style-name="ce80" table:formula="of:=IF([.K188]=&quot;&quot;;&quot;&quot;;[.K188]-VLOOKUP([.$C188];currentgear;COLUMN()-18+4;0))" office:value-type="float" office:value="-14">
            <text:p>-14</text:p>
          </table:table-cell>
          <table:table-cell table:style-name="ce80" table:formula="of:=IF([.L188]=&quot;&quot;;&quot;&quot;;[.L188]-VLOOKUP([.$C188];currentgear;COLUMN()-18+4;0))" office:value-type="float" office:value="-5">
            <text:p>-5</text:p>
          </table:table-cell>
          <table:table-cell table:style-name="ce80" table:number-columns-repeated="3"/>
          <table:table-cell office:value-type="string">
            <text:p>purple</text:p>
          </table:table-cell>
          <table:table-cell table:number-columns-repeated="996"/>
        </table:table-row>
        <table:table-row table:style-name="ro2">
          <table:table-cell table:formula="of:=IF([.P189]=&quot;&quot;;&quot;&quot;;[.C189])">
            <text:p/>
          </table:table-cell>
          <table:table-cell office:value-type="string">
            <text:p>Bone Yard</text:p>
          </table:table-cell>
          <table:table-cell office:value-type="string">
            <text:p>Armor Upper</text:p>
          </table:table-cell>
          <table:table-cell/>
          <table:table-cell office:value-type="string">
            <text:p>Bone Shield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IF(OR([.F189]=&quot;&quot;;[.G189]=&quot;&quot;);&quot;&quot;;[.F189]+[.G189])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68" table:formula="of:=IF(OR([.I189]=&quot;&quot;;[.K189]=&quot;&quot;;[.K189]=&quot;&quot;);&quot;&quot;;SUM([.I189:.K189]))" office:value-type="float" office:value="11">
            <text:p>11</text:p>
          </table:table-cell>
          <table:table-cell table:style-name="ce68"/>
          <table:table-cell office:value-type="float" office:value="300">
            <text:p>300</text:p>
          </table:table-cell>
          <table:table-cell table:style-name="ce68" office:value-type="float" office:value="5">
            <text:p>5</text:p>
          </table:table-cell>
          <table:table-cell/>
          <table:table-cell table:style-name="ce69"/>
          <table:table-cell table:style-name="ce80" table:formula="of:=IF([.F189]=&quot;&quot;;&quot;&quot;;[.F189]-VLOOKUP([.$C189];currentgear;COLUMN()-18+4;0))" office:value-type="float" office:value="-17">
            <text:p>-17</text:p>
          </table:table-cell>
          <table:table-cell table:style-name="ce80" table:formula="of:=IF([.G189]=&quot;&quot;;&quot;&quot;;[.G189]-VLOOKUP([.$C189];currentgear;COLUMN()-18+4;0))" office:value-type="float" office:value="-40">
            <text:p>-40</text:p>
          </table:table-cell>
          <table:table-cell table:style-name="ce80" table:formula="of:=IF([.H189]=&quot;&quot;;&quot;&quot;;[.H189]-VLOOKUP([.$C189];currentgear;COLUMN()-18+4;0))" office:value-type="float" office:value="-57">
            <text:p>-57</text:p>
          </table:table-cell>
          <table:table-cell table:style-name="ce80" table:formula="of:=IF([.I189]=&quot;&quot;;&quot;&quot;;[.I189]-VLOOKUP([.$C189];currentgear;COLUMN()-18+4;0))" office:value-type="float" office:value="-8">
            <text:p>-8</text:p>
          </table:table-cell>
          <table:table-cell table:style-name="ce80" table:formula="of:=IF([.J189]=&quot;&quot;;&quot;&quot;;[.J189]-VLOOKUP([.$C189];currentgear;COLUMN()-18+4;0))" office:value-type="float" office:value="-2">
            <text:p>-2</text:p>
          </table:table-cell>
          <table:table-cell table:style-name="ce80" table:formula="of:=IF([.K189]=&quot;&quot;;&quot;&quot;;[.K189]-VLOOKUP([.$C189];currentgear;COLUMN()-18+4;0))" office:value-type="float" office:value="-6">
            <text:p>-6</text:p>
          </table:table-cell>
          <table:table-cell table:style-name="ce80" table:formula="of:=IF([.L189]=&quot;&quot;;&quot;&quot;;[.L189]-VLOOKUP([.$C189];currentgear;COLUMN()-18+4;0))" office:value-type="float" office:value="-16">
            <text:p>-1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90]=&quot;&quot;;&quot;&quot;;[.C190])">
            <text:p/>
          </table:table-cell>
          <table:table-cell office:value-type="string">
            <text:p>Bone Yard</text:p>
          </table:table-cell>
          <table:table-cell office:value-type="string">
            <text:p>Armor Upper</text:p>
          </table:table-cell>
          <table:table-cell office:value-type="float" office:value="26">
            <text:p>26</text:p>
          </table:table-cell>
          <table:table-cell office:value-type="string">
            <text:p>Bone Ves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formula="of:=IF(OR([.F190]=&quot;&quot;;[.G190]=&quot;&quot;);&quot;&quot;;[.F190]+[.G190])" office:value-type="float" office:value="43">
            <text:p>43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68" table:formula="of:=IF(OR([.I190]=&quot;&quot;;[.K190]=&quot;&quot;;[.K190]=&quot;&quot;);&quot;&quot;;SUM([.I190:.K190]))" office:value-type="float" office:value="20">
            <text:p>20</text:p>
          </table:table-cell>
          <table:table-cell table:style-name="ce68" office:value-type="float" office:value="5850">
            <text:p>5.850</text:p>
          </table:table-cell>
          <table:table-cell office:value-type="float" office:value="300">
            <text:p>300</text:p>
          </table:table-cell>
          <table:table-cell table:style-name="ce68"/>
          <table:table-cell/>
          <table:table-cell table:style-name="ce69"/>
          <table:table-cell table:style-name="ce80" table:formula="of:=IF([.F190]=&quot;&quot;;&quot;&quot;;[.F190]-VLOOKUP([.$C190];currentgear;COLUMN()-18+4;0))" office:value-type="float" office:value="-17">
            <text:p>-17</text:p>
          </table:table-cell>
          <table:table-cell table:style-name="ce80" table:formula="of:=IF([.G190]=&quot;&quot;;&quot;&quot;;[.G190]-VLOOKUP([.$C190];currentgear;COLUMN()-18+4;0))" office:value-type="float" office:value="-23">
            <text:p>-23</text:p>
          </table:table-cell>
          <table:table-cell table:style-name="ce80" table:formula="of:=IF([.H190]=&quot;&quot;;&quot;&quot;;[.H190]-VLOOKUP([.$C190];currentgear;COLUMN()-18+4;0))" office:value-type="float" office:value="-40">
            <text:p>-40</text:p>
          </table:table-cell>
          <table:table-cell table:style-name="ce80" table:formula="of:=IF([.I190]=&quot;&quot;;&quot;&quot;;[.I190]-VLOOKUP([.$C190];currentgear;COLUMN()-18+4;0))" office:value-type="float" office:value="-6">
            <text:p>-6</text:p>
          </table:table-cell>
          <table:table-cell table:style-name="ce80" table:formula="of:=IF([.J190]=&quot;&quot;;&quot;&quot;;[.J190]-VLOOKUP([.$C190];currentgear;COLUMN()-18+4;0))" office:value-type="float" office:value="2">
            <text:p>2</text:p>
          </table:table-cell>
          <table:table-cell table:style-name="ce80" table:formula="of:=IF([.K190]=&quot;&quot;;&quot;&quot;;[.K190]-VLOOKUP([.$C190];currentgear;COLUMN()-18+4;0))" office:value-type="float" office:value="-3">
            <text:p>-3</text:p>
          </table:table-cell>
          <table:table-cell table:style-name="ce80" table:formula="of:=IF([.L190]=&quot;&quot;;&quot;&quot;;[.L190]-VLOOKUP([.$C190];currentgear;COLUMN()-18+4;0))" office:value-type="float" office:value="-7">
            <text:p>-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91]=&quot;&quot;;&quot;&quot;;[.C191])">
            <text:p/>
          </table:table-cell>
          <table:table-cell office:value-type="string">
            <text:p>Bone Yard</text:p>
          </table:table-cell>
          <table:table-cell office:value-type="string">
            <text:p>Armor Upper</text:p>
          </table:table-cell>
          <table:table-cell/>
          <table:table-cell office:value-type="string">
            <text:p>Tusk Vest <text:s text:c="2"/>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formula="of:=IF(OR([.F191]=&quot;&quot;;[.G191]=&quot;&quot;);&quot;&quot;;[.F191]+[.G191])" office:value-type="float" office:value="51">
            <text:p>51</text:p>
          </table:table-cell>
          <table:table-cell table:number-columns-repeated="3"/>
          <table:table-cell table:style-name="ce68" table:formula="of:=IF(OR([.I191]=&quot;&quot;;[.K191]=&quot;&quot;;[.K191]=&quot;&quot;);&quot;&quot;;SUM([.I191:.K191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191]=&quot;&quot;;&quot;&quot;;[.F191]-VLOOKUP([.$C191];currentgear;COLUMN()-18+4;0))" office:value-type="float" office:value="-18">
            <text:p>-18</text:p>
          </table:table-cell>
          <table:table-cell table:style-name="ce80" table:formula="of:=IF([.G191]=&quot;&quot;;&quot;&quot;;[.G191]-VLOOKUP([.$C191];currentgear;COLUMN()-18+4;0))" office:value-type="float" office:value="-14">
            <text:p>-14</text:p>
          </table:table-cell>
          <table:table-cell table:style-name="ce80" table:formula="of:=IF([.H191]=&quot;&quot;;&quot;&quot;;[.H191]-VLOOKUP([.$C191];currentgear;COLUMN()-18+4;0))" office:value-type="float" office:value="-32">
            <text:p>-32</text:p>
          </table:table-cell>
          <table:table-cell table:style-name="ce80" table:formula="of:=IF([.I191]=&quot;&quot;;&quot;&quot;;[.I191]-VLOOKUP([.$C191];currentgear;COLUMN()-18+4;0))">
            <text:p/>
          </table:table-cell>
          <table:table-cell table:style-name="ce80" table:formula="of:=IF([.J191]=&quot;&quot;;&quot;&quot;;[.J191]-VLOOKUP([.$C191];currentgear;COLUMN()-18+4;0))">
            <text:p/>
          </table:table-cell>
          <table:table-cell table:style-name="ce80" table:formula="of:=IF([.K191]=&quot;&quot;;&quot;&quot;;[.K191]-VLOOKUP([.$C191];currentgear;COLUMN()-18+4;0))">
            <text:p/>
          </table:table-cell>
          <table:table-cell table:style-name="ce80" table:formula="of:=IF([.L191]=&quot;&quot;;&quot;&quot;;[.L191]-VLOOKUP([.$C19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92]=&quot;&quot;;&quot;&quot;;[.C192])">
            <text:p/>
          </table:table-cell>
          <table:table-cell office:value-type="string">
            <text:p>Bone Yard</text:p>
          </table:table-cell>
          <table:table-cell office:value-type="string">
            <text:p>Armor Head</text:p>
          </table:table-cell>
          <table:table-cell office:value-type="float" office:value="36">
            <text:p>36</text:p>
          </table:table-cell>
          <table:table-cell office:value-type="string">
            <text:p>Skull Face <text:s/>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formula="of:=IF(OR([.F192]=&quot;&quot;;[.G192]=&quot;&quot;);&quot;&quot;;[.F192]+[.G192])"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68" table:formula="of:=IF(OR([.I192]=&quot;&quot;;[.K192]=&quot;&quot;;[.K192]=&quot;&quot;);&quot;&quot;;SUM([.I192:.K192]))" office:value-type="float" office:value="27">
            <text:p>27</text:p>
          </table:table-cell>
          <table:table-cell table:style-name="ce68" office:value-type="float" office:value="16900">
            <text:p>16.900</text:p>
          </table:table-cell>
          <table:table-cell office:value-type="float" office:value="440">
            <text:p>440</text:p>
          </table:table-cell>
          <table:table-cell table:style-name="ce68"/>
          <table:table-cell/>
          <table:table-cell/>
          <table:table-cell table:style-name="ce80" table:formula="of:=IF([.F192]=&quot;&quot;;&quot;&quot;;[.F192]-VLOOKUP([.$C192];currentgear;COLUMN()-18+4;0))" office:value-type="float" office:value="-10">
            <text:p>-10</text:p>
          </table:table-cell>
          <table:table-cell table:style-name="ce80" table:formula="of:=IF([.G192]=&quot;&quot;;&quot;&quot;;[.G192]-VLOOKUP([.$C192];currentgear;COLUMN()-18+4;0))" office:value-type="float" office:value="-19">
            <text:p>-19</text:p>
          </table:table-cell>
          <table:table-cell table:style-name="ce80" table:formula="of:=IF([.H192]=&quot;&quot;;&quot;&quot;;[.H192]-VLOOKUP([.$C192];currentgear;COLUMN()-18+4;0))" office:value-type="float" office:value="-29">
            <text:p>-29</text:p>
          </table:table-cell>
          <table:table-cell table:style-name="ce80" table:formula="of:=IF([.I192]=&quot;&quot;;&quot;&quot;;[.I192]-VLOOKUP([.$C192];currentgear;COLUMN()-18+4;0))" office:value-type="float" office:value="-3">
            <text:p>-3</text:p>
          </table:table-cell>
          <table:table-cell table:style-name="ce80" table:formula="of:=IF([.J192]=&quot;&quot;;&quot;&quot;;[.J192]-VLOOKUP([.$C192];currentgear;COLUMN()-18+4;0))" office:value-type="float" office:value="-6">
            <text:p>-6</text:p>
          </table:table-cell>
          <table:table-cell table:style-name="ce80" table:formula="of:=IF([.K192]=&quot;&quot;;&quot;&quot;;[.K192]-VLOOKUP([.$C192];currentgear;COLUMN()-18+4;0))" office:value-type="float" office:value="-2">
            <text:p>-2</text:p>
          </table:table-cell>
          <table:table-cell table:style-name="ce80" table:formula="of:=IF([.L192]=&quot;&quot;;&quot;&quot;;[.L192]-VLOOKUP([.$C192];currentgear;COLUMN()-18+4;0))" office:value-type="float" office:value="-11">
            <text:p>-1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93]=&quot;&quot;;&quot;&quot;;[.C193])">
            <text:p/>
          </table:table-cell>
          <table:table-cell office:value-type="string">
            <text:p>Bone Yard</text:p>
          </table:table-cell>
          <table:table-cell office:value-type="string">
            <text:p>Armor Head</text:p>
          </table:table-cell>
          <table:table-cell office:value-type="float" office:value="40">
            <text:p>40</text:p>
          </table:table-cell>
          <table:table-cell office:value-type="string">
            <text:p>Ivory Face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table:formula="of:=IF(OR([.F193]=&quot;&quot;;[.G193]=&quot;&quot;);&quot;&quot;;[.F193]+[.G193])"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68" table:formula="of:=IF(OR([.I193]=&quot;&quot;;[.K193]=&quot;&quot;;[.K193]=&quot;&quot;);&quot;&quot;;SUM([.I193:.K193]))" office:value-type="float" office:value="34">
            <text:p>34</text:p>
          </table:table-cell>
          <table:table-cell table:style-name="ce68"/>
          <table:table-cell office:value-type="float" office:value="460">
            <text:p>460</text:p>
          </table:table-cell>
          <table:table-cell table:style-name="ce68" office:value-type="float" office:value="22">
            <text:p>22</text:p>
          </table:table-cell>
          <table:table-cell/>
          <table:table-cell/>
          <table:table-cell table:style-name="ce80" table:formula="of:=IF([.F193]=&quot;&quot;;&quot;&quot;;[.F193]-VLOOKUP([.$C193];currentgear;COLUMN()-18+4;0))" office:value-type="float" office:value="-11">
            <text:p>-11</text:p>
          </table:table-cell>
          <table:table-cell table:style-name="ce80" table:formula="of:=IF([.G193]=&quot;&quot;;&quot;&quot;;[.G193]-VLOOKUP([.$C193];currentgear;COLUMN()-18+4;0))" office:value-type="float" office:value="-4">
            <text:p>-4</text:p>
          </table:table-cell>
          <table:table-cell table:style-name="ce80" table:formula="of:=IF([.H193]=&quot;&quot;;&quot;&quot;;[.H193]-VLOOKUP([.$C193];currentgear;COLUMN()-18+4;0))" office:value-type="float" office:value="-15">
            <text:p>-15</text:p>
          </table:table-cell>
          <table:table-cell table:style-name="ce80" table:formula="of:=IF([.I193]=&quot;&quot;;&quot;&quot;;[.I193]-VLOOKUP([.$C193];currentgear;COLUMN()-18+4;0))" office:value-type="float" office:value="1">
            <text:p>1</text:p>
          </table:table-cell>
          <table:table-cell table:style-name="ce80" table:formula="of:=IF([.J193]=&quot;&quot;;&quot;&quot;;[.J193]-VLOOKUP([.$C193];currentgear;COLUMN()-18+4;0))" office:value-type="float" office:value="-6">
            <text:p>-6</text:p>
          </table:table-cell>
          <table:table-cell table:style-name="ce80" table:formula="of:=IF([.K193]=&quot;&quot;;&quot;&quot;;[.K193]-VLOOKUP([.$C193];currentgear;COLUMN()-18+4;0))" office:value-type="float" office:value="1">
            <text:p>1</text:p>
          </table:table-cell>
          <table:table-cell table:style-name="ce80" table:formula="of:=IF([.L193]=&quot;&quot;;&quot;&quot;;[.L193]-VLOOKUP([.$C193];currentgear;COLUMN()-18+4;0))" office:value-type="float" office:value="-4">
            <text:p>-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194]=&quot;&quot;;&quot;&quot;;[.C194])">
            <text:p/>
          </table:table-cell>
          <table:table-cell office:value-type="string">
            <text:p>Bone Yard</text:p>
          </table:table-cell>
          <table:table-cell office:value-type="string">
            <text:p>Armor Head</text:p>
          </table:table-cell>
          <table:table-cell office:value-type="float" office:value="44">
            <text:p>44</text:p>
          </table:table-cell>
          <table:table-cell office:value-type="string">
            <text:p>Death Face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table:formula="of:=IF(OR([.F194]=&quot;&quot;;[.G194]=&quot;&quot;);&quot;&quot;;[.F194]+[.G194])"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68" table:formula="of:=IF(OR([.I194]=&quot;&quot;;[.K194]=&quot;&quot;;[.K194]=&quot;&quot;);&quot;&quot;;SUM([.I194:.K194]))" office:value-type="float" office:value="38">
            <text:p>38</text:p>
          </table:table-cell>
          <table:table-cell table:style-name="ce68"/>
          <table:table-cell office:value-type="float" office:value="480">
            <text:p>480</text:p>
          </table:table-cell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194]=&quot;&quot;;&quot;&quot;;[.F194]-VLOOKUP([.$C194];currentgear;COLUMN()-18+4;0))" office:value-type="float" office:value="-14">
            <text:p>-14</text:p>
          </table:table-cell>
          <table:table-cell table:style-name="ce80" table:formula="of:=IF([.G194]=&quot;&quot;;&quot;&quot;;[.G194]-VLOOKUP([.$C194];currentgear;COLUMN()-18+4;0))" office:value-type="float" office:value="14">
            <text:p>14</text:p>
          </table:table-cell>
          <table:table-cell table:style-name="ce80" table:formula="of:=IF([.H194]=&quot;&quot;;&quot;&quot;;[.H194]-VLOOKUP([.$C194];currentgear;COLUMN()-18+4;0))" office:value-type="float" office:value="0">
            <text:p>0</text:p>
          </table:table-cell>
          <table:table-cell table:style-name="ce80" table:formula="of:=IF([.I194]=&quot;&quot;;&quot;&quot;;[.I194]-VLOOKUP([.$C194];currentgear;COLUMN()-18+4;0))" office:value-type="float" office:value="4">
            <text:p>4</text:p>
          </table:table-cell>
          <table:table-cell table:style-name="ce80" table:formula="of:=IF([.J194]=&quot;&quot;;&quot;&quot;;[.J194]-VLOOKUP([.$C194];currentgear;COLUMN()-18+4;0))" office:value-type="float" office:value="-6">
            <text:p>-6</text:p>
          </table:table-cell>
          <table:table-cell table:style-name="ce80" table:formula="of:=IF([.K194]=&quot;&quot;;&quot;&quot;;[.K194]-VLOOKUP([.$C194];currentgear;COLUMN()-18+4;0))" office:value-type="float" office:value="2">
            <text:p>2</text:p>
          </table:table-cell>
          <table:table-cell table:style-name="ce80" table:formula="of:=IF([.L194]=&quot;&quot;;&quot;&quot;;[.L194]-VLOOKUP([.$C194];currentgear;COLUMN()-18+4;0))" office:value-type="float" office:value="0">
            <text:p>0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1">
          <table:table-cell table:formula="of:=IF([.P195]=&quot;&quot;;&quot;&quot;;[.C195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office:value-type="string">
            <text:p>250cc Bone Chopper</text:p>
          </table:table-cell>
          <table:table-cell table:number-columns-repeated="2"/>
          <table:table-cell table:formula="of:=IF(OR([.F195]=&quot;&quot;;[.G195]=&quot;&quot;);&quot;&quot;;[.F195]+[.G195])">
            <text:p/>
          </table:table-cell>
          <table:table-cell table:number-columns-repeated="3"/>
          <table:table-cell table:style-name="ce68" table:formula="of:=IF(OR([.I195]=&quot;&quot;;[.K195]=&quot;&quot;;[.K195]=&quot;&quot;);&quot;&quot;;SUM([.I195:.K195]))">
            <text:p/>
          </table:table-cell>
          <table:table-cell table:style-name="ce68"/>
          <table:table-cell office:value-type="float" office:value="160">
            <text:p>160</text:p>
          </table:table-cell>
          <table:table-cell table:style-name="ce68" office:value-type="float" office:value="8">
            <text:p>8</text:p>
          </table:table-cell>
          <table:table-cell/>
          <table:table-cell/>
          <table:table-cell table:style-name="ce80" table:formula="of:=IF([.F195]=&quot;&quot;;&quot;&quot;;[.F195]-VLOOKUP([.$C195];currentgear;COLUMN()-18+4;0))">
            <text:p/>
          </table:table-cell>
          <table:table-cell table:style-name="ce80" table:formula="of:=IF([.G195]=&quot;&quot;;&quot;&quot;;[.G195]-VLOOKUP([.$C195];currentgear;COLUMN()-18+4;0))">
            <text:p/>
          </table:table-cell>
          <table:table-cell table:style-name="ce80" table:formula="of:=IF([.H195]=&quot;&quot;;&quot;&quot;;[.H195]-VLOOKUP([.$C195];currentgear;COLUMN()-18+4;0))">
            <text:p/>
          </table:table-cell>
          <table:table-cell table:style-name="ce80" table:formula="of:=IF([.I195]=&quot;&quot;;&quot;&quot;;[.I195]-VLOOKUP([.$C195];currentgear;COLUMN()-18+4;0))">
            <text:p/>
          </table:table-cell>
          <table:table-cell table:style-name="ce80" table:formula="of:=IF([.J195]=&quot;&quot;;&quot;&quot;;[.J195]-VLOOKUP([.$C195];currentgear;COLUMN()-18+4;0))">
            <text:p/>
          </table:table-cell>
          <table:table-cell table:style-name="ce80" table:formula="of:=IF([.K195]=&quot;&quot;;&quot;&quot;;[.K195]-VLOOKUP([.$C195];currentgear;COLUMN()-18+4;0))">
            <text:p/>
          </table:table-cell>
          <table:table-cell table:style-name="ce80" table:formula="of:=IF([.L195]=&quot;&quot;;&quot;&quot;;[.L195]-VLOOKUP([.$C195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96]=&quot;&quot;;&quot;&quot;;[.C196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3" office:value-type="string">
            <text:p>500cc Bone Chopper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IF(OR([.F196]=&quot;&quot;;[.G196]=&quot;&quot;);&quot;&quot;;[.F196]+[.G196])" office:value-type="float" office:value="23">
            <text:p>23</text:p>
          </table:table-cell>
          <table:table-cell table:number-columns-repeated="3"/>
          <table:table-cell table:style-name="ce68" table:formula="of:=IF(OR([.I196]=&quot;&quot;;[.K196]=&quot;&quot;;[.K196]=&quot;&quot;);&quot;&quot;;SUM([.I196:.K196]))">
            <text:p/>
          </table:table-cell>
          <table:table-cell table:style-name="ce68" office:value-type="float" office:value="6250">
            <text:p>6.250</text:p>
          </table:table-cell>
          <table:table-cell office:value-type="float" office:value="250">
            <text:p>250</text:p>
          </table:table-cell>
          <table:table-cell table:style-name="ce68"/>
          <table:table-cell/>
          <table:table-cell/>
          <table:table-cell table:style-name="ce80" table:formula="of:=IF([.F196]=&quot;&quot;;&quot;&quot;;[.F196]-VLOOKUP([.$C196];currentgear;COLUMN()-18+4;0))" office:value-type="float" office:value="-56">
            <text:p>-56</text:p>
          </table:table-cell>
          <table:table-cell table:style-name="ce80" table:formula="of:=IF([.G196]=&quot;&quot;;&quot;&quot;;[.G196]-VLOOKUP([.$C196];currentgear;COLUMN()-18+4;0))" office:value-type="float" office:value="-49">
            <text:p>-49</text:p>
          </table:table-cell>
          <table:table-cell table:style-name="ce80" table:formula="of:=IF([.H196]=&quot;&quot;;&quot;&quot;;[.H196]-VLOOKUP([.$C196];currentgear;COLUMN()-18+4;0))" office:value-type="float" office:value="-105">
            <text:p>-105</text:p>
          </table:table-cell>
          <table:table-cell table:style-name="ce80" table:formula="of:=IF([.I196]=&quot;&quot;;&quot;&quot;;[.I196]-VLOOKUP([.$C196];currentgear;COLUMN()-18+4;0))">
            <text:p/>
          </table:table-cell>
          <table:table-cell table:style-name="ce80" table:formula="of:=IF([.J196]=&quot;&quot;;&quot;&quot;;[.J196]-VLOOKUP([.$C196];currentgear;COLUMN()-18+4;0))">
            <text:p/>
          </table:table-cell>
          <table:table-cell table:style-name="ce80" table:formula="of:=IF([.K196]=&quot;&quot;;&quot;&quot;;[.K196]-VLOOKUP([.$C196];currentgear;COLUMN()-18+4;0))">
            <text:p/>
          </table:table-cell>
          <table:table-cell table:style-name="ce80" table:formula="of:=IF([.L196]=&quot;&quot;;&quot;&quot;;[.L196]-VLOOKUP([.$C196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197]=&quot;&quot;;&quot;&quot;;[.C197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3" office:value-type="string">
            <text:p>800cc Bone Chopper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IF(OR([.F197]=&quot;&quot;;[.G197]=&quot;&quot;);&quot;&quot;;[.F197]+[.G197])" office:value-type="float" office:value="42">
            <text:p>42</text:p>
          </table:table-cell>
          <table:table-cell table:number-columns-repeated="3"/>
          <table:table-cell table:style-name="ce68" table:formula="of:=IF(OR([.I197]=&quot;&quot;;[.K197]=&quot;&quot;;[.K197]=&quot;&quot;);&quot;&quot;;SUM([.I197:.K197]))">
            <text:p/>
          </table:table-cell>
          <table:table-cell table:style-name="ce68"/>
          <table:table-cell office:value-type="float" office:value="310">
            <text:p>310</text:p>
          </table:table-cell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197]=&quot;&quot;;&quot;&quot;;[.F197]-VLOOKUP([.$C197];currentgear;COLUMN()-18+4;0))" office:value-type="float" office:value="-47">
            <text:p>-47</text:p>
          </table:table-cell>
          <table:table-cell table:style-name="ce80" table:formula="of:=IF([.G197]=&quot;&quot;;&quot;&quot;;[.G197]-VLOOKUP([.$C197];currentgear;COLUMN()-18+4;0))" office:value-type="float" office:value="-39">
            <text:p>-39</text:p>
          </table:table-cell>
          <table:table-cell table:style-name="ce80" table:formula="of:=IF([.H197]=&quot;&quot;;&quot;&quot;;[.H197]-VLOOKUP([.$C197];currentgear;COLUMN()-18+4;0))" office:value-type="float" office:value="-86">
            <text:p>-86</text:p>
          </table:table-cell>
          <table:table-cell table:style-name="ce80" table:formula="of:=IF([.I197]=&quot;&quot;;&quot;&quot;;[.I197]-VLOOKUP([.$C197];currentgear;COLUMN()-18+4;0))">
            <text:p/>
          </table:table-cell>
          <table:table-cell table:style-name="ce80" table:formula="of:=IF([.J197]=&quot;&quot;;&quot;&quot;;[.J197]-VLOOKUP([.$C197];currentgear;COLUMN()-18+4;0))">
            <text:p/>
          </table:table-cell>
          <table:table-cell table:style-name="ce80" table:formula="of:=IF([.K197]=&quot;&quot;;&quot;&quot;;[.K197]-VLOOKUP([.$C197];currentgear;COLUMN()-18+4;0))">
            <text:p/>
          </table:table-cell>
          <table:table-cell table:style-name="ce80" table:formula="of:=IF([.L197]=&quot;&quot;;&quot;&quot;;[.L197]-VLOOKUP([.$C197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198]=&quot;&quot;;&quot;&quot;;[.C198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3" office:value-type="string">
            <text:p>1000cc Bone Chopper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formula="of:=IF(OR([.F198]=&quot;&quot;;[.G198]=&quot;&quot;);&quot;&quot;;[.F198]+[.G198])" office:value-type="float" office:value="61">
            <text:p>61</text:p>
          </table:table-cell>
          <table:table-cell table:number-columns-repeated="3"/>
          <table:table-cell table:style-name="ce68" table:formula="of:=IF(OR([.I198]=&quot;&quot;;[.K198]=&quot;&quot;;[.K198]=&quot;&quot;);&quot;&quot;;SUM([.I198:.K198]))">
            <text:p/>
          </table:table-cell>
          <table:table-cell table:style-name="ce68"/>
          <table:table-cell office:value-type="float" office:value="450">
            <text:p>450</text:p>
          </table:table-cell>
          <table:table-cell table:style-name="ce68" office:value-type="float" office:value="20">
            <text:p>20</text:p>
          </table:table-cell>
          <table:table-cell/>
          <table:table-cell/>
          <table:table-cell table:style-name="ce80" table:formula="of:=IF([.F198]=&quot;&quot;;&quot;&quot;;[.F198]-VLOOKUP([.$C198];currentgear;COLUMN()-18+4;0))" office:value-type="float" office:value="-38">
            <text:p>-38</text:p>
          </table:table-cell>
          <table:table-cell table:style-name="ce80" table:formula="of:=IF([.G198]=&quot;&quot;;&quot;&quot;;[.G198]-VLOOKUP([.$C198];currentgear;COLUMN()-18+4;0))" office:value-type="float" office:value="-29">
            <text:p>-29</text:p>
          </table:table-cell>
          <table:table-cell table:style-name="ce80" table:formula="of:=IF([.H198]=&quot;&quot;;&quot;&quot;;[.H198]-VLOOKUP([.$C198];currentgear;COLUMN()-18+4;0))" office:value-type="float" office:value="-67">
            <text:p>-67</text:p>
          </table:table-cell>
          <table:table-cell table:style-name="ce80" table:formula="of:=IF([.I198]=&quot;&quot;;&quot;&quot;;[.I198]-VLOOKUP([.$C198];currentgear;COLUMN()-18+4;0))">
            <text:p/>
          </table:table-cell>
          <table:table-cell table:style-name="ce80" table:formula="of:=IF([.J198]=&quot;&quot;;&quot;&quot;;[.J198]-VLOOKUP([.$C198];currentgear;COLUMN()-18+4;0))">
            <text:p/>
          </table:table-cell>
          <table:table-cell table:style-name="ce80" table:formula="of:=IF([.K198]=&quot;&quot;;&quot;&quot;;[.K198]-VLOOKUP([.$C198];currentgear;COLUMN()-18+4;0))">
            <text:p/>
          </table:table-cell>
          <table:table-cell table:style-name="ce80" table:formula="of:=IF([.L198]=&quot;&quot;;&quot;&quot;;[.L198]-VLOOKUP([.$C198];currentgear;COLUMN()-18+4;0))">
            <text:p/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199]=&quot;&quot;;&quot;&quot;;[.C199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3" office:value-type="string">
            <text:p>1200cc Bone Chopper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table:formula="of:=IF(OR([.F199]=&quot;&quot;;[.G199]=&quot;&quot;);&quot;&quot;;[.F199]+[.G199])" office:value-type="float" office:value="70">
            <text:p>70</text:p>
          </table:table-cell>
          <table:table-cell table:number-columns-repeated="3"/>
          <table:table-cell table:style-name="ce68" table:formula="of:=IF(OR([.I199]=&quot;&quot;;[.K199]=&quot;&quot;;[.K199]=&quot;&quot;);&quot;&quot;;SUM([.I199:.K199]))">
            <text:p/>
          </table:table-cell>
          <table:table-cell table:style-name="ce68"/>
          <table:table-cell office:value-type="float" office:value="600">
            <text:p>600</text:p>
          </table:table-cell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199]=&quot;&quot;;&quot;&quot;;[.F199]-VLOOKUP([.$C199];currentgear;COLUMN()-18+4;0))" office:value-type="float" office:value="-34">
            <text:p>-34</text:p>
          </table:table-cell>
          <table:table-cell table:style-name="ce80" table:formula="of:=IF([.G199]=&quot;&quot;;&quot;&quot;;[.G199]-VLOOKUP([.$C199];currentgear;COLUMN()-18+4;0))" office:value-type="float" office:value="-24">
            <text:p>-24</text:p>
          </table:table-cell>
          <table:table-cell table:style-name="ce80" table:formula="of:=IF([.H199]=&quot;&quot;;&quot;&quot;;[.H199]-VLOOKUP([.$C199];currentgear;COLUMN()-18+4;0))" office:value-type="float" office:value="-58">
            <text:p>-58</text:p>
          </table:table-cell>
          <table:table-cell table:style-name="ce80" table:formula="of:=IF([.I199]=&quot;&quot;;&quot;&quot;;[.I199]-VLOOKUP([.$C199];currentgear;COLUMN()-18+4;0))">
            <text:p/>
          </table:table-cell>
          <table:table-cell table:style-name="ce80" table:formula="of:=IF([.J199]=&quot;&quot;;&quot;&quot;;[.J199]-VLOOKUP([.$C199];currentgear;COLUMN()-18+4;0))">
            <text:p/>
          </table:table-cell>
          <table:table-cell table:style-name="ce80" table:formula="of:=IF([.K199]=&quot;&quot;;&quot;&quot;;[.K199]-VLOOKUP([.$C199];currentgear;COLUMN()-18+4;0))">
            <text:p/>
          </table:table-cell>
          <table:table-cell table:style-name="ce80" table:formula="of:=IF([.L199]=&quot;&quot;;&quot;&quot;;[.L199]-VLOOKUP([.$C199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00]=&quot;&quot;;&quot;&quot;;[.C200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3" office:value-type="string">
            <text:p>1600cc Bone Chopper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formula="of:=IF(OR([.F200]=&quot;&quot;;[.G200]=&quot;&quot;);&quot;&quot;;[.F200]+[.G200])" office:value-type="float" office:value="86">
            <text:p>86</text:p>
          </table:table-cell>
          <table:table-cell table:number-columns-repeated="3"/>
          <table:table-cell table:style-name="ce68" table:formula="of:=IF(OR([.I200]=&quot;&quot;;[.K200]=&quot;&quot;;[.K200]=&quot;&quot;);&quot;&quot;;SUM([.I200:.K200]))">
            <text:p/>
          </table:table-cell>
          <table:table-cell table:style-name="ce68"/>
          <table:table-cell office:value-type="float" office:value="680">
            <text:p>680</text:p>
          </table:table-cell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200]=&quot;&quot;;&quot;&quot;;[.F200]-VLOOKUP([.$C200];currentgear;COLUMN()-18+4;0))" office:value-type="float" office:value="-26">
            <text:p>-26</text:p>
          </table:table-cell>
          <table:table-cell table:style-name="ce80" table:formula="of:=IF([.G200]=&quot;&quot;;&quot;&quot;;[.G200]-VLOOKUP([.$C200];currentgear;COLUMN()-18+4;0))" office:value-type="float" office:value="-16">
            <text:p>-16</text:p>
          </table:table-cell>
          <table:table-cell table:style-name="ce80" table:formula="of:=IF([.H200]=&quot;&quot;;&quot;&quot;;[.H200]-VLOOKUP([.$C200];currentgear;COLUMN()-18+4;0))" office:value-type="float" office:value="-42">
            <text:p>-42</text:p>
          </table:table-cell>
          <table:table-cell table:style-name="ce80" table:formula="of:=IF([.I200]=&quot;&quot;;&quot;&quot;;[.I200]-VLOOKUP([.$C200];currentgear;COLUMN()-18+4;0))">
            <text:p/>
          </table:table-cell>
          <table:table-cell table:style-name="ce80" table:formula="of:=IF([.J200]=&quot;&quot;;&quot;&quot;;[.J200]-VLOOKUP([.$C200];currentgear;COLUMN()-18+4;0))">
            <text:p/>
          </table:table-cell>
          <table:table-cell table:style-name="ce80" table:formula="of:=IF([.K200]=&quot;&quot;;&quot;&quot;;[.K200]-VLOOKUP([.$C200];currentgear;COLUMN()-18+4;0))">
            <text:p/>
          </table:table-cell>
          <table:table-cell table:style-name="ce80" table:formula="of:=IF([.L200]=&quot;&quot;;&quot;&quot;;[.L200]-VLOOKUP([.$C200];currentgear;COLUMN()-18+4;0))">
            <text:p/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01]=&quot;&quot;;&quot;&quot;;[.C201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office:value-type="string">
            <text:p>2300cc Bone Chopper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table:formula="of:=IF(OR([.F201]=&quot;&quot;;[.G201]=&quot;&quot;);&quot;&quot;;[.F201]+[.G201])" office:value-type="float" office:value="93">
            <text:p>9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68" table:formula="of:=IF(OR([.I201]=&quot;&quot;;[.K201]=&quot;&quot;;[.K201]=&quot;&quot;);&quot;&quot;;SUM([.I201:.K201]))" office:value-type="float" office:value="27">
            <text:p>27</text:p>
          </table:table-cell>
          <table:table-cell table:style-name="ce68" office:value-type="float" office:value="22400">
            <text:p>22.400</text:p>
          </table:table-cell>
          <table:table-cell office:value-type="float" office:value="720">
            <text:p>720</text:p>
          </table:table-cell>
          <table:table-cell table:style-name="ce68"/>
          <table:table-cell/>
          <table:table-cell/>
          <table:table-cell table:style-name="ce80" table:formula="of:=IF([.F201]=&quot;&quot;;&quot;&quot;;[.F201]-VLOOKUP([.$C201];currentgear;COLUMN()-18+4;0))" office:value-type="float" office:value="-23">
            <text:p>-23</text:p>
          </table:table-cell>
          <table:table-cell table:style-name="ce80" table:formula="of:=IF([.G201]=&quot;&quot;;&quot;&quot;;[.G201]-VLOOKUP([.$C201];currentgear;COLUMN()-18+4;0))" office:value-type="float" office:value="-12">
            <text:p>-12</text:p>
          </table:table-cell>
          <table:table-cell table:style-name="ce80" table:formula="of:=IF([.H201]=&quot;&quot;;&quot;&quot;;[.H201]-VLOOKUP([.$C201];currentgear;COLUMN()-18+4;0))" office:value-type="float" office:value="-35">
            <text:p>-35</text:p>
          </table:table-cell>
          <table:table-cell table:style-name="ce80" table:formula="of:=IF([.I201]=&quot;&quot;;&quot;&quot;;[.I201]-VLOOKUP([.$C201];currentgear;COLUMN()-18+4;0))" office:value-type="float" office:value="0">
            <text:p>0</text:p>
          </table:table-cell>
          <table:table-cell table:style-name="ce80" table:formula="of:=IF([.J201]=&quot;&quot;;&quot;&quot;;[.J201]-VLOOKUP([.$C201];currentgear;COLUMN()-18+4;0))" office:value-type="float" office:value="-1">
            <text:p>-1</text:p>
          </table:table-cell>
          <table:table-cell table:style-name="ce80" table:formula="of:=IF([.K201]=&quot;&quot;;&quot;&quot;;[.K201]-VLOOKUP([.$C201];currentgear;COLUMN()-18+4;0))" office:value-type="float" office:value="-9">
            <text:p>-9</text:p>
          </table:table-cell>
          <table:table-cell table:style-name="ce80" table:formula="of:=IF([.L201]=&quot;&quot;;&quot;&quot;;[.L201]-VLOOKUP([.$C201];currentgear;COLUMN()-18+4;0))" office:value-type="float" office:value="-10">
            <text:p>-10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02]=&quot;&quot;;&quot;&quot;;[.C202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/>
          <table:table-cell table:style-name="ce73" office:value-type="string">
            <text:p>2800cc Bone Chopper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table:formula="of:=IF(OR([.F202]=&quot;&quot;;[.G202]=&quot;&quot;);&quot;&quot;;[.F202]+[.G202])" office:value-type="float" office:value="124">
            <text:p>124</text:p>
          </table:table-cell>
          <table:table-cell table:number-columns-repeated="3"/>
          <table:table-cell table:style-name="ce68" table:formula="of:=IF(OR([.I202]=&quot;&quot;;[.K202]=&quot;&quot;;[.K202]=&quot;&quot;);&quot;&quot;;SUM([.I202:.K202]))">
            <text:p/>
          </table:table-cell>
          <table:table-cell table:style-name="ce68"/>
          <table:table-cell office:value-type="float" office:value="800">
            <text:p>800</text:p>
          </table:table-cell>
          <table:table-cell table:style-name="ce68" office:value-type="float" office:value="40">
            <text:p>40</text:p>
          </table:table-cell>
          <table:table-cell/>
          <table:table-cell/>
          <table:table-cell table:style-name="ce80" table:formula="of:=IF([.F202]=&quot;&quot;;&quot;&quot;;[.F202]-VLOOKUP([.$C202];currentgear;COLUMN()-18+4;0))" office:value-type="float" office:value="-8">
            <text:p>-8</text:p>
          </table:table-cell>
          <table:table-cell table:style-name="ce80" table:formula="of:=IF([.G202]=&quot;&quot;;&quot;&quot;;[.G202]-VLOOKUP([.$C202];currentgear;COLUMN()-18+4;0))" office:value-type="float" office:value="4">
            <text:p>4</text:p>
          </table:table-cell>
          <table:table-cell table:style-name="ce80" table:formula="of:=IF([.H202]=&quot;&quot;;&quot;&quot;;[.H202]-VLOOKUP([.$C202];currentgear;COLUMN()-18+4;0))" office:value-type="float" office:value="-4">
            <text:p>-4</text:p>
          </table:table-cell>
          <table:table-cell table:style-name="ce80" table:formula="of:=IF([.I202]=&quot;&quot;;&quot;&quot;;[.I202]-VLOOKUP([.$C202];currentgear;COLUMN()-18+4;0))">
            <text:p/>
          </table:table-cell>
          <table:table-cell table:style-name="ce80" table:formula="of:=IF([.J202]=&quot;&quot;;&quot;&quot;;[.J202]-VLOOKUP([.$C202];currentgear;COLUMN()-18+4;0))">
            <text:p/>
          </table:table-cell>
          <table:table-cell table:style-name="ce80" table:formula="of:=IF([.K202]=&quot;&quot;;&quot;&quot;;[.K202]-VLOOKUP([.$C202];currentgear;COLUMN()-18+4;0))">
            <text:p/>
          </table:table-cell>
          <table:table-cell table:style-name="ce80" table:formula="of:=IF([.L202]=&quot;&quot;;&quot;&quot;;[.L202]-VLOOKUP([.$C202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03]=&quot;&quot;;&quot;&quot;;[.C203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 office:value-type="float" office:value="45">
            <text:p>45</text:p>
          </table:table-cell>
          <table:table-cell table:style-name="ce73" office:value-type="string">
            <text:p>3500cc Bone Chopper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table:formula="of:=IF(OR([.F203]=&quot;&quot;;[.G203]=&quot;&quot;);&quot;&quot;;[.F203]+[.G203])" office:value-type="float" office:value="152">
            <text:p>15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68" table:formula="of:=IF(OR([.I203]=&quot;&quot;;[.K203]=&quot;&quot;;[.K203]=&quot;&quot;);&quot;&quot;;SUM([.I203:.K203]))" office:value-type="float" office:value="44">
            <text:p>44</text:p>
          </table:table-cell>
          <table:table-cell table:style-name="ce68"/>
          <table:table-cell office:value-type="float" office:value="900">
            <text:p>900</text:p>
          </table:table-cell>
          <table:table-cell table:style-name="ce68" office:value-type="float" office:value="42">
            <text:p>42</text:p>
          </table:table-cell>
          <table:table-cell/>
          <table:table-cell office:value-type="string">
            <text:p>*</text:p>
          </table:table-cell>
          <table:table-cell table:style-name="ce80" table:formula="of:=IF([.F203]=&quot;&quot;;&quot;&quot;;[.F203]-VLOOKUP([.$C203];currentgear;COLUMN()-18+4;0))" office:value-type="float" office:value="5">
            <text:p>5</text:p>
          </table:table-cell>
          <table:table-cell table:style-name="ce80" table:formula="of:=IF([.G203]=&quot;&quot;;&quot;&quot;;[.G203]-VLOOKUP([.$C203];currentgear;COLUMN()-18+4;0))" office:value-type="float" office:value="19">
            <text:p>19</text:p>
          </table:table-cell>
          <table:table-cell table:style-name="ce80" table:formula="of:=IF([.H203]=&quot;&quot;;&quot;&quot;;[.H203]-VLOOKUP([.$C203];currentgear;COLUMN()-18+4;0))" office:value-type="float" office:value="24">
            <text:p>24</text:p>
          </table:table-cell>
          <table:table-cell table:style-name="ce80" table:formula="of:=IF([.I203]=&quot;&quot;;&quot;&quot;;[.I203]-VLOOKUP([.$C203];currentgear;COLUMN()-18+4;0))" office:value-type="float" office:value="10">
            <text:p>10</text:p>
          </table:table-cell>
          <table:table-cell table:style-name="ce80" table:formula="of:=IF([.J203]=&quot;&quot;;&quot;&quot;;[.J203]-VLOOKUP([.$C203];currentgear;COLUMN()-18+4;0))" office:value-type="float" office:value="5">
            <text:p>5</text:p>
          </table:table-cell>
          <table:table-cell table:style-name="ce80" table:formula="of:=IF([.K203]=&quot;&quot;;&quot;&quot;;[.K203]-VLOOKUP([.$C203];currentgear;COLUMN()-18+4;0))" office:value-type="float" office:value="-8">
            <text:p>-8</text:p>
          </table:table-cell>
          <table:table-cell table:style-name="ce80" table:formula="of:=IF([.L203]=&quot;&quot;;&quot;&quot;;[.L203]-VLOOKUP([.$C203];currentgear;COLUMN()-18+4;0))" office:value-type="float" office:value="7">
            <text:p>7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04]=&quot;&quot;;&quot;&quot;;[.C204])">
            <text:p/>
          </table:table-cell>
          <table:table-cell office:value-type="string">
            <text:p>Bone Yard</text:p>
          </table:table-cell>
          <table:table-cell office:value-type="string">
            <text:p>Vehicle Ground</text:p>
          </table:table-cell>
          <table:table-cell office:value-type="float" office:value="50">
            <text:p>50</text:p>
          </table:table-cell>
          <table:table-cell table:style-name="ce73" office:value-type="string">
            <text:p>5000cc Epic Bone Chopper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table:formula="of:=IF(OR([.F204]=&quot;&quot;;[.G204]=&quot;&quot;);&quot;&quot;;[.F204]+[.G204])" office:value-type="float" office:value="181">
            <text:p>18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style-name="ce68" table:formula="of:=IF(OR([.I204]=&quot;&quot;;[.K204]=&quot;&quot;;[.K204]=&quot;&quot;);&quot;&quot;;SUM([.I204:.K204]))" office:value-type="float" office:value="50">
            <text:p>50</text:p>
          </table:table-cell>
          <table:table-cell table:style-name="ce68"/>
          <table:table-cell office:value-type="float" office:value="15000">
            <text:p>15.000</text:p>
          </table:table-cell>
          <table:table-cell table:style-name="ce68" office:value-type="float" office:value="80">
            <text:p>80</text:p>
          </table:table-cell>
          <table:table-cell/>
          <table:table-cell/>
          <table:table-cell table:style-name="ce80" table:formula="of:=IF([.F204]=&quot;&quot;;&quot;&quot;;[.F204]-VLOOKUP([.$C204];currentgear;COLUMN()-18+4;0))" office:value-type="float" office:value="19">
            <text:p>19</text:p>
          </table:table-cell>
          <table:table-cell table:style-name="ce80" table:formula="of:=IF([.G204]=&quot;&quot;;&quot;&quot;;[.G204]-VLOOKUP([.$C204];currentgear;COLUMN()-18+4;0))" office:value-type="float" office:value="34">
            <text:p>34</text:p>
          </table:table-cell>
          <table:table-cell table:style-name="ce80" table:formula="of:=IF([.H204]=&quot;&quot;;&quot;&quot;;[.H204]-VLOOKUP([.$C204];currentgear;COLUMN()-18+4;0))" office:value-type="float" office:value="53">
            <text:p>53</text:p>
          </table:table-cell>
          <table:table-cell table:style-name="ce80" table:formula="of:=IF([.I204]=&quot;&quot;;&quot;&quot;;[.I204]-VLOOKUP([.$C204];currentgear;COLUMN()-18+4;0))" office:value-type="float" office:value="13">
            <text:p>13</text:p>
          </table:table-cell>
          <table:table-cell table:style-name="ce80" table:formula="of:=IF([.J204]=&quot;&quot;;&quot;&quot;;[.J204]-VLOOKUP([.$C204];currentgear;COLUMN()-18+4;0))" office:value-type="float" office:value="7">
            <text:p>7</text:p>
          </table:table-cell>
          <table:table-cell table:style-name="ce80" table:formula="of:=IF([.K204]=&quot;&quot;;&quot;&quot;;[.K204]-VLOOKUP([.$C204];currentgear;COLUMN()-18+4;0))" office:value-type="float" office:value="-7">
            <text:p>-7</text:p>
          </table:table-cell>
          <table:table-cell table:style-name="ce80" table:formula="of:=IF([.L204]=&quot;&quot;;&quot;&quot;;[.L204]-VLOOKUP([.$C204];currentgear;COLUMN()-18+4;0))" office:value-type="float" office:value="13">
            <text:p>13</text:p>
          </table:table-cell>
          <table:table-cell table:style-name="ce80" table:number-columns-repeated="3"/>
          <table:table-cell office:value-type="string">
            <text:p>purple</text:p>
          </table:table-cell>
          <table:table-cell table:number-columns-repeated="996"/>
        </table:table-row>
        <table:table-row table:style-name="ro2">
          <table:table-cell table:formula="of:=IF([.P205]=&quot;&quot;;&quot;&quot;;[.C205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Stealth Boat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IF(OR([.F205]=&quot;&quot;;[.G205]=&quot;&quot;);&quot;&quot;;[.F205]+[.G205])" office:value-type="float" office:value="30">
            <text:p>30</text:p>
          </table:table-cell>
          <table:table-cell table:number-columns-repeated="3"/>
          <table:table-cell table:style-name="ce68" table:formula="of:=IF(OR([.I205]=&quot;&quot;;[.K205]=&quot;&quot;;[.K205]=&quot;&quot;);&quot;&quot;;SUM([.I205:.K205]))">
            <text:p/>
          </table:table-cell>
          <table:table-cell table:style-name="ce68"/>
          <table:table-cell office:value-type="float" office:value="300">
            <text:p>300</text:p>
          </table:table-cell>
          <table:table-cell table:style-name="ce68" office:value-type="float" office:value="12">
            <text:p>12</text:p>
          </table:table-cell>
          <table:table-cell/>
          <table:table-cell/>
          <table:table-cell table:style-name="ce80" table:formula="of:=IF([.F205]=&quot;&quot;;&quot;&quot;;[.F205]-VLOOKUP([.$C205];currentgear;COLUMN()-18+4;0))" office:value-type="float" office:value="-44">
            <text:p>-44</text:p>
          </table:table-cell>
          <table:table-cell table:style-name="ce80" table:formula="of:=IF([.G205]=&quot;&quot;;&quot;&quot;;[.G205]-VLOOKUP([.$C205];currentgear;COLUMN()-18+4;0))" office:value-type="float" office:value="-52">
            <text:p>-52</text:p>
          </table:table-cell>
          <table:table-cell table:style-name="ce80" table:formula="of:=IF([.H205]=&quot;&quot;;&quot;&quot;;[.H205]-VLOOKUP([.$C205];currentgear;COLUMN()-18+4;0))" office:value-type="float" office:value="-96">
            <text:p>-96</text:p>
          </table:table-cell>
          <table:table-cell table:style-name="ce80" table:formula="of:=IF([.I205]=&quot;&quot;;&quot;&quot;;[.I205]-VLOOKUP([.$C205];currentgear;COLUMN()-18+4;0))">
            <text:p/>
          </table:table-cell>
          <table:table-cell table:style-name="ce80" table:formula="of:=IF([.J205]=&quot;&quot;;&quot;&quot;;[.J205]-VLOOKUP([.$C205];currentgear;COLUMN()-18+4;0))">
            <text:p/>
          </table:table-cell>
          <table:table-cell table:style-name="ce80" table:formula="of:=IF([.K205]=&quot;&quot;;&quot;&quot;;[.K205]-VLOOKUP([.$C205];currentgear;COLUMN()-18+4;0))">
            <text:p/>
          </table:table-cell>
          <table:table-cell table:style-name="ce80" table:formula="of:=IF([.L205]=&quot;&quot;;&quot;&quot;;[.L205]-VLOOKUP([.$C205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06]=&quot;&quot;;&quot;&quot;;[.C206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Bone Stealth Boat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IF(OR([.F206]=&quot;&quot;;[.G206]=&quot;&quot;);&quot;&quot;;[.F206]+[.G206])" office:value-type="float" office:value="40">
            <text:p>40</text:p>
          </table:table-cell>
          <table:table-cell table:number-columns-repeated="3"/>
          <table:table-cell table:style-name="ce68" table:formula="of:=IF(OR([.I206]=&quot;&quot;;[.K206]=&quot;&quot;;[.K206]=&quot;&quot;);&quot;&quot;;SUM([.I206:.K206]))">
            <text:p/>
          </table:table-cell>
          <table:table-cell table:style-name="ce68"/>
          <table:table-cell office:value-type="float" office:value="320">
            <text:p>320</text:p>
          </table:table-cell>
          <table:table-cell table:style-name="ce68" office:value-type="float" office:value="17">
            <text:p>17</text:p>
          </table:table-cell>
          <table:table-cell/>
          <table:table-cell/>
          <table:table-cell table:style-name="ce80" table:formula="of:=IF([.F206]=&quot;&quot;;&quot;&quot;;[.F206]-VLOOKUP([.$C206];currentgear;COLUMN()-18+4;0))" office:value-type="float" office:value="-36">
            <text:p>-36</text:p>
          </table:table-cell>
          <table:table-cell table:style-name="ce80" table:formula="of:=IF([.G206]=&quot;&quot;;&quot;&quot;;[.G206]-VLOOKUP([.$C206];currentgear;COLUMN()-18+4;0))" office:value-type="float" office:value="-50">
            <text:p>-50</text:p>
          </table:table-cell>
          <table:table-cell table:style-name="ce80" table:formula="of:=IF([.H206]=&quot;&quot;;&quot;&quot;;[.H206]-VLOOKUP([.$C206];currentgear;COLUMN()-18+4;0))" office:value-type="float" office:value="-86">
            <text:p>-86</text:p>
          </table:table-cell>
          <table:table-cell table:style-name="ce80" table:formula="of:=IF([.I206]=&quot;&quot;;&quot;&quot;;[.I206]-VLOOKUP([.$C206];currentgear;COLUMN()-18+4;0))">
            <text:p/>
          </table:table-cell>
          <table:table-cell table:style-name="ce80" table:formula="of:=IF([.J206]=&quot;&quot;;&quot;&quot;;[.J206]-VLOOKUP([.$C206];currentgear;COLUMN()-18+4;0))">
            <text:p/>
          </table:table-cell>
          <table:table-cell table:style-name="ce80" table:formula="of:=IF([.K206]=&quot;&quot;;&quot;&quot;;[.K206]-VLOOKUP([.$C206];currentgear;COLUMN()-18+4;0))">
            <text:p/>
          </table:table-cell>
          <table:table-cell table:style-name="ce80" table:formula="of:=IF([.L206]=&quot;&quot;;&quot;&quot;;[.L206]-VLOOKUP([.$C206];currentgear;COLUMN()-18+4;0))">
            <text:p/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07]=&quot;&quot;;&quot;&quot;;[.C207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Toxic Stealth Boa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formula="of:=IF(OR([.F207]=&quot;&quot;;[.G207]=&quot;&quot;);&quot;&quot;;[.F207]+[.G207])" office:value-type="float" office:value="56">
            <text:p>56</text:p>
          </table:table-cell>
          <table:table-cell table:number-columns-repeated="3"/>
          <table:table-cell table:style-name="ce68" table:formula="of:=IF(OR([.I207]=&quot;&quot;;[.K207]=&quot;&quot;;[.K207]=&quot;&quot;);&quot;&quot;;SUM([.I207:.K207]))">
            <text:p/>
          </table:table-cell>
          <table:table-cell table:style-name="ce68" office:value-type="float" office:value="11800">
            <text:p>11.800</text:p>
          </table:table-cell>
          <table:table-cell office:value-type="float" office:value="500">
            <text:p>500</text:p>
          </table:table-cell>
          <table:table-cell table:style-name="ce68"/>
          <table:table-cell/>
          <table:table-cell/>
          <table:table-cell table:style-name="ce80" table:formula="of:=IF([.F207]=&quot;&quot;;&quot;&quot;;[.F207]-VLOOKUP([.$C207];currentgear;COLUMN()-18+4;0))" office:value-type="float" office:value="-33">
            <text:p>-33</text:p>
          </table:table-cell>
          <table:table-cell table:style-name="ce80" table:formula="of:=IF([.G207]=&quot;&quot;;&quot;&quot;;[.G207]-VLOOKUP([.$C207];currentgear;COLUMN()-18+4;0))" office:value-type="float" office:value="-37">
            <text:p>-37</text:p>
          </table:table-cell>
          <table:table-cell table:style-name="ce80" table:formula="of:=IF([.H207]=&quot;&quot;;&quot;&quot;;[.H207]-VLOOKUP([.$C207];currentgear;COLUMN()-18+4;0))" office:value-type="float" office:value="-70">
            <text:p>-70</text:p>
          </table:table-cell>
          <table:table-cell table:style-name="ce80" table:formula="of:=IF([.I207]=&quot;&quot;;&quot;&quot;;[.I207]-VLOOKUP([.$C207];currentgear;COLUMN()-18+4;0))">
            <text:p/>
          </table:table-cell>
          <table:table-cell table:style-name="ce80" table:formula="of:=IF([.J207]=&quot;&quot;;&quot;&quot;;[.J207]-VLOOKUP([.$C207];currentgear;COLUMN()-18+4;0))">
            <text:p/>
          </table:table-cell>
          <table:table-cell table:style-name="ce80" table:formula="of:=IF([.K207]=&quot;&quot;;&quot;&quot;;[.K207]-VLOOKUP([.$C207];currentgear;COLUMN()-18+4;0))">
            <text:p/>
          </table:table-cell>
          <table:table-cell table:style-name="ce80" table:formula="of:=IF([.L207]=&quot;&quot;;&quot;&quot;;[.L207]-VLOOKUP([.$C207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08]=&quot;&quot;;&quot;&quot;;[.C208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Obsidian Stealth Boat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table:formula="of:=IF(OR([.F208]=&quot;&quot;;[.G208]=&quot;&quot;);&quot;&quot;;[.F208]+[.G208])" office:value-type="float" office:value="79">
            <text:p>79</text:p>
          </table:table-cell>
          <table:table-cell table:number-columns-repeated="3"/>
          <table:table-cell table:style-name="ce68" table:formula="of:=IF(OR([.I208]=&quot;&quot;;[.K208]=&quot;&quot;;[.K208]=&quot;&quot;);&quot;&quot;;SUM([.I208:.K208]))">
            <text:p/>
          </table:table-cell>
          <table:table-cell table:style-name="ce68"/>
          <table:table-cell office:value-type="float" office:value="620">
            <text:p>620</text:p>
          </table:table-cell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208]=&quot;&quot;;&quot;&quot;;[.F208]-VLOOKUP([.$C208];currentgear;COLUMN()-18+4;0))" office:value-type="float" office:value="-23">
            <text:p>-23</text:p>
          </table:table-cell>
          <table:table-cell table:style-name="ce80" table:formula="of:=IF([.G208]=&quot;&quot;;&quot;&quot;;[.G208]-VLOOKUP([.$C208];currentgear;COLUMN()-18+4;0))" office:value-type="float" office:value="-24">
            <text:p>-24</text:p>
          </table:table-cell>
          <table:table-cell table:style-name="ce80" table:formula="of:=IF([.H208]=&quot;&quot;;&quot;&quot;;[.H208]-VLOOKUP([.$C208];currentgear;COLUMN()-18+4;0))" office:value-type="float" office:value="-47">
            <text:p>-47</text:p>
          </table:table-cell>
          <table:table-cell table:style-name="ce80" table:formula="of:=IF([.I208]=&quot;&quot;;&quot;&quot;;[.I208]-VLOOKUP([.$C208];currentgear;COLUMN()-18+4;0))">
            <text:p/>
          </table:table-cell>
          <table:table-cell table:style-name="ce80" table:formula="of:=IF([.J208]=&quot;&quot;;&quot;&quot;;[.J208]-VLOOKUP([.$C208];currentgear;COLUMN()-18+4;0))">
            <text:p/>
          </table:table-cell>
          <table:table-cell table:style-name="ce80" table:formula="of:=IF([.K208]=&quot;&quot;;&quot;&quot;;[.K208]-VLOOKUP([.$C208];currentgear;COLUMN()-18+4;0))">
            <text:p/>
          </table:table-cell>
          <table:table-cell table:style-name="ce80" table:formula="of:=IF([.L208]=&quot;&quot;;&quot;&quot;;[.L208]-VLOOKUP([.$C208];currentgear;COLUMN()-18+4;0))">
            <text:p/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09]=&quot;&quot;;&quot;&quot;;[.C209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Venom Stealth Boat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table:formula="of:=IF(OR([.F209]=&quot;&quot;;[.G209]=&quot;&quot;);&quot;&quot;;[.F209]+[.G209])" office:value-type="float" office:value="91">
            <text:p>91</text:p>
          </table:table-cell>
          <table:table-cell table:number-columns-repeated="3"/>
          <table:table-cell table:style-name="ce68" table:formula="of:=IF(OR([.I209]=&quot;&quot;;[.K209]=&quot;&quot;;[.K209]=&quot;&quot;);&quot;&quot;;SUM([.I209:.K209]))">
            <text:p/>
          </table:table-cell>
          <table:table-cell table:style-name="ce68"/>
          <table:table-cell office:value-type="float" office:value="690">
            <text:p>690</text:p>
          </table:table-cell>
          <table:table-cell table:style-name="ce68" office:value-type="float" office:value="35">
            <text:p>35</text:p>
          </table:table-cell>
          <table:table-cell/>
          <table:table-cell/>
          <table:table-cell table:style-name="ce80" table:formula="of:=IF([.F209]=&quot;&quot;;&quot;&quot;;[.F209]-VLOOKUP([.$C209];currentgear;COLUMN()-18+4;0))" office:value-type="float" office:value="-18">
            <text:p>-18</text:p>
          </table:table-cell>
          <table:table-cell table:style-name="ce80" table:formula="of:=IF([.G209]=&quot;&quot;;&quot;&quot;;[.G209]-VLOOKUP([.$C209];currentgear;COLUMN()-18+4;0))" office:value-type="float" office:value="-17">
            <text:p>-17</text:p>
          </table:table-cell>
          <table:table-cell table:style-name="ce80" table:formula="of:=IF([.H209]=&quot;&quot;;&quot;&quot;;[.H209]-VLOOKUP([.$C209];currentgear;COLUMN()-18+4;0))" office:value-type="float" office:value="-35">
            <text:p>-35</text:p>
          </table:table-cell>
          <table:table-cell table:style-name="ce80" table:formula="of:=IF([.I209]=&quot;&quot;;&quot;&quot;;[.I209]-VLOOKUP([.$C209];currentgear;COLUMN()-18+4;0))">
            <text:p/>
          </table:table-cell>
          <table:table-cell table:style-name="ce80" table:formula="of:=IF([.J209]=&quot;&quot;;&quot;&quot;;[.J209]-VLOOKUP([.$C209];currentgear;COLUMN()-18+4;0))">
            <text:p/>
          </table:table-cell>
          <table:table-cell table:style-name="ce80" table:formula="of:=IF([.K209]=&quot;&quot;;&quot;&quot;;[.K209]-VLOOKUP([.$C209];currentgear;COLUMN()-18+4;0))">
            <text:p/>
          </table:table-cell>
          <table:table-cell table:style-name="ce80" table:formula="of:=IF([.L209]=&quot;&quot;;&quot;&quot;;[.L209]-VLOOKUP([.$C209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10]=&quot;&quot;;&quot;&quot;;[.C210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/>
          <table:table-cell office:value-type="string">
            <text:p>Skull Stealth Boat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table:formula="of:=IF(OR([.F210]=&quot;&quot;;[.G210]=&quot;&quot;);&quot;&quot;;[.F210]+[.G210])"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ce68" table:formula="of:=IF(OR([.I210]=&quot;&quot;;[.K210]=&quot;&quot;;[.K210]=&quot;&quot;);&quot;&quot;;SUM([.I210:.K210]))" office:value-type="float" office:value="36">
            <text:p>36</text:p>
          </table:table-cell>
          <table:table-cell table:style-name="ce68"/>
          <table:table-cell office:value-type="float" office:value="750">
            <text:p>750</text:p>
          </table:table-cell>
          <table:table-cell table:style-name="ce68" office:value-type="float" office:value="38">
            <text:p>38</text:p>
          </table:table-cell>
          <table:table-cell/>
          <table:table-cell/>
          <table:table-cell table:style-name="ce80" table:formula="of:=IF([.F210]=&quot;&quot;;&quot;&quot;;[.F210]-VLOOKUP([.$C210];currentgear;COLUMN()-18+4;0))" office:value-type="float" office:value="-7">
            <text:p>-7</text:p>
          </table:table-cell>
          <table:table-cell table:style-name="ce80" table:formula="of:=IF([.G210]=&quot;&quot;;&quot;&quot;;[.G210]-VLOOKUP([.$C210];currentgear;COLUMN()-18+4;0))" office:value-type="float" office:value="-2">
            <text:p>-2</text:p>
          </table:table-cell>
          <table:table-cell table:style-name="ce80" table:formula="of:=IF([.H210]=&quot;&quot;;&quot;&quot;;[.H210]-VLOOKUP([.$C210];currentgear;COLUMN()-18+4;0))" office:value-type="float" office:value="-9">
            <text:p>-9</text:p>
          </table:table-cell>
          <table:table-cell table:style-name="ce80" table:formula="of:=IF([.I210]=&quot;&quot;;&quot;&quot;;[.I210]-VLOOKUP([.$C210];currentgear;COLUMN()-18+4;0))" office:value-type="float" office:value="9">
            <text:p>9</text:p>
          </table:table-cell>
          <table:table-cell table:style-name="ce80" table:formula="of:=IF([.J210]=&quot;&quot;;&quot;&quot;;[.J210]-VLOOKUP([.$C210];currentgear;COLUMN()-18+4;0))" office:value-type="float" office:value="-8">
            <text:p>-8</text:p>
          </table:table-cell>
          <table:table-cell table:style-name="ce80" table:formula="of:=IF([.K210]=&quot;&quot;;&quot;&quot;;[.K210]-VLOOKUP([.$C210];currentgear;COLUMN()-18+4;0))" office:value-type="float" office:value="1">
            <text:p>1</text:p>
          </table:table-cell>
          <table:table-cell table:style-name="ce80" table:formula="of:=IF([.L210]=&quot;&quot;;&quot;&quot;;[.L210]-VLOOKUP([.$C210];currentgear;COLUMN()-18+4;0))" office:value-type="float" office:value="2">
            <text:p>2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11]=&quot;&quot;;&quot;&quot;;[.C211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 office:value-type="float" office:value="42">
            <text:p>42</text:p>
          </table:table-cell>
          <table:table-cell office:value-type="string">
            <text:p>Manta Stealth Boat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table:formula="of:=IF(OR([.F211]=&quot;&quot;;[.G211]=&quot;&quot;);&quot;&quot;;[.F211]+[.G211])" office:value-type="float" office:value="118">
            <text:p>11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ce68" table:formula="of:=IF(OR([.I211]=&quot;&quot;;[.K211]=&quot;&quot;;[.K211]=&quot;&quot;);&quot;&quot;;SUM([.I211:.K211]))" office:value-type="float" office:value="34">
            <text:p>34</text:p>
          </table:table-cell>
          <table:table-cell table:style-name="ce68" office:value-type="float" office:value="27500">
            <text:p>27.500</text:p>
          </table:table-cell>
          <table:table-cell office:value-type="float" office:value="800">
            <text:p>800</text:p>
          </table:table-cell>
          <table:table-cell table:style-name="ce68"/>
          <table:table-cell/>
          <table:table-cell/>
          <table:table-cell table:style-name="ce80" table:formula="of:=IF([.F211]=&quot;&quot;;&quot;&quot;;[.F211]-VLOOKUP([.$C211];currentgear;COLUMN()-18+4;0))" office:value-type="float" office:value="-7">
            <text:p>-7</text:p>
          </table:table-cell>
          <table:table-cell table:style-name="ce80" table:formula="of:=IF([.G211]=&quot;&quot;;&quot;&quot;;[.G211]-VLOOKUP([.$C211];currentgear;COLUMN()-18+4;0))" office:value-type="float" office:value="-1">
            <text:p>-1</text:p>
          </table:table-cell>
          <table:table-cell table:style-name="ce80" table:formula="of:=IF([.H211]=&quot;&quot;;&quot;&quot;;[.H211]-VLOOKUP([.$C211];currentgear;COLUMN()-18+4;0))" office:value-type="float" office:value="-8">
            <text:p>-8</text:p>
          </table:table-cell>
          <table:table-cell table:style-name="ce80" table:formula="of:=IF([.I211]=&quot;&quot;;&quot;&quot;;[.I211]-VLOOKUP([.$C211];currentgear;COLUMN()-18+4;0))" office:value-type="float" office:value="8">
            <text:p>8</text:p>
          </table:table-cell>
          <table:table-cell table:style-name="ce80" table:formula="of:=IF([.J211]=&quot;&quot;;&quot;&quot;;[.J211]-VLOOKUP([.$C211];currentgear;COLUMN()-18+4;0))" office:value-type="float" office:value="-8">
            <text:p>-8</text:p>
          </table:table-cell>
          <table:table-cell table:style-name="ce80" table:formula="of:=IF([.K211]=&quot;&quot;;&quot;&quot;;[.K211]-VLOOKUP([.$C211];currentgear;COLUMN()-18+4;0))" office:value-type="float" office:value="0">
            <text:p>0</text:p>
          </table:table-cell>
          <table:table-cell table:style-name="ce80" table:formula="of:=IF([.L211]=&quot;&quot;;&quot;&quot;;[.L211]-VLOOKUP([.$C211];currentgear;COLUMN()-18+4;0))" office:value-type="float" office:value="0">
            <text:p>0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12]=&quot;&quot;;&quot;&quot;;[.C212])">
            <text:p/>
          </table:table-cell>
          <table:table-cell office:value-type="string">
            <text:p>Bone Yard</text:p>
          </table:table-cell>
          <table:table-cell office:value-type="string">
            <text:p>Vehicle Water</text:p>
          </table:table-cell>
          <table:table-cell office:value-type="float" office:value="47">
            <text:p>47</text:p>
          </table:table-cell>
          <table:table-cell office:value-type="string">
            <text:p>Death Stealth Boat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table:formula="of:=IF(OR([.F212]=&quot;&quot;;[.G212]=&quot;&quot;);&quot;&quot;;[.F212]+[.G212])" office:value-type="float" office:value="153">
            <text:p>15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style-name="ce68" table:formula="of:=IF(OR([.I212]=&quot;&quot;;[.K212]=&quot;&quot;;[.K212]=&quot;&quot;);&quot;&quot;;SUM([.I212:.K212]))" office:value-type="float" office:value="44">
            <text:p>44</text:p>
          </table:table-cell>
          <table:table-cell table:style-name="ce68"/>
          <table:table-cell office:value-type="float" office:value="4000">
            <text:p>4.000</text:p>
          </table:table-cell>
          <table:table-cell table:style-name="ce68" office:value-type="float" office:value="60">
            <text:p>60</text:p>
          </table:table-cell>
          <table:table-cell/>
          <table:table-cell office:value-type="string">
            <text:p>*</text:p>
          </table:table-cell>
          <table:table-cell table:style-name="ce80" table:formula="of:=IF([.F212]=&quot;&quot;;&quot;&quot;;[.F212]-VLOOKUP([.$C212];currentgear;COLUMN()-18+4;0))" office:value-type="float" office:value="8">
            <text:p>8</text:p>
          </table:table-cell>
          <table:table-cell table:style-name="ce80" table:formula="of:=IF([.G212]=&quot;&quot;;&quot;&quot;;[.G212]-VLOOKUP([.$C212];currentgear;COLUMN()-18+4;0))" office:value-type="float" office:value="19">
            <text:p>19</text:p>
          </table:table-cell>
          <table:table-cell table:style-name="ce80" table:formula="of:=IF([.H212]=&quot;&quot;;&quot;&quot;;[.H212]-VLOOKUP([.$C212];currentgear;COLUMN()-18+4;0))" office:value-type="float" office:value="27">
            <text:p>27</text:p>
          </table:table-cell>
          <table:table-cell table:style-name="ce80" table:formula="of:=IF([.I212]=&quot;&quot;;&quot;&quot;;[.I212]-VLOOKUP([.$C212];currentgear;COLUMN()-18+4;0))" office:value-type="float" office:value="12">
            <text:p>12</text:p>
          </table:table-cell>
          <table:table-cell table:style-name="ce80" table:formula="of:=IF([.J212]=&quot;&quot;;&quot;&quot;;[.J212]-VLOOKUP([.$C212];currentgear;COLUMN()-18+4;0))" office:value-type="float" office:value="-7">
            <text:p>-7</text:p>
          </table:table-cell>
          <table:table-cell table:style-name="ce80" table:formula="of:=IF([.K212]=&quot;&quot;;&quot;&quot;;[.K212]-VLOOKUP([.$C212];currentgear;COLUMN()-18+4;0))" office:value-type="float" office:value="5">
            <text:p>5</text:p>
          </table:table-cell>
          <table:table-cell table:style-name="ce80" table:formula="of:=IF([.L212]=&quot;&quot;;&quot;&quot;;[.L212]-VLOOKUP([.$C212];currentgear;COLUMN()-18+4;0))" office:value-type="float" office:value="10">
            <text:p>10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13]=&quot;&quot;;&quot;&quot;;[.C213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table:style-name="ce72"/>
          <table:table-cell office:value-type="string">
            <text:p>Jet Pack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formula="of:=IF(OR([.F213]=&quot;&quot;;[.G213]=&quot;&quot;);&quot;&quot;;[.F213]+[.G213])" office:value-type="float" office:value="51">
            <text:p>51</text:p>
          </table:table-cell>
          <table:table-cell table:number-columns-repeated="3"/>
          <table:table-cell table:style-name="ce68" table:formula="of:=IF(OR([.I213]=&quot;&quot;;[.K213]=&quot;&quot;;[.K213]=&quot;&quot;);&quot;&quot;;SUM([.I213:.K213]))">
            <text:p/>
          </table:table-cell>
          <table:table-cell table:style-name="ce68"/>
          <table:table-cell office:value-type="float" office:value="450">
            <text:p>450</text:p>
          </table:table-cell>
          <table:table-cell table:style-name="ce68" office:value-type="float" office:value="18">
            <text:p>18</text:p>
          </table:table-cell>
          <table:table-cell/>
          <table:table-cell/>
          <table:table-cell table:style-name="ce80" table:formula="of:=IF([.F213]=&quot;&quot;;&quot;&quot;;[.F213]-VLOOKUP([.$C213];currentgear;COLUMN()-18+4;0))" office:value-type="float" office:value="-32">
            <text:p>-32</text:p>
          </table:table-cell>
          <table:table-cell table:style-name="ce80" table:formula="of:=IF([.G213]=&quot;&quot;;&quot;&quot;;[.G213]-VLOOKUP([.$C213];currentgear;COLUMN()-18+4;0))" office:value-type="float" office:value="-45">
            <text:p>-45</text:p>
          </table:table-cell>
          <table:table-cell table:style-name="ce80" table:formula="of:=IF([.H213]=&quot;&quot;;&quot;&quot;;[.H213]-VLOOKUP([.$C213];currentgear;COLUMN()-18+4;0))" office:value-type="float" office:value="-77">
            <text:p>-77</text:p>
          </table:table-cell>
          <table:table-cell table:style-name="ce80" table:formula="of:=IF([.I213]=&quot;&quot;;&quot;&quot;;[.I213]-VLOOKUP([.$C213];currentgear;COLUMN()-18+4;0))">
            <text:p/>
          </table:table-cell>
          <table:table-cell table:style-name="ce80" table:formula="of:=IF([.J213]=&quot;&quot;;&quot;&quot;;[.J213]-VLOOKUP([.$C213];currentgear;COLUMN()-18+4;0))">
            <text:p/>
          </table:table-cell>
          <table:table-cell table:style-name="ce80" table:formula="of:=IF([.K213]=&quot;&quot;;&quot;&quot;;[.K213]-VLOOKUP([.$C213];currentgear;COLUMN()-18+4;0))">
            <text:p/>
          </table:table-cell>
          <table:table-cell table:style-name="ce80" table:formula="of:=IF([.L213]=&quot;&quot;;&quot;&quot;;[.L213]-VLOOKUP([.$C21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14]=&quot;&quot;;&quot;&quot;;[.C214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table:style-name="ce72"/>
          <table:table-cell office:value-type="string">
            <text:p>Bone Jet Pack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table:formula="of:=IF(OR([.F214]=&quot;&quot;;[.G214]=&quot;&quot;);&quot;&quot;;[.F214]+[.G214])" office:value-type="float" office:value="68">
            <text:p>68</text:p>
          </table:table-cell>
          <table:table-cell table:number-columns-repeated="3"/>
          <table:table-cell table:style-name="ce68" table:formula="of:=IF(OR([.I214]=&quot;&quot;;[.K214]=&quot;&quot;;[.K214]=&quot;&quot;);&quot;&quot;;SUM([.I214:.K214]))">
            <text:p/>
          </table:table-cell>
          <table:table-cell table:style-name="ce68"/>
          <table:table-cell office:value-type="float" office:value="520">
            <text:p>520</text:p>
          </table:table-cell>
          <table:table-cell table:style-name="ce68" office:value-type="float" office:value="22">
            <text:p>22</text:p>
          </table:table-cell>
          <table:table-cell/>
          <table:table-cell/>
          <table:table-cell table:style-name="ce80" table:formula="of:=IF([.F214]=&quot;&quot;;&quot;&quot;;[.F214]-VLOOKUP([.$C214];currentgear;COLUMN()-18+4;0))" office:value-type="float" office:value="-21">
            <text:p>-21</text:p>
          </table:table-cell>
          <table:table-cell table:style-name="ce80" table:formula="of:=IF([.G214]=&quot;&quot;;&quot;&quot;;[.G214]-VLOOKUP([.$C214];currentgear;COLUMN()-18+4;0))" office:value-type="float" office:value="-39">
            <text:p>-39</text:p>
          </table:table-cell>
          <table:table-cell table:style-name="ce80" table:formula="of:=IF([.H214]=&quot;&quot;;&quot;&quot;;[.H214]-VLOOKUP([.$C214];currentgear;COLUMN()-18+4;0))" office:value-type="float" office:value="-60">
            <text:p>-60</text:p>
          </table:table-cell>
          <table:table-cell table:style-name="ce80" table:formula="of:=IF([.I214]=&quot;&quot;;&quot;&quot;;[.I214]-VLOOKUP([.$C214];currentgear;COLUMN()-18+4;0))">
            <text:p/>
          </table:table-cell>
          <table:table-cell table:style-name="ce80" table:formula="of:=IF([.J214]=&quot;&quot;;&quot;&quot;;[.J214]-VLOOKUP([.$C214];currentgear;COLUMN()-18+4;0))">
            <text:p/>
          </table:table-cell>
          <table:table-cell table:style-name="ce80" table:formula="of:=IF([.K214]=&quot;&quot;;&quot;&quot;;[.K214]-VLOOKUP([.$C214];currentgear;COLUMN()-18+4;0))">
            <text:p/>
          </table:table-cell>
          <table:table-cell table:style-name="ce80" table:formula="of:=IF([.L214]=&quot;&quot;;&quot;&quot;;[.L214]-VLOOKUP([.$C21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15]=&quot;&quot;;&quot;&quot;;[.C215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office:value-type="float" office:value="28">
            <text:p>28</text:p>
          </table:table-cell>
          <table:table-cell office:value-type="string">
            <text:p>Toxic Jet Pack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table:formula="of:=IF(OR([.F215]=&quot;&quot;;[.G215]=&quot;&quot;);&quot;&quot;;[.F215]+[.G215])"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68" table:formula="of:=IF(OR([.I215]=&quot;&quot;;[.K215]=&quot;&quot;;[.K215]=&quot;&quot;);&quot;&quot;;SUM([.I215:.K215]))" office:value-type="float" office:value="21">
            <text:p>21</text:p>
          </table:table-cell>
          <table:table-cell table:style-name="ce68" office:value-type="float" office:value="18150">
            <text:p>18.150</text:p>
          </table:table-cell>
          <table:table-cell office:value-type="float" office:value="640">
            <text:p>640</text:p>
          </table:table-cell>
          <table:table-cell table:style-name="ce68"/>
          <table:table-cell/>
          <table:table-cell/>
          <table:table-cell table:style-name="ce80" table:formula="of:=IF([.F215]=&quot;&quot;;&quot;&quot;;[.F215]-VLOOKUP([.$C215];currentgear;COLUMN()-18+4;0))" office:value-type="float" office:value="-20">
            <text:p>-20</text:p>
          </table:table-cell>
          <table:table-cell table:style-name="ce80" table:formula="of:=IF([.G215]=&quot;&quot;;&quot;&quot;;[.G215]-VLOOKUP([.$C215];currentgear;COLUMN()-18+4;0))" office:value-type="float" office:value="-39">
            <text:p>-39</text:p>
          </table:table-cell>
          <table:table-cell table:style-name="ce80" table:formula="of:=IF([.H215]=&quot;&quot;;&quot;&quot;;[.H215]-VLOOKUP([.$C215];currentgear;COLUMN()-18+4;0))" office:value-type="float" office:value="-59">
            <text:p>-59</text:p>
          </table:table-cell>
          <table:table-cell table:style-name="ce80" table:formula="of:=IF([.I215]=&quot;&quot;;&quot;&quot;;[.I215]-VLOOKUP([.$C215];currentgear;COLUMN()-18+4;0))" office:value-type="float" office:value="3">
            <text:p>3</text:p>
          </table:table-cell>
          <table:table-cell table:style-name="ce80" table:formula="of:=IF([.J215]=&quot;&quot;;&quot;&quot;;[.J215]-VLOOKUP([.$C215];currentgear;COLUMN()-18+4;0))" office:value-type="float" office:value="-5">
            <text:p>-5</text:p>
          </table:table-cell>
          <table:table-cell table:style-name="ce80" table:formula="of:=IF([.K215]=&quot;&quot;;&quot;&quot;;[.K215]-VLOOKUP([.$C215];currentgear;COLUMN()-18+4;0))" office:value-type="float" office:value="-14">
            <text:p>-14</text:p>
          </table:table-cell>
          <table:table-cell table:style-name="ce80" table:formula="of:=IF([.L215]=&quot;&quot;;&quot;&quot;;[.L215]-VLOOKUP([.$C215];currentgear;COLUMN()-18+4;0))" office:value-type="float" office:value="-16">
            <text:p>-1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16]=&quot;&quot;;&quot;&quot;;[.C216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office:value-type="float" office:value="33">
            <text:p>33</text:p>
          </table:table-cell>
          <table:table-cell office:value-type="string">
            <text:p>Obsidian Jet Pack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table:formula="of:=IF(OR([.F216]=&quot;&quot;;[.G216]=&quot;&quot;);&quot;&quot;;[.F216]+[.G216])" office:value-type="float" office:value="95">
            <text:p>95</text:p>
          </table:table-cell>
          <table:table-cell table:number-columns-repeated="3"/>
          <table:table-cell table:style-name="ce68" table:formula="of:=IF(OR([.I216]=&quot;&quot;;[.K216]=&quot;&quot;;[.K216]=&quot;&quot;);&quot;&quot;;SUM([.I216:.K21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16]=&quot;&quot;;&quot;&quot;;[.F216]-VLOOKUP([.$C216];currentgear;COLUMN()-18+4;0))" office:value-type="float" office:value="-3">
            <text:p>-3</text:p>
          </table:table-cell>
          <table:table-cell table:style-name="ce80" table:formula="of:=IF([.G216]=&quot;&quot;;&quot;&quot;;[.G216]-VLOOKUP([.$C216];currentgear;COLUMN()-18+4;0))" office:value-type="float" office:value="-30">
            <text:p>-30</text:p>
          </table:table-cell>
          <table:table-cell table:style-name="ce80" table:formula="of:=IF([.H216]=&quot;&quot;;&quot;&quot;;[.H216]-VLOOKUP([.$C216];currentgear;COLUMN()-18+4;0))" office:value-type="float" office:value="-33">
            <text:p>-33</text:p>
          </table:table-cell>
          <table:table-cell table:style-name="ce80" table:formula="of:=IF([.I216]=&quot;&quot;;&quot;&quot;;[.I216]-VLOOKUP([.$C216];currentgear;COLUMN()-18+4;0))">
            <text:p/>
          </table:table-cell>
          <table:table-cell table:style-name="ce80" table:formula="of:=IF([.J216]=&quot;&quot;;&quot;&quot;;[.J216]-VLOOKUP([.$C216];currentgear;COLUMN()-18+4;0))">
            <text:p/>
          </table:table-cell>
          <table:table-cell table:style-name="ce80" table:formula="of:=IF([.K216]=&quot;&quot;;&quot;&quot;;[.K216]-VLOOKUP([.$C216];currentgear;COLUMN()-18+4;0))">
            <text:p/>
          </table:table-cell>
          <table:table-cell table:style-name="ce80" table:formula="of:=IF([.L216]=&quot;&quot;;&quot;&quot;;[.L216]-VLOOKUP([.$C21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17]=&quot;&quot;;&quot;&quot;;[.C217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office:value-type="float" office:value="38">
            <text:p>38</text:p>
          </table:table-cell>
          <table:table-cell office:value-type="string">
            <text:p>Venom Jet Pack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table:formula="of:=IF(OR([.F217]=&quot;&quot;;[.G217]=&quot;&quot;);&quot;&quot;;[.F217]+[.G217])"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68" table:formula="of:=IF(OR([.I217]=&quot;&quot;;[.K217]=&quot;&quot;;[.K217]=&quot;&quot;);&quot;&quot;;SUM([.I217:.K217]))" office:value-type="float" office:value="31">
            <text:p>31</text:p>
          </table:table-cell>
          <table:table-cell table:style-name="ce68" office:value-type="float" office:value="24750">
            <text:p>24.750</text:p>
          </table:table-cell>
          <table:table-cell office:value-type="float" office:value="760">
            <text:p>760</text:p>
          </table:table-cell>
          <table:table-cell table:style-name="ce68"/>
          <table:table-cell/>
          <table:table-cell/>
          <table:table-cell table:style-name="ce80" table:formula="of:=IF([.F217]=&quot;&quot;;&quot;&quot;;[.F217]-VLOOKUP([.$C217];currentgear;COLUMN()-18+4;0))" office:value-type="float" office:value="2">
            <text:p>2</text:p>
          </table:table-cell>
          <table:table-cell table:style-name="ce80" table:formula="of:=IF([.G217]=&quot;&quot;;&quot;&quot;;[.G217]-VLOOKUP([.$C217];currentgear;COLUMN()-18+4;0))" office:value-type="float" office:value="-27">
            <text:p>-27</text:p>
          </table:table-cell>
          <table:table-cell table:style-name="ce80" table:formula="of:=IF([.H217]=&quot;&quot;;&quot;&quot;;[.H217]-VLOOKUP([.$C217];currentgear;COLUMN()-18+4;0))" office:value-type="float" office:value="-25">
            <text:p>-25</text:p>
          </table:table-cell>
          <table:table-cell table:style-name="ce80" table:formula="of:=IF([.I217]=&quot;&quot;;&quot;&quot;;[.I217]-VLOOKUP([.$C217];currentgear;COLUMN()-18+4;0))" office:value-type="float" office:value="8">
            <text:p>8</text:p>
          </table:table-cell>
          <table:table-cell table:style-name="ce80" table:formula="of:=IF([.J217]=&quot;&quot;;&quot;&quot;;[.J217]-VLOOKUP([.$C217];currentgear;COLUMN()-18+4;0))" office:value-type="float" office:value="0">
            <text:p>0</text:p>
          </table:table-cell>
          <table:table-cell table:style-name="ce80" table:formula="of:=IF([.K217]=&quot;&quot;;&quot;&quot;;[.K217]-VLOOKUP([.$C217];currentgear;COLUMN()-18+4;0))" office:value-type="float" office:value="-14">
            <text:p>-14</text:p>
          </table:table-cell>
          <table:table-cell table:style-name="ce80" table:formula="of:=IF([.L217]=&quot;&quot;;&quot;&quot;;[.L217]-VLOOKUP([.$C217];currentgear;COLUMN()-18+4;0))" office:value-type="float" office:value="-6">
            <text:p>-6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18]=&quot;&quot;;&quot;&quot;;[.C218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/>
          <table:table-cell office:value-type="string">
            <text:p>Turbo Jet Pack</text:p>
          </table:table-cell>
          <table:table-cell office:value-type="float" office:value="88">
            <text:p>88</text:p>
          </table:table-cell>
          <table:table-cell office:value-type="float" office:value="48">
            <text:p>48</text:p>
          </table:table-cell>
          <table:table-cell table:formula="of:=IF(OR([.F218]=&quot;&quot;;[.G218]=&quot;&quot;);&quot;&quot;;[.F218]+[.G218])" office:value-type="float" office:value="136">
            <text:p>136</text:p>
          </table:table-cell>
          <table:table-cell table:number-columns-repeated="3"/>
          <table:table-cell table:style-name="ce68" table:formula="of:=IF(OR([.I218]=&quot;&quot;;[.K218]=&quot;&quot;;[.K218]=&quot;&quot;);&quot;&quot;;SUM([.I218:.K218]))">
            <text:p/>
          </table:table-cell>
          <table:table-cell table:style-name="ce68"/>
          <table:table-cell office:value-type="float" office:value="850">
            <text:p>850</text:p>
          </table:table-cell>
          <table:table-cell table:style-name="ce68" office:value-type="float" office:value="40">
            <text:p>40</text:p>
          </table:table-cell>
          <table:table-cell/>
          <table:table-cell office:value-type="string">
            <text:p>*</text:p>
          </table:table-cell>
          <table:table-cell table:style-name="ce80" table:formula="of:=IF([.F218]=&quot;&quot;;&quot;&quot;;[.F218]-VLOOKUP([.$C218];currentgear;COLUMN()-18+4;0))" office:value-type="float" office:value="23">
            <text:p>23</text:p>
          </table:table-cell>
          <table:table-cell table:style-name="ce80" table:formula="of:=IF([.G218]=&quot;&quot;;&quot;&quot;;[.G218]-VLOOKUP([.$C218];currentgear;COLUMN()-18+4;0))" office:value-type="float" office:value="-15">
            <text:p>-15</text:p>
          </table:table-cell>
          <table:table-cell table:style-name="ce80" table:formula="of:=IF([.H218]=&quot;&quot;;&quot;&quot;;[.H218]-VLOOKUP([.$C218];currentgear;COLUMN()-18+4;0))" office:value-type="float" office:value="8">
            <text:p>8</text:p>
          </table:table-cell>
          <table:table-cell table:style-name="ce80" table:formula="of:=IF([.I218]=&quot;&quot;;&quot;&quot;;[.I218]-VLOOKUP([.$C218];currentgear;COLUMN()-18+4;0))">
            <text:p/>
          </table:table-cell>
          <table:table-cell table:style-name="ce80" table:formula="of:=IF([.J218]=&quot;&quot;;&quot;&quot;;[.J218]-VLOOKUP([.$C218];currentgear;COLUMN()-18+4;0))">
            <text:p/>
          </table:table-cell>
          <table:table-cell table:style-name="ce80" table:formula="of:=IF([.K218]=&quot;&quot;;&quot;&quot;;[.K218]-VLOOKUP([.$C218];currentgear;COLUMN()-18+4;0))">
            <text:p/>
          </table:table-cell>
          <table:table-cell table:style-name="ce80" table:formula="of:=IF([.L218]=&quot;&quot;;&quot;&quot;;[.L218]-VLOOKUP([.$C218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19]=&quot;&quot;;&quot;&quot;;[.C219])">
            <text:p/>
          </table:table-cell>
          <table:table-cell office:value-type="string">
            <text:p>Bone Yard</text:p>
          </table:table-cell>
          <table:table-cell office:value-type="string">
            <text:p>Vehicle Air</text:p>
          </table:table-cell>
          <table:table-cell office:value-type="float" office:value="48">
            <text:p>48</text:p>
          </table:table-cell>
          <table:table-cell office:value-type="string">
            <text:p>Death Jet Pack</text:p>
          </table:table-cell>
          <table:table-cell office:value-type="float" office:value="107">
            <text:p>107</text:p>
          </table:table-cell>
          <table:table-cell office:value-type="float" office:value="58">
            <text:p>58</text:p>
          </table:table-cell>
          <table:table-cell table:formula="of:=IF(OR([.F219]=&quot;&quot;;[.G219]=&quot;&quot;);&quot;&quot;;[.F219]+[.G219])" office:value-type="float" office:value="165">
            <text:p>16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68" table:formula="of:=IF(OR([.I219]=&quot;&quot;;[.K219]=&quot;&quot;;[.K219]=&quot;&quot;);&quot;&quot;;SUM([.I219:.K219]))" office:value-type="float" office:value="47">
            <text:p>47</text:p>
          </table:table-cell>
          <table:table-cell table:style-name="ce68"/>
          <table:table-cell office:value-type="float" office:value="10000">
            <text:p>10.000</text:p>
          </table:table-cell>
          <table:table-cell table:style-name="ce68" office:value-type="float" office:value="65">
            <text:p>65</text:p>
          </table:table-cell>
          <table:table-cell/>
          <table:table-cell/>
          <table:table-cell table:style-name="ce80" table:formula="of:=IF([.F219]=&quot;&quot;;&quot;&quot;;[.F219]-VLOOKUP([.$C219];currentgear;COLUMN()-18+4;0))" office:value-type="float" office:value="42">
            <text:p>42</text:p>
          </table:table-cell>
          <table:table-cell table:style-name="ce80" table:formula="of:=IF([.G219]=&quot;&quot;;&quot;&quot;;[.G219]-VLOOKUP([.$C219];currentgear;COLUMN()-18+4;0))" office:value-type="float" office:value="-5">
            <text:p>-5</text:p>
          </table:table-cell>
          <table:table-cell table:style-name="ce80" table:formula="of:=IF([.H219]=&quot;&quot;;&quot;&quot;;[.H219]-VLOOKUP([.$C219];currentgear;COLUMN()-18+4;0))" office:value-type="float" office:value="37">
            <text:p>37</text:p>
          </table:table-cell>
          <table:table-cell table:style-name="ce80" table:formula="of:=IF([.I219]=&quot;&quot;;&quot;&quot;;[.I219]-VLOOKUP([.$C219];currentgear;COLUMN()-18+4;0))" office:value-type="float" office:value="16">
            <text:p>16</text:p>
          </table:table-cell>
          <table:table-cell table:style-name="ce80" table:formula="of:=IF([.J219]=&quot;&quot;;&quot;&quot;;[.J219]-VLOOKUP([.$C219];currentgear;COLUMN()-18+4;0))" office:value-type="float" office:value="8">
            <text:p>8</text:p>
          </table:table-cell>
          <table:table-cell table:style-name="ce80" table:formula="of:=IF([.K219]=&quot;&quot;;&quot;&quot;;[.K219]-VLOOKUP([.$C219];currentgear;COLUMN()-18+4;0))" office:value-type="float" office:value="-14">
            <text:p>-14</text:p>
          </table:table-cell>
          <table:table-cell table:style-name="ce80" table:formula="of:=IF([.L219]=&quot;&quot;;&quot;&quot;;[.L219]-VLOOKUP([.$C219];currentgear;COLUMN()-18+4;0))" office:value-type="float" office:value="10">
            <text:p>10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20]=&quot;&quot;;&quot;&quot;;[.C220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table:style-name="Default"/>
          <table:table-cell office:value-type="string">
            <text:p>Six Shooter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formula="of:=IF(OR([.F220]=&quot;&quot;;[.G220]=&quot;&quot;);&quot;&quot;;[.F220]+[.G220])"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8" table:formula="of:=IF(OR([.I220]=&quot;&quot;;[.K220]=&quot;&quot;;[.K220]=&quot;&quot;);&quot;&quot;;SUM([.I220:.K220]))" office:value-type="float" office:value="13">
            <text:p>13</text:p>
          </table:table-cell>
          <table:table-cell table:style-name="ce68"/>
          <table:table-cell office:value-type="float" office:value="375">
            <text:p>375</text:p>
          </table:table-cell>
          <table:table-cell table:style-name="ce68" office:value-type="float" office:value="12">
            <text:p>12</text:p>
          </table:table-cell>
          <table:table-cell/>
          <table:table-cell/>
          <table:table-cell table:style-name="ce80" table:formula="of:=IF([.F220]=&quot;&quot;;&quot;&quot;;[.F220]-VLOOKUP([.$C220];currentgear;COLUMN()-18+4;0))" office:value-type="float" office:value="-60">
            <text:p>-60</text:p>
          </table:table-cell>
          <table:table-cell table:style-name="ce80" table:formula="of:=IF([.G220]=&quot;&quot;;&quot;&quot;;[.G220]-VLOOKUP([.$C220];currentgear;COLUMN()-18+4;0))" office:value-type="float" office:value="-9">
            <text:p>-9</text:p>
          </table:table-cell>
          <table:table-cell table:style-name="ce80" table:formula="of:=IF([.H220]=&quot;&quot;;&quot;&quot;;[.H220]-VLOOKUP([.$C220];currentgear;COLUMN()-18+4;0))" office:value-type="float" office:value="-69">
            <text:p>-69</text:p>
          </table:table-cell>
          <table:table-cell table:style-name="ce80" table:formula="of:=IF([.I220]=&quot;&quot;;&quot;&quot;;[.I220]-VLOOKUP([.$C220];currentgear;COLUMN()-18+4;0))" office:value-type="float" office:value="-23">
            <text:p>-23</text:p>
          </table:table-cell>
          <table:table-cell table:style-name="ce80" table:formula="of:=IF([.J220]=&quot;&quot;;&quot;&quot;;[.J220]-VLOOKUP([.$C220];currentgear;COLUMN()-18+4;0))" office:value-type="float" office:value="-1">
            <text:p>-1</text:p>
          </table:table-cell>
          <table:table-cell table:style-name="ce80" table:formula="of:=IF([.K220]=&quot;&quot;;&quot;&quot;;[.K220]-VLOOKUP([.$C220];currentgear;COLUMN()-18+4;0))" office:value-type="float" office:value="-9">
            <text:p>-9</text:p>
          </table:table-cell>
          <table:table-cell table:style-name="ce80" table:formula="of:=IF([.L220]=&quot;&quot;;&quot;&quot;;[.L220]-VLOOKUP([.$C220];currentgear;COLUMN()-18+4;0))" office:value-type="float" office:value="-33">
            <text:p>-3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21]=&quot;&quot;;&quot;&quot;;[.C221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table:style-name="Default"/>
          <table:table-cell office:value-type="string">
            <text:p>Bloomer Blaster Crit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IF(OR([.F221]=&quot;&quot;;[.G221]=&quot;&quot;);&quot;&quot;;[.F221]+[.G221])" office:value-type="float" office:value="43">
            <text:p>4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221]=&quot;&quot;;[.K221]=&quot;&quot;;[.K221]=&quot;&quot;);&quot;&quot;;SUM([.I221:.K221]))" office:value-type="float" office:value="18">
            <text:p>18</text:p>
          </table:table-cell>
          <table:table-cell table:style-name="ce68"/>
          <table:table-cell office:value-type="float" office:value="425">
            <text:p>425</text:p>
          </table:table-cell>
          <table:table-cell table:style-name="ce68" office:value-type="float" office:value="20">
            <text:p>20</text:p>
          </table:table-cell>
          <table:table-cell/>
          <table:table-cell/>
          <table:table-cell table:style-name="ce80" table:formula="of:=IF([.F221]=&quot;&quot;;&quot;&quot;;[.F221]-VLOOKUP([.$C221];currentgear;COLUMN()-18+4;0))" office:value-type="float" office:value="-56">
            <text:p>-56</text:p>
          </table:table-cell>
          <table:table-cell table:style-name="ce80" table:formula="of:=IF([.G221]=&quot;&quot;;&quot;&quot;;[.G221]-VLOOKUP([.$C221];currentgear;COLUMN()-18+4;0))" office:value-type="float" office:value="-5">
            <text:p>-5</text:p>
          </table:table-cell>
          <table:table-cell table:style-name="ce80" table:formula="of:=IF([.H221]=&quot;&quot;;&quot;&quot;;[.H221]-VLOOKUP([.$C221];currentgear;COLUMN()-18+4;0))" office:value-type="float" office:value="-61">
            <text:p>-61</text:p>
          </table:table-cell>
          <table:table-cell table:style-name="ce80" table:formula="of:=IF([.I221]=&quot;&quot;;&quot;&quot;;[.I221]-VLOOKUP([.$C221];currentgear;COLUMN()-18+4;0))" office:value-type="float" office:value="-12">
            <text:p>-12</text:p>
          </table:table-cell>
          <table:table-cell table:style-name="ce80" table:formula="of:=IF([.J221]=&quot;&quot;;&quot;&quot;;[.J221]-VLOOKUP([.$C221];currentgear;COLUMN()-18+4;0))" office:value-type="float" office:value="-2">
            <text:p>-2</text:p>
          </table:table-cell>
          <table:table-cell table:style-name="ce80" table:formula="of:=IF([.K221]=&quot;&quot;;&quot;&quot;;[.K221]-VLOOKUP([.$C221];currentgear;COLUMN()-18+4;0))" office:value-type="float" office:value="-14">
            <text:p>-14</text:p>
          </table:table-cell>
          <table:table-cell table:style-name="ce80" table:formula="of:=IF([.L221]=&quot;&quot;;&quot;&quot;;[.L221]-VLOOKUP([.$C221];currentgear;COLUMN()-18+4;0))" office:value-type="float" office:value="-28">
            <text:p>-28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22]=&quot;&quot;;&quot;&quot;;[.C222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table:style-name="Default"/>
          <table:table-cell office:value-type="string">
            <text:p>Bloomer Blaster Punch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IF(OR([.F222]=&quot;&quot;;[.G222]=&quot;&quot;);&quot;&quot;;[.F222]+[.G222])"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68" table:formula="of:=IF(OR([.I222]=&quot;&quot;;[.K222]=&quot;&quot;;[.K222]=&quot;&quot;);&quot;&quot;;SUM([.I222:.K222]))" office:value-type="float" office:value="18">
            <text:p>18</text:p>
          </table:table-cell>
          <table:table-cell table:style-name="ce68"/>
          <table:table-cell office:value-type="float" office:value="425">
            <text:p>425</text:p>
          </table:table-cell>
          <table:table-cell table:style-name="ce68" office:value-type="float" office:value="20">
            <text:p>20</text:p>
          </table:table-cell>
          <table:table-cell/>
          <table:table-cell/>
          <table:table-cell table:style-name="ce80" table:formula="of:=IF([.F222]=&quot;&quot;;&quot;&quot;;[.F222]-VLOOKUP([.$C222];currentgear;COLUMN()-18+4;0))" office:value-type="float" office:value="-56">
            <text:p>-56</text:p>
          </table:table-cell>
          <table:table-cell table:style-name="ce80" table:formula="of:=IF([.G222]=&quot;&quot;;&quot;&quot;;[.G222]-VLOOKUP([.$C222];currentgear;COLUMN()-18+4;0))" office:value-type="float" office:value="-5">
            <text:p>-5</text:p>
          </table:table-cell>
          <table:table-cell table:style-name="ce80" table:formula="of:=IF([.H222]=&quot;&quot;;&quot;&quot;;[.H222]-VLOOKUP([.$C222];currentgear;COLUMN()-18+4;0))" office:value-type="float" office:value="-61">
            <text:p>-61</text:p>
          </table:table-cell>
          <table:table-cell table:style-name="ce80" table:formula="of:=IF([.I222]=&quot;&quot;;&quot;&quot;;[.I222]-VLOOKUP([.$C222];currentgear;COLUMN()-18+4;0))" office:value-type="float" office:value="-30">
            <text:p>-30</text:p>
          </table:table-cell>
          <table:table-cell table:style-name="ce80" table:formula="of:=IF([.J222]=&quot;&quot;;&quot;&quot;;[.J222]-VLOOKUP([.$C222];currentgear;COLUMN()-18+4;0))" office:value-type="float" office:value="16">
            <text:p>16</text:p>
          </table:table-cell>
          <table:table-cell table:style-name="ce80" table:formula="of:=IF([.K222]=&quot;&quot;;&quot;&quot;;[.K222]-VLOOKUP([.$C222];currentgear;COLUMN()-18+4;0))" office:value-type="float" office:value="-14">
            <text:p>-14</text:p>
          </table:table-cell>
          <table:table-cell table:style-name="ce80" table:formula="of:=IF([.L222]=&quot;&quot;;&quot;&quot;;[.L222]-VLOOKUP([.$C222];currentgear;COLUMN()-18+4;0))" office:value-type="float" office:value="-28">
            <text:p>-28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23]=&quot;&quot;;&quot;&quot;;[.C223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table:style-name="Default"/>
          <table:table-cell office:value-type="string">
            <text:p>Bloomer Blaster Stealth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IF(OR([.F223]=&quot;&quot;;[.G223]=&quot;&quot;);&quot;&quot;;[.F223]+[.G223])"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68" table:formula="of:=IF(OR([.I223]=&quot;&quot;;[.K223]=&quot;&quot;;[.K223]=&quot;&quot;);&quot;&quot;;SUM([.I223:.K223]))" office:value-type="float" office:value="18">
            <text:p>18</text:p>
          </table:table-cell>
          <table:table-cell table:style-name="ce68"/>
          <table:table-cell office:value-type="float" office:value="425">
            <text:p>425</text:p>
          </table:table-cell>
          <table:table-cell table:style-name="ce68" office:value-type="float" office:value="20">
            <text:p>20</text:p>
          </table:table-cell>
          <table:table-cell/>
          <table:table-cell/>
          <table:table-cell table:style-name="ce80" table:formula="of:=IF([.F223]=&quot;&quot;;&quot;&quot;;[.F223]-VLOOKUP([.$C223];currentgear;COLUMN()-18+4;0))" office:value-type="float" office:value="-56">
            <text:p>-56</text:p>
          </table:table-cell>
          <table:table-cell table:style-name="ce80" table:formula="of:=IF([.G223]=&quot;&quot;;&quot;&quot;;[.G223]-VLOOKUP([.$C223];currentgear;COLUMN()-18+4;0))" office:value-type="float" office:value="-5">
            <text:p>-5</text:p>
          </table:table-cell>
          <table:table-cell table:style-name="ce80" table:formula="of:=IF([.H223]=&quot;&quot;;&quot;&quot;;[.H223]-VLOOKUP([.$C223];currentgear;COLUMN()-18+4;0))" office:value-type="float" office:value="-61">
            <text:p>-61</text:p>
          </table:table-cell>
          <table:table-cell table:style-name="ce80" table:formula="of:=IF([.I223]=&quot;&quot;;&quot;&quot;;[.I223]-VLOOKUP([.$C223];currentgear;COLUMN()-18+4;0))" office:value-type="float" office:value="-30">
            <text:p>-30</text:p>
          </table:table-cell>
          <table:table-cell table:style-name="ce80" table:formula="of:=IF([.J223]=&quot;&quot;;&quot;&quot;;[.J223]-VLOOKUP([.$C223];currentgear;COLUMN()-18+4;0))" office:value-type="float" office:value="-2">
            <text:p>-2</text:p>
          </table:table-cell>
          <table:table-cell table:style-name="ce80" table:formula="of:=IF([.K223]=&quot;&quot;;&quot;&quot;;[.K223]-VLOOKUP([.$C223];currentgear;COLUMN()-18+4;0))" office:value-type="float" office:value="4">
            <text:p>4</text:p>
          </table:table-cell>
          <table:table-cell table:style-name="ce80" table:formula="of:=IF([.L223]=&quot;&quot;;&quot;&quot;;[.L223]-VLOOKUP([.$C223];currentgear;COLUMN()-18+4;0))" office:value-type="float" office:value="-28">
            <text:p>-28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24]=&quot;&quot;;&quot;&quot;;[.C224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office:value-type="float" office:value="25">
            <text:p>25</text:p>
          </table:table-cell>
          <table:table-cell office:value-type="string">
            <text:p>Tomahawk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IF(OR([.F224]=&quot;&quot;;[.G224]=&quot;&quot;);&quot;&quot;;[.F224]+[.G224])"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68" table:formula="of:=IF(OR([.I224]=&quot;&quot;;[.K224]=&quot;&quot;;[.K224]=&quot;&quot;);&quot;&quot;;SUM([.I224:.K224]))" office:value-type="float" office:value="11">
            <text:p>11</text:p>
          </table:table-cell>
          <table:table-cell table:style-name="ce68" office:value-type="float" office:value="7800">
            <text:p>7.800</text:p>
          </table:table-cell>
          <table:table-cell office:value-type="float" office:value="460">
            <text:p>460</text:p>
          </table:table-cell>
          <table:table-cell table:style-name="ce68"/>
          <table:table-cell/>
          <table:table-cell/>
          <table:table-cell table:style-name="ce80" table:formula="of:=IF([.F224]=&quot;&quot;;&quot;&quot;;[.F224]-VLOOKUP([.$C224];currentgear;COLUMN()-18+4;0))" office:value-type="float" office:value="-59">
            <text:p>-59</text:p>
          </table:table-cell>
          <table:table-cell table:style-name="ce80" table:formula="of:=IF([.G224]=&quot;&quot;;&quot;&quot;;[.G224]-VLOOKUP([.$C224];currentgear;COLUMN()-18+4;0))" office:value-type="float" office:value="-3">
            <text:p>-3</text:p>
          </table:table-cell>
          <table:table-cell table:style-name="ce80" table:formula="of:=IF([.H224]=&quot;&quot;;&quot;&quot;;[.H224]-VLOOKUP([.$C224];currentgear;COLUMN()-18+4;0))" office:value-type="float" office:value="-62">
            <text:p>-62</text:p>
          </table:table-cell>
          <table:table-cell table:style-name="ce80" table:formula="of:=IF([.I224]=&quot;&quot;;&quot;&quot;;[.I224]-VLOOKUP([.$C224];currentgear;COLUMN()-18+4;0))" office:value-type="float" office:value="-28">
            <text:p>-28</text:p>
          </table:table-cell>
          <table:table-cell table:style-name="ce80" table:formula="of:=IF([.J224]=&quot;&quot;;&quot;&quot;;[.J224]-VLOOKUP([.$C224];currentgear;COLUMN()-18+4;0))" office:value-type="float" office:value="1">
            <text:p>1</text:p>
          </table:table-cell>
          <table:table-cell table:style-name="ce80" table:formula="of:=IF([.K224]=&quot;&quot;;&quot;&quot;;[.K224]-VLOOKUP([.$C224];currentgear;COLUMN()-18+4;0))" office:value-type="float" office:value="-8">
            <text:p>-8</text:p>
          </table:table-cell>
          <table:table-cell table:style-name="ce80" table:formula="of:=IF([.L224]=&quot;&quot;;&quot;&quot;;[.L224]-VLOOKUP([.$C224];currentgear;COLUMN()-18+4;0))" office:value-type="float" office:value="-35">
            <text:p>-3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25]=&quot;&quot;;&quot;&quot;;[.C225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/>
          <table:table-cell office:value-type="string">
            <text:p>Cowboy Leadslinger Crit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formula="of:=IF(OR([.F225]=&quot;&quot;;[.G225]=&quot;&quot;);&quot;&quot;;[.F225]+[.G225])" office:value-type="float" office:value="49">
            <text:p>49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225]=&quot;&quot;;[.K225]=&quot;&quot;;[.K225]=&quot;&quot;);&quot;&quot;;SUM([.I225:.K225]))" office:value-type="float" office:value="23">
            <text:p>23</text:p>
          </table:table-cell>
          <table:table-cell table:style-name="ce68" office:value-type="float" office:value="12500">
            <text:p>12.500</text:p>
          </table:table-cell>
          <table:table-cell office:value-type="float" office:value="475">
            <text:p>475</text:p>
          </table:table-cell>
          <table:table-cell table:style-name="ce68"/>
          <table:table-cell/>
          <table:table-cell/>
          <table:table-cell table:style-name="ce80" table:formula="of:=IF([.F225]=&quot;&quot;;&quot;&quot;;[.F225]-VLOOKUP([.$C225];currentgear;COLUMN()-18+4;0))" office:value-type="float" office:value="-49">
            <text:p>-49</text:p>
          </table:table-cell>
          <table:table-cell table:style-name="ce80" table:formula="of:=IF([.G225]=&quot;&quot;;&quot;&quot;;[.G225]-VLOOKUP([.$C225];currentgear;COLUMN()-18+4;0))" office:value-type="float" office:value="-6">
            <text:p>-6</text:p>
          </table:table-cell>
          <table:table-cell table:style-name="ce80" table:formula="of:=IF([.H225]=&quot;&quot;;&quot;&quot;;[.H225]-VLOOKUP([.$C225];currentgear;COLUMN()-18+4;0))" office:value-type="float" office:value="-55">
            <text:p>-55</text:p>
          </table:table-cell>
          <table:table-cell table:style-name="ce80" table:formula="of:=IF([.I225]=&quot;&quot;;&quot;&quot;;[.I225]-VLOOKUP([.$C225];currentgear;COLUMN()-18+4;0))" office:value-type="float" office:value="-7">
            <text:p>-7</text:p>
          </table:table-cell>
          <table:table-cell table:style-name="ce80" table:formula="of:=IF([.J225]=&quot;&quot;;&quot;&quot;;[.J225]-VLOOKUP([.$C225];currentgear;COLUMN()-18+4;0))" office:value-type="float" office:value="-2">
            <text:p>-2</text:p>
          </table:table-cell>
          <table:table-cell table:style-name="ce80" table:formula="of:=IF([.K225]=&quot;&quot;;&quot;&quot;;[.K225]-VLOOKUP([.$C225];currentgear;COLUMN()-18+4;0))" office:value-type="float" office:value="-14">
            <text:p>-14</text:p>
          </table:table-cell>
          <table:table-cell table:style-name="ce80" table:formula="of:=IF([.L225]=&quot;&quot;;&quot;&quot;;[.L225]-VLOOKUP([.$C225];currentgear;COLUMN()-18+4;0))" office:value-type="float" office:value="-23">
            <text:p>-23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26]=&quot;&quot;;&quot;&quot;;[.C226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/>
          <table:table-cell office:value-type="string">
            <text:p>Cowboy Leadslinger Punch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formula="of:=IF(OR([.F226]=&quot;&quot;;[.G226]=&quot;&quot;);&quot;&quot;;[.F226]+[.G226])"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68" table:formula="of:=IF(OR([.I226]=&quot;&quot;;[.K226]=&quot;&quot;;[.K226]=&quot;&quot;);&quot;&quot;;SUM([.I226:.K226]))" office:value-type="float" office:value="23">
            <text:p>23</text:p>
          </table:table-cell>
          <table:table-cell table:style-name="ce68" office:value-type="float" office:value="12500">
            <text:p>12.500</text:p>
          </table:table-cell>
          <table:table-cell office:value-type="float" office:value="475">
            <text:p>475</text:p>
          </table:table-cell>
          <table:table-cell table:style-name="ce68"/>
          <table:table-cell/>
          <table:table-cell/>
          <table:table-cell table:style-name="ce80" table:formula="of:=IF([.F226]=&quot;&quot;;&quot;&quot;;[.F226]-VLOOKUP([.$C226];currentgear;COLUMN()-18+4;0))" office:value-type="float" office:value="-49">
            <text:p>-49</text:p>
          </table:table-cell>
          <table:table-cell table:style-name="ce80" table:formula="of:=IF([.G226]=&quot;&quot;;&quot;&quot;;[.G226]-VLOOKUP([.$C226];currentgear;COLUMN()-18+4;0))" office:value-type="float" office:value="-6">
            <text:p>-6</text:p>
          </table:table-cell>
          <table:table-cell table:style-name="ce80" table:formula="of:=IF([.H226]=&quot;&quot;;&quot;&quot;;[.H226]-VLOOKUP([.$C226];currentgear;COLUMN()-18+4;0))" office:value-type="float" office:value="-55">
            <text:p>-55</text:p>
          </table:table-cell>
          <table:table-cell table:style-name="ce80" table:formula="of:=IF([.I226]=&quot;&quot;;&quot;&quot;;[.I226]-VLOOKUP([.$C226];currentgear;COLUMN()-18+4;0))" office:value-type="float" office:value="-30">
            <text:p>-30</text:p>
          </table:table-cell>
          <table:table-cell table:style-name="ce80" table:formula="of:=IF([.J226]=&quot;&quot;;&quot;&quot;;[.J226]-VLOOKUP([.$C226];currentgear;COLUMN()-18+4;0))" office:value-type="float" office:value="21">
            <text:p>21</text:p>
          </table:table-cell>
          <table:table-cell table:style-name="ce80" table:formula="of:=IF([.K226]=&quot;&quot;;&quot;&quot;;[.K226]-VLOOKUP([.$C226];currentgear;COLUMN()-18+4;0))" office:value-type="float" office:value="-14">
            <text:p>-14</text:p>
          </table:table-cell>
          <table:table-cell table:style-name="ce80" table:formula="of:=IF([.L226]=&quot;&quot;;&quot;&quot;;[.L226]-VLOOKUP([.$C226];currentgear;COLUMN()-18+4;0))" office:value-type="float" office:value="-23">
            <text:p>-23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27]=&quot;&quot;;&quot;&quot;;[.C227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/>
          <table:table-cell office:value-type="string">
            <text:p>Cowboy Leadslinger Stealth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formula="of:=IF(OR([.F227]=&quot;&quot;;[.G227]=&quot;&quot;);&quot;&quot;;[.F227]+[.G227])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style-name="ce68" table:formula="of:=IF(OR([.I227]=&quot;&quot;;[.K227]=&quot;&quot;;[.K227]=&quot;&quot;);&quot;&quot;;SUM([.I227:.K227]))" office:value-type="float" office:value="23">
            <text:p>23</text:p>
          </table:table-cell>
          <table:table-cell table:style-name="ce68" office:value-type="float" office:value="12500">
            <text:p>12.500</text:p>
          </table:table-cell>
          <table:table-cell office:value-type="float" office:value="475">
            <text:p>475</text:p>
          </table:table-cell>
          <table:table-cell table:style-name="ce68"/>
          <table:table-cell/>
          <table:table-cell/>
          <table:table-cell table:style-name="ce80" table:formula="of:=IF([.F227]=&quot;&quot;;&quot;&quot;;[.F227]-VLOOKUP([.$C227];currentgear;COLUMN()-18+4;0))" office:value-type="float" office:value="-49">
            <text:p>-49</text:p>
          </table:table-cell>
          <table:table-cell table:style-name="ce80" table:formula="of:=IF([.G227]=&quot;&quot;;&quot;&quot;;[.G227]-VLOOKUP([.$C227];currentgear;COLUMN()-18+4;0))" office:value-type="float" office:value="-6">
            <text:p>-6</text:p>
          </table:table-cell>
          <table:table-cell table:style-name="ce80" table:formula="of:=IF([.H227]=&quot;&quot;;&quot;&quot;;[.H227]-VLOOKUP([.$C227];currentgear;COLUMN()-18+4;0))" office:value-type="float" office:value="-55">
            <text:p>-55</text:p>
          </table:table-cell>
          <table:table-cell table:style-name="ce80" table:formula="of:=IF([.I227]=&quot;&quot;;&quot;&quot;;[.I227]-VLOOKUP([.$C227];currentgear;COLUMN()-18+4;0))" office:value-type="float" office:value="-30">
            <text:p>-30</text:p>
          </table:table-cell>
          <table:table-cell table:style-name="ce80" table:formula="of:=IF([.J227]=&quot;&quot;;&quot;&quot;;[.J227]-VLOOKUP([.$C227];currentgear;COLUMN()-18+4;0))" office:value-type="float" office:value="-2">
            <text:p>-2</text:p>
          </table:table-cell>
          <table:table-cell table:style-name="ce80" table:formula="of:=IF([.K227]=&quot;&quot;;&quot;&quot;;[.K227]-VLOOKUP([.$C227];currentgear;COLUMN()-18+4;0))" office:value-type="float" office:value="9">
            <text:p>9</text:p>
          </table:table-cell>
          <table:table-cell table:style-name="ce80" table:formula="of:=IF([.L227]=&quot;&quot;;&quot;&quot;;[.L227]-VLOOKUP([.$C227];currentgear;COLUMN()-18+4;0))" office:value-type="float" office:value="-23">
            <text:p>-23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28]=&quot;&quot;;&quot;&quot;;[.C228])">
            <text:p/>
          </table:table-cell>
          <table:table-cell office:value-type="string">
            <text:p>Badlands</text:p>
          </table:table-cell>
          <table:table-cell office:value-type="string">
            <text:p>Weapon Light</text:p>
          </table:table-cell>
          <table:table-cell office:value-type="float" office:value="33">
            <text:p>33</text:p>
          </table:table-cell>
          <table:table-cell office:value-type="string">
            <text:p>Stempunk Handgun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table:formula="of:=IF(OR([.F228]=&quot;&quot;;[.G228]=&quot;&quot;);&quot;&quot;;[.F228]+[.G228])"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68" table:formula="of:=IF(OR([.I228]=&quot;&quot;;[.K228]=&quot;&quot;;[.K228]=&quot;&quot;);&quot;&quot;;SUM([.I228:.K228]))" office:value-type="float" office:value="26">
            <text:p>26</text:p>
          </table:table-cell>
          <table:table-cell table:style-name="ce68" office:value-type="float" office:value="14950">
            <text:p>14.950</text:p>
          </table:table-cell>
          <table:table-cell office:value-type="float" office:value="600">
            <text:p>600</text:p>
          </table:table-cell>
          <table:table-cell table:style-name="ce68"/>
          <table:table-cell/>
          <table:table-cell/>
          <table:table-cell table:style-name="ce80" table:formula="of:=IF([.F228]=&quot;&quot;;&quot;&quot;;[.F228]-VLOOKUP([.$C228];currentgear;COLUMN()-18+4;0))" office:value-type="float" office:value="-45">
            <text:p>-45</text:p>
          </table:table-cell>
          <table:table-cell table:style-name="ce80" table:formula="of:=IF([.G228]=&quot;&quot;;&quot;&quot;;[.G228]-VLOOKUP([.$C228];currentgear;COLUMN()-18+4;0))" office:value-type="float" office:value="-2">
            <text:p>-2</text:p>
          </table:table-cell>
          <table:table-cell table:style-name="ce80" table:formula="of:=IF([.H228]=&quot;&quot;;&quot;&quot;;[.H228]-VLOOKUP([.$C228];currentgear;COLUMN()-18+4;0))" office:value-type="float" office:value="-47">
            <text:p>-47</text:p>
          </table:table-cell>
          <table:table-cell table:style-name="ce80" table:formula="of:=IF([.I228]=&quot;&quot;;&quot;&quot;;[.I228]-VLOOKUP([.$C228];currentgear;COLUMN()-18+4;0))" office:value-type="float" office:value="-25">
            <text:p>-25</text:p>
          </table:table-cell>
          <table:table-cell table:style-name="ce80" table:formula="of:=IF([.J228]=&quot;&quot;;&quot;&quot;;[.J228]-VLOOKUP([.$C228];currentgear;COLUMN()-18+4;0))" office:value-type="float" office:value="11">
            <text:p>11</text:p>
          </table:table-cell>
          <table:table-cell table:style-name="ce80" table:formula="of:=IF([.K228]=&quot;&quot;;&quot;&quot;;[.K228]-VLOOKUP([.$C228];currentgear;COLUMN()-18+4;0))" office:value-type="float" office:value="-6">
            <text:p>-6</text:p>
          </table:table-cell>
          <table:table-cell table:style-name="ce80" table:formula="of:=IF([.L228]=&quot;&quot;;&quot;&quot;;[.L228]-VLOOKUP([.$C228];currentgear;COLUMN()-18+4;0))" office:value-type="float" office:value="-20">
            <text:p>-20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29]=&quot;&quot;;&quot;&quot;;[.C229])">
            <text:p/>
          </table:table-cell>
          <table:table-cell office:value-type="string">
            <text:p>Badlands</text:p>
          </table:table-cell>
          <table:table-cell office:value-type="string">
            <text:p>Weapon Heavy</text:p>
          </table:table-cell>
          <table:table-cell/>
          <table:table-cell office:value-type="string">
            <text:p>Electrified Lasso Crit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formula="of:=IF(OR([.F229]=&quot;&quot;;[.G229]=&quot;&quot;);&quot;&quot;;[.F229]+[.G229])" office:value-type="float" office:value="40">
            <text:p>4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229]=&quot;&quot;;[.K229]=&quot;&quot;;[.K229]=&quot;&quot;);&quot;&quot;;SUM([.I229:.K229]))" office:value-type="float" office:value="17">
            <text:p>17</text:p>
          </table:table-cell>
          <table:table-cell table:style-name="ce68"/>
          <table:table-cell office:value-type="float" office:value="400">
            <text:p>400</text:p>
          </table:table-cell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229]=&quot;&quot;;&quot;&quot;;[.F229]-VLOOKUP([.$C229];currentgear;COLUMN()-18+4;0))" office:value-type="float" office:value="-42">
            <text:p>-42</text:p>
          </table:table-cell>
          <table:table-cell table:style-name="ce80" table:formula="of:=IF([.G229]=&quot;&quot;;&quot;&quot;;[.G229]-VLOOKUP([.$C229];currentgear;COLUMN()-18+4;0))" office:value-type="float" office:value="-27">
            <text:p>-27</text:p>
          </table:table-cell>
          <table:table-cell table:style-name="ce80" table:formula="of:=IF([.H229]=&quot;&quot;;&quot;&quot;;[.H229]-VLOOKUP([.$C229];currentgear;COLUMN()-18+4;0))" office:value-type="float" office:value="-69">
            <text:p>-69</text:p>
          </table:table-cell>
          <table:table-cell table:style-name="ce80" table:formula="of:=IF([.I229]=&quot;&quot;;&quot;&quot;;[.I229]-VLOOKUP([.$C229];currentgear;COLUMN()-18+4;0))" office:value-type="float" office:value="-1">
            <text:p>-1</text:p>
          </table:table-cell>
          <table:table-cell table:style-name="ce80" table:formula="of:=IF([.J229]=&quot;&quot;;&quot;&quot;;[.J229]-VLOOKUP([.$C229];currentgear;COLUMN()-18+4;0))" office:value-type="float" office:value="-11">
            <text:p>-11</text:p>
          </table:table-cell>
          <table:table-cell table:style-name="ce80" table:formula="of:=IF([.K229]=&quot;&quot;;&quot;&quot;;[.K229]-VLOOKUP([.$C229];currentgear;COLUMN()-18+4;0))" office:value-type="float" office:value="-17">
            <text:p>-17</text:p>
          </table:table-cell>
          <table:table-cell table:style-name="ce80" table:formula="of:=IF([.L229]=&quot;&quot;;&quot;&quot;;[.L229]-VLOOKUP([.$C229];currentgear;COLUMN()-18+4;0))" office:value-type="float" office:value="-29">
            <text:p>-29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30]=&quot;&quot;;&quot;&quot;;[.C230])">
            <text:p/>
          </table:table-cell>
          <table:table-cell office:value-type="string">
            <text:p>Badlands</text:p>
          </table:table-cell>
          <table:table-cell office:value-type="string">
            <text:p>Weapon Heavy</text:p>
          </table:table-cell>
          <table:table-cell/>
          <table:table-cell office:value-type="string">
            <text:p>Electrified Lasso Punch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formula="of:=IF(OR([.F230]=&quot;&quot;;[.G230]=&quot;&quot;);&quot;&quot;;[.F230]+[.G230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68" table:formula="of:=IF(OR([.I230]=&quot;&quot;;[.K230]=&quot;&quot;;[.K230]=&quot;&quot;);&quot;&quot;;SUM([.I230:.K230]))" office:value-type="float" office:value="17">
            <text:p>17</text:p>
          </table:table-cell>
          <table:table-cell table:style-name="ce68"/>
          <table:table-cell office:value-type="float" office:value="400">
            <text:p>400</text:p>
          </table:table-cell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230]=&quot;&quot;;&quot;&quot;;[.F230]-VLOOKUP([.$C230];currentgear;COLUMN()-18+4;0))" office:value-type="float" office:value="-42">
            <text:p>-42</text:p>
          </table:table-cell>
          <table:table-cell table:style-name="ce80" table:formula="of:=IF([.G230]=&quot;&quot;;&quot;&quot;;[.G230]-VLOOKUP([.$C230];currentgear;COLUMN()-18+4;0))" office:value-type="float" office:value="-27">
            <text:p>-27</text:p>
          </table:table-cell>
          <table:table-cell table:style-name="ce80" table:formula="of:=IF([.H230]=&quot;&quot;;&quot;&quot;;[.H230]-VLOOKUP([.$C230];currentgear;COLUMN()-18+4;0))" office:value-type="float" office:value="-69">
            <text:p>-69</text:p>
          </table:table-cell>
          <table:table-cell table:style-name="ce80" table:formula="of:=IF([.I230]=&quot;&quot;;&quot;&quot;;[.I230]-VLOOKUP([.$C230];currentgear;COLUMN()-18+4;0))" office:value-type="float" office:value="-18">
            <text:p>-18</text:p>
          </table:table-cell>
          <table:table-cell table:style-name="ce80" table:formula="of:=IF([.J230]=&quot;&quot;;&quot;&quot;;[.J230]-VLOOKUP([.$C230];currentgear;COLUMN()-18+4;0))" office:value-type="float" office:value="6">
            <text:p>6</text:p>
          </table:table-cell>
          <table:table-cell table:style-name="ce80" table:formula="of:=IF([.K230]=&quot;&quot;;&quot;&quot;;[.K230]-VLOOKUP([.$C230];currentgear;COLUMN()-18+4;0))" office:value-type="float" office:value="-17">
            <text:p>-17</text:p>
          </table:table-cell>
          <table:table-cell table:style-name="ce80" table:formula="of:=IF([.L230]=&quot;&quot;;&quot;&quot;;[.L230]-VLOOKUP([.$C230];currentgear;COLUMN()-18+4;0))" office:value-type="float" office:value="-29">
            <text:p>-29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31]=&quot;&quot;;&quot;&quot;;[.C231])">
            <text:p/>
          </table:table-cell>
          <table:table-cell office:value-type="string">
            <text:p>Badlands</text:p>
          </table:table-cell>
          <table:table-cell office:value-type="string">
            <text:p>Weapon Heavy</text:p>
          </table:table-cell>
          <table:table-cell/>
          <table:table-cell office:value-type="string">
            <text:p>Electrified Lasso Stealth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formula="of:=IF(OR([.F231]=&quot;&quot;;[.G231]=&quot;&quot;);&quot;&quot;;[.F231]+[.G231])"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68" table:formula="of:=IF(OR([.I231]=&quot;&quot;;[.K231]=&quot;&quot;;[.K231]=&quot;&quot;);&quot;&quot;;SUM([.I231:.K231]))" office:value-type="float" office:value="17">
            <text:p>17</text:p>
          </table:table-cell>
          <table:table-cell table:style-name="ce68"/>
          <table:table-cell office:value-type="float" office:value="400">
            <text:p>400</text:p>
          </table:table-cell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231]=&quot;&quot;;&quot;&quot;;[.F231]-VLOOKUP([.$C231];currentgear;COLUMN()-18+4;0))" office:value-type="float" office:value="-42">
            <text:p>-42</text:p>
          </table:table-cell>
          <table:table-cell table:style-name="ce80" table:formula="of:=IF([.G231]=&quot;&quot;;&quot;&quot;;[.G231]-VLOOKUP([.$C231];currentgear;COLUMN()-18+4;0))" office:value-type="float" office:value="-27">
            <text:p>-27</text:p>
          </table:table-cell>
          <table:table-cell table:style-name="ce80" table:formula="of:=IF([.H231]=&quot;&quot;;&quot;&quot;;[.H231]-VLOOKUP([.$C231];currentgear;COLUMN()-18+4;0))" office:value-type="float" office:value="-69">
            <text:p>-69</text:p>
          </table:table-cell>
          <table:table-cell table:style-name="ce80" table:formula="of:=IF([.I231]=&quot;&quot;;&quot;&quot;;[.I231]-VLOOKUP([.$C231];currentgear;COLUMN()-18+4;0))" office:value-type="float" office:value="-18">
            <text:p>-18</text:p>
          </table:table-cell>
          <table:table-cell table:style-name="ce80" table:formula="of:=IF([.J231]=&quot;&quot;;&quot;&quot;;[.J231]-VLOOKUP([.$C231];currentgear;COLUMN()-18+4;0))" office:value-type="float" office:value="-11">
            <text:p>-11</text:p>
          </table:table-cell>
          <table:table-cell table:style-name="ce80" table:formula="of:=IF([.K231]=&quot;&quot;;&quot;&quot;;[.K231]-VLOOKUP([.$C231];currentgear;COLUMN()-18+4;0))" office:value-type="float" office:value="0">
            <text:p>0</text:p>
          </table:table-cell>
          <table:table-cell table:style-name="ce80" table:formula="of:=IF([.L231]=&quot;&quot;;&quot;&quot;;[.L231]-VLOOKUP([.$C231];currentgear;COLUMN()-18+4;0))" office:value-type="float" office:value="-29">
            <text:p>-29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32]=&quot;&quot;;&quot;&quot;;[.C232])">
            <text:p/>
          </table:table-cell>
          <table:table-cell office:value-type="string">
            <text:p>Badlands</text:p>
          </table:table-cell>
          <table:table-cell office:value-type="string">
            <text:p>Weapon Heavy</text:p>
          </table:table-cell>
          <table:table-cell office:value-type="float" office:value="41">
            <text:p>41</text:p>
          </table:table-cell>
          <table:table-cell office:value-type="string">
            <text:p>Electrified Lasso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table:formula="of:=IF(OR([.F232]=&quot;&quot;;[.G232]=&quot;&quot;);&quot;&quot;;[.F232]+[.G232])"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68" table:formula="of:=IF(OR([.I232]=&quot;&quot;;[.K232]=&quot;&quot;;[.K232]=&quot;&quot;);&quot;&quot;;SUM([.I232:.K232]))" office:value-type="float" office:value="32">
            <text:p>32</text:p>
          </table:table-cell>
          <table:table-cell table:style-name="ce68"/>
          <table:table-cell office:value-type="float" office:value="760">
            <text:p>760</text:p>
          </table:table-cell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232]=&quot;&quot;;&quot;&quot;;[.F232]-VLOOKUP([.$C232];currentgear;COLUMN()-18+4;0))" office:value-type="float" office:value="-11">
            <text:p>-11</text:p>
          </table:table-cell>
          <table:table-cell table:style-name="ce80" table:formula="of:=IF([.G232]=&quot;&quot;;&quot;&quot;;[.G232]-VLOOKUP([.$C232];currentgear;COLUMN()-18+4;0))" office:value-type="float" office:value="-22">
            <text:p>-22</text:p>
          </table:table-cell>
          <table:table-cell table:style-name="ce80" table:formula="of:=IF([.H232]=&quot;&quot;;&quot;&quot;;[.H232]-VLOOKUP([.$C232];currentgear;COLUMN()-18+4;0))" office:value-type="float" office:value="-33">
            <text:p>-33</text:p>
          </table:table-cell>
          <table:table-cell table:style-name="ce80" table:formula="of:=IF([.I232]=&quot;&quot;;&quot;&quot;;[.I232]-VLOOKUP([.$C232];currentgear;COLUMN()-18+4;0))" office:value-type="float" office:value="-2">
            <text:p>-2</text:p>
          </table:table-cell>
          <table:table-cell table:style-name="ce80" table:formula="of:=IF([.J232]=&quot;&quot;;&quot;&quot;;[.J232]-VLOOKUP([.$C232];currentgear;COLUMN()-18+4;0))" office:value-type="float" office:value="-9">
            <text:p>-9</text:p>
          </table:table-cell>
          <table:table-cell table:style-name="ce80" table:formula="of:=IF([.K232]=&quot;&quot;;&quot;&quot;;[.K232]-VLOOKUP([.$C232];currentgear;COLUMN()-18+4;0))" office:value-type="float" office:value="-3">
            <text:p>-3</text:p>
          </table:table-cell>
          <table:table-cell table:style-name="ce80" table:formula="of:=IF([.L232]=&quot;&quot;;&quot;&quot;;[.L232]-VLOOKUP([.$C232];currentgear;COLUMN()-18+4;0))" office:value-type="float" office:value="-14">
            <text:p>-14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33]=&quot;&quot;;&quot;&quot;;[.C233])">
            <text:p/>
          </table:table-cell>
          <table:table-cell office:value-type="string">
            <text:p>Badlands</text:p>
          </table:table-cell>
          <table:table-cell office:value-type="string">
            <text:p>Weapon Special</text:p>
          </table:table-cell>
          <table:table-cell/>
          <table:table-cell office:value-type="string">
            <text:p>Ace Gatling Gun Crit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table:formula="of:=IF(OR([.F233]=&quot;&quot;;[.G233]=&quot;&quot;);&quot;&quot;;[.F233]+[.G233])" office:value-type="float" office:value="48">
            <text:p>48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233]=&quot;&quot;;[.K233]=&quot;&quot;;[.K233]=&quot;&quot;);&quot;&quot;;SUM([.I233:.K233]))" office:value-type="float" office:value="22">
            <text:p>22</text:p>
          </table:table-cell>
          <table:table-cell table:style-name="ce68"/>
          <table:table-cell office:value-type="float" office:value="410">
            <text:p>410</text:p>
          </table:table-cell>
          <table:table-cell table:style-name="ce68" office:value-type="float" office:value="18">
            <text:p>18</text:p>
          </table:table-cell>
          <table:table-cell/>
          <table:table-cell/>
          <table:table-cell table:style-name="ce80" table:formula="of:=IF([.F233]=&quot;&quot;;&quot;&quot;;[.F233]-VLOOKUP([.$C233];currentgear;COLUMN()-18+4;0))" office:value-type="float" office:value="-46">
            <text:p>-46</text:p>
          </table:table-cell>
          <table:table-cell table:style-name="ce80" table:formula="of:=IF([.G233]=&quot;&quot;;&quot;&quot;;[.G233]-VLOOKUP([.$C233];currentgear;COLUMN()-18+4;0))" office:value-type="float" office:value="-11">
            <text:p>-11</text:p>
          </table:table-cell>
          <table:table-cell table:style-name="ce80" table:formula="of:=IF([.H233]=&quot;&quot;;&quot;&quot;;[.H233]-VLOOKUP([.$C233];currentgear;COLUMN()-18+4;0))" office:value-type="float" office:value="-57">
            <text:p>-57</text:p>
          </table:table-cell>
          <table:table-cell table:style-name="ce80" table:formula="of:=IF([.I233]=&quot;&quot;;&quot;&quot;;[.I233]-VLOOKUP([.$C233];currentgear;COLUMN()-18+4;0))" office:value-type="float" office:value="-8">
            <text:p>-8</text:p>
          </table:table-cell>
          <table:table-cell table:style-name="ce80" table:formula="of:=IF([.J233]=&quot;&quot;;&quot;&quot;;[.J233]-VLOOKUP([.$C233];currentgear;COLUMN()-18+4;0))" office:value-type="float" office:value="-3">
            <text:p>-3</text:p>
          </table:table-cell>
          <table:table-cell table:style-name="ce80" table:formula="of:=IF([.K233]=&quot;&quot;;&quot;&quot;;[.K233]-VLOOKUP([.$C233];currentgear;COLUMN()-18+4;0))" office:value-type="float" office:value="-12">
            <text:p>-12</text:p>
          </table:table-cell>
          <table:table-cell table:style-name="ce80" table:formula="of:=IF([.L233]=&quot;&quot;;&quot;&quot;;[.L233]-VLOOKUP([.$C233];currentgear;COLUMN()-18+4;0))" office:value-type="float" office:value="-23">
            <text:p>-23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34]=&quot;&quot;;&quot;&quot;;[.C234])">
            <text:p/>
          </table:table-cell>
          <table:table-cell office:value-type="string">
            <text:p>Badlands</text:p>
          </table:table-cell>
          <table:table-cell office:value-type="string">
            <text:p>Weapon Special</text:p>
          </table:table-cell>
          <table:table-cell/>
          <table:table-cell office:value-type="string">
            <text:p>Ace Gatling Gun Punch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table:formula="of:=IF(OR([.F234]=&quot;&quot;;[.G234]=&quot;&quot;);&quot;&quot;;[.F234]+[.G234])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68" table:formula="of:=IF(OR([.I234]=&quot;&quot;;[.K234]=&quot;&quot;;[.K234]=&quot;&quot;);&quot;&quot;;SUM([.I234:.K234]))" office:value-type="float" office:value="22">
            <text:p>22</text:p>
          </table:table-cell>
          <table:table-cell table:style-name="ce68"/>
          <table:table-cell office:value-type="float" office:value="410">
            <text:p>410</text:p>
          </table:table-cell>
          <table:table-cell table:style-name="ce68" office:value-type="float" office:value="18">
            <text:p>18</text:p>
          </table:table-cell>
          <table:table-cell/>
          <table:table-cell/>
          <table:table-cell table:style-name="ce80" table:formula="of:=IF([.F234]=&quot;&quot;;&quot;&quot;;[.F234]-VLOOKUP([.$C234];currentgear;COLUMN()-18+4;0))" office:value-type="float" office:value="-46">
            <text:p>-46</text:p>
          </table:table-cell>
          <table:table-cell table:style-name="ce80" table:formula="of:=IF([.G234]=&quot;&quot;;&quot;&quot;;[.G234]-VLOOKUP([.$C234];currentgear;COLUMN()-18+4;0))" office:value-type="float" office:value="-11">
            <text:p>-11</text:p>
          </table:table-cell>
          <table:table-cell table:style-name="ce80" table:formula="of:=IF([.H234]=&quot;&quot;;&quot;&quot;;[.H234]-VLOOKUP([.$C234];currentgear;COLUMN()-18+4;0))" office:value-type="float" office:value="-57">
            <text:p>-57</text:p>
          </table:table-cell>
          <table:table-cell table:style-name="ce80" table:formula="of:=IF([.I234]=&quot;&quot;;&quot;&quot;;[.I234]-VLOOKUP([.$C234];currentgear;COLUMN()-18+4;0))" office:value-type="float" office:value="-30">
            <text:p>-30</text:p>
          </table:table-cell>
          <table:table-cell table:style-name="ce80" table:formula="of:=IF([.J234]=&quot;&quot;;&quot;&quot;;[.J234]-VLOOKUP([.$C234];currentgear;COLUMN()-18+4;0))" office:value-type="float" office:value="19">
            <text:p>19</text:p>
          </table:table-cell>
          <table:table-cell table:style-name="ce80" table:formula="of:=IF([.K234]=&quot;&quot;;&quot;&quot;;[.K234]-VLOOKUP([.$C234];currentgear;COLUMN()-18+4;0))" office:value-type="float" office:value="-12">
            <text:p>-12</text:p>
          </table:table-cell>
          <table:table-cell table:style-name="ce80" table:formula="of:=IF([.L234]=&quot;&quot;;&quot;&quot;;[.L234]-VLOOKUP([.$C234];currentgear;COLUMN()-18+4;0))" office:value-type="float" office:value="-23">
            <text:p>-23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35]=&quot;&quot;;&quot;&quot;;[.C235])">
            <text:p/>
          </table:table-cell>
          <table:table-cell office:value-type="string">
            <text:p>Badlands</text:p>
          </table:table-cell>
          <table:table-cell office:value-type="string">
            <text:p>Weapon Special</text:p>
          </table:table-cell>
          <table:table-cell/>
          <table:table-cell office:value-type="string">
            <text:p>Ace Gatling Gun Stealth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table:formula="of:=IF(OR([.F235]=&quot;&quot;;[.G235]=&quot;&quot;);&quot;&quot;;[.F235]+[.G235])"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style-name="ce68" table:formula="of:=IF(OR([.I235]=&quot;&quot;;[.K235]=&quot;&quot;;[.K235]=&quot;&quot;);&quot;&quot;;SUM([.I235:.K235]))" office:value-type="float" office:value="22">
            <text:p>22</text:p>
          </table:table-cell>
          <table:table-cell table:style-name="ce68"/>
          <table:table-cell office:value-type="float" office:value="410">
            <text:p>410</text:p>
          </table:table-cell>
          <table:table-cell table:style-name="ce68" office:value-type="float" office:value="18">
            <text:p>18</text:p>
          </table:table-cell>
          <table:table-cell/>
          <table:table-cell/>
          <table:table-cell table:style-name="ce80" table:formula="of:=IF([.F235]=&quot;&quot;;&quot;&quot;;[.F235]-VLOOKUP([.$C235];currentgear;COLUMN()-18+4;0))" office:value-type="float" office:value="-46">
            <text:p>-46</text:p>
          </table:table-cell>
          <table:table-cell table:style-name="ce80" table:formula="of:=IF([.G235]=&quot;&quot;;&quot;&quot;;[.G235]-VLOOKUP([.$C235];currentgear;COLUMN()-18+4;0))" office:value-type="float" office:value="-11">
            <text:p>-11</text:p>
          </table:table-cell>
          <table:table-cell table:style-name="ce80" table:formula="of:=IF([.H235]=&quot;&quot;;&quot;&quot;;[.H235]-VLOOKUP([.$C235];currentgear;COLUMN()-18+4;0))" office:value-type="float" office:value="-57">
            <text:p>-57</text:p>
          </table:table-cell>
          <table:table-cell table:style-name="ce80" table:formula="of:=IF([.I235]=&quot;&quot;;&quot;&quot;;[.I235]-VLOOKUP([.$C235];currentgear;COLUMN()-18+4;0))" office:value-type="float" office:value="-30">
            <text:p>-30</text:p>
          </table:table-cell>
          <table:table-cell table:style-name="ce80" table:formula="of:=IF([.J235]=&quot;&quot;;&quot;&quot;;[.J235]-VLOOKUP([.$C235];currentgear;COLUMN()-18+4;0))" office:value-type="float" office:value="-3">
            <text:p>-3</text:p>
          </table:table-cell>
          <table:table-cell table:style-name="ce80" table:formula="of:=IF([.K235]=&quot;&quot;;&quot;&quot;;[.K235]-VLOOKUP([.$C235];currentgear;COLUMN()-18+4;0))" office:value-type="float" office:value="10">
            <text:p>10</text:p>
          </table:table-cell>
          <table:table-cell table:style-name="ce80" table:formula="of:=IF([.L235]=&quot;&quot;;&quot;&quot;;[.L235]-VLOOKUP([.$C235];currentgear;COLUMN()-18+4;0))" office:value-type="float" office:value="-23">
            <text:p>-23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36]=&quot;&quot;;&quot;&quot;;[.C236])">
            <text:p/>
          </table:table-cell>
          <table:table-cell office:value-type="string">
            <text:p>Badlands</text:p>
          </table:table-cell>
          <table:table-cell office:value-type="string">
            <text:p>Weapon Special</text:p>
          </table:table-cell>
          <table:table-cell office:value-type="string">
            <text:p>&gt;&gt;50</text:p>
          </table:table-cell>
          <table:table-cell office:value-type="string">
            <text:p>Gatling Gun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table:formula="of:=IF(OR([.F236]=&quot;&quot;;[.G236]=&quot;&quot;);&quot;&quot;;[.F236]+[.G236])" office:value-type="float" office:value="99">
            <text:p>99</text:p>
          </table:table-cell>
          <table:table-cell table:number-columns-repeated="3"/>
          <table:table-cell table:style-name="ce68" table:formula="of:=IF(OR([.I236]=&quot;&quot;;[.K236]=&quot;&quot;;[.K236]=&quot;&quot;);&quot;&quot;;SUM([.I236:.K23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36]=&quot;&quot;;&quot;&quot;;[.F236]-VLOOKUP([.$C236];currentgear;COLUMN()-18+4;0))" office:value-type="float" office:value="0">
            <text:p>0</text:p>
          </table:table-cell>
          <table:table-cell table:style-name="ce80" table:formula="of:=IF([.G236]=&quot;&quot;;&quot;&quot;;[.G236]-VLOOKUP([.$C236];currentgear;COLUMN()-18+4;0))" office:value-type="float" office:value="-6">
            <text:p>-6</text:p>
          </table:table-cell>
          <table:table-cell table:style-name="ce80" table:formula="of:=IF([.H236]=&quot;&quot;;&quot;&quot;;[.H236]-VLOOKUP([.$C236];currentgear;COLUMN()-18+4;0))" office:value-type="float" office:value="-6">
            <text:p>-6</text:p>
          </table:table-cell>
          <table:table-cell table:style-name="ce80" table:formula="of:=IF([.I236]=&quot;&quot;;&quot;&quot;;[.I236]-VLOOKUP([.$C236];currentgear;COLUMN()-18+4;0))">
            <text:p/>
          </table:table-cell>
          <table:table-cell table:style-name="ce80" table:formula="of:=IF([.J236]=&quot;&quot;;&quot;&quot;;[.J236]-VLOOKUP([.$C236];currentgear;COLUMN()-18+4;0))">
            <text:p/>
          </table:table-cell>
          <table:table-cell table:style-name="ce80" table:formula="of:=IF([.K236]=&quot;&quot;;&quot;&quot;;[.K236]-VLOOKUP([.$C236];currentgear;COLUMN()-18+4;0))">
            <text:p/>
          </table:table-cell>
          <table:table-cell table:style-name="ce80" table:formula="of:=IF([.L236]=&quot;&quot;;&quot;&quot;;[.L236]-VLOOKUP([.$C23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37]=&quot;&quot;;&quot;&quot;;[.C237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Buffalo Leather Poncho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IF(OR([.F237]=&quot;&quot;;[.G237]=&quot;&quot;);&quot;&quot;;[.F237]+[.G237])"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68" table:formula="of:=IF(OR([.I237]=&quot;&quot;;[.K237]=&quot;&quot;;[.K237]=&quot;&quot;);&quot;&quot;;SUM([.I237:.K237]))" office:value-type="float" office:value="13">
            <text:p>13</text:p>
          </table:table-cell>
          <table:table-cell table:style-name="ce68" office:value-type="float" office:value="8125">
            <text:p>8.125</text:p>
          </table:table-cell>
          <table:table-cell office:value-type="float" office:value="475">
            <text:p>475</text:p>
          </table:table-cell>
          <table:table-cell table:style-name="ce68"/>
          <table:table-cell/>
          <table:table-cell/>
          <table:table-cell table:style-name="ce80" table:formula="of:=IF([.F237]=&quot;&quot;;&quot;&quot;;[.F237]-VLOOKUP([.$C237];currentgear;COLUMN()-18+4;0))" office:value-type="float" office:value="-12">
            <text:p>-12</text:p>
          </table:table-cell>
          <table:table-cell table:style-name="ce80" table:formula="of:=IF([.G237]=&quot;&quot;;&quot;&quot;;[.G237]-VLOOKUP([.$C237];currentgear;COLUMN()-18+4;0))" office:value-type="float" office:value="-27">
            <text:p>-27</text:p>
          </table:table-cell>
          <table:table-cell table:style-name="ce80" table:formula="of:=IF([.H237]=&quot;&quot;;&quot;&quot;;[.H237]-VLOOKUP([.$C237];currentgear;COLUMN()-18+4;0))" office:value-type="float" office:value="-39">
            <text:p>-39</text:p>
          </table:table-cell>
          <table:table-cell table:style-name="ce80" table:formula="of:=IF([.I237]=&quot;&quot;;&quot;&quot;;[.I237]-VLOOKUP([.$C237];currentgear;COLUMN()-18+4;0))" office:value-type="float" office:value="-9">
            <text:p>-9</text:p>
          </table:table-cell>
          <table:table-cell table:style-name="ce80" table:formula="of:=IF([.J237]=&quot;&quot;;&quot;&quot;;[.J237]-VLOOKUP([.$C237];currentgear;COLUMN()-18+4;0))" office:value-type="float" office:value="0">
            <text:p>0</text:p>
          </table:table-cell>
          <table:table-cell table:style-name="ce80" table:formula="of:=IF([.K237]=&quot;&quot;;&quot;&quot;;[.K237]-VLOOKUP([.$C237];currentgear;COLUMN()-18+4;0))" office:value-type="float" office:value="-5">
            <text:p>-5</text:p>
          </table:table-cell>
          <table:table-cell table:style-name="ce80" table:formula="of:=IF([.L237]=&quot;&quot;;&quot;&quot;;[.L237]-VLOOKUP([.$C237];currentgear;COLUMN()-18+4;0))" office:value-type="float" office:value="-14">
            <text:p>-1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38]=&quot;&quot;;&quot;&quot;;[.C238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Firebox Door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formula="of:=IF(OR([.F238]=&quot;&quot;;[.G238]=&quot;&quot;);&quot;&quot;;[.F238]+[.G238])" office:value-type="float" office:value="54">
            <text:p>54</text:p>
          </table:table-cell>
          <table:table-cell table:number-columns-repeated="3"/>
          <table:table-cell table:style-name="ce68" table:formula="of:=IF(OR([.I238]=&quot;&quot;;[.K238]=&quot;&quot;;[.K238]=&quot;&quot;);&quot;&quot;;SUM([.I238:.K238]))">
            <text:p/>
          </table:table-cell>
          <table:table-cell table:style-name="ce68"/>
          <table:table-cell office:value-type="float" office:value="600">
            <text:p>600</text:p>
          </table:table-cell>
          <table:table-cell table:style-name="ce68" office:value-type="float" office:value="20">
            <text:p>20</text:p>
          </table:table-cell>
          <table:table-cell/>
          <table:table-cell/>
          <table:table-cell table:style-name="ce80" table:formula="of:=IF([.F238]=&quot;&quot;;&quot;&quot;;[.F238]-VLOOKUP([.$C238];currentgear;COLUMN()-18+4;0))" office:value-type="float" office:value="-16">
            <text:p>-16</text:p>
          </table:table-cell>
          <table:table-cell table:style-name="ce80" table:formula="of:=IF([.G238]=&quot;&quot;;&quot;&quot;;[.G238]-VLOOKUP([.$C238];currentgear;COLUMN()-18+4;0))" office:value-type="float" office:value="-13">
            <text:p>-13</text:p>
          </table:table-cell>
          <table:table-cell table:style-name="ce80" table:formula="of:=IF([.H238]=&quot;&quot;;&quot;&quot;;[.H238]-VLOOKUP([.$C238];currentgear;COLUMN()-18+4;0))" office:value-type="float" office:value="-29">
            <text:p>-29</text:p>
          </table:table-cell>
          <table:table-cell table:style-name="ce80" table:formula="of:=IF([.I238]=&quot;&quot;;&quot;&quot;;[.I238]-VLOOKUP([.$C238];currentgear;COLUMN()-18+4;0))">
            <text:p/>
          </table:table-cell>
          <table:table-cell table:style-name="ce80" table:formula="of:=IF([.J238]=&quot;&quot;;&quot;&quot;;[.J238]-VLOOKUP([.$C238];currentgear;COLUMN()-18+4;0))">
            <text:p/>
          </table:table-cell>
          <table:table-cell table:style-name="ce80" table:formula="of:=IF([.K238]=&quot;&quot;;&quot;&quot;;[.K238]-VLOOKUP([.$C238];currentgear;COLUMN()-18+4;0))">
            <text:p/>
          </table:table-cell>
          <table:table-cell table:style-name="ce80" table:formula="of:=IF([.L238]=&quot;&quot;;&quot;&quot;;[.L238]-VLOOKUP([.$C238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39]=&quot;&quot;;&quot;&quot;;[.C239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Armored Poncho Crit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IF(OR([.F239]=&quot;&quot;;[.G239]=&quot;&quot;);&quot;&quot;;[.F239]+[.G239])" office:value-type="float" office:value="59">
            <text:p>59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239]=&quot;&quot;;[.K239]=&quot;&quot;;[.K239]=&quot;&quot;);&quot;&quot;;SUM([.I239:.K239]))" office:value-type="float" office:value="26">
            <text:p>26</text:p>
          </table:table-cell>
          <table:table-cell table:style-name="ce68" office:value-type="float" office:value="13000">
            <text:p>13.000</text:p>
          </table:table-cell>
          <table:table-cell office:value-type="float" office:value="610">
            <text:p>610</text:p>
          </table:table-cell>
          <table:table-cell table:style-name="ce68"/>
          <table:table-cell/>
          <table:table-cell/>
          <table:table-cell table:style-name="ce80" table:formula="of:=IF([.F239]=&quot;&quot;;&quot;&quot;;[.F239]-VLOOKUP([.$C239];currentgear;COLUMN()-18+4;0))" office:value-type="float" office:value="-9">
            <text:p>-9</text:p>
          </table:table-cell>
          <table:table-cell table:style-name="ce80" table:formula="of:=IF([.G239]=&quot;&quot;;&quot;&quot;;[.G239]-VLOOKUP([.$C239];currentgear;COLUMN()-18+4;0))" office:value-type="float" office:value="-15">
            <text:p>-15</text:p>
          </table:table-cell>
          <table:table-cell table:style-name="ce80" table:formula="of:=IF([.H239]=&quot;&quot;;&quot;&quot;;[.H239]-VLOOKUP([.$C239];currentgear;COLUMN()-18+4;0))" office:value-type="float" office:value="-24">
            <text:p>-24</text:p>
          </table:table-cell>
          <table:table-cell table:style-name="ce80" table:formula="of:=IF([.I239]=&quot;&quot;;&quot;&quot;;[.I239]-VLOOKUP([.$C239];currentgear;COLUMN()-18+4;0))" office:value-type="float" office:value="15">
            <text:p>15</text:p>
          </table:table-cell>
          <table:table-cell table:style-name="ce80" table:formula="of:=IF([.J239]=&quot;&quot;;&quot;&quot;;[.J239]-VLOOKUP([.$C239];currentgear;COLUMN()-18+4;0))" office:value-type="float" office:value="-3">
            <text:p>-3</text:p>
          </table:table-cell>
          <table:table-cell table:style-name="ce80" table:formula="of:=IF([.K239]=&quot;&quot;;&quot;&quot;;[.K239]-VLOOKUP([.$C239];currentgear;COLUMN()-18+4;0))" office:value-type="float" office:value="-13">
            <text:p>-13</text:p>
          </table:table-cell>
          <table:table-cell table:style-name="ce80" table:formula="of:=IF([.L239]=&quot;&quot;;&quot;&quot;;[.L239]-VLOOKUP([.$C239];currentgear;COLUMN()-18+4;0))" office:value-type="float" office:value="-1">
            <text:p>-1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40]=&quot;&quot;;&quot;&quot;;[.C240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Armored Poncho Punch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IF(OR([.F240]=&quot;&quot;;[.G240]=&quot;&quot;);&quot;&quot;;[.F240]+[.G240])"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style-name="ce68" table:formula="of:=IF(OR([.I240]=&quot;&quot;;[.K240]=&quot;&quot;;[.K240]=&quot;&quot;);&quot;&quot;;SUM([.I240:.K240]))" office:value-type="float" office:value="26">
            <text:p>26</text:p>
          </table:table-cell>
          <table:table-cell table:style-name="ce68" office:value-type="float" office:value="13000">
            <text:p>13.000</text:p>
          </table:table-cell>
          <table:table-cell office:value-type="float" office:value="610">
            <text:p>610</text:p>
          </table:table-cell>
          <table:table-cell table:style-name="ce68"/>
          <table:table-cell/>
          <table:table-cell/>
          <table:table-cell table:style-name="ce80" table:formula="of:=IF([.F240]=&quot;&quot;;&quot;&quot;;[.F240]-VLOOKUP([.$C240];currentgear;COLUMN()-18+4;0))" office:value-type="float" office:value="-9">
            <text:p>-9</text:p>
          </table:table-cell>
          <table:table-cell table:style-name="ce80" table:formula="of:=IF([.G240]=&quot;&quot;;&quot;&quot;;[.G240]-VLOOKUP([.$C240];currentgear;COLUMN()-18+4;0))" office:value-type="float" office:value="-15">
            <text:p>-15</text:p>
          </table:table-cell>
          <table:table-cell table:style-name="ce80" table:formula="of:=IF([.H240]=&quot;&quot;;&quot;&quot;;[.H240]-VLOOKUP([.$C240];currentgear;COLUMN()-18+4;0))" office:value-type="float" office:value="-24">
            <text:p>-24</text:p>
          </table:table-cell>
          <table:table-cell table:style-name="ce80" table:formula="of:=IF([.I240]=&quot;&quot;;&quot;&quot;;[.I240]-VLOOKUP([.$C240];currentgear;COLUMN()-18+4;0))" office:value-type="float" office:value="-11">
            <text:p>-11</text:p>
          </table:table-cell>
          <table:table-cell table:style-name="ce80" table:formula="of:=IF([.J240]=&quot;&quot;;&quot;&quot;;[.J240]-VLOOKUP([.$C240];currentgear;COLUMN()-18+4;0))" office:value-type="float" office:value="23">
            <text:p>23</text:p>
          </table:table-cell>
          <table:table-cell table:style-name="ce80" table:formula="of:=IF([.K240]=&quot;&quot;;&quot;&quot;;[.K240]-VLOOKUP([.$C240];currentgear;COLUMN()-18+4;0))" office:value-type="float" office:value="-13">
            <text:p>-13</text:p>
          </table:table-cell>
          <table:table-cell table:style-name="ce80" table:formula="of:=IF([.L240]=&quot;&quot;;&quot;&quot;;[.L240]-VLOOKUP([.$C240];currentgear;COLUMN()-18+4;0))" office:value-type="float" office:value="-1">
            <text:p>-1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41]=&quot;&quot;;&quot;&quot;;[.C241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/>
          <table:table-cell office:value-type="string">
            <text:p>Armored Poncho Stealth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IF(OR([.F241]=&quot;&quot;;[.G241]=&quot;&quot;);&quot;&quot;;[.F241]+[.G241])"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style-name="ce68" table:formula="of:=IF(OR([.I241]=&quot;&quot;;[.K241]=&quot;&quot;;[.K241]=&quot;&quot;);&quot;&quot;;SUM([.I241:.K241]))" office:value-type="float" office:value="26">
            <text:p>26</text:p>
          </table:table-cell>
          <table:table-cell table:style-name="ce68" office:value-type="float" office:value="13000">
            <text:p>13.000</text:p>
          </table:table-cell>
          <table:table-cell office:value-type="float" office:value="610">
            <text:p>610</text:p>
          </table:table-cell>
          <table:table-cell table:style-name="ce68"/>
          <table:table-cell/>
          <table:table-cell/>
          <table:table-cell table:style-name="ce80" table:formula="of:=IF([.F241]=&quot;&quot;;&quot;&quot;;[.F241]-VLOOKUP([.$C241];currentgear;COLUMN()-18+4;0))" office:value-type="float" office:value="-9">
            <text:p>-9</text:p>
          </table:table-cell>
          <table:table-cell table:style-name="ce80" table:formula="of:=IF([.G241]=&quot;&quot;;&quot;&quot;;[.G241]-VLOOKUP([.$C241];currentgear;COLUMN()-18+4;0))" office:value-type="float" office:value="-15">
            <text:p>-15</text:p>
          </table:table-cell>
          <table:table-cell table:style-name="ce80" table:formula="of:=IF([.H241]=&quot;&quot;;&quot;&quot;;[.H241]-VLOOKUP([.$C241];currentgear;COLUMN()-18+4;0))" office:value-type="float" office:value="-24">
            <text:p>-24</text:p>
          </table:table-cell>
          <table:table-cell table:style-name="ce80" table:formula="of:=IF([.I241]=&quot;&quot;;&quot;&quot;;[.I241]-VLOOKUP([.$C241];currentgear;COLUMN()-18+4;0))" office:value-type="float" office:value="-11">
            <text:p>-11</text:p>
          </table:table-cell>
          <table:table-cell table:style-name="ce80" table:formula="of:=IF([.J241]=&quot;&quot;;&quot;&quot;;[.J241]-VLOOKUP([.$C241];currentgear;COLUMN()-18+4;0))" office:value-type="float" office:value="-3">
            <text:p>-3</text:p>
          </table:table-cell>
          <table:table-cell table:style-name="ce80" table:formula="of:=IF([.K241]=&quot;&quot;;&quot;&quot;;[.K241]-VLOOKUP([.$C241];currentgear;COLUMN()-18+4;0))" office:value-type="float" office:value="13">
            <text:p>13</text:p>
          </table:table-cell>
          <table:table-cell table:style-name="ce80" table:formula="of:=IF([.L241]=&quot;&quot;;&quot;&quot;;[.L241]-VLOOKUP([.$C241];currentgear;COLUMN()-18+4;0))" office:value-type="float" office:value="-1">
            <text:p>-1</text:p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42]=&quot;&quot;;&quot;&quot;;[.C242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 office:value-type="float" office:value="44">
            <text:p>44</text:p>
          </table:table-cell>
          <table:table-cell office:value-type="string">
            <text:p>Baxter's Cooker Crit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formula="of:=IF(OR([.F242]=&quot;&quot;;[.G242]=&quot;&quot;);&quot;&quot;;[.F242]+[.G242])" office:value-type="float" office:value="93">
            <text:p>9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242]=&quot;&quot;;[.K242]=&quot;&quot;;[.K242]=&quot;&quot;);&quot;&quot;;SUM([.I242:.K242]))" office:value-type="float" office:value="38">
            <text:p>38</text:p>
          </table:table-cell>
          <table:table-cell table:style-name="ce68"/>
          <table:table-cell office:value-type="float" office:value="785">
            <text:p>785</text:p>
          </table:table-cell>
          <table:table-cell table:style-name="ce68" office:value-type="float" office:value="28">
            <text:p>28</text:p>
          </table:table-cell>
          <table:table-cell/>
          <table:table-cell/>
          <table:table-cell table:style-name="ce80" table:formula="of:=IF([.F242]=&quot;&quot;;&quot;&quot;;[.F242]-VLOOKUP([.$C242];currentgear;COLUMN()-18+4;0))" office:value-type="float" office:value="-12">
            <text:p>-12</text:p>
          </table:table-cell>
          <table:table-cell table:style-name="ce80" table:formula="of:=IF([.G242]=&quot;&quot;;&quot;&quot;;[.G242]-VLOOKUP([.$C242];currentgear;COLUMN()-18+4;0))" office:value-type="float" office:value="22">
            <text:p>22</text:p>
          </table:table-cell>
          <table:table-cell table:style-name="ce80" table:formula="of:=IF([.H242]=&quot;&quot;;&quot;&quot;;[.H242]-VLOOKUP([.$C242];currentgear;COLUMN()-18+4;0))" office:value-type="float" office:value="10">
            <text:p>10</text:p>
          </table:table-cell>
          <table:table-cell table:style-name="ce80" table:formula="of:=IF([.I242]=&quot;&quot;;&quot;&quot;;[.I242]-VLOOKUP([.$C242];currentgear;COLUMN()-18+4;0))" office:value-type="float" office:value="27">
            <text:p>27</text:p>
          </table:table-cell>
          <table:table-cell table:style-name="ce80" table:formula="of:=IF([.J242]=&quot;&quot;;&quot;&quot;;[.J242]-VLOOKUP([.$C242];currentgear;COLUMN()-18+4;0))" office:value-type="float" office:value="-3">
            <text:p>-3</text:p>
          </table:table-cell>
          <table:table-cell table:style-name="ce80" table:formula="of:=IF([.K242]=&quot;&quot;;&quot;&quot;;[.K242]-VLOOKUP([.$C242];currentgear;COLUMN()-18+4;0))" office:value-type="float" office:value="-13">
            <text:p>-13</text:p>
          </table:table-cell>
          <table:table-cell table:style-name="ce80" table:formula="of:=IF([.L242]=&quot;&quot;;&quot;&quot;;[.L242]-VLOOKUP([.$C242];currentgear;COLUMN()-18+4;0))" office:value-type="float" office:value="11">
            <text:p>1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43]=&quot;&quot;;&quot;&quot;;[.C243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 office:value-type="float" office:value="44">
            <text:p>44</text:p>
          </table:table-cell>
          <table:table-cell office:value-type="string">
            <text:p>Baxter's Cooker Punch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formula="of:=IF(OR([.F243]=&quot;&quot;;[.G243]=&quot;&quot;);&quot;&quot;;[.F243]+[.G243])"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style-name="ce68" table:formula="of:=IF(OR([.I243]=&quot;&quot;;[.K243]=&quot;&quot;;[.K243]=&quot;&quot;);&quot;&quot;;SUM([.I243:.K243]))" office:value-type="float" office:value="38">
            <text:p>38</text:p>
          </table:table-cell>
          <table:table-cell table:style-name="ce68"/>
          <table:table-cell/>
          <table:table-cell table:style-name="ce68" office:value-type="float" office:value="28">
            <text:p>28</text:p>
          </table:table-cell>
          <table:table-cell/>
          <table:table-cell/>
          <table:table-cell table:style-name="ce80" table:formula="of:=IF([.F243]=&quot;&quot;;&quot;&quot;;[.F243]-VLOOKUP([.$C243];currentgear;COLUMN()-18+4;0))" office:value-type="float" office:value="-12">
            <text:p>-12</text:p>
          </table:table-cell>
          <table:table-cell table:style-name="ce80" table:formula="of:=IF([.G243]=&quot;&quot;;&quot;&quot;;[.G243]-VLOOKUP([.$C243];currentgear;COLUMN()-18+4;0))" office:value-type="float" office:value="22">
            <text:p>22</text:p>
          </table:table-cell>
          <table:table-cell table:style-name="ce80" table:formula="of:=IF([.H243]=&quot;&quot;;&quot;&quot;;[.H243]-VLOOKUP([.$C243];currentgear;COLUMN()-18+4;0))" office:value-type="float" office:value="10">
            <text:p>10</text:p>
          </table:table-cell>
          <table:table-cell table:style-name="ce80" table:formula="of:=IF([.I243]=&quot;&quot;;&quot;&quot;;[.I243]-VLOOKUP([.$C243];currentgear;COLUMN()-18+4;0))" office:value-type="float" office:value="-11">
            <text:p>-11</text:p>
          </table:table-cell>
          <table:table-cell table:style-name="ce80" table:formula="of:=IF([.J243]=&quot;&quot;;&quot;&quot;;[.J243]-VLOOKUP([.$C243];currentgear;COLUMN()-18+4;0))" office:value-type="float" office:value="35">
            <text:p>35</text:p>
          </table:table-cell>
          <table:table-cell table:style-name="ce80" table:formula="of:=IF([.K243]=&quot;&quot;;&quot;&quot;;[.K243]-VLOOKUP([.$C243];currentgear;COLUMN()-18+4;0))" office:value-type="float" office:value="-13">
            <text:p>-13</text:p>
          </table:table-cell>
          <table:table-cell table:style-name="ce80" table:formula="of:=IF([.L243]=&quot;&quot;;&quot;&quot;;[.L243]-VLOOKUP([.$C243];currentgear;COLUMN()-18+4;0))" office:value-type="float" office:value="11">
            <text:p>1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44]=&quot;&quot;;&quot;&quot;;[.C244])">
            <text:p/>
          </table:table-cell>
          <table:table-cell office:value-type="string">
            <text:p>Badlands</text:p>
          </table:table-cell>
          <table:table-cell office:value-type="string">
            <text:p>Armor Upper</text:p>
          </table:table-cell>
          <table:table-cell office:value-type="float" office:value="44">
            <text:p>44</text:p>
          </table:table-cell>
          <table:table-cell office:value-type="string">
            <text:p>Baxter's Cooker Sealth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formula="of:=IF(OR([.F244]=&quot;&quot;;[.G244]=&quot;&quot;);&quot;&quot;;[.F244]+[.G244])"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style-name="ce68" table:formula="of:=IF(OR([.I244]=&quot;&quot;;[.K244]=&quot;&quot;;[.K244]=&quot;&quot;);&quot;&quot;;SUM([.I244:.K244]))" office:value-type="float" office:value="38">
            <text:p>38</text:p>
          </table:table-cell>
          <table:table-cell table:style-name="ce68"/>
          <table:table-cell/>
          <table:table-cell table:style-name="ce68" office:value-type="float" office:value="28">
            <text:p>28</text:p>
          </table:table-cell>
          <table:table-cell/>
          <table:table-cell/>
          <table:table-cell table:style-name="ce80" table:formula="of:=IF([.F244]=&quot;&quot;;&quot;&quot;;[.F244]-VLOOKUP([.$C244];currentgear;COLUMN()-18+4;0))" office:value-type="float" office:value="-12">
            <text:p>-12</text:p>
          </table:table-cell>
          <table:table-cell table:style-name="ce80" table:formula="of:=IF([.G244]=&quot;&quot;;&quot;&quot;;[.G244]-VLOOKUP([.$C244];currentgear;COLUMN()-18+4;0))" office:value-type="float" office:value="22">
            <text:p>22</text:p>
          </table:table-cell>
          <table:table-cell table:style-name="ce80" table:formula="of:=IF([.H244]=&quot;&quot;;&quot;&quot;;[.H244]-VLOOKUP([.$C244];currentgear;COLUMN()-18+4;0))" office:value-type="float" office:value="10">
            <text:p>10</text:p>
          </table:table-cell>
          <table:table-cell table:style-name="ce80" table:formula="of:=IF([.I244]=&quot;&quot;;&quot;&quot;;[.I244]-VLOOKUP([.$C244];currentgear;COLUMN()-18+4;0))" office:value-type="float" office:value="-11">
            <text:p>-11</text:p>
          </table:table-cell>
          <table:table-cell table:style-name="ce80" table:formula="of:=IF([.J244]=&quot;&quot;;&quot;&quot;;[.J244]-VLOOKUP([.$C244];currentgear;COLUMN()-18+4;0))" office:value-type="float" office:value="-3">
            <text:p>-3</text:p>
          </table:table-cell>
          <table:table-cell table:style-name="ce80" table:formula="of:=IF([.K244]=&quot;&quot;;&quot;&quot;;[.K244]-VLOOKUP([.$C244];currentgear;COLUMN()-18+4;0))" office:value-type="float" office:value="25">
            <text:p>25</text:p>
          </table:table-cell>
          <table:table-cell table:style-name="ce80" table:formula="of:=IF([.L244]=&quot;&quot;;&quot;&quot;;[.L244]-VLOOKUP([.$C244];currentgear;COLUMN()-18+4;0))" office:value-type="float" office:value="11">
            <text:p>1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45]=&quot;&quot;;&quot;&quot;;[.C245])">
            <text:p/>
          </table:table-cell>
          <table:table-cell office:value-type="string">
            <text:p>Badlands</text:p>
          </table:table-cell>
          <table:table-cell office:value-type="string">
            <text:p>Armor Head</text:p>
          </table:table-cell>
          <table:table-cell office:value-type="string">
            <text:p>&gt;&gt;25</text:p>
          </table:table-cell>
          <table:table-cell office:value-type="string">
            <text:p>Cowboy Hat <text:s text:c="2"/>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formula="of:=IF(OR([.F245]=&quot;&quot;;[.G245]=&quot;&quot;);&quot;&quot;;[.F245]+[.G245])"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style-name="ce68" table:formula="of:=IF(OR([.I245]=&quot;&quot;;[.K245]=&quot;&quot;;[.K245]=&quot;&quot;);&quot;&quot;;SUM([.I245:.K245]))" office:value-type="float" office:value="31">
            <text:p>31</text:p>
          </table:table-cell>
          <table:table-cell table:style-name="ce68" office:value-type="float" office:value="16500">
            <text:p>16.500</text:p>
          </table:table-cell>
          <table:table-cell office:value-type="float" office:value="675">
            <text:p>675</text:p>
          </table:table-cell>
          <table:table-cell table:style-name="ce68"/>
          <table:table-cell/>
          <table:table-cell/>
          <table:table-cell table:style-name="ce80" table:formula="of:=IF([.F245]=&quot;&quot;;&quot;&quot;;[.F245]-VLOOKUP([.$C245];currentgear;COLUMN()-18+4;0))" office:value-type="float" office:value="-11">
            <text:p>-11</text:p>
          </table:table-cell>
          <table:table-cell table:style-name="ce80" table:formula="of:=IF([.G245]=&quot;&quot;;&quot;&quot;;[.G245]-VLOOKUP([.$C245];currentgear;COLUMN()-18+4;0))" office:value-type="float" office:value="-15">
            <text:p>-15</text:p>
          </table:table-cell>
          <table:table-cell table:style-name="ce80" table:formula="of:=IF([.H245]=&quot;&quot;;&quot;&quot;;[.H245]-VLOOKUP([.$C245];currentgear;COLUMN()-18+4;0))" office:value-type="float" office:value="-26">
            <text:p>-26</text:p>
          </table:table-cell>
          <table:table-cell table:style-name="ce80" table:formula="of:=IF([.I245]=&quot;&quot;;&quot;&quot;;[.I245]-VLOOKUP([.$C245];currentgear;COLUMN()-18+4;0))" office:value-type="float" office:value="-9">
            <text:p>-9</text:p>
          </table:table-cell>
          <table:table-cell table:style-name="ce80" table:formula="of:=IF([.J245]=&quot;&quot;;&quot;&quot;;[.J245]-VLOOKUP([.$C245];currentgear;COLUMN()-18+4;0))" office:value-type="float" office:value="-4">
            <text:p>-4</text:p>
          </table:table-cell>
          <table:table-cell table:style-name="ce80" table:formula="of:=IF([.K245]=&quot;&quot;;&quot;&quot;;[.K245]-VLOOKUP([.$C245];currentgear;COLUMN()-18+4;0))" office:value-type="float" office:value="6">
            <text:p>6</text:p>
          </table:table-cell>
          <table:table-cell table:style-name="ce80" table:formula="of:=IF([.L245]=&quot;&quot;;&quot;&quot;;[.L245]-VLOOKUP([.$C245];currentgear;COLUMN()-18+4;0))" office:value-type="float" office:value="-7">
            <text:p>-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46]=&quot;&quot;;&quot;&quot;;[.C246])" office:value-type="string" office:string-value="Armor Lower">
            <text:p>Armor Lower</text:p>
          </table:table-cell>
          <table:table-cell office:value-type="string">
            <text:p>Badlands</text:p>
          </table:table-cell>
          <table:table-cell office:value-type="string">
            <text:p>Armor Lower</text:p>
          </table:table-cell>
          <table:table-cell office:value-type="float" office:value="42">
            <text:p>42</text:p>
          </table:table-cell>
          <table:table-cell office:value-type="string">
            <text:p>Dead End Belt Buckle</text:p>
          </table:table-cell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table:formula="of:=IF(OR([.F246]=&quot;&quot;;[.G246]=&quot;&quot;);&quot;&quot;;[.F246]+[.G246])"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style-name="ce68" table:formula="of:=IF(OR([.I246]=&quot;&quot;;[.K246]=&quot;&quot;;[.K246]=&quot;&quot;);&quot;&quot;;SUM([.I246:.K246]))" office:value-type="float" office:value="33">
            <text:p>33</text:p>
          </table:table-cell>
          <table:table-cell table:style-name="ce68" office:value-type="float" office:value="19400">
            <text:p>19.400</text:p>
          </table:table-cell>
          <table:table-cell office:value-type="float" office:value="775">
            <text:p>775</text:p>
          </table:table-cell>
          <table:table-cell table:style-name="ce68"/>
          <table:table-cell office:value-type="string">
            <text:p>x</text:p>
          </table:table-cell>
          <table:table-cell/>
          <table:table-cell table:style-name="ce80" table:formula="of:=IF([.F246]=&quot;&quot;;&quot;&quot;;[.F246]-VLOOKUP([.$C246];currentgear;COLUMN()-18+4;0))" office:value-type="float" office:value="0">
            <text:p>0</text:p>
          </table:table-cell>
          <table:table-cell table:style-name="ce80" table:formula="of:=IF([.G246]=&quot;&quot;;&quot;&quot;;[.G246]-VLOOKUP([.$C246];currentgear;COLUMN()-18+4;0))" office:value-type="float" office:value="0">
            <text:p>0</text:p>
          </table:table-cell>
          <table:table-cell table:style-name="ce80" table:formula="of:=IF([.H246]=&quot;&quot;;&quot;&quot;;[.H246]-VLOOKUP([.$C246];currentgear;COLUMN()-18+4;0))" office:value-type="float" office:value="0">
            <text:p>0</text:p>
          </table:table-cell>
          <table:table-cell table:style-name="ce80" table:formula="of:=IF([.I246]=&quot;&quot;;&quot;&quot;;[.I246]-VLOOKUP([.$C246];currentgear;COLUMN()-18+4;0))" office:value-type="float" office:value="0">
            <text:p>0</text:p>
          </table:table-cell>
          <table:table-cell table:style-name="ce80" table:formula="of:=IF([.J246]=&quot;&quot;;&quot;&quot;;[.J246]-VLOOKUP([.$C246];currentgear;COLUMN()-18+4;0))" office:value-type="float" office:value="0">
            <text:p>0</text:p>
          </table:table-cell>
          <table:table-cell table:style-name="ce80" table:formula="of:=IF([.K246]=&quot;&quot;;&quot;&quot;;[.K246]-VLOOKUP([.$C246];currentgear;COLUMN()-18+4;0))" office:value-type="float" office:value="0">
            <text:p>0</text:p>
          </table:table-cell>
          <table:table-cell table:style-name="ce80" table:formula="of:=IF([.L246]=&quot;&quot;;&quot;&quot;;[.L246]-VLOOKUP([.$C246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47]=&quot;&quot;;&quot;&quot;;[.C247])">
            <text:p/>
          </table:table-cell>
          <table:table-cell office:value-type="string">
            <text:p>Badlands</text:p>
          </table:table-cell>
          <table:table-cell office:value-type="string">
            <text:p>Armor Lower</text:p>
          </table:table-cell>
          <table:table-cell office:value-type="float" office:value="49">
            <text:p>49</text:p>
          </table:table-cell>
          <table:table-cell office:value-type="string">
            <text:p>Leathal Spurred Boots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table:formula="of:=IF(OR([.F247]=&quot;&quot;;[.G247]=&quot;&quot;);&quot;&quot;;[.F247]+[.G247])" office:value-type="float" office:value="96">
            <text:p>96</text:p>
          </table:table-cell>
          <table:table-cell table:number-columns-repeated="3"/>
          <table:table-cell table:style-name="ce68" table:formula="of:=IF(OR([.I247]=&quot;&quot;;[.K247]=&quot;&quot;;[.K247]=&quot;&quot;);&quot;&quot;;SUM([.I247:.K247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47]=&quot;&quot;;&quot;&quot;;[.F247]-VLOOKUP([.$C247];currentgear;COLUMN()-18+4;0))" office:value-type="float" office:value="6">
            <text:p>6</text:p>
          </table:table-cell>
          <table:table-cell table:style-name="ce80" table:formula="of:=IF([.G247]=&quot;&quot;;&quot;&quot;;[.G247]-VLOOKUP([.$C247];currentgear;COLUMN()-18+4;0))" office:value-type="float" office:value="11">
            <text:p>11</text:p>
          </table:table-cell>
          <table:table-cell table:style-name="ce80" table:formula="of:=IF([.H247]=&quot;&quot;;&quot;&quot;;[.H247]-VLOOKUP([.$C247];currentgear;COLUMN()-18+4;0))" office:value-type="float" office:value="17">
            <text:p>17</text:p>
          </table:table-cell>
          <table:table-cell table:style-name="ce80" table:formula="of:=IF([.I247]=&quot;&quot;;&quot;&quot;;[.I247]-VLOOKUP([.$C247];currentgear;COLUMN()-18+4;0))">
            <text:p/>
          </table:table-cell>
          <table:table-cell table:style-name="ce80" table:formula="of:=IF([.J247]=&quot;&quot;;&quot;&quot;;[.J247]-VLOOKUP([.$C247];currentgear;COLUMN()-18+4;0))">
            <text:p/>
          </table:table-cell>
          <table:table-cell table:style-name="ce80" table:formula="of:=IF([.K247]=&quot;&quot;;&quot;&quot;;[.K247]-VLOOKUP([.$C247];currentgear;COLUMN()-18+4;0))">
            <text:p/>
          </table:table-cell>
          <table:table-cell table:style-name="ce80" table:formula="of:=IF([.L247]=&quot;&quot;;&quot;&quot;;[.L247]-VLOOKUP([.$C24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48]=&quot;&quot;;&quot;&quot;;[.C248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Modern Covered Wagon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formula="of:=IF(OR([.F248]=&quot;&quot;;[.G248]=&quot;&quot;);&quot;&quot;;[.F248]+[.G248])" office:value-type="float" office:value="67">
            <text:p>67</text:p>
          </table:table-cell>
          <table:table-cell table:number-columns-repeated="3"/>
          <table:table-cell table:style-name="ce68" table:formula="of:=IF(OR([.I248]=&quot;&quot;;[.K248]=&quot;&quot;;[.K248]=&quot;&quot;);&quot;&quot;;SUM([.I248:.K248]))">
            <text:p/>
          </table:table-cell>
          <table:table-cell table:style-name="ce68"/>
          <table:table-cell office:value-type="float" office:value="700">
            <text:p>700</text:p>
          </table:table-cell>
          <table:table-cell table:style-name="ce68" office:value-type="float" office:value="20">
            <text:p>20</text:p>
          </table:table-cell>
          <table:table-cell/>
          <table:table-cell/>
          <table:table-cell table:style-name="ce80" table:formula="of:=IF([.F248]=&quot;&quot;;&quot;&quot;;[.F248]-VLOOKUP([.$C248];currentgear;COLUMN()-18+4;0))" office:value-type="float" office:value="-35">
            <text:p>-35</text:p>
          </table:table-cell>
          <table:table-cell table:style-name="ce80" table:formula="of:=IF([.G248]=&quot;&quot;;&quot;&quot;;[.G248]-VLOOKUP([.$C248];currentgear;COLUMN()-18+4;0))" office:value-type="float" office:value="-26">
            <text:p>-26</text:p>
          </table:table-cell>
          <table:table-cell table:style-name="ce80" table:formula="of:=IF([.H248]=&quot;&quot;;&quot;&quot;;[.H248]-VLOOKUP([.$C248];currentgear;COLUMN()-18+4;0))" office:value-type="float" office:value="-61">
            <text:p>-61</text:p>
          </table:table-cell>
          <table:table-cell table:style-name="ce80" table:formula="of:=IF([.I248]=&quot;&quot;;&quot;&quot;;[.I248]-VLOOKUP([.$C248];currentgear;COLUMN()-18+4;0))">
            <text:p/>
          </table:table-cell>
          <table:table-cell table:style-name="ce80" table:formula="of:=IF([.J248]=&quot;&quot;;&quot;&quot;;[.J248]-VLOOKUP([.$C248];currentgear;COLUMN()-18+4;0))">
            <text:p/>
          </table:table-cell>
          <table:table-cell table:style-name="ce80" table:formula="of:=IF([.K248]=&quot;&quot;;&quot;&quot;;[.K248]-VLOOKUP([.$C248];currentgear;COLUMN()-18+4;0))">
            <text:p/>
          </table:table-cell>
          <table:table-cell table:style-name="ce80" table:formula="of:=IF([.L248]=&quot;&quot;;&quot;&quot;;[.L248]-VLOOKUP([.$C24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49]=&quot;&quot;;&quot;&quot;;[.C249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Jacked Up Pickup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table:formula="of:=IF(OR([.F249]=&quot;&quot;;[.G249]=&quot;&quot;);&quot;&quot;;[.F249]+[.G249])"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68" table:formula="of:=IF(OR([.I249]=&quot;&quot;;[.K249]=&quot;&quot;;[.K249]=&quot;&quot;);&quot;&quot;;SUM([.I249:.K249]))" office:value-type="float" office:value="27">
            <text:p>27</text:p>
          </table:table-cell>
          <table:table-cell table:style-name="ce68" office:value-type="float" office:value="22100">
            <text:p>22.100</text:p>
          </table:table-cell>
          <table:table-cell office:value-type="float" office:value="875">
            <text:p>875</text:p>
          </table:table-cell>
          <table:table-cell table:style-name="ce68"/>
          <table:table-cell/>
          <table:table-cell/>
          <table:table-cell table:style-name="ce80" table:formula="of:=IF([.F249]=&quot;&quot;;&quot;&quot;;[.F249]-VLOOKUP([.$C249];currentgear;COLUMN()-18+4;0))" office:value-type="float" office:value="-20">
            <text:p>-20</text:p>
          </table:table-cell>
          <table:table-cell table:style-name="ce80" table:formula="of:=IF([.G249]=&quot;&quot;;&quot;&quot;;[.G249]-VLOOKUP([.$C249];currentgear;COLUMN()-18+4;0))" office:value-type="float" office:value="-19">
            <text:p>-19</text:p>
          </table:table-cell>
          <table:table-cell table:style-name="ce80" table:formula="of:=IF([.H249]=&quot;&quot;;&quot;&quot;;[.H249]-VLOOKUP([.$C249];currentgear;COLUMN()-18+4;0))" office:value-type="float" office:value="-39">
            <text:p>-39</text:p>
          </table:table-cell>
          <table:table-cell table:style-name="ce80" table:formula="of:=IF([.I249]=&quot;&quot;;&quot;&quot;;[.I249]-VLOOKUP([.$C249];currentgear;COLUMN()-18+4;0))" office:value-type="float" office:value="-4">
            <text:p>-4</text:p>
          </table:table-cell>
          <table:table-cell table:style-name="ce80" table:formula="of:=IF([.J249]=&quot;&quot;;&quot;&quot;;[.J249]-VLOOKUP([.$C249];currentgear;COLUMN()-18+4;0))" office:value-type="float" office:value="3">
            <text:p>3</text:p>
          </table:table-cell>
          <table:table-cell table:style-name="ce80" table:formula="of:=IF([.K249]=&quot;&quot;;&quot;&quot;;[.K249]-VLOOKUP([.$C249];currentgear;COLUMN()-18+4;0))" office:value-type="float" office:value="-9">
            <text:p>-9</text:p>
          </table:table-cell>
          <table:table-cell table:style-name="ce80" table:formula="of:=IF([.L249]=&quot;&quot;;&quot;&quot;;[.L249]-VLOOKUP([.$C249];currentgear;COLUMN()-18+4;0))" office:value-type="float" office:value="-10">
            <text:p>-1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0]=&quot;&quot;;&quot;&quot;;[.C250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 office:value-type="float" office:value="39">
            <text:p>39</text:p>
          </table:table-cell>
          <table:table-cell office:value-type="string">
            <text:p>Steamer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table:formula="of:=IF(OR([.F250]=&quot;&quot;;[.G250]=&quot;&quot;);&quot;&quot;;[.F250]+[.G250])"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68" table:formula="of:=IF(OR([.I250]=&quot;&quot;;[.K250]=&quot;&quot;;[.K250]=&quot;&quot;);&quot;&quot;;SUM([.I250:.K250]))" office:value-type="float" office:value="32">
            <text:p>32</text:p>
          </table:table-cell>
          <table:table-cell table:style-name="ce68"/>
          <table:table-cell office:value-type="float" office:value="1000">
            <text:p>1.000</text:p>
          </table:table-cell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250]=&quot;&quot;;&quot;&quot;;[.F250]-VLOOKUP([.$C250];currentgear;COLUMN()-18+4;0))" office:value-type="float" office:value="-5">
            <text:p>-5</text:p>
          </table:table-cell>
          <table:table-cell table:style-name="ce80" table:formula="of:=IF([.G250]=&quot;&quot;;&quot;&quot;;[.G250]-VLOOKUP([.$C250];currentgear;COLUMN()-18+4;0))" office:value-type="float" office:value="-15">
            <text:p>-15</text:p>
          </table:table-cell>
          <table:table-cell table:style-name="ce80" table:formula="of:=IF([.H250]=&quot;&quot;;&quot;&quot;;[.H250]-VLOOKUP([.$C250];currentgear;COLUMN()-18+4;0))" office:value-type="float" office:value="-20">
            <text:p>-20</text:p>
          </table:table-cell>
          <table:table-cell table:style-name="ce80" table:formula="of:=IF([.I250]=&quot;&quot;;&quot;&quot;;[.I250]-VLOOKUP([.$C250];currentgear;COLUMN()-18+4;0))" office:value-type="float" office:value="1">
            <text:p>1</text:p>
          </table:table-cell>
          <table:table-cell table:style-name="ce80" table:formula="of:=IF([.J250]=&quot;&quot;;&quot;&quot;;[.J250]-VLOOKUP([.$C250];currentgear;COLUMN()-18+4;0))" office:value-type="float" office:value="-1">
            <text:p>-1</text:p>
          </table:table-cell>
          <table:table-cell table:style-name="ce80" table:formula="of:=IF([.K250]=&quot;&quot;;&quot;&quot;;[.K250]-VLOOKUP([.$C250];currentgear;COLUMN()-18+4;0))" office:value-type="float" office:value="-5">
            <text:p>-5</text:p>
          </table:table-cell>
          <table:table-cell table:style-name="ce80" table:formula="of:=IF([.L250]=&quot;&quot;;&quot;&quot;;[.L250]-VLOOKUP([.$C250];currentgear;COLUMN()-18+4;0))" office:value-type="float" office:value="-5">
            <text:p>-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1]=&quot;&quot;;&quot;&quot;;[.C251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Sandoval Pickup Crit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table:formula="of:=IF(OR([.F251]=&quot;&quot;;[.G251]=&quot;&quot;);&quot;&quot;;[.F251]+[.G251])" office:value-type="float" office:value="111">
            <text:p>111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style-name="ce68" table:formula="of:=IF(OR([.I251]=&quot;&quot;;[.K251]=&quot;&quot;;[.K251]=&quot;&quot;);&quot;&quot;;SUM([.I251:.K251]))" office:value-type="float" office:value="32">
            <text:p>32</text:p>
          </table:table-cell>
          <table:table-cell table:style-name="ce68" office:value-type="float" office:value="29250">
            <text:p>29.250</text:p>
          </table:table-cell>
          <table:table-cell office:value-type="float" office:value="750">
            <text:p>750</text:p>
          </table:table-cell>
          <table:table-cell table:style-name="ce68"/>
          <table:table-cell/>
          <table:table-cell/>
          <table:table-cell table:style-name="ce80" table:formula="of:=IF([.F251]=&quot;&quot;;&quot;&quot;;[.F251]-VLOOKUP([.$C251];currentgear;COLUMN()-18+4;0))" office:value-type="float" office:value="-9">
            <text:p>-9</text:p>
          </table:table-cell>
          <table:table-cell table:style-name="ce80" table:formula="of:=IF([.G251]=&quot;&quot;;&quot;&quot;;[.G251]-VLOOKUP([.$C251];currentgear;COLUMN()-18+4;0))" office:value-type="float" office:value="-8">
            <text:p>-8</text:p>
          </table:table-cell>
          <table:table-cell table:style-name="ce80" table:formula="of:=IF([.H251]=&quot;&quot;;&quot;&quot;;[.H251]-VLOOKUP([.$C251];currentgear;COLUMN()-18+4;0))" office:value-type="float" office:value="-17">
            <text:p>-17</text:p>
          </table:table-cell>
          <table:table-cell table:style-name="ce80" table:formula="of:=IF([.I251]=&quot;&quot;;&quot;&quot;;[.I251]-VLOOKUP([.$C251];currentgear;COLUMN()-18+4;0))" office:value-type="float" office:value="17">
            <text:p>17</text:p>
          </table:table-cell>
          <table:table-cell table:style-name="ce80" table:formula="of:=IF([.J251]=&quot;&quot;;&quot;&quot;;[.J251]-VLOOKUP([.$C251];currentgear;COLUMN()-18+4;0))" office:value-type="float" office:value="-10">
            <text:p>-10</text:p>
          </table:table-cell>
          <table:table-cell table:style-name="ce80" table:formula="of:=IF([.K251]=&quot;&quot;;&quot;&quot;;[.K251]-VLOOKUP([.$C251];currentgear;COLUMN()-18+4;0))" office:value-type="float" office:value="-12">
            <text:p>-12</text:p>
          </table:table-cell>
          <table:table-cell table:style-name="ce80" table:formula="of:=IF([.L251]=&quot;&quot;;&quot;&quot;;[.L251]-VLOOKUP([.$C251];currentgear;COLUMN()-18+4;0))" office:value-type="float" office:value="-5">
            <text:p>-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2]=&quot;&quot;;&quot;&quot;;[.C252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Sandoval Pickup Punch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table:formula="of:=IF(OR([.F252]=&quot;&quot;;[.G252]=&quot;&quot;);&quot;&quot;;[.F252]+[.G252])"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68" table:formula="of:=IF(OR([.I252]=&quot;&quot;;[.K252]=&quot;&quot;;[.K252]=&quot;&quot;);&quot;&quot;;SUM([.I252:.K252]))" office:value-type="float" office:value="32">
            <text:p>32</text:p>
          </table:table-cell>
          <table:table-cell table:style-name="ce68" office:value-type="float" office:value="29250">
            <text:p>29.250</text:p>
          </table:table-cell>
          <table:table-cell office:value-type="float" office:value="750">
            <text:p>750</text:p>
          </table:table-cell>
          <table:table-cell table:style-name="ce68"/>
          <table:table-cell/>
          <table:table-cell/>
          <table:table-cell table:style-name="ce80" table:formula="of:=IF([.F252]=&quot;&quot;;&quot;&quot;;[.F252]-VLOOKUP([.$C252];currentgear;COLUMN()-18+4;0))" office:value-type="float" office:value="-9">
            <text:p>-9</text:p>
          </table:table-cell>
          <table:table-cell table:style-name="ce80" table:formula="of:=IF([.G252]=&quot;&quot;;&quot;&quot;;[.G252]-VLOOKUP([.$C252];currentgear;COLUMN()-18+4;0))" office:value-type="float" office:value="-8">
            <text:p>-8</text:p>
          </table:table-cell>
          <table:table-cell table:style-name="ce80" table:formula="of:=IF([.H252]=&quot;&quot;;&quot;&quot;;[.H252]-VLOOKUP([.$C252];currentgear;COLUMN()-18+4;0))" office:value-type="float" office:value="-17">
            <text:p>-17</text:p>
          </table:table-cell>
          <table:table-cell table:style-name="ce80" table:formula="of:=IF([.I252]=&quot;&quot;;&quot;&quot;;[.I252]-VLOOKUP([.$C252];currentgear;COLUMN()-18+4;0))" office:value-type="float" office:value="-15">
            <text:p>-15</text:p>
          </table:table-cell>
          <table:table-cell table:style-name="ce80" table:formula="of:=IF([.J252]=&quot;&quot;;&quot;&quot;;[.J252]-VLOOKUP([.$C252];currentgear;COLUMN()-18+4;0))" office:value-type="float" office:value="22">
            <text:p>22</text:p>
          </table:table-cell>
          <table:table-cell table:style-name="ce80" table:formula="of:=IF([.K252]=&quot;&quot;;&quot;&quot;;[.K252]-VLOOKUP([.$C252];currentgear;COLUMN()-18+4;0))" office:value-type="float" office:value="-12">
            <text:p>-12</text:p>
          </table:table-cell>
          <table:table-cell table:style-name="ce80" table:formula="of:=IF([.L252]=&quot;&quot;;&quot;&quot;;[.L252]-VLOOKUP([.$C252];currentgear;COLUMN()-18+4;0))" office:value-type="float" office:value="-5">
            <text:p>-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3]=&quot;&quot;;&quot;&quot;;[.C253])">
            <text:p/>
          </table:table-cell>
          <table:table-cell office:value-type="string">
            <text:p>Badlands</text:p>
          </table:table-cell>
          <table:table-cell office:value-type="string">
            <text:p>Vehicle Ground</text:p>
          </table:table-cell>
          <table:table-cell/>
          <table:table-cell office:value-type="string">
            <text:p>Sandoval Pickup Stealth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table:formula="of:=IF(OR([.F253]=&quot;&quot;;[.G253]=&quot;&quot;);&quot;&quot;;[.F253]+[.G253])"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ce68" table:formula="of:=IF(OR([.I253]=&quot;&quot;;[.K253]=&quot;&quot;;[.K253]=&quot;&quot;);&quot;&quot;;SUM([.I253:.K253]))" office:value-type="float" office:value="32">
            <text:p>32</text:p>
          </table:table-cell>
          <table:table-cell table:style-name="ce68" office:value-type="float" office:value="29250">
            <text:p>29.250</text:p>
          </table:table-cell>
          <table:table-cell office:value-type="float" office:value="750">
            <text:p>750</text:p>
          </table:table-cell>
          <table:table-cell table:style-name="ce68"/>
          <table:table-cell/>
          <table:table-cell/>
          <table:table-cell table:style-name="ce80" table:formula="of:=IF([.F253]=&quot;&quot;;&quot;&quot;;[.F253]-VLOOKUP([.$C253];currentgear;COLUMN()-18+4;0))" office:value-type="float" office:value="-9">
            <text:p>-9</text:p>
          </table:table-cell>
          <table:table-cell table:style-name="ce80" table:formula="of:=IF([.G253]=&quot;&quot;;&quot;&quot;;[.G253]-VLOOKUP([.$C253];currentgear;COLUMN()-18+4;0))" office:value-type="float" office:value="-8">
            <text:p>-8</text:p>
          </table:table-cell>
          <table:table-cell table:style-name="ce80" table:formula="of:=IF([.H253]=&quot;&quot;;&quot;&quot;;[.H253]-VLOOKUP([.$C253];currentgear;COLUMN()-18+4;0))" office:value-type="float" office:value="-17">
            <text:p>-17</text:p>
          </table:table-cell>
          <table:table-cell table:style-name="ce80" table:formula="of:=IF([.I253]=&quot;&quot;;&quot;&quot;;[.I253]-VLOOKUP([.$C253];currentgear;COLUMN()-18+4;0))" office:value-type="float" office:value="-15">
            <text:p>-15</text:p>
          </table:table-cell>
          <table:table-cell table:style-name="ce80" table:formula="of:=IF([.J253]=&quot;&quot;;&quot;&quot;;[.J253]-VLOOKUP([.$C253];currentgear;COLUMN()-18+4;0))" office:value-type="float" office:value="-10">
            <text:p>-10</text:p>
          </table:table-cell>
          <table:table-cell table:style-name="ce80" table:formula="of:=IF([.K253]=&quot;&quot;;&quot;&quot;;[.K253]-VLOOKUP([.$C253];currentgear;COLUMN()-18+4;0))" office:value-type="float" office:value="20">
            <text:p>20</text:p>
          </table:table-cell>
          <table:table-cell table:style-name="ce80" table:formula="of:=IF([.L253]=&quot;&quot;;&quot;&quot;;[.L253]-VLOOKUP([.$C253];currentgear;COLUMN()-18+4;0))" office:value-type="float" office:value="-5">
            <text:p>-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4]=&quot;&quot;;&quot;&quot;;[.C254])" office:value-type="string" office:string-value="Vehicle Water">
            <text:p>Vehicle Water</text:p>
          </table:table-cell>
          <table:table-cell office:value-type="string">
            <text:p>Badlands</text:p>
          </table:table-cell>
          <table:table-cell office:value-type="string">
            <text:p>Vehicle Water</text:p>
          </table:table-cell>
          <table:table-cell office:value-type="float" office:value="44">
            <text:p>44</text:p>
          </table:table-cell>
          <table:table-cell office:value-type="string">
            <text:p>River Paddle Boat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table:formula="of:=IF(OR([.F254]=&quot;&quot;;[.G254]=&quot;&quot;);&quot;&quot;;[.F254]+[.G254])"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68" table:formula="of:=IF(OR([.I254]=&quot;&quot;;[.K254]=&quot;&quot;;[.K254]=&quot;&quot;);&quot;&quot;;SUM([.I254:.K254]))" office:value-type="float" office:value="34">
            <text:p>34</text:p>
          </table:table-cell>
          <table:table-cell table:style-name="ce68" office:value-type="float" office:value="29250">
            <text:p>29.250</text:p>
          </table:table-cell>
          <table:table-cell office:value-type="float" office:value="1150">
            <text:p>1.150</text:p>
          </table:table-cell>
          <table:table-cell table:style-name="ce68"/>
          <table:table-cell office:value-type="string">
            <text:p>x</text:p>
          </table:table-cell>
          <table:table-cell/>
          <table:table-cell table:style-name="ce80" table:formula="of:=IF([.F254]=&quot;&quot;;&quot;&quot;;[.F254]-VLOOKUP([.$C254];currentgear;COLUMN()-18+4;0))" office:value-type="float" office:value="0">
            <text:p>0</text:p>
          </table:table-cell>
          <table:table-cell table:style-name="ce80" table:formula="of:=IF([.G254]=&quot;&quot;;&quot;&quot;;[.G254]-VLOOKUP([.$C254];currentgear;COLUMN()-18+4;0))" office:value-type="float" office:value="0">
            <text:p>0</text:p>
          </table:table-cell>
          <table:table-cell table:style-name="ce80" table:formula="of:=IF([.H254]=&quot;&quot;;&quot;&quot;;[.H254]-VLOOKUP([.$C254];currentgear;COLUMN()-18+4;0))" office:value-type="float" office:value="0">
            <text:p>0</text:p>
          </table:table-cell>
          <table:table-cell table:style-name="ce80" table:formula="of:=IF([.I254]=&quot;&quot;;&quot;&quot;;[.I254]-VLOOKUP([.$C254];currentgear;COLUMN()-18+4;0))" office:value-type="float" office:value="0">
            <text:p>0</text:p>
          </table:table-cell>
          <table:table-cell table:style-name="ce80" table:formula="of:=IF([.J254]=&quot;&quot;;&quot;&quot;;[.J254]-VLOOKUP([.$C254];currentgear;COLUMN()-18+4;0))" office:value-type="float" office:value="0">
            <text:p>0</text:p>
          </table:table-cell>
          <table:table-cell table:style-name="ce80" table:formula="of:=IF([.K254]=&quot;&quot;;&quot;&quot;;[.K254]-VLOOKUP([.$C254];currentgear;COLUMN()-18+4;0))" office:value-type="float" office:value="0">
            <text:p>0</text:p>
          </table:table-cell>
          <table:table-cell table:style-name="ce80" table:formula="of:=IF([.L254]=&quot;&quot;;&quot;&quot;;[.L254]-VLOOKUP([.$C254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5]=&quot;&quot;;&quot;&quot;;[.C255])">
            <text:p/>
          </table:table-cell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/>
          <table:table-cell office:value-type="string">
            <text:p>Athame Dagg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IF(OR([.F255]=&quot;&quot;;[.G255]=&quot;&quot;);&quot;&quot;;[.F255]+[.G255])" office:value-type="float" office:value="13">
            <text:p>13</text:p>
          </table:table-cell>
          <table:table-cell table:number-columns-repeated="3"/>
          <table:table-cell table:style-name="ce68" table:formula="of:=IF(OR([.I255]=&quot;&quot;;[.K255]=&quot;&quot;;[.K255]=&quot;&quot;);&quot;&quot;;SUM([.I255:.K255]))">
            <text:p/>
          </table:table-cell>
          <table:table-cell table:style-name="ce68" office:value-type="float" office:value="2200">
            <text:p>2.200</text:p>
          </table:table-cell>
          <table:table-cell office:value-type="float" office:value="100">
            <text:p>100</text:p>
          </table:table-cell>
          <table:table-cell table:style-name="ce68"/>
          <table:table-cell/>
          <table:table-cell/>
          <table:table-cell table:style-name="ce80" table:formula="of:=IF([.F255]=&quot;&quot;;&quot;&quot;;[.F255]-VLOOKUP([.$C255];currentgear;COLUMN()-18+4;0))" office:value-type="float" office:value="-80">
            <text:p>-80</text:p>
          </table:table-cell>
          <table:table-cell table:style-name="ce80" table:formula="of:=IF([.G255]=&quot;&quot;;&quot;&quot;;[.G255]-VLOOKUP([.$C255];currentgear;COLUMN()-18+4;0))" office:value-type="float" office:value="-11">
            <text:p>-11</text:p>
          </table:table-cell>
          <table:table-cell table:style-name="ce80" table:formula="of:=IF([.H255]=&quot;&quot;;&quot;&quot;;[.H255]-VLOOKUP([.$C255];currentgear;COLUMN()-18+4;0))" office:value-type="float" office:value="-91">
            <text:p>-91</text:p>
          </table:table-cell>
          <table:table-cell table:style-name="ce80" table:formula="of:=IF([.I255]=&quot;&quot;;&quot;&quot;;[.I255]-VLOOKUP([.$C255];currentgear;COLUMN()-18+4;0))">
            <text:p/>
          </table:table-cell>
          <table:table-cell table:style-name="ce80" table:formula="of:=IF([.J255]=&quot;&quot;;&quot;&quot;;[.J255]-VLOOKUP([.$C255];currentgear;COLUMN()-18+4;0))">
            <text:p/>
          </table:table-cell>
          <table:table-cell table:style-name="ce80" table:formula="of:=IF([.K255]=&quot;&quot;;&quot;&quot;;[.K255]-VLOOKUP([.$C255];currentgear;COLUMN()-18+4;0))">
            <text:p/>
          </table:table-cell>
          <table:table-cell table:style-name="ce80" table:formula="of:=IF([.L255]=&quot;&quot;;&quot;&quot;;[.L255]-VLOOKUP([.$C255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6]=&quot;&quot;;&quot;&quot;;[.C256])">
            <text:p/>
          </table:table-cell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/>
          <table:table-cell office:value-type="string">
            <text:p>Sharp Athame Dagger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IF(OR([.F256]=&quot;&quot;;[.G256]=&quot;&quot;);&quot;&quot;;[.F256]+[.G256])" office:value-type="float" office:value="32">
            <text:p>32</text:p>
          </table:table-cell>
          <table:table-cell table:number-columns-repeated="3"/>
          <table:table-cell table:style-name="ce68" table:formula="of:=IF(OR([.I256]=&quot;&quot;;[.K256]=&quot;&quot;;[.K256]=&quot;&quot;);&quot;&quot;;SUM([.I256:.K256]))">
            <text:p/>
          </table:table-cell>
          <table:table-cell table:style-name="ce68"/>
          <table:table-cell office:value-type="float" office:value="200">
            <text:p>200</text:p>
          </table:table-cell>
          <table:table-cell table:style-name="ce68" office:value-type="float" office:value="5">
            <text:p>5</text:p>
          </table:table-cell>
          <table:table-cell/>
          <table:table-cell/>
          <table:table-cell table:style-name="ce80" table:formula="of:=IF([.F256]=&quot;&quot;;&quot;&quot;;[.F256]-VLOOKUP([.$C256];currentgear;COLUMN()-18+4;0))" office:value-type="float" office:value="-69">
            <text:p>-69</text:p>
          </table:table-cell>
          <table:table-cell table:style-name="ce80" table:formula="of:=IF([.G256]=&quot;&quot;;&quot;&quot;;[.G256]-VLOOKUP([.$C256];currentgear;COLUMN()-18+4;0))" office:value-type="float" office:value="-3">
            <text:p>-3</text:p>
          </table:table-cell>
          <table:table-cell table:style-name="ce80" table:formula="of:=IF([.H256]=&quot;&quot;;&quot;&quot;;[.H256]-VLOOKUP([.$C256];currentgear;COLUMN()-18+4;0))" office:value-type="float" office:value="-72">
            <text:p>-72</text:p>
          </table:table-cell>
          <table:table-cell table:style-name="ce80" table:formula="of:=IF([.I256]=&quot;&quot;;&quot;&quot;;[.I256]-VLOOKUP([.$C256];currentgear;COLUMN()-18+4;0))">
            <text:p/>
          </table:table-cell>
          <table:table-cell table:style-name="ce80" table:formula="of:=IF([.J256]=&quot;&quot;;&quot;&quot;;[.J256]-VLOOKUP([.$C256];currentgear;COLUMN()-18+4;0))">
            <text:p/>
          </table:table-cell>
          <table:table-cell table:style-name="ce80" table:formula="of:=IF([.K256]=&quot;&quot;;&quot;&quot;;[.K256]-VLOOKUP([.$C256];currentgear;COLUMN()-18+4;0))">
            <text:p/>
          </table:table-cell>
          <table:table-cell table:style-name="ce80" table:formula="of:=IF([.L256]=&quot;&quot;;&quot;&quot;;[.L256]-VLOOKUP([.$C25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7]=&quot;&quot;;&quot;&quot;;[.C257])">
            <text:p/>
          </table:table-cell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 office:value-type="float" office:value="24">
            <text:p>24</text:p>
          </table:table-cell>
          <table:table-cell office:value-type="string">
            <text:p>Vorpal Athame Dagger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IF(OR([.F257]=&quot;&quot;;[.G257]=&quot;&quot;);&quot;&quot;;[.F257]+[.G257])" office:value-type="float" office:value="47">
            <text:p>47</text:p>
          </table:table-cell>
          <table:table-cell table:number-columns-repeated="3"/>
          <table:table-cell table:style-name="ce68" table:formula="of:=IF(OR([.I257]=&quot;&quot;;[.K257]=&quot;&quot;;[.K257]=&quot;&quot;);&quot;&quot;;SUM([.I257:.K257]))">
            <text:p/>
          </table:table-cell>
          <table:table-cell table:style-name="ce68"/>
          <table:table-cell office:value-type="float" office:value="500">
            <text:p>500</text:p>
          </table:table-cell>
          <table:table-cell table:style-name="ce68" office:value-type="float" office:value="8">
            <text:p>8</text:p>
          </table:table-cell>
          <table:table-cell/>
          <table:table-cell/>
          <table:table-cell table:style-name="ce80" table:formula="of:=IF([.F257]=&quot;&quot;;&quot;&quot;;[.F257]-VLOOKUP([.$C257];currentgear;COLUMN()-18+4;0))" office:value-type="float" office:value="-60">
            <text:p>-60</text:p>
          </table:table-cell>
          <table:table-cell table:style-name="ce80" table:formula="of:=IF([.G257]=&quot;&quot;;&quot;&quot;;[.G257]-VLOOKUP([.$C257];currentgear;COLUMN()-18+4;0))" office:value-type="float" office:value="3">
            <text:p>3</text:p>
          </table:table-cell>
          <table:table-cell table:style-name="ce80" table:formula="of:=IF([.H257]=&quot;&quot;;&quot;&quot;;[.H257]-VLOOKUP([.$C257];currentgear;COLUMN()-18+4;0))" office:value-type="float" office:value="-57">
            <text:p>-57</text:p>
          </table:table-cell>
          <table:table-cell table:style-name="ce80" table:formula="of:=IF([.I257]=&quot;&quot;;&quot;&quot;;[.I257]-VLOOKUP([.$C257];currentgear;COLUMN()-18+4;0))">
            <text:p/>
          </table:table-cell>
          <table:table-cell table:style-name="ce80" table:formula="of:=IF([.J257]=&quot;&quot;;&quot;&quot;;[.J257]-VLOOKUP([.$C257];currentgear;COLUMN()-18+4;0))">
            <text:p/>
          </table:table-cell>
          <table:table-cell table:style-name="ce80" table:formula="of:=IF([.K257]=&quot;&quot;;&quot;&quot;;[.K257]-VLOOKUP([.$C257];currentgear;COLUMN()-18+4;0))">
            <text:p/>
          </table:table-cell>
          <table:table-cell table:style-name="ce80" table:formula="of:=IF([.L257]=&quot;&quot;;&quot;&quot;;[.L257]-VLOOKUP([.$C25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8]=&quot;&quot;;&quot;&quot;;[.C258])">
            <text:p/>
          </table:table-cell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/>
          <table:table-cell office:value-type="string">
            <text:p>Meat Hook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formula="of:=IF(OR([.F258]=&quot;&quot;;[.G258]=&quot;&quot;);&quot;&quot;;[.F258]+[.G258])" office:value-type="float" office:value="36">
            <text:p>36</text:p>
          </table:table-cell>
          <table:table-cell table:number-columns-repeated="3"/>
          <table:table-cell table:style-name="ce68" table:formula="of:=IF(OR([.I258]=&quot;&quot;;[.K258]=&quot;&quot;;[.K258]=&quot;&quot;);&quot;&quot;;SUM([.I258:.K258]))">
            <text:p/>
          </table:table-cell>
          <table:table-cell table:style-name="ce68"/>
          <table:table-cell office:value-type="float" office:value="360">
            <text:p>360</text:p>
          </table:table-cell>
          <table:table-cell table:style-name="ce68" office:value-type="float" office:value="10">
            <text:p>10</text:p>
          </table:table-cell>
          <table:table-cell/>
          <table:table-cell/>
          <table:table-cell table:style-name="ce80" table:formula="of:=IF([.F258]=&quot;&quot;;&quot;&quot;;[.F258]-VLOOKUP([.$C258];currentgear;COLUMN()-18+4;0))" office:value-type="float" office:value="-60">
            <text:p>-60</text:p>
          </table:table-cell>
          <table:table-cell table:style-name="ce80" table:formula="of:=IF([.G258]=&quot;&quot;;&quot;&quot;;[.G258]-VLOOKUP([.$C258];currentgear;COLUMN()-18+4;0))" office:value-type="float" office:value="-8">
            <text:p>-8</text:p>
          </table:table-cell>
          <table:table-cell table:style-name="ce80" table:formula="of:=IF([.H258]=&quot;&quot;;&quot;&quot;;[.H258]-VLOOKUP([.$C258];currentgear;COLUMN()-18+4;0))" office:value-type="float" office:value="-68">
            <text:p>-68</text:p>
          </table:table-cell>
          <table:table-cell table:style-name="ce80" table:formula="of:=IF([.I258]=&quot;&quot;;&quot;&quot;;[.I258]-VLOOKUP([.$C258];currentgear;COLUMN()-18+4;0))">
            <text:p/>
          </table:table-cell>
          <table:table-cell table:style-name="ce80" table:formula="of:=IF([.J258]=&quot;&quot;;&quot;&quot;;[.J258]-VLOOKUP([.$C258];currentgear;COLUMN()-18+4;0))">
            <text:p/>
          </table:table-cell>
          <table:table-cell table:style-name="ce80" table:formula="of:=IF([.K258]=&quot;&quot;;&quot;&quot;;[.K258]-VLOOKUP([.$C258];currentgear;COLUMN()-18+4;0))">
            <text:p/>
          </table:table-cell>
          <table:table-cell table:style-name="ce80" table:formula="of:=IF([.L258]=&quot;&quot;;&quot;&quot;;[.L258]-VLOOKUP([.$C25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59]=&quot;&quot;;&quot;&quot;;[.C259])">
            <text:p/>
          </table:table-cell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 office:value-type="float" office:value="29">
            <text:p>29</text:p>
          </table:table-cell>
          <table:table-cell office:value-type="string">
            <text:p>Sharp Meat Hook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formula="of:=IF(OR([.F259]=&quot;&quot;;[.G259]=&quot;&quot;);&quot;&quot;;[.F259]+[.G259])" office:value-type="float" office:value="53">
            <text:p>53</text:p>
          </table:table-cell>
          <table:table-cell table:number-columns-repeated="3"/>
          <table:table-cell table:style-name="ce68" table:formula="of:=IF(OR([.I259]=&quot;&quot;;[.K259]=&quot;&quot;;[.K259]=&quot;&quot;);&quot;&quot;;SUM([.I259:.K259]))">
            <text:p/>
          </table:table-cell>
          <table:table-cell table:style-name="ce68" office:value-type="float" office:value="12500">
            <text:p>12.500</text:p>
          </table:table-cell>
          <table:table-cell office:value-type="float" office:value="720">
            <text:p>720</text:p>
          </table:table-cell>
          <table:table-cell table:style-name="ce68"/>
          <table:table-cell/>
          <table:table-cell/>
          <table:table-cell table:style-name="ce80" table:formula="of:=IF([.F259]=&quot;&quot;;&quot;&quot;;[.F259]-VLOOKUP([.$C259];currentgear;COLUMN()-18+4;0))" office:value-type="float" office:value="-47">
            <text:p>-47</text:p>
          </table:table-cell>
          <table:table-cell table:style-name="ce80" table:formula="of:=IF([.G259]=&quot;&quot;;&quot;&quot;;[.G259]-VLOOKUP([.$C259];currentgear;COLUMN()-18+4;0))" office:value-type="float" office:value="-4">
            <text:p>-4</text:p>
          </table:table-cell>
          <table:table-cell table:style-name="ce80" table:formula="of:=IF([.H259]=&quot;&quot;;&quot;&quot;;[.H259]-VLOOKUP([.$C259];currentgear;COLUMN()-18+4;0))" office:value-type="float" office:value="-51">
            <text:p>-51</text:p>
          </table:table-cell>
          <table:table-cell table:style-name="ce80" table:formula="of:=IF([.I259]=&quot;&quot;;&quot;&quot;;[.I259]-VLOOKUP([.$C259];currentgear;COLUMN()-18+4;0))">
            <text:p/>
          </table:table-cell>
          <table:table-cell table:style-name="ce80" table:formula="of:=IF([.J259]=&quot;&quot;;&quot;&quot;;[.J259]-VLOOKUP([.$C259];currentgear;COLUMN()-18+4;0))">
            <text:p/>
          </table:table-cell>
          <table:table-cell table:style-name="ce80" table:formula="of:=IF([.K259]=&quot;&quot;;&quot;&quot;;[.K259]-VLOOKUP([.$C259];currentgear;COLUMN()-18+4;0))">
            <text:p/>
          </table:table-cell>
          <table:table-cell table:style-name="ce80" table:formula="of:=IF([.L259]=&quot;&quot;;&quot;&quot;;[.L259]-VLOOKUP([.$C25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0]=&quot;&quot;;&quot;&quot;;[.C260])">
            <text:p/>
          </table:table-cell>
          <table:table-cell office:value-type="string">
            <text:p>Dead End</text:p>
          </table:table-cell>
          <table:table-cell office:value-type="string">
            <text:p>Weapon Light</text:p>
          </table:table-cell>
          <table:table-cell office:value-type="float" office:value="38">
            <text:p>38</text:p>
          </table:table-cell>
          <table:table-cell office:value-type="string">
            <text:p>Vorpal Meat Hook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table:formula="of:=IF(OR([.F260]=&quot;&quot;;[.G260]=&quot;&quot;);&quot;&quot;;[.F260]+[.G260])"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68" table:formula="of:=IF(OR([.I260]=&quot;&quot;;[.K260]=&quot;&quot;;[.K260]=&quot;&quot;);&quot;&quot;;SUM([.I260:.K260]))" office:value-type="float" office:value="35">
            <text:p>35</text:p>
          </table:table-cell>
          <table:table-cell table:style-name="ce68"/>
          <table:table-cell office:value-type="float" office:value="1100">
            <text:p>1.100</text:p>
          </table:table-cell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260]=&quot;&quot;;&quot;&quot;;[.F260]-VLOOKUP([.$C260];currentgear;COLUMN()-18+4;0))" office:value-type="float" office:value="-29">
            <text:p>-29</text:p>
          </table:table-cell>
          <table:table-cell table:style-name="ce80" table:formula="of:=IF([.G260]=&quot;&quot;;&quot;&quot;;[.G260]-VLOOKUP([.$C260];currentgear;COLUMN()-18+4;0))" office:value-type="float" office:value="1">
            <text:p>1</text:p>
          </table:table-cell>
          <table:table-cell table:style-name="ce80" table:formula="of:=IF([.H260]=&quot;&quot;;&quot;&quot;;[.H260]-VLOOKUP([.$C260];currentgear;COLUMN()-18+4;0))" office:value-type="float" office:value="-28">
            <text:p>-28</text:p>
          </table:table-cell>
          <table:table-cell table:style-name="ce80" table:formula="of:=IF([.I260]=&quot;&quot;;&quot;&quot;;[.I260]-VLOOKUP([.$C260];currentgear;COLUMN()-18+4;0))" office:value-type="float" office:value="-18">
            <text:p>-18</text:p>
          </table:table-cell>
          <table:table-cell table:style-name="ce80" table:formula="of:=IF([.J260]=&quot;&quot;;&quot;&quot;;[.J260]-VLOOKUP([.$C260];currentgear;COLUMN()-18+4;0))" office:value-type="float" office:value="18">
            <text:p>18</text:p>
          </table:table-cell>
          <table:table-cell table:style-name="ce80" table:formula="of:=IF([.K260]=&quot;&quot;;&quot;&quot;;[.K260]-VLOOKUP([.$C260];currentgear;COLUMN()-18+4;0))" office:value-type="float" office:value="-11">
            <text:p>-11</text:p>
          </table:table-cell>
          <table:table-cell table:style-name="ce80" table:formula="of:=IF([.L260]=&quot;&quot;;&quot;&quot;;[.L260]-VLOOKUP([.$C260];currentgear;COLUMN()-18+4;0))" office:value-type="float" office:value="-11">
            <text:p>-11</text:p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261]=&quot;&quot;;&quot;&quot;;[.C261])">
            <text:p/>
          </table:table-cell>
          <table:table-cell office:value-type="string">
            <text:p>Dead End</text:p>
          </table:table-cell>
          <table:table-cell office:value-type="string">
            <text:p>Weapon Heavy</text:p>
          </table:table-cell>
          <table:table-cell office:value-type="string">
            <text:p>++</text:p>
          </table:table-cell>
          <table:table-cell/>
          <table:table-cell table:number-columns-repeated="2"/>
          <table:table-cell table:formula="of:=IF(OR([.F261]=&quot;&quot;;[.G261]=&quot;&quot;);&quot;&quot;;[.F261]+[.G261])">
            <text:p/>
          </table:table-cell>
          <table:table-cell table:number-columns-repeated="3"/>
          <table:table-cell table:style-name="ce68" table:formula="of:=IF(OR([.I261]=&quot;&quot;;[.K261]=&quot;&quot;;[.K261]=&quot;&quot;);&quot;&quot;;SUM([.I261:.K261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61]=&quot;&quot;;&quot;&quot;;[.F261]-VLOOKUP([.$C261];currentgear;COLUMN()-18+4;0))">
            <text:p/>
          </table:table-cell>
          <table:table-cell table:style-name="ce80" table:formula="of:=IF([.G261]=&quot;&quot;;&quot;&quot;;[.G261]-VLOOKUP([.$C261];currentgear;COLUMN()-18+4;0))">
            <text:p/>
          </table:table-cell>
          <table:table-cell table:style-name="ce80" table:formula="of:=IF([.H261]=&quot;&quot;;&quot;&quot;;[.H261]-VLOOKUP([.$C261];currentgear;COLUMN()-18+4;0))">
            <text:p/>
          </table:table-cell>
          <table:table-cell table:style-name="ce80" table:formula="of:=IF([.I261]=&quot;&quot;;&quot;&quot;;[.I261]-VLOOKUP([.$C261];currentgear;COLUMN()-18+4;0))">
            <text:p/>
          </table:table-cell>
          <table:table-cell table:style-name="ce80" table:formula="of:=IF([.J261]=&quot;&quot;;&quot;&quot;;[.J261]-VLOOKUP([.$C261];currentgear;COLUMN()-18+4;0))">
            <text:p/>
          </table:table-cell>
          <table:table-cell table:style-name="ce80" table:formula="of:=IF([.K261]=&quot;&quot;;&quot;&quot;;[.K261]-VLOOKUP([.$C261];currentgear;COLUMN()-18+4;0))">
            <text:p/>
          </table:table-cell>
          <table:table-cell table:style-name="ce80" table:formula="of:=IF([.L261]=&quot;&quot;;&quot;&quot;;[.L261]-VLOOKUP([.$C26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2]=&quot;&quot;;&quot;&quot;;[.C262])">
            <text:p/>
          </table:table-cell>
          <table:table-cell office:value-type="string">
            <text:p>Dead End</text:p>
          </table:table-cell>
          <table:table-cell office:value-type="string">
            <text:p>Weapon Heavy</text:p>
          </table:table-cell>
          <table:table-cell/>
          <table:table-cell office:value-type="string">
            <text:p>Sickle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formula="of:=IF(OR([.F262]=&quot;&quot;;[.G262]=&quot;&quot;);&quot;&quot;;[.F262]+[.G262])" office:value-type="float" office:value="26">
            <text:p>26</text:p>
          </table:table-cell>
          <table:table-cell table:number-columns-repeated="3"/>
          <table:table-cell table:style-name="ce68" table:formula="of:=IF(OR([.I262]=&quot;&quot;;[.K262]=&quot;&quot;;[.K262]=&quot;&quot;);&quot;&quot;;SUM([.I262:.K262]))">
            <text:p/>
          </table:table-cell>
          <table:table-cell table:style-name="ce68"/>
          <table:table-cell office:value-type="float" office:value="400">
            <text:p>400</text:p>
          </table:table-cell>
          <table:table-cell table:style-name="ce68" office:value-type="float" office:value="12">
            <text:p>12</text:p>
          </table:table-cell>
          <table:table-cell/>
          <table:table-cell/>
          <table:table-cell table:style-name="ce80" table:formula="of:=IF([.F262]=&quot;&quot;;&quot;&quot;;[.F262]-VLOOKUP([.$C262];currentgear;COLUMN()-18+4;0))" office:value-type="float" office:value="-55">
            <text:p>-55</text:p>
          </table:table-cell>
          <table:table-cell table:style-name="ce80" table:formula="of:=IF([.G262]=&quot;&quot;;&quot;&quot;;[.G262]-VLOOKUP([.$C262];currentgear;COLUMN()-18+4;0))" office:value-type="float" office:value="-28">
            <text:p>-28</text:p>
          </table:table-cell>
          <table:table-cell table:style-name="ce80" table:formula="of:=IF([.H262]=&quot;&quot;;&quot;&quot;;[.H262]-VLOOKUP([.$C262];currentgear;COLUMN()-18+4;0))" office:value-type="float" office:value="-83">
            <text:p>-83</text:p>
          </table:table-cell>
          <table:table-cell table:style-name="ce80" table:formula="of:=IF([.I262]=&quot;&quot;;&quot;&quot;;[.I262]-VLOOKUP([.$C262];currentgear;COLUMN()-18+4;0))">
            <text:p/>
          </table:table-cell>
          <table:table-cell table:style-name="ce80" table:formula="of:=IF([.J262]=&quot;&quot;;&quot;&quot;;[.J262]-VLOOKUP([.$C262];currentgear;COLUMN()-18+4;0))">
            <text:p/>
          </table:table-cell>
          <table:table-cell table:style-name="ce80" table:formula="of:=IF([.K262]=&quot;&quot;;&quot;&quot;;[.K262]-VLOOKUP([.$C262];currentgear;COLUMN()-18+4;0))">
            <text:p/>
          </table:table-cell>
          <table:table-cell table:style-name="ce80" table:formula="of:=IF([.L262]=&quot;&quot;;&quot;&quot;;[.L262]-VLOOKUP([.$C262];currentgear;COLUMN()-18+4;0))">
            <text:p/>
          </table:table-cell>
          <table:table-cell table:style-name="ce80" table:number-columns-repeated="3"/>
          <table:table-cell office:value-type="string">
            <text:p>white</text:p>
          </table:table-cell>
          <table:table-cell table:number-columns-repeated="996"/>
        </table:table-row>
        <table:table-row table:style-name="ro2">
          <table:table-cell table:formula="of:=IF([.P263]=&quot;&quot;;&quot;&quot;;[.C263])">
            <text:p/>
          </table:table-cell>
          <table:table-cell office:value-type="string">
            <text:p>Dead End</text:p>
          </table:table-cell>
          <table:table-cell office:value-type="string">
            <text:p>Weapon Heavy</text:p>
          </table:table-cell>
          <table:table-cell/>
          <table:table-cell office:value-type="string">
            <text:p>Sharp Sickle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formula="of:=IF(OR([.F263]=&quot;&quot;;[.G263]=&quot;&quot;);&quot;&quot;;[.F263]+[.G263])" office:value-type="float" office:value="39">
            <text:p>39</text:p>
          </table:table-cell>
          <table:table-cell table:number-columns-repeated="3"/>
          <table:table-cell table:style-name="ce68" table:formula="of:=IF(OR([.I263]=&quot;&quot;;[.K263]=&quot;&quot;;[.K263]=&quot;&quot;);&quot;&quot;;SUM([.I263:.K263]))">
            <text:p/>
          </table:table-cell>
          <table:table-cell table:style-name="ce68" office:value-type="float" office:value="4000">
            <text:p>4.000</text:p>
          </table:table-cell>
          <table:table-cell office:value-type="float" office:value="750">
            <text:p>750</text:p>
          </table:table-cell>
          <table:table-cell table:style-name="ce68"/>
          <table:table-cell/>
          <table:table-cell/>
          <table:table-cell table:style-name="ce80" table:formula="of:=IF([.F263]=&quot;&quot;;&quot;&quot;;[.F263]-VLOOKUP([.$C263];currentgear;COLUMN()-18+4;0))" office:value-type="float" office:value="-45">
            <text:p>-45</text:p>
          </table:table-cell>
          <table:table-cell table:style-name="ce80" table:formula="of:=IF([.G263]=&quot;&quot;;&quot;&quot;;[.G263]-VLOOKUP([.$C263];currentgear;COLUMN()-18+4;0))" office:value-type="float" office:value="-25">
            <text:p>-25</text:p>
          </table:table-cell>
          <table:table-cell table:style-name="ce80" table:formula="of:=IF([.H263]=&quot;&quot;;&quot;&quot;;[.H263]-VLOOKUP([.$C263];currentgear;COLUMN()-18+4;0))" office:value-type="float" office:value="-70">
            <text:p>-70</text:p>
          </table:table-cell>
          <table:table-cell table:style-name="ce80" table:formula="of:=IF([.I263]=&quot;&quot;;&quot;&quot;;[.I263]-VLOOKUP([.$C263];currentgear;COLUMN()-18+4;0))">
            <text:p/>
          </table:table-cell>
          <table:table-cell table:style-name="ce80" table:formula="of:=IF([.J263]=&quot;&quot;;&quot;&quot;;[.J263]-VLOOKUP([.$C263];currentgear;COLUMN()-18+4;0))">
            <text:p/>
          </table:table-cell>
          <table:table-cell table:style-name="ce80" table:formula="of:=IF([.K263]=&quot;&quot;;&quot;&quot;;[.K263]-VLOOKUP([.$C263];currentgear;COLUMN()-18+4;0))">
            <text:p/>
          </table:table-cell>
          <table:table-cell table:style-name="ce80" table:formula="of:=IF([.L263]=&quot;&quot;;&quot;&quot;;[.L263]-VLOOKUP([.$C263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64]=&quot;&quot;;&quot;&quot;;[.C264])">
            <text:p/>
          </table:table-cell>
          <table:table-cell office:value-type="string">
            <text:p>Dead End</text:p>
          </table:table-cell>
          <table:table-cell office:value-type="string">
            <text:p>Weapon Special</text:p>
          </table:table-cell>
          <table:table-cell/>
          <table:table-cell office:value-type="string">
            <text:p>Scyth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IF(OR([.F264]=&quot;&quot;;[.G264]=&quot;&quot;);&quot;&quot;;[.F264]+[.G264])" office:value-type="float" office:value="27">
            <text:p>2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style-name="ce68" table:formula="of:=IF(OR([.I264]=&quot;&quot;;[.K264]=&quot;&quot;;[.K264]=&quot;&quot;);&quot;&quot;;SUM([.I264:.K264]))" office:value-type="float" office:value="10">
            <text:p>10</text:p>
          </table:table-cell>
          <table:table-cell table:style-name="ce68" office:value-type="float" office:value="30000">
            <text:p>30.000</text:p>
          </table:table-cell>
          <table:table-cell office:value-type="float" office:value="400">
            <text:p>400</text:p>
          </table:table-cell>
          <table:table-cell table:style-name="ce68"/>
          <table:table-cell/>
          <table:table-cell/>
          <table:table-cell table:style-name="ce80" table:formula="of:=IF([.F264]=&quot;&quot;;&quot;&quot;;[.F264]-VLOOKUP([.$C264];currentgear;COLUMN()-18+4;0))" office:value-type="float" office:value="-66">
            <text:p>-66</text:p>
          </table:table-cell>
          <table:table-cell table:style-name="ce80" table:formula="of:=IF([.G264]=&quot;&quot;;&quot;&quot;;[.G264]-VLOOKUP([.$C264];currentgear;COLUMN()-18+4;0))" office:value-type="float" office:value="-12">
            <text:p>-12</text:p>
          </table:table-cell>
          <table:table-cell table:style-name="ce80" table:formula="of:=IF([.H264]=&quot;&quot;;&quot;&quot;;[.H264]-VLOOKUP([.$C264];currentgear;COLUMN()-18+4;0))" office:value-type="float" office:value="-78">
            <text:p>-78</text:p>
          </table:table-cell>
          <table:table-cell table:style-name="ce80" table:formula="of:=IF([.I264]=&quot;&quot;;&quot;&quot;;[.I264]-VLOOKUP([.$C264];currentgear;COLUMN()-18+4;0))" office:value-type="float" office:value="-24">
            <text:p>-24</text:p>
          </table:table-cell>
          <table:table-cell table:style-name="ce80" table:formula="of:=IF([.J264]=&quot;&quot;;&quot;&quot;;[.J264]-VLOOKUP([.$C264];currentgear;COLUMN()-18+4;0))" office:value-type="float" office:value="-1">
            <text:p>-1</text:p>
          </table:table-cell>
          <table:table-cell table:style-name="ce80" table:formula="of:=IF([.K264]=&quot;&quot;;&quot;&quot;;[.K264]-VLOOKUP([.$C264];currentgear;COLUMN()-18+4;0))" office:value-type="float" office:value="-10">
            <text:p>-10</text:p>
          </table:table-cell>
          <table:table-cell table:style-name="ce80" table:formula="of:=IF([.L264]=&quot;&quot;;&quot;&quot;;[.L264]-VLOOKUP([.$C264];currentgear;COLUMN()-18+4;0))" office:value-type="float" office:value="-35">
            <text:p>-3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5]=&quot;&quot;;&quot;&quot;;[.C265])">
            <text:p/>
          </table:table-cell>
          <table:table-cell office:value-type="string">
            <text:p>Dead End</text:p>
          </table:table-cell>
          <table:table-cell office:value-type="string">
            <text:p>Weapon Special</text:p>
          </table:table-cell>
          <table:table-cell/>
          <table:table-cell office:value-type="string">
            <text:p>Sharp Scythe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formula="of:=IF(OR([.F265]=&quot;&quot;;[.G265]=&quot;&quot;);&quot;&quot;;[.F265]+[.G265])" office:value-type="float" office:value="47">
            <text:p>47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style-name="ce68" table:formula="of:=IF(OR([.I265]=&quot;&quot;;[.K265]=&quot;&quot;;[.K265]=&quot;&quot;);&quot;&quot;;SUM([.I265:.K265]))" office:value-type="float" office:value="19">
            <text:p>19</text:p>
          </table:table-cell>
          <table:table-cell table:style-name="ce68"/>
          <table:table-cell office:value-type="float" office:value="800">
            <text:p>800</text:p>
          </table:table-cell>
          <table:table-cell table:style-name="ce68" office:value-type="float" office:value="18">
            <text:p>18</text:p>
          </table:table-cell>
          <table:table-cell/>
          <table:table-cell/>
          <table:table-cell table:style-name="ce80" table:formula="of:=IF([.F265]=&quot;&quot;;&quot;&quot;;[.F265]-VLOOKUP([.$C265];currentgear;COLUMN()-18+4;0))" office:value-type="float" office:value="-49">
            <text:p>-49</text:p>
          </table:table-cell>
          <table:table-cell table:style-name="ce80" table:formula="of:=IF([.G265]=&quot;&quot;;&quot;&quot;;[.G265]-VLOOKUP([.$C265];currentgear;COLUMN()-18+4;0))" office:value-type="float" office:value="-9">
            <text:p>-9</text:p>
          </table:table-cell>
          <table:table-cell table:style-name="ce80" table:formula="of:=IF([.H265]=&quot;&quot;;&quot;&quot;;[.H265]-VLOOKUP([.$C265];currentgear;COLUMN()-18+4;0))" office:value-type="float" office:value="-58">
            <text:p>-58</text:p>
          </table:table-cell>
          <table:table-cell table:style-name="ce80" table:formula="of:=IF([.I265]=&quot;&quot;;&quot;&quot;;[.I265]-VLOOKUP([.$C265];currentgear;COLUMN()-18+4;0))" office:value-type="float" office:value="-19">
            <text:p>-19</text:p>
          </table:table-cell>
          <table:table-cell table:style-name="ce80" table:formula="of:=IF([.J265]=&quot;&quot;;&quot;&quot;;[.J265]-VLOOKUP([.$C265];currentgear;COLUMN()-18+4;0))" office:value-type="float" office:value="1">
            <text:p>1</text:p>
          </table:table-cell>
          <table:table-cell table:style-name="ce80" table:formula="of:=IF([.K265]=&quot;&quot;;&quot;&quot;;[.K265]-VLOOKUP([.$C265];currentgear;COLUMN()-18+4;0))" office:value-type="float" office:value="-8">
            <text:p>-8</text:p>
          </table:table-cell>
          <table:table-cell table:style-name="ce80" table:formula="of:=IF([.L265]=&quot;&quot;;&quot;&quot;;[.L265]-VLOOKUP([.$C265];currentgear;COLUMN()-18+4;0))" office:value-type="float" office:value="-26">
            <text:p>-2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6]=&quot;&quot;;&quot;&quot;;[.C266])">
            <text:p/>
          </table:table-cell>
          <table:table-cell office:value-type="string">
            <text:p>Dead End</text:p>
          </table:table-cell>
          <table:table-cell office:value-type="string">
            <text:p>Weapon Special</text:p>
          </table:table-cell>
          <table:table-cell/>
          <table:table-cell office:value-type="string">
            <text:p>Vorpal Scythe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table:formula="of:=IF(OR([.F266]=&quot;&quot;;[.G266]=&quot;&quot;);&quot;&quot;;[.F266]+[.G266])" office:value-type="float" office:value="69">
            <text:p>69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table:style-name="ce68" table:formula="of:=IF(OR([.I266]=&quot;&quot;;[.K266]=&quot;&quot;;[.K266]=&quot;&quot;);&quot;&quot;;SUM([.I266:.K266]))" office:value-type="float" office:value="30">
            <text:p>30</text:p>
          </table:table-cell>
          <table:table-cell table:style-name="ce68"/>
          <table:table-cell office:value-type="float" office:value="1600">
            <text:p>1.600</text:p>
          </table:table-cell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266]=&quot;&quot;;&quot;&quot;;[.F266]-VLOOKUP([.$C266];currentgear;COLUMN()-18+4;0))" office:value-type="float" office:value="-30">
            <text:p>-30</text:p>
          </table:table-cell>
          <table:table-cell table:style-name="ce80" table:formula="of:=IF([.G266]=&quot;&quot;;&quot;&quot;;[.G266]-VLOOKUP([.$C266];currentgear;COLUMN()-18+4;0))" office:value-type="float" office:value="-6">
            <text:p>-6</text:p>
          </table:table-cell>
          <table:table-cell table:style-name="ce80" table:formula="of:=IF([.H266]=&quot;&quot;;&quot;&quot;;[.H266]-VLOOKUP([.$C266];currentgear;COLUMN()-18+4;0))" office:value-type="float" office:value="-36">
            <text:p>-36</text:p>
          </table:table-cell>
          <table:table-cell table:style-name="ce80" table:formula="of:=IF([.I266]=&quot;&quot;;&quot;&quot;;[.I266]-VLOOKUP([.$C266];currentgear;COLUMN()-18+4;0))" office:value-type="float" office:value="-12">
            <text:p>-12</text:p>
          </table:table-cell>
          <table:table-cell table:style-name="ce80" table:formula="of:=IF([.J266]=&quot;&quot;;&quot;&quot;;[.J266]-VLOOKUP([.$C266];currentgear;COLUMN()-18+4;0))" office:value-type="float" office:value="3">
            <text:p>3</text:p>
          </table:table-cell>
          <table:table-cell table:style-name="ce80" table:formula="of:=IF([.K266]=&quot;&quot;;&quot;&quot;;[.K266]-VLOOKUP([.$C266];currentgear;COLUMN()-18+4;0))" office:value-type="float" office:value="-6">
            <text:p>-6</text:p>
          </table:table-cell>
          <table:table-cell table:style-name="ce80" table:formula="of:=IF([.L266]=&quot;&quot;;&quot;&quot;;[.L266]-VLOOKUP([.$C266];currentgear;COLUMN()-18+4;0))" office:value-type="float" office:value="-15">
            <text:p>-1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7]=&quot;&quot;;&quot;&quot;;[.C267])">
            <text:p/>
          </table:table-cell>
          <table:table-cell office:value-type="string">
            <text:p>Dead End</text:p>
          </table:table-cell>
          <table:table-cell office:value-type="string">
            <text:p>Armor Upper</text:p>
          </table:table-cell>
          <table:table-cell/>
          <table:table-cell office:value-type="string">
            <text:p>Spiked Vest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IF(OR([.F267]=&quot;&quot;;[.G267]=&quot;&quot;);&quot;&quot;;[.F267]+[.G267])" office:value-type="float" office:value="33">
            <text:p>33</text:p>
          </table:table-cell>
          <table:table-cell table:number-columns-repeated="3"/>
          <table:table-cell table:style-name="ce68" table:formula="of:=IF(OR([.I267]=&quot;&quot;;[.K267]=&quot;&quot;;[.K267]=&quot;&quot;);&quot;&quot;;SUM([.I267:.K267]))">
            <text:p/>
          </table:table-cell>
          <table:table-cell table:style-name="ce68"/>
          <table:table-cell office:value-type="float" office:value="280">
            <text:p>280</text:p>
          </table:table-cell>
          <table:table-cell table:style-name="ce68" office:value-type="float" office:value="12">
            <text:p>12</text:p>
          </table:table-cell>
          <table:table-cell/>
          <table:table-cell/>
          <table:table-cell table:style-name="ce80" table:formula="of:=IF([.F267]=&quot;&quot;;&quot;&quot;;[.F267]-VLOOKUP([.$C267];currentgear;COLUMN()-18+4;0))" office:value-type="float" office:value="-11">
            <text:p>-11</text:p>
          </table:table-cell>
          <table:table-cell table:style-name="ce80" table:formula="of:=IF([.G267]=&quot;&quot;;&quot;&quot;;[.G267]-VLOOKUP([.$C267];currentgear;COLUMN()-18+4;0))" office:value-type="float" office:value="-39">
            <text:p>-39</text:p>
          </table:table-cell>
          <table:table-cell table:style-name="ce80" table:formula="of:=IF([.H267]=&quot;&quot;;&quot;&quot;;[.H267]-VLOOKUP([.$C267];currentgear;COLUMN()-18+4;0))" office:value-type="float" office:value="-50">
            <text:p>-50</text:p>
          </table:table-cell>
          <table:table-cell table:style-name="ce80" table:formula="of:=IF([.I267]=&quot;&quot;;&quot;&quot;;[.I267]-VLOOKUP([.$C267];currentgear;COLUMN()-18+4;0))">
            <text:p/>
          </table:table-cell>
          <table:table-cell table:style-name="ce80" table:formula="of:=IF([.J267]=&quot;&quot;;&quot;&quot;;[.J267]-VLOOKUP([.$C267];currentgear;COLUMN()-18+4;0))">
            <text:p/>
          </table:table-cell>
          <table:table-cell table:style-name="ce80" table:formula="of:=IF([.K267]=&quot;&quot;;&quot;&quot;;[.K267]-VLOOKUP([.$C267];currentgear;COLUMN()-18+4;0))">
            <text:p/>
          </table:table-cell>
          <table:table-cell table:style-name="ce80" table:formula="of:=IF([.L267]=&quot;&quot;;&quot;&quot;;[.L267]-VLOOKUP([.$C26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8]=&quot;&quot;;&quot;&quot;;[.C268])">
            <text:p/>
          </table:table-cell>
          <table:table-cell office:value-type="string">
            <text:p>Dead End</text:p>
          </table:table-cell>
          <table:table-cell office:value-type="string">
            <text:p>Armor Upper</text:p>
          </table:table-cell>
          <table:table-cell/>
          <table:table-cell office:value-type="string">
            <text:p>Bloody Spiked Vest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IF(OR([.F268]=&quot;&quot;;[.G268]=&quot;&quot;);&quot;&quot;;[.F268]+[.G268])" office:value-type="float" office:value="44">
            <text:p>44</text:p>
          </table:table-cell>
          <table:table-cell table:number-columns-repeated="3"/>
          <table:table-cell table:style-name="ce68" table:formula="of:=IF(OR([.I268]=&quot;&quot;;[.K268]=&quot;&quot;;[.K268]=&quot;&quot;);&quot;&quot;;SUM([.I268:.K268]))">
            <text:p/>
          </table:table-cell>
          <table:table-cell table:style-name="ce68"/>
          <table:table-cell office:value-type="float" office:value="560">
            <text:p>560</text:p>
          </table:table-cell>
          <table:table-cell table:style-name="ce68" office:value-type="float" office:value="15">
            <text:p>15</text:p>
          </table:table-cell>
          <table:table-cell/>
          <table:table-cell/>
          <table:table-cell table:style-name="ce80" table:formula="of:=IF([.F268]=&quot;&quot;;&quot;&quot;;[.F268]-VLOOKUP([.$C268];currentgear;COLUMN()-18+4;0))" office:value-type="float" office:value="-8">
            <text:p>-8</text:p>
          </table:table-cell>
          <table:table-cell table:style-name="ce80" table:formula="of:=IF([.G268]=&quot;&quot;;&quot;&quot;;[.G268]-VLOOKUP([.$C268];currentgear;COLUMN()-18+4;0))" office:value-type="float" office:value="-31">
            <text:p>-31</text:p>
          </table:table-cell>
          <table:table-cell table:style-name="ce80" table:formula="of:=IF([.H268]=&quot;&quot;;&quot;&quot;;[.H268]-VLOOKUP([.$C268];currentgear;COLUMN()-18+4;0))" office:value-type="float" office:value="-39">
            <text:p>-39</text:p>
          </table:table-cell>
          <table:table-cell table:style-name="ce80" table:formula="of:=IF([.I268]=&quot;&quot;;&quot;&quot;;[.I268]-VLOOKUP([.$C268];currentgear;COLUMN()-18+4;0))">
            <text:p/>
          </table:table-cell>
          <table:table-cell table:style-name="ce80" table:formula="of:=IF([.J268]=&quot;&quot;;&quot;&quot;;[.J268]-VLOOKUP([.$C268];currentgear;COLUMN()-18+4;0))">
            <text:p/>
          </table:table-cell>
          <table:table-cell table:style-name="ce80" table:formula="of:=IF([.K268]=&quot;&quot;;&quot;&quot;;[.K268]-VLOOKUP([.$C268];currentgear;COLUMN()-18+4;0))">
            <text:p/>
          </table:table-cell>
          <table:table-cell table:style-name="ce80" table:formula="of:=IF([.L268]=&quot;&quot;;&quot;&quot;;[.L268]-VLOOKUP([.$C26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69]=&quot;&quot;;&quot;&quot;;[.C269])">
            <text:p/>
          </table:table-cell>
          <table:table-cell office:value-type="string">
            <text:p>Dead End</text:p>
          </table:table-cell>
          <table:table-cell office:value-type="string">
            <text:p>Armor Upper</text:p>
          </table:table-cell>
          <table:table-cell office:value-type="float" office:value="40">
            <text:p>40</text:p>
          </table:table-cell>
          <table:table-cell office:value-type="string">
            <text:p>Unholy Spiked Vest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table:formula="of:=IF(OR([.F269]=&quot;&quot;;[.G269]=&quot;&quot;);&quot;&quot;;[.F269]+[.G269])" office:value-type="float" office:value="86">
            <text:p>86</text:p>
          </table:table-cell>
          <table:table-cell table:number-columns-repeated="3"/>
          <table:table-cell table:style-name="ce68" table:formula="of:=IF(OR([.I269]=&quot;&quot;;[.K269]=&quot;&quot;;[.K269]=&quot;&quot;);&quot;&quot;;SUM([.I269:.K269]))">
            <text:p/>
          </table:table-cell>
          <table:table-cell table:style-name="ce68"/>
          <table:table-cell office:value-type="float" office:value="1240">
            <text:p>1.240</text:p>
          </table:table-cell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269]=&quot;&quot;;&quot;&quot;;[.F269]-VLOOKUP([.$C269];currentgear;COLUMN()-18+4;0))" office:value-type="float" office:value="5">
            <text:p>5</text:p>
          </table:table-cell>
          <table:table-cell table:style-name="ce80" table:formula="of:=IF([.G269]=&quot;&quot;;&quot;&quot;;[.G269]-VLOOKUP([.$C269];currentgear;COLUMN()-18+4;0))" office:value-type="float" office:value="-2">
            <text:p>-2</text:p>
          </table:table-cell>
          <table:table-cell table:style-name="ce80" table:formula="of:=IF([.H269]=&quot;&quot;;&quot;&quot;;[.H269]-VLOOKUP([.$C269];currentgear;COLUMN()-18+4;0))" office:value-type="float" office:value="3">
            <text:p>3</text:p>
          </table:table-cell>
          <table:table-cell table:style-name="ce80" table:formula="of:=IF([.I269]=&quot;&quot;;&quot;&quot;;[.I269]-VLOOKUP([.$C269];currentgear;COLUMN()-18+4;0))">
            <text:p/>
          </table:table-cell>
          <table:table-cell table:style-name="ce80" table:formula="of:=IF([.J269]=&quot;&quot;;&quot;&quot;;[.J269]-VLOOKUP([.$C269];currentgear;COLUMN()-18+4;0))">
            <text:p/>
          </table:table-cell>
          <table:table-cell table:style-name="ce80" table:formula="of:=IF([.K269]=&quot;&quot;;&quot;&quot;;[.K269]-VLOOKUP([.$C269];currentgear;COLUMN()-18+4;0))">
            <text:p/>
          </table:table-cell>
          <table:table-cell table:style-name="ce80" table:formula="of:=IF([.L269]=&quot;&quot;;&quot;&quot;;[.L269]-VLOOKUP([.$C269];currentgear;COLUMN()-18+4;0))">
            <text:p/>
          </table:table-cell>
          <table:table-cell table:style-name="ce80" table:number-columns-repeated="3"/>
          <table:table-cell office:value-type="string">
            <text:p>purple</text:p>
          </table:table-cell>
          <table:table-cell table:number-columns-repeated="996"/>
        </table:table-row>
        <table:table-row table:style-name="ro1">
          <table:table-cell table:formula="of:=IF([.P270]=&quot;&quot;;&quot;&quot;;[.C270])">
            <text:p/>
          </table:table-cell>
          <table:table-cell office:value-type="string">
            <text:p>Dead End</text:p>
          </table:table-cell>
          <table:table-cell office:value-type="string">
            <text:p>Armor Lower</text:p>
          </table:table-cell>
          <table:table-cell office:value-type="string">
            <text:p>++</text:p>
          </table:table-cell>
          <table:table-cell/>
          <table:table-cell table:number-columns-repeated="2"/>
          <table:table-cell table:formula="of:=IF(OR([.F270]=&quot;&quot;;[.G270]=&quot;&quot;);&quot;&quot;;[.F270]+[.G270])">
            <text:p/>
          </table:table-cell>
          <table:table-cell table:number-columns-repeated="3"/>
          <table:table-cell table:style-name="ce68" table:formula="of:=IF(OR([.I270]=&quot;&quot;;[.K270]=&quot;&quot;;[.K270]=&quot;&quot;);&quot;&quot;;SUM([.I270:.K270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70]=&quot;&quot;;&quot;&quot;;[.F270]-VLOOKUP([.$C270];currentgear;COLUMN()-18+4;0))">
            <text:p/>
          </table:table-cell>
          <table:table-cell table:style-name="ce80" table:formula="of:=IF([.G270]=&quot;&quot;;&quot;&quot;;[.G270]-VLOOKUP([.$C270];currentgear;COLUMN()-18+4;0))">
            <text:p/>
          </table:table-cell>
          <table:table-cell table:style-name="ce80" table:formula="of:=IF([.H270]=&quot;&quot;;&quot;&quot;;[.H270]-VLOOKUP([.$C270];currentgear;COLUMN()-18+4;0))">
            <text:p/>
          </table:table-cell>
          <table:table-cell table:style-name="ce80" table:formula="of:=IF([.I270]=&quot;&quot;;&quot;&quot;;[.I270]-VLOOKUP([.$C270];currentgear;COLUMN()-18+4;0))">
            <text:p/>
          </table:table-cell>
          <table:table-cell table:style-name="ce80" table:formula="of:=IF([.J270]=&quot;&quot;;&quot;&quot;;[.J270]-VLOOKUP([.$C270];currentgear;COLUMN()-18+4;0))">
            <text:p/>
          </table:table-cell>
          <table:table-cell table:style-name="ce80" table:formula="of:=IF([.K270]=&quot;&quot;;&quot;&quot;;[.K270]-VLOOKUP([.$C270];currentgear;COLUMN()-18+4;0))">
            <text:p/>
          </table:table-cell>
          <table:table-cell table:style-name="ce80" table:formula="of:=IF([.L270]=&quot;&quot;;&quot;&quot;;[.L270]-VLOOKUP([.$C27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1]=&quot;&quot;;&quot;&quot;;[.C271])">
            <text:p/>
          </table:table-cell>
          <table:table-cell office:value-type="string">
            <text:p>Dead End</text:p>
          </table:table-cell>
          <table:table-cell office:value-type="string">
            <text:p>Armor Lower</text:p>
          </table:table-cell>
          <table:table-cell/>
          <table:table-cell office:value-type="string">
            <text:p>Unholy Marsh Boots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formula="of:=IF(OR([.F271]=&quot;&quot;;[.G271]=&quot;&quot;);&quot;&quot;;[.F271]+[.G271])" office:value-type="float" office:value="41">
            <text:p>41</text:p>
          </table:table-cell>
          <table:table-cell table:number-columns-repeated="3"/>
          <table:table-cell table:style-name="ce68" table:formula="of:=IF(OR([.I271]=&quot;&quot;;[.K271]=&quot;&quot;;[.K271]=&quot;&quot;);&quot;&quot;;SUM([.I271:.K271]))">
            <text:p/>
          </table:table-cell>
          <table:table-cell table:style-name="ce68" office:value-type="float" office:value="15000">
            <text:p>15.000</text:p>
          </table:table-cell>
          <table:table-cell office:value-type="float" office:value="500">
            <text:p>500</text:p>
          </table:table-cell>
          <table:table-cell table:style-name="ce68"/>
          <table:table-cell/>
          <table:table-cell/>
          <table:table-cell table:style-name="ce80" table:formula="of:=IF([.F271]=&quot;&quot;;&quot;&quot;;[.F271]-VLOOKUP([.$C271];currentgear;COLUMN()-18+4;0))" office:value-type="float" office:value="-13">
            <text:p>-13</text:p>
          </table:table-cell>
          <table:table-cell table:style-name="ce80" table:formula="of:=IF([.G271]=&quot;&quot;;&quot;&quot;;[.G271]-VLOOKUP([.$C271];currentgear;COLUMN()-18+4;0))" office:value-type="float" office:value="-25">
            <text:p>-25</text:p>
          </table:table-cell>
          <table:table-cell table:style-name="ce80" table:formula="of:=IF([.H271]=&quot;&quot;;&quot;&quot;;[.H271]-VLOOKUP([.$C271];currentgear;COLUMN()-18+4;0))" office:value-type="float" office:value="-38">
            <text:p>-38</text:p>
          </table:table-cell>
          <table:table-cell table:style-name="ce80" table:formula="of:=IF([.I271]=&quot;&quot;;&quot;&quot;;[.I271]-VLOOKUP([.$C271];currentgear;COLUMN()-18+4;0))">
            <text:p/>
          </table:table-cell>
          <table:table-cell table:style-name="ce80" table:formula="of:=IF([.J271]=&quot;&quot;;&quot;&quot;;[.J271]-VLOOKUP([.$C271];currentgear;COLUMN()-18+4;0))">
            <text:p/>
          </table:table-cell>
          <table:table-cell table:style-name="ce80" table:formula="of:=IF([.K271]=&quot;&quot;;&quot;&quot;;[.K271]-VLOOKUP([.$C271];currentgear;COLUMN()-18+4;0))">
            <text:p/>
          </table:table-cell>
          <table:table-cell table:style-name="ce80" table:formula="of:=IF([.L271]=&quot;&quot;;&quot;&quot;;[.L271]-VLOOKUP([.$C27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2]=&quot;&quot;;&quot;&quot;;[.C272])">
            <text:p/>
          </table:table-cell>
          <table:table-cell office:value-type="string">
            <text:p>Dead End</text:p>
          </table:table-cell>
          <table:table-cell office:value-type="string">
            <text:p>Armor Head</text:p>
          </table:table-cell>
          <table:table-cell/>
          <table:table-cell office:value-type="string">
            <text:p>Hockey Mask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IF(OR([.F272]=&quot;&quot;;[.G272]=&quot;&quot;);&quot;&quot;;[.F272]+[.G272])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68" table:formula="of:=IF(OR([.I272]=&quot;&quot;;[.K272]=&quot;&quot;;[.K272]=&quot;&quot;);&quot;&quot;;SUM([.I272:.K272]))" office:value-type="float" office:value="10">
            <text:p>10</text:p>
          </table:table-cell>
          <table:table-cell table:style-name="ce68" office:value-type="float" office:value="15900">
            <text:p>15.900</text:p>
          </table:table-cell>
          <table:table-cell office:value-type="float" office:value="250">
            <text:p>250</text:p>
          </table:table-cell>
          <table:table-cell table:style-name="ce68"/>
          <table:table-cell/>
          <table:table-cell/>
          <table:table-cell table:style-name="ce80" table:formula="of:=IF([.F272]=&quot;&quot;;&quot;&quot;;[.F272]-VLOOKUP([.$C272];currentgear;COLUMN()-18+4;0))" office:value-type="float" office:value="-16">
            <text:p>-16</text:p>
          </table:table-cell>
          <table:table-cell table:style-name="ce80" table:formula="of:=IF([.G272]=&quot;&quot;;&quot;&quot;;[.G272]-VLOOKUP([.$C272];currentgear;COLUMN()-18+4;0))" office:value-type="float" office:value="-54">
            <text:p>-54</text:p>
          </table:table-cell>
          <table:table-cell table:style-name="ce80" table:formula="of:=IF([.H272]=&quot;&quot;;&quot;&quot;;[.H272]-VLOOKUP([.$C272];currentgear;COLUMN()-18+4;0))" office:value-type="float" office:value="-70">
            <text:p>-70</text:p>
          </table:table-cell>
          <table:table-cell table:style-name="ce80" table:formula="of:=IF([.I272]=&quot;&quot;;&quot;&quot;;[.I272]-VLOOKUP([.$C272];currentgear;COLUMN()-18+4;0))" office:value-type="float" office:value="-14">
            <text:p>-14</text:p>
          </table:table-cell>
          <table:table-cell table:style-name="ce80" table:formula="of:=IF([.J272]=&quot;&quot;;&quot;&quot;;[.J272]-VLOOKUP([.$C272];currentgear;COLUMN()-18+4;0))" office:value-type="float" office:value="-4">
            <text:p>-4</text:p>
          </table:table-cell>
          <table:table-cell table:style-name="ce80" table:formula="of:=IF([.K272]=&quot;&quot;;&quot;&quot;;[.K272]-VLOOKUP([.$C272];currentgear;COLUMN()-18+4;0))" office:value-type="float" office:value="-10">
            <text:p>-10</text:p>
          </table:table-cell>
          <table:table-cell table:style-name="ce80" table:formula="of:=IF([.L272]=&quot;&quot;;&quot;&quot;;[.L272]-VLOOKUP([.$C272];currentgear;COLUMN()-18+4;0))" office:value-type="float" office:value="-28">
            <text:p>-28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3]=&quot;&quot;;&quot;&quot;;[.C273])">
            <text:p/>
          </table:table-cell>
          <table:table-cell office:value-type="string">
            <text:p>Dead End</text:p>
          </table:table-cell>
          <table:table-cell office:value-type="string">
            <text:p>Armor Head</text:p>
          </table:table-cell>
          <table:table-cell office:value-type="float" office:value="28">
            <text:p>28</text:p>
          </table:table-cell>
          <table:table-cell office:value-type="string">
            <text:p>Bloddy Hockey Mask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IF(OR([.F273]=&quot;&quot;;[.G273]=&quot;&quot;);&quot;&quot;;[.F273]+[.G273])" office:value-type="float" office:value="52">
            <text:p>52</text:p>
          </table:table-cell>
          <table:table-cell table:number-columns-repeated="3"/>
          <table:table-cell table:style-name="ce68" table:formula="of:=IF(OR([.I273]=&quot;&quot;;[.K273]=&quot;&quot;;[.K273]=&quot;&quot;);&quot;&quot;;SUM([.I273:.K273]))">
            <text:p/>
          </table:table-cell>
          <table:table-cell table:style-name="ce68"/>
          <table:table-cell office:value-type="float" office:value="620">
            <text:p>620</text:p>
          </table:table-cell>
          <table:table-cell table:style-name="ce68" office:value-type="float" office:value="5">
            <text:p>5</text:p>
          </table:table-cell>
          <table:table-cell/>
          <table:table-cell/>
          <table:table-cell table:style-name="ce80" table:formula="of:=IF([.F273]=&quot;&quot;;&quot;&quot;;[.F273]-VLOOKUP([.$C273];currentgear;COLUMN()-18+4;0))" office:value-type="float" office:value="-9">
            <text:p>-9</text:p>
          </table:table-cell>
          <table:table-cell table:style-name="ce80" table:formula="of:=IF([.G273]=&quot;&quot;;&quot;&quot;;[.G273]-VLOOKUP([.$C273];currentgear;COLUMN()-18+4;0))" office:value-type="float" office:value="-32">
            <text:p>-32</text:p>
          </table:table-cell>
          <table:table-cell table:style-name="ce80" table:formula="of:=IF([.H273]=&quot;&quot;;&quot;&quot;;[.H273]-VLOOKUP([.$C273];currentgear;COLUMN()-18+4;0))" office:value-type="float" office:value="-41">
            <text:p>-41</text:p>
          </table:table-cell>
          <table:table-cell table:style-name="ce80" table:formula="of:=IF([.I273]=&quot;&quot;;&quot;&quot;;[.I273]-VLOOKUP([.$C273];currentgear;COLUMN()-18+4;0))">
            <text:p/>
          </table:table-cell>
          <table:table-cell table:style-name="ce80" table:formula="of:=IF([.J273]=&quot;&quot;;&quot;&quot;;[.J273]-VLOOKUP([.$C273];currentgear;COLUMN()-18+4;0))">
            <text:p/>
          </table:table-cell>
          <table:table-cell table:style-name="ce80" table:formula="of:=IF([.K273]=&quot;&quot;;&quot;&quot;;[.K273]-VLOOKUP([.$C273];currentgear;COLUMN()-18+4;0))">
            <text:p/>
          </table:table-cell>
          <table:table-cell table:style-name="ce80" table:formula="of:=IF([.L273]=&quot;&quot;;&quot;&quot;;[.L273]-VLOOKUP([.$C27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4]=&quot;&quot;;&quot;&quot;;[.C274])" office:value-type="string" office:string-value="Armor Head">
            <text:p>Armor Head</text:p>
          </table:table-cell>
          <table:table-cell office:value-type="string">
            <text:p>Dead End</text:p>
          </table:table-cell>
          <table:table-cell office:value-type="string">
            <text:p>Armor Head</text:p>
          </table:table-cell>
          <table:table-cell office:value-type="float" office:value="42">
            <text:p>42</text:p>
          </table:table-cell>
          <table:table-cell office:value-type="string">
            <text:p>Unholy Hockey Mask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table:formula="of:=IF(OR([.F274]=&quot;&quot;;[.G274]=&quot;&quot;);&quot;&quot;;[.F274]+[.G274])"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ce68" table:formula="of:=IF(OR([.I274]=&quot;&quot;;[.K274]=&quot;&quot;;[.K274]=&quot;&quot;);&quot;&quot;;SUM([.I274:.K274]))" office:value-type="float" office:value="38">
            <text:p>38</text:p>
          </table:table-cell>
          <table:table-cell table:style-name="ce68"/>
          <table:table-cell office:value-type="float" office:value="800">
            <text:p>800</text:p>
          </table:table-cell>
          <table:table-cell table:style-name="ce68" office:value-type="float" office:value="8">
            <text:p>8</text:p>
          </table:table-cell>
          <table:table-cell office:value-type="string">
            <text:p>x</text:p>
          </table:table-cell>
          <table:table-cell/>
          <table:table-cell table:style-name="ce80" table:formula="of:=IF([.F274]=&quot;&quot;;&quot;&quot;;[.F274]-VLOOKUP([.$C274];currentgear;COLUMN()-18+4;0))" office:value-type="float" office:value="0">
            <text:p>0</text:p>
          </table:table-cell>
          <table:table-cell table:style-name="ce80" table:formula="of:=IF([.G274]=&quot;&quot;;&quot;&quot;;[.G274]-VLOOKUP([.$C274];currentgear;COLUMN()-18+4;0))" office:value-type="float" office:value="0">
            <text:p>0</text:p>
          </table:table-cell>
          <table:table-cell table:style-name="ce80" table:formula="of:=IF([.H274]=&quot;&quot;;&quot;&quot;;[.H274]-VLOOKUP([.$C274];currentgear;COLUMN()-18+4;0))" office:value-type="float" office:value="0">
            <text:p>0</text:p>
          </table:table-cell>
          <table:table-cell table:style-name="ce80" table:formula="of:=IF([.I274]=&quot;&quot;;&quot;&quot;;[.I274]-VLOOKUP([.$C274];currentgear;COLUMN()-18+4;0))" office:value-type="float" office:value="0">
            <text:p>0</text:p>
          </table:table-cell>
          <table:table-cell table:style-name="ce80" table:formula="of:=IF([.J274]=&quot;&quot;;&quot;&quot;;[.J274]-VLOOKUP([.$C274];currentgear;COLUMN()-18+4;0))" office:value-type="float" office:value="0">
            <text:p>0</text:p>
          </table:table-cell>
          <table:table-cell table:style-name="ce80" table:formula="of:=IF([.K274]=&quot;&quot;;&quot;&quot;;[.K274]-VLOOKUP([.$C274];currentgear;COLUMN()-18+4;0))" office:value-type="float" office:value="0">
            <text:p>0</text:p>
          </table:table-cell>
          <table:table-cell table:style-name="ce80" table:formula="of:=IF([.L274]=&quot;&quot;;&quot;&quot;;[.L274]-VLOOKUP([.$C274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5]=&quot;&quot;;&quot;&quot;;[.C275])">
            <text:p/>
          </table:table-cell>
          <table:table-cell office:value-type="string">
            <text:p>Dead End</text:p>
          </table:table-cell>
          <table:table-cell office:value-type="string">
            <text:p>Armor Head</text:p>
          </table:table-cell>
          <table:table-cell office:value-type="float" office:value="50">
            <text:p>50</text:p>
          </table:table-cell>
          <table:table-cell office:value-type="string">
            <text:p>The Sandman</text:p>
          </table:table-cell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table:formula="of:=IF(OR([.F275]=&quot;&quot;;[.G275]=&quot;&quot;);&quot;&quot;;[.F275]+[.G275])"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style-name="ce68" table:formula="of:=IF(OR([.I275]=&quot;&quot;;[.K275]=&quot;&quot;;[.K275]=&quot;&quot;);&quot;&quot;;SUM([.I275:.K275]))" office:value-type="float" office:value="31">
            <text:p>31</text:p>
          </table:table-cell>
          <table:table-cell table:style-name="ce68" office:value-type="float" office:value="56000">
            <text:p>56.000</text:p>
          </table:table-cell>
          <table:table-cell office:value-type="float" office:value="4500">
            <text:p>4.500</text:p>
          </table:table-cell>
          <table:table-cell table:style-name="ce68"/>
          <table:table-cell/>
          <table:table-cell/>
          <table:table-cell table:style-name="ce80" table:formula="of:=IF([.F275]=&quot;&quot;;&quot;&quot;;[.F275]-VLOOKUP([.$C275];currentgear;COLUMN()-18+4;0))" office:value-type="float" office:value="8">
            <text:p>8</text:p>
          </table:table-cell>
          <table:table-cell table:style-name="ce80" table:formula="of:=IF([.G275]=&quot;&quot;;&quot;&quot;;[.G275]-VLOOKUP([.$C275];currentgear;COLUMN()-18+4;0))" office:value-type="float" office:value="14">
            <text:p>14</text:p>
          </table:table-cell>
          <table:table-cell table:style-name="ce80" table:formula="of:=IF([.H275]=&quot;&quot;;&quot;&quot;;[.H275]-VLOOKUP([.$C275];currentgear;COLUMN()-18+4;0))" office:value-type="float" office:value="22">
            <text:p>22</text:p>
          </table:table-cell>
          <table:table-cell table:style-name="ce80" table:formula="of:=IF([.I275]=&quot;&quot;;&quot;&quot;;[.I275]-VLOOKUP([.$C275];currentgear;COLUMN()-18+4;0))" office:value-type="float" office:value="-17">
            <text:p>-17</text:p>
          </table:table-cell>
          <table:table-cell table:style-name="ce80" table:formula="of:=IF([.J275]=&quot;&quot;;&quot;&quot;;[.J275]-VLOOKUP([.$C275];currentgear;COLUMN()-18+4;0))" office:value-type="float" office:value="-2">
            <text:p>-2</text:p>
          </table:table-cell>
          <table:table-cell table:style-name="ce80" table:formula="of:=IF([.K275]=&quot;&quot;;&quot;&quot;;[.K275]-VLOOKUP([.$C275];currentgear;COLUMN()-18+4;0))" office:value-type="float" office:value="12">
            <text:p>12</text:p>
          </table:table-cell>
          <table:table-cell table:style-name="ce80" table:formula="of:=IF([.L275]=&quot;&quot;;&quot;&quot;;[.L275]-VLOOKUP([.$C275];currentgear;COLUMN()-18+4;0))" office:value-type="float" office:value="-7">
            <text:p>-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6]=&quot;&quot;;&quot;&quot;;[.C276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/>
          <table:table-cell office:value-type="string">
            <text:p>Rickety Chiropter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IF(OR([.F276]=&quot;&quot;;[.G276]=&quot;&quot;);&quot;&quot;;[.F276]+[.G276])" office:value-type="float" office:value="22">
            <text:p>22</text:p>
          </table:table-cell>
          <table:table-cell table:number-columns-repeated="3"/>
          <table:table-cell table:style-name="ce68" table:formula="of:=IF(OR([.I276]=&quot;&quot;;[.K276]=&quot;&quot;;[.K276]=&quot;&quot;);&quot;&quot;;SUM([.I276:.K27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76]=&quot;&quot;;&quot;&quot;;[.F276]-VLOOKUP([.$C276];currentgear;COLUMN()-18+4;0))" office:value-type="float" office:value="-58">
            <text:p>-58</text:p>
          </table:table-cell>
          <table:table-cell table:style-name="ce80" table:formula="of:=IF([.G276]=&quot;&quot;;&quot;&quot;;[.G276]-VLOOKUP([.$C276];currentgear;COLUMN()-18+4;0))" office:value-type="float" office:value="-48">
            <text:p>-48</text:p>
          </table:table-cell>
          <table:table-cell table:style-name="ce80" table:formula="of:=IF([.H276]=&quot;&quot;;&quot;&quot;;[.H276]-VLOOKUP([.$C276];currentgear;COLUMN()-18+4;0))" office:value-type="float" office:value="-106">
            <text:p>-106</text:p>
          </table:table-cell>
          <table:table-cell table:style-name="ce80" table:formula="of:=IF([.I276]=&quot;&quot;;&quot;&quot;;[.I276]-VLOOKUP([.$C276];currentgear;COLUMN()-18+4;0))">
            <text:p/>
          </table:table-cell>
          <table:table-cell table:style-name="ce80" table:formula="of:=IF([.J276]=&quot;&quot;;&quot;&quot;;[.J276]-VLOOKUP([.$C276];currentgear;COLUMN()-18+4;0))">
            <text:p/>
          </table:table-cell>
          <table:table-cell table:style-name="ce80" table:formula="of:=IF([.K276]=&quot;&quot;;&quot;&quot;;[.K276]-VLOOKUP([.$C276];currentgear;COLUMN()-18+4;0))">
            <text:p/>
          </table:table-cell>
          <table:table-cell table:style-name="ce80" table:formula="of:=IF([.L276]=&quot;&quot;;&quot;&quot;;[.L276]-VLOOKUP([.$C27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7]=&quot;&quot;;&quot;&quot;;[.C277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/>
          <table:table-cell office:value-type="string">
            <text:p>Chiropter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formula="of:=IF(OR([.F277]=&quot;&quot;;[.G277]=&quot;&quot;);&quot;&quot;;[.F277]+[.G277])" office:value-type="float" office:value="45">
            <text:p>45</text:p>
          </table:table-cell>
          <table:table-cell table:number-columns-repeated="3"/>
          <table:table-cell table:style-name="ce68" table:formula="of:=IF(OR([.I277]=&quot;&quot;;[.K277]=&quot;&quot;;[.K277]=&quot;&quot;);&quot;&quot;;SUM([.I277:.K277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77]=&quot;&quot;;&quot;&quot;;[.F277]-VLOOKUP([.$C277];currentgear;COLUMN()-18+4;0))" office:value-type="float" office:value="-49">
            <text:p>-49</text:p>
          </table:table-cell>
          <table:table-cell table:style-name="ce80" table:formula="of:=IF([.G277]=&quot;&quot;;&quot;&quot;;[.G277]-VLOOKUP([.$C277];currentgear;COLUMN()-18+4;0))" office:value-type="float" office:value="-34">
            <text:p>-34</text:p>
          </table:table-cell>
          <table:table-cell table:style-name="ce80" table:formula="of:=IF([.H277]=&quot;&quot;;&quot;&quot;;[.H277]-VLOOKUP([.$C277];currentgear;COLUMN()-18+4;0))" office:value-type="float" office:value="-83">
            <text:p>-83</text:p>
          </table:table-cell>
          <table:table-cell table:style-name="ce80" table:formula="of:=IF([.I277]=&quot;&quot;;&quot;&quot;;[.I277]-VLOOKUP([.$C277];currentgear;COLUMN()-18+4;0))">
            <text:p/>
          </table:table-cell>
          <table:table-cell table:style-name="ce80" table:formula="of:=IF([.J277]=&quot;&quot;;&quot;&quot;;[.J277]-VLOOKUP([.$C277];currentgear;COLUMN()-18+4;0))">
            <text:p/>
          </table:table-cell>
          <table:table-cell table:style-name="ce80" table:formula="of:=IF([.K277]=&quot;&quot;;&quot;&quot;;[.K277]-VLOOKUP([.$C277];currentgear;COLUMN()-18+4;0))">
            <text:p/>
          </table:table-cell>
          <table:table-cell table:style-name="ce80" table:formula="of:=IF([.L277]=&quot;&quot;;&quot;&quot;;[.L277]-VLOOKUP([.$C27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8]=&quot;&quot;;&quot;&quot;;[.C278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/>
          <table:table-cell office:value-type="string">
            <text:p>Modified Chiropter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formula="of:=IF(OR([.F278]=&quot;&quot;;[.G278]=&quot;&quot;);&quot;&quot;;[.F278]+[.G278])" office:value-type="float" office:value="67">
            <text:p>67</text:p>
          </table:table-cell>
          <table:table-cell table:number-columns-repeated="3"/>
          <table:table-cell table:style-name="ce68" table:formula="of:=IF(OR([.I278]=&quot;&quot;;[.K278]=&quot;&quot;;[.K278]=&quot;&quot;);&quot;&quot;;SUM([.I278:.K278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78]=&quot;&quot;;&quot;&quot;;[.F278]-VLOOKUP([.$C278];currentgear;COLUMN()-18+4;0))" office:value-type="float" office:value="-40">
            <text:p>-40</text:p>
          </table:table-cell>
          <table:table-cell table:style-name="ce80" table:formula="of:=IF([.G278]=&quot;&quot;;&quot;&quot;;[.G278]-VLOOKUP([.$C278];currentgear;COLUMN()-18+4;0))" office:value-type="float" office:value="-21">
            <text:p>-21</text:p>
          </table:table-cell>
          <table:table-cell table:style-name="ce80" table:formula="of:=IF([.H278]=&quot;&quot;;&quot;&quot;;[.H278]-VLOOKUP([.$C278];currentgear;COLUMN()-18+4;0))" office:value-type="float" office:value="-61">
            <text:p>-61</text:p>
          </table:table-cell>
          <table:table-cell table:style-name="ce80" table:formula="of:=IF([.I278]=&quot;&quot;;&quot;&quot;;[.I278]-VLOOKUP([.$C278];currentgear;COLUMN()-18+4;0))">
            <text:p/>
          </table:table-cell>
          <table:table-cell table:style-name="ce80" table:formula="of:=IF([.J278]=&quot;&quot;;&quot;&quot;;[.J278]-VLOOKUP([.$C278];currentgear;COLUMN()-18+4;0))">
            <text:p/>
          </table:table-cell>
          <table:table-cell table:style-name="ce80" table:formula="of:=IF([.K278]=&quot;&quot;;&quot;&quot;;[.K278]-VLOOKUP([.$C278];currentgear;COLUMN()-18+4;0))">
            <text:p/>
          </table:table-cell>
          <table:table-cell table:style-name="ce80" table:formula="of:=IF([.L278]=&quot;&quot;;&quot;&quot;;[.L278]-VLOOKUP([.$C27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79]=&quot;&quot;;&quot;&quot;;[.C279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/>
          <table:table-cell office:value-type="string">
            <text:p>Dead End Hearse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formula="of:=IF(OR([.F279]=&quot;&quot;;[.G279]=&quot;&quot;);&quot;&quot;;[.F279]+[.G279])" office:value-type="float" office:value="82">
            <text:p>82</text:p>
          </table:table-cell>
          <table:table-cell table:number-columns-repeated="3"/>
          <table:table-cell table:style-name="ce68" table:formula="of:=IF(OR([.I279]=&quot;&quot;;[.K279]=&quot;&quot;;[.K279]=&quot;&quot;);&quot;&quot;;SUM([.I279:.K279]))">
            <text:p/>
          </table:table-cell>
          <table:table-cell table:style-name="ce68"/>
          <table:table-cell office:value-type="float" office:value="800">
            <text:p>800</text:p>
          </table:table-cell>
          <table:table-cell table:style-name="ce68" office:value-type="float" office:value="30">
            <text:p>30</text:p>
          </table:table-cell>
          <table:table-cell/>
          <table:table-cell/>
          <table:table-cell table:style-name="ce80" table:formula="of:=IF([.F279]=&quot;&quot;;&quot;&quot;;[.F279]-VLOOKUP([.$C279];currentgear;COLUMN()-18+4;0))" office:value-type="float" office:value="-30">
            <text:p>-30</text:p>
          </table:table-cell>
          <table:table-cell table:style-name="ce80" table:formula="of:=IF([.G279]=&quot;&quot;;&quot;&quot;;[.G279]-VLOOKUP([.$C279];currentgear;COLUMN()-18+4;0))" office:value-type="float" office:value="-16">
            <text:p>-16</text:p>
          </table:table-cell>
          <table:table-cell table:style-name="ce80" table:formula="of:=IF([.H279]=&quot;&quot;;&quot;&quot;;[.H279]-VLOOKUP([.$C279];currentgear;COLUMN()-18+4;0))" office:value-type="float" office:value="-46">
            <text:p>-46</text:p>
          </table:table-cell>
          <table:table-cell table:style-name="ce80" table:formula="of:=IF([.I279]=&quot;&quot;;&quot;&quot;;[.I279]-VLOOKUP([.$C279];currentgear;COLUMN()-18+4;0))">
            <text:p/>
          </table:table-cell>
          <table:table-cell table:style-name="ce80" table:formula="of:=IF([.J279]=&quot;&quot;;&quot;&quot;;[.J279]-VLOOKUP([.$C279];currentgear;COLUMN()-18+4;0))">
            <text:p/>
          </table:table-cell>
          <table:table-cell table:style-name="ce80" table:formula="of:=IF([.K279]=&quot;&quot;;&quot;&quot;;[.K279]-VLOOKUP([.$C279];currentgear;COLUMN()-18+4;0))">
            <text:p/>
          </table:table-cell>
          <table:table-cell table:style-name="ce80" table:formula="of:=IF([.L279]=&quot;&quot;;&quot;&quot;;[.L279]-VLOOKUP([.$C279];currentgear;COLUMN()-18+4;0))">
            <text:p/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280]=&quot;&quot;;&quot;&quot;;[.C280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 office:value-type="float" office:value="39">
            <text:p>39</text:p>
          </table:table-cell>
          <table:table-cell office:value-type="string">
            <text:p>Modified Dead End Hearse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table:formula="of:=IF(OR([.F280]=&quot;&quot;;[.G280]=&quot;&quot;);&quot;&quot;;[.F280]+[.G280])" office:value-type="float" office:value="126">
            <text:p>126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table:style-name="ce68" table:formula="of:=IF(OR([.I280]=&quot;&quot;;[.K280]=&quot;&quot;;[.K280]=&quot;&quot;);&quot;&quot;;SUM([.I280:.K280]))" office:value-type="float" office:value="37">
            <text:p>37</text:p>
          </table:table-cell>
          <table:table-cell table:style-name="ce68" office:value-type="float" office:value="18000">
            <text:p>18.000</text:p>
          </table:table-cell>
          <table:table-cell office:value-type="float" office:value="1200">
            <text:p>1.200</text:p>
          </table:table-cell>
          <table:table-cell table:style-name="ce68"/>
          <table:table-cell/>
          <table:table-cell/>
          <table:table-cell table:style-name="ce80" table:formula="of:=IF([.F280]=&quot;&quot;;&quot;&quot;;[.F280]-VLOOKUP([.$C280];currentgear;COLUMN()-18+4;0))" office:value-type="float" office:value="-10">
            <text:p>-10</text:p>
          </table:table-cell>
          <table:table-cell table:style-name="ce80" table:formula="of:=IF([.G280]=&quot;&quot;;&quot;&quot;;[.G280]-VLOOKUP([.$C280];currentgear;COLUMN()-18+4;0))" office:value-type="float" office:value="8">
            <text:p>8</text:p>
          </table:table-cell>
          <table:table-cell table:style-name="ce80" table:formula="of:=IF([.H280]=&quot;&quot;;&quot;&quot;;[.H280]-VLOOKUP([.$C280];currentgear;COLUMN()-18+4;0))" office:value-type="float" office:value="-2">
            <text:p>-2</text:p>
          </table:table-cell>
          <table:table-cell table:style-name="ce80" table:formula="of:=IF([.I280]=&quot;&quot;;&quot;&quot;;[.I280]-VLOOKUP([.$C280];currentgear;COLUMN()-18+4;0))" office:value-type="float" office:value="10">
            <text:p>10</text:p>
          </table:table-cell>
          <table:table-cell table:style-name="ce80" table:formula="of:=IF([.J280]=&quot;&quot;;&quot;&quot;;[.J280]-VLOOKUP([.$C280];currentgear;COLUMN()-18+4;0))" office:value-type="float" office:value="-4">
            <text:p>-4</text:p>
          </table:table-cell>
          <table:table-cell table:style-name="ce80" table:formula="of:=IF([.K280]=&quot;&quot;;&quot;&quot;;[.K280]-VLOOKUP([.$C280];currentgear;COLUMN()-18+4;0))" office:value-type="float" office:value="-6">
            <text:p>-6</text:p>
          </table:table-cell>
          <table:table-cell table:style-name="ce80" table:formula="of:=IF([.L280]=&quot;&quot;;&quot;&quot;;[.L280]-VLOOKUP([.$C280];currentgear;COLUMN()-18+4;0))" office:value-type="float" office:value="0">
            <text:p>0</text:p>
          </table:table-cell>
          <table:table-cell table:style-name="ce80" table:number-columns-repeated="3"/>
          <table:table-cell office:value-type="string">
            <text:p>blue</text:p>
          </table:table-cell>
          <table:table-cell table:number-columns-repeated="996"/>
        </table:table-row>
        <table:table-row table:style-name="ro2">
          <table:table-cell table:formula="of:=IF([.P281]=&quot;&quot;;&quot;&quot;;[.C281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 office:value-type="float" office:value="47">
            <text:p>47</text:p>
          </table:table-cell>
          <table:table-cell office:value-type="string">
            <text:p>Tricked-out Dead End Hoarse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table:formula="of:=IF(OR([.F281]=&quot;&quot;;[.G281]=&quot;&quot;);&quot;&quot;;[.F281]+[.G281])" office:value-type="float" office:value="168">
            <text:p>168</text:p>
          </table:table-cell>
          <table:table-cell table:number-columns-repeated="3"/>
          <table:table-cell table:style-name="ce68" table:formula="of:=IF(OR([.I281]=&quot;&quot;;[.K281]=&quot;&quot;;[.K281]=&quot;&quot;);&quot;&quot;;SUM([.I281:.K281]))">
            <text:p/>
          </table:table-cell>
          <table:table-cell table:style-name="ce68"/>
          <table:table-cell office:value-type="float" office:value="2000">
            <text:p>2.000</text:p>
          </table:table-cell>
          <table:table-cell table:style-name="ce68" office:value-type="float" office:value="40">
            <text:p>40</text:p>
          </table:table-cell>
          <table:table-cell/>
          <table:table-cell/>
          <table:table-cell table:style-name="ce80" table:formula="of:=IF([.F281]=&quot;&quot;;&quot;&quot;;[.F281]-VLOOKUP([.$C281];currentgear;COLUMN()-18+4;0))" office:value-type="float" office:value="9">
            <text:p>9</text:p>
          </table:table-cell>
          <table:table-cell table:style-name="ce80" table:formula="of:=IF([.G281]=&quot;&quot;;&quot;&quot;;[.G281]-VLOOKUP([.$C281];currentgear;COLUMN()-18+4;0))" office:value-type="float" office:value="31">
            <text:p>31</text:p>
          </table:table-cell>
          <table:table-cell table:style-name="ce80" table:formula="of:=IF([.H281]=&quot;&quot;;&quot;&quot;;[.H281]-VLOOKUP([.$C281];currentgear;COLUMN()-18+4;0))" office:value-type="float" office:value="40">
            <text:p>40</text:p>
          </table:table-cell>
          <table:table-cell table:style-name="ce80" table:formula="of:=IF([.I281]=&quot;&quot;;&quot;&quot;;[.I281]-VLOOKUP([.$C281];currentgear;COLUMN()-18+4;0))">
            <text:p/>
          </table:table-cell>
          <table:table-cell table:style-name="ce80" table:formula="of:=IF([.J281]=&quot;&quot;;&quot;&quot;;[.J281]-VLOOKUP([.$C281];currentgear;COLUMN()-18+4;0))">
            <text:p/>
          </table:table-cell>
          <table:table-cell table:style-name="ce80" table:formula="of:=IF([.K281]=&quot;&quot;;&quot;&quot;;[.K281]-VLOOKUP([.$C281];currentgear;COLUMN()-18+4;0))">
            <text:p/>
          </table:table-cell>
          <table:table-cell table:style-name="ce80" table:formula="of:=IF([.L281]=&quot;&quot;;&quot;&quot;;[.L281]-VLOOKUP([.$C281];currentgear;COLUMN()-18+4;0))">
            <text:p/>
          </table:table-cell>
          <table:table-cell table:style-name="ce80" table:number-columns-repeated="3"/>
          <table:table-cell office:value-type="string">
            <text:p>purple</text:p>
          </table:table-cell>
          <table:table-cell table:number-columns-repeated="996"/>
        </table:table-row>
        <table:table-row table:style-name="ro2">
          <table:table-cell table:formula="of:=IF([.P282]=&quot;&quot;;&quot;&quot;;[.C282])">
            <text:p/>
          </table:table-cell>
          <table:table-cell office:value-type="string">
            <text:p>Dead End</text:p>
          </table:table-cell>
          <table:table-cell office:value-type="string">
            <text:p>Vehicle Ground</text:p>
          </table:table-cell>
          <table:table-cell office:value-type="float" office:value="50">
            <text:p>50</text:p>
          </table:table-cell>
          <table:table-cell office:value-type="string">
            <text:p>Mysterious Van</text:p>
          </table:table-cell>
          <table:table-cell office:value-type="float" office:value="113">
            <text:p>113</text:p>
          </table:table-cell>
          <table:table-cell office:value-type="float" office:value="68">
            <text:p>68</text:p>
          </table:table-cell>
          <table:table-cell table:formula="of:=IF(OR([.F282]=&quot;&quot;;[.G282]=&quot;&quot;);&quot;&quot;;[.F282]+[.G282])" office:value-type="float" office:value="181">
            <text:p>18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style-name="ce68" table:formula="of:=IF(OR([.I282]=&quot;&quot;;[.K282]=&quot;&quot;;[.K282]=&quot;&quot;);&quot;&quot;;SUM([.I282:.K282]))" office:value-type="float" office:value="51">
            <text:p>51</text:p>
          </table:table-cell>
          <table:table-cell table:style-name="ce68"/>
          <table:table-cell office:value-type="float" office:value="3000">
            <text:p>3.000</text:p>
          </table:table-cell>
          <table:table-cell table:style-name="ce68" office:value-type="float" office:value="50">
            <text:p>50</text:p>
          </table:table-cell>
          <table:table-cell/>
          <table:table-cell/>
          <table:table-cell table:style-name="ce80" table:formula="of:=IF([.F282]=&quot;&quot;;&quot;&quot;;[.F282]-VLOOKUP([.$C282];currentgear;COLUMN()-18+4;0))" office:value-type="float" office:value="46">
            <text:p>46</text:p>
          </table:table-cell>
          <table:table-cell table:style-name="ce80" table:formula="of:=IF([.G282]=&quot;&quot;;&quot;&quot;;[.G282]-VLOOKUP([.$C282];currentgear;COLUMN()-18+4;0))" office:value-type="float" office:value="7">
            <text:p>7</text:p>
          </table:table-cell>
          <table:table-cell table:style-name="ce80" table:formula="of:=IF([.H282]=&quot;&quot;;&quot;&quot;;[.H282]-VLOOKUP([.$C282];currentgear;COLUMN()-18+4;0))" office:value-type="float" office:value="53">
            <text:p>53</text:p>
          </table:table-cell>
          <table:table-cell table:style-name="ce80" table:formula="of:=IF([.I282]=&quot;&quot;;&quot;&quot;;[.I282]-VLOOKUP([.$C282];currentgear;COLUMN()-18+4;0))" office:value-type="float" office:value="6">
            <text:p>6</text:p>
          </table:table-cell>
          <table:table-cell table:style-name="ce80" table:formula="of:=IF([.J282]=&quot;&quot;;&quot;&quot;;[.J282]-VLOOKUP([.$C282];currentgear;COLUMN()-18+4;0))" office:value-type="float" office:value="3">
            <text:p>3</text:p>
          </table:table-cell>
          <table:table-cell table:style-name="ce80" table:formula="of:=IF([.K282]=&quot;&quot;;&quot;&quot;;[.K282]-VLOOKUP([.$C282];currentgear;COLUMN()-18+4;0))" office:value-type="float" office:value="5">
            <text:p>5</text:p>
          </table:table-cell>
          <table:table-cell table:style-name="ce80" table:formula="of:=IF([.L282]=&quot;&quot;;&quot;&quot;;[.L282]-VLOOKUP([.$C282];currentgear;COLUMN()-18+4;0))" office:value-type="float" office:value="14">
            <text:p>14</text:p>
          </table:table-cell>
          <table:table-cell table:style-name="ce80" table:number-columns-repeated="3"/>
          <table:table-cell office:value-type="string">
            <text:p>purple</text:p>
          </table:table-cell>
          <table:table-cell table:number-columns-repeated="996"/>
        </table:table-row>
        <table:table-row table:style-name="ro2">
          <table:table-cell table:formula="of:=IF([.P283]=&quot;&quot;;&quot;&quot;;[.C283])">
            <text:p/>
          </table:table-cell>
          <table:table-cell office:value-type="string">
            <text:p>Dead End</text:p>
          </table:table-cell>
          <table:table-cell office:value-type="string">
            <text:p>Vehicle Water</text:p>
          </table:table-cell>
          <table:table-cell/>
          <table:table-cell office:value-type="string">
            <text:p>Rickety Marsh Duck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IF(OR([.F283]=&quot;&quot;;[.G283]=&quot;&quot;);&quot;&quot;;[.F283]+[.G283])" office:value-type="float" office:value="28">
            <text:p>28</text:p>
          </table:table-cell>
          <table:table-cell table:number-columns-repeated="3"/>
          <table:table-cell table:style-name="ce68" table:formula="of:=IF(OR([.I283]=&quot;&quot;;[.K283]=&quot;&quot;;[.K283]=&quot;&quot;);&quot;&quot;;SUM([.I283:.K28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83]=&quot;&quot;;&quot;&quot;;[.F283]-VLOOKUP([.$C283];currentgear;COLUMN()-18+4;0))" office:value-type="float" office:value="-42">
            <text:p>-42</text:p>
          </table:table-cell>
          <table:table-cell table:style-name="ce80" table:formula="of:=IF([.G283]=&quot;&quot;;&quot;&quot;;[.G283]-VLOOKUP([.$C283];currentgear;COLUMN()-18+4;0))" office:value-type="float" office:value="-56">
            <text:p>-56</text:p>
          </table:table-cell>
          <table:table-cell table:style-name="ce80" table:formula="of:=IF([.H283]=&quot;&quot;;&quot;&quot;;[.H283]-VLOOKUP([.$C283];currentgear;COLUMN()-18+4;0))" office:value-type="float" office:value="-98">
            <text:p>-98</text:p>
          </table:table-cell>
          <table:table-cell table:style-name="ce80" table:formula="of:=IF([.I283]=&quot;&quot;;&quot;&quot;;[.I283]-VLOOKUP([.$C283];currentgear;COLUMN()-18+4;0))">
            <text:p/>
          </table:table-cell>
          <table:table-cell table:style-name="ce80" table:formula="of:=IF([.J283]=&quot;&quot;;&quot;&quot;;[.J283]-VLOOKUP([.$C283];currentgear;COLUMN()-18+4;0))">
            <text:p/>
          </table:table-cell>
          <table:table-cell table:style-name="ce80" table:formula="of:=IF([.K283]=&quot;&quot;;&quot;&quot;;[.K283]-VLOOKUP([.$C283];currentgear;COLUMN()-18+4;0))">
            <text:p/>
          </table:table-cell>
          <table:table-cell table:style-name="ce80" table:formula="of:=IF([.L283]=&quot;&quot;;&quot;&quot;;[.L283]-VLOOKUP([.$C28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84]=&quot;&quot;;&quot;&quot;;[.C284])">
            <text:p/>
          </table:table-cell>
          <table:table-cell office:value-type="string">
            <text:p>Dead End</text:p>
          </table:table-cell>
          <table:table-cell office:value-type="string">
            <text:p>Vehicle Water</text:p>
          </table:table-cell>
          <table:table-cell/>
          <table:table-cell office:value-type="string">
            <text:p>Marsh Duck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table:formula="of:=IF(OR([.F284]=&quot;&quot;;[.G284]=&quot;&quot;);&quot;&quot;;[.F284]+[.G284])" office:value-type="float" office:value="58">
            <text:p>58</text:p>
          </table:table-cell>
          <table:table-cell table:number-columns-repeated="3"/>
          <table:table-cell table:style-name="ce68" table:formula="of:=IF(OR([.I284]=&quot;&quot;;[.K284]=&quot;&quot;;[.K284]=&quot;&quot;);&quot;&quot;;SUM([.I284:.K284]))">
            <text:p/>
          </table:table-cell>
          <table:table-cell table:style-name="ce68"/>
          <table:table-cell/>
          <table:table-cell table:style-name="ce68" office:value-type="float" office:value="20">
            <text:p>20</text:p>
          </table:table-cell>
          <table:table-cell/>
          <table:table-cell/>
          <table:table-cell table:style-name="ce80" table:formula="of:=IF([.F284]=&quot;&quot;;&quot;&quot;;[.F284]-VLOOKUP([.$C284];currentgear;COLUMN()-18+4;0))" office:value-type="float" office:value="-25">
            <text:p>-25</text:p>
          </table:table-cell>
          <table:table-cell table:style-name="ce80" table:formula="of:=IF([.G284]=&quot;&quot;;&quot;&quot;;[.G284]-VLOOKUP([.$C284];currentgear;COLUMN()-18+4;0))" office:value-type="float" office:value="-43">
            <text:p>-43</text:p>
          </table:table-cell>
          <table:table-cell table:style-name="ce80" table:formula="of:=IF([.H284]=&quot;&quot;;&quot;&quot;;[.H284]-VLOOKUP([.$C284];currentgear;COLUMN()-18+4;0))" office:value-type="float" office:value="-68">
            <text:p>-68</text:p>
          </table:table-cell>
          <table:table-cell table:style-name="ce80" table:formula="of:=IF([.I284]=&quot;&quot;;&quot;&quot;;[.I284]-VLOOKUP([.$C284];currentgear;COLUMN()-18+4;0))">
            <text:p/>
          </table:table-cell>
          <table:table-cell table:style-name="ce80" table:formula="of:=IF([.J284]=&quot;&quot;;&quot;&quot;;[.J284]-VLOOKUP([.$C284];currentgear;COLUMN()-18+4;0))">
            <text:p/>
          </table:table-cell>
          <table:table-cell table:style-name="ce80" table:formula="of:=IF([.K284]=&quot;&quot;;&quot;&quot;;[.K284]-VLOOKUP([.$C284];currentgear;COLUMN()-18+4;0))">
            <text:p/>
          </table:table-cell>
          <table:table-cell table:style-name="ce80" table:formula="of:=IF([.L284]=&quot;&quot;;&quot;&quot;;[.L284]-VLOOKUP([.$C28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85]=&quot;&quot;;&quot;&quot;;[.C285])">
            <text:p/>
          </table:table-cell>
          <table:table-cell office:value-type="string">
            <text:p>Dead End</text:p>
          </table:table-cell>
          <table:table-cell office:value-type="string">
            <text:p>Vehicle Water</text:p>
          </table:table-cell>
          <table:table-cell/>
          <table:table-cell office:value-type="string">
            <text:p>Modified Marsh Duck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formula="of:=IF(OR([.F285]=&quot;&quot;;[.G285]=&quot;&quot;);&quot;&quot;;[.F285]+[.G285])" office:value-type="float" office:value="82">
            <text:p>82</text:p>
          </table:table-cell>
          <table:table-cell table:number-columns-repeated="3"/>
          <table:table-cell table:style-name="ce68" table:formula="of:=IF(OR([.I285]=&quot;&quot;;[.K285]=&quot;&quot;;[.K285]=&quot;&quot;);&quot;&quot;;SUM([.I285:.K285]))">
            <text:p/>
          </table:table-cell>
          <table:table-cell table:style-name="ce68"/>
          <table:table-cell/>
          <table:table-cell table:style-name="ce68" office:value-type="float" office:value="28">
            <text:p>28</text:p>
          </table:table-cell>
          <table:table-cell/>
          <table:table-cell/>
          <table:table-cell table:style-name="ce80" table:formula="of:=IF([.F285]=&quot;&quot;;&quot;&quot;;[.F285]-VLOOKUP([.$C285];currentgear;COLUMN()-18+4;0))" office:value-type="float" office:value="-12">
            <text:p>-12</text:p>
          </table:table-cell>
          <table:table-cell table:style-name="ce80" table:formula="of:=IF([.G285]=&quot;&quot;;&quot;&quot;;[.G285]-VLOOKUP([.$C285];currentgear;COLUMN()-18+4;0))" office:value-type="float" office:value="-32">
            <text:p>-32</text:p>
          </table:table-cell>
          <table:table-cell table:style-name="ce80" table:formula="of:=IF([.H285]=&quot;&quot;;&quot;&quot;;[.H285]-VLOOKUP([.$C285];currentgear;COLUMN()-18+4;0))" office:value-type="float" office:value="-44">
            <text:p>-44</text:p>
          </table:table-cell>
          <table:table-cell table:style-name="ce80" table:formula="of:=IF([.I285]=&quot;&quot;;&quot;&quot;;[.I285]-VLOOKUP([.$C285];currentgear;COLUMN()-18+4;0))">
            <text:p/>
          </table:table-cell>
          <table:table-cell table:style-name="ce80" table:formula="of:=IF([.J285]=&quot;&quot;;&quot;&quot;;[.J285]-VLOOKUP([.$C285];currentgear;COLUMN()-18+4;0))">
            <text:p/>
          </table:table-cell>
          <table:table-cell table:style-name="ce80" table:formula="of:=IF([.K285]=&quot;&quot;;&quot;&quot;;[.K285]-VLOOKUP([.$C285];currentgear;COLUMN()-18+4;0))">
            <text:p/>
          </table:table-cell>
          <table:table-cell table:style-name="ce80" table:formula="of:=IF([.L285]=&quot;&quot;;&quot;&quot;;[.L285]-VLOOKUP([.$C285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86]=&quot;&quot;;&quot;&quot;;[.C286])">
            <text:p/>
          </table:table-cell>
          <table:table-cell office:value-type="string">
            <text:p>Dead End</text:p>
          </table:table-cell>
          <table:table-cell office:value-type="string">
            <text:p>Vehicle Air</text:p>
          </table:table-cell>
          <table:table-cell/>
          <table:table-cell office:value-type="string">
            <text:p>Ricketry Marsh Swarmer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IF(OR([.F286]=&quot;&quot;;[.G286]=&quot;&quot;);&quot;&quot;;[.F286]+[.G286])" office:value-type="float" office:value="49">
            <text:p>49</text:p>
          </table:table-cell>
          <table:table-cell table:number-columns-repeated="3"/>
          <table:table-cell table:style-name="ce68" table:formula="of:=IF(OR([.I286]=&quot;&quot;;[.K286]=&quot;&quot;;[.K286]=&quot;&quot;);&quot;&quot;;SUM([.I286:.K286]))">
            <text:p/>
          </table:table-cell>
          <table:table-cell table:style-name="ce68"/>
          <table:table-cell/>
          <table:table-cell table:style-name="ce68" office:value-type="float" office:value="18">
            <text:p>18</text:p>
          </table:table-cell>
          <table:table-cell/>
          <table:table-cell/>
          <table:table-cell table:style-name="ce80" table:formula="of:=IF([.F286]=&quot;&quot;;&quot;&quot;;[.F286]-VLOOKUP([.$C286];currentgear;COLUMN()-18+4;0))" office:value-type="float" office:value="-50">
            <text:p>-50</text:p>
          </table:table-cell>
          <table:table-cell table:style-name="ce80" table:formula="of:=IF([.G286]=&quot;&quot;;&quot;&quot;;[.G286]-VLOOKUP([.$C286];currentgear;COLUMN()-18+4;0))" office:value-type="float" office:value="-29">
            <text:p>-29</text:p>
          </table:table-cell>
          <table:table-cell table:style-name="ce80" table:formula="of:=IF([.H286]=&quot;&quot;;&quot;&quot;;[.H286]-VLOOKUP([.$C286];currentgear;COLUMN()-18+4;0))" office:value-type="float" office:value="-79">
            <text:p>-79</text:p>
          </table:table-cell>
          <table:table-cell table:style-name="ce80" table:formula="of:=IF([.I286]=&quot;&quot;;&quot;&quot;;[.I286]-VLOOKUP([.$C286];currentgear;COLUMN()-18+4;0))">
            <text:p/>
          </table:table-cell>
          <table:table-cell table:style-name="ce80" table:formula="of:=IF([.J286]=&quot;&quot;;&quot;&quot;;[.J286]-VLOOKUP([.$C286];currentgear;COLUMN()-18+4;0))">
            <text:p/>
          </table:table-cell>
          <table:table-cell table:style-name="ce80" table:formula="of:=IF([.K286]=&quot;&quot;;&quot;&quot;;[.K286]-VLOOKUP([.$C286];currentgear;COLUMN()-18+4;0))">
            <text:p/>
          </table:table-cell>
          <table:table-cell table:style-name="ce80" table:formula="of:=IF([.L286]=&quot;&quot;;&quot;&quot;;[.L286]-VLOOKUP([.$C28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87]=&quot;&quot;;&quot;&quot;;[.C287])">
            <text:p/>
          </table:table-cell>
          <table:table-cell office:value-type="string">
            <text:p>Dead End</text:p>
          </table:table-cell>
          <table:table-cell office:value-type="string">
            <text:p>Vehicle Air</text:p>
          </table:table-cell>
          <table:table-cell office:value-type="float" office:value="27">
            <text:p>27</text:p>
          </table:table-cell>
          <table:table-cell office:value-type="string">
            <text:p>Marsh Swarmer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table:formula="of:=IF(OR([.F287]=&quot;&quot;;[.G287]=&quot;&quot;);&quot;&quot;;[.F287]+[.G287])" office:value-type="float" office:value="76">
            <text:p>76</text:p>
          </table:table-cell>
          <table:table-cell table:number-columns-repeated="3"/>
          <table:table-cell table:style-name="ce68" table:formula="of:=IF(OR([.I287]=&quot;&quot;;[.K287]=&quot;&quot;;[.K287]=&quot;&quot;);&quot;&quot;;SUM([.I287:.K287]))">
            <text:p/>
          </table:table-cell>
          <table:table-cell table:style-name="ce68"/>
          <table:table-cell/>
          <table:table-cell table:style-name="ce68" office:value-type="float" office:value="25">
            <text:p>25</text:p>
          </table:table-cell>
          <table:table-cell/>
          <table:table-cell/>
          <table:table-cell table:style-name="ce80" table:formula="of:=IF([.F287]=&quot;&quot;;&quot;&quot;;[.F287]-VLOOKUP([.$C287];currentgear;COLUMN()-18+4;0))" office:value-type="float" office:value="-42">
            <text:p>-42</text:p>
          </table:table-cell>
          <table:table-cell table:style-name="ce80" table:formula="of:=IF([.G287]=&quot;&quot;;&quot;&quot;;[.G287]-VLOOKUP([.$C287];currentgear;COLUMN()-18+4;0))" office:value-type="float" office:value="-10">
            <text:p>-10</text:p>
          </table:table-cell>
          <table:table-cell table:style-name="ce80" table:formula="of:=IF([.H287]=&quot;&quot;;&quot;&quot;;[.H287]-VLOOKUP([.$C287];currentgear;COLUMN()-18+4;0))" office:value-type="float" office:value="-52">
            <text:p>-52</text:p>
          </table:table-cell>
          <table:table-cell table:style-name="ce80" table:formula="of:=IF([.I287]=&quot;&quot;;&quot;&quot;;[.I287]-VLOOKUP([.$C287];currentgear;COLUMN()-18+4;0))">
            <text:p/>
          </table:table-cell>
          <table:table-cell table:style-name="ce80" table:formula="of:=IF([.J287]=&quot;&quot;;&quot;&quot;;[.J287]-VLOOKUP([.$C287];currentgear;COLUMN()-18+4;0))">
            <text:p/>
          </table:table-cell>
          <table:table-cell table:style-name="ce80" table:formula="of:=IF([.K287]=&quot;&quot;;&quot;&quot;;[.K287]-VLOOKUP([.$C287];currentgear;COLUMN()-18+4;0))">
            <text:p/>
          </table:table-cell>
          <table:table-cell table:style-name="ce80" table:formula="of:=IF([.L287]=&quot;&quot;;&quot;&quot;;[.L287]-VLOOKUP([.$C28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88]=&quot;&quot;;&quot;&quot;;[.C288])">
            <text:p/>
          </table:table-cell>
          <table:table-cell office:value-type="string">
            <text:p>Dead End</text:p>
          </table:table-cell>
          <table:table-cell office:value-type="string">
            <text:p>Vehicle Air</text:p>
          </table:table-cell>
          <table:table-cell office:value-type="float" office:value="36">
            <text:p>36</text:p>
          </table:table-cell>
          <table:table-cell office:value-type="string">
            <text:p>Modified Marsh Swarmer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table:formula="of:=IF(OR([.F288]=&quot;&quot;;[.G288]=&quot;&quot;);&quot;&quot;;[.F288]+[.G288])" office:value-type="float" office:value="107">
            <text:p>107</text:p>
          </table:table-cell>
          <table:table-cell table:number-columns-repeated="3"/>
          <table:table-cell table:style-name="ce68" table:formula="of:=IF(OR([.I288]=&quot;&quot;;[.K288]=&quot;&quot;;[.K288]=&quot;&quot;);&quot;&quot;;SUM([.I288:.K288]))">
            <text:p/>
          </table:table-cell>
          <table:table-cell table:style-name="ce68" office:value-type="float" office:value="30000">
            <text:p>30.000</text:p>
          </table:table-cell>
          <table:table-cell office:value-type="float" office:value="1000">
            <text:p>1.000</text:p>
          </table:table-cell>
          <table:table-cell table:style-name="ce68"/>
          <table:table-cell/>
          <table:table-cell/>
          <table:table-cell table:style-name="ce80" table:formula="of:=IF([.F288]=&quot;&quot;;&quot;&quot;;[.F288]-VLOOKUP([.$C288];currentgear;COLUMN()-18+4;0))" office:value-type="float" office:value="-33">
            <text:p>-33</text:p>
          </table:table-cell>
          <table:table-cell table:style-name="ce80" table:formula="of:=IF([.G288]=&quot;&quot;;&quot;&quot;;[.G288]-VLOOKUP([.$C288];currentgear;COLUMN()-18+4;0))" office:value-type="float" office:value="12">
            <text:p>12</text:p>
          </table:table-cell>
          <table:table-cell table:style-name="ce80" table:formula="of:=IF([.H288]=&quot;&quot;;&quot;&quot;;[.H288]-VLOOKUP([.$C288];currentgear;COLUMN()-18+4;0))" office:value-type="float" office:value="-21">
            <text:p>-21</text:p>
          </table:table-cell>
          <table:table-cell table:style-name="ce80" table:formula="of:=IF([.I288]=&quot;&quot;;&quot;&quot;;[.I288]-VLOOKUP([.$C288];currentgear;COLUMN()-18+4;0))">
            <text:p/>
          </table:table-cell>
          <table:table-cell table:style-name="ce80" table:formula="of:=IF([.J288]=&quot;&quot;;&quot;&quot;;[.J288]-VLOOKUP([.$C288];currentgear;COLUMN()-18+4;0))">
            <text:p/>
          </table:table-cell>
          <table:table-cell table:style-name="ce80" table:formula="of:=IF([.K288]=&quot;&quot;;&quot;&quot;;[.K288]-VLOOKUP([.$C288];currentgear;COLUMN()-18+4;0))">
            <text:p/>
          </table:table-cell>
          <table:table-cell table:style-name="ce80" table:formula="of:=IF([.L288]=&quot;&quot;;&quot;&quot;;[.L288]-VLOOKUP([.$C288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89]=&quot;&quot;;&quot;&quot;;[.C289])">
            <text:p/>
          </table:table-cell>
          <table:table-cell office:value-type="string">
            <text:p>Granite Square</text:p>
          </table:table-cell>
          <table:table-cell office:value-type="string">
            <text:p>Armor Upper</text:p>
          </table:table-cell>
          <table:table-cell/>
          <table:table-cell office:value-type="string">
            <text:p>Fridge Shield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IF(OR([.F289]=&quot;&quot;;[.G289]=&quot;&quot;);&quot;&quot;;[.F289]+[.G289])"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68" table:formula="of:=IF(OR([.I289]=&quot;&quot;;[.K289]=&quot;&quot;;[.K289]=&quot;&quot;);&quot;&quot;;SUM([.I289:.K289]))" office:value-type="float" office:value="13">
            <text:p>13</text:p>
          </table:table-cell>
          <table:table-cell table:style-name="ce68" office:value-type="float" office:value="16500">
            <text:p>16.500</text:p>
          </table:table-cell>
          <table:table-cell/>
          <table:table-cell table:style-name="ce68"/>
          <table:table-cell/>
          <table:table-cell/>
          <table:table-cell table:style-name="ce80" table:formula="of:=IF([.F289]=&quot;&quot;;&quot;&quot;;[.F289]-VLOOKUP([.$C289];currentgear;COLUMN()-18+4;0))" office:value-type="float" office:value="-13">
            <text:p>-13</text:p>
          </table:table-cell>
          <table:table-cell table:style-name="ce80" table:formula="of:=IF([.G289]=&quot;&quot;;&quot;&quot;;[.G289]-VLOOKUP([.$C289];currentgear;COLUMN()-18+4;0))" office:value-type="float" office:value="-39">
            <text:p>-39</text:p>
          </table:table-cell>
          <table:table-cell table:style-name="ce80" table:formula="of:=IF([.H289]=&quot;&quot;;&quot;&quot;;[.H289]-VLOOKUP([.$C289];currentgear;COLUMN()-18+4;0))" office:value-type="float" office:value="-52">
            <text:p>-52</text:p>
          </table:table-cell>
          <table:table-cell table:style-name="ce80" table:formula="of:=IF([.I289]=&quot;&quot;;&quot;&quot;;[.I289]-VLOOKUP([.$C289];currentgear;COLUMN()-18+4;0))" office:value-type="float" office:value="-8">
            <text:p>-8</text:p>
          </table:table-cell>
          <table:table-cell table:style-name="ce80" table:formula="of:=IF([.J289]=&quot;&quot;;&quot;&quot;;[.J289]-VLOOKUP([.$C289];currentgear;COLUMN()-18+4;0))" office:value-type="float" office:value="-1">
            <text:p>-1</text:p>
          </table:table-cell>
          <table:table-cell table:style-name="ce80" table:formula="of:=IF([.K289]=&quot;&quot;;&quot;&quot;;[.K289]-VLOOKUP([.$C289];currentgear;COLUMN()-18+4;0))" office:value-type="float" office:value="-5">
            <text:p>-5</text:p>
          </table:table-cell>
          <table:table-cell table:style-name="ce80" table:formula="of:=IF([.L289]=&quot;&quot;;&quot;&quot;;[.L289]-VLOOKUP([.$C289];currentgear;COLUMN()-18+4;0))" office:value-type="float" office:value="-14">
            <text:p>-1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0]=&quot;&quot;;&quot;&quot;;[.C290])">
            <text:p/>
          </table:table-cell>
          <table:table-cell office:value-type="string">
            <text:p>Granite Square</text:p>
          </table:table-cell>
          <table:table-cell office:value-type="string">
            <text:p>Armor Upper</text:p>
          </table:table-cell>
          <table:table-cell office:value-type="float" office:value="26">
            <text:p>26</text:p>
          </table:table-cell>
          <table:table-cell office:value-type="string">
            <text:p>Cell Phone Jammer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IF(OR([.F290]=&quot;&quot;;[.G290]=&quot;&quot;);&quot;&quot;;[.F290]+[.G290])"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68" table:formula="of:=IF(OR([.I290]=&quot;&quot;;[.K290]=&quot;&quot;;[.K290]=&quot;&quot;);&quot;&quot;;SUM([.I290:.K290]))" office:value-type="float" office:value="19">
            <text:p>19</text:p>
          </table:table-cell>
          <table:table-cell table:style-name="ce68"/>
          <table:table-cell/>
          <table:table-cell table:style-name="ce68" office:value-type="float" office:value="45">
            <text:p>45</text:p>
          </table:table-cell>
          <table:table-cell/>
          <table:table-cell/>
          <table:table-cell table:style-name="ce80" table:formula="of:=IF([.F290]=&quot;&quot;;&quot;&quot;;[.F290]-VLOOKUP([.$C290];currentgear;COLUMN()-18+4;0))" office:value-type="float" office:value="-8">
            <text:p>-8</text:p>
          </table:table-cell>
          <table:table-cell table:style-name="ce80" table:formula="of:=IF([.G290]=&quot;&quot;;&quot;&quot;;[.G290]-VLOOKUP([.$C290];currentgear;COLUMN()-18+4;0))" office:value-type="float" office:value="-33">
            <text:p>-33</text:p>
          </table:table-cell>
          <table:table-cell table:style-name="ce80" table:formula="of:=IF([.H290]=&quot;&quot;;&quot;&quot;;[.H290]-VLOOKUP([.$C290];currentgear;COLUMN()-18+4;0))" office:value-type="float" office:value="-41">
            <text:p>-41</text:p>
          </table:table-cell>
          <table:table-cell table:style-name="ce80" table:formula="of:=IF([.I290]=&quot;&quot;;&quot;&quot;;[.I290]-VLOOKUP([.$C290];currentgear;COLUMN()-18+4;0))" office:value-type="float" office:value="-5">
            <text:p>-5</text:p>
          </table:table-cell>
          <table:table-cell table:style-name="ce80" table:formula="of:=IF([.J290]=&quot;&quot;;&quot;&quot;;[.J290]-VLOOKUP([.$C290];currentgear;COLUMN()-18+4;0))" office:value-type="float" office:value="5">
            <text:p>5</text:p>
          </table:table-cell>
          <table:table-cell table:style-name="ce80" table:formula="of:=IF([.K290]=&quot;&quot;;&quot;&quot;;[.K290]-VLOOKUP([.$C290];currentgear;COLUMN()-18+4;0))" office:value-type="float" office:value="-8">
            <text:p>-8</text:p>
          </table:table-cell>
          <table:table-cell table:style-name="ce80" table:formula="of:=IF([.L290]=&quot;&quot;;&quot;&quot;;[.L290]-VLOOKUP([.$C290];currentgear;COLUMN()-18+4;0))" office:value-type="float" office:value="-8">
            <text:p>-8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1]=&quot;&quot;;&quot;&quot;;[.C291])">
            <text:p/>
          </table:table-cell>
          <table:table-cell office:value-type="string">
            <text:p>Granite Square</text:p>
          </table:table-cell>
          <table:table-cell office:value-type="string">
            <text:p>Armor Upper</text:p>
          </table:table-cell>
          <table:table-cell office:value-type="float" office:value="32">
            <text:p>32</text:p>
          </table:table-cell>
          <table:table-cell office:value-type="string">
            <text:p>Two-Way Radio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table:formula="of:=IF(OR([.F291]=&quot;&quot;;[.G291]=&quot;&quot;);&quot;&quot;;[.F291]+[.G291])" office:value-type="float" office:value="55">
            <text:p>55</text:p>
          </table:table-cell>
          <table:table-cell table:number-columns-repeated="3"/>
          <table:table-cell table:style-name="ce68" table:formula="of:=IF(OR([.I291]=&quot;&quot;;[.K291]=&quot;&quot;;[.K291]=&quot;&quot;);&quot;&quot;;SUM([.I291:.K291]))">
            <text:p/>
          </table:table-cell>
          <table:table-cell table:style-name="ce68" office:value-type="float" office:value="27500">
            <text:p>27.500</text:p>
          </table:table-cell>
          <table:table-cell/>
          <table:table-cell table:style-name="ce68"/>
          <table:table-cell/>
          <table:table-cell/>
          <table:table-cell table:style-name="ce80" table:formula="of:=IF([.F291]=&quot;&quot;;&quot;&quot;;[.F291]-VLOOKUP([.$C291];currentgear;COLUMN()-18+4;0))" office:value-type="float" office:value="-7">
            <text:p>-7</text:p>
          </table:table-cell>
          <table:table-cell table:style-name="ce80" table:formula="of:=IF([.G291]=&quot;&quot;;&quot;&quot;;[.G291]-VLOOKUP([.$C291];currentgear;COLUMN()-18+4;0))" office:value-type="float" office:value="-21">
            <text:p>-21</text:p>
          </table:table-cell>
          <table:table-cell table:style-name="ce80" table:formula="of:=IF([.H291]=&quot;&quot;;&quot;&quot;;[.H291]-VLOOKUP([.$C291];currentgear;COLUMN()-18+4;0))" office:value-type="float" office:value="-28">
            <text:p>-28</text:p>
          </table:table-cell>
          <table:table-cell table:style-name="ce80" table:formula="of:=IF([.I291]=&quot;&quot;;&quot;&quot;;[.I291]-VLOOKUP([.$C291];currentgear;COLUMN()-18+4;0))">
            <text:p/>
          </table:table-cell>
          <table:table-cell table:style-name="ce80" table:formula="of:=IF([.J291]=&quot;&quot;;&quot;&quot;;[.J291]-VLOOKUP([.$C291];currentgear;COLUMN()-18+4;0))">
            <text:p/>
          </table:table-cell>
          <table:table-cell table:style-name="ce80" table:formula="of:=IF([.K291]=&quot;&quot;;&quot;&quot;;[.K291]-VLOOKUP([.$C291];currentgear;COLUMN()-18+4;0))">
            <text:p/>
          </table:table-cell>
          <table:table-cell table:style-name="ce80" table:formula="of:=IF([.L291]=&quot;&quot;;&quot;&quot;;[.L291]-VLOOKUP([.$C291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2]=&quot;&quot;;&quot;&quot;;[.C292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table:style-name="ce72"/>
          <table:table-cell office:value-type="string">
            <text:p>Low-Rider Bik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IF(OR([.F292]=&quot;&quot;;[.G292]=&quot;&quot;);&quot;&quot;;[.F292]+[.G292])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68" table:formula="of:=IF(OR([.I292]=&quot;&quot;;[.K292]=&quot;&quot;;[.K292]=&quot;&quot;);&quot;&quot;;SUM([.I292:.K292]))" office:value-type="float" office:value="6">
            <text:p>6</text:p>
          </table:table-cell>
          <table:table-cell table:style-name="ce68" office:value-type="float" office:value="8800">
            <text:p>8.800</text:p>
          </table:table-cell>
          <table:table-cell/>
          <table:table-cell table:style-name="ce68"/>
          <table:table-cell/>
          <table:table-cell/>
          <table:table-cell table:style-name="ce80" table:formula="of:=IF([.F292]=&quot;&quot;;&quot;&quot;;[.F292]-VLOOKUP([.$C292];currentgear;COLUMN()-18+4;0))" office:value-type="float" office:value="-57">
            <text:p>-57</text:p>
          </table:table-cell>
          <table:table-cell table:style-name="ce80" table:formula="of:=IF([.G292]=&quot;&quot;;&quot;&quot;;[.G292]-VLOOKUP([.$C292];currentgear;COLUMN()-18+4;0))" office:value-type="float" office:value="-53">
            <text:p>-53</text:p>
          </table:table-cell>
          <table:table-cell table:style-name="ce80" table:formula="of:=IF([.H292]=&quot;&quot;;&quot;&quot;;[.H292]-VLOOKUP([.$C292];currentgear;COLUMN()-18+4;0))" office:value-type="float" office:value="-110">
            <text:p>-110</text:p>
          </table:table-cell>
          <table:table-cell table:style-name="ce80" table:formula="of:=IF([.I292]=&quot;&quot;;&quot;&quot;;[.I292]-VLOOKUP([.$C292];currentgear;COLUMN()-18+4;0))" office:value-type="float" office:value="-15">
            <text:p>-15</text:p>
          </table:table-cell>
          <table:table-cell table:style-name="ce80" table:formula="of:=IF([.J292]=&quot;&quot;;&quot;&quot;;[.J292]-VLOOKUP([.$C292];currentgear;COLUMN()-18+4;0))" office:value-type="float" office:value="-10">
            <text:p>-10</text:p>
          </table:table-cell>
          <table:table-cell table:style-name="ce80" table:formula="of:=IF([.K292]=&quot;&quot;;&quot;&quot;;[.K292]-VLOOKUP([.$C292];currentgear;COLUMN()-18+4;0))" office:value-type="float" office:value="-6">
            <text:p>-6</text:p>
          </table:table-cell>
          <table:table-cell table:style-name="ce80" table:formula="of:=IF([.L292]=&quot;&quot;;&quot;&quot;;[.L292]-VLOOKUP([.$C292];currentgear;COLUMN()-18+4;0))" office:value-type="float" office:value="-31">
            <text:p>-3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3]=&quot;&quot;;&quot;&quot;;[.C293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/>
          <table:table-cell office:value-type="string">
            <text:p>Pandora 600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IF(OR([.F293]=&quot;&quot;;[.G293]=&quot;&quot;);&quot;&quot;;[.F293]+[.G293])"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68" table:formula="of:=IF(OR([.I293]=&quot;&quot;;[.K293]=&quot;&quot;;[.K293]=&quot;&quot;);&quot;&quot;;SUM([.I293:.K293]))" office:value-type="float" office:value="15">
            <text:p>15</text:p>
          </table:table-cell>
          <table:table-cell table:style-name="ce68" office:value-type="float" office:value="13700">
            <text:p>13.700</text:p>
          </table:table-cell>
          <table:table-cell/>
          <table:table-cell table:style-name="ce68"/>
          <table:table-cell table:style-name="ce77"/>
          <table:table-cell/>
          <table:table-cell table:style-name="ce80" table:formula="of:=IF([.F293]=&quot;&quot;;&quot;&quot;;[.F293]-VLOOKUP([.$C293];currentgear;COLUMN()-18+4;0))" office:value-type="float" office:value="-58">
            <text:p>-58</text:p>
          </table:table-cell>
          <table:table-cell table:style-name="ce80" table:formula="of:=IF([.G293]=&quot;&quot;;&quot;&quot;;[.G293]-VLOOKUP([.$C293];currentgear;COLUMN()-18+4;0))" office:value-type="float" office:value="-26">
            <text:p>-26</text:p>
          </table:table-cell>
          <table:table-cell table:style-name="ce80" table:formula="of:=IF([.H293]=&quot;&quot;;&quot;&quot;;[.H293]-VLOOKUP([.$C293];currentgear;COLUMN()-18+4;0))" office:value-type="float" office:value="-84">
            <text:p>-84</text:p>
          </table:table-cell>
          <table:table-cell table:style-name="ce80" table:formula="of:=IF([.I293]=&quot;&quot;;&quot;&quot;;[.I293]-VLOOKUP([.$C293];currentgear;COLUMN()-18+4;0))" office:value-type="float" office:value="-12">
            <text:p>-12</text:p>
          </table:table-cell>
          <table:table-cell table:style-name="ce80" table:formula="of:=IF([.J293]=&quot;&quot;;&quot;&quot;;[.J293]-VLOOKUP([.$C293];currentgear;COLUMN()-18+4;0))" office:value-type="float" office:value="-5">
            <text:p>-5</text:p>
          </table:table-cell>
          <table:table-cell table:style-name="ce80" table:formula="of:=IF([.K293]=&quot;&quot;;&quot;&quot;;[.K293]-VLOOKUP([.$C293];currentgear;COLUMN()-18+4;0))" office:value-type="float" office:value="-5">
            <text:p>-5</text:p>
          </table:table-cell>
          <table:table-cell table:style-name="ce80" table:formula="of:=IF([.L293]=&quot;&quot;;&quot;&quot;;[.L293]-VLOOKUP([.$C293];currentgear;COLUMN()-18+4;0))" office:value-type="float" office:value="-22">
            <text:p>-22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4]=&quot;&quot;;&quot;&quot;;[.C294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office:value-type="float" office:value="30">
            <text:p>30</text:p>
          </table:table-cell>
          <table:table-cell office:value-type="string">
            <text:p>Supercharged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table:formula="of:=IF(OR([.F294]=&quot;&quot;;[.G294]=&quot;&quot;);&quot;&quot;;[.F294]+[.G294])"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68" table:formula="of:=IF(OR([.I294]=&quot;&quot;;[.K294]=&quot;&quot;;[.K294]=&quot;&quot;);&quot;&quot;;SUM([.I294:.K294]))" office:value-type="float" office:value="24">
            <text:p>24</text:p>
          </table:table-cell>
          <table:table-cell table:style-name="ce68" office:value-type="float" office:value="24500">
            <text:p>24.500</text:p>
          </table:table-cell>
          <table:table-cell/>
          <table:table-cell table:style-name="ce68"/>
          <table:table-cell/>
          <table:table-cell/>
          <table:table-cell table:style-name="ce80" table:formula="of:=IF([.F294]=&quot;&quot;;&quot;&quot;;[.F294]-VLOOKUP([.$C294];currentgear;COLUMN()-18+4;0))" office:value-type="float" office:value="-26">
            <text:p>-26</text:p>
          </table:table-cell>
          <table:table-cell table:style-name="ce80" table:formula="of:=IF([.G294]=&quot;&quot;;&quot;&quot;;[.G294]-VLOOKUP([.$C294];currentgear;COLUMN()-18+4;0))" office:value-type="float" office:value="-27">
            <text:p>-27</text:p>
          </table:table-cell>
          <table:table-cell table:style-name="ce80" table:formula="of:=IF([.H294]=&quot;&quot;;&quot;&quot;;[.H294]-VLOOKUP([.$C294];currentgear;COLUMN()-18+4;0))" office:value-type="float" office:value="-53">
            <text:p>-53</text:p>
          </table:table-cell>
          <table:table-cell table:style-name="ce80" table:formula="of:=IF([.I294]=&quot;&quot;;&quot;&quot;;[.I294]-VLOOKUP([.$C294];currentgear;COLUMN()-18+4;0))" office:value-type="float" office:value="-5">
            <text:p>-5</text:p>
          </table:table-cell>
          <table:table-cell table:style-name="ce80" table:formula="of:=IF([.J294]=&quot;&quot;;&quot;&quot;;[.J294]-VLOOKUP([.$C294];currentgear;COLUMN()-18+4;0))" office:value-type="float" office:value="1">
            <text:p>1</text:p>
          </table:table-cell>
          <table:table-cell table:style-name="ce80" table:formula="of:=IF([.K294]=&quot;&quot;;&quot;&quot;;[.K294]-VLOOKUP([.$C294];currentgear;COLUMN()-18+4;0))" office:value-type="float" office:value="-9">
            <text:p>-9</text:p>
          </table:table-cell>
          <table:table-cell table:style-name="ce80" table:formula="of:=IF([.L294]=&quot;&quot;;&quot;&quot;;[.L294]-VLOOKUP([.$C294];currentgear;COLUMN()-18+4;0))" office:value-type="float" office:value="-13">
            <text:p>-1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5]=&quot;&quot;;&quot;&quot;;[.C295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office:value-type="float" office:value="42">
            <text:p>42</text:p>
          </table:table-cell>
          <table:table-cell office:value-type="string">
            <text:p>Valros 1000 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table:formula="of:=IF(OR([.F295]=&quot;&quot;;[.G295]=&quot;&quot;);&quot;&quot;;[.F295]+[.G295])" office:value-type="float" office:value="114">
            <text:p>11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ce68" table:formula="of:=IF(OR([.I295]=&quot;&quot;;[.K295]=&quot;&quot;;[.K295]=&quot;&quot;);&quot;&quot;;SUM([.I295:.K295]))" office:value-type="float" office:value="32">
            <text:p>32</text:p>
          </table:table-cell>
          <table:table-cell table:style-name="ce68" office:value-type="float" office:value="39500">
            <text:p>39.500</text:p>
          </table:table-cell>
          <table:table-cell/>
          <table:table-cell table:style-name="ce68"/>
          <table:table-cell/>
          <table:table-cell/>
          <table:table-cell table:style-name="ce80" table:formula="of:=IF([.F295]=&quot;&quot;;&quot;&quot;;[.F295]-VLOOKUP([.$C295];currentgear;COLUMN()-18+4;0))" office:value-type="float" office:value="-16">
            <text:p>-16</text:p>
          </table:table-cell>
          <table:table-cell table:style-name="ce80" table:formula="of:=IF([.G295]=&quot;&quot;;&quot;&quot;;[.G295]-VLOOKUP([.$C295];currentgear;COLUMN()-18+4;0))" office:value-type="float" office:value="2">
            <text:p>2</text:p>
          </table:table-cell>
          <table:table-cell table:style-name="ce80" table:formula="of:=IF([.H295]=&quot;&quot;;&quot;&quot;;[.H295]-VLOOKUP([.$C295];currentgear;COLUMN()-18+4;0))" office:value-type="float" office:value="-14">
            <text:p>-14</text:p>
          </table:table-cell>
          <table:table-cell table:style-name="ce80" table:formula="of:=IF([.I295]=&quot;&quot;;&quot;&quot;;[.I295]-VLOOKUP([.$C295];currentgear;COLUMN()-18+4;0))" office:value-type="float" office:value="-2">
            <text:p>-2</text:p>
          </table:table-cell>
          <table:table-cell table:style-name="ce80" table:formula="of:=IF([.J295]=&quot;&quot;;&quot;&quot;;[.J295]-VLOOKUP([.$C295];currentgear;COLUMN()-18+4;0))" office:value-type="float" office:value="-5">
            <text:p>-5</text:p>
          </table:table-cell>
          <table:table-cell table:style-name="ce80" table:formula="of:=IF([.K295]=&quot;&quot;;&quot;&quot;;[.K295]-VLOOKUP([.$C295];currentgear;COLUMN()-18+4;0))" office:value-type="float" office:value="2">
            <text:p>2</text:p>
          </table:table-cell>
          <table:table-cell table:style-name="ce80" table:formula="of:=IF([.L295]=&quot;&quot;;&quot;&quot;;[.L295]-VLOOKUP([.$C295];currentgear;COLUMN()-18+4;0))" office:value-type="float" office:value="-5">
            <text:p>-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6]=&quot;&quot;;&quot;&quot;;[.C296])" office:value-type="string" office:string-value="Vehicle Ground">
            <text:p>Vehicle Ground</text:p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office:value-type="float" office:value="45">
            <text:p>45</text:p>
          </table:table-cell>
          <table:table-cell office:value-type="string">
            <text:p>Rambler <text:s text:c="4"/>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table:formula="of:=IF(OR([.F296]=&quot;&quot;;[.G296]=&quot;&quot;);&quot;&quot;;[.F296]+[.G296])"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style-name="ce68" table:formula="of:=IF(OR([.I296]=&quot;&quot;;[.K296]=&quot;&quot;;[.K296]=&quot;&quot;);&quot;&quot;;SUM([.I296:.K296]))" office:value-type="float" office:value="37">
            <text:p>37</text:p>
          </table:table-cell>
          <table:table-cell table:style-name="ce68" office:value-type="float" office:value="88000">
            <text:p>88.000</text:p>
          </table:table-cell>
          <table:table-cell/>
          <table:table-cell table:style-name="ce68"/>
          <table:table-cell office:value-type="string">
            <text:p>x</text:p>
          </table:table-cell>
          <table:table-cell office:value-type="string">
            <text:p>*</text:p>
          </table:table-cell>
          <table:table-cell table:style-name="ce80" table:formula="of:=IF([.F296]=&quot;&quot;;&quot;&quot;;[.F296]-VLOOKUP([.$C296];currentgear;COLUMN()-18+4;0))" office:value-type="float" office:value="0">
            <text:p>0</text:p>
          </table:table-cell>
          <table:table-cell table:style-name="ce80" table:formula="of:=IF([.G296]=&quot;&quot;;&quot;&quot;;[.G296]-VLOOKUP([.$C296];currentgear;COLUMN()-18+4;0))" office:value-type="float" office:value="0">
            <text:p>0</text:p>
          </table:table-cell>
          <table:table-cell table:style-name="ce80" table:formula="of:=IF([.H296]=&quot;&quot;;&quot;&quot;;[.H296]-VLOOKUP([.$C296];currentgear;COLUMN()-18+4;0))" office:value-type="float" office:value="0">
            <text:p>0</text:p>
          </table:table-cell>
          <table:table-cell table:style-name="ce80" table:formula="of:=IF([.I296]=&quot;&quot;;&quot;&quot;;[.I296]-VLOOKUP([.$C296];currentgear;COLUMN()-18+4;0))" office:value-type="float" office:value="0">
            <text:p>0</text:p>
          </table:table-cell>
          <table:table-cell table:style-name="ce80" table:formula="of:=IF([.J296]=&quot;&quot;;&quot;&quot;;[.J296]-VLOOKUP([.$C296];currentgear;COLUMN()-18+4;0))" office:value-type="float" office:value="0">
            <text:p>0</text:p>
          </table:table-cell>
          <table:table-cell table:style-name="ce80" table:formula="of:=IF([.K296]=&quot;&quot;;&quot;&quot;;[.K296]-VLOOKUP([.$C296];currentgear;COLUMN()-18+4;0))" office:value-type="float" office:value="0">
            <text:p>0</text:p>
          </table:table-cell>
          <table:table-cell table:style-name="ce80" table:formula="of:=IF([.L296]=&quot;&quot;;&quot;&quot;;[.L296]-VLOOKUP([.$C296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7]=&quot;&quot;;&quot;&quot;;[.C297])">
            <text:p/>
          </table:table-cell>
          <table:table-cell office:value-type="string">
            <text:p>Neon Strip</text:p>
          </table:table-cell>
          <table:table-cell office:value-type="string">
            <text:p>Vehicle Ground</text:p>
          </table:table-cell>
          <table:table-cell office:value-type="float" office:value="53">
            <text:p>53</text:p>
          </table:table-cell>
          <table:table-cell office:value-type="string">
            <text:p>Chopper 124 Zed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table:formula="of:=IF(OR([.F297]=&quot;&quot;;[.G297]=&quot;&quot;);&quot;&quot;;[.F297]+[.G297])" office:value-type="float" office:value="157">
            <text:p>15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style-name="ce68" table:formula="of:=IF(OR([.I297]=&quot;&quot;;[.K297]=&quot;&quot;;[.K297]=&quot;&quot;);&quot;&quot;;SUM([.I297:.K297]))" office:value-type="float" office:value="52">
            <text:p>52</text:p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97]=&quot;&quot;;&quot;&quot;;[.F297]-VLOOKUP([.$C297];currentgear;COLUMN()-18+4;0))" office:value-type="float" office:value="19">
            <text:p>19</text:p>
          </table:table-cell>
          <table:table-cell table:style-name="ce80" table:formula="of:=IF([.G297]=&quot;&quot;;&quot;&quot;;[.G297]-VLOOKUP([.$C297];currentgear;COLUMN()-18+4;0))" office:value-type="float" office:value="10">
            <text:p>10</text:p>
          </table:table-cell>
          <table:table-cell table:style-name="ce80" table:formula="of:=IF([.H297]=&quot;&quot;;&quot;&quot;;[.H297]-VLOOKUP([.$C297];currentgear;COLUMN()-18+4;0))" office:value-type="float" office:value="29">
            <text:p>29</text:p>
          </table:table-cell>
          <table:table-cell table:style-name="ce80" table:formula="of:=IF([.I297]=&quot;&quot;;&quot;&quot;;[.I297]-VLOOKUP([.$C297];currentgear;COLUMN()-18+4;0))" office:value-type="float" office:value="5">
            <text:p>5</text:p>
          </table:table-cell>
          <table:table-cell table:style-name="ce80" table:formula="of:=IF([.J297]=&quot;&quot;;&quot;&quot;;[.J297]-VLOOKUP([.$C297];currentgear;COLUMN()-18+4;0))" office:value-type="float" office:value="15">
            <text:p>15</text:p>
          </table:table-cell>
          <table:table-cell table:style-name="ce80" table:formula="of:=IF([.K297]=&quot;&quot;;&quot;&quot;;[.K297]-VLOOKUP([.$C297];currentgear;COLUMN()-18+4;0))" office:value-type="float" office:value="-5">
            <text:p>-5</text:p>
          </table:table-cell>
          <table:table-cell table:style-name="ce80" table:formula="of:=IF([.L297]=&quot;&quot;;&quot;&quot;;[.L297]-VLOOKUP([.$C297];currentgear;COLUMN()-18+4;0))" office:value-type="float" office:value="15">
            <text:p>15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8]=&quot;&quot;;&quot;&quot;;[.C298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/>
          <table:table-cell office:value-type="string">
            <text:p>Side-by-side Shotgun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IF(OR([.F298]=&quot;&quot;;[.G298]=&quot;&quot;);&quot;&quot;;[.F298]+[.G298])"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8" table:formula="of:=IF(OR([.I298]=&quot;&quot;;[.K298]=&quot;&quot;;[.K298]=&quot;&quot;);&quot;&quot;;SUM([.I298:.K298]))" office:value-type="float" office:value="16">
            <text:p>16</text:p>
          </table:table-cell>
          <table:table-cell table:style-name="ce68" office:value-type="float" office:value="15800">
            <text:p>15.800</text:p>
          </table:table-cell>
          <table:table-cell/>
          <table:table-cell table:style-name="ce68"/>
          <table:table-cell/>
          <table:table-cell/>
          <table:table-cell table:style-name="ce80" table:formula="of:=IF([.F298]=&quot;&quot;;&quot;&quot;;[.F298]-VLOOKUP([.$C298];currentgear;COLUMN()-18+4;0))" office:value-type="float" office:value="-52">
            <text:p>-52</text:p>
          </table:table-cell>
          <table:table-cell table:style-name="ce80" table:formula="of:=IF([.G298]=&quot;&quot;;&quot;&quot;;[.G298]-VLOOKUP([.$C298];currentgear;COLUMN()-18+4;0))" office:value-type="float" office:value="-22">
            <text:p>-22</text:p>
          </table:table-cell>
          <table:table-cell table:style-name="ce80" table:formula="of:=IF([.H298]=&quot;&quot;;&quot;&quot;;[.H298]-VLOOKUP([.$C298];currentgear;COLUMN()-18+4;0))" office:value-type="float" office:value="-74">
            <text:p>-74</text:p>
          </table:table-cell>
          <table:table-cell table:style-name="ce80" table:formula="of:=IF([.I298]=&quot;&quot;;&quot;&quot;;[.I298]-VLOOKUP([.$C298];currentgear;COLUMN()-18+4;0))" office:value-type="float" office:value="-10">
            <text:p>-10</text:p>
          </table:table-cell>
          <table:table-cell table:style-name="ce80" table:formula="of:=IF([.J298]=&quot;&quot;;&quot;&quot;;[.J298]-VLOOKUP([.$C298];currentgear;COLUMN()-18+4;0))" office:value-type="float" office:value="-6">
            <text:p>-6</text:p>
          </table:table-cell>
          <table:table-cell table:style-name="ce80" table:formula="of:=IF([.K298]=&quot;&quot;;&quot;&quot;;[.K298]-VLOOKUP([.$C298];currentgear;COLUMN()-18+4;0))" office:value-type="float" office:value="-14">
            <text:p>-14</text:p>
          </table:table-cell>
          <table:table-cell table:style-name="ce80" table:formula="of:=IF([.L298]=&quot;&quot;;&quot;&quot;;[.L298]-VLOOKUP([.$C298];currentgear;COLUMN()-18+4;0))" office:value-type="float" office:value="-30">
            <text:p>-3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299]=&quot;&quot;;&quot;&quot;;[.C299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 office:value-type="float" office:value="27">
            <text:p>27</text:p>
          </table:table-cell>
          <table:table-cell office:value-type="string">
            <text:p>Assault Shotgun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IF(OR([.F299]=&quot;&quot;;[.G299]=&quot;&quot;);&quot;&quot;;[.F299]+[.G299])" office:value-type="float" office:value="43">
            <text:p>43</text:p>
          </table:table-cell>
          <table:table-cell table:number-columns-repeated="3"/>
          <table:table-cell table:style-name="ce68" table:formula="of:=IF(OR([.I299]=&quot;&quot;;[.K299]=&quot;&quot;;[.K299]=&quot;&quot;);&quot;&quot;;SUM([.I299:.K299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299]=&quot;&quot;;&quot;&quot;;[.F299]-VLOOKUP([.$C299];currentgear;COLUMN()-18+4;0))" office:value-type="float" office:value="-46">
            <text:p>-46</text:p>
          </table:table-cell>
          <table:table-cell table:style-name="ce80" table:formula="of:=IF([.G299]=&quot;&quot;;&quot;&quot;;[.G299]-VLOOKUP([.$C299];currentgear;COLUMN()-18+4;0))" office:value-type="float" office:value="-20">
            <text:p>-20</text:p>
          </table:table-cell>
          <table:table-cell table:style-name="ce80" table:formula="of:=IF([.H299]=&quot;&quot;;&quot;&quot;;[.H299]-VLOOKUP([.$C299];currentgear;COLUMN()-18+4;0))" office:value-type="float" office:value="-66">
            <text:p>-66</text:p>
          </table:table-cell>
          <table:table-cell table:style-name="ce80" table:formula="of:=IF([.I299]=&quot;&quot;;&quot;&quot;;[.I299]-VLOOKUP([.$C299];currentgear;COLUMN()-18+4;0))">
            <text:p/>
          </table:table-cell>
          <table:table-cell table:style-name="ce80" table:formula="of:=IF([.J299]=&quot;&quot;;&quot;&quot;;[.J299]-VLOOKUP([.$C299];currentgear;COLUMN()-18+4;0))">
            <text:p/>
          </table:table-cell>
          <table:table-cell table:style-name="ce80" table:formula="of:=IF([.K299]=&quot;&quot;;&quot;&quot;;[.K299]-VLOOKUP([.$C299];currentgear;COLUMN()-18+4;0))">
            <text:p/>
          </table:table-cell>
          <table:table-cell table:style-name="ce80" table:formula="of:=IF([.L299]=&quot;&quot;;&quot;&quot;;[.L299]-VLOOKUP([.$C299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0]=&quot;&quot;;&quot;&quot;;[.C300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 office:value-type="float" office:value="29">
            <text:p>29</text:p>
          </table:table-cell>
          <table:table-cell office:value-type="string">
            <text:p>Over Under Shotgun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formula="of:=IF(OR([.F300]=&quot;&quot;;[.G300]=&quot;&quot;);&quot;&quot;;[.F300]+[.G300])" office:value-type="float" office:value="46">
            <text:p>46</text:p>
          </table:table-cell>
          <table:table-cell table:number-columns-repeated="3"/>
          <table:table-cell table:style-name="ce68" table:formula="of:=IF(OR([.I300]=&quot;&quot;;[.K300]=&quot;&quot;;[.K300]=&quot;&quot;);&quot;&quot;;SUM([.I300:.K300]))">
            <text:p/>
          </table:table-cell>
          <table:table-cell table:style-name="ce68"/>
          <table:table-cell/>
          <table:table-cell table:style-name="ce68"/>
          <table:table-cell/>
          <table:table-cell table:style-name="ce69"/>
          <table:table-cell table:style-name="ce80" table:formula="of:=IF([.F300]=&quot;&quot;;&quot;&quot;;[.F300]-VLOOKUP([.$C300];currentgear;COLUMN()-18+4;0))" office:value-type="float" office:value="-39">
            <text:p>-39</text:p>
          </table:table-cell>
          <table:table-cell table:style-name="ce80" table:formula="of:=IF([.G300]=&quot;&quot;;&quot;&quot;;[.G300]-VLOOKUP([.$C300];currentgear;COLUMN()-18+4;0))" office:value-type="float" office:value="-24">
            <text:p>-24</text:p>
          </table:table-cell>
          <table:table-cell table:style-name="ce80" table:formula="of:=IF([.H300]=&quot;&quot;;&quot;&quot;;[.H300]-VLOOKUP([.$C300];currentgear;COLUMN()-18+4;0))" office:value-type="float" office:value="-63">
            <text:p>-63</text:p>
          </table:table-cell>
          <table:table-cell table:style-name="ce80" table:formula="of:=IF([.I300]=&quot;&quot;;&quot;&quot;;[.I300]-VLOOKUP([.$C300];currentgear;COLUMN()-18+4;0))">
            <text:p/>
          </table:table-cell>
          <table:table-cell table:style-name="ce80" table:formula="of:=IF([.J300]=&quot;&quot;;&quot;&quot;;[.J300]-VLOOKUP([.$C300];currentgear;COLUMN()-18+4;0))">
            <text:p/>
          </table:table-cell>
          <table:table-cell table:style-name="ce80" table:formula="of:=IF([.K300]=&quot;&quot;;&quot;&quot;;[.K300]-VLOOKUP([.$C300];currentgear;COLUMN()-18+4;0))">
            <text:p/>
          </table:table-cell>
          <table:table-cell table:style-name="ce80" table:formula="of:=IF([.L300]=&quot;&quot;;&quot;&quot;;[.L300]-VLOOKUP([.$C300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1]=&quot;&quot;;&quot;&quot;;[.C301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 office:value-type="float" office:value="46">
            <text:p>46</text:p>
          </table:table-cell>
          <table:table-cell office:value-type="string">
            <text:p>Sawed Off Shgun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table:formula="of:=IF(OR([.F301]=&quot;&quot;;[.G301]=&quot;&quot;);&quot;&quot;;[.F301]+[.G301])"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style-name="ce68" table:formula="of:=IF(OR([.I301]=&quot;&quot;;[.K301]=&quot;&quot;;[.K301]=&quot;&quot;);&quot;&quot;;SUM([.I301:.K301]))" office:value-type="float" office:value="37">
            <text:p>37</text:p>
          </table:table-cell>
          <table:table-cell table:style-name="ce68"/>
          <table:table-cell/>
          <table:table-cell table:style-name="ce68" office:value-type="float" office:value="24">
            <text:p>24</text:p>
          </table:table-cell>
          <table:table-cell/>
          <table:table-cell/>
          <table:table-cell table:style-name="ce80" table:formula="of:=IF([.F301]=&quot;&quot;;&quot;&quot;;[.F301]-VLOOKUP([.$C301];currentgear;COLUMN()-18+4;0))" office:value-type="float" office:value="-20">
            <text:p>-20</text:p>
          </table:table-cell>
          <table:table-cell table:style-name="ce80" table:formula="of:=IF([.G301]=&quot;&quot;;&quot;&quot;;[.G301]-VLOOKUP([.$C301];currentgear;COLUMN()-18+4;0))" office:value-type="float" office:value="1">
            <text:p>1</text:p>
          </table:table-cell>
          <table:table-cell table:style-name="ce80" table:formula="of:=IF([.H301]=&quot;&quot;;&quot;&quot;;[.H301]-VLOOKUP([.$C301];currentgear;COLUMN()-18+4;0))" office:value-type="float" office:value="-19">
            <text:p>-19</text:p>
          </table:table-cell>
          <table:table-cell table:style-name="ce80" table:formula="of:=IF([.I301]=&quot;&quot;;&quot;&quot;;[.I301]-VLOOKUP([.$C301];currentgear;COLUMN()-18+4;0))" office:value-type="float" office:value="-11">
            <text:p>-11</text:p>
          </table:table-cell>
          <table:table-cell table:style-name="ce80" table:formula="of:=IF([.J301]=&quot;&quot;;&quot;&quot;;[.J301]-VLOOKUP([.$C301];currentgear;COLUMN()-18+4;0))" office:value-type="float" office:value="9">
            <text:p>9</text:p>
          </table:table-cell>
          <table:table-cell table:style-name="ce80" table:formula="of:=IF([.K301]=&quot;&quot;;&quot;&quot;;[.K301]-VLOOKUP([.$C301];currentgear;COLUMN()-18+4;0))" office:value-type="float" office:value="-7">
            <text:p>-7</text:p>
          </table:table-cell>
          <table:table-cell table:style-name="ce80" table:formula="of:=IF([.L301]=&quot;&quot;;&quot;&quot;;[.L301]-VLOOKUP([.$C301];currentgear;COLUMN()-18+4;0))" office:value-type="float" office:value="-9">
            <text:p>-9</text:p>
          </table:table-cell>
          <table:table-cell table:style-name="ce80" table:number-columns-repeated="3"/>
          <table:table-cell office:value-type="string">
            <text:p>green</text:p>
          </table:table-cell>
          <table:table-cell table:number-columns-repeated="996"/>
        </table:table-row>
        <table:table-row table:style-name="ro2">
          <table:table-cell table:formula="of:=IF([.P302]=&quot;&quot;;&quot;&quot;;[.C302])">
            <text:p/>
          </table:table-cell>
          <table:table-cell office:value-type="string">
            <text:p>Bluebird Meadows</text:p>
          </table:table-cell>
          <table:table-cell office:value-type="string">
            <text:p>Weapon Heavy</text:p>
          </table:table-cell>
          <table:table-cell office:value-type="float" office:value="55">
            <text:p>55</text:p>
          </table:table-cell>
          <table:table-cell office:value-type="string">
            <text:p>SA-12 Shotgun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table:formula="of:=IF(OR([.F302]=&quot;&quot;;[.G302]=&quot;&quot;);&quot;&quot;;[.F302]+[.G302])"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style-name="ce68" table:formula="of:=IF(OR([.I302]=&quot;&quot;;[.K302]=&quot;&quot;;[.K302]=&quot;&quot;);&quot;&quot;;SUM([.I302:.K302]))" office:value-type="float" office:value="42">
            <text:p>42</text:p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02]=&quot;&quot;;&quot;&quot;;[.F302]-VLOOKUP([.$C302];currentgear;COLUMN()-18+4;0))" office:value-type="float" office:value="18">
            <text:p>18</text:p>
          </table:table-cell>
          <table:table-cell table:style-name="ce80" table:formula="of:=IF([.G302]=&quot;&quot;;&quot;&quot;;[.G302]-VLOOKUP([.$C302];currentgear;COLUMN()-18+4;0))" office:value-type="float" office:value="-23">
            <text:p>-23</text:p>
          </table:table-cell>
          <table:table-cell table:style-name="ce80" table:formula="of:=IF([.H302]=&quot;&quot;;&quot;&quot;;[.H302]-VLOOKUP([.$C302];currentgear;COLUMN()-18+4;0))" office:value-type="float" office:value="-5">
            <text:p>-5</text:p>
          </table:table-cell>
          <table:table-cell table:style-name="ce80" table:formula="of:=IF([.I302]=&quot;&quot;;&quot;&quot;;[.I302]-VLOOKUP([.$C302];currentgear;COLUMN()-18+4;0))" office:value-type="float" office:value="-11">
            <text:p>-11</text:p>
          </table:table-cell>
          <table:table-cell table:style-name="ce80" table:formula="of:=IF([.J302]=&quot;&quot;;&quot;&quot;;[.J302]-VLOOKUP([.$C302];currentgear;COLUMN()-18+4;0))" office:value-type="float" office:value="22">
            <text:p>22</text:p>
          </table:table-cell>
          <table:table-cell table:style-name="ce80" table:formula="of:=IF([.K302]=&quot;&quot;;&quot;&quot;;[.K302]-VLOOKUP([.$C302];currentgear;COLUMN()-18+4;0))" office:value-type="float" office:value="-15">
            <text:p>-15</text:p>
          </table:table-cell>
          <table:table-cell table:style-name="ce80" table:formula="of:=IF([.L302]=&quot;&quot;;&quot;&quot;;[.L302]-VLOOKUP([.$C302];currentgear;COLUMN()-18+4;0))" office:value-type="float" office:value="-4">
            <text:p>-4</text:p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303]=&quot;&quot;;&quot;&quot;;[.C303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31">
            <text:p>31</text:p>
          </table:table-cell>
          <table:table-cell office:value-type="string">
            <text:p>unlocks</text:p>
          </table:table-cell>
          <table:table-cell table:number-columns-repeated="2"/>
          <table:table-cell table:formula="of:=IF(OR([.F303]=&quot;&quot;;[.G303]=&quot;&quot;);&quot;&quot;;[.F303]+[.G303])">
            <text:p/>
          </table:table-cell>
          <table:table-cell table:number-columns-repeated="3"/>
          <table:table-cell table:style-name="ce68" table:formula="of:=IF(OR([.I303]=&quot;&quot;;[.K303]=&quot;&quot;;[.K303]=&quot;&quot;);&quot;&quot;;SUM([.I303:.K30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03]=&quot;&quot;;&quot;&quot;;[.F303]-VLOOKUP([.$C303];currentgear;COLUMN()-18+4;0))">
            <text:p/>
          </table:table-cell>
          <table:table-cell table:style-name="ce80" table:formula="of:=IF([.G303]=&quot;&quot;;&quot;&quot;;[.G303]-VLOOKUP([.$C303];currentgear;COLUMN()-18+4;0))">
            <text:p/>
          </table:table-cell>
          <table:table-cell table:style-name="ce80" table:formula="of:=IF([.H303]=&quot;&quot;;&quot;&quot;;[.H303]-VLOOKUP([.$C303];currentgear;COLUMN()-18+4;0))">
            <text:p/>
          </table:table-cell>
          <table:table-cell table:style-name="ce80" table:formula="of:=IF([.I303]=&quot;&quot;;&quot;&quot;;[.I303]-VLOOKUP([.$C303];currentgear;COLUMN()-18+4;0))">
            <text:p/>
          </table:table-cell>
          <table:table-cell table:style-name="ce80" table:formula="of:=IF([.J303]=&quot;&quot;;&quot;&quot;;[.J303]-VLOOKUP([.$C303];currentgear;COLUMN()-18+4;0))">
            <text:p/>
          </table:table-cell>
          <table:table-cell table:style-name="ce80" table:formula="of:=IF([.K303]=&quot;&quot;;&quot;&quot;;[.K303]-VLOOKUP([.$C303];currentgear;COLUMN()-18+4;0))">
            <text:p/>
          </table:table-cell>
          <table:table-cell table:style-name="ce80" table:formula="of:=IF([.L303]=&quot;&quot;;&quot;&quot;;[.L303]-VLOOKUP([.$C30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4]=&quot;&quot;;&quot;&quot;;[.C304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38">
            <text:p>38</text:p>
          </table:table-cell>
          <table:table-cell office:value-type="string">
            <text:p>Swap Boat <text:s text:c="2"/>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table:formula="of:=IF(OR([.F304]=&quot;&quot;;[.G304]=&quot;&quot;);&quot;&quot;;[.F304]+[.G304])"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style-name="ce68" table:formula="of:=IF(OR([.I304]=&quot;&quot;;[.K304]=&quot;&quot;;[.K304]=&quot;&quot;);&quot;&quot;;SUM([.I304:.K304]))" office:value-type="float" office:value="31">
            <text:p>31</text:p>
          </table:table-cell>
          <table:table-cell table:style-name="ce68"/>
          <table:table-cell/>
          <table:table-cell table:style-name="ce68" office:value-type="float" office:value="18">
            <text:p>18</text:p>
          </table:table-cell>
          <table:table-cell/>
          <table:table-cell/>
          <table:table-cell table:style-name="ce80" table:formula="of:=IF([.F304]=&quot;&quot;;&quot;&quot;;[.F304]-VLOOKUP([.$C304];currentgear;COLUMN()-18+4;0))" office:value-type="float" office:value="-8">
            <text:p>-8</text:p>
          </table:table-cell>
          <table:table-cell table:style-name="ce80" table:formula="of:=IF([.G304]=&quot;&quot;;&quot;&quot;;[.G304]-VLOOKUP([.$C304];currentgear;COLUMN()-18+4;0))" office:value-type="float" office:value="-15">
            <text:p>-15</text:p>
          </table:table-cell>
          <table:table-cell table:style-name="ce80" table:formula="of:=IF([.H304]=&quot;&quot;;&quot;&quot;;[.H304]-VLOOKUP([.$C304];currentgear;COLUMN()-18+4;0))" office:value-type="float" office:value="-23">
            <text:p>-23</text:p>
          </table:table-cell>
          <table:table-cell table:style-name="ce80" table:formula="of:=IF([.I304]=&quot;&quot;;&quot;&quot;;[.I304]-VLOOKUP([.$C304];currentgear;COLUMN()-18+4;0))" office:value-type="float" office:value="4">
            <text:p>4</text:p>
          </table:table-cell>
          <table:table-cell table:style-name="ce80" table:formula="of:=IF([.J304]=&quot;&quot;;&quot;&quot;;[.J304]-VLOOKUP([.$C304];currentgear;COLUMN()-18+4;0))" office:value-type="float" office:value="-3">
            <text:p>-3</text:p>
          </table:table-cell>
          <table:table-cell table:style-name="ce80" table:formula="of:=IF([.K304]=&quot;&quot;;&quot;&quot;;[.K304]-VLOOKUP([.$C304];currentgear;COLUMN()-18+4;0))" office:value-type="float" office:value="-4">
            <text:p>-4</text:p>
          </table:table-cell>
          <table:table-cell table:style-name="ce80" table:formula="of:=IF([.L304]=&quot;&quot;;&quot;&quot;;[.L304]-VLOOKUP([.$C304];currentgear;COLUMN()-18+4;0))" office:value-type="float" office:value="-3">
            <text:p>-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5]=&quot;&quot;;&quot;&quot;;[.C305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43">
            <text:p>43</text:p>
          </table:table-cell>
          <table:table-cell office:value-type="string">
            <text:p>Homemade Sub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table:formula="of:=IF(OR([.F305]=&quot;&quot;;[.G305]=&quot;&quot;);&quot;&quot;;[.F305]+[.G305])" office:value-type="float" office:value="121">
            <text:p>121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68" table:formula="of:=IF(OR([.I305]=&quot;&quot;;[.K305]=&quot;&quot;;[.K305]=&quot;&quot;);&quot;&quot;;SUM([.I305:.K305]))" office:value-type="float" office:value="30">
            <text:p>30</text:p>
          </table:table-cell>
          <table:table-cell table:style-name="ce68" office:value-type="float" office:value="42500">
            <text:p>42.500</text:p>
          </table:table-cell>
          <table:table-cell/>
          <table:table-cell table:style-name="ce68"/>
          <table:table-cell/>
          <table:table-cell/>
          <table:table-cell table:style-name="ce80" table:formula="of:=IF([.F305]=&quot;&quot;;&quot;&quot;;[.F305]-VLOOKUP([.$C305];currentgear;COLUMN()-18+4;0))" office:value-type="float" office:value="-9">
            <text:p>-9</text:p>
          </table:table-cell>
          <table:table-cell table:style-name="ce80" table:formula="of:=IF([.G305]=&quot;&quot;;&quot;&quot;;[.G305]-VLOOKUP([.$C305];currentgear;COLUMN()-18+4;0))" office:value-type="float" office:value="4">
            <text:p>4</text:p>
          </table:table-cell>
          <table:table-cell table:style-name="ce80" table:formula="of:=IF([.H305]=&quot;&quot;;&quot;&quot;;[.H305]-VLOOKUP([.$C305];currentgear;COLUMN()-18+4;0))" office:value-type="float" office:value="-5">
            <text:p>-5</text:p>
          </table:table-cell>
          <table:table-cell table:style-name="ce80" table:formula="of:=IF([.I305]=&quot;&quot;;&quot;&quot;;[.I305]-VLOOKUP([.$C305];currentgear;COLUMN()-18+4;0))" office:value-type="float" office:value="-1">
            <text:p>-1</text:p>
          </table:table-cell>
          <table:table-cell table:style-name="ce80" table:formula="of:=IF([.J305]=&quot;&quot;;&quot;&quot;;[.J305]-VLOOKUP([.$C305];currentgear;COLUMN()-18+4;0))" office:value-type="float" office:value="-6">
            <text:p>-6</text:p>
          </table:table-cell>
          <table:table-cell table:style-name="ce80" table:formula="of:=IF([.K305]=&quot;&quot;;&quot;&quot;;[.K305]-VLOOKUP([.$C305];currentgear;COLUMN()-18+4;0))" office:value-type="float" office:value="3">
            <text:p>3</text:p>
          </table:table-cell>
          <table:table-cell table:style-name="ce80" table:formula="of:=IF([.L305]=&quot;&quot;;&quot;&quot;;[.L305]-VLOOKUP([.$C305];currentgear;COLUMN()-18+4;0))" office:value-type="float" office:value="-4">
            <text:p>-4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6]=&quot;&quot;;&quot;&quot;;[.C306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69">
            <text:p>69</text:p>
          </table:table-cell>
          <table:table-cell office:value-type="string">
            <text:p>Super Yatch</text:p>
          </table:table-cell>
          <table:table-cell office:value-type="float" office:value="119">
            <text:p>119</text:p>
          </table:table-cell>
          <table:table-cell office:value-type="float" office:value="88">
            <text:p>88</text:p>
          </table:table-cell>
          <table:table-cell table:formula="of:=IF(OR([.F306]=&quot;&quot;;[.G306]=&quot;&quot;);&quot;&quot;;[.F306]+[.G306])" office:value-type="float" office:value="207">
            <text:p>207</text:p>
          </table:table-cell>
          <table:table-cell table:number-columns-repeated="3"/>
          <table:table-cell table:style-name="ce68" table:formula="of:=IF(OR([.I306]=&quot;&quot;;[.K306]=&quot;&quot;;[.K306]=&quot;&quot;);&quot;&quot;;SUM([.I306:.K306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06]=&quot;&quot;;&quot;&quot;;[.F306]-VLOOKUP([.$C306];currentgear;COLUMN()-18+4;0))" office:value-type="float" office:value="62">
            <text:p>62</text:p>
          </table:table-cell>
          <table:table-cell table:style-name="ce80" table:formula="of:=IF([.G306]=&quot;&quot;;&quot;&quot;;[.G306]-VLOOKUP([.$C306];currentgear;COLUMN()-18+4;0))" office:value-type="float" office:value="19">
            <text:p>19</text:p>
          </table:table-cell>
          <table:table-cell table:style-name="ce80" table:formula="of:=IF([.H306]=&quot;&quot;;&quot;&quot;;[.H306]-VLOOKUP([.$C306];currentgear;COLUMN()-18+4;0))" office:value-type="float" office:value="81">
            <text:p>81</text:p>
          </table:table-cell>
          <table:table-cell table:style-name="ce80" table:formula="of:=IF([.I306]=&quot;&quot;;&quot;&quot;;[.I306]-VLOOKUP([.$C306];currentgear;COLUMN()-18+4;0))">
            <text:p/>
          </table:table-cell>
          <table:table-cell table:style-name="ce80" table:formula="of:=IF([.J306]=&quot;&quot;;&quot;&quot;;[.J306]-VLOOKUP([.$C306];currentgear;COLUMN()-18+4;0))">
            <text:p/>
          </table:table-cell>
          <table:table-cell table:style-name="ce80" table:formula="of:=IF([.K306]=&quot;&quot;;&quot;&quot;;[.K306]-VLOOKUP([.$C306];currentgear;COLUMN()-18+4;0))">
            <text:p/>
          </table:table-cell>
          <table:table-cell table:style-name="ce80" table:formula="of:=IF([.L306]=&quot;&quot;;&quot;&quot;;[.L306]-VLOOKUP([.$C306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7]=&quot;&quot;;&quot;&quot;;[.C307])">
            <text:p/>
          </table:table-cell>
          <table:table-cell office:value-type="string">
            <text:p>Westside Warf</text:p>
          </table:table-cell>
          <table:table-cell office:value-type="string">
            <text:p>Vehicle Water</text:p>
          </table:table-cell>
          <table:table-cell office:value-type="float" office:value="93">
            <text:p>93</text:p>
          </table:table-cell>
          <table:table-cell office:value-type="string">
            <text:p>Luxury Junk Ship</text:p>
          </table:table-cell>
          <table:table-cell office:value-type="float" office:value="157">
            <text:p>157</text:p>
          </table:table-cell>
          <table:table-cell office:value-type="float" office:value="142">
            <text:p>142</text:p>
          </table:table-cell>
          <table:table-cell table:formula="of:=IF(OR([.F307]=&quot;&quot;;[.G307]=&quot;&quot;);&quot;&quot;;[.F307]+[.G307])" office:value-type="float" office:value="299">
            <text:p>299</text:p>
          </table:table-cell>
          <table:table-cell table:number-columns-repeated="3"/>
          <table:table-cell table:style-name="ce68" table:formula="of:=IF(OR([.I307]=&quot;&quot;;[.K307]=&quot;&quot;;[.K307]=&quot;&quot;);&quot;&quot;;SUM([.I307:.K307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07]=&quot;&quot;;&quot;&quot;;[.F307]-VLOOKUP([.$C307];currentgear;COLUMN()-18+4;0))" office:value-type="float" office:value="100">
            <text:p>100</text:p>
          </table:table-cell>
          <table:table-cell table:style-name="ce80" table:formula="of:=IF([.G307]=&quot;&quot;;&quot;&quot;;[.G307]-VLOOKUP([.$C307];currentgear;COLUMN()-18+4;0))" office:value-type="float" office:value="73">
            <text:p>73</text:p>
          </table:table-cell>
          <table:table-cell table:style-name="ce80" table:formula="of:=IF([.H307]=&quot;&quot;;&quot;&quot;;[.H307]-VLOOKUP([.$C307];currentgear;COLUMN()-18+4;0))" office:value-type="float" office:value="173">
            <text:p>173</text:p>
          </table:table-cell>
          <table:table-cell table:style-name="ce80" table:formula="of:=IF([.I307]=&quot;&quot;;&quot;&quot;;[.I307]-VLOOKUP([.$C307];currentgear;COLUMN()-18+4;0))">
            <text:p/>
          </table:table-cell>
          <table:table-cell table:style-name="ce80" table:formula="of:=IF([.J307]=&quot;&quot;;&quot;&quot;;[.J307]-VLOOKUP([.$C307];currentgear;COLUMN()-18+4;0))">
            <text:p/>
          </table:table-cell>
          <table:table-cell table:style-name="ce80" table:formula="of:=IF([.K307]=&quot;&quot;;&quot;&quot;;[.K307]-VLOOKUP([.$C307];currentgear;COLUMN()-18+4;0))">
            <text:p/>
          </table:table-cell>
          <table:table-cell table:style-name="ce80" table:formula="of:=IF([.L307]=&quot;&quot;;&quot;&quot;;[.L307]-VLOOKUP([.$C307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8]=&quot;&quot;;&quot;&quot;;[.C308])">
            <text:p/>
          </table:table-cell>
          <table:table-cell office:value-type="string">
            <text:p>Craft</text:p>
          </table:table-cell>
          <table:table-cell office:value-type="string">
            <text:p>Weapon Light</text:p>
          </table:table-cell>
          <table:table-cell office:value-type="float" office:value="10">
            <text:p>10</text:p>
          </table:table-cell>
          <table:table-cell office:value-type="string">
            <text:p>Handgun B3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IF(OR([.F308]=&quot;&quot;;[.G308]=&quot;&quot;);&quot;&quot;;[.F308]+[.G308])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8" table:formula="of:=IF(OR([.I308]=&quot;&quot;;[.K308]=&quot;&quot;;[.K308]=&quot;&quot;);&quot;&quot;;SUM([.I308:.K308]))" office:value-type="float" office:value="7">
            <text:p>7</text:p>
          </table:table-cell>
          <table:table-cell table:style-name="ce68" office:value-type="float" office:value="0">
            <text:p>0</text:p>
          </table:table-cell>
          <table:table-cell/>
          <table:table-cell table:style-name="ce68"/>
          <table:table-cell/>
          <table:table-cell/>
          <table:table-cell table:style-name="ce80" table:formula="of:=IF([.F308]=&quot;&quot;;&quot;&quot;;[.F308]-VLOOKUP([.$C308];currentgear;COLUMN()-18+4;0))" office:value-type="float" office:value="-74">
            <text:p>-74</text:p>
          </table:table-cell>
          <table:table-cell table:style-name="ce80" table:formula="of:=IF([.G308]=&quot;&quot;;&quot;&quot;;[.G308]-VLOOKUP([.$C308];currentgear;COLUMN()-18+4;0))" office:value-type="float" office:value="-14">
            <text:p>-14</text:p>
          </table:table-cell>
          <table:table-cell table:style-name="ce80" table:formula="of:=IF([.H308]=&quot;&quot;;&quot;&quot;;[.H308]-VLOOKUP([.$C308];currentgear;COLUMN()-18+4;0))" office:value-type="float" office:value="-88">
            <text:p>-88</text:p>
          </table:table-cell>
          <table:table-cell table:style-name="ce80" table:formula="of:=IF([.I308]=&quot;&quot;;&quot;&quot;;[.I308]-VLOOKUP([.$C308];currentgear;COLUMN()-18+4;0))" office:value-type="float" office:value="-28">
            <text:p>-28</text:p>
          </table:table-cell>
          <table:table-cell table:style-name="ce80" table:formula="of:=IF([.J308]=&quot;&quot;;&quot;&quot;;[.J308]-VLOOKUP([.$C308];currentgear;COLUMN()-18+4;0))" office:value-type="float" office:value="2">
            <text:p>2</text:p>
          </table:table-cell>
          <table:table-cell table:style-name="ce80" table:formula="of:=IF([.K308]=&quot;&quot;;&quot;&quot;;[.K308]-VLOOKUP([.$C308];currentgear;COLUMN()-18+4;0))" office:value-type="float" office:value="-13">
            <text:p>-13</text:p>
          </table:table-cell>
          <table:table-cell table:style-name="ce80" table:formula="of:=IF([.L308]=&quot;&quot;;&quot;&quot;;[.L308]-VLOOKUP([.$C308];currentgear;COLUMN()-18+4;0))" office:value-type="float" office:value="-39">
            <text:p>-39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09]=&quot;&quot;;&quot;&quot;;[.C309])">
            <text:p/>
          </table:table-cell>
          <table:table-cell office:value-type="string">
            <text:p>Craft</text:p>
          </table:table-cell>
          <table:table-cell office:value-type="string">
            <text:p>Armor Upper</text:p>
          </table:table-cell>
          <table:table-cell office:value-type="float" office:value="12">
            <text:p>12</text:p>
          </table:table-cell>
          <table:table-cell office:value-type="string">
            <text:p>Anti-Stab Vest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IF(OR([.F309]=&quot;&quot;;[.G309]=&quot;&quot;);&quot;&quot;;[.F309]+[.G309])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8" table:formula="of:=IF(OR([.I309]=&quot;&quot;;[.K309]=&quot;&quot;;[.K309]=&quot;&quot;);&quot;&quot;;SUM([.I309:.K309]))" office:value-type="float" office:value="7">
            <text:p>7</text:p>
          </table:table-cell>
          <table:table-cell table:style-name="ce68" office:value-type="float" office:value="0">
            <text:p>0</text:p>
          </table:table-cell>
          <table:table-cell/>
          <table:table-cell table:style-name="ce68"/>
          <table:table-cell/>
          <table:table-cell/>
          <table:table-cell table:style-name="ce80" table:formula="of:=IF([.F309]=&quot;&quot;;&quot;&quot;;[.F309]-VLOOKUP([.$C309];currentgear;COLUMN()-18+4;0))" office:value-type="float" office:value="-19">
            <text:p>-19</text:p>
          </table:table-cell>
          <table:table-cell table:style-name="ce80" table:formula="of:=IF([.G309]=&quot;&quot;;&quot;&quot;;[.G309]-VLOOKUP([.$C309];currentgear;COLUMN()-18+4;0))" office:value-type="float" office:value="-44">
            <text:p>-44</text:p>
          </table:table-cell>
          <table:table-cell table:style-name="ce80" table:formula="of:=IF([.H309]=&quot;&quot;;&quot;&quot;;[.H309]-VLOOKUP([.$C309];currentgear;COLUMN()-18+4;0))" office:value-type="float" office:value="-63">
            <text:p>-63</text:p>
          </table:table-cell>
          <table:table-cell table:style-name="ce80" table:formula="of:=IF([.I309]=&quot;&quot;;&quot;&quot;;[.I309]-VLOOKUP([.$C309];currentgear;COLUMN()-18+4;0))" office:value-type="float" office:value="-9">
            <text:p>-9</text:p>
          </table:table-cell>
          <table:table-cell table:style-name="ce80" table:formula="of:=IF([.J309]=&quot;&quot;;&quot;&quot;;[.J309]-VLOOKUP([.$C309];currentgear;COLUMN()-18+4;0))" office:value-type="float" office:value="-2">
            <text:p>-2</text:p>
          </table:table-cell>
          <table:table-cell table:style-name="ce80" table:formula="of:=IF([.K309]=&quot;&quot;;&quot;&quot;;[.K309]-VLOOKUP([.$C309];currentgear;COLUMN()-18+4;0))" office:value-type="float" office:value="-9">
            <text:p>-9</text:p>
          </table:table-cell>
          <table:table-cell table:style-name="ce80" table:formula="of:=IF([.L309]=&quot;&quot;;&quot;&quot;;[.L309]-VLOOKUP([.$C309];currentgear;COLUMN()-18+4;0))" office:value-type="float" office:value="-20">
            <text:p>-2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0]=&quot;&quot;;&quot;&quot;;[.C310])">
            <text:p/>
          </table:table-cell>
          <table:table-cell office:value-type="string">
            <text:p>Craft</text:p>
          </table:table-cell>
          <table:table-cell office:value-type="string">
            <text:p>Weapon Light</text:p>
          </table:table-cell>
          <table:table-cell office:value-type="float" office:value="14">
            <text:p>14</text:p>
          </table:table-cell>
          <table:table-cell office:value-type="string">
            <text:p>Silenced B3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IF(OR([.F310]=&quot;&quot;;[.G310]=&quot;&quot;);&quot;&quot;;[.F310]+[.G310])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8" table:formula="of:=IF(OR([.I310]=&quot;&quot;;[.K310]=&quot;&quot;;[.K310]=&quot;&quot;);&quot;&quot;;SUM([.I310:.K310]))" office:value-type="float" office:value="7">
            <text:p>7</text:p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10]=&quot;&quot;;&quot;&quot;;[.F310]-VLOOKUP([.$C310];currentgear;COLUMN()-18+4;0))" office:value-type="float" office:value="-68">
            <text:p>-68</text:p>
          </table:table-cell>
          <table:table-cell table:style-name="ce80" table:formula="of:=IF([.G310]=&quot;&quot;;&quot;&quot;;[.G310]-VLOOKUP([.$C310];currentgear;COLUMN()-18+4;0))" office:value-type="float" office:value="-14">
            <text:p>-14</text:p>
          </table:table-cell>
          <table:table-cell table:style-name="ce80" table:formula="of:=IF([.H310]=&quot;&quot;;&quot;&quot;;[.H310]-VLOOKUP([.$C310];currentgear;COLUMN()-18+4;0))" office:value-type="float" office:value="-82">
            <text:p>-82</text:p>
          </table:table-cell>
          <table:table-cell table:style-name="ce80" table:formula="of:=IF([.I310]=&quot;&quot;;&quot;&quot;;[.I310]-VLOOKUP([.$C310];currentgear;COLUMN()-18+4;0))" office:value-type="float" office:value="-28">
            <text:p>-28</text:p>
          </table:table-cell>
          <table:table-cell table:style-name="ce80" table:formula="of:=IF([.J310]=&quot;&quot;;&quot;&quot;;[.J310]-VLOOKUP([.$C310];currentgear;COLUMN()-18+4;0))" office:value-type="float" office:value="2">
            <text:p>2</text:p>
          </table:table-cell>
          <table:table-cell table:style-name="ce80" table:formula="of:=IF([.K310]=&quot;&quot;;&quot;&quot;;[.K310]-VLOOKUP([.$C310];currentgear;COLUMN()-18+4;0))" office:value-type="float" office:value="-13">
            <text:p>-13</text:p>
          </table:table-cell>
          <table:table-cell table:style-name="ce80" table:formula="of:=IF([.L310]=&quot;&quot;;&quot;&quot;;[.L310]-VLOOKUP([.$C310];currentgear;COLUMN()-18+4;0))" office:value-type="float" office:value="-39">
            <text:p>-39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1]=&quot;&quot;;&quot;&quot;;[.C311])">
            <text:p/>
          </table:table-cell>
          <table:table-cell office:value-type="string">
            <text:p>Craft</text:p>
          </table:table-cell>
          <table:table-cell office:value-type="string">
            <text:p>Weapon Light</text:p>
          </table:table-cell>
          <table:table-cell/>
          <table:table-cell office:value-type="string">
            <text:p>Assisted Knife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formula="of:=IF(OR([.F311]=&quot;&quot;;[.G311]=&quot;&quot;);&quot;&quot;;[.F311]+[.G311])"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8" table:formula="of:=IF(OR([.I311]=&quot;&quot;;[.K311]=&quot;&quot;;[.K311]=&quot;&quot;);&quot;&quot;;SUM([.I311:.K311]))" office:value-type="float" office:value="14">
            <text:p>14</text:p>
          </table:table-cell>
          <table:table-cell table:style-name="ce68" office:value-type="float" office:value="0">
            <text:p>0</text:p>
          </table:table-cell>
          <table:table-cell/>
          <table:table-cell table:style-name="ce68"/>
          <table:table-cell/>
          <table:table-cell/>
          <table:table-cell table:style-name="ce80" table:formula="of:=IF([.F311]=&quot;&quot;;&quot;&quot;;[.F311]-VLOOKUP([.$C311];currentgear;COLUMN()-18+4;0))" office:value-type="float" office:value="-57">
            <text:p>-57</text:p>
          </table:table-cell>
          <table:table-cell table:style-name="ce80" table:formula="of:=IF([.G311]=&quot;&quot;;&quot;&quot;;[.G311]-VLOOKUP([.$C311];currentgear;COLUMN()-18+4;0))" office:value-type="float" office:value="-13">
            <text:p>-13</text:p>
          </table:table-cell>
          <table:table-cell table:style-name="ce80" table:formula="of:=IF([.H311]=&quot;&quot;;&quot;&quot;;[.H311]-VLOOKUP([.$C311];currentgear;COLUMN()-18+4;0))" office:value-type="float" office:value="-70">
            <text:p>-70</text:p>
          </table:table-cell>
          <table:table-cell table:style-name="ce80" table:formula="of:=IF([.I311]=&quot;&quot;;&quot;&quot;;[.I311]-VLOOKUP([.$C311];currentgear;COLUMN()-18+4;0))" office:value-type="float" office:value="-22">
            <text:p>-22</text:p>
          </table:table-cell>
          <table:table-cell table:style-name="ce80" table:formula="of:=IF([.J311]=&quot;&quot;;&quot;&quot;;[.J311]-VLOOKUP([.$C311];currentgear;COLUMN()-18+4;0))" office:value-type="float" office:value="-1">
            <text:p>-1</text:p>
          </table:table-cell>
          <table:table-cell table:style-name="ce80" table:formula="of:=IF([.K311]=&quot;&quot;;&quot;&quot;;[.K311]-VLOOKUP([.$C311];currentgear;COLUMN()-18+4;0))" office:value-type="float" office:value="-9">
            <text:p>-9</text:p>
          </table:table-cell>
          <table:table-cell table:style-name="ce80" table:formula="of:=IF([.L311]=&quot;&quot;;&quot;&quot;;[.L311]-VLOOKUP([.$C311];currentgear;COLUMN()-18+4;0))" office:value-type="float" office:value="-32">
            <text:p>-32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2]=&quot;&quot;;&quot;&quot;;[.C312])">
            <text:p/>
          </table:table-cell>
          <table:table-cell office:value-type="string">
            <text:p>Craft</text:p>
          </table:table-cell>
          <table:table-cell office:value-type="string">
            <text:p>Armor Upper</text:p>
          </table:table-cell>
          <table:table-cell/>
          <table:table-cell office:value-type="string">
            <text:p>Bulletproof Ves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IF(OR([.F312]=&quot;&quot;;[.G312]=&quot;&quot;);&quot;&quot;;[.F312]+[.G312])"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68" table:formula="of:=IF(OR([.I312]=&quot;&quot;;[.K312]=&quot;&quot;;[.K312]=&quot;&quot;);&quot;&quot;;SUM([.I312:.K312]))" office:value-type="float" office:value="9">
            <text:p>9</text:p>
          </table:table-cell>
          <table:table-cell table:style-name="ce68" office:value-type="float" office:value="0">
            <text:p>0</text:p>
          </table:table-cell>
          <table:table-cell/>
          <table:table-cell table:style-name="ce68"/>
          <table:table-cell/>
          <table:table-cell/>
          <table:table-cell table:style-name="ce80" table:formula="of:=IF([.F312]=&quot;&quot;;&quot;&quot;;[.F312]-VLOOKUP([.$C312];currentgear;COLUMN()-18+4;0))" office:value-type="float" office:value="-18">
            <text:p>-18</text:p>
          </table:table-cell>
          <table:table-cell table:style-name="ce80" table:formula="of:=IF([.G312]=&quot;&quot;;&quot;&quot;;[.G312]-VLOOKUP([.$C312];currentgear;COLUMN()-18+4;0))" office:value-type="float" office:value="-38">
            <text:p>-38</text:p>
          </table:table-cell>
          <table:table-cell table:style-name="ce80" table:formula="of:=IF([.H312]=&quot;&quot;;&quot;&quot;;[.H312]-VLOOKUP([.$C312];currentgear;COLUMN()-18+4;0))" office:value-type="float" office:value="-56">
            <text:p>-56</text:p>
          </table:table-cell>
          <table:table-cell table:style-name="ce80" table:formula="of:=IF([.I312]=&quot;&quot;;&quot;&quot;;[.I312]-VLOOKUP([.$C312];currentgear;COLUMN()-18+4;0))" office:value-type="float" office:value="-9">
            <text:p>-9</text:p>
          </table:table-cell>
          <table:table-cell table:style-name="ce80" table:formula="of:=IF([.J312]=&quot;&quot;;&quot;&quot;;[.J312]-VLOOKUP([.$C312];currentgear;COLUMN()-18+4;0))" office:value-type="float" office:value="-1">
            <text:p>-1</text:p>
          </table:table-cell>
          <table:table-cell table:style-name="ce80" table:formula="of:=IF([.K312]=&quot;&quot;;&quot;&quot;;[.K312]-VLOOKUP([.$C312];currentgear;COLUMN()-18+4;0))" office:value-type="float" office:value="-8">
            <text:p>-8</text:p>
          </table:table-cell>
          <table:table-cell table:style-name="ce80" table:formula="of:=IF([.L312]=&quot;&quot;;&quot;&quot;;[.L312]-VLOOKUP([.$C312];currentgear;COLUMN()-18+4;0))" office:value-type="float" office:value="-18">
            <text:p>-18</text:p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313]=&quot;&quot;;&quot;&quot;;[.C313])">
            <text:p/>
          </table:table-cell>
          <table:table-cell office:value-type="string">
            <text:p>Cassino Row</text:p>
          </table:table-cell>
          <table:table-cell office:value-type="string">
            <text:p>Clothing</text:p>
          </table:table-cell>
          <table:table-cell table:number-columns-repeated="2"/>
          <table:table-cell table:number-columns-repeated="2"/>
          <table:table-cell table:formula="of:=IF(OR([.F313]=&quot;&quot;;[.G313]=&quot;&quot;);&quot;&quot;;[.F313]+[.G313])">
            <text:p/>
          </table:table-cell>
          <table:table-cell table:number-columns-repeated="3"/>
          <table:table-cell table:style-name="ce68" table:formula="of:=IF(OR([.I313]=&quot;&quot;;[.K313]=&quot;&quot;;[.K313]=&quot;&quot;);&quot;&quot;;SUM([.I313:.K313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13]=&quot;&quot;;&quot;&quot;;[.F313]-VLOOKUP([.$C313];currentgear;COLUMN()-18+4;0))">
            <text:p/>
          </table:table-cell>
          <table:table-cell table:style-name="ce80" table:formula="of:=IF([.G313]=&quot;&quot;;&quot;&quot;;[.G313]-VLOOKUP([.$C313];currentgear;COLUMN()-18+4;0))">
            <text:p/>
          </table:table-cell>
          <table:table-cell table:style-name="ce80" table:formula="of:=IF([.H313]=&quot;&quot;;&quot;&quot;;[.H313]-VLOOKUP([.$C313];currentgear;COLUMN()-18+4;0))">
            <text:p/>
          </table:table-cell>
          <table:table-cell table:style-name="ce80" table:formula="of:=IF([.I313]=&quot;&quot;;&quot;&quot;;[.I313]-VLOOKUP([.$C313];currentgear;COLUMN()-18+4;0))">
            <text:p/>
          </table:table-cell>
          <table:table-cell table:style-name="ce80" table:formula="of:=IF([.J313]=&quot;&quot;;&quot;&quot;;[.J313]-VLOOKUP([.$C313];currentgear;COLUMN()-18+4;0))">
            <text:p/>
          </table:table-cell>
          <table:table-cell table:style-name="ce80" table:formula="of:=IF([.K313]=&quot;&quot;;&quot;&quot;;[.K313]-VLOOKUP([.$C313];currentgear;COLUMN()-18+4;0))">
            <text:p/>
          </table:table-cell>
          <table:table-cell table:style-name="ce80" table:formula="of:=IF([.L313]=&quot;&quot;;&quot;&quot;;[.L313]-VLOOKUP([.$C313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314]=&quot;&quot;;&quot;&quot;;[.C314])">
            <text:p/>
          </table:table-cell>
          <table:table-cell office:value-type="string">
            <text:p>Downtown</text:p>
          </table:table-cell>
          <table:table-cell office:value-type="string">
            <text:p>Clothing</text:p>
          </table:table-cell>
          <table:table-cell table:number-columns-repeated="2"/>
          <table:table-cell table:number-columns-repeated="2"/>
          <table:table-cell table:formula="of:=IF(OR([.F314]=&quot;&quot;;[.G314]=&quot;&quot;);&quot;&quot;;[.F314]+[.G314])">
            <text:p/>
          </table:table-cell>
          <table:table-cell table:number-columns-repeated="3"/>
          <table:table-cell table:style-name="ce68" table:formula="of:=IF(OR([.I314]=&quot;&quot;;[.K314]=&quot;&quot;;[.K314]=&quot;&quot;);&quot;&quot;;SUM([.I314:.K314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14]=&quot;&quot;;&quot;&quot;;[.F314]-VLOOKUP([.$C314];currentgear;COLUMN()-18+4;0))">
            <text:p/>
          </table:table-cell>
          <table:table-cell table:style-name="ce80" table:formula="of:=IF([.G314]=&quot;&quot;;&quot;&quot;;[.G314]-VLOOKUP([.$C314];currentgear;COLUMN()-18+4;0))">
            <text:p/>
          </table:table-cell>
          <table:table-cell table:style-name="ce80" table:formula="of:=IF([.H314]=&quot;&quot;;&quot;&quot;;[.H314]-VLOOKUP([.$C314];currentgear;COLUMN()-18+4;0))">
            <text:p/>
          </table:table-cell>
          <table:table-cell table:style-name="ce80" table:formula="of:=IF([.I314]=&quot;&quot;;&quot;&quot;;[.I314]-VLOOKUP([.$C314];currentgear;COLUMN()-18+4;0))">
            <text:p/>
          </table:table-cell>
          <table:table-cell table:style-name="ce80" table:formula="of:=IF([.J314]=&quot;&quot;;&quot;&quot;;[.J314]-VLOOKUP([.$C314];currentgear;COLUMN()-18+4;0))">
            <text:p/>
          </table:table-cell>
          <table:table-cell table:style-name="ce80" table:formula="of:=IF([.K314]=&quot;&quot;;&quot;&quot;;[.K314]-VLOOKUP([.$C314];currentgear;COLUMN()-18+4;0))">
            <text:p/>
          </table:table-cell>
          <table:table-cell table:style-name="ce80" table:formula="of:=IF([.L314]=&quot;&quot;;&quot;&quot;;[.L314]-VLOOKUP([.$C314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315]=&quot;&quot;;&quot;&quot;;[.C315])">
            <text:p/>
          </table:table-cell>
          <table:table-cell office:value-type="string">
            <text:p>Boxer Island</text:p>
          </table:table-cell>
          <table:table-cell office:value-type="string">
            <text:p>Clothing</text:p>
          </table:table-cell>
          <table:table-cell office:value-type="float" office:value="38">
            <text:p>38</text:p>
          </table:table-cell>
          <table:table-cell office:value-type="string">
            <text:p>unlocks</text:p>
          </table:table-cell>
          <table:table-cell table:number-columns-repeated="2"/>
          <table:table-cell table:formula="of:=IF(OR([.F315]=&quot;&quot;;[.G315]=&quot;&quot;);&quot;&quot;;[.F315]+[.G315])">
            <text:p/>
          </table:table-cell>
          <table:table-cell table:number-columns-repeated="3"/>
          <table:table-cell table:style-name="ce68" table:formula="of:=IF(OR([.I315]=&quot;&quot;;[.K315]=&quot;&quot;;[.K315]=&quot;&quot;);&quot;&quot;;SUM([.I315:.K315]))">
            <text:p/>
          </table:table-cell>
          <table:table-cell table:style-name="ce68"/>
          <table:table-cell/>
          <table:table-cell table:style-name="ce68"/>
          <table:table-cell/>
          <table:table-cell/>
          <table:table-cell table:style-name="ce80" table:formula="of:=IF([.F315]=&quot;&quot;;&quot;&quot;;[.F315]-VLOOKUP([.$C315];currentgear;COLUMN()-18+4;0))">
            <text:p/>
          </table:table-cell>
          <table:table-cell table:style-name="ce80" table:formula="of:=IF([.G315]=&quot;&quot;;&quot;&quot;;[.G315]-VLOOKUP([.$C315];currentgear;COLUMN()-18+4;0))">
            <text:p/>
          </table:table-cell>
          <table:table-cell table:style-name="ce80" table:formula="of:=IF([.H315]=&quot;&quot;;&quot;&quot;;[.H315]-VLOOKUP([.$C315];currentgear;COLUMN()-18+4;0))">
            <text:p/>
          </table:table-cell>
          <table:table-cell table:style-name="ce80" table:formula="of:=IF([.I315]=&quot;&quot;;&quot;&quot;;[.I315]-VLOOKUP([.$C315];currentgear;COLUMN()-18+4;0))">
            <text:p/>
          </table:table-cell>
          <table:table-cell table:style-name="ce80" table:formula="of:=IF([.J315]=&quot;&quot;;&quot;&quot;;[.J315]-VLOOKUP([.$C315];currentgear;COLUMN()-18+4;0))">
            <text:p/>
          </table:table-cell>
          <table:table-cell table:style-name="ce80" table:formula="of:=IF([.K315]=&quot;&quot;;&quot;&quot;;[.K315]-VLOOKUP([.$C315];currentgear;COLUMN()-18+4;0))">
            <text:p/>
          </table:table-cell>
          <table:table-cell table:style-name="ce80" table:formula="of:=IF([.L315]=&quot;&quot;;&quot;&quot;;[.L315]-VLOOKUP([.$C315];currentgear;COLUMN()-18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6]=&quot;&quot;;&quot;&quot;;[.C316])">
            <text:p/>
          </table:table-cell>
          <table:table-cell office:value-type="string">
            <text:p>Drops</text:p>
          </table:table-cell>
          <table:table-cell office:value-type="string">
            <text:p>Weapon Light</text:p>
          </table:table-cell>
          <table:table-cell/>
          <table:table-cell office:value-type="string">
            <text:p>Dive Knife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formula="of:=IF(OR([.F316]=&quot;&quot;;[.G316]=&quot;&quot;);&quot;&quot;;[.F316]+[.G316])"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68" table:formula="of:=IF(OR([.I316]=&quot;&quot;;[.K316]=&quot;&quot;;[.K316]=&quot;&quot;);&quot;&quot;;SUM([.I316:.K316]))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/>
          <table:table-cell/>
          <table:table-cell table:style-name="ce80" table:formula="of:=IF([.F316]=&quot;&quot;;&quot;&quot;;[.F316]-VLOOKUP([.$C316];currentgear;COLUMN()-18+4;0))" office:value-type="float" office:value="-44">
            <text:p>-44</text:p>
          </table:table-cell>
          <table:table-cell table:style-name="ce80" table:formula="of:=IF([.G316]=&quot;&quot;;&quot;&quot;;[.G316]-VLOOKUP([.$C316];currentgear;COLUMN()-18+4;0))" office:value-type="float" office:value="-11">
            <text:p>-11</text:p>
          </table:table-cell>
          <table:table-cell table:style-name="ce80" table:formula="of:=IF([.H316]=&quot;&quot;;&quot;&quot;;[.H316]-VLOOKUP([.$C316];currentgear;COLUMN()-18+4;0))" office:value-type="float" office:value="-55">
            <text:p>-55</text:p>
          </table:table-cell>
          <table:table-cell table:style-name="ce80" table:formula="of:=IF([.I316]=&quot;&quot;;&quot;&quot;;[.I316]-VLOOKUP([.$C316];currentgear;COLUMN()-18+4;0))" office:value-type="float" office:value="-19">
            <text:p>-19</text:p>
          </table:table-cell>
          <table:table-cell table:style-name="ce80" table:formula="of:=IF([.J316]=&quot;&quot;;&quot;&quot;;[.J316]-VLOOKUP([.$C316];currentgear;COLUMN()-18+4;0))" office:value-type="float" office:value="7">
            <text:p>7</text:p>
          </table:table-cell>
          <table:table-cell table:style-name="ce80" table:formula="of:=IF([.K316]=&quot;&quot;;&quot;&quot;;[.K316]-VLOOKUP([.$C316];currentgear;COLUMN()-18+4;0))" office:value-type="float" office:value="-14">
            <text:p>-14</text:p>
          </table:table-cell>
          <table:table-cell table:style-name="ce80" table:formula="of:=IF([.L316]=&quot;&quot;;&quot;&quot;;[.L316]-VLOOKUP([.$C316];currentgear;COLUMN()-18+4;0))" office:value-type="float" office:value="-26">
            <text:p>-26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7]=&quot;&quot;;&quot;&quot;;[.C317])">
            <text:p/>
          </table:table-cell>
          <table:table-cell office:value-type="string">
            <text:p>Drops</text:p>
          </table:table-cell>
          <table:table-cell office:value-type="string">
            <text:p>Weapon Heavy</text:p>
          </table:table-cell>
          <table:table-cell/>
          <table:table-cell office:value-type="string">
            <text:p>.22 SMG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formula="of:=IF(OR([.F317]=&quot;&quot;;[.G317]=&quot;&quot;);&quot;&quot;;[.F317]+[.G317])" office:value-type="float" office:value="67">
            <text:p>6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68" table:formula="of:=IF(OR([.I317]=&quot;&quot;;[.K317]=&quot;&quot;;[.K317]=&quot;&quot;);&quot;&quot;;SUM([.I317:.K317]))" office:value-type="float" office:value="29">
            <text:p>29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/>
          <table:table-cell/>
          <table:table-cell table:style-name="ce80" table:formula="of:=IF([.F317]=&quot;&quot;;&quot;&quot;;[.F317]-VLOOKUP([.$C317];currentgear;COLUMN()-18+4;0))" office:value-type="float" office:value="-26">
            <text:p>-26</text:p>
          </table:table-cell>
          <table:table-cell table:style-name="ce80" table:formula="of:=IF([.G317]=&quot;&quot;;&quot;&quot;;[.G317]-VLOOKUP([.$C317];currentgear;COLUMN()-18+4;0))" office:value-type="float" office:value="-16">
            <text:p>-16</text:p>
          </table:table-cell>
          <table:table-cell table:style-name="ce80" table:formula="of:=IF([.H317]=&quot;&quot;;&quot;&quot;;[.H317]-VLOOKUP([.$C317];currentgear;COLUMN()-18+4;0))" office:value-type="float" office:value="-42">
            <text:p>-42</text:p>
          </table:table-cell>
          <table:table-cell table:style-name="ce80" table:formula="of:=IF([.I317]=&quot;&quot;;&quot;&quot;;[.I317]-VLOOKUP([.$C317];currentgear;COLUMN()-18+4;0))" office:value-type="float" office:value="3">
            <text:p>3</text:p>
          </table:table-cell>
          <table:table-cell table:style-name="ce80" table:formula="of:=IF([.J317]=&quot;&quot;;&quot;&quot;;[.J317]-VLOOKUP([.$C317];currentgear;COLUMN()-18+4;0))" office:value-type="float" office:value="-3">
            <text:p>-3</text:p>
          </table:table-cell>
          <table:table-cell table:style-name="ce80" table:formula="of:=IF([.K317]=&quot;&quot;;&quot;&quot;;[.K317]-VLOOKUP([.$C317];currentgear;COLUMN()-18+4;0))" office:value-type="float" office:value="-17">
            <text:p>-17</text:p>
          </table:table-cell>
          <table:table-cell table:style-name="ce80" table:formula="of:=IF([.L317]=&quot;&quot;;&quot;&quot;;[.L317]-VLOOKUP([.$C317];currentgear;COLUMN()-18+4;0))" office:value-type="float" office:value="-17">
            <text:p>-17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8]=&quot;&quot;;&quot;&quot;;[.C318])">
            <text:p/>
          </table:table-cell>
          <table:table-cell office:value-type="string">
            <text:p>Drops</text:p>
          </table:table-cell>
          <table:table-cell office:value-type="string">
            <text:p>Weapon Heavy</text:p>
          </table:table-cell>
          <table:table-cell/>
          <table:table-cell office:value-type="string">
            <text:p>Grease Gun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table:formula="of:=IF(OR([.F318]=&quot;&quot;;[.G318]=&quot;&quot;);&quot;&quot;;[.F318]+[.G318])"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style-name="ce68" table:formula="of:=IF(OR([.I318]=&quot;&quot;;[.K318]=&quot;&quot;;[.K318]=&quot;&quot;);&quot;&quot;;SUM([.I318:.K318]))" office:value-type="float" office:value="35">
            <text:p>35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/>
          <table:table-cell/>
          <table:table-cell table:style-name="ce80" table:formula="of:=IF([.F318]=&quot;&quot;;&quot;&quot;;[.F318]-VLOOKUP([.$C318];currentgear;COLUMN()-18+4;0))" office:value-type="float" office:value="-24">
            <text:p>-24</text:p>
          </table:table-cell>
          <table:table-cell table:style-name="ce80" table:formula="of:=IF([.G318]=&quot;&quot;;&quot;&quot;;[.G318]-VLOOKUP([.$C318];currentgear;COLUMN()-18+4;0))" office:value-type="float" office:value="-8">
            <text:p>-8</text:p>
          </table:table-cell>
          <table:table-cell table:style-name="ce80" table:formula="of:=IF([.H318]=&quot;&quot;;&quot;&quot;;[.H318]-VLOOKUP([.$C318];currentgear;COLUMN()-18+4;0))" office:value-type="float" office:value="-32">
            <text:p>-32</text:p>
          </table:table-cell>
          <table:table-cell table:style-name="ce80" table:formula="of:=IF([.I318]=&quot;&quot;;&quot;&quot;;[.I318]-VLOOKUP([.$C318];currentgear;COLUMN()-18+4;0))" office:value-type="float" office:value="-4">
            <text:p>-4</text:p>
          </table:table-cell>
          <table:table-cell table:style-name="ce80" table:formula="of:=IF([.J318]=&quot;&quot;;&quot;&quot;;[.J318]-VLOOKUP([.$C318];currentgear;COLUMN()-18+4;0))" office:value-type="float" office:value="5">
            <text:p>5</text:p>
          </table:table-cell>
          <table:table-cell table:style-name="ce80" table:formula="of:=IF([.K318]=&quot;&quot;;&quot;&quot;;[.K318]-VLOOKUP([.$C318];currentgear;COLUMN()-18+4;0))" office:value-type="float" office:value="-12">
            <text:p>-12</text:p>
          </table:table-cell>
          <table:table-cell table:style-name="ce80" table:formula="of:=IF([.L318]=&quot;&quot;;&quot;&quot;;[.L318]-VLOOKUP([.$C318];currentgear;COLUMN()-18+4;0))" office:value-type="float" office:value="-11">
            <text:p>-11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19]=&quot;&quot;;&quot;&quot;;[.C319])" office:value-type="string" office:string-value="Weapon Heavy">
            <text:p>Weapon Heavy</text:p>
          </table:table-cell>
          <table:table-cell office:value-type="string">
            <text:p>Drops</text:p>
          </table:table-cell>
          <table:table-cell office:value-type="string">
            <text:p>Weapon Heavy</text:p>
          </table:table-cell>
          <table:table-cell/>
          <table:table-cell office:value-type="string">
            <text:p>Katana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table:formula="of:=IF(OR([.F319]=&quot;&quot;;[.G319]=&quot;&quot;);&quot;&quot;;[.F319]+[.G319])" office:value-type="float" office:value="109">
            <text:p>10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68" table:formula="of:=IF(OR([.I319]=&quot;&quot;;[.K319]=&quot;&quot;;[.K319]=&quot;&quot;);&quot;&quot;;SUM([.I319:.K319]))" office:value-type="float" office:value="46">
            <text:p>46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 office:value-type="string">
            <text:p>x</text:p>
          </table:table-cell>
          <table:table-cell/>
          <table:table-cell table:style-name="ce80" table:formula="of:=IF([.F319]=&quot;&quot;;&quot;&quot;;[.F319]-VLOOKUP([.$C319];currentgear;COLUMN()-18+4;0))" office:value-type="float" office:value="0">
            <text:p>0</text:p>
          </table:table-cell>
          <table:table-cell table:style-name="ce80" table:formula="of:=IF([.G319]=&quot;&quot;;&quot;&quot;;[.G319]-VLOOKUP([.$C319];currentgear;COLUMN()-18+4;0))" office:value-type="float" office:value="0">
            <text:p>0</text:p>
          </table:table-cell>
          <table:table-cell table:style-name="ce80" table:formula="of:=IF([.H319]=&quot;&quot;;&quot;&quot;;[.H319]-VLOOKUP([.$C319];currentgear;COLUMN()-18+4;0))" office:value-type="float" office:value="0">
            <text:p>0</text:p>
          </table:table-cell>
          <table:table-cell table:style-name="ce80" table:formula="of:=IF([.I319]=&quot;&quot;;&quot;&quot;;[.I319]-VLOOKUP([.$C319];currentgear;COLUMN()-18+4;0))" office:value-type="float" office:value="0">
            <text:p>0</text:p>
          </table:table-cell>
          <table:table-cell table:style-name="ce80" table:formula="of:=IF([.J319]=&quot;&quot;;&quot;&quot;;[.J319]-VLOOKUP([.$C319];currentgear;COLUMN()-18+4;0))" office:value-type="float" office:value="0">
            <text:p>0</text:p>
          </table:table-cell>
          <table:table-cell table:style-name="ce80" table:formula="of:=IF([.K319]=&quot;&quot;;&quot;&quot;;[.K319]-VLOOKUP([.$C319];currentgear;COLUMN()-18+4;0))" office:value-type="float" office:value="0">
            <text:p>0</text:p>
          </table:table-cell>
          <table:table-cell table:style-name="ce80" table:formula="of:=IF([.L319]=&quot;&quot;;&quot;&quot;;[.L319]-VLOOKUP([.$C319];currentgear;COLUMN()-18+4;0))" office:value-type="float" office:value="0">
            <text:p>0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20]=&quot;&quot;;&quot;&quot;;[.C320])">
            <text:p/>
          </table:table-cell>
          <table:table-cell office:value-type="string">
            <text:p>Drops</text:p>
          </table:table-cell>
          <table:table-cell office:value-type="string">
            <text:p>Armor Upper</text:p>
          </table:table-cell>
          <table:table-cell/>
          <table:table-cell office:value-type="string">
            <text:p>Puncture-proof Gloves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IF(OR([.F320]=&quot;&quot;;[.G320]=&quot;&quot;);&quot;&quot;;[.F320]+[.G320])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68" table:formula="of:=IF(OR([.I320]=&quot;&quot;;[.K320]=&quot;&quot;;[.K320]=&quot;&quot;);&quot;&quot;;SUM([.I320:.K320]))"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/>
          <table:table-cell/>
          <table:table-cell table:style-name="ce80" table:formula="of:=IF([.F320]=&quot;&quot;;&quot;&quot;;[.F320]-VLOOKUP([.$C320];currentgear;COLUMN()-18+4;0))" office:value-type="float" office:value="-21">
            <text:p>-21</text:p>
          </table:table-cell>
          <table:table-cell table:style-name="ce80" table:formula="of:=IF([.G320]=&quot;&quot;;&quot;&quot;;[.G320]-VLOOKUP([.$C320];currentgear;COLUMN()-18+4;0))" office:value-type="float" office:value="-24">
            <text:p>-24</text:p>
          </table:table-cell>
          <table:table-cell table:style-name="ce80" table:formula="of:=IF([.H320]=&quot;&quot;;&quot;&quot;;[.H320]-VLOOKUP([.$C320];currentgear;COLUMN()-18+4;0))" office:value-type="float" office:value="-45">
            <text:p>-45</text:p>
          </table:table-cell>
          <table:table-cell table:style-name="ce80" table:formula="of:=IF([.I320]=&quot;&quot;;&quot;&quot;;[.I320]-VLOOKUP([.$C320];currentgear;COLUMN()-18+4;0))" office:value-type="float" office:value="-11">
            <text:p>-11</text:p>
          </table:table-cell>
          <table:table-cell table:style-name="ce80" table:formula="of:=IF([.J320]=&quot;&quot;;&quot;&quot;;[.J320]-VLOOKUP([.$C320];currentgear;COLUMN()-18+4;0))" office:value-type="float" office:value="2">
            <text:p>2</text:p>
          </table:table-cell>
          <table:table-cell table:style-name="ce80" table:formula="of:=IF([.K320]=&quot;&quot;;&quot;&quot;;[.K320]-VLOOKUP([.$C320];currentgear;COLUMN()-18+4;0))" office:value-type="float" office:value="-3">
            <text:p>-3</text:p>
          </table:table-cell>
          <table:table-cell table:style-name="ce80" table:formula="of:=IF([.L320]=&quot;&quot;;&quot;&quot;;[.L320]-VLOOKUP([.$C320];currentgear;COLUMN()-18+4;0))" office:value-type="float" office:value="-12">
            <text:p>-12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21]=&quot;&quot;;&quot;&quot;;[.C321])">
            <text:p/>
          </table:table-cell>
          <table:table-cell office:value-type="string">
            <text:p>Drops</text:p>
          </table:table-cell>
          <table:table-cell office:value-type="string">
            <text:p>Armor Upper</text:p>
          </table:table-cell>
          <table:table-cell/>
          <table:table-cell office:value-type="string">
            <text:p>Fortified Briefcase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IF(OR([.F321]=&quot;&quot;;[.G321]=&quot;&quot;);&quot;&quot;;[.F321]+[.G321])"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68" table:formula="of:=IF(OR([.I321]=&quot;&quot;;[.K321]=&quot;&quot;;[.K321]=&quot;&quot;);&quot;&quot;;SUM([.I321:.K321]))" office:value-type="float" office:value="8">
            <text:p>8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/>
          <table:table-cell/>
          <table:table-cell table:style-name="ce80" table:formula="of:=IF([.F321]=&quot;&quot;;&quot;&quot;;[.F321]-VLOOKUP([.$C321];currentgear;COLUMN()-18+4;0))" office:value-type="float" office:value="-12">
            <text:p>-12</text:p>
          </table:table-cell>
          <table:table-cell table:style-name="ce80" table:formula="of:=IF([.G321]=&quot;&quot;;&quot;&quot;;[.G321]-VLOOKUP([.$C321];currentgear;COLUMN()-18+4;0))" office:value-type="float" office:value="-45">
            <text:p>-45</text:p>
          </table:table-cell>
          <table:table-cell table:style-name="ce80" table:formula="of:=IF([.H321]=&quot;&quot;;&quot;&quot;;[.H321]-VLOOKUP([.$C321];currentgear;COLUMN()-18+4;0))" office:value-type="float" office:value="-57">
            <text:p>-57</text:p>
          </table:table-cell>
          <table:table-cell table:style-name="ce80" table:formula="of:=IF([.I321]=&quot;&quot;;&quot;&quot;;[.I321]-VLOOKUP([.$C321];currentgear;COLUMN()-18+4;0))" office:value-type="float" office:value="-7">
            <text:p>-7</text:p>
          </table:table-cell>
          <table:table-cell table:style-name="ce80" table:formula="of:=IF([.J321]=&quot;&quot;;&quot;&quot;;[.J321]-VLOOKUP([.$C321];currentgear;COLUMN()-18+4;0))" office:value-type="float" office:value="-3">
            <text:p>-3</text:p>
          </table:table-cell>
          <table:table-cell table:style-name="ce80" table:formula="of:=IF([.K321]=&quot;&quot;;&quot;&quot;;[.K321]-VLOOKUP([.$C321];currentgear;COLUMN()-18+4;0))" office:value-type="float" office:value="-9">
            <text:p>-9</text:p>
          </table:table-cell>
          <table:table-cell table:style-name="ce80" table:formula="of:=IF([.L321]=&quot;&quot;;&quot;&quot;;[.L321]-VLOOKUP([.$C321];currentgear;COLUMN()-18+4;0))" office:value-type="float" office:value="-19">
            <text:p>-19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22]=&quot;&quot;;&quot;&quot;;[.C322])">
            <text:p/>
          </table:table-cell>
          <table:table-cell office:value-type="string">
            <text:p>Drops</text:p>
          </table:table-cell>
          <table:table-cell office:value-type="string">
            <text:p>Armor Upper</text:p>
          </table:table-cell>
          <table:table-cell/>
          <table:table-cell office:value-type="string">
            <text:p>Flak Jacket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IF(OR([.F322]=&quot;&quot;;[.G322]=&quot;&quot;);&quot;&quot;;[.F322]+[.G322])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style-name="ce68" table:formula="of:=IF(OR([.I322]=&quot;&quot;;[.K322]=&quot;&quot;;[.K322]=&quot;&quot;);&quot;&quot;;SUM([.I322:.K322]))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/>
          <table:table-cell/>
          <table:table-cell table:style-name="ce80" table:formula="of:=IF([.F322]=&quot;&quot;;&quot;&quot;;[.F322]-VLOOKUP([.$C322];currentgear;COLUMN()-18+4;0))" office:value-type="float" office:value="-7">
            <text:p>-7</text:p>
          </table:table-cell>
          <table:table-cell table:style-name="ce80" table:formula="of:=IF([.G322]=&quot;&quot;;&quot;&quot;;[.G322]-VLOOKUP([.$C322];currentgear;COLUMN()-18+4;0))" office:value-type="float" office:value="-5">
            <text:p>-5</text:p>
          </table:table-cell>
          <table:table-cell table:style-name="ce80" table:formula="of:=IF([.H322]=&quot;&quot;;&quot;&quot;;[.H322]-VLOOKUP([.$C322];currentgear;COLUMN()-18+4;0))" office:value-type="float" office:value="-12">
            <text:p>-12</text:p>
          </table:table-cell>
          <table:table-cell table:style-name="ce80" table:formula="of:=IF([.I322]=&quot;&quot;;&quot;&quot;;[.I322]-VLOOKUP([.$C322];currentgear;COLUMN()-18+4;0))" office:value-type="float" office:value="-3">
            <text:p>-3</text:p>
          </table:table-cell>
          <table:table-cell table:style-name="ce80" table:formula="of:=IF([.J322]=&quot;&quot;;&quot;&quot;;[.J322]-VLOOKUP([.$C322];currentgear;COLUMN()-18+4;0))" office:value-type="float" office:value="3">
            <text:p>3</text:p>
          </table:table-cell>
          <table:table-cell table:style-name="ce80" table:formula="of:=IF([.K322]=&quot;&quot;;&quot;&quot;;[.K322]-VLOOKUP([.$C322];currentgear;COLUMN()-18+4;0))" office:value-type="float" office:value="3">
            <text:p>3</text:p>
          </table:table-cell>
          <table:table-cell table:style-name="ce80" table:formula="of:=IF([.L322]=&quot;&quot;;&quot;&quot;;[.L322]-VLOOKUP([.$C322];currentgear;COLUMN()-18+4;0))" office:value-type="float" office:value="3">
            <text:p>3</text:p>
          </table:table-cell>
          <table:table-cell table:style-name="ce80" table:number-columns-repeated="3"/>
          <table:table-cell table:number-columns-repeated="997"/>
        </table:table-row>
        <table:table-row table:style-name="ro2">
          <table:table-cell table:formula="of:=IF([.P323]=&quot;&quot;;&quot;&quot;;[.C323])">
            <text:p/>
          </table:table-cell>
          <table:table-cell office:value-type="string">
            <text:p>Drops</text:p>
          </table:table-cell>
          <table:table-cell office:value-type="string">
            <text:p>Vehicle Ground</text:p>
          </table:table-cell>
          <table:table-cell/>
          <table:table-cell office:value-type="string">
            <text:p>Motorized Scooter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IF(OR([.F323]=&quot;&quot;;[.G323]=&quot;&quot;);&quot;&quot;;[.F323]+[.G323])"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68" table:formula="of:=IF(OR([.I323]=&quot;&quot;;[.K323]=&quot;&quot;;[.K323]=&quot;&quot;);&quot;&quot;;SUM([.I323:.K323]))" office:value-type="float" office:value="14">
            <text:p>14</text:p>
          </table:table-cell>
          <table:table-cell table:style-name="ce6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8"/>
          <table:table-cell/>
          <table:table-cell/>
          <table:table-cell table:style-name="ce80" table:formula="of:=IF([.F323]=&quot;&quot;;&quot;&quot;;[.F323]-VLOOKUP([.$C323];currentgear;COLUMN()-18+4;0))" office:value-type="float" office:value="-41">
            <text:p>-41</text:p>
          </table:table-cell>
          <table:table-cell table:style-name="ce80" table:formula="of:=IF([.G323]=&quot;&quot;;&quot;&quot;;[.G323]-VLOOKUP([.$C323];currentgear;COLUMN()-18+4;0))" office:value-type="float" office:value="-34">
            <text:p>-34</text:p>
          </table:table-cell>
          <table:table-cell table:style-name="ce80" table:formula="of:=IF([.H323]=&quot;&quot;;&quot;&quot;;[.H323]-VLOOKUP([.$C323];currentgear;COLUMN()-18+4;0))" office:value-type="float" office:value="-75">
            <text:p>-75</text:p>
          </table:table-cell>
          <table:table-cell table:style-name="ce80" table:formula="of:=IF([.I323]=&quot;&quot;;&quot;&quot;;[.I323]-VLOOKUP([.$C323];currentgear;COLUMN()-18+4;0))" office:value-type="float" office:value="-9">
            <text:p>-9</text:p>
          </table:table-cell>
          <table:table-cell table:style-name="ce80" table:formula="of:=IF([.J323]=&quot;&quot;;&quot;&quot;;[.J323]-VLOOKUP([.$C323];currentgear;COLUMN()-18+4;0))" office:value-type="float" office:value="-9">
            <text:p>-9</text:p>
          </table:table-cell>
          <table:table-cell table:style-name="ce80" table:formula="of:=IF([.K323]=&quot;&quot;;&quot;&quot;;[.K323]-VLOOKUP([.$C323];currentgear;COLUMN()-18+4;0))" office:value-type="float" office:value="-5">
            <text:p>-5</text:p>
          </table:table-cell>
          <table:table-cell table:style-name="ce80" table:formula="of:=IF([.L323]=&quot;&quot;;&quot;&quot;;[.L323]-VLOOKUP([.$C323];currentgear;COLUMN()-18+4;0))" office:value-type="float" office:value="-23">
            <text:p>-23</text:p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324]=&quot;&quot;;&quot;&quot;;[.C324])">
            <text:p/>
          </table:table-cell>
          <table:table-cell/>
          <table:table-cell/>
          <table:table-cell table:number-columns-repeated="2"/>
          <table:table-cell table:number-columns-repeated="2"/>
          <table:table-cell table:formula="of:=IF(OR([.F324]=&quot;&quot;;[.G324]=&quot;&quot;);&quot;&quot;;[.F324]+[.G324])">
            <text:p/>
          </table:table-cell>
          <table:table-cell table:number-columns-repeated="4"/>
          <table:table-cell table:style-name="ce68"/>
          <table:table-cell table:number-columns-repeated="2"/>
          <table:table-cell/>
          <table:table-cell/>
          <table:table-cell table:style-name="ce80" table:formula="of:=IF([.F324]=&quot;&quot;;&quot;&quot;;[.F324]-VLOOKUP([.$C324];currentgear;COLUMN()-17+4;0))">
            <text:p/>
          </table:table-cell>
          <table:table-cell table:style-name="ce80" table:formula="of:=IF([.G324]=&quot;&quot;;&quot;&quot;;[.G324]-VLOOKUP([.$C324];currentgear;COLUMN()-17+4;0))">
            <text:p/>
          </table:table-cell>
          <table:table-cell table:style-name="ce80" table:formula="of:=IF([.H324]=&quot;&quot;;&quot;&quot;;[.H324]-VLOOKUP([.$C324];currentgear;COLUMN()-17+4;0))">
            <text:p/>
          </table:table-cell>
          <table:table-cell table:style-name="ce80" table:formula="of:=IF([.I324]=&quot;&quot;;&quot;&quot;;[.I324]-VLOOKUP([.$C324];currentgear;COLUMN()-17+4;0))">
            <text:p/>
          </table:table-cell>
          <table:table-cell table:style-name="ce80" table:formula="of:=IF([.J324]=&quot;&quot;;&quot;&quot;;[.J324]-VLOOKUP([.$C324];currentgear;COLUMN()-17+4;0))">
            <text:p/>
          </table:table-cell>
          <table:table-cell table:style-name="ce80" table:formula="of:=IF([.K324]=&quot;&quot;;&quot;&quot;;[.K324]-VLOOKUP([.$C324];currentgear;COLUMN()-17+4;0))">
            <text:p/>
          </table:table-cell>
          <table:table-cell table:style-name="ce80" table:formula="of:=IF([.L324]=&quot;&quot;;&quot;&quot;;[.L324]-VLOOKUP([.$C324];currentgear;COLUMN()-17+4;0))">
            <text:p/>
          </table:table-cell>
          <table:table-cell table:style-name="ce80" table:number-columns-repeated="3"/>
          <table:table-cell table:number-columns-repeated="997"/>
        </table:table-row>
        <table:table-row table:style-name="ro1">
          <table:table-cell table:formula="of:=IF([.P325]=&quot;&quot;;&quot;&quot;;[.C325])">
            <text:p/>
          </table:table-cell>
          <table:table-cell table:style-name="Default"/>
          <table:table-cell table:style-name="Default"/>
          <table:table-cell table:style-name="Default"/>
          <table:table-cell table:style-name="Default" office:value-type="string">
            <text:p>Plasma Shocker</text:p>
          </table:table-cell>
          <table:table-cell table:style-name="ce10"/>
          <table:table-cell table:style-name="ce10"/>
          <table:table-cell table:formula="of:=IF(OR([.F325]=&quot;&quot;;[.G325]=&quot;&quot;);&quot;&quot;;[.F325]+[.G325])">
            <text:p/>
          </table:table-cell>
          <table:table-cell table:style-name="Default"/>
          <table:table-cell table:style-name="Default"/>
          <table:table-cell table:style-name="Default"/>
          <table:table-cell table:style-name="ce10"/>
          <table:table-cell table:style-name="ce68"/>
          <table:table-cell table:style-name="Default"/>
          <table:table-cell table:style-name="ce10"/>
          <table:table-cell table:style-name="ce78"/>
          <table:table-cell table:style-name="ce78"/>
          <table:table-cell table:style-name="ce80" table:formula="of:=IF([.F325]=&quot;&quot;;&quot;&quot;;[.F325]-VLOOKUP([.$C325];currentgear;COLUMN()-17+4;0))">
            <text:p/>
          </table:table-cell>
          <table:table-cell table:style-name="ce80" table:formula="of:=IF([.G325]=&quot;&quot;;&quot;&quot;;[.G325]-VLOOKUP([.$C325];currentgear;COLUMN()-17+4;0))">
            <text:p/>
          </table:table-cell>
          <table:table-cell table:style-name="ce80" table:formula="of:=IF([.H325]=&quot;&quot;;&quot;&quot;;[.H325]-VLOOKUP([.$C325];currentgear;COLUMN()-17+4;0))">
            <text:p/>
          </table:table-cell>
          <table:table-cell table:style-name="ce80" table:formula="of:=IF([.I325]=&quot;&quot;;&quot;&quot;;[.I325]-VLOOKUP([.$C325];currentgear;COLUMN()-17+4;0))">
            <text:p/>
          </table:table-cell>
          <table:table-cell table:style-name="ce80" table:formula="of:=IF([.J325]=&quot;&quot;;&quot;&quot;;[.J325]-VLOOKUP([.$C325];currentgear;COLUMN()-17+4;0))">
            <text:p/>
          </table:table-cell>
          <table:table-cell table:style-name="ce80" table:formula="of:=IF([.K325]=&quot;&quot;;&quot;&quot;;[.K325]-VLOOKUP([.$C325];currentgear;COLUMN()-17+4;0))">
            <text:p/>
          </table:table-cell>
          <table:table-cell table:style-name="ce80" table:formula="of:=IF([.L325]=&quot;&quot;;&quot;&quot;;[.L325]-VLOOKUP([.$C325];currentgear;COLUMN()-17+4;0))">
            <text:p/>
          </table:table-cell>
          <table:table-cell table:style-name="ce80" table:number-columns-repeated="3"/>
          <table:table-cell table:style-name="Default"/>
          <table:table-cell table:number-columns-repeated="2"/>
          <table:table-cell table:style-name="Default" table:number-columns-repeated="986"/>
          <table:table-cell table:number-columns-repeated="8"/>
        </table:table-row>
        <table:table-row table:style-name="ro1">
          <table:table-cell table:formula="of:=IF([.P326]=&quot;&quot;;&quot;&quot;;[.C326])">
            <text:p/>
          </table:table-cell>
          <table:table-cell table:style-name="Default"/>
          <table:table-cell table:style-name="Default"/>
          <table:table-cell table:style-name="Default" table:number-columns-repeated="2"/>
          <table:table-cell table:style-name="ce10" table:number-columns-repeated="3"/>
          <table:table-cell table:style-name="Default" table:number-columns-repeated="3"/>
          <table:table-cell table:style-name="ce10"/>
          <table:table-cell table:style-name="ce68"/>
          <table:table-cell table:style-name="Default"/>
          <table:table-cell table:style-name="ce10"/>
          <table:table-cell table:style-name="ce78"/>
          <table:table-cell table:style-name="ce78" table:number-columns-repeated="3"/>
          <table:table-cell table:style-name="ce81" table:number-columns-repeated="8"/>
          <table:table-cell table:style-name="Default"/>
          <table:table-cell table:number-columns-repeated="2"/>
          <table:table-cell table:style-name="Default" table:number-columns-repeated="986"/>
          <table:table-cell table:number-columns-repeated="8"/>
        </table:table-row>
        <table:table-row table:style-name="ro1">
          <table:table-cell table:formula="of:=IF([.P327]=&quot;&quot;;&quot;&quot;;[.C327])">
            <text:p/>
          </table:table-cell>
          <table:table-cell table:style-name="Default"/>
          <table:table-cell table:style-name="Default"/>
          <table:table-cell table:style-name="Default" table:number-columns-repeated="2"/>
          <table:table-cell table:style-name="ce10" table:number-columns-repeated="3"/>
          <table:table-cell table:style-name="Default" table:number-columns-repeated="3"/>
          <table:table-cell table:style-name="ce10"/>
          <table:table-cell table:style-name="ce68"/>
          <table:table-cell table:style-name="Default"/>
          <table:table-cell table:style-name="ce10"/>
          <table:table-cell table:style-name="ce78"/>
          <table:table-cell table:style-name="ce78" table:number-columns-repeated="3"/>
          <table:table-cell table:style-name="ce81" table:number-columns-repeated="8"/>
          <table:table-cell table:style-name="Default"/>
          <table:table-cell table:number-columns-repeated="2"/>
          <table:table-cell table:style-name="Default" table:number-columns-repeated="986"/>
          <table:table-cell table:number-columns-repeated="8"/>
        </table:table-row>
        <table:table-row table:style-name="ro1">
          <table:table-cell table:style-name="Default" table:number-columns-repeated="5"/>
          <table:table-cell table:style-name="ce10" table:number-columns-repeated="3"/>
          <table:table-cell table:style-name="Default" table:number-columns-repeated="3"/>
          <table:table-cell table:style-name="ce10"/>
          <table:table-cell table:style-name="ce68"/>
          <table:table-cell table:style-name="Default"/>
          <table:table-cell table:style-name="ce10"/>
          <table:table-cell table:style-name="ce78" table:number-columns-repeated="4"/>
          <table:table-cell table:style-name="ce81" table:number-columns-repeated="8"/>
          <table:table-cell table:style-name="Default"/>
          <table:table-cell table:number-columns-repeated="2"/>
          <table:table-cell table:style-name="Default" table:number-columns-repeated="986"/>
          <table:table-cell table:number-columns-repeated="8"/>
        </table:table-row>
        <table:table-row table:style-name="ro1" table:visibility="collapse">
          <table:table-cell table:style-name="ce69" office:value-type="string">
            <text:p>Weapon Light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Weapon Heavy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Weapon Special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Armor Upper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Armor Lower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Armor Head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Vehicle Ground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Vehicle Water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visibility="collapse">
          <table:table-cell table:style-name="ce69" office:value-type="string">
            <text:p>Vehicle Air</text:p>
          </table:table-cell>
          <table:table-cell office:value-type="string">
            <text:p>--</text:p>
          </table:table-cell>
          <table:table-cell table:number-columns-repeated="2"/>
          <table:table-cell table:number-columns-repeated="3" office:value-type="string">
            <text:p>--</text:p>
          </table:table-cell>
          <table:table-cell/>
          <table:table-cell table:number-columns-repeated="3" office:value-type="string">
            <text:p>--</text:p>
          </table:table-cell>
          <table:table-cell/>
          <table:table-cell table:style-name="ce68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68"/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Konrad Ven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Water Rider Sigma</text:p>
          </table:table-cell>
          <table:table-cell table:number-columns-repeated="1019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kers" table:style-name="ta1" table:print="false">
        <table:table-column table:style-name="co31" table:visibility="collapse" table:default-cell-style-name="ce23"/>
        <table:table-column table:style-name="co32" table:visibility="collapse" table:default-cell-style-name="ce23"/>
        <table:table-column table:style-name="co33" table:default-cell-style-name="ce23"/>
        <table:table-column table:style-name="co34" table:default-cell-style-name="ce28"/>
        <table:table-column table:style-name="co35" table:default-cell-style-name="ce23"/>
        <table:table-column table:style-name="co36" table:default-cell-style-name="ce23"/>
        <table:table-column table:style-name="co37" table:default-cell-style-name="ce33"/>
        <table:table-column table:style-name="co38" table:default-cell-style-name="ce37"/>
        <table:table-column table:style-name="co38" table:default-cell-style-name="ce23"/>
        <table:table-column table:style-name="co39" table:default-cell-style-name="ce28"/>
        <table:table-column table:style-name="co40" table:default-cell-style-name="ce23"/>
        <table:table-column table:style-name="co41" table:default-cell-style-name="ce23"/>
        <table:table-column table:style-name="co42" table:default-cell-style-name="ce41"/>
        <table:table-column table:style-name="co43" table:default-cell-style-name="ce42"/>
        <table:table-column table:style-name="co44" table:default-cell-style-name="ce23"/>
        <table:table-column table:style-name="co40" table:default-cell-style-name="ce23"/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40" table:default-cell-style-name="ce23"/>
        <table:table-column table:style-name="co22" table:default-cell-style-name="ce40"/>
        <table:table-column table:style-name="co56" table:default-cell-style-name="ce42"/>
        <table:table-column table:style-name="co16" table:default-cell-style-name="ce25"/>
        <table:table-column table:style-name="co16" table:default-cell-style-name="ce23"/>
        <table:table-column table:style-name="co57" table:default-cell-style-name="ce25"/>
        <table:table-column table:style-name="co20" table:default-cell-style-name="ce40"/>
        <table:table-column table:style-name="co58" table:default-cell-style-name="ce42"/>
        <table:table-column table:style-name="co44" table:default-cell-style-name="ce23"/>
        <table:table-column table:style-name="co59" table:default-cell-style-name="ce23"/>
        <table:table-column table:style-name="co60" table:default-cell-style-name="ce23"/>
        <table:table-column table:style-name="co44" table:default-cell-style-name="ce23"/>
        <table:table-column table:style-name="co59" table:default-cell-style-name="ce23"/>
        <table:table-column table:style-name="co20" table:default-cell-style-name="ce40"/>
        <table:table-column table:style-name="co20" table:number-columns-repeated="986" table:default-cell-style-name="ce23"/>
        <table:table-column table:style-name="co20" table:number-columns-repeated="2" table:default-cell-style-name="Default"/>
        <table:table-row table:style-name="ro1">
          <table:table-cell table:style-name="ce22" table:number-columns-repeated="2"/>
          <table:table-cell table:style-name="ce22" office:value-type="string">
            <text:p>Workers:</text:p>
          </table:table-cell>
          <table:table-cell table:style-name="ce26"/>
          <table:table-cell table:style-name="ce31"/>
          <table:table-cell table:style-name="ce22"/>
          <table:table-cell table:style-name="ce3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38"/>
          <table:table-cell table:style-name="ce34"/>
          <table:table-cell table:style-name="ce22" table:number-columns-repeated="6"/>
          <table:table-cell table:style-name="ce39"/>
          <table:table-cell table:style-name="ce43" office:value-type="string" table:number-columns-spanned="5" table:number-rows-spanned="1">
            <text:p>Single Type Workers</text:p>
          </table:table-cell>
          <table:covered-table-cell table:style-name="ce46"/>
          <table:covered-table-cell table:style-name="ce22"/>
          <table:covered-table-cell table:style-name="ce47"/>
          <table:covered-table-cell table:style-name="ce39"/>
          <table:table-cell table:style-name="ce49" office:value-type="string" table:number-columns-spanned="7" table:number-rows-spanned="1">
            <text:p>Mixed Tier 1 and 2 Workers (from same slot – use filter to select pair)</text:p>
          </table:table-cell>
          <table:covered-table-cell table:style-name="Default"/>
          <table:covered-table-cell table:style-name="ce22"/>
          <table:covered-table-cell table:style-name="Default"/>
          <table:covered-table-cell table:style-name="Default"/>
          <table:covered-table-cell table:style-name="Default"/>
          <table:covered-table-cell table:style-name="ce39"/>
          <table:table-cell table:style-name="ce22" table:number-columns-repeated="986"/>
          <table:table-cell table:number-columns-repeated="2"/>
        </table:table-row>
        <table:table-row table:style-name="ro1">
          <table:table-cell table:style-name="ce22" table:number-columns-repeated="2"/>
          <table:table-cell table:style-name="ce22" office:value-type="float" office:value="15">
            <text:p>15</text:p>
          </table:table-cell>
          <table:table-cell table:style-name="ce26"/>
          <table:table-cell table:style-name="ce31"/>
          <table:table-cell table:style-name="ce22"/>
          <table:table-cell table:style-name="ce3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38"/>
          <table:table-cell table:style-name="ce34"/>
          <table:table-cell table:style-name="ce22" table:number-columns-repeated="6"/>
          <table:table-cell table:style-name="ce39"/>
          <table:table-cell table:style-name="ce44" office:value-type="string" table:number-columns-spanned="5" table:number-rows-spanned="1">
            <text:p>Use as many workers as it can</text:p>
          </table:table-cell>
          <table:covered-table-cell table:style-name="ce46"/>
          <table:covered-table-cell table:style-name="Default"/>
          <table:covered-table-cell table:style-name="ce47"/>
          <table:covered-table-cell table:style-name="ce39"/>
          <table:table-cell table:style-name="ce45"/>
          <table:table-cell table:style-name="ce44" office:value-type="string" table:number-columns-spanned="3" table:number-rows-spanned="1">
            <text:p>Full Tier2, remainder Tier1 (good)</text:p>
          </table:table-cell>
          <table:covered-table-cell table:style-name="Default"/>
          <table:covered-table-cell table:style-name="ce48"/>
          <table:table-cell table:style-name="ce58" office:value-type="string" table:number-columns-spanned="3" table:number-rows-spanned="1">
            <text:p>Maximize use of workers (better)</text:p>
          </table:table-cell>
          <table:covered-table-cell table:style-name="Default"/>
          <table:covered-table-cell table:style-name="ce48"/>
          <table:table-cell table:style-name="ce22" table:number-columns-repeated="986"/>
          <table:table-cell table:number-columns-repeated="2"/>
        </table:table-row>
        <table:table-row table:style-name="ro1">
          <table:table-cell table:style-name="ce22" table:number-columns-repeated="2"/>
          <table:table-cell table:style-name="ce22" office:value-type="string">
            <text:p>Products:</text:p>
          </table:table-cell>
          <table:table-cell table:style-name="ce26"/>
          <table:table-cell table:style-name="ce31"/>
          <table:table-cell table:style-name="ce22"/>
          <table:table-cell table:style-name="ce3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38"/>
          <table:table-cell table:style-name="ce34"/>
          <table:table-cell table:style-name="ce22" table:number-columns-repeated="6"/>
          <table:table-cell table:style-name="ce39"/>
          <table:table-cell table:style-name="ce36"/>
          <table:table-cell table:style-name="ce47"/>
          <table:table-cell table:style-name="ce22"/>
          <table:table-cell table:style-name="ce47"/>
          <table:table-cell table:style-name="ce39"/>
          <table:table-cell table:style-name="ce45"/>
          <table:table-cell table:style-name="ce52" office:value-type="string">
            <text:p>Workers</text:p>
          </table:table-cell>
          <table:table-cell table:style-name="ce22" office:value-type="string">
            <text:p>Products</text:p>
          </table:table-cell>
          <table:table-cell table:style-name="ce39" office:value-type="string">
            <text:p>Cash</text:p>
          </table:table-cell>
          <table:table-cell table:style-name="ce59" office:value-type="string">
            <text:p>Workers</text:p>
          </table:table-cell>
          <table:table-cell table:style-name="ce22" office:value-type="string">
            <text:p>Products</text:p>
          </table:table-cell>
          <table:table-cell table:style-name="ce39" office:value-type="string">
            <text:p>Cash</text:p>
          </table:table-cell>
          <table:table-cell table:style-name="ce22" table:number-columns-repeated="986"/>
          <table:table-cell table:number-columns-repeated="2"/>
        </table:table-row>
        <table:table-row table:style-name="ro2">
          <table:table-cell table:style-name="ce22" table:number-columns-repeated="2"/>
          <table:table-cell table:style-name="ce22" office:value-type="float" office:value="10458">
            <text:p>10.458</text:p>
          </table:table-cell>
          <table:table-cell table:style-name="ce26"/>
          <table:table-cell table:style-name="ce31"/>
          <table:table-cell table:style-name="ce22"/>
          <table:table-cell table:style-name="ce3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38"/>
          <table:table-cell table:style-name="ce34"/>
          <table:table-cell table:style-name="ce22" table:number-columns-repeated="6"/>
          <table:table-cell table:style-name="ce39"/>
          <table:table-cell table:style-name="ce45"/>
          <table:table-cell table:style-name="ce46"/>
          <table:table-cell table:style-name="Default"/>
          <table:table-cell table:style-name="ce46"/>
          <table:table-cell table:style-name="ce48"/>
          <table:table-cell table:style-name="ce45" office:value-type="string">
            <text:p>Total:</text:p>
          </table:table-cell>
          <table:table-cell table:style-name="ce53" table:formula="of:=IF(SUBTOTAL(2;[.AB7:.AB18])&gt;2;&quot;--&quot;;SUBTOTAL(9;[.AB7:.AB18]))" office:value-type="float" office:value="8">
            <text:p>8</text:p>
          </table:table-cell>
          <table:table-cell table:style-name="ce10" table:formula="of:=IF(SUBTOTAL(2;[.AC7:.AC18])&gt;2;&quot;--&quot;;SUBTOTAL(9;[.AC7:.AC18]))" office:value-type="float" office:value="10400">
            <text:p>10.400</text:p>
          </table:table-cell>
          <table:table-cell table:style-name="ce56" table:formula="of:=IF(SUBTOTAL(2;[.AD7:.AD18])&gt;2;&quot;--&quot;;SUBTOTAL(9;[.AD7:.AD18]))" office:value-type="float" office:value="62280">
            <text:p>62.280</text:p>
          </table:table-cell>
          <table:table-cell table:style-name="ce53" table:formula="of:=IF(SUBTOTAL(2;[.AE7:.AE18])&gt;2;&quot;--&quot;;SUBTOTAL(9;[.AE7:.AE18]))" office:value-type="float" office:value="15">
            <text:p>15</text:p>
          </table:table-cell>
          <table:table-cell table:style-name="ce10" table:formula="of:=IF(SUBTOTAL(2;[.AF7:.AF18])&gt;2;&quot;--&quot;;SUBTOTAL(9;[.AF7:.AF18]))" office:value-type="float" office:value="9500">
            <text:p>9.500</text:p>
          </table:table-cell>
          <table:table-cell table:style-name="ce62" table:formula="of:=IF(SUBTOTAL(2;[.AG7:.AG18])&gt;2;&quot;--&quot;;SUBTOTAL(9;[.AG7:.AG18]))" office:value-type="float" office:value="60525">
            <text:p>60.525</text:p>
          </table:table-cell>
          <table:table-cell table:style-name="ce22" table:number-columns-repeated="986"/>
          <table:table-cell table:number-columns-repeated="2"/>
        </table:table-row>
        <table:table-row table:style-name="ro1">
          <table:table-cell table:style-name="ce22" table:number-columns-repeated="3"/>
          <table:table-cell table:style-name="ce26" office:value-type="string" table:number-columns-spanned="3" table:number-rows-spanned="1">
            <text:p>Basic Info</text:p>
          </table:table-cell>
          <table:covered-table-cell table:style-name="ce31"/>
          <table:covered-table-cell table:style-name="ce22"/>
          <table:table-cell table:style-name="ce32" office:value-type="string">
            <text:p>Efficiency</text:p>
          </table:table-cell>
          <table:table-cell table:style-name="ce35" office:value-type="string" table:number-columns-spanned="6" table:number-rows-spanned="1">
            <text:p>Individual</text:p>
          </table:table-cell>
          <table:covered-table-cell table:style-name="ce22"/>
          <table:covered-table-cell table:style-name="ce27"/>
          <table:covered-table-cell table:style-name="ce22"/>
          <table:covered-table-cell table:style-name="ce22"/>
          <table:covered-table-cell table:style-name="ce38"/>
          <table:table-cell table:style-name="ce35" office:value-type="string" table:number-columns-spanned="8" table:number-rows-spanned="1">
            <text:p>Collective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39"/>
          <table:table-cell table:style-name="ce45"/>
          <table:table-cell table:style-name="ce46"/>
          <table:table-cell table:style-name="Default"/>
          <table:table-cell table:style-name="ce47"/>
          <table:table-cell table:style-name="ce39"/>
          <table:table-cell table:style-name="ce45" office:value-type="string">
            <text:p>Unused:</text:p>
          </table:table-cell>
          <table:table-cell table:style-name="ce53" table:formula="of:=IF(ISNUMBER([.AB4]);worker-[.AB4];&quot;--&quot;)" office:value-type="float" office:value="7">
            <text:p>7</text:p>
          </table:table-cell>
          <table:table-cell table:style-name="ce10" table:formula="of:=IF(ISNUMBER([.AC4]);products-[.AC4];&quot;--&quot;)" office:value-type="float" office:value="58">
            <text:p>58</text:p>
          </table:table-cell>
          <table:table-cell table:style-name="ce57"/>
          <table:table-cell table:style-name="ce10" table:formula="of:=IF(ISNUMBER([.AE4]);worker-[.AE4];&quot;--&quot;)" office:value-type="float" office:value="0">
            <text:p>0</text:p>
          </table:table-cell>
          <table:table-cell table:style-name="ce10" table:formula="of:=IF(ISNUMBER([.AF4]);products-[.AF4];&quot;--&quot;)" office:value-type="float" office:value="958">
            <text:p>958</text:p>
          </table:table-cell>
          <table:table-cell table:style-name="ce57"/>
          <table:table-cell table:style-name="Default" table:number-columns-repeated="3"/>
          <table:table-cell table:style-name="ce22" table:number-columns-repeated="983"/>
          <table:table-cell table:number-columns-repeated="2"/>
        </table:table-row>
        <table:table-row table:style-name="ro1">
          <table:table-cell table:style-name="ce22" office:value-type="string">
            <text:p>#</text:p>
          </table:table-cell>
          <table:table-cell table:style-name="ce22" office:value-type="string">
            <text:p>Tier</text:p>
          </table:table-cell>
          <table:table-cell table:style-name="ce22" office:value-type="string">
            <text:p>Worker</text:p>
          </table:table-cell>
          <table:table-cell table:style-name="ce27" office:value-type="string">
            <text:p>Hours (h)</text:p>
          </table:table-cell>
          <table:table-cell table:style-name="ce22" office:value-type="string">
            <text:p>Prods (p)</text:p>
          </table:table-cell>
          <table:table-cell table:style-name="ce22" office:value-type="string">
            <text:p>Cash ($)</text:p>
          </table:table-cell>
          <table:table-cell table:style-name="ce32" office:value-type="string">
            <text:p>$/p</text:p>
          </table:table-cell>
          <table:table-cell table:style-name="ce36" office:value-type="string">
            <text:p>$/h</text:p>
          </table:table-cell>
          <table:table-cell table:style-name="ce22" office:value-type="string">
            <text:p>p/h</text:p>
          </table:table-cell>
          <table:table-cell table:style-name="ce27" office:value-type="string">
            <text:p>e/h</text:p>
          </table:table-cell>
          <table:table-cell table:style-name="ce22" office:value-type="string">
            <text:p>$/d</text:p>
          </table:table-cell>
          <table:table-cell table:style-name="ce22" office:value-type="string">
            <text:p>p/d</text:p>
          </table:table-cell>
          <table:table-cell table:style-name="ce39" office:value-type="string">
            <text:p>e/d</text:p>
          </table:table-cell>
          <table:table-cell table:style-name="ce36" office:value-type="string">
            <text:p>Prods (p)</text:p>
          </table:table-cell>
          <table:table-cell table:style-name="ce22" office:value-type="string">
            <text:p>Cash ($)</text:p>
          </table:table-cell>
          <table:table-cell table:style-name="ce22" office:value-type="string">
            <text:p>$/h</text:p>
          </table:table-cell>
          <table:table-cell table:style-name="ce22" office:value-type="string">
            <text:p>p/h</text:p>
          </table:table-cell>
          <table:table-cell table:style-name="ce22" office:value-type="string">
            <text:p>e/h</text:p>
          </table:table-cell>
          <table:table-cell table:style-name="ce22" office:value-type="string">
            <text:p>$/d</text:p>
          </table:table-cell>
          <table:table-cell table:style-name="ce22" office:value-type="string">
            <text:p>p/d</text:p>
          </table:table-cell>
          <table:table-cell table:style-name="ce39" office:value-type="string">
            <text:p>e/d</text:p>
          </table:table-cell>
          <table:table-cell table:style-name="ce36" office:value-type="string">
            <text:p>Workers</text:p>
          </table:table-cell>
          <table:table-cell table:style-name="ce47" office:value-type="string">
            <text:p>W left</text:p>
          </table:table-cell>
          <table:table-cell table:style-name="ce22" office:value-type="string">
            <text:p>Prods</text:p>
          </table:table-cell>
          <table:table-cell table:style-name="ce47" office:value-type="string">
            <text:p>P left</text:p>
          </table:table-cell>
          <table:table-cell table:style-name="ce39" office:value-type="string">
            <text:p>Cash</text:p>
          </table:table-cell>
          <table:table-cell table:style-name="ce36" office:value-type="string">
            <text:p>Slot</text:p>
          </table:table-cell>
          <table:table-cell table:style-name="ce45"/>
          <table:table-cell table:style-name="Default"/>
          <table:table-cell table:style-name="ce48"/>
          <table:table-cell table:style-name="Default" table:number-columns-repeated="2"/>
          <table:table-cell table:style-name="ce48"/>
          <table:table-cell table:style-name="Default" table:number-columns-repeated="3"/>
          <table:table-cell table:style-name="ce22" table:number-columns-repeated="983"/>
          <table:table-cell table:number-columns-repeated="2"/>
        </table:table-row>
        <table:table-row table:style-name="ro2" table:visibility="filter">
          <table:table-cell table:number-columns-repeated="2" office:value-type="float" office:value="1">
            <text:p>1</text:p>
          </table:table-cell>
          <table:table-cell office:value-type="string">
            <text:p>Card Shark</text:p>
          </table:table-cell>
          <table:table-cell table:formula="of:=5/60" office:value-type="float" office:value="0.0833333333333333">
            <text:p>0,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formula="of:=IF([.E7]&gt;0;[.F7]/[.E7];0)" office:value-type="float" office:value="4.5">
            <text:p>4,50</text:p>
          </table:table-cell>
          <table:table-cell table:formula="of:=IF([.D7]&gt;0;[.F7]/[.D7];0)" office:value-type="float" office:value="1080">
            <text:p>1.080</text:p>
          </table:table-cell>
          <table:table-cell table:formula="of:=IF([.D7]&gt;0;[.E7]/[.D7];0)" office:value-type="float" office:value="240">
            <text:p>240</text:p>
          </table:table-cell>
          <table:table-cell table:formula="of:=colect/[.D7]" office:value-type="float" office:value="48">
            <text:p>48,0</text:p>
          </table:table-cell>
          <table:table-cell table:formula="of:=24*[.H7]" office:value-type="float" office:value="25920">
            <text:p>25.920</text:p>
          </table:table-cell>
          <table:table-cell table:formula="of:=24*[.I7]" office:value-type="float" office:value="5760">
            <text:p>5.760</text:p>
          </table:table-cell>
          <table:table-cell table:style-name="ce40" table:formula="of:=24*[.J7]" office:value-type="float" office:value="1152">
            <text:p>1.152</text:p>
          </table:table-cell>
          <table:table-cell table:formula="of:=[.E7]*worker" office:value-type="float" office:value="300">
            <text:p>300</text:p>
          </table:table-cell>
          <table:table-cell table:formula="of:=[.F7]*worker" office:value-type="float" office:value="1350">
            <text:p>1.350</text:p>
          </table:table-cell>
          <table:table-cell table:formula="of:=worker*[.H7]" office:value-type="float" office:value="16200">
            <text:p>16.200</text:p>
          </table:table-cell>
          <table:table-cell table:formula="of:=worker*[.I7]" office:value-type="float" office:value="3600">
            <text:p>3.600</text:p>
          </table:table-cell>
          <table:table-cell table:formula="of:=worker*[.J7]" office:value-type="float" office:value="720">
            <text:p>720</text:p>
          </table:table-cell>
          <table:table-cell table:formula="of:=worker*[.K7]" office:value-type="float" office:value="388800">
            <text:p>388.800</text:p>
          </table:table-cell>
          <table:table-cell table:formula="of:=worker*[.L7]" office:value-type="float" office:value="86400">
            <text:p>86.400</text:p>
          </table:table-cell>
          <table:table-cell table:formula="of:=worker*[.M7]" office:value-type="float" office:value="17280">
            <text:p>17.280</text:p>
          </table:table-cell>
          <table:table-cell table:formula="of:=MIN(ROUNDDOWN(products/[.E7]);worker)" office:value-type="float" office:value="15">
            <text:p>15</text:p>
          </table:table-cell>
          <table:table-cell table:formula="of:=worker-[.V7]" office:value-type="float" office:value="0">
            <text:p>0</text:p>
          </table:table-cell>
          <table:table-cell table:formula="of:=[.V7]*[.E7]" office:value-type="float" office:value="300">
            <text:p>300</text:p>
          </table:table-cell>
          <table:table-cell table:formula="of:=products-[.X7]" office:value-type="float" office:value="10158">
            <text:p>10.158</text:p>
          </table:table-cell>
          <table:table-cell table:formula="of:=[.V7]*[.F7]" office:value-type="float" office:value="1350">
            <text:p>1.350</text:p>
          </table:table-cell>
          <table:table-cell table:style-name="ce50" office:value-type="float" office:value="1">
            <text:p>1</text:p>
          </table:table-cell>
          <table:table-cell table:style-name="ce54" table:formula="of:=MIN(ROUNDDOWN((products-[.AC13])/[.E7]);worker-[.AB13])" office:value-type="float" office:value="0">
            <text:p>0</text:p>
          </table:table-cell>
          <table:table-cell table:style-name="ce25" table:formula="of:=[.AB7]*[.E7]" office:value-type="float" office:value="0">
            <text:p>0</text:p>
          </table:table-cell>
          <table:table-cell table:style-name="ce40" table:formula="of:=[.AB7]*[.F7]" office:value-type="float" office:value="0">
            <text:p>0</text:p>
          </table:table-cell>
          <table:table-cell table:style-name="ce60" table:formula="of:=IF(products&lt;[.N7];[.V7];worker-[.AE13])" office:value-type="float" office:value="0">
            <text:p>0</text:p>
          </table:table-cell>
          <table:table-cell table:style-name="ce25" table:formula="of:=[.AE7]*[.E7]" office:value-type="float" office:value="0">
            <text:p>0</text:p>
          </table:table-cell>
          <table:table-cell table:formula="of:=[.AE7]*[.F7]" office:value-type="float" office:value="0">
            <text:p>0</text:p>
          </table:table-cell>
          <table:table-cell table:style-name="Default" table:number-columns-repeated="3"/>
          <table:table-cell table:number-columns-repeated="985"/>
        </table:table-row>
        <table:table-row table:style-name="ro2" table:visibility="filter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reet Performer</text:p>
          </table:table-cell>
          <table:table-cell table:formula="of:=15/60" office:value-type="float" office:value="0.25">
            <text:p>0,3</text:p>
          </table:table-cell>
          <table:table-cell office:value-type="float" office:value="50">
            <text:p>50</text:p>
          </table:table-cell>
          <table:table-cell office:value-type="float" office:value="270">
            <text:p>270</text:p>
          </table:table-cell>
          <table:table-cell table:formula="of:=IF([.E8]&gt;0;[.F8]/[.E8];0)" office:value-type="float" office:value="5.4">
            <text:p>5,40</text:p>
          </table:table-cell>
          <table:table-cell table:formula="of:=IF([.D8]&gt;0;[.F8]/[.D8];0)" office:value-type="float" office:value="1080">
            <text:p>1.080</text:p>
          </table:table-cell>
          <table:table-cell table:formula="of:=IF([.D8]&gt;0;[.E8]/[.D8];0)" office:value-type="float" office:value="200">
            <text:p>200</text:p>
          </table:table-cell>
          <table:table-cell table:formula="of:=colect/[.D8]" office:value-type="float" office:value="16">
            <text:p>16,0</text:p>
          </table:table-cell>
          <table:table-cell table:formula="of:=24*[.H8]" office:value-type="float" office:value="25920">
            <text:p>25.920</text:p>
          </table:table-cell>
          <table:table-cell table:formula="of:=24*[.I8]" office:value-type="float" office:value="4800">
            <text:p>4.800</text:p>
          </table:table-cell>
          <table:table-cell table:style-name="ce40" table:formula="of:=24*[.J8]" office:value-type="float" office:value="384">
            <text:p>384</text:p>
          </table:table-cell>
          <table:table-cell table:formula="of:=[.E8]*worker" office:value-type="float" office:value="750">
            <text:p>750</text:p>
          </table:table-cell>
          <table:table-cell table:formula="of:=[.F8]*worker" office:value-type="float" office:value="4050">
            <text:p>4.050</text:p>
          </table:table-cell>
          <table:table-cell table:formula="of:=worker*[.H8]" office:value-type="float" office:value="16200">
            <text:p>16.200</text:p>
          </table:table-cell>
          <table:table-cell table:formula="of:=worker*[.I8]" office:value-type="float" office:value="3000">
            <text:p>3.000</text:p>
          </table:table-cell>
          <table:table-cell table:formula="of:=worker*[.J8]" office:value-type="float" office:value="240">
            <text:p>240</text:p>
          </table:table-cell>
          <table:table-cell table:formula="of:=worker*[.K8]" office:value-type="float" office:value="388800">
            <text:p>388.800</text:p>
          </table:table-cell>
          <table:table-cell table:formula="of:=worker*[.L8]" office:value-type="float" office:value="72000">
            <text:p>72.000</text:p>
          </table:table-cell>
          <table:table-cell table:formula="of:=worker*[.M8]" office:value-type="float" office:value="5760">
            <text:p>5.760</text:p>
          </table:table-cell>
          <table:table-cell table:formula="of:=MIN(ROUNDDOWN(products/[.E8]);worker)" office:value-type="float" office:value="15">
            <text:p>15</text:p>
          </table:table-cell>
          <table:table-cell table:formula="of:=worker-[.V8]" office:value-type="float" office:value="0">
            <text:p>0</text:p>
          </table:table-cell>
          <table:table-cell table:formula="of:=[.V8]*[.E8]" office:value-type="float" office:value="750">
            <text:p>750</text:p>
          </table:table-cell>
          <table:table-cell table:formula="of:=products-[.X8]" office:value-type="float" office:value="9708">
            <text:p>9.708</text:p>
          </table:table-cell>
          <table:table-cell table:formula="of:=[.V8]*[.F8]" office:value-type="float" office:value="4050">
            <text:p>4.050</text:p>
          </table:table-cell>
          <table:table-cell table:style-name="ce50" office:value-type="float" office:value="2">
            <text:p>2</text:p>
          </table:table-cell>
          <table:table-cell table:style-name="ce54" table:formula="of:=MIN(ROUNDDOWN((products-[.AC14])/[.E8]);worker-[.AB14])" office:value-type="float" office:value="0">
            <text:p>0</text:p>
          </table:table-cell>
          <table:table-cell table:style-name="ce25" table:formula="of:=[.AB8]*[.E8]" office:value-type="float" office:value="0">
            <text:p>0</text:p>
          </table:table-cell>
          <table:table-cell table:style-name="ce40" table:formula="of:=[.AB8]*[.F8]" office:value-type="float" office:value="0">
            <text:p>0</text:p>
          </table:table-cell>
          <table:table-cell table:style-name="ce60" table:formula="of:=IF(products&lt;[.N8];[.V8];worker-[.AE14])" office:value-type="float" office:value="0">
            <text:p>0</text:p>
          </table:table-cell>
          <table:table-cell table:style-name="ce25" table:formula="of:=[.AE8]*[.E8]" office:value-type="float" office:value="0">
            <text:p>0</text:p>
          </table:table-cell>
          <table:table-cell table:formula="of:=[.AE8]*[.F8]" office:value-type="float" office:value="0">
            <text:p>0</text:p>
          </table:table-cell>
          <table:table-cell table:style-name="Default" table:number-columns-repeated="3"/>
          <table:table-cell table:number-columns-repeated="985"/>
        </table:table-row>
        <table:table-row table:style-name="ro2" table:visibility="filter"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rug Dealer</text:p>
          </table:table-cell>
          <table:table-cell table:style-name="ce29" office:value-type="float" office:value="8">
            <text:p>8,0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540">
            <text:p>540</text:p>
          </table:table-cell>
          <table:table-cell table:formula="of:=IF([.E9]&gt;0;[.F9]/[.E9];0)" office:value-type="float" office:value="6.35294117647059">
            <text:p>6,35</text:p>
          </table:table-cell>
          <table:table-cell table:formula="of:=IF([.D9]&gt;0;[.F9]/[.D9];0)" office:value-type="float" office:value="67.5">
            <text:p>68</text:p>
          </table:table-cell>
          <table:table-cell table:style-name="ce24" table:formula="of:=IF([.D9]&gt;0;[.E9]/[.D9];0)" office:value-type="float" office:value="10.625">
            <text:p>11</text:p>
          </table:table-cell>
          <table:table-cell table:formula="of:=colect/[.D9]" office:value-type="float" office:value="0.5">
            <text:p>0,5</text:p>
          </table:table-cell>
          <table:table-cell table:formula="of:=24*[.H9]" office:value-type="float" office:value="1620">
            <text:p>1.620</text:p>
          </table:table-cell>
          <table:table-cell table:formula="of:=24*[.I9]" office:value-type="float" office:value="255">
            <text:p>255</text:p>
          </table:table-cell>
          <table:table-cell table:style-name="ce40" table:formula="of:=24*[.J9]" office:value-type="float" office:value="12">
            <text:p>12</text:p>
          </table:table-cell>
          <table:table-cell table:style-name="ce37" table:formula="of:=[.E9]*worker" office:value-type="float" office:value="1275">
            <text:p>1.275</text:p>
          </table:table-cell>
          <table:table-cell table:style-name="ce24" table:formula="of:=[.F9]*worker" office:value-type="float" office:value="8100">
            <text:p>8.100</text:p>
          </table:table-cell>
          <table:table-cell table:formula="of:=worker*[.H9]" office:value-type="float" office:value="1012.5">
            <text:p>1.013</text:p>
          </table:table-cell>
          <table:table-cell table:formula="of:=worker*[.I9]" office:value-type="float" office:value="159.375">
            <text:p>159</text:p>
          </table:table-cell>
          <table:table-cell table:formula="of:=worker*[.J9]" office:value-type="float" office:value="7.5">
            <text:p>8</text:p>
          </table:table-cell>
          <table:table-cell table:formula="of:=worker*[.K9]" office:value-type="float" office:value="24300">
            <text:p>24.300</text:p>
          </table:table-cell>
          <table:table-cell table:formula="of:=worker*[.L9]" office:value-type="float" office:value="3825">
            <text:p>3.825</text:p>
          </table:table-cell>
          <table:table-cell table:formula="of:=worker*[.M9]" office:value-type="float" office:value="180">
            <text:p>180</text:p>
          </table:table-cell>
          <table:table-cell table:formula="of:=MIN(ROUNDDOWN(products/[.E9]);worker)" office:value-type="float" office:value="15">
            <text:p>15</text:p>
          </table:table-cell>
          <table:table-cell table:formula="of:=worker-[.V9]" office:value-type="float" office:value="0">
            <text:p>0</text:p>
          </table:table-cell>
          <table:table-cell table:formula="of:=[.V9]*[.E9]" office:value-type="float" office:value="1275">
            <text:p>1.275</text:p>
          </table:table-cell>
          <table:table-cell table:formula="of:=products-[.X9]" office:value-type="float" office:value="9183">
            <text:p>9.183</text:p>
          </table:table-cell>
          <table:table-cell table:formula="of:=[.V9]*[.F9]" office:value-type="float" office:value="8100">
            <text:p>8.100</text:p>
          </table:table-cell>
          <table:table-cell table:style-name="ce51" office:value-type="float" office:value="3">
            <text:p>3</text:p>
          </table:table-cell>
          <table:table-cell table:style-name="ce54" table:formula="of:=MIN(ROUNDDOWN((products-[.AC15])/[.E9]);worker-[.AB15])" office:value-type="float" office:value="0">
            <text:p>0</text:p>
          </table:table-cell>
          <table:table-cell table:style-name="ce25" table:formula="of:=[.AB9]*[.E9]" office:value-type="float" office:value="0">
            <text:p>0</text:p>
          </table:table-cell>
          <table:table-cell table:style-name="ce40" table:formula="of:=[.AB9]*[.F9]" office:value-type="float" office:value="0">
            <text:p>0</text:p>
          </table:table-cell>
          <table:table-cell table:style-name="ce60" table:formula="of:=IF(products&lt;[.N9];[.V9];worker-[.AE15])" office:value-type="float" office:value="0">
            <text:p>0</text:p>
          </table:table-cell>
          <table:table-cell table:style-name="ce25" table:formula="of:=[.AE9]*[.E9]" office:value-type="float" office:value="0">
            <text:p>0</text:p>
          </table:table-cell>
          <table:table-cell table:formula="of:=[.AE9]*[.F9]" office:value-type="float" office:value="0">
            <text:p>0</text:p>
          </table:table-cell>
          <table:table-cell table:style-name="Default" table:number-columns-repeated="3"/>
          <table:table-cell table:style-name="ce24" table:number-columns-repeated="983"/>
          <table:table-cell table:number-columns-repeated="2"/>
        </table:table-row>
        <table:table-row table:style-name="ro2" table:visibility="filter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ersonal Trainer</text:p>
          </table:table-cell>
          <table:table-cell office:value-type="float" office:value="12">
            <text:p>12,0</text:p>
          </table:table-cell>
          <table:table-cell office:value-type="float" office:value="120">
            <text:p>120</text:p>
          </table:table-cell>
          <table:table-cell office:value-type="float" office:value="810">
            <text:p>810</text:p>
          </table:table-cell>
          <table:table-cell table:formula="of:=IF([.E10]&gt;0;[.F10]/[.E10];0)" office:value-type="float" office:value="6.75">
            <text:p>6,75</text:p>
          </table:table-cell>
          <table:table-cell table:formula="of:=IF([.D10]&gt;0;[.F10]/[.D10];0)" office:value-type="float" office:value="67.5">
            <text:p>68</text:p>
          </table:table-cell>
          <table:table-cell table:formula="of:=IF([.D10]&gt;0;[.E10]/[.D10];0)" office:value-type="float" office:value="10">
            <text:p>10</text:p>
          </table:table-cell>
          <table:table-cell table:formula="of:=colect/[.D10]" office:value-type="float" office:value="0.333333333333333">
            <text:p>0,3</text:p>
          </table:table-cell>
          <table:table-cell table:formula="of:=24*[.H10]" office:value-type="float" office:value="1620">
            <text:p>1.620</text:p>
          </table:table-cell>
          <table:table-cell table:formula="of:=24*[.I10]" office:value-type="float" office:value="240">
            <text:p>240</text:p>
          </table:table-cell>
          <table:table-cell table:style-name="ce40" table:formula="of:=24*[.J10]" office:value-type="float" office:value="8">
            <text:p>8</text:p>
          </table:table-cell>
          <table:table-cell table:formula="of:=[.E10]*worker" office:value-type="float" office:value="1800">
            <text:p>1.800</text:p>
          </table:table-cell>
          <table:table-cell table:formula="of:=[.F10]*worker" office:value-type="float" office:value="12150">
            <text:p>12.150</text:p>
          </table:table-cell>
          <table:table-cell table:formula="of:=worker*[.H10]" office:value-type="float" office:value="1012.5">
            <text:p>1.013</text:p>
          </table:table-cell>
          <table:table-cell table:formula="of:=worker*[.I10]" office:value-type="float" office:value="150">
            <text:p>150</text:p>
          </table:table-cell>
          <table:table-cell table:formula="of:=worker*[.J10]" office:value-type="float" office:value="5">
            <text:p>5</text:p>
          </table:table-cell>
          <table:table-cell table:formula="of:=worker*[.K10]" office:value-type="float" office:value="24300">
            <text:p>24.300</text:p>
          </table:table-cell>
          <table:table-cell table:formula="of:=worker*[.L10]" office:value-type="float" office:value="3600">
            <text:p>3.600</text:p>
          </table:table-cell>
          <table:table-cell table:formula="of:=worker*[.M10]" office:value-type="float" office:value="120">
            <text:p>120</text:p>
          </table:table-cell>
          <table:table-cell table:formula="of:=MIN(ROUNDDOWN(products/[.E10]);worker)" office:value-type="float" office:value="15">
            <text:p>15</text:p>
          </table:table-cell>
          <table:table-cell table:formula="of:=worker-[.V10]" office:value-type="float" office:value="0">
            <text:p>0</text:p>
          </table:table-cell>
          <table:table-cell table:formula="of:=[.V10]*[.E10]" office:value-type="float" office:value="1800">
            <text:p>1.800</text:p>
          </table:table-cell>
          <table:table-cell table:formula="of:=products-[.X10]" office:value-type="float" office:value="8658">
            <text:p>8.658</text:p>
          </table:table-cell>
          <table:table-cell table:formula="of:=[.V10]*[.F10]" office:value-type="float" office:value="12150">
            <text:p>12.150</text:p>
          </table:table-cell>
          <table:table-cell table:style-name="ce50" office:value-type="float" office:value="4">
            <text:p>4</text:p>
          </table:table-cell>
          <table:table-cell table:style-name="ce54" table:formula="of:=MIN(ROUNDDOWN((products-[.AC16])/[.E10]);worker-[.AB16])" office:value-type="float" office:value="0">
            <text:p>0</text:p>
          </table:table-cell>
          <table:table-cell table:style-name="ce25" table:formula="of:=[.AB10]*[.E10]" office:value-type="float" office:value="0">
            <text:p>0</text:p>
          </table:table-cell>
          <table:table-cell table:style-name="ce40" table:formula="of:=[.AB10]*[.F10]" office:value-type="float" office:value="0">
            <text:p>0</text:p>
          </table:table-cell>
          <table:table-cell table:style-name="ce60" table:formula="of:=IF(products&lt;[.N10];[.V10];worker-[.AE16])" office:value-type="float" office:value="0">
            <text:p>0</text:p>
          </table:table-cell>
          <table:table-cell table:style-name="ce25" table:formula="of:=[.AE10]*[.E10]" office:value-type="float" office:value="0">
            <text:p>0</text:p>
          </table:table-cell>
          <table:table-cell table:formula="of:=[.AE10]*[.F10]" office:value-type="float" office:value="0">
            <text:p>0</text:p>
          </table:table-cell>
          <table:table-cell table:style-name="Default" table:number-columns-repeated="3"/>
          <table:table-cell table:number-columns-repeated="985"/>
        </table:table-row>
        <table:table-row table:style-name="ro2" table:visibility="filter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emale Entretainer</text:p>
          </table:table-cell>
          <table:table-cell office:value-type="float" office:value="24">
            <text:p>24,0</text:p>
          </table:table-cell>
          <table:table-cell office:value-type="float" office:value="180">
            <text:p>180</text:p>
          </table:table-cell>
          <table:table-cell office:value-type="float" office:value="1260">
            <text:p>1.260</text:p>
          </table:table-cell>
          <table:table-cell table:formula="of:=IF([.E11]&gt;0;[.F11]/[.E11];0)" office:value-type="float" office:value="7">
            <text:p>7,00</text:p>
          </table:table-cell>
          <table:table-cell table:formula="of:=IF([.D11]&gt;0;[.F11]/[.D11];0)" office:value-type="float" office:value="52.5">
            <text:p>53</text:p>
          </table:table-cell>
          <table:table-cell table:formula="of:=IF([.D11]&gt;0;[.E11]/[.D11];0)" office:value-type="float" office:value="7.5">
            <text:p>8</text:p>
          </table:table-cell>
          <table:table-cell table:formula="of:=colect/[.D11]" office:value-type="float" office:value="0.166666666666667">
            <text:p>0,2</text:p>
          </table:table-cell>
          <table:table-cell table:formula="of:=24*[.H11]" office:value-type="float" office:value="1260">
            <text:p>1.260</text:p>
          </table:table-cell>
          <table:table-cell table:formula="of:=24*[.I11]" office:value-type="float" office:value="180">
            <text:p>180</text:p>
          </table:table-cell>
          <table:table-cell table:style-name="ce40" table:formula="of:=24*[.J11]" office:value-type="float" office:value="4">
            <text:p>4</text:p>
          </table:table-cell>
          <table:table-cell table:formula="of:=[.E11]*worker" office:value-type="float" office:value="2700">
            <text:p>2.700</text:p>
          </table:table-cell>
          <table:table-cell table:formula="of:=[.F11]*worker" office:value-type="float" office:value="18900">
            <text:p>18.900</text:p>
          </table:table-cell>
          <table:table-cell table:formula="of:=worker*[.H11]" office:value-type="float" office:value="787.5">
            <text:p>788</text:p>
          </table:table-cell>
          <table:table-cell table:formula="of:=worker*[.I11]" office:value-type="float" office:value="112.5">
            <text:p>113</text:p>
          </table:table-cell>
          <table:table-cell table:formula="of:=worker*[.J11]" office:value-type="float" office:value="2.5">
            <text:p>3</text:p>
          </table:table-cell>
          <table:table-cell table:formula="of:=worker*[.K11]" office:value-type="float" office:value="18900">
            <text:p>18.900</text:p>
          </table:table-cell>
          <table:table-cell table:formula="of:=worker*[.L11]" office:value-type="float" office:value="2700">
            <text:p>2.700</text:p>
          </table:table-cell>
          <table:table-cell table:formula="of:=worker*[.M11]" office:value-type="float" office:value="60">
            <text:p>60</text:p>
          </table:table-cell>
          <table:table-cell table:formula="of:=MIN(ROUNDDOWN(products/[.E11]);worker)" office:value-type="float" office:value="15">
            <text:p>15</text:p>
          </table:table-cell>
          <table:table-cell table:formula="of:=worker-[.V11]" office:value-type="float" office:value="0">
            <text:p>0</text:p>
          </table:table-cell>
          <table:table-cell table:formula="of:=[.V11]*[.E11]" office:value-type="float" office:value="2700">
            <text:p>2.700</text:p>
          </table:table-cell>
          <table:table-cell table:formula="of:=products-[.X11]" office:value-type="float" office:value="7758">
            <text:p>7.758</text:p>
          </table:table-cell>
          <table:table-cell table:formula="of:=[.V11]*[.F11]" office:value-type="float" office:value="18900">
            <text:p>18.900</text:p>
          </table:table-cell>
          <table:table-cell table:style-name="ce50" office:value-type="float" office:value="5">
            <text:p>5</text:p>
          </table:table-cell>
          <table:table-cell table:style-name="ce54" table:formula="of:=MIN(ROUNDDOWN((products-[.AC17])/[.E11]);worker-[.AB17])" office:value-type="float" office:value="0">
            <text:p>0</text:p>
          </table:table-cell>
          <table:table-cell table:style-name="ce25" table:formula="of:=[.AB11]*[.E11]" office:value-type="float" office:value="0">
            <text:p>0</text:p>
          </table:table-cell>
          <table:table-cell table:style-name="ce40" table:formula="of:=[.AB11]*[.F11]" office:value-type="float" office:value="0">
            <text:p>0</text:p>
          </table:table-cell>
          <table:table-cell table:style-name="ce60" table:formula="of:=IF(products&lt;[.N11];[.V11];worker-[.AE17])" office:value-type="float" office:value="0">
            <text:p>0</text:p>
          </table:table-cell>
          <table:table-cell table:style-name="ce25" table:formula="of:=[.AE11]*[.E11]" office:value-type="float" office:value="0">
            <text:p>0</text:p>
          </table:table-cell>
          <table:table-cell table:formula="of:=[.AE11]*[.F11]" office:value-type="float" office:value="0">
            <text:p>0</text:p>
          </table:table-cell>
          <table:table-cell table:style-name="Default" table:number-columns-repeated="3"/>
          <table:table-cell table:number-columns-repeated="98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Biker</text:p>
          </table:table-cell>
          <table:table-cell table:style-name="ce30" office:value-type="float" office:value="48">
            <text:p>48,0</text:p>
          </table:table-cell>
          <table:table-cell table:style-name="ce25" office:value-type="float" office:value="300">
            <text:p>300</text:p>
          </table:table-cell>
          <table:table-cell table:style-name="ce25" office:value-type="float" office:value="2160">
            <text:p>2.160</text:p>
          </table:table-cell>
          <table:table-cell table:formula="of:=IF([.E12]&gt;0;[.F12]/[.E12];0)" office:value-type="float" office:value="7.2">
            <text:p>7,20</text:p>
          </table:table-cell>
          <table:table-cell table:formula="of:=IF([.D12]&gt;0;[.F12]/[.D12];0)" office:value-type="float" office:value="45">
            <text:p>45</text:p>
          </table:table-cell>
          <table:table-cell table:style-name="ce25" table:formula="of:=IF([.D12]&gt;0;[.E12]/[.D12];0)" office:value-type="float" office:value="6.25">
            <text:p>6</text:p>
          </table:table-cell>
          <table:table-cell table:style-name="ce30" table:formula="of:=colect/[.D12]" office:value-type="float" office:value="0.0833333333333333">
            <text:p>0,1</text:p>
          </table:table-cell>
          <table:table-cell table:style-name="ce25" table:formula="of:=24*[.H12]" office:value-type="float" office:value="1080">
            <text:p>1.080</text:p>
          </table:table-cell>
          <table:table-cell table:style-name="ce25" table:formula="of:=24*[.I12]" office:value-type="float" office:value="150">
            <text:p>150</text:p>
          </table:table-cell>
          <table:table-cell table:style-name="ce40" table:formula="of:=24*[.J12]" office:value-type="float" office:value="2">
            <text:p>2</text:p>
          </table:table-cell>
          <table:table-cell table:formula="of:=[.E12]*worker" office:value-type="float" office:value="4500">
            <text:p>4.500</text:p>
          </table:table-cell>
          <table:table-cell table:style-name="ce25" table:formula="of:=[.F12]*worker" office:value-type="float" office:value="32400">
            <text:p>32.400</text:p>
          </table:table-cell>
          <table:table-cell table:style-name="ce25" table:formula="of:=worker*[.H12]" office:value-type="float" office:value="675">
            <text:p>675</text:p>
          </table:table-cell>
          <table:table-cell table:style-name="ce25" table:formula="of:=worker*[.I12]" office:value-type="float" office:value="93.75">
            <text:p>94</text:p>
          </table:table-cell>
          <table:table-cell table:style-name="ce25" table:formula="of:=worker*[.J12]" office:value-type="float" office:value="1.25">
            <text:p>1</text:p>
          </table:table-cell>
          <table:table-cell table:style-name="ce25" table:formula="of:=worker*[.K12]" office:value-type="float" office:value="16200">
            <text:p>16.200</text:p>
          </table:table-cell>
          <table:table-cell table:style-name="ce25" table:formula="of:=worker*[.L12]" office:value-type="float" office:value="2250">
            <text:p>2.250</text:p>
          </table:table-cell>
          <table:table-cell table:formula="of:=worker*[.M12]" office:value-type="float" office:value="30">
            <text:p>30</text:p>
          </table:table-cell>
          <table:table-cell table:formula="of:=MIN(ROUNDDOWN(products/[.E12]);worker)" office:value-type="float" office:value="15">
            <text:p>15</text:p>
          </table:table-cell>
          <table:table-cell table:formula="of:=worker-[.V12]" office:value-type="float" office:value="0">
            <text:p>0</text:p>
          </table:table-cell>
          <table:table-cell table:style-name="ce25" table:formula="of:=[.V12]*[.E12]" office:value-type="float" office:value="4500">
            <text:p>4.500</text:p>
          </table:table-cell>
          <table:table-cell table:formula="of:=products-[.X12]" office:value-type="float" office:value="5958">
            <text:p>5.958</text:p>
          </table:table-cell>
          <table:table-cell table:formula="of:=[.V12]*[.F12]" office:value-type="float" office:value="32400">
            <text:p>32.400</text:p>
          </table:table-cell>
          <table:table-cell table:style-name="ce50" office:value-type="float" office:value="6">
            <text:p>6</text:p>
          </table:table-cell>
          <table:table-cell table:style-name="ce54" table:formula="of:=MIN(ROUNDDOWN((products-[.AC18])/[.E12]);worker-[.AB18])" office:value-type="float" office:value="0">
            <text:p>0</text:p>
          </table:table-cell>
          <table:table-cell table:style-name="ce25" table:formula="of:=[.AB12]*[.E12]" office:value-type="float" office:value="0">
            <text:p>0</text:p>
          </table:table-cell>
          <table:table-cell table:style-name="ce40" table:formula="of:=[.AB12]*[.F12]" office:value-type="float" office:value="0">
            <text:p>0</text:p>
          </table:table-cell>
          <table:table-cell table:style-name="ce60" table:formula="of:=IF(products&lt;[.N12];[.V12];worker-[.AE18])" office:value-type="float" office:value="10">
            <text:p>10</text:p>
          </table:table-cell>
          <table:table-cell table:style-name="ce25" table:formula="of:=[.AE12]*[.E12]" office:value-type="float" office:value="3000">
            <text:p>3.000</text:p>
          </table:table-cell>
          <table:table-cell table:formula="of:=[.AE12]*[.F12]" office:value-type="float" office:value="21600">
            <text:p>21.600</text:p>
          </table:table-cell>
          <table:table-cell table:style-name="Default" table:number-columns-repeated="3"/>
          <table:table-cell table:style-name="ce25" table:number-columns-repeated="983"/>
          <table:table-cell table:style-name="ce46" table:number-columns-repeated="2"/>
        </table:table-row>
        <table:table-row table:style-name="ro2" table:visibility="filter">
          <table:table-cell table:style-name="ce25" office:value-type="float" office:value="7">
            <text:p>7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Monkey</text:p>
          </table:table-cell>
          <table:table-cell table:style-name="ce30" table:formula="of:=5/60" office:value-type="float" office:value="0.0833333333333333">
            <text:p>0,1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288">
            <text:p>288</text:p>
          </table:table-cell>
          <table:table-cell table:formula="of:=IF([.E13]&gt;0;[.F13]/[.E13];0)" office:value-type="float" office:value="4.11428571428571">
            <text:p>4,11</text:p>
          </table:table-cell>
          <table:table-cell table:formula="of:=IF([.D13]&gt;0;[.F13]/[.D13];0)" office:value-type="float" office:value="3456">
            <text:p>3.456</text:p>
          </table:table-cell>
          <table:table-cell table:style-name="ce25" table:formula="of:=IF([.D13]&gt;0;[.E13]/[.D13];0)" office:value-type="float" office:value="840">
            <text:p>840</text:p>
          </table:table-cell>
          <table:table-cell table:style-name="ce30" table:formula="of:=colect/[.D13]" office:value-type="float" office:value="48">
            <text:p>48,0</text:p>
          </table:table-cell>
          <table:table-cell table:style-name="ce25" table:formula="of:=24*[.H13]" office:value-type="float" office:value="82944">
            <text:p>82.944</text:p>
          </table:table-cell>
          <table:table-cell table:style-name="ce25" table:formula="of:=24*[.I13]" office:value-type="float" office:value="20160">
            <text:p>20.160</text:p>
          </table:table-cell>
          <table:table-cell table:style-name="ce40" table:formula="of:=24*[.J13]" office:value-type="float" office:value="1152">
            <text:p>1.152</text:p>
          </table:table-cell>
          <table:table-cell table:formula="of:=[.E13]*worker" office:value-type="float" office:value="1050">
            <text:p>1.050</text:p>
          </table:table-cell>
          <table:table-cell table:style-name="ce25" table:formula="of:=[.F13]*worker" office:value-type="float" office:value="4320">
            <text:p>4.320</text:p>
          </table:table-cell>
          <table:table-cell table:style-name="ce25" table:formula="of:=worker*[.H13]" office:value-type="float" office:value="51840">
            <text:p>51.840</text:p>
          </table:table-cell>
          <table:table-cell table:style-name="ce25" table:formula="of:=worker*[.I13]" office:value-type="float" office:value="12600">
            <text:p>12.600</text:p>
          </table:table-cell>
          <table:table-cell table:style-name="ce25" table:formula="of:=worker*[.J13]" office:value-type="float" office:value="720">
            <text:p>720</text:p>
          </table:table-cell>
          <table:table-cell table:style-name="ce25" table:formula="of:=worker*[.K13]" office:value-type="float" office:value="1244160">
            <text:p>1.244.160</text:p>
          </table:table-cell>
          <table:table-cell table:style-name="ce25" table:formula="of:=worker*[.L13]" office:value-type="float" office:value="302400">
            <text:p>302.400</text:p>
          </table:table-cell>
          <table:table-cell table:formula="of:=worker*[.M13]" office:value-type="float" office:value="17280">
            <text:p>17.280</text:p>
          </table:table-cell>
          <table:table-cell table:formula="of:=MIN(ROUNDDOWN(products/[.E13]);worker)" office:value-type="float" office:value="15">
            <text:p>15</text:p>
          </table:table-cell>
          <table:table-cell table:formula="of:=worker-[.V13]" office:value-type="float" office:value="0">
            <text:p>0</text:p>
          </table:table-cell>
          <table:table-cell table:style-name="ce25" table:formula="of:=[.V13]*[.E13]" office:value-type="float" office:value="1050">
            <text:p>1.050</text:p>
          </table:table-cell>
          <table:table-cell table:formula="of:=products-[.X13]" office:value-type="float" office:value="9408">
            <text:p>9.408</text:p>
          </table:table-cell>
          <table:table-cell table:formula="of:=[.V13]*[.F13]" office:value-type="float" office:value="4320">
            <text:p>4.320</text:p>
          </table:table-cell>
          <table:table-cell table:style-name="ce50" office:value-type="float" office:value="1">
            <text:p>1</text:p>
          </table:table-cell>
          <table:table-cell table:style-name="ce54" table:formula="of:=[.V13]" office:value-type="float" office:value="15">
            <text:p>15</text:p>
          </table:table-cell>
          <table:table-cell table:style-name="ce25" table:formula="of:=[.AB13]*[.E13]" office:value-type="float" office:value="1050">
            <text:p>1.050</text:p>
          </table:table-cell>
          <table:table-cell table:style-name="ce40" table:formula="of:=[.AB13]*[.F13]" office:value-type="float" office:value="4320">
            <text:p>4.320</text:p>
          </table:table-cell>
          <table:table-cell table:style-name="ce60" table:formula="of:=IF(products&lt;[.N7];0;ROUNDDOWN((MIN(products;[.N13])-[.N7])/([.E13]-[.E7])))" office:value-type="float" office:value="15">
            <text:p>15</text:p>
          </table:table-cell>
          <table:table-cell table:style-name="ce25" table:formula="of:=[.AE13]*[.E13]" office:value-type="float" office:value="1050">
            <text:p>1.050</text:p>
          </table:table-cell>
          <table:table-cell table:formula="of:=[.AE13]*[.F13]" office:value-type="float" office:value="4320">
            <text:p>4.320</text:p>
          </table:table-cell>
          <table:table-cell table:style-name="Default" table:number-columns-repeated="3"/>
          <table:table-cell table:style-name="ce25" table:number-columns-repeated="983"/>
          <table:table-cell table:style-name="ce46" table:number-columns-repeated="2"/>
        </table:table-row>
        <table:table-row table:style-name="ro2" table:visibility="filter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Hot Dog Vendor</text:p>
          </table:table-cell>
          <table:table-cell table:formula="of:=15/60" office:value-type="float" office:value="0.25">
            <text:p>0,3</text:p>
          </table:table-cell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table:formula="of:=IF([.E14]&gt;0;[.F14]/[.E14];0)" office:value-type="float" office:value="4.5">
            <text:p>4,50</text:p>
          </table:table-cell>
          <table:table-cell table:formula="of:=IF([.D14]&gt;0;[.F14]/[.D14];0)" office:value-type="float" office:value="2160">
            <text:p>2.160</text:p>
          </table:table-cell>
          <table:table-cell table:formula="of:=IF([.D14]&gt;0;[.E14]/[.D14];0)" office:value-type="float" office:value="480">
            <text:p>480</text:p>
          </table:table-cell>
          <table:table-cell table:formula="of:=colect/[.D14]" office:value-type="float" office:value="16">
            <text:p>16,0</text:p>
          </table:table-cell>
          <table:table-cell table:formula="of:=24*[.H14]" office:value-type="float" office:value="51840">
            <text:p>51.840</text:p>
          </table:table-cell>
          <table:table-cell table:formula="of:=24*[.I14]" office:value-type="float" office:value="11520">
            <text:p>11.520</text:p>
          </table:table-cell>
          <table:table-cell table:style-name="ce40" table:formula="of:=24*[.J14]" office:value-type="float" office:value="384">
            <text:p>384</text:p>
          </table:table-cell>
          <table:table-cell table:formula="of:=[.E14]*worker" office:value-type="float" office:value="1800">
            <text:p>1.800</text:p>
          </table:table-cell>
          <table:table-cell table:formula="of:=[.F14]*worker" office:value-type="float" office:value="8100">
            <text:p>8.100</text:p>
          </table:table-cell>
          <table:table-cell table:formula="of:=worker*[.H14]" office:value-type="float" office:value="32400">
            <text:p>32.400</text:p>
          </table:table-cell>
          <table:table-cell table:formula="of:=worker*[.I14]" office:value-type="float" office:value="7200">
            <text:p>7.200</text:p>
          </table:table-cell>
          <table:table-cell table:formula="of:=worker*[.J14]" office:value-type="float" office:value="240">
            <text:p>240</text:p>
          </table:table-cell>
          <table:table-cell table:formula="of:=worker*[.K14]" office:value-type="float" office:value="777600">
            <text:p>777.600</text:p>
          </table:table-cell>
          <table:table-cell table:formula="of:=worker*[.L14]" office:value-type="float" office:value="172800">
            <text:p>172.800</text:p>
          </table:table-cell>
          <table:table-cell table:formula="of:=worker*[.M14]" office:value-type="float" office:value="5760">
            <text:p>5.760</text:p>
          </table:table-cell>
          <table:table-cell table:formula="of:=MIN(ROUNDDOWN(products/[.E14]);worker)" office:value-type="float" office:value="15">
            <text:p>15</text:p>
          </table:table-cell>
          <table:table-cell table:formula="of:=worker-[.V14]" office:value-type="float" office:value="0">
            <text:p>0</text:p>
          </table:table-cell>
          <table:table-cell table:formula="of:=[.V14]*[.E14]" office:value-type="float" office:value="1800">
            <text:p>1.800</text:p>
          </table:table-cell>
          <table:table-cell table:formula="of:=products-[.X14]" office:value-type="float" office:value="8658">
            <text:p>8.658</text:p>
          </table:table-cell>
          <table:table-cell table:formula="of:=[.V14]*[.F14]" office:value-type="float" office:value="8100">
            <text:p>8.100</text:p>
          </table:table-cell>
          <table:table-cell table:style-name="ce50" office:value-type="float" office:value="2">
            <text:p>2</text:p>
          </table:table-cell>
          <table:table-cell table:style-name="ce54" table:formula="of:=[.V14]" office:value-type="float" office:value="15">
            <text:p>15</text:p>
          </table:table-cell>
          <table:table-cell table:style-name="ce25" table:formula="of:=[.AB14]*[.E14]" office:value-type="float" office:value="1800">
            <text:p>1.800</text:p>
          </table:table-cell>
          <table:table-cell table:style-name="ce40" table:formula="of:=[.AB14]*[.F14]" office:value-type="float" office:value="8100">
            <text:p>8.100</text:p>
          </table:table-cell>
          <table:table-cell table:style-name="ce60" table:formula="of:=IF(products&lt;[.N8];0;ROUNDDOWN((MIN(products;[.N14])-[.N8])/([.E14]-[.E8])))" office:value-type="float" office:value="15">
            <text:p>15</text:p>
          </table:table-cell>
          <table:table-cell table:style-name="ce25" table:formula="of:=[.AE14]*[.E14]" office:value-type="float" office:value="1800">
            <text:p>1.800</text:p>
          </table:table-cell>
          <table:table-cell table:formula="of:=[.AE14]*[.F14]" office:value-type="float" office:value="8100">
            <text:p>8.100</text:p>
          </table:table-cell>
          <table:table-cell table:style-name="Default" table:number-columns-repeated="3"/>
          <table:table-cell table:number-columns-repeated="985"/>
        </table:table-row>
        <table:table-row table:style-name="ro2" table:visibility="filter"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DJ Girl</text:p>
          </table:table-cell>
          <table:table-cell table:style-name="ce29" office:value-type="float" office:value="4">
            <text:p>4,0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1170">
            <text:p>1.170</text:p>
          </table:table-cell>
          <table:table-cell table:formula="of:=IF([.E15]&gt;0;[.F15]/[.E15];0)" office:value-type="float" office:value="4.875">
            <text:p>4,88</text:p>
          </table:table-cell>
          <table:table-cell table:formula="of:=IF([.D15]&gt;0;[.F15]/[.D15];0)" office:value-type="float" office:value="292.5">
            <text:p>293</text:p>
          </table:table-cell>
          <table:table-cell table:style-name="ce24" table:formula="of:=IF([.D15]&gt;0;[.E15]/[.D15];0)" office:value-type="float" office:value="60">
            <text:p>60</text:p>
          </table:table-cell>
          <table:table-cell table:formula="of:=colect/[.D15]" office:value-type="float" office:value="1">
            <text:p>1,0</text:p>
          </table:table-cell>
          <table:table-cell table:formula="of:=24*[.H15]" office:value-type="float" office:value="7020">
            <text:p>7.020</text:p>
          </table:table-cell>
          <table:table-cell table:formula="of:=24*[.I15]" office:value-type="float" office:value="1440">
            <text:p>1.440</text:p>
          </table:table-cell>
          <table:table-cell table:style-name="ce40" table:formula="of:=24*[.J15]" office:value-type="float" office:value="24">
            <text:p>24</text:p>
          </table:table-cell>
          <table:table-cell table:style-name="ce37" table:formula="of:=[.E15]*worker" office:value-type="float" office:value="3600">
            <text:p>3.600</text:p>
          </table:table-cell>
          <table:table-cell table:style-name="ce24" table:formula="of:=[.F15]*worker" office:value-type="float" office:value="17550">
            <text:p>17.550</text:p>
          </table:table-cell>
          <table:table-cell table:formula="of:=worker*[.H15]" office:value-type="float" office:value="4387.5">
            <text:p>4.388</text:p>
          </table:table-cell>
          <table:table-cell table:formula="of:=worker*[.I15]" office:value-type="float" office:value="900">
            <text:p>900</text:p>
          </table:table-cell>
          <table:table-cell table:formula="of:=worker*[.J15]" office:value-type="float" office:value="15">
            <text:p>15</text:p>
          </table:table-cell>
          <table:table-cell table:formula="of:=worker*[.K15]" office:value-type="float" office:value="105300">
            <text:p>105.300</text:p>
          </table:table-cell>
          <table:table-cell table:formula="of:=worker*[.L15]" office:value-type="float" office:value="21600">
            <text:p>21.600</text:p>
          </table:table-cell>
          <table:table-cell table:formula="of:=worker*[.M15]" office:value-type="float" office:value="360">
            <text:p>360</text:p>
          </table:table-cell>
          <table:table-cell table:formula="of:=MIN(ROUNDDOWN(products/[.E15]);worker)" office:value-type="float" office:value="15">
            <text:p>15</text:p>
          </table:table-cell>
          <table:table-cell table:formula="of:=worker-[.V15]" office:value-type="float" office:value="0">
            <text:p>0</text:p>
          </table:table-cell>
          <table:table-cell table:formula="of:=[.V15]*[.E15]" office:value-type="float" office:value="3600">
            <text:p>3.600</text:p>
          </table:table-cell>
          <table:table-cell table:formula="of:=products-[.X15]" office:value-type="float" office:value="6858">
            <text:p>6.858</text:p>
          </table:table-cell>
          <table:table-cell table:formula="of:=[.V15]*[.F15]" office:value-type="float" office:value="17550">
            <text:p>17.550</text:p>
          </table:table-cell>
          <table:table-cell table:style-name="ce51" office:value-type="float" office:value="3">
            <text:p>3</text:p>
          </table:table-cell>
          <table:table-cell table:style-name="ce54" table:formula="of:=[.V15]" office:value-type="float" office:value="15">
            <text:p>15</text:p>
          </table:table-cell>
          <table:table-cell table:style-name="ce25" table:formula="of:=[.AB15]*[.E15]" office:value-type="float" office:value="3600">
            <text:p>3.600</text:p>
          </table:table-cell>
          <table:table-cell table:style-name="ce40" table:formula="of:=[.AB15]*[.F15]" office:value-type="float" office:value="17550">
            <text:p>17.550</text:p>
          </table:table-cell>
          <table:table-cell table:style-name="ce60" table:formula="of:=IF(products&lt;[.N9];0;ROUNDDOWN((MIN(products;[.N15])-[.N9])/([.E15]-[.E9])))" office:value-type="float" office:value="15">
            <text:p>15</text:p>
          </table:table-cell>
          <table:table-cell table:style-name="ce25" table:formula="of:=[.AE15]*[.E15]" office:value-type="float" office:value="3600">
            <text:p>3.600</text:p>
          </table:table-cell>
          <table:table-cell table:formula="of:=[.AE15]*[.F15]" office:value-type="float" office:value="17550">
            <text:p>17.550</text:p>
          </table:table-cell>
          <table:table-cell table:style-name="Default" table:number-columns-repeated="3"/>
          <table:table-cell table:style-name="ce24" table:number-columns-repeated="983"/>
          <table:table-cell table:number-columns-repeated="2"/>
        </table:table-row>
        <table:table-row table:style-name="ro2" table:visibility="filter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elivery Guy</text:p>
          </table:table-cell>
          <table:table-cell office:value-type="float" office:value="12">
            <text:p>12,0</text:p>
          </table:table-cell>
          <table:table-cell office:value-type="float" office:value="420">
            <text:p>420</text:p>
          </table:table-cell>
          <table:table-cell office:value-type="float" office:value="2160">
            <text:p>2.160</text:p>
          </table:table-cell>
          <table:table-cell table:formula="of:=IF([.E16]&gt;0;[.F16]/[.E16];0)" office:value-type="float" office:value="5.14285714285714">
            <text:p>5,14</text:p>
          </table:table-cell>
          <table:table-cell table:formula="of:=IF([.D16]&gt;0;[.F16]/[.D16];0)" office:value-type="float" office:value="180">
            <text:p>180</text:p>
          </table:table-cell>
          <table:table-cell table:formula="of:=IF([.D16]&gt;0;[.E16]/[.D16];0)" office:value-type="float" office:value="35">
            <text:p>35</text:p>
          </table:table-cell>
          <table:table-cell table:formula="of:=colect/[.D16]" office:value-type="float" office:value="0.333333333333333">
            <text:p>0,3</text:p>
          </table:table-cell>
          <table:table-cell table:formula="of:=24*[.H16]" office:value-type="float" office:value="4320">
            <text:p>4.320</text:p>
          </table:table-cell>
          <table:table-cell table:formula="of:=24*[.I16]" office:value-type="float" office:value="840">
            <text:p>840</text:p>
          </table:table-cell>
          <table:table-cell table:style-name="ce40" table:formula="of:=24*[.J16]" office:value-type="float" office:value="8">
            <text:p>8</text:p>
          </table:table-cell>
          <table:table-cell table:formula="of:=[.E16]*worker" office:value-type="float" office:value="6300">
            <text:p>6.300</text:p>
          </table:table-cell>
          <table:table-cell table:formula="of:=[.F16]*worker" office:value-type="float" office:value="32400">
            <text:p>32.400</text:p>
          </table:table-cell>
          <table:table-cell table:formula="of:=worker*[.H16]" office:value-type="float" office:value="2700">
            <text:p>2.700</text:p>
          </table:table-cell>
          <table:table-cell table:formula="of:=worker*[.I16]" office:value-type="float" office:value="525">
            <text:p>525</text:p>
          </table:table-cell>
          <table:table-cell table:formula="of:=worker*[.J16]" office:value-type="float" office:value="5">
            <text:p>5</text:p>
          </table:table-cell>
          <table:table-cell table:formula="of:=worker*[.K16]" office:value-type="float" office:value="64800">
            <text:p>64.800</text:p>
          </table:table-cell>
          <table:table-cell table:formula="of:=worker*[.L16]" office:value-type="float" office:value="12600">
            <text:p>12.600</text:p>
          </table:table-cell>
          <table:table-cell table:formula="of:=worker*[.M16]" office:value-type="float" office:value="120">
            <text:p>120</text:p>
          </table:table-cell>
          <table:table-cell table:formula="of:=MIN(ROUNDDOWN(products/[.E16]);worker)" office:value-type="float" office:value="15">
            <text:p>15</text:p>
          </table:table-cell>
          <table:table-cell table:formula="of:=worker-[.V16]" office:value-type="float" office:value="0">
            <text:p>0</text:p>
          </table:table-cell>
          <table:table-cell table:formula="of:=[.V16]*[.E16]" office:value-type="float" office:value="6300">
            <text:p>6.300</text:p>
          </table:table-cell>
          <table:table-cell table:formula="of:=products-[.X16]" office:value-type="float" office:value="4158">
            <text:p>4.158</text:p>
          </table:table-cell>
          <table:table-cell table:formula="of:=[.V16]*[.F16]" office:value-type="float" office:value="32400">
            <text:p>32.400</text:p>
          </table:table-cell>
          <table:table-cell table:style-name="ce50" office:value-type="float" office:value="4">
            <text:p>4</text:p>
          </table:table-cell>
          <table:table-cell table:style-name="ce54" table:formula="of:=[.V16]" office:value-type="float" office:value="15">
            <text:p>15</text:p>
          </table:table-cell>
          <table:table-cell table:style-name="ce25" table:formula="of:=[.AB16]*[.E16]" office:value-type="float" office:value="6300">
            <text:p>6.300</text:p>
          </table:table-cell>
          <table:table-cell table:style-name="ce40" table:formula="of:=[.AB16]*[.F16]" office:value-type="float" office:value="32400">
            <text:p>32.400</text:p>
          </table:table-cell>
          <table:table-cell table:style-name="ce60" table:formula="of:=IF(products&lt;[.N10];0;ROUNDDOWN((MIN(products;[.N16])-[.N10])/([.E16]-[.E10])))" office:value-type="float" office:value="15">
            <text:p>15</text:p>
          </table:table-cell>
          <table:table-cell table:style-name="ce25" table:formula="of:=[.AE16]*[.E16]" office:value-type="float" office:value="6300">
            <text:p>6.300</text:p>
          </table:table-cell>
          <table:table-cell table:formula="of:=[.AE16]*[.F16]" office:value-type="float" office:value="32400">
            <text:p>32.400</text:p>
          </table:table-cell>
          <table:table-cell table:style-name="Default" table:number-columns-repeated="3"/>
          <table:table-cell table:number-columns-repeated="985"/>
        </table:table-row>
        <table:table-row table:style-name="ro2" table:visibility="filter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Male Entretainer</text:p>
          </table:table-cell>
          <table:table-cell office:value-type="float" office:value="24">
            <text:p>24,0</text:p>
          </table:table-cell>
          <table:table-cell office:value-type="float" office:value="580">
            <text:p>580</text:p>
          </table:table-cell>
          <table:table-cell office:value-type="float" office:value="3240">
            <text:p>3.240</text:p>
          </table:table-cell>
          <table:table-cell table:formula="of:=IF([.E17]&gt;0;[.F17]/[.E17];0)" office:value-type="float" office:value="5.58620689655172">
            <text:p>5,59</text:p>
          </table:table-cell>
          <table:table-cell table:formula="of:=IF([.D17]&gt;0;[.F17]/[.D17];0)" office:value-type="float" office:value="135">
            <text:p>135</text:p>
          </table:table-cell>
          <table:table-cell table:formula="of:=IF([.D17]&gt;0;[.E17]/[.D17];0)" office:value-type="float" office:value="24.1666666666667">
            <text:p>24</text:p>
          </table:table-cell>
          <table:table-cell table:formula="of:=colect/[.D17]" office:value-type="float" office:value="0.166666666666667">
            <text:p>0,2</text:p>
          </table:table-cell>
          <table:table-cell table:formula="of:=24*[.H17]" office:value-type="float" office:value="3240">
            <text:p>3.240</text:p>
          </table:table-cell>
          <table:table-cell table:formula="of:=24*[.I17]" office:value-type="float" office:value="580">
            <text:p>580</text:p>
          </table:table-cell>
          <table:table-cell table:style-name="ce40" table:formula="of:=24*[.J17]" office:value-type="float" office:value="4">
            <text:p>4</text:p>
          </table:table-cell>
          <table:table-cell table:formula="of:=[.E17]*worker" office:value-type="float" office:value="8700">
            <text:p>8.700</text:p>
          </table:table-cell>
          <table:table-cell table:formula="of:=[.F17]*worker" office:value-type="float" office:value="48600">
            <text:p>48.600</text:p>
          </table:table-cell>
          <table:table-cell table:formula="of:=worker*[.H17]" office:value-type="float" office:value="2025">
            <text:p>2.025</text:p>
          </table:table-cell>
          <table:table-cell table:formula="of:=worker*[.I17]" office:value-type="float" office:value="362.5">
            <text:p>363</text:p>
          </table:table-cell>
          <table:table-cell table:formula="of:=worker*[.J17]" office:value-type="float" office:value="2.5">
            <text:p>3</text:p>
          </table:table-cell>
          <table:table-cell table:formula="of:=worker*[.K17]" office:value-type="float" office:value="48600">
            <text:p>48.600</text:p>
          </table:table-cell>
          <table:table-cell table:formula="of:=worker*[.L17]" office:value-type="float" office:value="8700">
            <text:p>8.700</text:p>
          </table:table-cell>
          <table:table-cell table:formula="of:=worker*[.M17]" office:value-type="float" office:value="60">
            <text:p>60</text:p>
          </table:table-cell>
          <table:table-cell table:formula="of:=MIN(ROUNDDOWN(products/[.E17]);worker)" office:value-type="float" office:value="15">
            <text:p>15</text:p>
          </table:table-cell>
          <table:table-cell table:formula="of:=worker-[.V17]" office:value-type="float" office:value="0">
            <text:p>0</text:p>
          </table:table-cell>
          <table:table-cell table:formula="of:=[.V17]*[.E17]" office:value-type="float" office:value="8700">
            <text:p>8.700</text:p>
          </table:table-cell>
          <table:table-cell table:formula="of:=products-[.X17]" office:value-type="float" office:value="1758">
            <text:p>1.758</text:p>
          </table:table-cell>
          <table:table-cell table:formula="of:=[.V17]*[.F17]" office:value-type="float" office:value="48600">
            <text:p>48.600</text:p>
          </table:table-cell>
          <table:table-cell table:style-name="ce50" office:value-type="float" office:value="5">
            <text:p>5</text:p>
          </table:table-cell>
          <table:table-cell table:style-name="ce54" table:formula="of:=[.V17]" office:value-type="float" office:value="15">
            <text:p>15</text:p>
          </table:table-cell>
          <table:table-cell table:style-name="ce25" table:formula="of:=[.AB17]*[.E17]" office:value-type="float" office:value="8700">
            <text:p>8.700</text:p>
          </table:table-cell>
          <table:table-cell table:style-name="ce40" table:formula="of:=[.AB17]*[.F17]" office:value-type="float" office:value="48600">
            <text:p>48.600</text:p>
          </table:table-cell>
          <table:table-cell table:style-name="ce60" table:formula="of:=IF(products&lt;[.N11];0;ROUNDDOWN((MIN(products;[.N17])-[.N11])/([.E17]-[.E11])))" office:value-type="float" office:value="15">
            <text:p>15</text:p>
          </table:table-cell>
          <table:table-cell table:style-name="ce25" table:formula="of:=[.AE17]*[.E17]" office:value-type="float" office:value="8700">
            <text:p>8.700</text:p>
          </table:table-cell>
          <table:table-cell table:formula="of:=[.AE17]*[.F17]" office:value-type="float" office:value="48600">
            <text:p>48.600</text:p>
          </table:table-cell>
          <table:table-cell table:style-name="Default" table:number-columns-repeated="3"/>
          <table:table-cell table:number-columns-repeated="985"/>
        </table:table-row>
        <table:table-row table:style-name="ro2">
          <table:table-cell table:style-name="ce25" office:value-type="float" office:value="12">
            <text:p>12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Laywer</text:p>
          </table:table-cell>
          <table:table-cell table:style-name="ce30" office:value-type="float" office:value="72">
            <text:p>72,0</text:p>
          </table:table-cell>
          <table:table-cell table:style-name="ce25" office:value-type="float" office:value="1300">
            <text:p>1.300</text:p>
          </table:table-cell>
          <table:table-cell table:style-name="ce25" office:value-type="float" office:value="7785">
            <text:p>7.785</text:p>
          </table:table-cell>
          <table:table-cell table:formula="of:=IF([.E18]&gt;0;[.F18]/[.E18];0)" office:value-type="float" office:value="5.98846153846154">
            <text:p>5,99</text:p>
          </table:table-cell>
          <table:table-cell table:formula="of:=IF([.D18]&gt;0;[.F18]/[.D18];0)" office:value-type="float" office:value="108.125">
            <text:p>108</text:p>
          </table:table-cell>
          <table:table-cell table:style-name="ce25" table:formula="of:=IF([.D18]&gt;0;[.E18]/[.D18];0)" office:value-type="float" office:value="18.0555555555556">
            <text:p>18</text:p>
          </table:table-cell>
          <table:table-cell table:style-name="ce30" table:formula="of:=colect/[.D18]" office:value-type="float" office:value="0.0555555555555556">
            <text:p>0,1</text:p>
          </table:table-cell>
          <table:table-cell table:style-name="ce25" table:formula="of:=24*[.H18]" office:value-type="float" office:value="2595">
            <text:p>2.595</text:p>
          </table:table-cell>
          <table:table-cell table:style-name="ce25" table:formula="of:=24*[.I18]" office:value-type="float" office:value="433.333333333333">
            <text:p>433</text:p>
          </table:table-cell>
          <table:table-cell table:style-name="ce40" table:formula="of:=24*[.J18]" office:value-type="float" office:value="1.33333333333333">
            <text:p>1</text:p>
          </table:table-cell>
          <table:table-cell table:formula="of:=[.E18]*worker" office:value-type="float" office:value="19500">
            <text:p>19.500</text:p>
          </table:table-cell>
          <table:table-cell table:style-name="ce25" table:formula="of:=[.F18]*worker" office:value-type="float" office:value="116775">
            <text:p>116.775</text:p>
          </table:table-cell>
          <table:table-cell table:style-name="ce25" table:formula="of:=worker*[.H18]" office:value-type="float" office:value="1621.875">
            <text:p>1.622</text:p>
          </table:table-cell>
          <table:table-cell table:style-name="ce25" table:formula="of:=worker*[.I18]" office:value-type="float" office:value="270.833333333333">
            <text:p>271</text:p>
          </table:table-cell>
          <table:table-cell table:style-name="ce25" table:formula="of:=worker*[.J18]" office:value-type="float" office:value="0.833333333333333">
            <text:p>1</text:p>
          </table:table-cell>
          <table:table-cell table:style-name="ce25" table:formula="of:=worker*[.K18]" office:value-type="float" office:value="38925">
            <text:p>38.925</text:p>
          </table:table-cell>
          <table:table-cell table:style-name="ce25" table:formula="of:=worker*[.L18]" office:value-type="float" office:value="6500">
            <text:p>6.500</text:p>
          </table:table-cell>
          <table:table-cell table:formula="of:=worker*[.M18]" office:value-type="float" office:value="20">
            <text:p>20</text:p>
          </table:table-cell>
          <table:table-cell table:formula="of:=MIN(ROUNDDOWN(products/[.E18]);worker)" office:value-type="float" office:value="8">
            <text:p>8</text:p>
          </table:table-cell>
          <table:table-cell table:formula="of:=worker-[.V18]" office:value-type="float" office:value="7">
            <text:p>7</text:p>
          </table:table-cell>
          <table:table-cell table:formula="of:=[.V18]*[.E18]" office:value-type="float" office:value="10400">
            <text:p>10.400</text:p>
          </table:table-cell>
          <table:table-cell table:formula="of:=products-[.X18]" office:value-type="float" office:value="58">
            <text:p>58</text:p>
          </table:table-cell>
          <table:table-cell table:formula="of:=[.V18]*[.F18]" office:value-type="float" office:value="62280">
            <text:p>62.280</text:p>
          </table:table-cell>
          <table:table-cell table:style-name="ce50" office:value-type="float" office:value="6">
            <text:p>6</text:p>
          </table:table-cell>
          <table:table-cell table:style-name="ce54" table:formula="of:=[.V18]" office:value-type="float" office:value="8">
            <text:p>8</text:p>
          </table:table-cell>
          <table:table-cell table:style-name="ce25" table:formula="of:=[.AB18]*[.E18]" office:value-type="float" office:value="10400">
            <text:p>10.400</text:p>
          </table:table-cell>
          <table:table-cell table:style-name="ce40" table:formula="of:=[.AB18]*[.F18]" office:value-type="float" office:value="62280">
            <text:p>62.280</text:p>
          </table:table-cell>
          <table:table-cell table:style-name="ce60" table:formula="of:=IF(products&lt;[.N12];0;ROUNDDOWN((MIN(products;[.N18])-[.N12])/([.E18]-[.E12])))" office:value-type="float" office:value="5">
            <text:p>5</text:p>
          </table:table-cell>
          <table:table-cell table:style-name="ce25" table:formula="of:=[.AE18]*[.E18]" office:value-type="float" office:value="6500">
            <text:p>6.500</text:p>
          </table:table-cell>
          <table:table-cell table:formula="of:=[.AE18]*[.F18]" office:value-type="float" office:value="38925">
            <text:p>38.925</text:p>
          </table:table-cell>
          <table:table-cell table:style-name="Default" table:number-columns-repeated="3"/>
          <table:table-cell table:style-name="ce25" table:number-columns-repeated="983"/>
          <table:table-cell table:style-name="ce46"/>
          <table:table-cell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Zombie Mime</text:p>
          </table:table-cell>
          <table:table-cell table:formula="of:=5/60" office:value-type="float" office:value="0.0833333333333333">
            <text:p>0,1</text:p>
          </table:table-cell>
          <table:table-cell/>
          <table:table-cell office:value-type="float" office:value="567">
            <text:p>567</text:p>
          </table:table-cell>
          <table:table-cell table:formula="of:=IF([.E19]&gt;0;[.F19]/[.E19];0)" office:value-type="float" office:value="0">
            <text:p>0,00</text:p>
          </table:table-cell>
          <table:table-cell table:formula="of:=IF([.D19]&gt;0;[.F19]/[.D19];0)" office:value-type="float" office:value="6804">
            <text:p>6.804</text:p>
          </table:table-cell>
          <table:table-cell table:formula="of:=IF([.D19]&gt;0;[.E19]/[.D19];0)" office:value-type="float" office:value="0">
            <text:p>0</text:p>
          </table:table-cell>
          <table:table-cell table:formula="of:=colect/[.D19]" office:value-type="float" office:value="48">
            <text:p>48,0</text:p>
          </table:table-cell>
          <table:table-cell table:formula="of:=24*[.H19]" office:value-type="float" office:value="163296">
            <text:p>163.296</text:p>
          </table:table-cell>
          <table:table-cell table:formula="of:=24*[.I19]" office:value-type="float" office:value="0">
            <text:p>0</text:p>
          </table:table-cell>
          <table:table-cell table:style-name="ce40" table:formula="of:=24*[.J19]" office:value-type="float" office:value="1152">
            <text:p>1.152</text:p>
          </table:table-cell>
          <table:table-cell table:formula="of:=[.E19]*worker" office:value-type="float" office:value="0">
            <text:p>0</text:p>
          </table:table-cell>
          <table:table-cell table:formula="of:=[.F19]*worker" office:value-type="float" office:value="8505">
            <text:p>8.505</text:p>
          </table:table-cell>
          <table:table-cell table:formula="of:=worker*[.H19]" office:value-type="float" office:value="102060">
            <text:p>102.060</text:p>
          </table:table-cell>
          <table:table-cell table:formula="of:=worker*[.I19]" office:value-type="float" office:value="0">
            <text:p>0</text:p>
          </table:table-cell>
          <table:table-cell table:formula="of:=worker*[.J19]" office:value-type="float" office:value="720">
            <text:p>720</text:p>
          </table:table-cell>
          <table:table-cell table:formula="of:=worker*[.K19]" office:value-type="float" office:value="2449440">
            <text:p>2.449.440</text:p>
          </table:table-cell>
          <table:table-cell table:formula="of:=worker*[.L19]" office:value-type="float" office:value="0">
            <text:p>0</text:p>
          </table:table-cell>
          <table:table-cell table:formula="of:=worker*[.M19]" office:value-type="float" office:value="17280">
            <text:p>17.280</text:p>
          </table:table-cell>
          <table:table-cell table:style-name="ce45"/>
          <table:table-cell table:style-name="ce46"/>
          <table:table-cell table:style-name="Default"/>
          <table:table-cell table:style-name="ce46"/>
          <table:table-cell table:style-name="ce48"/>
          <table:table-cell table:style-name="ce45"/>
          <table:table-cell table:style-name="ce55"/>
          <table:table-cell table:style-name="Default"/>
          <table:table-cell/>
          <table:table-cell table:style-name="ce55"/>
          <table:table-cell table:style-name="Default"/>
          <table:table-cell table:number-columns-repeated="989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ty Cop</text:p>
          </table:table-cell>
          <table:table-cell table:formula="of:=15/60" office:value-type="float" office:value="0.25">
            <text:p>0,3</text:p>
          </table:table-cell>
          <table:table-cell/>
          <table:table-cell office:value-type="float" office:value="945">
            <text:p>945</text:p>
          </table:table-cell>
          <table:table-cell table:formula="of:=IF([.E20]&gt;0;[.F20]/[.E20];0)" office:value-type="float" office:value="0">
            <text:p>0,00</text:p>
          </table:table-cell>
          <table:table-cell table:formula="of:=IF([.D20]&gt;0;[.F20]/[.D20];0)" office:value-type="float" office:value="3780">
            <text:p>3.780</text:p>
          </table:table-cell>
          <table:table-cell table:formula="of:=IF([.D20]&gt;0;[.E20]/[.D20];0)" office:value-type="float" office:value="0">
            <text:p>0</text:p>
          </table:table-cell>
          <table:table-cell table:formula="of:=colect/[.D20]" office:value-type="float" office:value="16">
            <text:p>16,0</text:p>
          </table:table-cell>
          <table:table-cell table:formula="of:=24*[.H20]" office:value-type="float" office:value="90720">
            <text:p>90.720</text:p>
          </table:table-cell>
          <table:table-cell table:formula="of:=24*[.I20]" office:value-type="float" office:value="0">
            <text:p>0</text:p>
          </table:table-cell>
          <table:table-cell table:style-name="ce40" table:formula="of:=24*[.J20]" office:value-type="float" office:value="384">
            <text:p>384</text:p>
          </table:table-cell>
          <table:table-cell table:formula="of:=[.E20]*worker" office:value-type="float" office:value="0">
            <text:p>0</text:p>
          </table:table-cell>
          <table:table-cell table:formula="of:=[.F20]*worker" office:value-type="float" office:value="14175">
            <text:p>14.175</text:p>
          </table:table-cell>
          <table:table-cell table:formula="of:=worker*[.H20]" office:value-type="float" office:value="56700">
            <text:p>56.700</text:p>
          </table:table-cell>
          <table:table-cell table:formula="of:=worker*[.I20]" office:value-type="float" office:value="0">
            <text:p>0</text:p>
          </table:table-cell>
          <table:table-cell table:formula="of:=worker*[.J20]" office:value-type="float" office:value="240">
            <text:p>240</text:p>
          </table:table-cell>
          <table:table-cell table:formula="of:=worker*[.K20]" office:value-type="float" office:value="1360800">
            <text:p>1.360.800</text:p>
          </table:table-cell>
          <table:table-cell table:formula="of:=worker*[.L20]" office:value-type="float" office:value="0">
            <text:p>0</text:p>
          </table:table-cell>
          <table:table-cell table:formula="of:=worker*[.M20]" office:value-type="float" office:value="5760">
            <text:p>5.760</text:p>
          </table:table-cell>
          <table:table-cell table:style-name="ce45"/>
          <table:table-cell table:style-name="ce46"/>
          <table:table-cell table:style-name="Default"/>
          <table:table-cell table:style-name="ce46"/>
          <table:table-cell table:style-name="ce48"/>
          <table:table-cell table:style-name="ce45"/>
          <table:table-cell table:style-name="ce55"/>
          <table:table-cell table:style-name="Default"/>
          <table:table-cell/>
          <table:table-cell table:style-name="ce55"/>
          <table:table-cell table:style-name="Default"/>
          <table:table-cell table:number-columns-repeated="989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Robot</text:p>
          </table:table-cell>
          <table:table-cell office:value-type="float" office:value="8">
            <text:p>8,0</text:p>
          </table:table-cell>
          <table:table-cell/>
          <table:table-cell office:value-type="float" office:value="1710">
            <text:p>1.710</text:p>
          </table:table-cell>
          <table:table-cell table:formula="of:=IF([.E21]&gt;0;[.F21]/[.E21];0)" office:value-type="float" office:value="0">
            <text:p>0,00</text:p>
          </table:table-cell>
          <table:table-cell table:formula="of:=IF([.D21]&gt;0;[.F21]/[.D21];0)" office:value-type="float" office:value="213.75">
            <text:p>214</text:p>
          </table:table-cell>
          <table:table-cell table:formula="of:=IF([.D21]&gt;0;[.E21]/[.D21];0)" office:value-type="float" office:value="0">
            <text:p>0</text:p>
          </table:table-cell>
          <table:table-cell table:formula="of:=colect/[.D21]" office:value-type="float" office:value="0.5">
            <text:p>0,5</text:p>
          </table:table-cell>
          <table:table-cell table:formula="of:=24*[.H21]" office:value-type="float" office:value="5130">
            <text:p>5.130</text:p>
          </table:table-cell>
          <table:table-cell table:formula="of:=24*[.I21]" office:value-type="float" office:value="0">
            <text:p>0</text:p>
          </table:table-cell>
          <table:table-cell table:style-name="ce40" table:formula="of:=24*[.J21]" office:value-type="float" office:value="12">
            <text:p>12</text:p>
          </table:table-cell>
          <table:table-cell table:formula="of:=[.E21]*worker" office:value-type="float" office:value="0">
            <text:p>0</text:p>
          </table:table-cell>
          <table:table-cell table:formula="of:=[.F21]*worker" office:value-type="float" office:value="25650">
            <text:p>25.650</text:p>
          </table:table-cell>
          <table:table-cell table:formula="of:=worker*[.H21]" office:value-type="float" office:value="3206.25">
            <text:p>3.206</text:p>
          </table:table-cell>
          <table:table-cell table:formula="of:=worker*[.I21]" office:value-type="float" office:value="0">
            <text:p>0</text:p>
          </table:table-cell>
          <table:table-cell table:formula="of:=worker*[.J21]" office:value-type="float" office:value="7.5">
            <text:p>8</text:p>
          </table:table-cell>
          <table:table-cell table:formula="of:=worker*[.K21]" office:value-type="float" office:value="76950">
            <text:p>76.950</text:p>
          </table:table-cell>
          <table:table-cell table:formula="of:=worker*[.L21]" office:value-type="float" office:value="0">
            <text:p>0</text:p>
          </table:table-cell>
          <table:table-cell table:formula="of:=worker*[.M21]" office:value-type="float" office:value="180">
            <text:p>180</text:p>
          </table:table-cell>
          <table:table-cell table:style-name="ce45"/>
          <table:table-cell table:style-name="ce46"/>
          <table:table-cell table:style-name="Default"/>
          <table:table-cell table:style-name="ce46"/>
          <table:table-cell table:style-name="ce48"/>
          <table:table-cell table:style-name="ce45"/>
          <table:table-cell table:style-name="ce55"/>
          <table:table-cell table:style-name="Default"/>
          <table:table-cell/>
          <table:table-cell table:style-name="ce55"/>
          <table:table-cell table:style-name="Default"/>
          <table:table-cell table:number-columns-repeated="989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Flyer Guy</text:p>
          </table:table-cell>
          <table:table-cell office:value-type="float" office:value="23">
            <text:p>23,0</text:p>
          </table:table-cell>
          <table:table-cell/>
          <table:table-cell office:value-type="float" office:value="4320">
            <text:p>4.320</text:p>
          </table:table-cell>
          <table:table-cell table:formula="of:=IF([.E22]&gt;0;[.F22]/[.E22];0)" office:value-type="float" office:value="0">
            <text:p>0,00</text:p>
          </table:table-cell>
          <table:table-cell table:formula="of:=IF([.D22]&gt;0;[.F22]/[.D22];0)" office:value-type="float" office:value="187.826086956522">
            <text:p>188</text:p>
          </table:table-cell>
          <table:table-cell table:formula="of:=IF([.D22]&gt;0;[.E22]/[.D22];0)" office:value-type="float" office:value="0">
            <text:p>0</text:p>
          </table:table-cell>
          <table:table-cell table:formula="of:=colect/[.D22]" office:value-type="float" office:value="0.173913043478261">
            <text:p>0,2</text:p>
          </table:table-cell>
          <table:table-cell table:formula="of:=24*[.H22]" office:value-type="float" office:value="4507.82608695652">
            <text:p>4.508</text:p>
          </table:table-cell>
          <table:table-cell table:formula="of:=24*[.I22]" office:value-type="float" office:value="0">
            <text:p>0</text:p>
          </table:table-cell>
          <table:table-cell table:style-name="ce40" table:formula="of:=24*[.J22]" office:value-type="float" office:value="4.17391304347826">
            <text:p>4</text:p>
          </table:table-cell>
          <table:table-cell table:formula="of:=[.E22]*worker" office:value-type="float" office:value="0">
            <text:p>0</text:p>
          </table:table-cell>
          <table:table-cell table:formula="of:=[.F22]*worker" office:value-type="float" office:value="64800">
            <text:p>64.800</text:p>
          </table:table-cell>
          <table:table-cell table:formula="of:=worker*[.H22]" office:value-type="float" office:value="2817.39130434783">
            <text:p>2.817</text:p>
          </table:table-cell>
          <table:table-cell table:formula="of:=worker*[.I22]" office:value-type="float" office:value="0">
            <text:p>0</text:p>
          </table:table-cell>
          <table:table-cell table:formula="of:=worker*[.J22]" office:value-type="float" office:value="2.60869565217391">
            <text:p>3</text:p>
          </table:table-cell>
          <table:table-cell table:formula="of:=worker*[.K22]" office:value-type="float" office:value="67617.3913043478">
            <text:p>67.617</text:p>
          </table:table-cell>
          <table:table-cell table:formula="of:=worker*[.L22]" office:value-type="float" office:value="0">
            <text:p>0</text:p>
          </table:table-cell>
          <table:table-cell table:formula="of:=worker*[.M22]" office:value-type="float" office:value="62.6086956521739">
            <text:p>63</text:p>
          </table:table-cell>
          <table:table-cell table:style-name="ce45"/>
          <table:table-cell table:style-name="ce46"/>
          <table:table-cell table:style-name="Default"/>
          <table:table-cell table:style-name="ce46"/>
          <table:table-cell table:style-name="ce48"/>
          <table:table-cell table:style-name="ce45"/>
          <table:table-cell table:style-name="ce55"/>
          <table:table-cell table:style-name="Default"/>
          <table:table-cell/>
          <table:table-cell table:style-name="ce55"/>
          <table:table-cell table:style-name="Default"/>
          <table:table-cell table:number-columns-repeated="989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FBI Agent</text:p>
          </table:table-cell>
          <table:table-cell office:value-type="float" office:value="48">
            <text:p>48,0</text:p>
          </table:table-cell>
          <table:table-cell/>
          <table:table-cell office:value-type="float" office:value="7650">
            <text:p>7.650</text:p>
          </table:table-cell>
          <table:table-cell table:formula="of:=IF([.E23]&gt;0;[.F24]/[.E23];0)" office:value-type="float" office:value="0">
            <text:p>0,00</text:p>
          </table:table-cell>
          <table:table-cell table:formula="of:=IF([.D23]&gt;0;[.F24]/[.D23];0)" office:value-type="float" office:value="215.625">
            <text:p>216</text:p>
          </table:table-cell>
          <table:table-cell table:formula="of:=IF([.D23]&gt;0;[.E23]/[.D23];0)" office:value-type="float" office:value="0">
            <text:p>0</text:p>
          </table:table-cell>
          <table:table-cell table:formula="of:=colect/[.D23]" office:value-type="float" office:value="0.0833333333333333">
            <text:p>0,1</text:p>
          </table:table-cell>
          <table:table-cell table:formula="of:=24*[.H23]" office:value-type="float" office:value="5175">
            <text:p>5.175</text:p>
          </table:table-cell>
          <table:table-cell table:formula="of:=24*[.I23]" office:value-type="float" office:value="0">
            <text:p>0</text:p>
          </table:table-cell>
          <table:table-cell table:style-name="ce40" table:formula="of:=24*[.J23]" office:value-type="float" office:value="2">
            <text:p>2</text:p>
          </table:table-cell>
          <table:table-cell table:formula="of:=[.E23]*worker" office:value-type="float" office:value="0">
            <text:p>0</text:p>
          </table:table-cell>
          <table:table-cell table:formula="of:=[.F23]*worker" office:value-type="float" office:value="114750">
            <text:p>114.750</text:p>
          </table:table-cell>
          <table:table-cell table:formula="of:=worker*[.H23]" office:value-type="float" office:value="3234.375">
            <text:p>3.234</text:p>
          </table:table-cell>
          <table:table-cell table:formula="of:=worker*[.I23]" office:value-type="float" office:value="0">
            <text:p>0</text:p>
          </table:table-cell>
          <table:table-cell table:formula="of:=worker*[.J23]" office:value-type="float" office:value="1.25">
            <text:p>1</text:p>
          </table:table-cell>
          <table:table-cell table:formula="of:=worker*[.K23]" office:value-type="float" office:value="77625">
            <text:p>77.625</text:p>
          </table:table-cell>
          <table:table-cell table:formula="of:=worker*[.L23]" office:value-type="float" office:value="0">
            <text:p>0</text:p>
          </table:table-cell>
          <table:table-cell table:formula="of:=worker*[.M23]" office:value-type="float" office:value="30">
            <text:p>30</text:p>
          </table:table-cell>
          <table:table-cell table:style-name="ce45"/>
          <table:table-cell table:style-name="ce46"/>
          <table:table-cell table:style-name="Default"/>
          <table:table-cell table:style-name="ce46"/>
          <table:table-cell table:style-name="ce48"/>
          <table:table-cell table:style-name="ce45"/>
          <table:table-cell table:style-name="Default" table:number-columns-repeated="3"/>
          <table:table-cell table:style-name="ce55"/>
          <table:table-cell table:style-name="Default"/>
          <table:table-cell table:number-columns-repeated="989"/>
        </table:table-row>
        <table:table-row table:style-name="ro1" table:visibility="filter">
          <table:table-cell table:style-name="ce25" office:value-type="float" office:value="18">
            <text:p>18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Congressman</text:p>
          </table:table-cell>
          <table:table-cell table:style-name="ce30" office:value-type="float" office:value="72">
            <text:p>72,0</text:p>
          </table:table-cell>
          <table:table-cell table:style-name="ce25"/>
          <table:table-cell table:style-name="ce25" office:value-type="float" office:value="10350">
            <text:p>10.350</text:p>
          </table:table-cell>
          <table:table-cell table:formula="of:=IF([.E24]&gt;0;[.F24]/[.E24];0)" office:value-type="float" office:value="0">
            <text:p>0,00</text:p>
          </table:table-cell>
          <table:table-cell table:formula="of:=IF([.D24]&gt;0;[.F24]/[.D24];0)" office:value-type="float" office:value="143.75">
            <text:p>144</text:p>
          </table:table-cell>
          <table:table-cell table:style-name="ce25" table:formula="of:=IF([.D24]&gt;0;[.E24]/[.D24];0)" office:value-type="float" office:value="0">
            <text:p>0</text:p>
          </table:table-cell>
          <table:table-cell table:style-name="ce30" table:formula="of:=colect/[.D24]" office:value-type="float" office:value="0.0555555555555556">
            <text:p>0,1</text:p>
          </table:table-cell>
          <table:table-cell table:style-name="ce25" table:formula="of:=24*[.H24]" office:value-type="float" office:value="3450">
            <text:p>3.450</text:p>
          </table:table-cell>
          <table:table-cell table:style-name="ce25" table:formula="of:=24*[.I24]" office:value-type="float" office:value="0">
            <text:p>0</text:p>
          </table:table-cell>
          <table:table-cell table:style-name="ce40" table:formula="of:=24*[.J24]" office:value-type="float" office:value="1.33333333333333">
            <text:p>1</text:p>
          </table:table-cell>
          <table:table-cell table:formula="of:=[.E24]*worker" office:value-type="float" office:value="0">
            <text:p>0</text:p>
          </table:table-cell>
          <table:table-cell table:style-name="ce25" table:formula="of:=[.F24]*worker" office:value-type="float" office:value="155250">
            <text:p>155.250</text:p>
          </table:table-cell>
          <table:table-cell table:style-name="ce25" table:formula="of:=worker*[.H24]" office:value-type="float" office:value="2156.25">
            <text:p>2.156</text:p>
          </table:table-cell>
          <table:table-cell table:style-name="ce25" table:formula="of:=worker*[.I24]" office:value-type="float" office:value="0">
            <text:p>0</text:p>
          </table:table-cell>
          <table:table-cell table:style-name="ce25" table:formula="of:=worker*[.J24]" office:value-type="float" office:value="0.833333333333333">
            <text:p>1</text:p>
          </table:table-cell>
          <table:table-cell table:style-name="ce25" table:formula="of:=worker*[.K24]" office:value-type="float" office:value="51750">
            <text:p>51.750</text:p>
          </table:table-cell>
          <table:table-cell table:style-name="ce25" table:formula="of:=worker*[.L24]" office:value-type="float" office:value="0">
            <text:p>0</text:p>
          </table:table-cell>
          <table:table-cell table:formula="of:=worker*[.M24]" office:value-type="float" office:value="20">
            <text:p>20</text:p>
          </table:table-cell>
          <table:table-cell table:style-name="ce45"/>
          <table:table-cell table:style-name="ce46" table:number-columns-repeated="3"/>
          <table:table-cell table:style-name="ce48"/>
          <table:table-cell table:style-name="ce45"/>
          <table:table-cell table:style-name="Default" table:number-columns-repeated="3"/>
          <table:table-cell table:style-name="ce61"/>
          <table:table-cell table:style-name="ce46"/>
          <table:table-cell/>
          <table:table-cell table:style-name="ce25" table:number-columns-repeated="986"/>
          <table:table-cell table:style-name="ce46" table:number-columns-repeated="2"/>
        </table:table-row>
        <table:table-row table:style-name="ro1" table:number-rows-repeated="2">
          <table:table-cell table:number-columns-repeated="21"/>
          <table:table-cell table:style-name="ce45"/>
          <table:table-cell table:style-name="ce46"/>
          <table:table-cell table:style-name="Default"/>
          <table:table-cell table:style-name="ce46"/>
          <table:table-cell table:style-name="ce48"/>
          <table:table-cell table:style-name="ce45"/>
          <table:table-cell table:style-name="Default" table:number-columns-repeated="5"/>
          <table:table-cell table:style-name="ce48"/>
          <table:table-cell table:number-columns-repeated="988"/>
        </table:table-row>
        <table:table-row table:style-name="ro1" table:number-rows-repeated="5">
          <table:table-cell table:number-columns-repeated="26"/>
          <table:table-cell table:style-name="ce45"/>
          <table:table-cell table:style-name="Default" table:number-columns-repeated="3"/>
          <table:table-cell table:number-columns-repeated="991"/>
        </table:table-row>
        <table:table-row table:style-name="ro1" table:number-rows-repeated="3">
          <table:table-cell table:number-columns-repeated="26"/>
          <table:table-cell table:style-name="ce45"/>
          <table:table-cell table:number-columns-repeated="994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uildings" table:style-name="ta1" table:print="false">
        <office:forms form:automatic-focus="false" form:apply-design-mode="false"/>
        <table:table-column table:style-name="co61" table:default-cell-style-name="Default"/>
        <table:table-column table:style-name="co20" table:number-columns-repeated="4" table:default-cell-style-name="Default"/>
        <table:table-column table:style-name="co20" table:default-cell-style-name="ce65"/>
        <table:table-column table:style-name="co20" table:number-columns-repeated="1018" table:default-cell-style-name="Default"/>
        <table:table-row table:style-name="ro1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Build</text:p>
          </table:table-cell>
          <table:table-cell table:style-name="ce3" office:value-type="string">
            <text:p>Lvl</text:p>
          </table:table-cell>
          <table:table-cell table:style-name="ce3" office:value-type="string">
            <text:p>Yelds</text:p>
          </table:table-cell>
          <table:table-cell table:style-name="ce63" office:value-type="string">
            <text:p>Hours</text:p>
          </table:table-cell>
          <table:table-cell table:style-name="ce3" office:value-type="string">
            <text:p>$/h</text:p>
          </table:table-cell>
          <table:table-cell table:style-name="ce3" office:value-type="string">
            <text:p>$/d</text:p>
          </table:table-cell>
          <table:table-cell table:style-name="ce3" office:value-type="string">
            <text:p>e/h</text:p>
          </table:table-cell>
          <table:table-cell table:style-name="ce3" office:value-type="string">
            <text:p>e/d</text:p>
          </table:table-cell>
          <table:table-cell table:style-name="ce3" table:number-columns-repeated="1014"/>
        </table:table-row>
        <table:table-row table:style-name="ro1">
          <table:table-cell office:value-type="string">
            <text:p>Casino</text:p>
          </table:table-cell>
          <table:table-cell office:value-type="string">
            <text:p>Cash</text:p>
          </table:table-cell>
          <table:table-cell office:value-type="float" office:value="4400">
            <text:p>4.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5/60" office:value-type="float" office:value="0.25">
            <text:p>0,3</text:p>
          </table:table-cell>
          <table:table-cell table:formula="of:=[.E2]/[.F2]" office:value-type="float" office:value="400">
            <text:p>400</text:p>
          </table:table-cell>
          <table:table-cell table:formula="of:=24*[.G2]" office:value-type="float" office:value="9600">
            <text:p>9.600</text:p>
          </table:table-cell>
          <table:table-cell table:formula="of:=colect/[.F2]" office:value-type="float" office:value="16">
            <text:p>16</text:p>
          </table:table-cell>
          <table:table-cell table:formula="of:=[.I2]*24" office:value-type="float" office:value="384">
            <text:p>384</text:p>
          </table:table-cell>
          <table:table-cell table:number-columns-repeated="1014"/>
        </table:table-row>
        <table:table-row table:style-name="ro1">
          <table:table-cell office:value-type="string">
            <text:p>Casino 2</text:p>
          </table:table-cell>
          <table:table-cell office:value-type="string">
            <text:p>Cash</text:p>
          </table:table-cell>
          <table:table-cell office:value-type="float" office:value="11750">
            <text:p>11.750</text:p>
          </table:table-cell>
          <table:table-cell/>
          <table:table-cell office:value-type="float" office:value="130">
            <text:p>130</text:p>
          </table:table-cell>
          <table:table-cell table:formula="of:=15/60" office:value-type="float" office:value="0.25">
            <text:p>0,3</text:p>
          </table:table-cell>
          <table:table-cell table:formula="of:=[.E3]/[.F3]" office:value-type="float" office:value="520">
            <text:p>520</text:p>
          </table:table-cell>
          <table:table-cell table:formula="of:=24*[.G3]" office:value-type="float" office:value="12480">
            <text:p>12.480</text:p>
          </table:table-cell>
          <table:table-cell table:formula="of:=colect/[.F3]" office:value-type="float" office:value="16">
            <text:p>16</text:p>
          </table:table-cell>
          <table:table-cell table:formula="of:=[.I3]*24" office:value-type="float" office:value="384">
            <text:p>384</text:p>
          </table:table-cell>
          <table:table-cell table:number-columns-repeated="1014"/>
        </table:table-row>
        <table:table-row table:style-name="ro1">
          <table:table-cell office:value-type="string">
            <text:p>Casino 3</text:p>
          </table:table-cell>
          <table:table-cell office:value-type="string">
            <text:p>Cash</text:p>
          </table:table-cell>
          <table:table-cell office:value-type="float" office:value="24550">
            <text:p>24.550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  <table:table-cell table:formula="of:=15/60" office:value-type="float" office:value="0.25">
            <text:p>0,3</text:p>
          </table:table-cell>
          <table:table-cell table:formula="of:=[.E4]/[.F4]" office:value-type="float" office:value="640">
            <text:p>640</text:p>
          </table:table-cell>
          <table:table-cell table:formula="of:=24*[.G4]" office:value-type="float" office:value="15360">
            <text:p>15.360</text:p>
          </table:table-cell>
          <table:table-cell table:formula="of:=colect/[.F4]" office:value-type="float" office:value="16">
            <text:p>16</text:p>
          </table:table-cell>
          <table:table-cell table:formula="of:=[.I4]*24" office:value-type="float" office:value="384">
            <text:p>384</text:p>
          </table:table-cell>
          <table:table-cell table:number-columns-repeated="1014"/>
        </table:table-row>
        <table:table-row table:style-name="ro1">
          <table:table-cell office:value-type="string">
            <text:p>Weapon Shop 1</text:p>
          </table:table-cell>
          <table:table-cell office:value-type="string">
            <text:p>Cash</text:p>
          </table:table-cell>
          <table:table-cell table:number-columns-repeated="1022"/>
        </table:table-row>
        <table:table-row table:style-name="ro1">
          <table:table-cell office:value-type="string">
            <text:p>Weapon Shop 2</text:p>
          </table:table-cell>
          <table:table-cell office:value-type="string">
            <text:p>Cash</text:p>
          </table:table-cell>
          <table:table-cell table:number-columns-repeated="1022"/>
        </table:table-row>
        <table:table-row table:style-name="ro1">
          <table:table-cell office:value-type="string">
            <text:p>Weapon Shop 3</text:p>
          </table:table-cell>
          <table:table-cell office:value-type="string">
            <text:p>Cash</text:p>
          </table:table-cell>
          <table:table-cell/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Weapon Shop 4</text:p>
          </table:table-cell>
          <table:table-cell office:value-type="string">
            <text:p>Cash</text:p>
          </table:table-cell>
          <table:table-cell/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Weapon Shop 5</text:p>
          </table:table-cell>
          <table:table-cell office:value-type="string">
            <text:p>Cash</text:p>
          </table:table-cell>
          <table:table-cell/>
          <table:table-cell office:value-type="float" office:value="35">
            <text:p>35</text:p>
          </table:table-cell>
          <table:table-cell table:number-columns-repeated="1020"/>
        </table:table-row>
        <table:table-row table:style-name="ro1">
          <table:table-cell office:value-type="string">
            <text:p>Garage</text:p>
          </table:table-cell>
          <table:table-cell office:value-type="string">
            <text:p>Cash</text:p>
          </table:table-cell>
          <table:table-cell table:number-columns-repeated="1022"/>
        </table:table-row>
        <table:table-row table:style-name="ro1">
          <table:table-cell office:value-type="string">
            <text:p>Garage 2</text:p>
          </table:table-cell>
          <table:table-cell office:value-type="string">
            <text:p>Cash</text:p>
          </table:table-cell>
          <table:table-cell/>
          <table:table-cell office:value-type="float" office:value="40">
            <text:p>40</text:p>
          </table:table-cell>
          <table:table-cell table:number-columns-repeated="1020"/>
        </table:table-row>
        <table:table-row table:style-name="ro1">
          <table:table-cell office:value-type="string">
            <text:p>Energy Station</text:p>
          </table:table-cell>
          <table:table-cell office:value-type="string">
            <text:p>Energy</text:p>
          </table:table-cell>
          <table:table-cell table:number-columns-repeated="1022"/>
        </table:table-row>
        <table:table-row table:style-name="ro1">
          <table:table-cell office:value-type="string">
            <text:p>Energy Station</text:p>
          </table:table-cell>
          <table:table-cell office:value-type="string">
            <text:p>Energy</text:p>
          </table:table-cell>
          <table:table-cell table:number-columns-repeated="1022"/>
        </table:table-row>
        <table:table-row table:style-name="ro1">
          <table:table-cell office:value-type="string">
            <text:p>Energy Station 3</text:p>
          </table:table-cell>
          <table:table-cell office:value-type="string">
            <text:p>Energy</text:p>
          </table:table-cell>
          <table:table-cell/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Bank 1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1000">
            <text:p>1.000</text:p>
          </table:table-cell>
          <table:table-cell table:number-columns-repeated="1019"/>
        </table:table-row>
        <table:table-row table:style-name="ro1">
          <table:table-cell office:value-type="string">
            <text:p>Bank 2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2000">
            <text:p>2.000</text:p>
          </table:table-cell>
          <table:table-cell table:number-columns-repeated="1019"/>
        </table:table-row>
        <table:table-row table:style-name="ro1">
          <table:table-cell office:value-type="string">
            <text:p>Bank 3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5000">
            <text:p>5.000</text:p>
          </table:table-cell>
          <table:table-cell table:number-columns-repeated="1019"/>
        </table:table-row>
        <table:table-row table:style-name="ro1">
          <table:table-cell office:value-type="string">
            <text:p>Bank 4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20000">
            <text:p>20.000</text:p>
          </table:table-cell>
          <table:table-cell table:number-columns-repeated="1019"/>
        </table:table-row>
        <table:table-row table:style-name="ro1">
          <table:table-cell office:value-type="string">
            <text:p>Bank 5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20000">
            <text:p>20.000</text:p>
          </table:table-cell>
          <table:table-cell table:number-columns-repeated="1019"/>
        </table:table-row>
        <table:table-row table:style-name="ro1">
          <table:table-cell office:value-type="string">
            <text:p>Bank 6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20000">
            <text:p>20.000</text:p>
          </table:table-cell>
          <table:table-cell table:number-columns-repeated="1019"/>
        </table:table-row>
        <table:table-row table:style-name="ro1">
          <table:table-cell office:value-type="string">
            <text:p>Bank 7</text:p>
          </table:table-cell>
          <table:table-cell office:value-type="string">
            <text:p>Storage</text:p>
          </table:table-cell>
          <table:table-cell/>
          <table:table-cell office:value-type="float" office:value="25">
            <text:p>25</text:p>
          </table:table-cell>
          <table:table-cell office:value-type="float" office:value="25000">
            <text:p>25.000</text:p>
          </table:table-cell>
          <table:table-cell table:number-columns-repeated="1019"/>
        </table:table-row>
        <table:table-row table:style-name="ro1">
          <table:table-cell office:value-type="string">
            <text:p>Bank 10</text:p>
          </table:table-cell>
          <table:table-cell office:value-type="string">
            <text:p>Storage</text:p>
          </table:table-cell>
          <table:table-cell table:number-columns-repeated="2"/>
          <table:table-cell office:value-type="float" office:value="40000">
            <text:p>40.000</text:p>
          </table:table-cell>
          <table:table-cell table:number-columns-repeated="1019"/>
        </table:table-row>
        <table:table-row table:style-name="ro1">
          <table:table-cell office:value-type="string">
            <text:p>Bank 11</text:p>
          </table:table-cell>
          <table:table-cell office:value-type="string">
            <text:p>Storage</text:p>
          </table:table-cell>
          <table:table-cell/>
          <table:table-cell office:value-type="float" office:value="45">
            <text:p>45</text:p>
          </table:table-cell>
          <table:table-cell office:value-type="float" office:value="45000">
            <text:p>45.000</text:p>
          </table:table-cell>
          <table:table-cell table:number-columns-repeated="1019"/>
        </table:table-row>
        <table:table-row table:style-name="ro1">
          <table:table-cell office:value-type="string">
            <text:p>Bank 12</text:p>
          </table:table-cell>
          <table:table-cell office:value-type="string">
            <text:p>Storage</text:p>
          </table:table-cell>
          <table:table-cell/>
          <table:table-cell office:value-type="float" office:value="50">
            <text:p>50</text:p>
          </table:table-cell>
          <table:table-cell office:value-type="float" office:value="50000">
            <text:p>50.000</text:p>
          </table:table-cell>
          <table:table-cell table:number-columns-repeated="1019"/>
        </table:table-row>
        <table:table-row table:style-name="ro1">
          <table:table-cell office:value-type="string">
            <text:p>Growhouse</text:p>
          </table:table-cell>
          <table:table-cell office:value-type="string">
            <text:p>Goods</text:p>
          </table:table-cell>
          <table:table-cell office:value-type="float" office:value="1200">
            <text:p>1.20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5/60" office:value-type="float" office:value="0.0833333333333333">
            <text:p>0,1</text:p>
          </table:table-cell>
          <table:table-cell table:formula="of:=[.E25]/[.F25]" office:value-type="float" office:value="204">
            <text:p>204</text:p>
          </table:table-cell>
          <table:table-cell table:formula="of:=24*[.G25]" office:value-type="float" office:value="4896">
            <text:p>4.896</text:p>
          </table:table-cell>
          <table:table-cell table:formula="of:=colect/[.F25]" office:value-type="float" office:value="48">
            <text:p>48</text:p>
          </table:table-cell>
          <table:table-cell table:formula="of:=[.I25]*24" office:value-type="float" office:value="1152">
            <text:p>1.152</text:p>
          </table:table-cell>
          <table:table-cell table:number-columns-repeated="1014"/>
        </table:table-row>
        <table:table-row table:style-name="ro1">
          <table:table-cell office:value-type="string">
            <text:p>DVD Copy Center</text:p>
          </table:table-cell>
          <table:table-cell office:value-type="string">
            <text:p>Goods</text:p>
          </table:table-cell>
          <table:table-cell office:value-type="float" office:value="1700">
            <text:p>1.70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,0</text:p>
          </table:table-cell>
          <table:table-cell table:formula="of:=[.E26]/[.F26]" office:value-type="float" office:value="35">
            <text:p>35</text:p>
          </table:table-cell>
          <table:table-cell table:formula="of:=24*[.G26]" office:value-type="float" office:value="840">
            <text:p>840</text:p>
          </table:table-cell>
          <table:table-cell table:formula="of:=colect/[.F26]" office:value-type="float" office:value="4">
            <text:p>4</text:p>
          </table:table-cell>
          <table:table-cell table:formula="of:=[.I26]*24" office:value-type="float" office:value="96">
            <text:p>96</text:p>
          </table:table-cell>
          <table:table-cell table:number-columns-repeated="1014"/>
        </table:table-row>
        <table:table-row table:style-name="ro1">
          <table:table-cell office:value-type="string">
            <text:p>DVD Copy Center 2</text:p>
          </table:table-cell>
          <table:table-cell office:value-type="string">
            <text:p>Goods</text:p>
          </table:table-cell>
          <table:table-cell table:number-columns-repeated="2"/>
          <table:table-cell/>
          <table:table-cell office:value-type="float" office:value="1">
            <text:p>1,0</text:p>
          </table:table-cell>
          <table:table-cell table:formula="of:=[.E27]/[.F27]" office:value-type="float" office:value="0">
            <text:p>0</text:p>
          </table:table-cell>
          <table:table-cell table:formula="of:=24*[.G27]" office:value-type="float" office:value="0">
            <text:p>0</text:p>
          </table:table-cell>
          <table:table-cell table:formula="of:=colect/[.F27]" office:value-type="float" office:value="4">
            <text:p>4</text:p>
          </table:table-cell>
          <table:table-cell table:formula="of:=[.I27]*24" office:value-type="float" office:value="96">
            <text:p>96</text:p>
          </table:table-cell>
          <table:table-cell table:number-columns-repeated="3"/>
          <table:table-cell table:formula="of:=1978-2033" office:value-type="float" office:value="-55">
            <text:p>-55</text:p>
          </table:table-cell>
          <table:table-cell table:number-columns-repeated="1010"/>
        </table:table-row>
        <table:table-row table:style-name="ro1">
          <table:table-cell office:value-type="string">
            <text:p>DVD Copy Center 3</text:p>
          </table:table-cell>
          <table:table-cell office:value-type="string">
            <text:p>Goods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">
            <text:p>1,0</text:p>
          </table:table-cell>
          <table:table-cell table:formula="of:=[.E28]/[.F28]" office:value-type="float" office:value="0">
            <text:p>0</text:p>
          </table:table-cell>
          <table:table-cell table:formula="of:=24*[.G28]" office:value-type="float" office:value="0">
            <text:p>0</text:p>
          </table:table-cell>
          <table:table-cell table:formula="of:=colect/[.F28]" office:value-type="float" office:value="4">
            <text:p>4</text:p>
          </table:table-cell>
          <table:table-cell table:formula="of:=[.I28]*24" office:value-type="float" office:value="96">
            <text:p>96</text:p>
          </table:table-cell>
          <table:table-cell table:number-columns-repeated="1014"/>
        </table:table-row>
        <table:table-row table:style-name="ro1">
          <table:table-cell office:value-type="string">
            <text:p>Liquor Store</text:p>
          </table:table-cell>
          <table:table-cell office:value-type="string">
            <text:p>Goods</text:p>
          </table:table-cell>
          <table:table-cell office:value-type="float" office:value="2350">
            <text:p>2.35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">
            <text:p>4,0</text:p>
          </table:table-cell>
          <table:table-cell table:formula="of:=[.E29]/[.F29]" office:value-type="float" office:value="15.75">
            <text:p>16</text:p>
          </table:table-cell>
          <table:table-cell table:formula="of:=24*[.G29]" office:value-type="float" office:value="378">
            <text:p>378</text:p>
          </table:table-cell>
          <table:table-cell table:formula="of:=colect/[.F29]" office:value-type="float" office:value="1">
            <text:p>1</text:p>
          </table:table-cell>
          <table:table-cell table:formula="of:=[.I29]*2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string">
            <text:p>Ultimate Muscle</text:p>
          </table:table-cell>
          <table:table-cell office:value-type="string">
            <text:p>Goods</text:p>
          </table:table-cell>
          <table:table-cell office:value-type="float" office:value="2630">
            <text:p>2.63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2">
            <text:p>12,0</text:p>
          </table:table-cell>
          <table:table-cell table:formula="of:=[.E30]/[.F30]" office:value-type="float" office:value="12">
            <text:p>12</text:p>
          </table:table-cell>
          <table:table-cell table:formula="of:=24*[.G30]" office:value-type="float" office:value="288">
            <text:p>288</text:p>
          </table:table-cell>
          <table:table-cell table:formula="of:=colect/[.F30]" office:value-type="float" office:value="0.333333333333333">
            <text:p>0</text:p>
          </table:table-cell>
          <table:table-cell table:formula="of:=[.I30]*24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Absinthe Destillery</text:p>
          </table:table-cell>
          <table:table-cell office:value-type="string">
            <text:p>Goods</text:p>
          </table:table-cell>
          <table:table-cell office:value-type="float" office:value="3150">
            <text:p>3.15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23">
            <text:p>23,0</text:p>
          </table:table-cell>
          <table:table-cell table:formula="of:=[.E31]/[.F31]" office:value-type="float" office:value="9.39130434782609">
            <text:p>9</text:p>
          </table:table-cell>
          <table:table-cell table:formula="of:=24*[.G31]" office:value-type="float" office:value="225.391304347826">
            <text:p>225</text:p>
          </table:table-cell>
          <table:table-cell table:formula="of:=colect/[.F31]" office:value-type="float" office:value="0.173913043478261">
            <text:p>0</text:p>
          </table:table-cell>
          <table:table-cell table:formula="of:=[.I31]*24" office:value-type="float" office:value="4.17391304347826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Creamery</text:p>
          </table:table-cell>
          <table:table-cell office:value-type="string">
            <text:p>Goods</text:p>
          </table:table-cell>
          <table:table-cell office:value-type="float" office:value="8300">
            <text:p>8.300</text:p>
          </table:table-cell>
          <table:table-cell/>
          <table:table-cell office:value-type="float" office:value="369">
            <text:p>369</text:p>
          </table:table-cell>
          <table:table-cell office:value-type="float" office:value="48">
            <text:p>48,0</text:p>
          </table:table-cell>
          <table:table-cell table:formula="of:=[.E32]/[.F32]" office:value-type="float" office:value="7.6875">
            <text:p>8</text:p>
          </table:table-cell>
          <table:table-cell table:formula="of:=24*[.G32]" office:value-type="float" office:value="184.5">
            <text:p>185</text:p>
          </table:table-cell>
          <table:table-cell table:formula="of:=colect/[.F32]" office:value-type="float" office:value="0.0833333333333333">
            <text:p>0</text:p>
          </table:table-cell>
          <table:table-cell table:formula="of:=[.I32]*24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Crystal Lab</text:p>
          </table:table-cell>
          <table:table-cell office:value-type="string">
            <text:p>Goods</text:p>
          </table:table-cell>
          <table:table-cell office:value-type="float" office:value="15800">
            <text:p>15.800</text:p>
          </table:table-cell>
          <table:table-cell/>
          <table:table-cell office:value-type="float" office:value="41">
            <text:p>41</text:p>
          </table:table-cell>
          <table:table-cell table:formula="of:=5/60" office:value-type="float" office:value="0.0833333333333333">
            <text:p>0,1</text:p>
          </table:table-cell>
          <table:table-cell table:formula="of:=[.E33]/[.F33]" office:value-type="float" office:value="492">
            <text:p>492</text:p>
          </table:table-cell>
          <table:table-cell table:formula="of:=24*[.G33]" office:value-type="float" office:value="11808">
            <text:p>11.808</text:p>
          </table:table-cell>
          <table:table-cell table:formula="of:=colect/[.F33]" office:value-type="float" office:value="48">
            <text:p>48</text:p>
          </table:table-cell>
          <table:table-cell table:formula="of:=[.I33]*24" office:value-type="float" office:value="1152">
            <text:p>1.152</text:p>
          </table:table-cell>
          <table:table-cell table:number-columns-repeated="1014"/>
        </table:table-row>
        <table:table-row table:style-name="ro1">
          <table:table-cell office:value-type="string">
            <text:p>Recredit Card</text:p>
          </table:table-cell>
          <table:table-cell office:value-type="string">
            <text:p>Goods</text:p>
          </table:table-cell>
          <table:table-cell office:value-type="float" office:value="14700">
            <text:p>14.700</text:p>
          </table:table-cell>
          <table:table-cell/>
          <table:table-cell office:value-type="float" office:value="81">
            <text:p>81</text:p>
          </table:table-cell>
          <table:table-cell office:value-type="float" office:value="4">
            <text:p>4,0</text:p>
          </table:table-cell>
          <table:table-cell table:formula="of:=[.E34]/[.F34]" office:value-type="float" office:value="20.25">
            <text:p>20</text:p>
          </table:table-cell>
          <table:table-cell table:formula="of:=24*[.G34]" office:value-type="float" office:value="486">
            <text:p>486</text:p>
          </table:table-cell>
          <table:table-cell table:formula="of:=colect/[.F34]" office:value-type="float" office:value="1">
            <text:p>1</text:p>
          </table:table-cell>
          <table:table-cell table:formula="of:=[.I34]*2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string">
            <text:p>Recredit Card 2</text:p>
          </table:table-cell>
          <table:table-cell office:value-type="string">
            <text:p>Goods</text:p>
          </table:table-cell>
          <table:table-cell office:value-type="float" office:value="21250">
            <text:p>21.250</text:p>
          </table:table-cell>
          <table:table-cell office:value-type="float" office:value="48">
            <text:p>48</text:p>
          </table:table-cell>
          <table:table-cell office:value-type="float" office:value="108">
            <text:p>108</text:p>
          </table:table-cell>
          <table:table-cell office:value-type="float" office:value="4">
            <text:p>4,0</text:p>
          </table:table-cell>
          <table:table-cell table:formula="of:=[.E35]/[.F35]" office:value-type="float" office:value="27">
            <text:p>27</text:p>
          </table:table-cell>
          <table:table-cell table:formula="of:=24*[.G35]" office:value-type="float" office:value="648">
            <text:p>648</text:p>
          </table:table-cell>
          <table:table-cell table:formula="of:=colect/[.F35]" office:value-type="float" office:value="1">
            <text:p>1</text:p>
          </table:table-cell>
          <table:table-cell table:formula="of:=[.I35]*2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string">
            <text:p>Tatoo Parlor</text:p>
          </table:table-cell>
          <table:table-cell office:value-type="string">
            <text:p>Goods</text:p>
          </table:table-cell>
          <table:table-cell office:value-type="float" office:value="0">
            <text:p>0</text:p>
          </table:table-cell>
          <table:table-cell/>
          <table:table-cell/>
          <table:table-cell office:value-type="float" office:value="4">
            <text:p>4,0</text:p>
          </table:table-cell>
          <table:table-cell table:formula="of:=[.E36]/[.F36]" office:value-type="float" office:value="0">
            <text:p>0</text:p>
          </table:table-cell>
          <table:table-cell table:formula="of:=24*[.G36]" office:value-type="float" office:value="0">
            <text:p>0</text:p>
          </table:table-cell>
          <table:table-cell table:formula="of:=colect/[.F36]" office:value-type="float" office:value="1">
            <text:p>1</text:p>
          </table:table-cell>
          <table:table-cell table:formula="of:=[.I36]*2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string">
            <text:p>Tatoo Parlor 2</text:p>
          </table:table-cell>
          <table:table-cell office:value-type="string">
            <text:p>Goods</text:p>
          </table:table-cell>
          <table:table-cell table:number-columns-repeated="3"/>
          <table:table-cell office:value-type="float" office:value="4">
            <text:p>4,0</text:p>
          </table:table-cell>
          <table:table-cell table:number-columns-repeated="1018"/>
        </table:table-row>
        <table:table-row table:style-name="ro1">
          <table:table-cell office:value-type="string">
            <text:p>Tatoo Parlor 3</text:p>
          </table:table-cell>
          <table:table-cell office:value-type="string">
            <text:p>Goods</text:p>
          </table:table-cell>
          <table:table-cell table:number-columns-repeated="3"/>
          <table:table-cell office:value-type="float" office:value="4">
            <text:p>4,0</text:p>
          </table:table-cell>
          <table:table-cell table:number-columns-repeated="1018"/>
        </table:table-row>
        <table:table-row table:style-name="ro1">
          <table:table-cell office:value-type="string">
            <text:p>Tatoo Parlor 4</text:p>
          </table:table-cell>
          <table:table-cell office:value-type="string">
            <text:p>Goods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4">
            <text:p>4,0</text:p>
          </table:table-cell>
          <table:table-cell table:formula="of:=[.E39]/[.F39]" office:value-type="float" office:value="0">
            <text:p>0</text:p>
          </table:table-cell>
          <table:table-cell table:formula="of:=24*[.G39]" office:value-type="float" office:value="0">
            <text:p>0</text:p>
          </table:table-cell>
          <table:table-cell table:formula="of:=colect/[.F39]" office:value-type="float" office:value="1">
            <text:p>1</text:p>
          </table:table-cell>
          <table:table-cell table:formula="of:=[.I39]*24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office:value-type="string">
            <text:p>Butcher's Paradise</text:p>
          </table:table-cell>
          <table:table-cell office:value-type="string">
            <text:p>Goods</text:p>
          </table:table-cell>
          <table:table-cell office:value-type="float" office:value="10300">
            <text:p>10.300</text:p>
          </table:table-cell>
          <table:table-cell/>
          <table:table-cell office:value-type="float" office:value="108">
            <text:p>108</text:p>
          </table:table-cell>
          <table:table-cell office:value-type="float" office:value="8">
            <text:p>8,0</text:p>
          </table:table-cell>
          <table:table-cell table:formula="of:=[.E40]/[.F40]" office:value-type="float" office:value="13.5">
            <text:p>14</text:p>
          </table:table-cell>
          <table:table-cell table:formula="of:=24*[.G40]" office:value-type="float" office:value="324">
            <text:p>324</text:p>
          </table:table-cell>
          <table:table-cell table:formula="of:=colect/[.F40]" office:value-type="float" office:value="0.5">
            <text:p>1</text:p>
          </table:table-cell>
          <table:table-cell table:formula="of:=[.I40]*24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Candyland</text:p>
          </table:table-cell>
          <table:table-cell office:value-type="string">
            <text:p>Goods</text:p>
          </table:table-cell>
          <table:table-cell office:value-type="float" office:value="18500">
            <text:p>18.500</text:p>
          </table:table-cell>
          <table:table-cell/>
          <table:table-cell office:value-type="float" office:value="207">
            <text:p>207</text:p>
          </table:table-cell>
          <table:table-cell office:value-type="float" office:value="12">
            <text:p>12,0</text:p>
          </table:table-cell>
          <table:table-cell table:formula="of:=[.E41]/[.F41]" office:value-type="float" office:value="17.25">
            <text:p>17</text:p>
          </table:table-cell>
          <table:table-cell table:formula="of:=24*[.G41]" office:value-type="float" office:value="414">
            <text:p>414</text:p>
          </table:table-cell>
          <table:table-cell table:formula="of:=colect/[.F41]" office:value-type="float" office:value="0.333333333333333">
            <text:p>0</text:p>
          </table:table-cell>
          <table:table-cell table:formula="of:=[.I41]*24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Candyland 2</text:p>
          </table:table-cell>
          <table:table-cell office:value-type="string">
            <text:p>Goods</text:p>
          </table:table-cell>
          <table:table-cell office:value-type="float" office:value="27400">
            <text:p>27.400</text:p>
          </table:table-cell>
          <table:table-cell office:value-type="float" office:value="41">
            <text:p>41</text:p>
          </table:table-cell>
          <table:table-cell office:value-type="float" office:value="261">
            <text:p>261</text:p>
          </table:table-cell>
          <table:table-cell office:value-type="float" office:value="12">
            <text:p>12,0</text:p>
          </table:table-cell>
          <table:table-cell table:formula="of:=[.E42]/[.F42]" office:value-type="float" office:value="21.75">
            <text:p>22</text:p>
          </table:table-cell>
          <table:table-cell table:formula="of:=24*[.G42]" office:value-type="float" office:value="522">
            <text:p>522</text:p>
          </table:table-cell>
          <table:table-cell table:formula="of:=colect/[.F42]" office:value-type="float" office:value="0.333333333333333">
            <text:p>0</text:p>
          </table:table-cell>
          <table:table-cell table:formula="of:=[.I42]*24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Smuggly Cigs</text:p>
          </table:table-cell>
          <table:table-cell office:value-type="string">
            <text:p>Goods</text:p>
          </table:table-cell>
          <table:table-cell office:value-type="float" office:value="0">
            <text:p>0</text:p>
          </table:table-cell>
          <table:table-cell/>
          <table:table-cell office:value-type="float" office:value="478">
            <text:p>478</text:p>
          </table:table-cell>
          <table:table-cell office:value-type="float" office:value="23">
            <text:p>23,0</text:p>
          </table:table-cell>
          <table:table-cell table:formula="of:=[.E43]/[.F43]" office:value-type="float" office:value="20.7826086956522">
            <text:p>21</text:p>
          </table:table-cell>
          <table:table-cell table:formula="of:=24*[.G43]" office:value-type="float" office:value="498.782608695652">
            <text:p>499</text:p>
          </table:table-cell>
          <table:table-cell table:formula="of:=colect/[.F43]" office:value-type="float" office:value="0.173913043478261">
            <text:p>0</text:p>
          </table:table-cell>
          <table:table-cell table:formula="of:=[.I43]*24" office:value-type="float" office:value="4.17391304347826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Smuggly Cigs 2</text:p>
          </table:table-cell>
          <table:table-cell office:value-type="string">
            <text:p>Goods</text:p>
          </table:table-cell>
          <table:table-cell office:value-type="float" office:value="43050">
            <text:p>43.050</text:p>
          </table:table-cell>
          <table:table-cell/>
          <table:table-cell office:value-type="float" office:value="534">
            <text:p>534</text:p>
          </table:table-cell>
          <table:table-cell office:value-type="float" office:value="23">
            <text:p>23,0</text:p>
          </table:table-cell>
          <table:table-cell table:formula="of:=[.E44]/[.F44]" office:value-type="float" office:value="23.2173913043478">
            <text:p>23</text:p>
          </table:table-cell>
          <table:table-cell table:formula="of:=24*[.G44]" office:value-type="float" office:value="557.217391304348">
            <text:p>557</text:p>
          </table:table-cell>
          <table:table-cell table:formula="of:=colect/[.F44]" office:value-type="float" office:value="0.173913043478261">
            <text:p>0</text:p>
          </table:table-cell>
          <table:table-cell table:formula="of:=[.I44]*24" office:value-type="float" office:value="4.17391304347826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Faux Villon Fashion</text:p>
          </table:table-cell>
          <table:table-cell office:value-type="string">
            <text:p>Goods</text:p>
          </table:table-cell>
          <table:table-cell office:value-type="float" office:value="16650">
            <text:p>16.650</text:p>
          </table:table-cell>
          <table:table-cell/>
          <table:table-cell office:value-type="float" office:value="333">
            <text:p>333</text:p>
          </table:table-cell>
          <table:table-cell office:value-type="float" office:value="23">
            <text:p>23,0</text:p>
          </table:table-cell>
          <table:table-cell table:formula="of:=[.E45]/[.F45]" office:value-type="float" office:value="14.4782608695652">
            <text:p>14</text:p>
          </table:table-cell>
          <table:table-cell table:formula="of:=24*[.G45]" office:value-type="float" office:value="347.478260869565">
            <text:p>347</text:p>
          </table:table-cell>
          <table:table-cell table:formula="of:=colect/[.F45]" office:value-type="float" office:value="0.173913043478261">
            <text:p>0</text:p>
          </table:table-cell>
          <table:table-cell table:formula="of:=[.I45]*24" office:value-type="float" office:value="4.17391304347826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rivate Club</text:p>
          </table:table-cell>
          <table:table-cell office:value-type="string">
            <text:p>Goods</text:p>
          </table:table-cell>
          <table:table-cell office:value-type="float" office:value="24050">
            <text:p>24.050</text:p>
          </table:table-cell>
          <table:table-cell/>
          <table:table-cell office:value-type="float" office:value="684">
            <text:p>684</text:p>
          </table:table-cell>
          <table:table-cell office:value-type="float" office:value="72">
            <text:p>72,0</text:p>
          </table:table-cell>
          <table:table-cell table:formula="of:=[.E46]/[.F46]" office:value-type="float" office:value="9.5">
            <text:p>10</text:p>
          </table:table-cell>
          <table:table-cell table:formula="of:=24*[.G46]" office:value-type="float" office:value="228">
            <text:p>228</text:p>
          </table:table-cell>
          <table:table-cell table:formula="of:=colect/[.F46]" office:value-type="float" office:value="0.0555555555555556">
            <text:p>0</text:p>
          </table:table-cell>
          <table:table-cell table:formula="of:=[.I46]*24" office:value-type="float" office:value="1.33333333333333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Smuggly Cigs</text:p>
          </table:table-cell>
          <table:table-cell office:value-type="string">
            <text:p>Goods</text:p>
          </table:table-cell>
          <table:table-cell office:value-type="float" office:value="0">
            <text:p>0</text:p>
          </table:table-cell>
          <table:table-cell/>
          <table:table-cell office:value-type="float" office:value="433">
            <text:p>433</text:p>
          </table:table-cell>
          <table:table-cell office:value-type="float" office:value="23">
            <text:p>23,0</text:p>
          </table:table-cell>
          <table:table-cell table:formula="of:=[.E47]/[.F47]" office:value-type="float" office:value="18.8260869565217">
            <text:p>19</text:p>
          </table:table-cell>
          <table:table-cell table:formula="of:=24*[.G47]" office:value-type="float" office:value="451.826086956522">
            <text:p>452</text:p>
          </table:table-cell>
          <table:table-cell table:formula="of:=colect/[.F47]" office:value-type="float" office:value="0.173913043478261">
            <text:p>0</text:p>
          </table:table-cell>
          <table:table-cell table:formula="of:=[.I47]*24" office:value-type="float" office:value="4.17391304347826">
            <text:p>4</text:p>
          </table:table-cell>
          <table:table-cell office:value-type="float" office:value="431">
            <text:p>431</text:p>
          </table:table-cell>
          <table:table-cell office:value-type="float" office:value="478">
            <text:p>478</text:p>
          </table:table-cell>
          <table:table-cell table:number-columns-repeated="1012"/>
        </table:table-row>
        <table:table-row table:style-name="ro1">
          <table:table-cell office:value-type="string">
            <text:p>Smuggly Cigs 2</text:p>
          </table:table-cell>
          <table:table-cell office:value-type="string">
            <text:p>Goods</text:p>
          </table:table-cell>
          <table:table-cell office:value-type="float" office:value="0">
            <text:p>0</text:p>
          </table:table-cell>
          <table:table-cell/>
          <table:table-cell office:value-type="float" office:value="486">
            <text:p>486</text:p>
          </table:table-cell>
          <table:table-cell office:value-type="float" office:value="23">
            <text:p>23,0</text:p>
          </table:table-cell>
          <table:table-cell table:formula="of:=[.E48]/[.F48]" office:value-type="float" office:value="21.1304347826087">
            <text:p>21</text:p>
          </table:table-cell>
          <table:table-cell table:formula="of:=24*[.G48]" office:value-type="float" office:value="507.130434782609">
            <text:p>507</text:p>
          </table:table-cell>
          <table:table-cell table:formula="of:=colect/[.F48]" office:value-type="float" office:value="0.173913043478261">
            <text:p>0</text:p>
          </table:table-cell>
          <table:table-cell table:formula="of:=[.I48]*24" office:value-type="float" office:value="4.17391304347826">
            <text:p>4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1" table:print="false">
        <office:forms form:automatic-focus="false" form:apply-design-mode="false"/>
        <table:table-column table:style-name="co62" table:default-cell-style-name="Default"/>
        <table:table-column table:style-name="co24" table:default-cell-style-name="Default"/>
        <table:table-column table:style-name="co20" table:number-columns-repeated="2" table:default-cell-style-name="Default"/>
        <table:table-column table:style-name="co62" table:default-cell-style-name="Default"/>
        <table:table-row table:style-name="ro1">
          <table:table-cell office:value-type="string">
            <text:p>Level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Workers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Energy</text:p>
          </table:table-cell>
          <table:table-cell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Energy</text:p>
          </table:table-cell>
          <table:table-cell table:style-name="ce66" office:value-type="time" office:time-value="PT00H01M10S">
            <text:p>00:01:10</text:p>
          </table:table-cell>
          <table:table-cell table:number-columns-repeated="3"/>
        </table:table-row>
        <table:table-row table:style-name="ro1">
          <table:table-cell office:value-type="string">
            <text:p>Colect</text:p>
          </table:table-cell>
          <table:table-cell office:value-type="float" office:value="4">
            <text:p>4</text:p>
          </table:table-cell>
          <table:table-cell table:style-name="ce66" table:formula="of:=[.B5]*[.B4]" office:value-type="time" office:time-value="PT00H04M40S">
            <text:p>00:04:40</text:p>
          </table:table-cell>
          <table:table-cell table:number-columns-repeated="2"/>
        </table:table-row>
        <table:table-row table:style-name="ro1">
          <table:table-cell office:value-type="string">
            <text:p>Fight</text:p>
          </table:table-cell>
          <table:table-cell office:value-type="float" office:value="5">
            <text:p>5</text:p>
          </table:table-cell>
          <table:table-cell table:style-name="ce66" table:formula="of:=[.B6]*[.B4]" office:value-type="time" office:time-value="PT00H05M50S">
            <text:p>00:05:5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Energy/hour</text:p>
          </table:table-cell>
          <table:table-cell table:formula="of:=[.B10]/24" office:value-type="float" office:value="51.4285714285714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Energy/day</text:p>
          </table:table-cell>
          <table:table-cell table:formula="of:=1/[.B4]" office:value-type="float" office:value="1234.28571428571">
            <text:p>1.234</text:p>
          </table:table-cell>
          <table:table-cell table:number-columns-repeated="3"/>
        </table:table-row>
        <table:table-row table:style-name="ro5">
          <table:table-cell office:value-type="string">
            <text:p>Time Full</text:p>
          </table:table-cell>
          <table:table-cell table:style-name="ce66" table:formula="of:=timeenergy*[.B3]" office:value-type="time" office:time-value="PT04H26M00S">
            <text:p>04:26:00</text:p>
          </table:table-cell>
          <table:table-cell table:number-columns-repeated="3"/>
        </table:table-row>
      </table:table>
      <table:table table:name="Sheet5" table:style-name="ta1" table:print="false">
        <office:forms form:automatic-focus="false" form:apply-design-mode="false"/>
        <table:table-column table:style-name="co20" table:number-columns-repeated="5" table:default-cell-style-name="Default"/>
        <table:table-column table:style-name="co57" table:default-cell-style-name="Default"/>
        <table:table-column table:style-name="co22" table:default-cell-style-name="Default"/>
        <table:table-row table:style-name="ro1">
          <table:table-cell table:number-columns-repeated="4"/>
          <table:table-cell office:value-type="string">
            <text:p>Expansions</text:p>
          </table:table-cell>
          <table:table-cell office:value-type="string">
            <text:p>Creds</text:p>
          </table:table-cell>
          <table:table-cell office:value-type="string">
            <text:p>Cash</text:p>
          </table:table-cell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67200">
            <text:p>67.200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0">
            <text:p>1.000</text:p>
          </table:table-cell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float" office:value="111800">
            <text:p>111.800</text:p>
          </table:table-cell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143500">
            <text:p>143.500</text:p>
          </table:table-cell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183750">
            <text:p>183.7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5">
            <text:p>145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150">
            <text:p>150</text:p>
          </table:table-cell>
          <table:table-cell table:number-columns-repeated="4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2">
            <text:p>222</text:p>
          </table:table-cell>
          <table:table-cell/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6">
            <text:p>226</text:p>
          </table:table-cell>
          <table:table-cell office:value-type="float" office:value="349">
            <text:p>349</text:p>
          </table:table-cell>
          <table:table-cell table:formula="of:=[.C43]-[.C42]" office:value-type="float" office:value="349">
            <text:p>349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8">
            <text:p>228</text:p>
          </table:table-cell>
          <table:table-cell office:value-type="float" office:value="362">
            <text:p>362</text:p>
          </table:table-cell>
          <table:table-cell table:formula="of:=[.C44]-[.C43]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30">
            <text:p>230</text:p>
          </table:table-cell>
          <table:table-cell office:value-type="float" office:value="375">
            <text:p>375</text:p>
          </table:table-cell>
          <table:table-cell table:formula="of:=[.C45]-[.C44]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32">
            <text:p>232</text:p>
          </table:table-cell>
          <table:table-cell office:value-type="float" office:value="388">
            <text:p>388</text:p>
          </table:table-cell>
          <table:table-cell table:formula="of:=[.C46]-[.C45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float" office:value="414">
            <text:p>414</text:p>
          </table:table-cell>
          <table:table-cell table:formula="of:=[.C48]-[.C46]" office:value-type="float" office:value="26">
            <text:p>26</text:p>
          </table:table-cell>
          <table:table-cell table:number-columns-repeated="3"/>
        </table:table-row>
      </table:table>
      <table:table table:name="Workshop" table:style-name="ta1" table:print="false">
        <table:table-column table:style-name="co45" table:default-cell-style-name="Default"/>
        <table:table-column table:style-name="co46" table:default-cell-style-name="Default"/>
        <table:table-column table:style-name="co47" table:default-cell-style-name="ce64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8" table:default-cell-style-name="Default"/>
        <table:table-column table:style-name="co52" table:default-cell-style-name="Default"/>
        <table:table-column table:style-name="co20" table:number-columns-repeated="1015" table:default-cell-style-name="Default"/>
        <table:table-row table:style-name="ro1">
          <table:table-cell table:style-name="ce3" office:value-type="string">
            <text:p>Workshop</text:p>
          </table:table-cell>
          <table:table-cell table:style-name="ce3" office:value-type="string">
            <text:p>Lvl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WP</text:p>
          </table:table-cell>
          <table:table-cell table:style-name="ce3" office:value-type="string">
            <text:p>CP</text:p>
          </table:table-cell>
          <table:table-cell table:style-name="ce3" office:value-type="string">
            <text:p>Prods</text:p>
          </table:table-cell>
          <table:table-cell table:style-name="ce3" office:value-type="string">
            <text:p>Other Requirements</text:p>
          </table:table-cell>
          <table:table-cell table:style-name="ce3" table:number-columns-repeated="1015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Energy Pack</text:p>
          </table:table-cell>
          <table:table-cell office:value-type="string">
            <text:p>Consumable</text:p>
          </table:table-cell>
          <table:table-cell office:value-type="string">
            <text:p>+100 energy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1 x +65 Energy Pack (from lvl 2)</text:p>
          </table:table-cell>
          <table:table-cell table:number-columns-repeated="1015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Armor Piercing Rounds 2</text:p>
          </table:table-cell>
          <table:table-cell office:value-type="string">
            <text:p>Boost</text:p>
          </table:table-cell>
          <table:table-cell office:value-type="string">
            <text:p>+6 attack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2 x Armor Piercing Rounds 1 (from lvl 1)</text:p>
          </table:table-cell>
          <table:table-cell table:number-columns-repeated="1015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Smart Bullet 2</text:p>
          </table:table-cell>
          <table:table-cell office:value-type="string">
            <text:p>Boost</text:p>
          </table:table-cell>
          <table:table-cell office:value-type="string">
            <text:p>+40 Punch</text:p>
          </table:table-cell>
          <table:table-cell office:value-type="float" office:value="6">
            <text:p>6</text:p>
          </table:table-cell>
          <table:table-cell/>
          <table:table-cell office:value-type="float" office:value="150">
            <text:p>150</text:p>
          </table:table-cell>
          <table:table-cell table:number-columns-repeated="1016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Mag Ammo 2</text:p>
          </table:table-cell>
          <table:table-cell office:value-type="string">
            <text:p>Boost</text:p>
          </table:table-cell>
          <table:table-cell office:value-type="string">
            <text:p>+40 Critical</text:p>
          </table:table-cell>
          <table:table-cell office:value-type="float" office:value="8">
            <text:p>8</text:p>
          </table:table-cell>
          <table:table-cell/>
          <table:table-cell office:value-type="float" office:value="350">
            <text:p>350</text:p>
          </table:table-cell>
          <table:table-cell table:number-columns-repeated="1016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5.72mm Eagleeye Light</text:p>
          </table:table-cell>
          <table:table-cell office:value-type="string">
            <text:p>Light Weapon</text:p>
          </table:table-cell>
          <table:table-cell office:value-type="string">
            <text:p>41/14 – 02,20,02</text:p>
          </table:table-cell>
          <table:table-cell office:value-type="float" office:value="14">
            <text:p>14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1 x Assault Shotgun ($19550), 3 x Laser Sight</text:p>
          </table:table-cell>
          <table:table-cell table:number-columns-repeated="1015"/>
        </table:table-row>
        <table:table-row table:style-name="ro2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Bloody Knuckle</text:p>
          </table:table-cell>
          <table:table-cell office:value-type="string">
            <text:p>Light Weapon</text:p>
          </table:table-cell>
          <table:table-cell office:value-type="string">
            <text:p>36/10 – 01,09,08</text:p>
          </table:table-cell>
          <table:table-cell office:value-type="float" office:value="8">
            <text:p>8</text:p>
          </table:table-cell>
          <table:table-cell/>
          <table:table-cell office:value-type="float" office:value="700">
            <text:p>700</text:p>
          </table:table-cell>
          <table:table-cell office:value-type="string">
            <text:p>1 x Assisted Knife (lvl 2), 5 x Titanium</text:p>
          </table:table-cell>
          <table:table-cell table:number-columns-repeated="1015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MP5000</text:p>
          </table:table-cell>
          <table:table-cell office:value-type="string">
            <text:p>Light Weapon</text:p>
          </table:table-cell>
          <table:table-cell office:value-type="string">
            <text:p>32/08 – 12,00,02</text:p>
          </table:table-cell>
          <table:table-cell office:value-type="float" office:value="12">
            <text:p>12</text:p>
          </table:table-cell>
          <table:table-cell/>
          <table:table-cell office:value-type="float" office:value="1000">
            <text:p>1.000</text:p>
          </table:table-cell>
          <table:table-cell office:value-type="string">
            <text:p>2 x Pointed Letter Opener ($14800 each), 4 x Steel Bar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?</text:p>
          </table:table-cell>
          <table:table-cell office:value-type="string">
            <text:p>Light Weapon</text:p>
          </table:table-cell>
          <table:table-cell office:value-type="string">
            <text:p>41/14</text:p>
          </table:table-cell>
          <table:table-cell office:value-type="float" office:value="14">
            <text:p>14</text:p>
          </table:table-cell>
          <table:table-cell/>
          <table:table-cell office:value-type="float" office:value="500">
            <text:p>500</text:p>
          </table:table-cell>
          <table:table-cell table:number-columns-repeated="1016"/>
        </table:table-row>
        <table:table-row table:style-name="ro2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office:value-type="string">
            <text:p>Light Weapon</text:p>
          </table:table-cell>
          <table:table-cell office:value-type="string">
            <text:p>36/10</text:p>
          </table:table-cell>
          <table:table-cell table:number-columns-repeated="1019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?</text:p>
          </table:table-cell>
          <table:table-cell office:value-type="string">
            <text:p>Light Weapon</text:p>
          </table:table-cell>
          <table:table-cell office:value-type="string">
            <text:p>32/08</text:p>
          </table:table-cell>
          <table:table-cell table:number-columns-repeated="1019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Armor Piercing Rounds 2</text:p>
          </table:table-cell>
          <table:table-cell office:value-type="string">
            <text:p>Boost</text:p>
          </table:table-cell>
          <table:table-cell office:value-type="string">
            <text:p>+6 attack</text:p>
          </table:table-cell>
          <table:table-cell table:number-columns-repeated="1019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Mag Ammo 2</text:p>
          </table:table-cell>
          <table:table-cell office:value-type="string">
            <text:p>Boost</text:p>
          </table:table-cell>
          <table:table-cell office:value-type="string">
            <text:p>+40 Critical</text:p>
          </table:table-cell>
          <table:table-cell table:number-columns-repeated="1019"/>
        </table:table-row>
        <table:table-row table:style-name="ro1"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style-name="Default" office:value-type="string">
            <text:p>Energy Pack</text:p>
          </table:table-cell>
          <table:table-cell office:value-type="string">
            <text:p>Consumable</text:p>
          </table:table-cell>
          <table:table-cell office:value-type="string">
            <text:p>+90 energ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64" office:value-type="string">
            <text:p>Armor</text:p>
          </table:table-cell>
          <table:table-cell office:value-type="float" office:value="3">
            <text:p>3</text:p>
          </table:table-cell>
          <table:table-cell table:style-name="Default" office:value-type="string">
            <text:p>Energy Pack</text:p>
          </table:table-cell>
          <table:table-cell office:value-type="string">
            <text:p>Consumable</text:p>
          </table:table-cell>
          <table:table-cell office:value-type="string">
            <text:p>+100 energy</text:p>
          </table:table-cell>
          <table:table-cell table:number-columns-repeated="1019"/>
        </table:table-row>
        <table:table-row table:style-name="ro2">
          <table:table-cell table:style-name="ce64" office:value-type="string">
            <text:p>Armor</text:p>
          </table:table-cell>
          <table:table-cell office:value-type="float" office:value="3">
            <text:p>3</text:p>
          </table:table-cell>
          <table:table-cell table:style-name="Default" office:value-type="string">
            <text:p>?</text:p>
          </table:table-cell>
          <table:table-cell office:value-type="string">
            <text:p>Armor Upper</text:p>
          </table:table-cell>
          <table:table-cell office:value-type="string">
            <text:p>bad stats</text:p>
          </table:table-cell>
          <table:table-cell table:number-columns-repeated="1019"/>
        </table:table-row>
        <table:table-row table:style-name="ro2">
          <table:table-cell table:style-name="ce64" office:value-type="string">
            <text:p>Armor</text:p>
          </table:table-cell>
          <table:table-cell office:value-type="float" office:value="3">
            <text:p>3</text:p>
          </table:table-cell>
          <table:table-cell table:style-name="Default" office:value-type="string">
            <text:p>?</text:p>
          </table:table-cell>
          <table:table-cell office:value-type="string">
            <text:p>Armor Lower</text:p>
          </table:table-cell>
          <table:table-cell office:value-type="string">
            <text:p>12/36 - ??,??,??</text:p>
          </table:table-cell>
          <table:table-cell table:number-columns-repeated="1019"/>
        </table:table-row>
        <table:table-row table:style-name="ro2">
          <table:table-cell table:style-name="ce64" office:value-type="string">
            <text:p>Armor</text:p>
          </table:table-cell>
          <table:table-cell office:value-type="float" office:value="3">
            <text:p>3</text:p>
          </table:table-cell>
          <table:table-cell table:style-name="Default" office:value-type="string">
            <text:p>Clown Mask</text:p>
          </table:table-cell>
          <table:table-cell office:value-type="string">
            <text:p>Clothing</text:p>
          </table:table-cell>
          <table:table-cell table:number-columns-repeated="1020"/>
        </table:table-row>
        <table:table-row table:style-name="ro2">
          <table:table-cell table:style-name="ce64" office:value-type="string">
            <text:p>Armor</text:p>
          </table:table-cell>
          <table:table-cell office:value-type="float" office:value="3">
            <text:p>3</text:p>
          </table:table-cell>
          <table:table-cell table:style-name="Default" office:value-type="string">
            <text:p>?</text:p>
          </table:table-cell>
          <table:table-cell office:value-type="string">
            <text:p>Clothing</text:p>
          </table:table-cell>
          <table:table-cell table:number-columns-repeated="1020"/>
        </table:table-row>
        <table:table-row table:style-name="ro2">
          <table:table-cell table:style-name="ce64" office:value-type="string">
            <text:p>Armor</text:p>
          </table:table-cell>
          <table:table-cell office:value-type="float" office:value="3">
            <text:p>3</text:p>
          </table:table-cell>
          <table:table-cell table:style-name="Default" office:value-type="string">
            <text:p>Armor Powerup 3</text:p>
          </table:table-cell>
          <table:table-cell office:value-type="string">
            <text:p>Boost</text:p>
          </table:table-cell>
          <table:table-cell office:value-type="string">
            <text:p>+12 defense?</text:p>
          </table:table-cell>
          <table:table-cell table:number-columns-repeated="1019"/>
        </table:table-row>
        <table:table-row table:style-name="ro2">
          <table:table-cell table:style-name="ce64" office:value-type="string">
            <text:p>Armor</text:p>
          </table:table-cell>
          <table:table-cell office:value-type="float" office:value="3">
            <text:p>3</text:p>
          </table:table-cell>
          <table:table-cell table:style-name="Default" office:value-type="string">
            <text:p>Moneymind (2 or 3?)</text:p>
          </table:table-cell>
          <table:table-cell office:value-type="string">
            <text:p>Boos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Building</text:p>
          </table:table-cell>
          <table:table-cell office:value-type="float" office:value="3">
            <text:p>3</text:p>
          </table:table-cell>
          <table:table-cell table:style-name="Default" office:value-type="string">
            <text:p>Energy Pack</text:p>
          </table:table-cell>
          <table:table-cell office:value-type="string">
            <text:p>Consumable</text:p>
          </table:table-cell>
          <table:table-cell office:value-type="string">
            <text:p>+100 energy</text:p>
          </table:table-cell>
          <table:table-cell table:number-columns-repeated="1019"/>
        </table:table-row>
        <table:table-row table:style-name="ro1">
          <table:table-cell office:value-type="string">
            <text:p>Building</text:p>
          </table:table-cell>
          <table:table-cell office:value-type="float" office:value="3">
            <text:p>3</text:p>
          </table:table-cell>
          <table:table-cell table:style-name="Default" office:value-type="string">
            <text:p>Police Bribery 2</text:p>
          </table:table-cell>
          <table:table-cell office:value-type="string">
            <text:p>Boost</text:p>
          </table:table-cell>
          <table:table-cell office:value-type="string">
            <text:p>+10% worker</text:p>
          </table:table-cell>
          <table:table-cell table:number-columns-repeated="1019"/>
        </table:table-row>
        <table:table-row table:style-name="ro1">
          <table:table-cell office:value-type="string">
            <text:p>Building</text:p>
          </table:table-cell>
          <table:table-cell office:value-type="float" office:value="3">
            <text:p>3</text:p>
          </table:table-cell>
          <table:table-cell table:style-name="Default" office:value-type="string">
            <text:p>Overtime 2</text:p>
          </table:table-cell>
          <table:table-cell office:value-type="string">
            <text:p>Boost</text:p>
          </table:table-cell>
          <table:table-cell office:value-type="string">
            <text:p>+10% product</text:p>
          </table:table-cell>
          <table:table-cell table:number-columns-repeated="1019"/>
        </table:table-row>
        <table:table-row table:style-name="ro1">
          <table:table-cell office:value-type="string">
            <text:p>Building</text:p>
          </table:table-cell>
          <table:table-cell/>
          <table:table-cell table:style-name="Default" office:value-type="string">
            <text:p>Tatoo Parlor</text:p>
          </table:table-cell>
          <table:table-cell office:value-type="string">
            <text:p>Product</text:p>
          </table:table-cell>
          <table:table-cell office:value-type="string">
            <text:p>81/4h</text:p>
          </table:table-cell>
          <table:table-cell table:number-columns-repeated="1019"/>
        </table:table-row>
        <table:table-row table:style-name="ro1">
          <table:table-cell office:value-type="string">
            <text:p>Building</text:p>
          </table:table-cell>
          <table:table-cell/>
          <table:table-cell table:style-name="Default" office:value-type="string">
            <text:p>Smuggly Cigs</text:p>
          </table:table-cell>
          <table:table-cell office:value-type="string">
            <text:p>Product</text:p>
          </table:table-cell>
          <table:table-cell office:value-type="string">
            <text:p>478/23h</text:p>
          </table:table-cell>
          <table:table-cell table:number-columns-repeated="2"/>
          <table:table-cell office:value-type="float" office:value="18000">
            <text:p>18.000</text:p>
          </table:table-cell>
          <table:table-cell table:number-columns-repeated="1016"/>
        </table:table-row>
        <table:table-row table:style-name="ro1">
          <table:table-cell office:value-type="string">
            <text:p>Building</text:p>
          </table:table-cell>
          <table:table-cell/>
          <table:table-cell table:style-name="Default" office:value-type="string">
            <text:p>Swing Set</text:p>
          </table:table-cell>
          <table:table-cell office:value-type="string">
            <text:p>Decoration</text:p>
          </table:table-cell>
          <table:table-cell table:number-columns-repeated="1020"/>
        </table:table-row>
        <table:table-row table:style-name="ro1">
          <table:table-cell office:value-type="string">
            <text:p>Building</text:p>
          </table:table-cell>
          <table:table-cell/>
          <table:table-cell table:style-name="Default" office:value-type="string">
            <text:p>Roman Statue</text:p>
          </table:table-cell>
          <table:table-cell office:value-type="string">
            <text:p>Decora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 went weapon shop. Here is what is available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+100 Energy P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mart bullet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mor piercing Round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ag Ammo 2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Bloody Knuckles A36 D10 C1 P9 S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P 5000 A32 D8 C12 P0 S2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5.72MM Eagle eye A41 D14 C2 P20 S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ook the vehicle rout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+100 energy p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oney mind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ccufocus 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ccufocus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ice car 25/3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dster V 32/3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land prowler GT 39/43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mor 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Hardened skin 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moke screen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azzle shorts 12-36-0-0-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ombat vest 7-34-5-4-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ishikawa suit N/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Clown mask N/A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Vehic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+100 energy pa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oneymind II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ccufocus I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ccufocus II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ice car Atk: 25 Def: 31 Tactics= C: 2, P: 3, S: 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dster V Atk: 32 Def: 37 Tactics= C: 11, P: 6, S:2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Land Prowler GT Atk: 39 Def: 43 Tactics= C: 6, P:14, S: 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i chose the vehicle upgrade and now i am wishing i did not go down that route:-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ICE CAR:- police cart x2(19300),vehicle part x12 and 1000 produc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DSTER Y:- aluminum x3,steel bars x4,vehicle part x9 and 3500 produc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LAND PROWLER GT:- patriot turbo(17850),vehicle part x10 and 1000 produc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ICE CAR:- atk 25,def 31,crit 2,punch 3,stealth 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DSTER Y:- atk 32,def 37,crit 11,punch 6,stealth 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LAND PROWLER GT:- atk 39,def 43,crit 6,punch 14,stealth 4</text:p>
          </table:table-cell>
          <table:table-cell table:number-columns-repeated="1021"/>
        </table:table-row>
      </table:table>
      <table:named-expressions>
        <table:named-range table:name="worker" table:base-cell-address="$Workers.$W$1" table:cell-range-address="$Workers.$C$2"/>
        <table:named-range table:name="listweapon" table:base-cell-address="$Gear.$E$10" table:cell-range-address="$Gear.$A$12:.$AB$337"/>
        <table:named-range table:name="energy" table:base-cell-address="$Workers.$B$3" table:cell-range-address="$Profile.$B$3"/>
        <table:named-range table:name="colect" table:base-cell-address="$Workers.$B$3" table:cell-range-address="$Profile.$B$5"/>
        <table:named-range table:name="fight" table:base-cell-address="$Workers.$B$4" table:cell-range-address="$Profile.$B$6"/>
        <table:named-range table:name="timeenergy" table:base-cell-address="$Workers.$B$3" table:cell-range-address="$Profile.$B$4"/>
        <table:named-range table:name="level" table:base-cell-address="$Workers.$B$1" table:cell-range-address="$Profile.$B$1"/>
        <table:named-range table:name="currentgear" table:base-cell-address="$Gear.$C$2" table:cell-range-address="$Gear.$C$2:.$AB$10"/>
        <table:named-range table:name="products" table:base-cell-address="$Workers.$W$2" table:cell-range-address="$Workers.$C$4"/>
      </table:named-expressions>
      <table:database-ranges>
        <table:database-range table:target-range-address="Gear.A1:Gear.AMJ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1" number:min-integer-digits="1" number:grouping="true"/>
    </number:number-style>
    <number:number-style style:name="N109">
      <number:number number:decimal-places="3" number:min-integer-digits="1" number:grouping="true"/>
    </number:number-style>
    <number:number-style style:name="N110">
      <number:number number:decimal-places="4" number:min-integer-digits="1" number:grouping="true"/>
    </number:number-style>
    <number:number-style style:name="N111">
      <number:number number:decimal-places="5" number:min-integer-digits="1" number:grouping="true"/>
    </number:number-style>
    <style:style style:name="Default" style:family="table-cell" style:data-style-name="N3">
      <style:table-cell-properties style:vertical-justify="auto"/>
      <style:paragraph-properties css3t:text-justify="auto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eltaPositive" style:family="table-cell" style:parent-style-name="Default">
      <style:table-cell-properties fo:background-color="transparent"/>
      <style:text-properties fo:color="#008000" fo:font-weight="bold"/>
    </style:style>
    <style:style style:name="DeltaNegative" style:family="table-cell" style:parent-style-name="Default">
      <style:text-properties fo:color="#999999"/>
    </style:style>
    <style:style style:name="Better" style:family="table-cell" style:parent-style-name="Default">
      <style:text-properties fo:color="#008000" fo:font-style="normal" fo:font-weight="bold"/>
    </style:style>
    <style:style style:name="Worse" style:family="table-cell" style:parent-style-name="Default">
      <style:text-properties fo:color="#8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26/01/2012</text:date>, <text:time>22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Silva</meta:initial-creator>
    <meta:creation-date>2011-11-05T18:07:18</meta:creation-date>
    <dc:date>2012-01-26T22:44:56</dc:date>
    <dc:creator>Rodrigo Silva</dc:creator>
    <meta:editing-duration>PT200H41M16S</meta:editing-duration>
    <meta:editing-cycles>199</meta:editing-cycles>
    <meta:generator>OpenOffice.org/3.2$Unix OpenOffice.org_project/320m19$Build-9505</meta:generator>
    <meta:document-statistic meta:table-count="6" meta:cell-count="8072" meta:object-count="0"/>
  </office:meta>
</office:document-meta>
</file>